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098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6.567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3.143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3.089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2.732cm"/>
    </style:style>
    <style:style style:name="co21" style:family="table-column">
      <style:table-column-properties fo:break-before="auto" style:column-width="3.253cm"/>
    </style:style>
    <style:style style:name="co22" style:family="table-column">
      <style:table-column-properties fo:break-before="auto" style:column-width="3.307cm"/>
    </style:style>
    <style:style style:name="co23" style:family="table-column">
      <style:table-column-properties fo:break-before="auto" style:column-width="3.388cm"/>
    </style:style>
    <style:style style:name="co24" style:family="table-column">
      <style:table-column-properties fo:break-before="auto" style:column-width="3.935cm"/>
    </style:style>
    <style:style style:name="co25" style:family="table-column">
      <style:table-column-properties fo:break-before="auto" style:column-width="3.06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443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">
      <style:table-cell-properties fo:background-color="#cfe7f5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ffff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Arimo" style:font-name-asian="AR PL KaitiM GB" style:font-name-complex="DejaVu Sans Condensed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m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m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5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OCL_TIM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5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38124">
            <text:p>138124</text:p>
          </table:table-cell>
          <table:table-cell office:value-type="float" office:value="6275">
            <text:p>6275</text:p>
          </table:table-cell>
          <table:table-cell office:value-type="float" office:value="547828">
            <text:p>547828</text:p>
          </table:table-cell>
          <table:table-cell office:value-type="float" office:value="1212957">
            <text:p>1212957</text:p>
          </table:table-cell>
          <table:table-cell office:value-type="float" office:value="179164">
            <text:p>17916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9736">
            <text:p>249736</text:p>
          </table:table-cell>
          <table:table-cell table:number-columns-repeated="4" office:value-type="float" office:value="0">
            <text:p>0</text:p>
          </table:table-cell>
          <table:table-cell office:value-type="float" office:value="547828">
            <text:p>547828</text:p>
          </table:table-cell>
          <table:table-cell office:value-type="float" office:value="0">
            <text:p>0</text:p>
          </table:table-cell>
          <table:table-cell office:value-type="float" office:value="547828">
            <text:p>547828</text:p>
          </table:table-cell>
          <table:table-cell office:value-type="float" office:value="8560">
            <text:p>8560</text:p>
          </table:table-cell>
          <table:table-cell office:value-type="float" office:value="273914">
            <text:p>273914</text:p>
          </table:table-cell>
          <table:table-cell office:value-type="float" office:value="0">
            <text:p>0</text:p>
          </table:table-cell>
          <table:table-cell office:value-type="float" office:value="182609">
            <text:p>182609</text:p>
          </table:table-cell>
          <table:table-cell office:value-type="float" office:value="0">
            <text:p>0</text:p>
          </table:table-cell>
          <table:table-cell office:value-type="float" office:value="182609">
            <text:p>182609</text:p>
          </table:table-cell>
          <table:table-cell office:value-type="float" office:value="254437">
            <text:p>254437</text:p>
          </table:table-cell>
          <table:table-cell office:value-type="float" office:value="91304">
            <text:p>91304</text:p>
          </table:table-cell>
          <table:table-cell office:value-type="float" office:value="293484">
            <text:p>293484</text:p>
          </table:table-cell>
          <table:table-cell office:value-type="float" office:value="365219">
            <text:p>365219</text:p>
          </table:table-cell>
          <table:table-cell office:value-type="float" office:value="547828">
            <text:p>547828</text:p>
          </table:table-cell>
          <table:table-cell office:value-type="float" office:value="2899169">
            <text:p>2899169</text:p>
          </table:table-cell>
          <table:table-cell office:value-type="float" office:value="10437011">
            <text:p>10437011</text:p>
          </table:table-cell>
          <table:table-cell office:value-type="float" office:value="1647948">
            <text:p>1647948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8083">
            <text:p>138083</text:p>
          </table:table-cell>
          <table:table-cell office:value-type="float" office:value="6217">
            <text:p>6217</text:p>
          </table:table-cell>
          <table:table-cell office:value-type="float" office:value="542743">
            <text:p>542743</text:p>
          </table:table-cell>
          <table:table-cell office:value-type="float" office:value="1203300">
            <text:p>1203300</text:p>
          </table:table-cell>
          <table:table-cell office:value-type="float" office:value="179501">
            <text:p>1795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8992">
            <text:p>248992</text:p>
          </table:table-cell>
          <table:table-cell table:number-columns-repeated="4" office:value-type="float" office:value="0">
            <text:p>0</text:p>
          </table:table-cell>
          <table:table-cell office:value-type="float" office:value="542743">
            <text:p>542743</text:p>
          </table:table-cell>
          <table:table-cell office:value-type="float" office:value="0">
            <text:p>0</text:p>
          </table:table-cell>
          <table:table-cell office:value-type="float" office:value="542743">
            <text:p>542743</text:p>
          </table:table-cell>
          <table:table-cell office:value-type="float" office:value="8480">
            <text:p>8480</text:p>
          </table:table-cell>
          <table:table-cell office:value-type="float" office:value="271372">
            <text:p>271372</text:p>
          </table:table-cell>
          <table:table-cell office:value-type="float" office:value="0">
            <text:p>0</text:p>
          </table:table-cell>
          <table:table-cell office:value-type="float" office:value="180914">
            <text:p>180914</text:p>
          </table:table-cell>
          <table:table-cell office:value-type="float" office:value="0">
            <text:p>0</text:p>
          </table:table-cell>
          <table:table-cell office:value-type="float" office:value="180914">
            <text:p>180914</text:p>
          </table:table-cell>
          <table:table-cell office:value-type="float" office:value="542743">
            <text:p>542743</text:p>
          </table:table-cell>
          <table:table-cell office:value-type="float" office:value="90456">
            <text:p>90456</text:p>
          </table:table-cell>
          <table:table-cell office:value-type="float" office:value="176">
            <text:p>176</text:p>
          </table:table-cell>
          <table:table-cell office:value-type="float" office:value="361828">
            <text:p>361828</text:p>
          </table:table-cell>
          <table:table-cell office:value-type="float" office:value="542743">
            <text:p>542743</text:p>
          </table:table-cell>
          <table:table-cell office:value-type="float" office:value="2807617">
            <text:p>2807617</text:p>
          </table:table-cell>
          <table:table-cell office:value-type="float" office:value="10650634">
            <text:p>10650634</text:p>
          </table:table-cell>
          <table:table-cell office:value-type="float" office:value="1770019">
            <text:p>1770019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7833">
            <text:p>137833</text:p>
          </table:table-cell>
          <table:table-cell office:value-type="float" office:value="6723">
            <text:p>6723</text:p>
          </table:table-cell>
          <table:table-cell office:value-type="float" office:value="586958">
            <text:p>586958</text:p>
          </table:table-cell>
          <table:table-cell office:value-type="float" office:value="1311421">
            <text:p>1311421</text:p>
          </table:table-cell>
          <table:table-cell office:value-type="float" office:value="179041">
            <text:p>1790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8544">
            <text:p>248544</text:p>
          </table:table-cell>
          <table:table-cell table:number-columns-repeated="4" office:value-type="float" office:value="0">
            <text:p>0</text:p>
          </table:table-cell>
          <table:table-cell office:value-type="float" office:value="586958">
            <text:p>586958</text:p>
          </table:table-cell>
          <table:table-cell office:value-type="float" office:value="0">
            <text:p>0</text:p>
          </table:table-cell>
          <table:table-cell office:value-type="float" office:value="586958">
            <text:p>586958</text:p>
          </table:table-cell>
          <table:table-cell office:value-type="float" office:value="9171">
            <text:p>9171</text:p>
          </table:table-cell>
          <table:table-cell office:value-type="float" office:value="293479">
            <text:p>293479</text:p>
          </table:table-cell>
          <table:table-cell office:value-type="float" office:value="0">
            <text:p>0</text:p>
          </table:table-cell>
          <table:table-cell office:value-type="float" office:value="195653">
            <text:p>195653</text:p>
          </table:table-cell>
          <table:table-cell office:value-type="float" office:value="0">
            <text:p>0</text:p>
          </table:table-cell>
          <table:table-cell office:value-type="float" office:value="195652">
            <text:p>195652</text:p>
          </table:table-cell>
          <table:table-cell office:value-type="float" office:value="586958">
            <text:p>586958</text:p>
          </table:table-cell>
          <table:table-cell office:value-type="float" office:value="97826">
            <text:p>97826</text:p>
          </table:table-cell>
          <table:table-cell office:value-type="float" office:value="191">
            <text:p>191</text:p>
          </table:table-cell>
          <table:table-cell office:value-type="float" office:value="391305">
            <text:p>391305</text:p>
          </table:table-cell>
          <table:table-cell office:value-type="float" office:value="586958">
            <text:p>586958</text:p>
          </table:table-cell>
          <table:table-cell table:number-columns-repeated="2" office:value-type="float" office:value="0">
            <text:p>0</text:p>
          </table:table-cell>
          <table:table-cell office:value-type="float" office:value="1922607">
            <text:p>192260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8333">
            <text:p>138333</text:p>
          </table:table-cell>
          <table:table-cell office:value-type="float" office:value="6704">
            <text:p>6704</text:p>
          </table:table-cell>
          <table:table-cell office:value-type="float" office:value="585223">
            <text:p>585223</text:p>
          </table:table-cell>
          <table:table-cell office:value-type="float" office:value="1308344">
            <text:p>1308344</text:p>
          </table:table-cell>
          <table:table-cell office:value-type="float" office:value="179796">
            <text:p>17979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371112">
            <text:p>1371112</text:p>
          </table:table-cell>
          <table:table-cell table:number-columns-repeated="4" office:value-type="float" office:value="0">
            <text:p>0</text:p>
          </table:table-cell>
          <table:table-cell office:value-type="float" office:value="585223">
            <text:p>585223</text:p>
          </table:table-cell>
          <table:table-cell office:value-type="float" office:value="0">
            <text:p>0</text:p>
          </table:table-cell>
          <table:table-cell office:value-type="float" office:value="585223">
            <text:p>585223</text:p>
          </table:table-cell>
          <table:table-cell office:value-type="float" office:value="9143">
            <text:p>9143</text:p>
          </table:table-cell>
          <table:table-cell office:value-type="float" office:value="292612">
            <text:p>292612</text:p>
          </table:table-cell>
          <table:table-cell office:value-type="float" office:value="0">
            <text:p>0</text:p>
          </table:table-cell>
          <table:table-cell office:value-type="float" office:value="195074">
            <text:p>195074</text:p>
          </table:table-cell>
          <table:table-cell office:value-type="float" office:value="0">
            <text:p>0</text:p>
          </table:table-cell>
          <table:table-cell office:value-type="float" office:value="195074">
            <text:p>195074</text:p>
          </table:table-cell>
          <table:table-cell office:value-type="float" office:value="585223">
            <text:p>585223</text:p>
          </table:table-cell>
          <table:table-cell office:value-type="float" office:value="97537">
            <text:p>97537</text:p>
          </table:table-cell>
          <table:table-cell office:value-type="float" office:value="166">
            <text:p>166</text:p>
          </table:table-cell>
          <table:table-cell office:value-type="float" office:value="390149">
            <text:p>390149</text:p>
          </table:table-cell>
          <table:table-cell office:value-type="float" office:value="585223">
            <text:p>585223</text:p>
          </table:table-cell>
          <table:table-cell office:value-type="float" office:value="2777099">
            <text:p>2777099</text:p>
          </table:table-cell>
          <table:table-cell office:value-type="float" office:value="9948730">
            <text:p>9948730</text:p>
          </table:table-cell>
          <table:table-cell office:value-type="float" office:value="1831054">
            <text:p>1831054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8207">
            <text:p>138207</text:p>
          </table:table-cell>
          <table:table-cell office:value-type="float" office:value="5815">
            <text:p>5815</text:p>
          </table:table-cell>
          <table:table-cell office:value-type="float" office:value="507598">
            <text:p>507598</text:p>
          </table:table-cell>
          <table:table-cell office:value-type="float" office:value="1117351">
            <text:p>1117351</text:p>
          </table:table-cell>
          <table:table-cell office:value-type="float" office:value="179406">
            <text:p>17940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968024">
            <text:p>968024</text:p>
          </table:table-cell>
          <table:table-cell table:number-columns-repeated="4" office:value-type="float" office:value="0">
            <text:p>0</text:p>
          </table:table-cell>
          <table:table-cell office:value-type="float" office:value="507598">
            <text:p>507598</text:p>
          </table:table-cell>
          <table:table-cell office:value-type="float" office:value="0">
            <text:p>0</text:p>
          </table:table-cell>
          <table:table-cell office:value-type="float" office:value="507598">
            <text:p>507598</text:p>
          </table:table-cell>
          <table:table-cell office:value-type="float" office:value="7931">
            <text:p>7931</text:p>
          </table:table-cell>
          <table:table-cell office:value-type="float" office:value="253799">
            <text:p>253799</text:p>
          </table:table-cell>
          <table:table-cell office:value-type="float" office:value="0">
            <text:p>0</text:p>
          </table:table-cell>
          <table:table-cell office:value-type="float" office:value="169199">
            <text:p>169199</text:p>
          </table:table-cell>
          <table:table-cell office:value-type="float" office:value="0">
            <text:p>0</text:p>
          </table:table-cell>
          <table:table-cell office:value-type="float" office:value="169199">
            <text:p>169199</text:p>
          </table:table-cell>
          <table:table-cell office:value-type="float" office:value="507598">
            <text:p>507598</text:p>
          </table:table-cell>
          <table:table-cell office:value-type="float" office:value="84600">
            <text:p>84600</text:p>
          </table:table-cell>
          <table:table-cell office:value-type="float" office:value="253345">
            <text:p>253345</text:p>
          </table:table-cell>
          <table:table-cell office:value-type="float" office:value="338398">
            <text:p>338398</text:p>
          </table:table-cell>
          <table:table-cell office:value-type="float" office:value="507598">
            <text:p>507598</text:p>
          </table:table-cell>
          <table:table-cell office:value-type="float" office:value="1434326">
            <text:p>1434326</text:p>
          </table:table-cell>
          <table:table-cell office:value-type="float" office:value="5432128">
            <text:p>5432128</text:p>
          </table:table-cell>
          <table:table-cell office:value-type="float" office:value="1434325">
            <text:p>1434325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8124">
            <text:p>138124</text:p>
          </table:table-cell>
          <table:table-cell office:value-type="float" office:value="6697">
            <text:p>6697</text:p>
          </table:table-cell>
          <table:table-cell office:value-type="float" office:value="584615">
            <text:p>584615</text:p>
          </table:table-cell>
          <table:table-cell office:value-type="float" office:value="1305510">
            <text:p>1305510</text:p>
          </table:table-cell>
          <table:table-cell office:value-type="float" office:value="179801">
            <text:p>1798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">
            <text:p>164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49876">
            <text:p>249876</text:p>
          </table:table-cell>
          <table:table-cell table:number-columns-repeated="4" office:value-type="float" office:value="0">
            <text:p>0</text:p>
          </table:table-cell>
          <table:table-cell office:value-type="float" office:value="584615">
            <text:p>584615</text:p>
          </table:table-cell>
          <table:table-cell office:value-type="float" office:value="0">
            <text:p>0</text:p>
          </table:table-cell>
          <table:table-cell office:value-type="float" office:value="584615">
            <text:p>584615</text:p>
          </table:table-cell>
          <table:table-cell office:value-type="float" office:value="9135">
            <text:p>9135</text:p>
          </table:table-cell>
          <table:table-cell office:value-type="float" office:value="292307">
            <text:p>292307</text:p>
          </table:table-cell>
          <table:table-cell office:value-type="float" office:value="145876">
            <text:p>145876</text:p>
          </table:table-cell>
          <table:table-cell office:value-type="float" office:value="194872">
            <text:p>194872</text:p>
          </table:table-cell>
          <table:table-cell office:value-type="float" office:value="0">
            <text:p>0</text:p>
          </table:table-cell>
          <table:table-cell office:value-type="float" office:value="194872">
            <text:p>194872</text:p>
          </table:table-cell>
          <table:table-cell office:value-type="float" office:value="292788">
            <text:p>292788</text:p>
          </table:table-cell>
          <table:table-cell office:value-type="float" office:value="97436">
            <text:p>97436</text:p>
          </table:table-cell>
          <table:table-cell office:value-type="float" office:value="184">
            <text:p>184</text:p>
          </table:table-cell>
          <table:table-cell office:value-type="float" office:value="389744">
            <text:p>389744</text:p>
          </table:table-cell>
          <table:table-cell office:value-type="float" office:value="584615">
            <text:p>584615</text:p>
          </table:table-cell>
          <table:table-cell office:value-type="float" office:value="2868652">
            <text:p>2868652</text:p>
          </table:table-cell>
          <table:table-cell office:value-type="float" office:value="10101317">
            <text:p>10101317</text:p>
          </table:table-cell>
          <table:table-cell office:value-type="float" office:value="1800536">
            <text:p>180053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8332">
            <text:p>138332</text:p>
          </table:table-cell>
          <table:table-cell office:value-type="float" office:value="6274">
            <text:p>6274</text:p>
          </table:table-cell>
          <table:table-cell office:value-type="float" office:value="547698">
            <text:p>547698</text:p>
          </table:table-cell>
          <table:table-cell office:value-type="float" office:value="1216248">
            <text:p>1216248</text:p>
          </table:table-cell>
          <table:table-cell office:value-type="float" office:value="179855">
            <text:p>17985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">
            <text:p>328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50392">
            <text:p>250392</text:p>
          </table:table-cell>
          <table:table-cell table:number-columns-repeated="4" office:value-type="float" office:value="0">
            <text:p>0</text:p>
          </table:table-cell>
          <table:table-cell office:value-type="float" office:value="547698">
            <text:p>547698</text:p>
          </table:table-cell>
          <table:table-cell office:value-type="float" office:value="0">
            <text:p>0</text:p>
          </table:table-cell>
          <table:table-cell office:value-type="float" office:value="547698">
            <text:p>547698</text:p>
          </table:table-cell>
          <table:table-cell office:value-type="float" office:value="8558">
            <text:p>8558</text:p>
          </table:table-cell>
          <table:table-cell office:value-type="float" office:value="273849">
            <text:p>273849</text:p>
          </table:table-cell>
          <table:table-cell office:value-type="float" office:value="0">
            <text:p>0</text:p>
          </table:table-cell>
          <table:table-cell office:value-type="float" office:value="182566">
            <text:p>182566</text:p>
          </table:table-cell>
          <table:table-cell office:value-type="float" office:value="97616">
            <text:p>97616</text:p>
          </table:table-cell>
          <table:table-cell office:value-type="float" office:value="182566">
            <text:p>182566</text:p>
          </table:table-cell>
          <table:table-cell office:value-type="float" office:value="254478">
            <text:p>254478</text:p>
          </table:table-cell>
          <table:table-cell office:value-type="float" office:value="91283">
            <text:p>91283</text:p>
          </table:table-cell>
          <table:table-cell office:value-type="float" office:value="185">
            <text:p>185</text:p>
          </table:table-cell>
          <table:table-cell office:value-type="float" office:value="365132">
            <text:p>365132</text:p>
          </table:table-cell>
          <table:table-cell office:value-type="float" office:value="547698">
            <text:p>54769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38250">
            <text:p>138250</text:p>
          </table:table-cell>
          <table:table-cell office:value-type="float" office:value="6699">
            <text:p>6699</text:p>
          </table:table-cell>
          <table:table-cell office:value-type="float" office:value="584806">
            <text:p>584806</text:p>
          </table:table-cell>
          <table:table-cell office:value-type="float" office:value="1312895">
            <text:p>1312895</text:p>
          </table:table-cell>
          <table:table-cell office:value-type="float" office:value="179804">
            <text:p>17980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6">
            <text:p>656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48632">
            <text:p>248632</text:p>
          </table:table-cell>
          <table:table-cell table:number-columns-repeated="4" office:value-type="float" office:value="0">
            <text:p>0</text:p>
          </table:table-cell>
          <table:table-cell office:value-type="float" office:value="584806">
            <text:p>584806</text:p>
          </table:table-cell>
          <table:table-cell office:value-type="float" office:value="0">
            <text:p>0</text:p>
          </table:table-cell>
          <table:table-cell office:value-type="float" office:value="584806">
            <text:p>584806</text:p>
          </table:table-cell>
          <table:table-cell office:value-type="float" office:value="9137">
            <text:p>9137</text:p>
          </table:table-cell>
          <table:table-cell office:value-type="float" office:value="292403">
            <text:p>292403</text:p>
          </table:table-cell>
          <table:table-cell office:value-type="float" office:value="0">
            <text:p>0</text:p>
          </table:table-cell>
          <table:table-cell office:value-type="float" office:value="194935">
            <text:p>194935</text:p>
          </table:table-cell>
          <table:table-cell office:value-type="float" office:value="0">
            <text:p>0</text:p>
          </table:table-cell>
          <table:table-cell office:value-type="float" office:value="194935">
            <text:p>194935</text:p>
          </table:table-cell>
          <table:table-cell office:value-type="float" office:value="584806">
            <text:p>584806</text:p>
          </table:table-cell>
          <table:table-cell office:value-type="float" office:value="97467">
            <text:p>97467</text:p>
          </table:table-cell>
          <table:table-cell office:value-type="float" office:value="187">
            <text:p>187</text:p>
          </table:table-cell>
          <table:table-cell office:value-type="float" office:value="389870">
            <text:p>389870</text:p>
          </table:table-cell>
          <table:table-cell office:value-type="float" office:value="584806">
            <text:p>584806</text:p>
          </table:table-cell>
          <table:table-cell office:value-type="float" office:value="2838134">
            <text:p>2838134</text:p>
          </table:table-cell>
          <table:table-cell office:value-type="float" office:value="10711669">
            <text:p>10711669</text:p>
          </table:table-cell>
          <table:table-cell office:value-type="float" office:value="1739501">
            <text:p>1739501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47291">
            <text:p>147291</text:p>
          </table:table-cell>
          <table:table-cell office:value-type="float" office:value="6400">
            <text:p>6400</text:p>
          </table:table-cell>
          <table:table-cell office:value-type="float" office:value="558741">
            <text:p>558741</text:p>
          </table:table-cell>
          <table:table-cell office:value-type="float" office:value="1248968">
            <text:p>1248968</text:p>
          </table:table-cell>
          <table:table-cell office:value-type="float" office:value="189175">
            <text:p>18917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2">
            <text:p>1312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59156">
            <text:p>259156</text:p>
          </table:table-cell>
          <table:table-cell table:number-columns-repeated="4" office:value-type="float" office:value="0">
            <text:p>0</text:p>
          </table:table-cell>
          <table:table-cell office:value-type="float" office:value="558741">
            <text:p>558741</text:p>
          </table:table-cell>
          <table:table-cell office:value-type="float" office:value="0">
            <text:p>0</text:p>
          </table:table-cell>
          <table:table-cell office:value-type="float" office:value="558741">
            <text:p>558741</text:p>
          </table:table-cell>
          <table:table-cell office:value-type="float" office:value="8730">
            <text:p>8730</text:p>
          </table:table-cell>
          <table:table-cell office:value-type="float" office:value="279371">
            <text:p>279371</text:p>
          </table:table-cell>
          <table:table-cell office:value-type="float" office:value="150327">
            <text:p>150327</text:p>
          </table:table-cell>
          <table:table-cell office:value-type="float" office:value="186247">
            <text:p>186247</text:p>
          </table:table-cell>
          <table:table-cell office:value-type="float" office:value="0">
            <text:p>0</text:p>
          </table:table-cell>
          <table:table-cell office:value-type="float" office:value="186247">
            <text:p>186247</text:p>
          </table:table-cell>
          <table:table-cell office:value-type="float" office:value="558741">
            <text:p>558741</text:p>
          </table:table-cell>
          <table:table-cell office:value-type="float" office:value="93123">
            <text:p>93123</text:p>
          </table:table-cell>
          <table:table-cell office:value-type="float" office:value="97">
            <text:p>97</text:p>
          </table:table-cell>
          <table:table-cell office:value-type="float" office:value="372494">
            <text:p>372494</text:p>
          </table:table-cell>
          <table:table-cell office:value-type="float" office:value="558741">
            <text:p>558741</text:p>
          </table:table-cell>
          <table:table-cell office:value-type="float" office:value="2777099">
            <text:p>2777099</text:p>
          </table:table-cell>
          <table:table-cell office:value-type="float" office:value="9704589">
            <text:p>9704589</text:p>
          </table:table-cell>
          <table:table-cell office:value-type="float" office:value="1678466">
            <text:p>167846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54999">
            <text:p>154999</text:p>
          </table:table-cell>
          <table:table-cell office:value-type="float" office:value="7054">
            <text:p>7054</text:p>
          </table:table-cell>
          <table:table-cell office:value-type="float" office:value="615818">
            <text:p>615818</text:p>
          </table:table-cell>
          <table:table-cell office:value-type="float" office:value="1392059">
            <text:p>1392059</text:p>
          </table:table-cell>
          <table:table-cell office:value-type="float" office:value="197007">
            <text:p>197007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4">
            <text:p>2624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488452">
            <text:p>488452</text:p>
          </table:table-cell>
          <table:table-cell table:number-columns-repeated="4" office:value-type="float" office:value="0">
            <text:p>0</text:p>
          </table:table-cell>
          <table:table-cell office:value-type="float" office:value="615818">
            <text:p>615818</text:p>
          </table:table-cell>
          <table:table-cell office:value-type="float" office:value="0">
            <text:p>0</text:p>
          </table:table-cell>
          <table:table-cell office:value-type="float" office:value="615818">
            <text:p>615818</text:p>
          </table:table-cell>
          <table:table-cell office:value-type="float" office:value="9622">
            <text:p>9622</text:p>
          </table:table-cell>
          <table:table-cell office:value-type="float" office:value="307909">
            <text:p>307909</text:p>
          </table:table-cell>
          <table:table-cell office:value-type="float" office:value="0">
            <text:p>0</text:p>
          </table:table-cell>
          <table:table-cell office:value-type="float" office:value="205272">
            <text:p>205272</text:p>
          </table:table-cell>
          <table:table-cell office:value-type="float" office:value="0">
            <text:p>0</text:p>
          </table:table-cell>
          <table:table-cell office:value-type="float" office:value="205273">
            <text:p>205273</text:p>
          </table:table-cell>
          <table:table-cell office:value-type="float" office:value="615818">
            <text:p>615818</text:p>
          </table:table-cell>
          <table:table-cell office:value-type="float" office:value="102636">
            <text:p>102636</text:p>
          </table:table-cell>
          <table:table-cell office:value-type="float" office:value="201">
            <text:p>201</text:p>
          </table:table-cell>
          <table:table-cell office:value-type="float" office:value="410545">
            <text:p>410545</text:p>
          </table:table-cell>
          <table:table-cell office:value-type="float" office:value="615818">
            <text:p>615818</text:p>
          </table:table-cell>
          <table:table-cell office:value-type="float" office:value="2807617">
            <text:p>2807617</text:p>
          </table:table-cell>
          <table:table-cell office:value-type="float" office:value="10040282">
            <text:p>10040282</text:p>
          </table:table-cell>
          <table:table-cell office:value-type="float" office:value="1800536">
            <text:p>180053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2333">
            <text:p>162333</text:p>
          </table:table-cell>
          <table:table-cell office:value-type="float" office:value="6144">
            <text:p>6144</text:p>
          </table:table-cell>
          <table:table-cell office:value-type="float" office:value="536414">
            <text:p>536414</text:p>
          </table:table-cell>
          <table:table-cell office:value-type="float" office:value="1188947">
            <text:p>1188947</text:p>
          </table:table-cell>
          <table:table-cell office:value-type="float" office:value="204710">
            <text:p>20471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36">
            <text:p>3936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407636">
            <text:p>407636</text:p>
          </table:table-cell>
          <table:table-cell table:number-columns-repeated="4" office:value-type="float" office:value="0">
            <text:p>0</text:p>
          </table:table-cell>
          <table:table-cell office:value-type="float" office:value="536414">
            <text:p>536414</text:p>
          </table:table-cell>
          <table:table-cell office:value-type="float" office:value="0">
            <text:p>0</text:p>
          </table:table-cell>
          <table:table-cell office:value-type="float" office:value="536414">
            <text:p>536414</text:p>
          </table:table-cell>
          <table:table-cell office:value-type="float" office:value="8381">
            <text:p>8381</text:p>
          </table:table-cell>
          <table:table-cell office:value-type="float" office:value="268207">
            <text:p>268207</text:p>
          </table:table-cell>
          <table:table-cell office:value-type="float" office:value="0">
            <text:p>0</text:p>
          </table:table-cell>
          <table:table-cell office:value-type="float" office:value="178804">
            <text:p>178804</text:p>
          </table:table-cell>
          <table:table-cell office:value-type="float" office:value="0">
            <text:p>0</text:p>
          </table:table-cell>
          <table:table-cell office:value-type="float" office:value="178805">
            <text:p>178805</text:p>
          </table:table-cell>
          <table:table-cell office:value-type="float" office:value="268011">
            <text:p>268011</text:p>
          </table:table-cell>
          <table:table-cell office:value-type="float" office:value="89402">
            <text:p>89402</text:p>
          </table:table-cell>
          <table:table-cell office:value-type="float" office:value="192">
            <text:p>192</text:p>
          </table:table-cell>
          <table:table-cell office:value-type="float" office:value="357610">
            <text:p>357610</text:p>
          </table:table-cell>
          <table:table-cell office:value-type="float" office:value="536414">
            <text:p>53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617431">
            <text:p>161743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65874">
            <text:p>165874</text:p>
          </table:table-cell>
          <table:table-cell office:value-type="float" office:value="7014">
            <text:p>7014</text:p>
          </table:table-cell>
          <table:table-cell office:value-type="float" office:value="612320">
            <text:p>612320</text:p>
          </table:table-cell>
          <table:table-cell office:value-type="float" office:value="1383252">
            <text:p>1383252</text:p>
          </table:table-cell>
          <table:table-cell office:value-type="float" office:value="208838">
            <text:p>208838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72">
            <text:p>4272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278552">
            <text:p>278552</text:p>
          </table:table-cell>
          <table:table-cell table:number-columns-repeated="4" office:value-type="float" office:value="0">
            <text:p>0</text:p>
          </table:table-cell>
          <table:table-cell office:value-type="float" office:value="612320">
            <text:p>612320</text:p>
          </table:table-cell>
          <table:table-cell office:value-type="float" office:value="0">
            <text:p>0</text:p>
          </table:table-cell>
          <table:table-cell office:value-type="float" office:value="612320">
            <text:p>612320</text:p>
          </table:table-cell>
          <table:table-cell office:value-type="float" office:value="9837">
            <text:p>9837</text:p>
          </table:table-cell>
          <table:table-cell office:value-type="float" office:value="306160">
            <text:p>306160</text:p>
          </table:table-cell>
          <table:table-cell office:value-type="float" office:value="0">
            <text:p>0</text:p>
          </table:table-cell>
          <table:table-cell office:value-type="float" office:value="204106">
            <text:p>204106</text:p>
          </table:table-cell>
          <table:table-cell office:value-type="float" office:value="0">
            <text:p>0</text:p>
          </table:table-cell>
          <table:table-cell office:value-type="float" office:value="204107">
            <text:p>204107</text:p>
          </table:table-cell>
          <table:table-cell office:value-type="float" office:value="307004">
            <text:p>307004</text:p>
          </table:table-cell>
          <table:table-cell office:value-type="float" office:value="102054">
            <text:p>102054</text:p>
          </table:table-cell>
          <table:table-cell office:value-type="float" office:value="207">
            <text:p>207</text:p>
          </table:table-cell>
          <table:table-cell office:value-type="float" office:value="408214">
            <text:p>408214</text:p>
          </table:table-cell>
          <table:table-cell office:value-type="float" office:value="612320">
            <text:p>612320</text:p>
          </table:table-cell>
          <table:table-cell office:value-type="float" office:value="1373291">
            <text:p>1373291</text:p>
          </table:table-cell>
          <table:table-cell office:value-type="float" office:value="4943847">
            <text:p>4943847</text:p>
          </table:table-cell>
          <table:table-cell office:value-type="float" office:value="1953124">
            <text:p>1953124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66374">
            <text:p>166374</text:p>
          </table:table-cell>
          <table:table-cell office:value-type="float" office:value="6637">
            <text:p>6637</text:p>
          </table:table-cell>
          <table:table-cell office:value-type="float" office:value="579433">
            <text:p>579433</text:p>
          </table:table-cell>
          <table:table-cell office:value-type="float" office:value="1300580">
            <text:p>1300580</text:p>
          </table:table-cell>
          <table:table-cell office:value-type="float" office:value="209103">
            <text:p>20910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08">
            <text:p>460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office:value-type="float" office:value="507380">
            <text:p>507380</text:p>
          </table:table-cell>
          <table:table-cell table:number-columns-repeated="4" office:value-type="float" office:value="0">
            <text:p>0</text:p>
          </table:table-cell>
          <table:table-cell office:value-type="float" office:value="579433">
            <text:p>579433</text:p>
          </table:table-cell>
          <table:table-cell office:value-type="float" office:value="0">
            <text:p>0</text:p>
          </table:table-cell>
          <table:table-cell office:value-type="float" office:value="579433">
            <text:p>579433</text:p>
          </table:table-cell>
          <table:table-cell office:value-type="float" office:value="9054">
            <text:p>9054</text:p>
          </table:table-cell>
          <table:table-cell office:value-type="float" office:value="289716">
            <text:p>289716</text:p>
          </table:table-cell>
          <table:table-cell office:value-type="float" office:value="0">
            <text:p>0</text:p>
          </table:table-cell>
          <table:table-cell office:value-type="float" office:value="193144">
            <text:p>193144</text:p>
          </table:table-cell>
          <table:table-cell office:value-type="float" office:value="0">
            <text:p>0</text:p>
          </table:table-cell>
          <table:table-cell office:value-type="float" office:value="193144">
            <text:p>193144</text:p>
          </table:table-cell>
          <table:table-cell office:value-type="float" office:value="579433">
            <text:p>579433</text:p>
          </table:table-cell>
          <table:table-cell office:value-type="float" office:value="96572">
            <text:p>96572</text:p>
          </table:table-cell>
          <table:table-cell office:value-type="float" office:value="195">
            <text:p>195</text:p>
          </table:table-cell>
          <table:table-cell office:value-type="float" office:value="386288">
            <text:p>386288</text:p>
          </table:table-cell>
          <table:table-cell office:value-type="float" office:value="579433">
            <text:p>579433</text:p>
          </table:table-cell>
          <table:table-cell office:value-type="float" office:value="1373291">
            <text:p>1373291</text:p>
          </table:table-cell>
          <table:table-cell office:value-type="float" office:value="4882812">
            <text:p>4882812</text:p>
          </table:table-cell>
          <table:table-cell office:value-type="float" office:value="1800537">
            <text:p>1800537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76832">
            <text:p>176832</text:p>
          </table:table-cell>
          <table:table-cell office:value-type="float" office:value="6747">
            <text:p>6747</text:p>
          </table:table-cell>
          <table:table-cell office:value-type="float" office:value="589019">
            <text:p>589019</text:p>
          </table:table-cell>
          <table:table-cell office:value-type="float" office:value="1334321">
            <text:p>1334321</text:p>
          </table:table-cell>
          <table:table-cell office:value-type="float" office:value="220382">
            <text:p>22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944">
            <text:p>4944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524992">
            <text:p>524992</text:p>
          </table:table-cell>
          <table:table-cell table:number-columns-repeated="4" office:value-type="float" office:value="0">
            <text:p>0</text:p>
          </table:table-cell>
          <table:table-cell office:value-type="float" office:value="589019">
            <text:p>589019</text:p>
          </table:table-cell>
          <table:table-cell office:value-type="float" office:value="0">
            <text:p>0</text:p>
          </table:table-cell>
          <table:table-cell office:value-type="float" office:value="589019">
            <text:p>589019</text:p>
          </table:table-cell>
          <table:table-cell office:value-type="float" office:value="9204">
            <text:p>9204</text:p>
          </table:table-cell>
          <table:table-cell office:value-type="float" office:value="294509">
            <text:p>294509</text:p>
          </table:table-cell>
          <table:table-cell office:value-type="float" office:value="136964">
            <text:p>136964</text:p>
          </table:table-cell>
          <table:table-cell office:value-type="float" office:value="196339">
            <text:p>196339</text:p>
          </table:table-cell>
          <table:table-cell office:value-type="float" office:value="0">
            <text:p>0</text:p>
          </table:table-cell>
          <table:table-cell office:value-type="float" office:value="196340">
            <text:p>196340</text:p>
          </table:table-cell>
          <table:table-cell office:value-type="float" office:value="273930">
            <text:p>273930</text:p>
          </table:table-cell>
          <table:table-cell office:value-type="float" office:value="98170">
            <text:p>98170</text:p>
          </table:table-cell>
          <table:table-cell office:value-type="float" office:value="203">
            <text:p>203</text:p>
          </table:table-cell>
          <table:table-cell office:value-type="float" office:value="392680">
            <text:p>392680</text:p>
          </table:table-cell>
          <table:table-cell office:value-type="float" office:value="589019">
            <text:p>589019</text:p>
          </table:table-cell>
          <table:table-cell office:value-type="float" office:value="1342773">
            <text:p>1342773</text:p>
          </table:table-cell>
          <table:table-cell office:value-type="float" office:value="4974365">
            <text:p>4974365</text:p>
          </table:table-cell>
          <table:table-cell office:value-type="float" office:value="1678466">
            <text:p>1678466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17915">
            <text:p>217915</text:p>
          </table:table-cell>
          <table:table-cell office:value-type="float" office:value="7731">
            <text:p>7731</text:p>
          </table:table-cell>
          <table:table-cell office:value-type="float" office:value="674933">
            <text:p>674933</text:p>
          </table:table-cell>
          <table:table-cell office:value-type="float" office:value="1559322">
            <text:p>1559322</text:p>
          </table:table-cell>
          <table:table-cell office:value-type="float" office:value="262852">
            <text:p>262852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0">
            <text:p>5760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332392">
            <text:p>332392</text:p>
          </table:table-cell>
          <table:table-cell table:number-columns-repeated="4" office:value-type="float" office:value="0">
            <text:p>0</text:p>
          </table:table-cell>
          <table:table-cell office:value-type="float" office:value="674933">
            <text:p>674933</text:p>
          </table:table-cell>
          <table:table-cell office:value-type="float" office:value="0">
            <text:p>0</text:p>
          </table:table-cell>
          <table:table-cell office:value-type="float" office:value="674933">
            <text:p>674933</text:p>
          </table:table-cell>
          <table:table-cell office:value-type="float" office:value="10546">
            <text:p>10546</text:p>
          </table:table-cell>
          <table:table-cell office:value-type="float" office:value="337466">
            <text:p>337466</text:p>
          </table:table-cell>
          <table:table-cell office:value-type="float" office:value="0">
            <text:p>0</text:p>
          </table:table-cell>
          <table:table-cell office:value-type="float" office:value="224977">
            <text:p>224977</text:p>
          </table:table-cell>
          <table:table-cell office:value-type="float" office:value="0">
            <text:p>0</text:p>
          </table:table-cell>
          <table:table-cell office:value-type="float" office:value="224978">
            <text:p>224978</text:p>
          </table:table-cell>
          <table:table-cell office:value-type="float" office:value="342004">
            <text:p>342004</text:p>
          </table:table-cell>
          <table:table-cell office:value-type="float" office:value="112488">
            <text:p>112488</text:p>
          </table:table-cell>
          <table:table-cell office:value-type="float" office:value="194">
            <text:p>194</text:p>
          </table:table-cell>
          <table:table-cell office:value-type="float" office:value="449956">
            <text:p>449956</text:p>
          </table:table-cell>
          <table:table-cell office:value-type="float" office:value="674933">
            <text:p>674933</text:p>
          </table:table-cell>
          <table:table-cell office:value-type="float" office:value="2746582">
            <text:p>2746582</text:p>
          </table:table-cell>
          <table:table-cell office:value-type="float" office:value="10162353">
            <text:p>10162353</text:p>
          </table:table-cell>
          <table:table-cell office:value-type="float" office:value="2075195">
            <text:p>2075195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34249">
            <text:p>234249</text:p>
          </table:table-cell>
          <table:table-cell office:value-type="float" office:value="7865">
            <text:p>7865</text:p>
          </table:table-cell>
          <table:table-cell office:value-type="float" office:value="686643">
            <text:p>686643</text:p>
          </table:table-cell>
          <table:table-cell office:value-type="float" office:value="1599598">
            <text:p>1599598</text:p>
          </table:table-cell>
          <table:table-cell office:value-type="float" office:value="279759">
            <text:p>279759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6">
            <text:p>6576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488440">
            <text:p>488440</text:p>
          </table:table-cell>
          <table:table-cell table:number-columns-repeated="4" office:value-type="float" office:value="0">
            <text:p>0</text:p>
          </table:table-cell>
          <table:table-cell office:value-type="float" office:value="686643">
            <text:p>686643</text:p>
          </table:table-cell>
          <table:table-cell office:value-type="float" office:value="2198">
            <text:p>2198</text:p>
          </table:table-cell>
          <table:table-cell office:value-type="float" office:value="686643">
            <text:p>686643</text:p>
          </table:table-cell>
          <table:table-cell office:value-type="float" office:value="10729">
            <text:p>10729</text:p>
          </table:table-cell>
          <table:table-cell office:value-type="float" office:value="343322">
            <text:p>343322</text:p>
          </table:table-cell>
          <table:table-cell office:value-type="float" office:value="0">
            <text:p>0</text:p>
          </table:table-cell>
          <table:table-cell office:value-type="float" office:value="228881">
            <text:p>228881</text:p>
          </table:table-cell>
          <table:table-cell office:value-type="float" office:value="344681">
            <text:p>344681</text:p>
          </table:table-cell>
          <table:table-cell office:value-type="float" office:value="228881">
            <text:p>228881</text:p>
          </table:table-cell>
          <table:table-cell office:value-type="float" office:value="0">
            <text:p>0</text:p>
          </table:table-cell>
          <table:table-cell office:value-type="float" office:value="114441">
            <text:p>114441</text:p>
          </table:table-cell>
          <table:table-cell office:value-type="float" office:value="207">
            <text:p>207</text:p>
          </table:table-cell>
          <table:table-cell office:value-type="float" office:value="457761">
            <text:p>457761</text:p>
          </table:table-cell>
          <table:table-cell office:value-type="float" office:value="686643">
            <text:p>686643</text:p>
          </table:table-cell>
          <table:table-cell office:value-type="float" office:value="2807616">
            <text:p>2807616</text:p>
          </table:table-cell>
          <table:table-cell office:value-type="float" office:value="10559081">
            <text:p>10559081</text:p>
          </table:table-cell>
          <table:table-cell office:value-type="float" office:value="2166747">
            <text:p>2166747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39916">
            <text:p>239916</text:p>
          </table:table-cell>
          <table:table-cell office:value-type="float" office:value="7514">
            <text:p>7514</text:p>
          </table:table-cell>
          <table:table-cell office:value-type="float" office:value="655923">
            <text:p>655923</text:p>
          </table:table-cell>
          <table:table-cell office:value-type="float" office:value="1516564">
            <text:p>1516564</text:p>
          </table:table-cell>
          <table:table-cell office:value-type="float" office:value="286216">
            <text:p>286216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92">
            <text:p>7392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office:value-type="float" office:value="355848">
            <text:p>355848</text:p>
          </table:table-cell>
          <table:table-cell table:number-columns-repeated="4" office:value-type="float" office:value="0">
            <text:p>0</text:p>
          </table:table-cell>
          <table:table-cell office:value-type="float" office:value="655923">
            <text:p>655923</text:p>
          </table:table-cell>
          <table:table-cell office:value-type="float" office:value="0">
            <text:p>0</text:p>
          </table:table-cell>
          <table:table-cell office:value-type="float" office:value="655923">
            <text:p>655923</text:p>
          </table:table-cell>
          <table:table-cell office:value-type="float" office:value="10788">
            <text:p>10788</text:p>
          </table:table-cell>
          <table:table-cell office:value-type="float" office:value="327961">
            <text:p>327961</text:p>
          </table:table-cell>
          <table:table-cell office:value-type="float" office:value="0">
            <text:p>0</text:p>
          </table:table-cell>
          <table:table-cell office:value-type="float" office:value="218641">
            <text:p>218641</text:p>
          </table:table-cell>
          <table:table-cell office:value-type="float" office:value="0">
            <text:p>0</text:p>
          </table:table-cell>
          <table:table-cell office:value-type="float" office:value="218641">
            <text:p>218641</text:p>
          </table:table-cell>
          <table:table-cell office:value-type="float" office:value="655923">
            <text:p>655923</text:p>
          </table:table-cell>
          <table:table-cell office:value-type="float" office:value="109320">
            <text:p>109320</text:p>
          </table:table-cell>
          <table:table-cell office:value-type="float" office:value="304410">
            <text:p>304410</text:p>
          </table:table-cell>
          <table:table-cell office:value-type="float" office:value="437282">
            <text:p>437282</text:p>
          </table:table-cell>
          <table:table-cell office:value-type="float" office:value="655923">
            <text:p>655923</text:p>
          </table:table-cell>
          <table:table-cell office:value-type="float" office:value="1434326">
            <text:p>1434326</text:p>
          </table:table-cell>
          <table:table-cell office:value-type="float" office:value="5035400">
            <text:p>5035400</text:p>
          </table:table-cell>
          <table:table-cell office:value-type="float" office:value="2105712">
            <text:p>2105712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85499">
            <text:p>285499</text:p>
          </table:table-cell>
          <table:table-cell office:value-type="float" office:value="8496">
            <text:p>8496</text:p>
          </table:table-cell>
          <table:table-cell office:value-type="float" office:value="741696">
            <text:p>741696</text:p>
          </table:table-cell>
          <table:table-cell office:value-type="float" office:value="1743972">
            <text:p>1743972</text:p>
          </table:table-cell>
          <table:table-cell office:value-type="float" office:value="334086">
            <text:p>33408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176">
            <text:p>817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626296">
            <text:p>626296</text:p>
          </table:table-cell>
          <table:table-cell table:number-columns-repeated="4" office:value-type="float" office:value="0">
            <text:p>0</text:p>
          </table:table-cell>
          <table:table-cell office:value-type="float" office:value="741696">
            <text:p>741696</text:p>
          </table:table-cell>
          <table:table-cell office:value-type="float" office:value="0">
            <text:p>0</text:p>
          </table:table-cell>
          <table:table-cell office:value-type="float" office:value="741696">
            <text:p>741696</text:p>
          </table:table-cell>
          <table:table-cell office:value-type="float" office:value="11589">
            <text:p>11589</text:p>
          </table:table-cell>
          <table:table-cell office:value-type="float" office:value="370848">
            <text:p>370848</text:p>
          </table:table-cell>
          <table:table-cell office:value-type="float" office:value="0">
            <text:p>0</text:p>
          </table:table-cell>
          <table:table-cell office:value-type="float" office:value="247232">
            <text:p>247232</text:p>
          </table:table-cell>
          <table:table-cell office:value-type="float" office:value="323974">
            <text:p>323974</text:p>
          </table:table-cell>
          <table:table-cell office:value-type="float" office:value="247232">
            <text:p>247232</text:p>
          </table:table-cell>
          <table:table-cell office:value-type="float" office:value="0">
            <text:p>0</text:p>
          </table:table-cell>
          <table:table-cell office:value-type="float" office:value="123616">
            <text:p>123616</text:p>
          </table:table-cell>
          <table:table-cell office:value-type="float" office:value="209">
            <text:p>209</text:p>
          </table:table-cell>
          <table:table-cell office:value-type="float" office:value="494463">
            <text:p>494463</text:p>
          </table:table-cell>
          <table:table-cell office:value-type="float" office:value="741696">
            <text:p>741696</text:p>
          </table:table-cell>
          <table:table-cell office:value-type="float" office:value="2960204">
            <text:p>2960204</text:p>
          </table:table-cell>
          <table:table-cell office:value-type="float" office:value="10528564">
            <text:p>10528564</text:p>
          </table:table-cell>
          <table:table-cell office:value-type="float" office:value="2227782">
            <text:p>2227782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03290">
            <text:p>303290</text:p>
          </table:table-cell>
          <table:table-cell office:value-type="float" office:value="8753">
            <text:p>8753</text:p>
          </table:table-cell>
          <table:table-cell office:value-type="float" office:value="764174">
            <text:p>764174</text:p>
          </table:table-cell>
          <table:table-cell office:value-type="float" office:value="1806713">
            <text:p>1806713</text:p>
          </table:table-cell>
          <table:table-cell office:value-type="float" office:value="352409">
            <text:p>352409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60">
            <text:p>8960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422716">
            <text:p>422716</text:p>
          </table:table-cell>
          <table:table-cell table:number-columns-repeated="4" office:value-type="float" office:value="0">
            <text:p>0</text:p>
          </table:table-cell>
          <table:table-cell office:value-type="float" office:value="764174">
            <text:p>764174</text:p>
          </table:table-cell>
          <table:table-cell office:value-type="float" office:value="0">
            <text:p>0</text:p>
          </table:table-cell>
          <table:table-cell office:value-type="float" office:value="764174">
            <text:p>764174</text:p>
          </table:table-cell>
          <table:table-cell office:value-type="float" office:value="12240">
            <text:p>12240</text:p>
          </table:table-cell>
          <table:table-cell office:value-type="float" office:value="382087">
            <text:p>382087</text:p>
          </table:table-cell>
          <table:table-cell office:value-type="float" office:value="0">
            <text:p>0</text:p>
          </table:table-cell>
          <table:table-cell office:value-type="float" office:value="254724">
            <text:p>254724</text:p>
          </table:table-cell>
          <table:table-cell office:value-type="float" office:value="160531">
            <text:p>160531</text:p>
          </table:table-cell>
          <table:table-cell office:value-type="float" office:value="254724">
            <text:p>254724</text:p>
          </table:table-cell>
          <table:table-cell office:value-type="float" office:value="381539">
            <text:p>381539</text:p>
          </table:table-cell>
          <table:table-cell office:value-type="float" office:value="127362">
            <text:p>127362</text:p>
          </table:table-cell>
          <table:table-cell office:value-type="float" office:value="187">
            <text:p>187</text:p>
          </table:table-cell>
          <table:table-cell office:value-type="float" office:value="509449">
            <text:p>509449</text:p>
          </table:table-cell>
          <table:table-cell office:value-type="float" office:value="764174">
            <text:p>764174</text:p>
          </table:table-cell>
          <table:table-cell table:number-columns-repeated="2" office:value-type="float" office:value="0">
            <text:p>0</text:p>
          </table:table-cell>
          <table:table-cell office:value-type="float" office:value="2471923">
            <text:p>247192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23165">
            <text:p>323165</text:p>
          </table:table-cell>
          <table:table-cell office:value-type="float" office:value="8100">
            <text:p>8100</text:p>
          </table:table-cell>
          <table:table-cell office:value-type="float" office:value="707073">
            <text:p>707073</text:p>
          </table:table-cell>
          <table:table-cell office:value-type="float" office:value="1667828">
            <text:p>1667828</text:p>
          </table:table-cell>
          <table:table-cell office:value-type="float" office:value="373074">
            <text:p>373074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44">
            <text:p>9744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583404">
            <text:p>583404</text:p>
          </table:table-cell>
          <table:table-cell table:number-columns-repeated="4" office:value-type="float" office:value="0">
            <text:p>0</text:p>
          </table:table-cell>
          <table:table-cell office:value-type="float" office:value="707073">
            <text:p>707073</text:p>
          </table:table-cell>
          <table:table-cell office:value-type="float" office:value="0">
            <text:p>0</text:p>
          </table:table-cell>
          <table:table-cell office:value-type="float" office:value="707073">
            <text:p>707073</text:p>
          </table:table-cell>
          <table:table-cell office:value-type="float" office:value="11048">
            <text:p>11048</text:p>
          </table:table-cell>
          <table:table-cell office:value-type="float" office:value="353536">
            <text:p>353536</text:p>
          </table:table-cell>
          <table:table-cell office:value-type="float" office:value="0">
            <text:p>0</text:p>
          </table:table-cell>
          <table:table-cell office:value-type="float" office:value="235691">
            <text:p>235691</text:p>
          </table:table-cell>
          <table:table-cell office:value-type="float" office:value="0">
            <text:p>0</text:p>
          </table:table-cell>
          <table:table-cell office:value-type="float" office:value="235690">
            <text:p>235690</text:p>
          </table:table-cell>
          <table:table-cell office:value-type="float" office:value="707073">
            <text:p>707073</text:p>
          </table:table-cell>
          <table:table-cell office:value-type="float" office:value="117845">
            <text:p>117845</text:p>
          </table:table-cell>
          <table:table-cell office:value-type="float" office:value="351266">
            <text:p>351266</text:p>
          </table:table-cell>
          <table:table-cell office:value-type="float" office:value="471382">
            <text:p>471382</text:p>
          </table:table-cell>
          <table:table-cell office:value-type="float" office:value="707073">
            <text:p>707073</text:p>
          </table:table-cell>
          <table:table-cell office:value-type="float" office:value="1403808">
            <text:p>1403808</text:p>
          </table:table-cell>
          <table:table-cell office:value-type="float" office:value="5157470">
            <text:p>5157470</text:p>
          </table:table-cell>
          <table:table-cell office:value-type="float" office:value="2075195">
            <text:p>2075195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63832">
            <text:p>363832</text:p>
          </table:table-cell>
          <table:table-cell office:value-type="float" office:value="9017">
            <text:p>9017</text:p>
          </table:table-cell>
          <table:table-cell office:value-type="float" office:value="787157">
            <text:p>787157</text:p>
          </table:table-cell>
          <table:table-cell office:value-type="float" office:value="1885255">
            <text:p>1885255</text:p>
          </table:table-cell>
          <table:table-cell office:value-type="float" office:value="416354">
            <text:p>416354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560">
            <text:p>10560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486248">
            <text:p>486248</text:p>
          </table:table-cell>
          <table:table-cell table:number-columns-repeated="4" office:value-type="float" office:value="0">
            <text:p>0</text:p>
          </table:table-cell>
          <table:table-cell office:value-type="float" office:value="787157">
            <text:p>787157</text:p>
          </table:table-cell>
          <table:table-cell office:value-type="float" office:value="0">
            <text:p>0</text:p>
          </table:table-cell>
          <table:table-cell office:value-type="float" office:value="787157">
            <text:p>787157</text:p>
          </table:table-cell>
          <table:table-cell office:value-type="float" office:value="12300">
            <text:p>12300</text:p>
          </table:table-cell>
          <table:table-cell office:value-type="float" office:value="393578">
            <text:p>393578</text:p>
          </table:table-cell>
          <table:table-cell office:value-type="float" office:value="0">
            <text:p>0</text:p>
          </table:table-cell>
          <table:table-cell office:value-type="float" office:value="262385">
            <text:p>262385</text:p>
          </table:table-cell>
          <table:table-cell office:value-type="float" office:value="0">
            <text:p>0</text:p>
          </table:table-cell>
          <table:table-cell office:value-type="float" office:value="262386">
            <text:p>262386</text:p>
          </table:table-cell>
          <table:table-cell office:value-type="float" office:value="787157">
            <text:p>787157</text:p>
          </table:table-cell>
          <table:table-cell office:value-type="float" office:value="131193">
            <text:p>131193</text:p>
          </table:table-cell>
          <table:table-cell office:value-type="float" office:value="202">
            <text:p>202</text:p>
          </table:table-cell>
          <table:table-cell office:value-type="float" office:value="524771">
            <text:p>524771</text:p>
          </table:table-cell>
          <table:table-cell office:value-type="float" office:value="787157">
            <text:p>787157</text:p>
          </table:table-cell>
          <table:table-cell office:value-type="float" office:value="1373291">
            <text:p>1373291</text:p>
          </table:table-cell>
          <table:table-cell office:value-type="float" office:value="5004882">
            <text:p>5004882</text:p>
          </table:table-cell>
          <table:table-cell office:value-type="float" office:value="2655028">
            <text:p>2655028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82623">
            <text:p>382623</text:p>
          </table:table-cell>
          <table:table-cell office:value-type="float" office:value="9253">
            <text:p>9253</text:p>
          </table:table-cell>
          <table:table-cell office:value-type="float" office:value="807769">
            <text:p>807769</text:p>
          </table:table-cell>
          <table:table-cell office:value-type="float" office:value="1936846">
            <text:p>1936846</text:p>
          </table:table-cell>
          <table:table-cell office:value-type="float" office:value="435554">
            <text:p>435554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376">
            <text:p>11376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505784">
            <text:p>505784</text:p>
          </table:table-cell>
          <table:table-cell table:number-columns-repeated="4" office:value-type="float" office:value="0">
            <text:p>0</text:p>
          </table:table-cell>
          <table:table-cell office:value-type="float" office:value="807769">
            <text:p>807769</text:p>
          </table:table-cell>
          <table:table-cell office:value-type="float" office:value="0">
            <text:p>0</text:p>
          </table:table-cell>
          <table:table-cell office:value-type="float" office:value="807769">
            <text:p>807769</text:p>
          </table:table-cell>
          <table:table-cell office:value-type="float" office:value="12891">
            <text:p>12891</text:p>
          </table:table-cell>
          <table:table-cell office:value-type="float" office:value="403884">
            <text:p>403884</text:p>
          </table:table-cell>
          <table:table-cell office:value-type="float" office:value="211717">
            <text:p>211717</text:p>
          </table:table-cell>
          <table:table-cell office:value-type="float" office:value="269256">
            <text:p>269256</text:p>
          </table:table-cell>
          <table:table-cell office:value-type="float" office:value="0">
            <text:p>0</text:p>
          </table:table-cell>
          <table:table-cell office:value-type="float" office:value="269256">
            <text:p>269256</text:p>
          </table:table-cell>
          <table:table-cell office:value-type="float" office:value="423449">
            <text:p>423449</text:p>
          </table:table-cell>
          <table:table-cell office:value-type="float" office:value="134628">
            <text:p>134628</text:p>
          </table:table-cell>
          <table:table-cell office:value-type="float" office:value="1099">
            <text:p>1099</text:p>
          </table:table-cell>
          <table:table-cell office:value-type="float" office:value="538513">
            <text:p>538513</text:p>
          </table:table-cell>
          <table:table-cell office:value-type="float" office:value="807769">
            <text:p>807769</text:p>
          </table:table-cell>
          <table:table-cell office:value-type="float" office:value="2868652">
            <text:p>2868652</text:p>
          </table:table-cell>
          <table:table-cell office:value-type="float" office:value="10528564">
            <text:p>10528564</text:p>
          </table:table-cell>
          <table:table-cell office:value-type="float" office:value="2502440">
            <text:p>250244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401581">
            <text:p>401581</text:p>
          </table:table-cell>
          <table:table-cell office:value-type="float" office:value="9560">
            <text:p>9560</text:p>
          </table:table-cell>
          <table:table-cell office:value-type="float" office:value="834566">
            <text:p>834566</text:p>
          </table:table-cell>
          <table:table-cell office:value-type="float" office:value="2017451">
            <text:p>2017451</text:p>
          </table:table-cell>
          <table:table-cell office:value-type="float" office:value="455537">
            <text:p>455537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92">
            <text:p>12192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office:value-type="float" office:value="746228">
            <text:p>746228</text:p>
          </table:table-cell>
          <table:table-cell table:number-columns-repeated="4" office:value-type="float" office:value="0">
            <text:p>0</text:p>
          </table:table-cell>
          <table:table-cell office:value-type="float" office:value="834566">
            <text:p>834566</text:p>
          </table:table-cell>
          <table:table-cell office:value-type="float" office:value="0">
            <text:p>0</text:p>
          </table:table-cell>
          <table:table-cell office:value-type="float" office:value="834566">
            <text:p>834566</text:p>
          </table:table-cell>
          <table:table-cell office:value-type="float" office:value="13812">
            <text:p>13812</text:p>
          </table:table-cell>
          <table:table-cell office:value-type="float" office:value="417283">
            <text:p>417283</text:p>
          </table:table-cell>
          <table:table-cell office:value-type="float" office:value="0">
            <text:p>0</text:p>
          </table:table-cell>
          <table:table-cell office:value-type="float" office:value="278188">
            <text:p>278188</text:p>
          </table:table-cell>
          <table:table-cell office:value-type="float" office:value="772">
            <text:p>772</text:p>
          </table:table-cell>
          <table:table-cell office:value-type="float" office:value="278188">
            <text:p>278188</text:p>
          </table:table-cell>
          <table:table-cell office:value-type="float" office:value="834566">
            <text:p>834566</text:p>
          </table:table-cell>
          <table:table-cell office:value-type="float" office:value="139094">
            <text:p>139094</text:p>
          </table:table-cell>
          <table:table-cell office:value-type="float" office:value="225">
            <text:p>225</text:p>
          </table:table-cell>
          <table:table-cell office:value-type="float" office:value="556377">
            <text:p>556377</text:p>
          </table:table-cell>
          <table:table-cell office:value-type="float" office:value="834566">
            <text:p>834566</text:p>
          </table:table-cell>
          <table:table-cell office:value-type="float" office:value="2777099">
            <text:p>2777099</text:p>
          </table:table-cell>
          <table:table-cell office:value-type="float" office:value="10009765">
            <text:p>10009765</text:p>
          </table:table-cell>
          <table:table-cell office:value-type="float" office:value="2746581">
            <text:p>2746581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442748">
            <text:p>442748</text:p>
          </table:table-cell>
          <table:table-cell office:value-type="float" office:value="10236">
            <text:p>10236</text:p>
          </table:table-cell>
          <table:table-cell office:value-type="float" office:value="893590">
            <text:p>893590</text:p>
          </table:table-cell>
          <table:table-cell office:value-type="float" office:value="2166982">
            <text:p>2166982</text:p>
          </table:table-cell>
          <table:table-cell office:value-type="float" office:value="498546">
            <text:p>498546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976">
            <text:p>12976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1683456">
            <text:p>1683456</text:p>
          </table:table-cell>
          <table:table-cell table:number-columns-repeated="4" office:value-type="float" office:value="0">
            <text:p>0</text:p>
          </table:table-cell>
          <table:table-cell office:value-type="float" office:value="893590">
            <text:p>893590</text:p>
          </table:table-cell>
          <table:table-cell office:value-type="float" office:value="0">
            <text:p>0</text:p>
          </table:table-cell>
          <table:table-cell office:value-type="float" office:value="893590">
            <text:p>893590</text:p>
          </table:table-cell>
          <table:table-cell office:value-type="float" office:value="14231">
            <text:p>14231</text:p>
          </table:table-cell>
          <table:table-cell office:value-type="float" office:value="446795">
            <text:p>446795</text:p>
          </table:table-cell>
          <table:table-cell office:value-type="float" office:value="220180">
            <text:p>220180</text:p>
          </table:table-cell>
          <table:table-cell office:value-type="float" office:value="297864">
            <text:p>297864</text:p>
          </table:table-cell>
          <table:table-cell office:value-type="float" office:value="229918">
            <text:p>229918</text:p>
          </table:table-cell>
          <table:table-cell office:value-type="float" office:value="297863">
            <text:p>297863</text:p>
          </table:table-cell>
          <table:table-cell office:value-type="float" office:value="893590">
            <text:p>893590</text:p>
          </table:table-cell>
          <table:table-cell office:value-type="float" office:value="148931">
            <text:p>148931</text:p>
          </table:table-cell>
          <table:table-cell office:value-type="float" office:value="222">
            <text:p>222</text:p>
          </table:table-cell>
          <table:table-cell office:value-type="float" office:value="595726">
            <text:p>595726</text:p>
          </table:table-cell>
          <table:table-cell office:value-type="float" office:value="893590">
            <text:p>893590</text:p>
          </table:table-cell>
          <table:table-cell office:value-type="float" office:value="2929687">
            <text:p>2929687</text:p>
          </table:table-cell>
          <table:table-cell office:value-type="float" office:value="10559081">
            <text:p>10559081</text:p>
          </table:table-cell>
          <table:table-cell office:value-type="float" office:value="3082275">
            <text:p>308227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461164">
            <text:p>461164</text:p>
          </table:table-cell>
          <table:table-cell office:value-type="float" office:value="9731">
            <text:p>9731</text:p>
          </table:table-cell>
          <table:table-cell office:value-type="float" office:value="849493">
            <text:p>849493</text:p>
          </table:table-cell>
          <table:table-cell office:value-type="float" office:value="2064480">
            <text:p>2064480</text:p>
          </table:table-cell>
          <table:table-cell office:value-type="float" office:value="517758">
            <text:p>517758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760">
            <text:p>13760</text:p>
          </table:table-cell>
          <table:table-cell table:number-columns-repeated="11" office:value-type="float" office:value="0">
            <text:p>0</text:p>
          </table:table-cell>
          <table:table-cell office:value-type="float" office:value="557056">
            <text:p>557056</text:p>
          </table:table-cell>
          <table:table-cell office:value-type="float" office:value="586328">
            <text:p>586328</text:p>
          </table:table-cell>
          <table:table-cell table:number-columns-repeated="4" office:value-type="float" office:value="0">
            <text:p>0</text:p>
          </table:table-cell>
          <table:table-cell office:value-type="float" office:value="849493">
            <text:p>849493</text:p>
          </table:table-cell>
          <table:table-cell office:value-type="float" office:value="0">
            <text:p>0</text:p>
          </table:table-cell>
          <table:table-cell office:value-type="float" office:value="849493">
            <text:p>849493</text:p>
          </table:table-cell>
          <table:table-cell office:value-type="float" office:value="13543">
            <text:p>13543</text:p>
          </table:table-cell>
          <table:table-cell office:value-type="float" office:value="424746">
            <text:p>424746</text:p>
          </table:table-cell>
          <table:table-cell office:value-type="float" office:value="0">
            <text:p>0</text:p>
          </table:table-cell>
          <table:table-cell office:value-type="float" office:value="283164">
            <text:p>283164</text:p>
          </table:table-cell>
          <table:table-cell office:value-type="float" office:value="0">
            <text:p>0</text:p>
          </table:table-cell>
          <table:table-cell office:value-type="float" office:value="283164">
            <text:p>283164</text:p>
          </table:table-cell>
          <table:table-cell office:value-type="float" office:value="849493">
            <text:p>849493</text:p>
          </table:table-cell>
          <table:table-cell office:value-type="float" office:value="141582">
            <text:p>141582</text:p>
          </table:table-cell>
          <table:table-cell office:value-type="float" office:value="219">
            <text:p>219</text:p>
          </table:table-cell>
          <table:table-cell office:value-type="float" office:value="566328">
            <text:p>566328</text:p>
          </table:table-cell>
          <table:table-cell office:value-type="float" office:value="849493">
            <text:p>849493</text:p>
          </table:table-cell>
          <table:table-cell office:value-type="float" office:value="2868652">
            <text:p>2868652</text:p>
          </table:table-cell>
          <table:table-cell office:value-type="float" office:value="10314940">
            <text:p>10314940</text:p>
          </table:table-cell>
          <table:table-cell office:value-type="float" office:value="2716064">
            <text:p>2716064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479914">
            <text:p>479914</text:p>
          </table:table-cell>
          <table:table-cell office:value-type="float" office:value="10385">
            <text:p>10385</text:p>
          </table:table-cell>
          <table:table-cell office:value-type="float" office:value="906629">
            <text:p>906629</text:p>
          </table:table-cell>
          <table:table-cell office:value-type="float" office:value="2218688">
            <text:p>2218688</text:p>
          </table:table-cell>
          <table:table-cell office:value-type="float" office:value="537636">
            <text:p>537636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44">
            <text:p>14544</text:p>
          </table:table-cell>
          <table:table-cell table:number-columns-repeated="11" office:value-type="float" office:value="0">
            <text:p>0</text:p>
          </table:table-cell>
          <table:table-cell office:value-type="float" office:value="589824">
            <text:p>589824</text:p>
          </table:table-cell>
          <table:table-cell office:value-type="float" office:value="734340">
            <text:p>734340</text:p>
          </table:table-cell>
          <table:table-cell table:number-columns-repeated="4" office:value-type="float" office:value="0">
            <text:p>0</text:p>
          </table:table-cell>
          <table:table-cell office:value-type="float" office:value="906629">
            <text:p>906629</text:p>
          </table:table-cell>
          <table:table-cell office:value-type="float" office:value="0">
            <text:p>0</text:p>
          </table:table-cell>
          <table:table-cell office:value-type="float" office:value="906629">
            <text:p>906629</text:p>
          </table:table-cell>
          <table:table-cell office:value-type="float" office:value="14457">
            <text:p>14457</text:p>
          </table:table-cell>
          <table:table-cell office:value-type="float" office:value="453314">
            <text:p>453314</text:p>
          </table:table-cell>
          <table:table-cell office:value-type="float" office:value="217541">
            <text:p>217541</text:p>
          </table:table-cell>
          <table:table-cell office:value-type="float" office:value="302209">
            <text:p>302209</text:p>
          </table:table-cell>
          <table:table-cell office:value-type="float" office:value="0">
            <text:p>0</text:p>
          </table:table-cell>
          <table:table-cell office:value-type="float" office:value="302210">
            <text:p>302210</text:p>
          </table:table-cell>
          <table:table-cell office:value-type="float" office:value="906629">
            <text:p>906629</text:p>
          </table:table-cell>
          <table:table-cell office:value-type="float" office:value="151105">
            <text:p>151105</text:p>
          </table:table-cell>
          <table:table-cell office:value-type="float" office:value="227">
            <text:p>227</text:p>
          </table:table-cell>
          <table:table-cell office:value-type="float" office:value="604420">
            <text:p>604420</text:p>
          </table:table-cell>
          <table:table-cell office:value-type="float" office:value="906629">
            <text:p>906629</text:p>
          </table:table-cell>
          <table:table-cell office:value-type="float" office:value="1403808">
            <text:p>1403808</text:p>
          </table:table-cell>
          <table:table-cell office:value-type="float" office:value="4821777">
            <text:p>4821777</text:p>
          </table:table-cell>
          <table:table-cell office:value-type="float" office:value="3112792">
            <text:p>3112792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521206">
            <text:p>521206</text:p>
          </table:table-cell>
          <table:table-cell office:value-type="float" office:value="10885">
            <text:p>10885</text:p>
          </table:table-cell>
          <table:table-cell office:value-type="float" office:value="950195">
            <text:p>950195</text:p>
          </table:table-cell>
          <table:table-cell office:value-type="float" office:value="2334885">
            <text:p>2334885</text:p>
          </table:table-cell>
          <table:table-cell office:value-type="float" office:value="581061">
            <text:p>58106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296">
            <text:p>15296</text:p>
          </table:table-cell>
          <table:table-cell table:number-columns-repeated="11" office:value-type="float" office:value="0">
            <text:p>0</text:p>
          </table:table-cell>
          <table:table-cell office:value-type="float" office:value="622592">
            <text:p>622592</text:p>
          </table:table-cell>
          <table:table-cell office:value-type="float" office:value="1369532">
            <text:p>1369532</text:p>
          </table:table-cell>
          <table:table-cell table:number-columns-repeated="4" office:value-type="float" office:value="0">
            <text:p>0</text:p>
          </table:table-cell>
          <table:table-cell office:value-type="float" office:value="950195">
            <text:p>950195</text:p>
          </table:table-cell>
          <table:table-cell office:value-type="float" office:value="0">
            <text:p>0</text:p>
          </table:table-cell>
          <table:table-cell office:value-type="float" office:value="950195">
            <text:p>950195</text:p>
          </table:table-cell>
          <table:table-cell office:value-type="float" office:value="14847">
            <text:p>14847</text:p>
          </table:table-cell>
          <table:table-cell office:value-type="float" office:value="475097">
            <text:p>475097</text:p>
          </table:table-cell>
          <table:table-cell office:value-type="float" office:value="493437">
            <text:p>493437</text:p>
          </table:table-cell>
          <table:table-cell office:value-type="float" office:value="316732">
            <text:p>316732</text:p>
          </table:table-cell>
          <table:table-cell office:value-type="float" office:value="0">
            <text:p>0</text:p>
          </table:table-cell>
          <table:table-cell office:value-type="float" office:value="316731">
            <text:p>316731</text:p>
          </table:table-cell>
          <table:table-cell office:value-type="float" office:value="950195">
            <text:p>950195</text:p>
          </table:table-cell>
          <table:table-cell office:value-type="float" office:value="158366">
            <text:p>158366</text:p>
          </table:table-cell>
          <table:table-cell office:value-type="float" office:value="171090">
            <text:p>171090</text:p>
          </table:table-cell>
          <table:table-cell office:value-type="float" office:value="633463">
            <text:p>633463</text:p>
          </table:table-cell>
          <table:table-cell office:value-type="float" office:value="950195">
            <text:p>950195</text:p>
          </table:table-cell>
          <table:table-cell office:value-type="float" office:value="2899169">
            <text:p>2899169</text:p>
          </table:table-cell>
          <table:table-cell office:value-type="float" office:value="10559081">
            <text:p>10559081</text:p>
          </table:table-cell>
          <table:table-cell office:value-type="float" office:value="3204345">
            <text:p>3204345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539206">
            <text:p>539206</text:p>
          </table:table-cell>
          <table:table-cell office:value-type="float" office:value="11550">
            <text:p>11550</text:p>
          </table:table-cell>
          <table:table-cell office:value-type="float" office:value="1008275">
            <text:p>1008275</text:p>
          </table:table-cell>
          <table:table-cell office:value-type="float" office:value="2489011">
            <text:p>2489011</text:p>
          </table:table-cell>
          <table:table-cell office:value-type="float" office:value="599460">
            <text:p>599460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76">
            <text:p>16176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0">
            <text:p>655360</text:p>
          </table:table-cell>
          <table:table-cell office:value-type="float" office:value="669296">
            <text:p>669296</text:p>
          </table:table-cell>
          <table:table-cell table:number-columns-repeated="4" office:value-type="float" office:value="0">
            <text:p>0</text:p>
          </table:table-cell>
          <table:table-cell office:value-type="float" office:value="1008275">
            <text:p>1008275</text:p>
          </table:table-cell>
          <table:table-cell office:value-type="float" office:value="0">
            <text:p>0</text:p>
          </table:table-cell>
          <table:table-cell office:value-type="float" office:value="1008275">
            <text:p>1008275</text:p>
          </table:table-cell>
          <table:table-cell office:value-type="float" office:value="7898">
            <text:p>7898</text:p>
          </table:table-cell>
          <table:table-cell office:value-type="float" office:value="504137">
            <text:p>504137</text:p>
          </table:table-cell>
          <table:table-cell office:value-type="float" office:value="252819">
            <text:p>252819</text:p>
          </table:table-cell>
          <table:table-cell office:value-type="float" office:value="336091">
            <text:p>336091</text:p>
          </table:table-cell>
          <table:table-cell office:value-type="float" office:value="336081">
            <text:p>336081</text:p>
          </table:table-cell>
          <table:table-cell office:value-type="float" office:value="336092">
            <text:p>336092</text:p>
          </table:table-cell>
          <table:table-cell office:value-type="float" office:value="0">
            <text:p>0</text:p>
          </table:table-cell>
          <table:table-cell office:value-type="float" office:value="168046">
            <text:p>168046</text:p>
          </table:table-cell>
          <table:table-cell office:value-type="float" office:value="226">
            <text:p>226</text:p>
          </table:table-cell>
          <table:table-cell office:value-type="float" office:value="672184">
            <text:p>672184</text:p>
          </table:table-cell>
          <table:table-cell office:value-type="float" office:value="1008275">
            <text:p>1008275</text:p>
          </table:table-cell>
          <table:table-cell office:value-type="float" office:value="1434326">
            <text:p>1434326</text:p>
          </table:table-cell>
          <table:table-cell office:value-type="float" office:value="5096435">
            <text:p>5096435</text:p>
          </table:table-cell>
          <table:table-cell office:value-type="float" office:value="3387450">
            <text:p>3387450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21706">
            <text:p>621706</text:p>
          </table:table-cell>
          <table:table-cell office:value-type="float" office:value="12525">
            <text:p>12525</text:p>
          </table:table-cell>
          <table:table-cell office:value-type="float" office:value="1093399">
            <text:p>1093399</text:p>
          </table:table-cell>
          <table:table-cell office:value-type="float" office:value="2727554">
            <text:p>2727554</text:p>
          </table:table-cell>
          <table:table-cell office:value-type="float" office:value="686144">
            <text:p>686144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055">
            <text:p>17055</text:p>
          </table:table-cell>
          <table:table-cell table:number-columns-repeated="11" office:value-type="float" office:value="0">
            <text:p>0</text:p>
          </table:table-cell>
          <table:table-cell office:value-type="float" office:value="688128">
            <text:p>688128</text:p>
          </table:table-cell>
          <table:table-cell office:value-type="float" office:value="755712">
            <text:p>755712</text:p>
          </table:table-cell>
          <table:table-cell table:number-columns-repeated="4" office:value-type="float" office:value="0">
            <text:p>0</text:p>
          </table:table-cell>
          <table:table-cell office:value-type="float" office:value="1093399">
            <text:p>1093399</text:p>
          </table:table-cell>
          <table:table-cell office:value-type="float" office:value="0">
            <text:p>0</text:p>
          </table:table-cell>
          <table:table-cell office:value-type="float" office:value="1093399">
            <text:p>1093399</text:p>
          </table:table-cell>
          <table:table-cell office:value-type="float" office:value="17084">
            <text:p>17084</text:p>
          </table:table-cell>
          <table:table-cell office:value-type="float" office:value="546699">
            <text:p>546699</text:p>
          </table:table-cell>
          <table:table-cell office:value-type="float" office:value="0">
            <text:p>0</text:p>
          </table:table-cell>
          <table:table-cell office:value-type="float" office:value="364466">
            <text:p>364466</text:p>
          </table:table-cell>
          <table:table-cell office:value-type="float" office:value="0">
            <text:p>0</text:p>
          </table:table-cell>
          <table:table-cell office:value-type="float" office:value="364466">
            <text:p>364466</text:p>
          </table:table-cell>
          <table:table-cell office:value-type="float" office:value="1093399">
            <text:p>1093399</text:p>
          </table:table-cell>
          <table:table-cell office:value-type="float" office:value="182233">
            <text:p>182233</text:p>
          </table:table-cell>
          <table:table-cell office:value-type="float" office:value="102">
            <text:p>102</text:p>
          </table:table-cell>
          <table:table-cell office:value-type="float" office:value="728933">
            <text:p>728933</text:p>
          </table:table-cell>
          <table:table-cell office:value-type="float" office:value="1093399">
            <text:p>1093399</text:p>
          </table:table-cell>
          <table:table-cell office:value-type="float" office:value="2899169">
            <text:p>2899169</text:p>
          </table:table-cell>
          <table:table-cell office:value-type="float" office:value="10528564">
            <text:p>10528564</text:p>
          </table:table-cell>
          <table:table-cell office:value-type="float" office:value="3692626">
            <text:p>369262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40789">
            <text:p>640789</text:p>
          </table:table-cell>
          <table:table-cell office:value-type="float" office:value="12315">
            <text:p>12315</text:p>
          </table:table-cell>
          <table:table-cell office:value-type="float" office:value="1075106">
            <text:p>1075106</text:p>
          </table:table-cell>
          <table:table-cell office:value-type="float" office:value="2673864">
            <text:p>2673864</text:p>
          </table:table-cell>
          <table:table-cell office:value-type="float" office:value="706508">
            <text:p>70650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57">
            <text:p>18257</text:p>
          </table:table-cell>
          <table:table-cell table:number-columns-repeated="11" office:value-type="float" office:value="0">
            <text:p>0</text:p>
          </table:table-cell>
          <table:table-cell office:value-type="float" office:value="720896">
            <text:p>720896</text:p>
          </table:table-cell>
          <table:table-cell office:value-type="float" office:value="516568">
            <text:p>516568</text:p>
          </table:table-cell>
          <table:table-cell table:number-columns-repeated="4" office:value-type="float" office:value="0">
            <text:p>0</text:p>
          </table:table-cell>
          <table:table-cell office:value-type="float" office:value="1075106">
            <text:p>1075106</text:p>
          </table:table-cell>
          <table:table-cell office:value-type="float" office:value="0">
            <text:p>0</text:p>
          </table:table-cell>
          <table:table-cell office:value-type="float" office:value="1075106">
            <text:p>1075106</text:p>
          </table:table-cell>
          <table:table-cell office:value-type="float" office:value="17370">
            <text:p>17370</text:p>
          </table:table-cell>
          <table:table-cell office:value-type="float" office:value="537553">
            <text:p>537553</text:p>
          </table:table-cell>
          <table:table-cell office:value-type="float" office:value="260133">
            <text:p>260133</text:p>
          </table:table-cell>
          <table:table-cell office:value-type="float" office:value="358369">
            <text:p>358369</text:p>
          </table:table-cell>
          <table:table-cell office:value-type="float" office:value="0">
            <text:p>0</text:p>
          </table:table-cell>
          <table:table-cell office:value-type="float" office:value="358368">
            <text:p>358368</text:p>
          </table:table-cell>
          <table:table-cell office:value-type="float" office:value="1075106">
            <text:p>1075106</text:p>
          </table:table-cell>
          <table:table-cell office:value-type="float" office:value="179184">
            <text:p>179184</text:p>
          </table:table-cell>
          <table:table-cell office:value-type="float" office:value="228">
            <text:p>228</text:p>
          </table:table-cell>
          <table:table-cell office:value-type="float" office:value="716737">
            <text:p>716737</text:p>
          </table:table-cell>
          <table:table-cell office:value-type="float" office:value="1075106">
            <text:p>1075106</text:p>
          </table:table-cell>
          <table:table-cell office:value-type="float" office:value="2899169">
            <text:p>2899169</text:p>
          </table:table-cell>
          <table:table-cell office:value-type="float" office:value="10589599">
            <text:p>10589599</text:p>
          </table:table-cell>
          <table:table-cell office:value-type="float" office:value="3601073">
            <text:p>360107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653622">
            <text:p>653622</text:p>
          </table:table-cell>
          <table:table-cell office:value-type="float" office:value="12885">
            <text:p>12885</text:p>
          </table:table-cell>
          <table:table-cell office:value-type="float" office:value="1124820">
            <text:p>1124820</text:p>
          </table:table-cell>
          <table:table-cell office:value-type="float" office:value="2806452">
            <text:p>2806452</text:p>
          </table:table-cell>
          <table:table-cell office:value-type="float" office:value="719577">
            <text:p>719577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312">
            <text:p>19312</text:p>
          </table:table-cell>
          <table:table-cell table:number-columns-repeated="11" office:value-type="float" office:value="0">
            <text:p>0</text:p>
          </table:table-cell>
          <table:table-cell office:value-type="float" office:value="753664">
            <text:p>753664</text:p>
          </table:table-cell>
          <table:table-cell office:value-type="float" office:value="918092">
            <text:p>918092</text:p>
          </table:table-cell>
          <table:table-cell table:number-columns-repeated="4" office:value-type="float" office:value="0">
            <text:p>0</text:p>
          </table:table-cell>
          <table:table-cell office:value-type="float" office:value="1124820">
            <text:p>1124820</text:p>
          </table:table-cell>
          <table:table-cell office:value-type="float" office:value="0">
            <text:p>0</text:p>
          </table:table-cell>
          <table:table-cell office:value-type="float" office:value="1124820">
            <text:p>1124820</text:p>
          </table:table-cell>
          <table:table-cell office:value-type="float" office:value="17845">
            <text:p>17845</text:p>
          </table:table-cell>
          <table:table-cell office:value-type="float" office:value="562410">
            <text:p>562410</text:p>
          </table:table-cell>
          <table:table-cell office:value-type="float" office:value="0">
            <text:p>0</text:p>
          </table:table-cell>
          <table:table-cell office:value-type="float" office:value="374940">
            <text:p>374940</text:p>
          </table:table-cell>
          <table:table-cell office:value-type="float" office:value="0">
            <text:p>0</text:p>
          </table:table-cell>
          <table:table-cell office:value-type="float" office:value="374940">
            <text:p>374940</text:p>
          </table:table-cell>
          <table:table-cell office:value-type="float" office:value="1124820">
            <text:p>1124820</text:p>
          </table:table-cell>
          <table:table-cell office:value-type="float" office:value="187470">
            <text:p>187470</text:p>
          </table:table-cell>
          <table:table-cell office:value-type="float" office:value="561826">
            <text:p>561826</text:p>
          </table:table-cell>
          <table:table-cell office:value-type="float" office:value="749880">
            <text:p>749880</text:p>
          </table:table-cell>
          <table:table-cell office:value-type="float" office:value="1124820">
            <text:p>1124820</text:p>
          </table:table-cell>
          <table:table-cell office:value-type="float" office:value="3051757">
            <text:p>3051757</text:p>
          </table:table-cell>
          <table:table-cell office:value-type="float" office:value="11322021">
            <text:p>11322021</text:p>
          </table:table-cell>
          <table:table-cell office:value-type="float" office:value="3784179">
            <text:p>378417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671122">
            <text:p>671122</text:p>
          </table:table-cell>
          <table:table-cell office:value-type="float" office:value="12697">
            <text:p>12697</text:p>
          </table:table-cell>
          <table:table-cell office:value-type="float" office:value="1108417">
            <text:p>1108417</text:p>
          </table:table-cell>
          <table:table-cell office:value-type="float" office:value="2771670">
            <text:p>2771670</text:p>
          </table:table-cell>
          <table:table-cell office:value-type="float" office:value="737874">
            <text:p>737874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356">
            <text:p>20356</text:p>
          </table:table-cell>
          <table:table-cell table:number-columns-repeated="11" office:value-type="float" office:value="0">
            <text:p>0</text:p>
          </table:table-cell>
          <table:table-cell office:value-type="float" office:value="786432">
            <text:p>786432</text:p>
          </table:table-cell>
          <table:table-cell office:value-type="float" office:value="1544960">
            <text:p>1544960</text:p>
          </table:table-cell>
          <table:table-cell table:number-columns-repeated="4" office:value-type="float" office:value="0">
            <text:p>0</text:p>
          </table:table-cell>
          <table:table-cell office:value-type="float" office:value="1108417">
            <text:p>1108417</text:p>
          </table:table-cell>
          <table:table-cell office:value-type="float" office:value="0">
            <text:p>0</text:p>
          </table:table-cell>
          <table:table-cell office:value-type="float" office:value="1108417">
            <text:p>1108417</text:p>
          </table:table-cell>
          <table:table-cell office:value-type="float" office:value="17589">
            <text:p>17589</text:p>
          </table:table-cell>
          <table:table-cell office:value-type="float" office:value="554208">
            <text:p>554208</text:p>
          </table:table-cell>
          <table:table-cell office:value-type="float" office:value="0">
            <text:p>0</text:p>
          </table:table-cell>
          <table:table-cell office:value-type="float" office:value="369472">
            <text:p>369472</text:p>
          </table:table-cell>
          <table:table-cell office:value-type="float" office:value="0">
            <text:p>0</text:p>
          </table:table-cell>
          <table:table-cell office:value-type="float" office:value="369472">
            <text:p>369472</text:p>
          </table:table-cell>
          <table:table-cell office:value-type="float" office:value="1108417">
            <text:p>1108417</text:p>
          </table:table-cell>
          <table:table-cell office:value-type="float" office:value="184736">
            <text:p>184736</text:p>
          </table:table-cell>
          <table:table-cell office:value-type="float" office:value="216">
            <text:p>216</text:p>
          </table:table-cell>
          <table:table-cell office:value-type="float" office:value="738945">
            <text:p>738945</text:p>
          </table:table-cell>
          <table:table-cell office:value-type="float" office:value="1108417">
            <text:p>1108417</text:p>
          </table:table-cell>
          <table:table-cell office:value-type="float" office:value="1434326">
            <text:p>1434326</text:p>
          </table:table-cell>
          <table:table-cell office:value-type="float" office:value="5126953">
            <text:p>5126953</text:p>
          </table:table-cell>
          <table:table-cell office:value-type="float" office:value="3906249">
            <text:p>3906249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723956">
            <text:p>723956</text:p>
          </table:table-cell>
          <table:table-cell office:value-type="float" office:value="13754">
            <text:p>13754</text:p>
          </table:table-cell>
          <table:table-cell office:value-type="float" office:value="1200695">
            <text:p>1200695</text:p>
          </table:table-cell>
          <table:table-cell office:value-type="float" office:value="3019661">
            <text:p>3019661</text:p>
          </table:table-cell>
          <table:table-cell office:value-type="float" office:value="793104">
            <text:p>793104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940">
            <text:p>2194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0">
            <text:p>819200</text:p>
          </table:table-cell>
          <table:table-cell office:value-type="float" office:value="1853068">
            <text:p>1853068</text:p>
          </table:table-cell>
          <table:table-cell table:number-columns-repeated="4" office:value-type="float" office:value="0">
            <text:p>0</text:p>
          </table:table-cell>
          <table:table-cell office:value-type="float" office:value="1200695">
            <text:p>1200695</text:p>
          </table:table-cell>
          <table:table-cell office:value-type="float" office:value="0">
            <text:p>0</text:p>
          </table:table-cell>
          <table:table-cell office:value-type="float" office:value="1200695">
            <text:p>1200695</text:p>
          </table:table-cell>
          <table:table-cell office:value-type="float" office:value="18761">
            <text:p>18761</text:p>
          </table:table-cell>
          <table:table-cell office:value-type="float" office:value="600348">
            <text:p>600348</text:p>
          </table:table-cell>
          <table:table-cell office:value-type="float" office:value="0">
            <text:p>0</text:p>
          </table:table-cell>
          <table:table-cell office:value-type="float" office:value="400231">
            <text:p>400231</text:p>
          </table:table-cell>
          <table:table-cell office:value-type="float" office:value="0">
            <text:p>0</text:p>
          </table:table-cell>
          <table:table-cell office:value-type="float" office:value="400232">
            <text:p>400232</text:p>
          </table:table-cell>
          <table:table-cell office:value-type="float" office:value="1200695">
            <text:p>1200695</text:p>
          </table:table-cell>
          <table:table-cell office:value-type="float" office:value="200116">
            <text:p>200116</text:p>
          </table:table-cell>
          <table:table-cell office:value-type="float" office:value="220">
            <text:p>220</text:p>
          </table:table-cell>
          <table:table-cell office:value-type="float" office:value="800463">
            <text:p>800463</text:p>
          </table:table-cell>
          <table:table-cell office:value-type="float" office:value="1200695">
            <text:p>1200695</text:p>
          </table:table-cell>
          <table:table-cell office:value-type="float" office:value="2929687">
            <text:p>2929687</text:p>
          </table:table-cell>
          <table:table-cell office:value-type="float" office:value="11260985">
            <text:p>11260985</text:p>
          </table:table-cell>
          <table:table-cell office:value-type="float" office:value="4089355">
            <text:p>4089355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52372">
            <text:p>752372</text:p>
          </table:table-cell>
          <table:table-cell office:value-type="float" office:value="14069">
            <text:p>14069</text:p>
          </table:table-cell>
          <table:table-cell office:value-type="float" office:value="1228172">
            <text:p>1228172</text:p>
          </table:table-cell>
          <table:table-cell office:value-type="float" office:value="3098543">
            <text:p>3098543</text:p>
          </table:table-cell>
          <table:table-cell office:value-type="float" office:value="822867">
            <text:p>822867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667">
            <text:p>22667</text:p>
          </table:table-cell>
          <table:table-cell table:number-columns-repeated="11" office:value-type="float" office:value="0">
            <text:p>0</text:p>
          </table:table-cell>
          <table:table-cell office:value-type="float" office:value="851968">
            <text:p>851968</text:p>
          </table:table-cell>
          <table:table-cell office:value-type="float" office:value="1022724">
            <text:p>1022724</text:p>
          </table:table-cell>
          <table:table-cell table:number-columns-repeated="4" office:value-type="float" office:value="0">
            <text:p>0</text:p>
          </table:table-cell>
          <table:table-cell office:value-type="float" office:value="1228172">
            <text:p>1228172</text:p>
          </table:table-cell>
          <table:table-cell office:value-type="float" office:value="224942">
            <text:p>224942</text:p>
          </table:table-cell>
          <table:table-cell office:value-type="float" office:value="1228172">
            <text:p>1228172</text:p>
          </table:table-cell>
          <table:table-cell office:value-type="float" office:value="19460">
            <text:p>19460</text:p>
          </table:table-cell>
          <table:table-cell office:value-type="float" office:value="614086">
            <text:p>614086</text:p>
          </table:table-cell>
          <table:table-cell office:value-type="float" office:value="0">
            <text:p>0</text:p>
          </table:table-cell>
          <table:table-cell office:value-type="float" office:value="409390">
            <text:p>409390</text:p>
          </table:table-cell>
          <table:table-cell office:value-type="float" office:value="0">
            <text:p>0</text:p>
          </table:table-cell>
          <table:table-cell office:value-type="float" office:value="409391">
            <text:p>409391</text:p>
          </table:table-cell>
          <table:table-cell office:value-type="float" office:value="612732">
            <text:p>612732</text:p>
          </table:table-cell>
          <table:table-cell office:value-type="float" office:value="204695">
            <text:p>204695</text:p>
          </table:table-cell>
          <table:table-cell office:value-type="float" office:value="231">
            <text:p>231</text:p>
          </table:table-cell>
          <table:table-cell office:value-type="float" office:value="818782">
            <text:p>818782</text:p>
          </table:table-cell>
          <table:table-cell office:value-type="float" office:value="1228172">
            <text:p>1228172</text:p>
          </table:table-cell>
          <table:table-cell office:value-type="float" office:value="2929687">
            <text:p>2929687</text:p>
          </table:table-cell>
          <table:table-cell office:value-type="float" office:value="10253905">
            <text:p>10253905</text:p>
          </table:table-cell>
          <table:table-cell office:value-type="float" office:value="4089355">
            <text:p>408935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10788">
            <text:p>810788</text:p>
          </table:table-cell>
          <table:table-cell office:value-type="float" office:value="14220">
            <text:p>14220</text:p>
          </table:table-cell>
          <table:table-cell office:value-type="float" office:value="1241388">
            <text:p>1241388</text:p>
          </table:table-cell>
          <table:table-cell office:value-type="float" office:value="3134036">
            <text:p>3134036</text:p>
          </table:table-cell>
          <table:table-cell office:value-type="float" office:value="884100">
            <text:p>88410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870">
            <text:p>23870</text:p>
          </table:table-cell>
          <table:table-cell table:number-columns-repeated="11" office:value-type="float" office:value="0">
            <text:p>0</text:p>
          </table:table-cell>
          <table:table-cell office:value-type="float" office:value="884736">
            <text:p>884736</text:p>
          </table:table-cell>
          <table:table-cell office:value-type="float" office:value="1680052">
            <text:p>1680052</text:p>
          </table:table-cell>
          <table:table-cell table:number-columns-repeated="4" office:value-type="float" office:value="0">
            <text:p>0</text:p>
          </table:table-cell>
          <table:table-cell office:value-type="float" office:value="1241388">
            <text:p>1241388</text:p>
          </table:table-cell>
          <table:table-cell office:value-type="float" office:value="0">
            <text:p>0</text:p>
          </table:table-cell>
          <table:table-cell office:value-type="float" office:value="1241388">
            <text:p>1241388</text:p>
          </table:table-cell>
          <table:table-cell office:value-type="float" office:value="19396">
            <text:p>19396</text:p>
          </table:table-cell>
          <table:table-cell office:value-type="float" office:value="620694">
            <text:p>620694</text:p>
          </table:table-cell>
          <table:table-cell office:value-type="float" office:value="0">
            <text:p>0</text:p>
          </table:table-cell>
          <table:table-cell office:value-type="float" office:value="413796">
            <text:p>413796</text:p>
          </table:table-cell>
          <table:table-cell office:value-type="float" office:value="0">
            <text:p>0</text:p>
          </table:table-cell>
          <table:table-cell office:value-type="float" office:value="413796">
            <text:p>413796</text:p>
          </table:table-cell>
          <table:table-cell office:value-type="float" office:value="643153">
            <text:p>643153</text:p>
          </table:table-cell>
          <table:table-cell office:value-type="float" office:value="206898">
            <text:p>206898</text:p>
          </table:table-cell>
          <table:table-cell office:value-type="float" office:value="226">
            <text:p>226</text:p>
          </table:table-cell>
          <table:table-cell office:value-type="float" office:value="827593">
            <text:p>827593</text:p>
          </table:table-cell>
          <table:table-cell office:value-type="float" office:value="1241388">
            <text:p>1241388</text:p>
          </table:table-cell>
          <table:table-cell office:value-type="float" office:value="3112792">
            <text:p>3112792</text:p>
          </table:table-cell>
          <table:table-cell office:value-type="float" office:value="11566161">
            <text:p>11566161</text:p>
          </table:table-cell>
          <table:table-cell office:value-type="float" office:value="4455566">
            <text:p>445556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819954">
            <text:p>819954</text:p>
          </table:table-cell>
          <table:table-cell office:value-type="float" office:value="14430">
            <text:p>14430</text:p>
          </table:table-cell>
          <table:table-cell office:value-type="float" office:value="1259738">
            <text:p>1259738</text:p>
          </table:table-cell>
          <table:table-cell office:value-type="float" office:value="3198200">
            <text:p>3198200</text:p>
          </table:table-cell>
          <table:table-cell office:value-type="float" office:value="893740">
            <text:p>89374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904">
            <text:p>24904</text:p>
          </table:table-cell>
          <table:table-cell table:number-columns-repeated="11" office:value-type="float" office:value="0">
            <text:p>0</text:p>
          </table:table-cell>
          <table:table-cell office:value-type="float" office:value="917504">
            <text:p>917504</text:p>
          </table:table-cell>
          <table:table-cell office:value-type="float" office:value="963536">
            <text:p>963536</text:p>
          </table:table-cell>
          <table:table-cell table:number-columns-repeated="4" office:value-type="float" office:value="0">
            <text:p>0</text:p>
          </table:table-cell>
          <table:table-cell office:value-type="float" office:value="1259738">
            <text:p>1259738</text:p>
          </table:table-cell>
          <table:table-cell office:value-type="float" office:value="0">
            <text:p>0</text:p>
          </table:table-cell>
          <table:table-cell office:value-type="float" office:value="1259738">
            <text:p>1259738</text:p>
          </table:table-cell>
          <table:table-cell office:value-type="float" office:value="19683">
            <text:p>19683</text:p>
          </table:table-cell>
          <table:table-cell office:value-type="float" office:value="629869">
            <text:p>629869</text:p>
          </table:table-cell>
          <table:table-cell office:value-type="float" office:value="0">
            <text:p>0</text:p>
          </table:table-cell>
          <table:table-cell office:value-type="float" office:value="419913">
            <text:p>419913</text:p>
          </table:table-cell>
          <table:table-cell office:value-type="float" office:value="0">
            <text:p>0</text:p>
          </table:table-cell>
          <table:table-cell office:value-type="float" office:value="419913">
            <text:p>419913</text:p>
          </table:table-cell>
          <table:table-cell office:value-type="float" office:value="0">
            <text:p>0</text:p>
          </table:table-cell>
          <table:table-cell office:value-type="float" office:value="209956">
            <text:p>209956</text:p>
          </table:table-cell>
          <table:table-cell office:value-type="float" office:value="235">
            <text:p>235</text:p>
          </table:table-cell>
          <table:table-cell office:value-type="float" office:value="839825">
            <text:p>839825</text:p>
          </table:table-cell>
          <table:table-cell office:value-type="float" office:value="1259738">
            <text:p>1259738</text:p>
          </table:table-cell>
          <table:table-cell office:value-type="float" office:value="4455566">
            <text:p>4455566</text:p>
          </table:table-cell>
          <table:table-cell office:value-type="float" office:value="16632079">
            <text:p>16632079</text:p>
          </table:table-cell>
          <table:table-cell office:value-type="float" office:value="4394530">
            <text:p>4394530</text:p>
          </table:table-cell>
          <table:table-cell office:value-type="float" office:value="732421">
            <text:p>7324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842496">
            <text:p>842496</text:p>
          </table:table-cell>
          <table:table-cell office:value-type="float" office:value="15220">
            <text:p>15220</text:p>
          </table:table-cell>
          <table:table-cell office:value-type="float" office:value="1328713">
            <text:p>1328713</text:p>
          </table:table-cell>
          <table:table-cell office:value-type="float" office:value="3367685">
            <text:p>3367685</text:p>
          </table:table-cell>
          <table:table-cell office:value-type="float" office:value="917398">
            <text:p>917398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66">
            <text:p>26266</text:p>
          </table:table-cell>
          <table:table-cell table:number-columns-repeated="11" office:value-type="float" office:value="0">
            <text:p>0</text:p>
          </table:table-cell>
          <table:table-cell office:value-type="float" office:value="950272">
            <text:p>950272</text:p>
          </table:table-cell>
          <table:table-cell office:value-type="float" office:value="987048">
            <text:p>987048</text:p>
          </table:table-cell>
          <table:table-cell table:number-columns-repeated="4" office:value-type="float" office:value="0">
            <text:p>0</text:p>
          </table:table-cell>
          <table:table-cell office:value-type="float" office:value="1328713">
            <text:p>1328713</text:p>
          </table:table-cell>
          <table:table-cell office:value-type="float" office:value="0">
            <text:p>0</text:p>
          </table:table-cell>
          <table:table-cell office:value-type="float" office:value="1328713">
            <text:p>1328713</text:p>
          </table:table-cell>
          <table:table-cell office:value-type="float" office:value="20761">
            <text:p>20761</text:p>
          </table:table-cell>
          <table:table-cell office:value-type="float" office:value="664356">
            <text:p>664356</text:p>
          </table:table-cell>
          <table:table-cell office:value-type="float" office:value="0">
            <text:p>0</text:p>
          </table:table-cell>
          <table:table-cell office:value-type="float" office:value="442904">
            <text:p>442904</text:p>
          </table:table-cell>
          <table:table-cell office:value-type="float" office:value="0">
            <text:p>0</text:p>
          </table:table-cell>
          <table:table-cell office:value-type="float" office:value="442904">
            <text:p>442904</text:p>
          </table:table-cell>
          <table:table-cell office:value-type="float" office:value="668873">
            <text:p>668873</text:p>
          </table:table-cell>
          <table:table-cell office:value-type="float" office:value="221452">
            <text:p>221452</text:p>
          </table:table-cell>
          <table:table-cell office:value-type="float" office:value="238">
            <text:p>238</text:p>
          </table:table-cell>
          <table:table-cell office:value-type="float" office:value="885808">
            <text:p>885808</text:p>
          </table:table-cell>
          <table:table-cell office:value-type="float" office:value="1328713">
            <text:p>1328713</text:p>
          </table:table-cell>
          <table:table-cell office:value-type="float" office:value="2807617">
            <text:p>2807617</text:p>
          </table:table-cell>
          <table:table-cell office:value-type="float" office:value="10437011">
            <text:p>10437011</text:p>
          </table:table-cell>
          <table:table-cell office:value-type="float" office:value="4455566">
            <text:p>445556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844371">
            <text:p>844371</text:p>
          </table:table-cell>
          <table:table-cell office:value-type="float" office:value="14817">
            <text:p>14817</text:p>
          </table:table-cell>
          <table:table-cell office:value-type="float" office:value="1293524">
            <text:p>1293524</text:p>
          </table:table-cell>
          <table:table-cell office:value-type="float" office:value="3284441">
            <text:p>3284441</text:p>
          </table:table-cell>
          <table:table-cell office:value-type="float" office:value="919191">
            <text:p>91919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280">
            <text:p>27280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0">
            <text:p>983040</text:p>
          </table:table-cell>
          <table:table-cell office:value-type="float" office:value="1216252">
            <text:p>1216252</text:p>
          </table:table-cell>
          <table:table-cell table:number-columns-repeated="4" office:value-type="float" office:value="0">
            <text:p>0</text:p>
          </table:table-cell>
          <table:table-cell office:value-type="float" office:value="1293524">
            <text:p>1293524</text:p>
          </table:table-cell>
          <table:table-cell office:value-type="float" office:value="0">
            <text:p>0</text:p>
          </table:table-cell>
          <table:table-cell office:value-type="float" office:value="1293524">
            <text:p>1293524</text:p>
          </table:table-cell>
          <table:table-cell office:value-type="float" office:value="20233">
            <text:p>20233</text:p>
          </table:table-cell>
          <table:table-cell office:value-type="float" office:value="646762">
            <text:p>646762</text:p>
          </table:table-cell>
          <table:table-cell office:value-type="float" office:value="0">
            <text:p>0</text:p>
          </table:table-cell>
          <table:table-cell office:value-type="float" office:value="431174">
            <text:p>431174</text:p>
          </table:table-cell>
          <table:table-cell office:value-type="float" office:value="0">
            <text:p>0</text:p>
          </table:table-cell>
          <table:table-cell office:value-type="float" office:value="431175">
            <text:p>431175</text:p>
          </table:table-cell>
          <table:table-cell office:value-type="float" office:value="668391">
            <text:p>668391</text:p>
          </table:table-cell>
          <table:table-cell office:value-type="float" office:value="215587">
            <text:p>215587</text:p>
          </table:table-cell>
          <table:table-cell office:value-type="float" office:value="238">
            <text:p>238</text:p>
          </table:table-cell>
          <table:table-cell office:value-type="float" office:value="862349">
            <text:p>862349</text:p>
          </table:table-cell>
          <table:table-cell office:value-type="float" office:value="1293524">
            <text:p>1293524</text:p>
          </table:table-cell>
          <table:table-cell office:value-type="float" office:value="2899169">
            <text:p>2899169</text:p>
          </table:table-cell>
          <table:table-cell office:value-type="float" office:value="11627197">
            <text:p>11627197</text:p>
          </table:table-cell>
          <table:table-cell office:value-type="float" office:value="4547119">
            <text:p>4547119</text:p>
          </table:table-cell>
          <table:table-cell office:value-type="float" office:value="457763">
            <text:p>4577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905538">
            <text:p>905538</text:p>
          </table:table-cell>
          <table:table-cell office:value-type="float" office:value="15534">
            <text:p>15534</text:p>
          </table:table-cell>
          <table:table-cell office:value-type="float" office:value="1356108">
            <text:p>1356108</text:p>
          </table:table-cell>
          <table:table-cell office:value-type="float" office:value="3456770">
            <text:p>3456770</text:p>
          </table:table-cell>
          <table:table-cell office:value-type="float" office:value="983266">
            <text:p>98326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318">
            <text:p>28318</text:p>
          </table:table-cell>
          <table:table-cell table:number-columns-repeated="11" office:value-type="float" office:value="0">
            <text:p>0</text:p>
          </table:table-cell>
          <table:table-cell office:value-type="float" office:value="1015808">
            <text:p>1015808</text:p>
          </table:table-cell>
          <table:table-cell office:value-type="float" office:value="1053092">
            <text:p>1053092</text:p>
          </table:table-cell>
          <table:table-cell table:number-columns-repeated="4" office:value-type="float" office:value="0">
            <text:p>0</text:p>
          </table:table-cell>
          <table:table-cell office:value-type="float" office:value="1356108">
            <text:p>1356108</text:p>
          </table:table-cell>
          <table:table-cell office:value-type="float" office:value="0">
            <text:p>0</text:p>
          </table:table-cell>
          <table:table-cell office:value-type="float" office:value="1356108">
            <text:p>1356108</text:p>
          </table:table-cell>
          <table:table-cell office:value-type="float" office:value="21189">
            <text:p>21189</text:p>
          </table:table-cell>
          <table:table-cell office:value-type="float" office:value="678053">
            <text:p>678053</text:p>
          </table:table-cell>
          <table:table-cell office:value-type="float" office:value="0">
            <text:p>0</text:p>
          </table:table-cell>
          <table:table-cell office:value-type="float" office:value="452036">
            <text:p>452036</text:p>
          </table:table-cell>
          <table:table-cell office:value-type="float" office:value="0">
            <text:p>0</text:p>
          </table:table-cell>
          <table:table-cell office:value-type="float" office:value="452035">
            <text:p>452035</text:p>
          </table:table-cell>
          <table:table-cell office:value-type="float" office:value="0">
            <text:p>0</text:p>
          </table:table-cell>
          <table:table-cell office:value-type="float" office:value="226018">
            <text:p>226018</text:p>
          </table:table-cell>
          <table:table-cell office:value-type="float" office:value="229">
            <text:p>229</text:p>
          </table:table-cell>
          <table:table-cell office:value-type="float" office:value="904072">
            <text:p>904072</text:p>
          </table:table-cell>
          <table:table-cell office:value-type="float" office:value="1356108">
            <text:p>1356108</text:p>
          </table:table-cell>
          <table:table-cell office:value-type="float" office:value="2899169">
            <text:p>2899169</text:p>
          </table:table-cell>
          <table:table-cell office:value-type="float" office:value="16052245">
            <text:p>16052245</text:p>
          </table:table-cell>
          <table:table-cell office:value-type="float" office:value="4638671">
            <text:p>4638671</text:p>
          </table:table-cell>
          <table:table-cell office:value-type="float" office:value="701904">
            <text:p>70190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903580">
            <text:p>903580</text:p>
          </table:table-cell>
          <table:table-cell office:value-type="float" office:value="15508">
            <text:p>15508</text:p>
          </table:table-cell>
          <table:table-cell office:value-type="float" office:value="1353797">
            <text:p>1353797</text:p>
          </table:table-cell>
          <table:table-cell office:value-type="float" office:value="3450119">
            <text:p>3450119</text:p>
          </table:table-cell>
          <table:table-cell office:value-type="float" office:value="981168">
            <text:p>981168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416">
            <text:p>29416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242124">
            <text:p>1242124</text:p>
          </table:table-cell>
          <table:table-cell table:number-columns-repeated="4" office:value-type="float" office:value="0">
            <text:p>0</text:p>
          </table:table-cell>
          <table:table-cell office:value-type="float" office:value="1353797">
            <text:p>1353797</text:p>
          </table:table-cell>
          <table:table-cell office:value-type="float" office:value="0">
            <text:p>0</text:p>
          </table:table-cell>
          <table:table-cell office:value-type="float" office:value="1353797">
            <text:p>1353797</text:p>
          </table:table-cell>
          <table:table-cell office:value-type="float" office:value="21422">
            <text:p>21422</text:p>
          </table:table-cell>
          <table:table-cell office:value-type="float" office:value="676899">
            <text:p>676899</text:p>
          </table:table-cell>
          <table:table-cell office:value-type="float" office:value="0">
            <text:p>0</text:p>
          </table:table-cell>
          <table:table-cell office:value-type="float" office:value="451266">
            <text:p>451266</text:p>
          </table:table-cell>
          <table:table-cell office:value-type="float" office:value="0">
            <text:p>0</text:p>
          </table:table-cell>
          <table:table-cell office:value-type="float" office:value="451266">
            <text:p>451266</text:p>
          </table:table-cell>
          <table:table-cell office:value-type="float" office:value="693669">
            <text:p>693669</text:p>
          </table:table-cell>
          <table:table-cell office:value-type="float" office:value="225633">
            <text:p>225633</text:p>
          </table:table-cell>
          <table:table-cell office:value-type="float" office:value="241">
            <text:p>241</text:p>
          </table:table-cell>
          <table:table-cell office:value-type="float" office:value="902531">
            <text:p>902531</text:p>
          </table:table-cell>
          <table:table-cell office:value-type="float" office:value="1353797">
            <text:p>1353797</text:p>
          </table:table-cell>
          <table:table-cell office:value-type="float" office:value="5889892">
            <text:p>5889892</text:p>
          </table:table-cell>
          <table:table-cell office:value-type="float" office:value="23101806">
            <text:p>23101806</text:p>
          </table:table-cell>
          <table:table-cell office:value-type="float" office:value="4547118">
            <text:p>4547118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746493">
            <text:p>1746493</text:p>
          </table:table-cell>
          <table:table-cell office:value-type="float" office:value="26258">
            <text:p>26258</text:p>
          </table:table-cell>
          <table:table-cell office:value-type="float" office:value="2292237">
            <text:p>2292237</text:p>
          </table:table-cell>
          <table:table-cell office:value-type="float" office:value="6011817">
            <text:p>6011817</text:p>
          </table:table-cell>
          <table:table-cell office:value-type="float" office:value="1864724">
            <text:p>1864724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591">
            <text:p>65591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935452">
            <text:p>1935452</text:p>
          </table:table-cell>
          <table:table-cell table:number-columns-repeated="4" office:value-type="float" office:value="0">
            <text:p>0</text:p>
          </table:table-cell>
          <table:table-cell office:value-type="float" office:value="2292237">
            <text:p>2292237</text:p>
          </table:table-cell>
          <table:table-cell office:value-type="float" office:value="2628">
            <text:p>2628</text:p>
          </table:table-cell>
          <table:table-cell office:value-type="float" office:value="2292237">
            <text:p>2292237</text:p>
          </table:table-cell>
          <table:table-cell office:value-type="float" office:value="35816">
            <text:p>35816</text:p>
          </table:table-cell>
          <table:table-cell office:value-type="float" office:value="1146118">
            <text:p>1146118</text:p>
          </table:table-cell>
          <table:table-cell office:value-type="float" office:value="0">
            <text:p>0</text:p>
          </table:table-cell>
          <table:table-cell office:value-type="float" office:value="764079">
            <text:p>764079</text:p>
          </table:table-cell>
          <table:table-cell office:value-type="float" office:value="811072">
            <text:p>811072</text:p>
          </table:table-cell>
          <table:table-cell office:value-type="float" office:value="764079">
            <text:p>764079</text:p>
          </table:table-cell>
          <table:table-cell office:value-type="float" office:value="0">
            <text:p>0</text:p>
          </table:table-cell>
          <table:table-cell office:value-type="float" office:value="382039">
            <text:p>382039</text:p>
          </table:table-cell>
          <table:table-cell office:value-type="float" office:value="307">
            <text:p>307</text:p>
          </table:table-cell>
          <table:table-cell office:value-type="float" office:value="1528158">
            <text:p>1528158</text:p>
          </table:table-cell>
          <table:table-cell office:value-type="float" office:value="2292237">
            <text:p>2292237</text:p>
          </table:table-cell>
          <table:table-cell office:value-type="float" office:value="7293701">
            <text:p>7293701</text:p>
          </table:table-cell>
          <table:table-cell office:value-type="float" office:value="28411864">
            <text:p>28411864</text:p>
          </table:table-cell>
          <table:table-cell office:value-type="float" office:value="10467529">
            <text:p>10467529</text:p>
          </table:table-cell>
          <table:table-cell office:value-type="float" office:value="976562">
            <text:p>9765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397820">
            <text:p>3397820</text:p>
          </table:table-cell>
          <table:table-cell office:value-type="float" office:value="185787">
            <text:p>185787</text:p>
          </table:table-cell>
          <table:table-cell office:value-type="float" office:value="16218560">
            <text:p>16218560</text:p>
          </table:table-cell>
          <table:table-cell office:value-type="float" office:value="44569019">
            <text:p>44569019</text:p>
          </table:table-cell>
          <table:table-cell office:value-type="float" office:value="3595265">
            <text:p>3595265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9830">
            <text:p>13983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3665912">
            <text:p>3665912</text:p>
          </table:table-cell>
          <table:table-cell table:number-columns-repeated="4" office:value-type="float" office:value="0">
            <text:p>0</text:p>
          </table:table-cell>
          <table:table-cell office:value-type="float" office:value="16218560">
            <text:p>16218560</text:p>
          </table:table-cell>
          <table:table-cell office:value-type="float" office:value="0">
            <text:p>0</text:p>
          </table:table-cell>
          <table:table-cell office:value-type="float" office:value="16218560">
            <text:p>16218560</text:p>
          </table:table-cell>
          <table:table-cell office:value-type="float" office:value="253415">
            <text:p>253415</text:p>
          </table:table-cell>
          <table:table-cell office:value-type="float" office:value="8109280">
            <text:p>8109280</text:p>
          </table:table-cell>
          <table:table-cell office:value-type="float" office:value="0">
            <text:p>0</text:p>
          </table:table-cell>
          <table:table-cell office:value-type="float" office:value="5406187">
            <text:p>5406187</text:p>
          </table:table-cell>
          <table:table-cell office:value-type="float" office:value="0">
            <text:p>0</text:p>
          </table:table-cell>
          <table:table-cell office:value-type="float" office:value="5406187">
            <text:p>5406187</text:p>
          </table:table-cell>
          <table:table-cell office:value-type="float" office:value="16218560">
            <text:p>16218560</text:p>
          </table:table-cell>
          <table:table-cell office:value-type="float" office:value="2703094">
            <text:p>2703094</text:p>
          </table:table-cell>
          <table:table-cell office:value-type="float" office:value="457">
            <text:p>457</text:p>
          </table:table-cell>
          <table:table-cell office:value-type="float" office:value="10812373">
            <text:p>10812373</text:p>
          </table:table-cell>
          <table:table-cell office:value-type="float" office:value="16218560">
            <text:p>16218560</text:p>
          </table:table-cell>
          <table:table-cell office:value-type="float" office:value="44189453">
            <text:p>44189453</text:p>
          </table:table-cell>
          <table:table-cell office:value-type="float" office:value="163696289">
            <text:p>163696289</text:p>
          </table:table-cell>
          <table:table-cell office:value-type="float" office:value="57250976">
            <text:p>57250976</text:p>
          </table:table-cell>
          <table:table-cell office:value-type="float" office:value="7812500">
            <text:p>78125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6791723">
            <text:p>6791723</text:p>
          </table:table-cell>
          <table:table-cell office:value-type="float" office:value="88030">
            <text:p>88030</text:p>
          </table:table-cell>
          <table:table-cell office:value-type="float" office:value="7622064">
            <text:p>7622064</text:p>
          </table:table-cell>
          <table:table-cell office:value-type="float" office:value="20993956">
            <text:p>20993956</text:p>
          </table:table-cell>
          <table:table-cell office:value-type="float" office:value="7099240">
            <text:p>7099240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6876">
            <text:p>286876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7186888">
            <text:p>7186888</text:p>
          </table:table-cell>
          <table:table-cell table:number-columns-repeated="4" office:value-type="float" office:value="0">
            <text:p>0</text:p>
          </table:table-cell>
          <table:table-cell office:value-type="float" office:value="7622064">
            <text:p>7622064</text:p>
          </table:table-cell>
          <table:table-cell office:value-type="float" office:value="0">
            <text:p>0</text:p>
          </table:table-cell>
          <table:table-cell office:value-type="float" office:value="7622064">
            <text:p>7622064</text:p>
          </table:table-cell>
          <table:table-cell office:value-type="float" office:value="119095">
            <text:p>119095</text:p>
          </table:table-cell>
          <table:table-cell office:value-type="float" office:value="3811032">
            <text:p>3811032</text:p>
          </table:table-cell>
          <table:table-cell office:value-type="float" office:value="0">
            <text:p>0</text:p>
          </table:table-cell>
          <table:table-cell office:value-type="float" office:value="2540688">
            <text:p>2540688</text:p>
          </table:table-cell>
          <table:table-cell office:value-type="float" office:value="0">
            <text:p>0</text:p>
          </table:table-cell>
          <table:table-cell office:value-type="float" office:value="2540688">
            <text:p>2540688</text:p>
          </table:table-cell>
          <table:table-cell office:value-type="float" office:value="7622064">
            <text:p>7622064</text:p>
          </table:table-cell>
          <table:table-cell office:value-type="float" office:value="1270344">
            <text:p>1270344</text:p>
          </table:table-cell>
          <table:table-cell office:value-type="float" office:value="149">
            <text:p>149</text:p>
          </table:table-cell>
          <table:table-cell office:value-type="float" office:value="5081376">
            <text:p>5081376</text:p>
          </table:table-cell>
          <table:table-cell office:value-type="float" office:value="7622064">
            <text:p>7622064</text:p>
          </table:table-cell>
          <table:table-cell office:value-type="float" office:value="22705078">
            <text:p>22705078</text:p>
          </table:table-cell>
          <table:table-cell office:value-type="float" office:value="91247558">
            <text:p>91247558</text:p>
          </table:table-cell>
          <table:table-cell office:value-type="float" office:value="12023925">
            <text:p>12023925</text:p>
          </table:table-cell>
          <table:table-cell office:value-type="float" office:value="2075195">
            <text:p>2075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3457447">
            <text:p>13457447</text:p>
          </table:table-cell>
          <table:table-cell office:value-type="float" office:value="167214">
            <text:p>167214</text:p>
          </table:table-cell>
          <table:table-cell office:value-type="float" office:value="14509696">
            <text:p>14509696</text:p>
          </table:table-cell>
          <table:table-cell office:value-type="float" office:value="40142231">
            <text:p>40142231</text:p>
          </table:table-cell>
          <table:table-cell office:value-type="float" office:value="14058454">
            <text:p>14058454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4324">
            <text:p>584324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14413944">
            <text:p>14413944</text:p>
          </table:table-cell>
          <table:table-cell table:number-columns-repeated="4" office:value-type="float" office:value="0">
            <text:p>0</text:p>
          </table:table-cell>
          <table:table-cell office:value-type="float" office:value="14509696">
            <text:p>14509696</text:p>
          </table:table-cell>
          <table:table-cell office:value-type="float" office:value="0">
            <text:p>0</text:p>
          </table:table-cell>
          <table:table-cell office:value-type="float" office:value="14509696">
            <text:p>14509696</text:p>
          </table:table-cell>
          <table:table-cell office:value-type="float" office:value="226716">
            <text:p>226716</text:p>
          </table:table-cell>
          <table:table-cell office:value-type="float" office:value="7254848">
            <text:p>7254848</text:p>
          </table:table-cell>
          <table:table-cell office:value-type="float" office:value="7254484">
            <text:p>7254484</text:p>
          </table:table-cell>
          <table:table-cell office:value-type="float" office:value="4836565">
            <text:p>4836565</text:p>
          </table:table-cell>
          <table:table-cell office:value-type="float" office:value="0">
            <text:p>0</text:p>
          </table:table-cell>
          <table:table-cell office:value-type="float" office:value="4836565">
            <text:p>4836565</text:p>
          </table:table-cell>
          <table:table-cell office:value-type="float" office:value="0">
            <text:p>0</text:p>
          </table:table-cell>
          <table:table-cell office:value-type="float" office:value="2418283">
            <text:p>2418283</text:p>
          </table:table-cell>
          <table:table-cell office:value-type="float" office:value="207">
            <text:p>207</text:p>
          </table:table-cell>
          <table:table-cell office:value-type="float" office:value="9673130">
            <text:p>9673130</text:p>
          </table:table-cell>
          <table:table-cell office:value-type="float" office:value="14509696">
            <text:p>14509696</text:p>
          </table:table-cell>
          <table:table-cell office:value-type="float" office:value="44677734">
            <text:p>44677734</text:p>
          </table:table-cell>
          <table:table-cell office:value-type="float" office:value="178039550">
            <text:p>178039550</text:p>
          </table:table-cell>
          <table:table-cell office:value-type="float" office:value="17517089">
            <text:p>17517089</text:p>
          </table:table-cell>
          <table:table-cell office:value-type="float" office:value="3784179">
            <text:p>37841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6865810">
            <text:p>26865810</text:p>
          </table:table-cell>
          <table:table-cell office:value-type="float" office:value="329192">
            <text:p>329192</text:p>
          </table:table-cell>
          <table:table-cell office:value-type="float" office:value="28604351">
            <text:p>28604351</text:p>
          </table:table-cell>
          <table:table-cell office:value-type="float" office:value="79322230">
            <text:p>79322230</text:p>
          </table:table-cell>
          <table:table-cell office:value-type="float" office:value="28057788">
            <text:p>28057788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76310">
            <text:p>1176310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29153784">
            <text:p>29153784</text:p>
          </table:table-cell>
          <table:table-cell table:number-columns-repeated="4" office:value-type="float" office:value="0">
            <text:p>0</text:p>
          </table:table-cell>
          <table:table-cell office:value-type="float" office:value="28604351">
            <text:p>28604351</text:p>
          </table:table-cell>
          <table:table-cell office:value-type="float" office:value="0">
            <text:p>0</text:p>
          </table:table-cell>
          <table:table-cell office:value-type="float" office:value="28604351">
            <text:p>28604351</text:p>
          </table:table-cell>
          <table:table-cell office:value-type="float" office:value="446947">
            <text:p>446947</text:p>
          </table:table-cell>
          <table:table-cell office:value-type="float" office:value="14302176">
            <text:p>14302176</text:p>
          </table:table-cell>
          <table:table-cell office:value-type="float" office:value="0">
            <text:p>0</text:p>
          </table:table-cell>
          <table:table-cell office:value-type="float" office:value="9534784">
            <text:p>9534784</text:p>
          </table:table-cell>
          <table:table-cell office:value-type="float" office:value="0">
            <text:p>0</text:p>
          </table:table-cell>
          <table:table-cell office:value-type="float" office:value="9534784">
            <text:p>9534784</text:p>
          </table:table-cell>
          <table:table-cell office:value-type="float" office:value="0">
            <text:p>0</text:p>
          </table:table-cell>
          <table:table-cell office:value-type="float" office:value="4767392">
            <text:p>4767392</text:p>
          </table:table-cell>
          <table:table-cell office:value-type="float" office:value="8544">
            <text:p>8544</text:p>
          </table:table-cell>
          <table:table-cell office:value-type="float" office:value="19069567">
            <text:p>19069567</text:p>
          </table:table-cell>
          <table:table-cell office:value-type="float" office:value="28604351">
            <text:p>28604351</text:p>
          </table:table-cell>
          <table:table-cell office:value-type="float" office:value="85510253">
            <text:p>85510253</text:p>
          </table:table-cell>
          <table:table-cell office:value-type="float" office:value="342285156">
            <text:p>342285156</text:p>
          </table:table-cell>
          <table:table-cell office:value-type="float" office:value="27099609">
            <text:p>27099609</text:p>
          </table:table-cell>
          <table:table-cell office:value-type="float" office:value="7080078">
            <text:p>70800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53639454">
            <text:p>53639454</text:p>
          </table:table-cell>
          <table:table-cell office:value-type="float" office:value="650928">
            <text:p>650928</text:p>
          </table:table-cell>
          <table:table-cell office:value-type="float" office:value="56587442">
            <text:p>56587442</text:p>
          </table:table-cell>
          <table:table-cell office:value-type="float" office:value="157128138">
            <text:p>157128138</text:p>
          </table:table-cell>
          <table:table-cell office:value-type="float" office:value="56001930">
            <text:p>56001930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64280">
            <text:p>2364280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56089704">
            <text:p>56089704</text:p>
          </table:table-cell>
          <table:table-cell table:number-columns-repeated="4" office:value-type="float" office:value="0">
            <text:p>0</text:p>
          </table:table-cell>
          <table:table-cell office:value-type="float" office:value="56587442">
            <text:p>56587442</text:p>
          </table:table-cell>
          <table:table-cell office:value-type="float" office:value="0">
            <text:p>0</text:p>
          </table:table-cell>
          <table:table-cell office:value-type="float" office:value="56587442">
            <text:p>56587442</text:p>
          </table:table-cell>
          <table:table-cell office:value-type="float" office:value="884182">
            <text:p>884182</text:p>
          </table:table-cell>
          <table:table-cell office:value-type="float" office:value="28293721">
            <text:p>28293721</text:p>
          </table:table-cell>
          <table:table-cell office:value-type="float" office:value="0">
            <text:p>0</text:p>
          </table:table-cell>
          <table:table-cell office:value-type="float" office:value="18862481">
            <text:p>18862481</text:p>
          </table:table-cell>
          <table:table-cell office:value-type="float" office:value="0">
            <text:p>0</text:p>
          </table:table-cell>
          <table:table-cell office:value-type="float" office:value="18862481">
            <text:p>18862481</text:p>
          </table:table-cell>
          <table:table-cell office:value-type="float" office:value="56587442">
            <text:p>56587442</text:p>
          </table:table-cell>
          <table:table-cell office:value-type="float" office:value="9431240">
            <text:p>9431240</text:p>
          </table:table-cell>
          <table:table-cell office:value-type="float" office:value="289">
            <text:p>289</text:p>
          </table:table-cell>
          <table:table-cell office:value-type="float" office:value="37724962">
            <text:p>37724962</text:p>
          </table:table-cell>
          <table:table-cell office:value-type="float" office:value="56587442">
            <text:p>56587442</text:p>
          </table:table-cell>
          <table:table-cell office:value-type="float" office:value="170227050">
            <text:p>170227050</text:p>
          </table:table-cell>
          <table:table-cell office:value-type="float" office:value="684265136">
            <text:p>684265136</text:p>
          </table:table-cell>
          <table:table-cell office:value-type="float" office:value="49316406">
            <text:p>49316406</text:p>
          </table:table-cell>
          <table:table-cell office:value-type="float" office:value="13854980">
            <text:p>1385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07426235">
            <text:p>107426235</text:p>
          </table:table-cell>
          <table:table-cell office:value-type="float" office:value="1295525">
            <text:p>1295525</text:p>
          </table:table-cell>
          <table:table-cell office:value-type="float" office:value="112460273">
            <text:p>112460273</text:p>
          </table:table-cell>
          <table:table-cell office:value-type="float" office:value="313115326">
            <text:p>313115326</text:p>
          </table:table-cell>
          <table:table-cell office:value-type="float" office:value="111949018">
            <text:p>111949018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36340">
            <text:p>4736340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112309040">
            <text:p>112309040</text:p>
          </table:table-cell>
          <table:table-cell table:number-columns-repeated="4" office:value-type="float" office:value="0">
            <text:p>0</text:p>
          </table:table-cell>
          <table:table-cell office:value-type="float" office:value="112460273">
            <text:p>112460273</text:p>
          </table:table-cell>
          <table:table-cell office:value-type="float" office:value="1856">
            <text:p>1856</text:p>
          </table:table-cell>
          <table:table-cell office:value-type="float" office:value="112460273">
            <text:p>112460273</text:p>
          </table:table-cell>
          <table:table-cell office:value-type="float" office:value="1757743">
            <text:p>1757743</text:p>
          </table:table-cell>
          <table:table-cell office:value-type="float" office:value="56230136">
            <text:p>56230136</text:p>
          </table:table-cell>
          <table:table-cell office:value-type="float" office:value="0">
            <text:p>0</text:p>
          </table:table-cell>
          <table:table-cell office:value-type="float" office:value="37486757">
            <text:p>37486757</text:p>
          </table:table-cell>
          <table:table-cell office:value-type="float" office:value="0">
            <text:p>0</text:p>
          </table:table-cell>
          <table:table-cell office:value-type="float" office:value="37486758">
            <text:p>37486758</text:p>
          </table:table-cell>
          <table:table-cell office:value-type="float" office:value="0">
            <text:p>0</text:p>
          </table:table-cell>
          <table:table-cell office:value-type="float" office:value="18743379">
            <text:p>18743379</text:p>
          </table:table-cell>
          <table:table-cell office:value-type="float" office:value="539">
            <text:p>539</text:p>
          </table:table-cell>
          <table:table-cell office:value-type="float" office:value="74973516">
            <text:p>74973516</text:p>
          </table:table-cell>
          <table:table-cell office:value-type="float" office:value="112460273">
            <text:p>112460273</text:p>
          </table:table-cell>
          <table:table-cell office:value-type="float" office:value="340576171">
            <text:p>340576171</text:p>
          </table:table-cell>
          <table:table-cell office:value-type="float" office:value="1361816406">
            <text:p>1361816406</text:p>
          </table:table-cell>
          <table:table-cell office:value-type="float" office:value="88012695">
            <text:p>88012695</text:p>
          </table:table-cell>
          <table:table-cell office:value-type="float" office:value="27343750">
            <text:p>273437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41124">
            <text:p>141124</text:p>
          </table:table-cell>
          <table:table-cell office:value-type="float" office:value="6294">
            <text:p>6294</text:p>
          </table:table-cell>
          <table:table-cell office:value-type="float" office:value="549435">
            <text:p>549435</text:p>
          </table:table-cell>
          <table:table-cell office:value-type="float" office:value="1222787">
            <text:p>1222787</text:p>
          </table:table-cell>
          <table:table-cell office:value-type="float" office:value="182949">
            <text:p>18294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978648">
            <text:p>1978648</text:p>
          </table:table-cell>
          <table:table-cell table:number-columns-repeated="4" office:value-type="float" office:value="0">
            <text:p>0</text:p>
          </table:table-cell>
          <table:table-cell office:value-type="float" office:value="549435">
            <text:p>549435</text:p>
          </table:table-cell>
          <table:table-cell office:value-type="float" office:value="0">
            <text:p>0</text:p>
          </table:table-cell>
          <table:table-cell office:value-type="float" office:value="549435">
            <text:p>549435</text:p>
          </table:table-cell>
          <table:table-cell office:value-type="float" office:value="8852">
            <text:p>8852</text:p>
          </table:table-cell>
          <table:table-cell office:value-type="float" office:value="274717">
            <text:p>274717</text:p>
          </table:table-cell>
          <table:table-cell office:value-type="float" office:value="0">
            <text:p>0</text:p>
          </table:table-cell>
          <table:table-cell office:value-type="float" office:value="183145">
            <text:p>183145</text:p>
          </table:table-cell>
          <table:table-cell office:value-type="float" office:value="0">
            <text:p>0</text:p>
          </table:table-cell>
          <table:table-cell office:value-type="float" office:value="183145">
            <text:p>183145</text:p>
          </table:table-cell>
          <table:table-cell office:value-type="float" office:value="251566">
            <text:p>251566</text:p>
          </table:table-cell>
          <table:table-cell office:value-type="float" office:value="91572">
            <text:p>91572</text:p>
          </table:table-cell>
          <table:table-cell office:value-type="float" office:value="297957">
            <text:p>297957</text:p>
          </table:table-cell>
          <table:table-cell office:value-type="float" office:value="366291">
            <text:p>366291</text:p>
          </table:table-cell>
          <table:table-cell office:value-type="float" office:value="549435">
            <text:p>549435</text:p>
          </table:table-cell>
          <table:table-cell table:number-columns-repeated="2" office:value-type="float" office:value="0">
            <text:p>0</text:p>
          </table:table-cell>
          <table:table-cell office:value-type="float" office:value="1739501">
            <text:p>173950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1041">
            <text:p>141041</text:p>
          </table:table-cell>
          <table:table-cell office:value-type="float" office:value="6752">
            <text:p>6752</text:p>
          </table:table-cell>
          <table:table-cell office:value-type="float" office:value="589464">
            <text:p>589464</text:p>
          </table:table-cell>
          <table:table-cell office:value-type="float" office:value="1323977">
            <text:p>1323977</text:p>
          </table:table-cell>
          <table:table-cell office:value-type="float" office:value="182372">
            <text:p>1823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52112">
            <text:p>252112</text:p>
          </table:table-cell>
          <table:table-cell table:number-columns-repeated="4" office:value-type="float" office:value="0">
            <text:p>0</text:p>
          </table:table-cell>
          <table:table-cell office:value-type="float" office:value="589464">
            <text:p>589464</text:p>
          </table:table-cell>
          <table:table-cell office:value-type="float" office:value="0">
            <text:p>0</text:p>
          </table:table-cell>
          <table:table-cell office:value-type="float" office:value="589464">
            <text:p>589464</text:p>
          </table:table-cell>
          <table:table-cell office:value-type="float" office:value="9477">
            <text:p>9477</text:p>
          </table:table-cell>
          <table:table-cell office:value-type="float" office:value="294732">
            <text:p>294732</text:p>
          </table:table-cell>
          <table:table-cell office:value-type="float" office:value="0">
            <text:p>0</text:p>
          </table:table-cell>
          <table:table-cell office:value-type="float" office:value="196488">
            <text:p>196488</text:p>
          </table:table-cell>
          <table:table-cell office:value-type="float" office:value="0">
            <text:p>0</text:p>
          </table:table-cell>
          <table:table-cell office:value-type="float" office:value="196488">
            <text:p>196488</text:p>
          </table:table-cell>
          <table:table-cell office:value-type="float" office:value="293031">
            <text:p>293031</text:p>
          </table:table-cell>
          <table:table-cell office:value-type="float" office:value="98244">
            <text:p>98244</text:p>
          </table:table-cell>
          <table:table-cell office:value-type="float" office:value="165">
            <text:p>165</text:p>
          </table:table-cell>
          <table:table-cell office:value-type="float" office:value="392976">
            <text:p>392976</text:p>
          </table:table-cell>
          <table:table-cell office:value-type="float" office:value="589464">
            <text:p>589464</text:p>
          </table:table-cell>
          <table:table-cell office:value-type="float" office:value="1342773">
            <text:p>1342773</text:p>
          </table:table-cell>
          <table:table-cell office:value-type="float" office:value="4852294">
            <text:p>4852294</text:p>
          </table:table-cell>
          <table:table-cell office:value-type="float" office:value="1892089">
            <text:p>1892089</text:p>
          </table:table-cell>
          <table:table-cell office:value-type="float" office:value="213623">
            <text:p>2136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0874">
            <text:p>140874</text:p>
          </table:table-cell>
          <table:table-cell office:value-type="float" office:value="5850">
            <text:p>5850</text:p>
          </table:table-cell>
          <table:table-cell office:value-type="float" office:value="510727">
            <text:p>510727</text:p>
          </table:table-cell>
          <table:table-cell office:value-type="float" office:value="1124330">
            <text:p>1124330</text:p>
          </table:table-cell>
          <table:table-cell office:value-type="float" office:value="182199">
            <text:p>18219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52064">
            <text:p>252064</text:p>
          </table:table-cell>
          <table:table-cell table:number-columns-repeated="4" office:value-type="float" office:value="0">
            <text:p>0</text:p>
          </table:table-cell>
          <table:table-cell office:value-type="float" office:value="510727">
            <text:p>510727</text:p>
          </table:table-cell>
          <table:table-cell office:value-type="float" office:value="0">
            <text:p>0</text:p>
          </table:table-cell>
          <table:table-cell office:value-type="float" office:value="510727">
            <text:p>510727</text:p>
          </table:table-cell>
          <table:table-cell office:value-type="float" office:value="8249">
            <text:p>8249</text:p>
          </table:table-cell>
          <table:table-cell office:value-type="float" office:value="255363">
            <text:p>255363</text:p>
          </table:table-cell>
          <table:table-cell office:value-type="float" office:value="0">
            <text:p>0</text:p>
          </table:table-cell>
          <table:table-cell office:value-type="float" office:value="170242">
            <text:p>170242</text:p>
          </table:table-cell>
          <table:table-cell office:value-type="float" office:value="0">
            <text:p>0</text:p>
          </table:table-cell>
          <table:table-cell office:value-type="float" office:value="170242">
            <text:p>170242</text:p>
          </table:table-cell>
          <table:table-cell office:value-type="float" office:value="257413">
            <text:p>257413</text:p>
          </table:table-cell>
          <table:table-cell office:value-type="float" office:value="85121">
            <text:p>85121</text:p>
          </table:table-cell>
          <table:table-cell office:value-type="float" office:value="178">
            <text:p>178</text:p>
          </table:table-cell>
          <table:table-cell office:value-type="float" office:value="340485">
            <text:p>340485</text:p>
          </table:table-cell>
          <table:table-cell office:value-type="float" office:value="510727">
            <text:p>510727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3">
            <text:p>158691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0999">
            <text:p>140999</text:p>
          </table:table-cell>
          <table:table-cell office:value-type="float" office:value="6729">
            <text:p>6729</text:p>
          </table:table-cell>
          <table:table-cell office:value-type="float" office:value="587364">
            <text:p>587364</text:p>
          </table:table-cell>
          <table:table-cell office:value-type="float" office:value="1318271">
            <text:p>1318271</text:p>
          </table:table-cell>
          <table:table-cell office:value-type="float" office:value="182465">
            <text:p>1824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43152">
            <text:p>1243152</text:p>
          </table:table-cell>
          <table:table-cell table:number-columns-repeated="4" office:value-type="float" office:value="0">
            <text:p>0</text:p>
          </table:table-cell>
          <table:table-cell office:value-type="float" office:value="587364">
            <text:p>587364</text:p>
          </table:table-cell>
          <table:table-cell office:value-type="float" office:value="0">
            <text:p>0</text:p>
          </table:table-cell>
          <table:table-cell office:value-type="float" office:value="587364">
            <text:p>587364</text:p>
          </table:table-cell>
          <table:table-cell office:value-type="float" office:value="9445">
            <text:p>9445</text:p>
          </table:table-cell>
          <table:table-cell office:value-type="float" office:value="293682">
            <text:p>293682</text:p>
          </table:table-cell>
          <table:table-cell office:value-type="float" office:value="0">
            <text:p>0</text:p>
          </table:table-cell>
          <table:table-cell office:value-type="float" office:value="195788">
            <text:p>195788</text:p>
          </table:table-cell>
          <table:table-cell office:value-type="float" office:value="0">
            <text:p>0</text:p>
          </table:table-cell>
          <table:table-cell office:value-type="float" office:value="195788">
            <text:p>195788</text:p>
          </table:table-cell>
          <table:table-cell office:value-type="float" office:value="587364">
            <text:p>587364</text:p>
          </table:table-cell>
          <table:table-cell office:value-type="float" office:value="97894">
            <text:p>97894</text:p>
          </table:table-cell>
          <table:table-cell office:value-type="float" office:value="196">
            <text:p>196</text:p>
          </table:table-cell>
          <table:table-cell office:value-type="float" office:value="391576">
            <text:p>391576</text:p>
          </table:table-cell>
          <table:table-cell office:value-type="float" office:value="587364">
            <text:p>587364</text:p>
          </table:table-cell>
          <table:table-cell office:value-type="float" office:value="1403808">
            <text:p>1403808</text:p>
          </table:table-cell>
          <table:table-cell office:value-type="float" office:value="5371093">
            <text:p>5371093</text:p>
          </table:table-cell>
          <table:table-cell office:value-type="float" office:value="1831054">
            <text:p>1831054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2416">
            <text:p>142416</text:p>
          </table:table-cell>
          <table:table-cell office:value-type="float" office:value="6307">
            <text:p>6307</text:p>
          </table:table-cell>
          <table:table-cell office:value-type="float" office:value="550590">
            <text:p>550590</text:p>
          </table:table-cell>
          <table:table-cell office:value-type="float" office:value="1231179">
            <text:p>1231179</text:p>
          </table:table-cell>
          <table:table-cell office:value-type="float" office:value="184093">
            <text:p>18409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53588">
            <text:p>253588</text:p>
          </table:table-cell>
          <table:table-cell table:number-columns-repeated="4" office:value-type="float" office:value="0">
            <text:p>0</text:p>
          </table:table-cell>
          <table:table-cell office:value-type="float" office:value="550590">
            <text:p>550590</text:p>
          </table:table-cell>
          <table:table-cell office:value-type="float" office:value="0">
            <text:p>0</text:p>
          </table:table-cell>
          <table:table-cell office:value-type="float" office:value="550590">
            <text:p>550590</text:p>
          </table:table-cell>
          <table:table-cell office:value-type="float" office:value="9171">
            <text:p>9171</text:p>
          </table:table-cell>
          <table:table-cell office:value-type="float" office:value="275295">
            <text:p>275295</text:p>
          </table:table-cell>
          <table:table-cell office:value-type="float" office:value="0">
            <text:p>0</text:p>
          </table:table-cell>
          <table:table-cell office:value-type="float" office:value="183530">
            <text:p>183530</text:p>
          </table:table-cell>
          <table:table-cell office:value-type="float" office:value="0">
            <text:p>0</text:p>
          </table:table-cell>
          <table:table-cell office:value-type="float" office:value="183529">
            <text:p>183529</text:p>
          </table:table-cell>
          <table:table-cell office:value-type="float" office:value="550590">
            <text:p>550590</text:p>
          </table:table-cell>
          <table:table-cell office:value-type="float" office:value="91765">
            <text:p>91765</text:p>
          </table:table-cell>
          <table:table-cell office:value-type="float" office:value="188">
            <text:p>188</text:p>
          </table:table-cell>
          <table:table-cell office:value-type="float" office:value="367059">
            <text:p>367059</text:p>
          </table:table-cell>
          <table:table-cell office:value-type="float" office:value="550590">
            <text:p>550590</text:p>
          </table:table-cell>
          <table:table-cell office:value-type="float" office:value="1312255">
            <text:p>1312255</text:p>
          </table:table-cell>
          <table:table-cell office:value-type="float" office:value="4882812">
            <text:p>4882812</text:p>
          </table:table-cell>
          <table:table-cell office:value-type="float" office:value="1678466">
            <text:p>1678466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42499">
            <text:p>142499</text:p>
          </table:table-cell>
          <table:table-cell office:value-type="float" office:value="6321">
            <text:p>6321</text:p>
          </table:table-cell>
          <table:table-cell office:value-type="float" office:value="551800">
            <text:p>551800</text:p>
          </table:table-cell>
          <table:table-cell office:value-type="float" office:value="1219047">
            <text:p>1219047</text:p>
          </table:table-cell>
          <table:table-cell office:value-type="float" office:value="184193">
            <text:p>18419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">
            <text:p>1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968728">
            <text:p>968728</text:p>
          </table:table-cell>
          <table:table-cell table:number-columns-repeated="4" office:value-type="float" office:value="0">
            <text:p>0</text:p>
          </table:table-cell>
          <table:table-cell office:value-type="float" office:value="551800">
            <text:p>551800</text:p>
          </table:table-cell>
          <table:table-cell office:value-type="float" office:value="0">
            <text:p>0</text:p>
          </table:table-cell>
          <table:table-cell office:value-type="float" office:value="551800">
            <text:p>551800</text:p>
          </table:table-cell>
          <table:table-cell office:value-type="float" office:value="8889">
            <text:p>8889</text:p>
          </table:table-cell>
          <table:table-cell office:value-type="float" office:value="275900">
            <text:p>275900</text:p>
          </table:table-cell>
          <table:table-cell office:value-type="float" office:value="0">
            <text:p>0</text:p>
          </table:table-cell>
          <table:table-cell office:value-type="float" office:value="183934">
            <text:p>183934</text:p>
          </table:table-cell>
          <table:table-cell office:value-type="float" office:value="0">
            <text:p>0</text:p>
          </table:table-cell>
          <table:table-cell office:value-type="float" office:value="183933">
            <text:p>183933</text:p>
          </table:table-cell>
          <table:table-cell office:value-type="float" office:value="295064">
            <text:p>295064</text:p>
          </table:table-cell>
          <table:table-cell office:value-type="float" office:value="91966">
            <text:p>91966</text:p>
          </table:table-cell>
          <table:table-cell office:value-type="float" office:value="181">
            <text:p>181</text:p>
          </table:table-cell>
          <table:table-cell office:value-type="float" office:value="367867">
            <text:p>367867</text:p>
          </table:table-cell>
          <table:table-cell office:value-type="float" office:value="551800">
            <text:p>551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3">
            <text:p>158691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2832">
            <text:p>142832</text:p>
          </table:table-cell>
          <table:table-cell office:value-type="float" office:value="6829">
            <text:p>6829</text:p>
          </table:table-cell>
          <table:table-cell office:value-type="float" office:value="596193">
            <text:p>596193</text:p>
          </table:table-cell>
          <table:table-cell office:value-type="float" office:value="1339766">
            <text:p>1339766</text:p>
          </table:table-cell>
          <table:table-cell office:value-type="float" office:value="184188">
            <text:p>18418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">
            <text:p>3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477648">
            <text:p>477648</text:p>
          </table:table-cell>
          <table:table-cell table:number-columns-repeated="4" office:value-type="float" office:value="0">
            <text:p>0</text:p>
          </table:table-cell>
          <table:table-cell office:value-type="float" office:value="596193">
            <text:p>596193</text:p>
          </table:table-cell>
          <table:table-cell office:value-type="float" office:value="0">
            <text:p>0</text:p>
          </table:table-cell>
          <table:table-cell office:value-type="float" office:value="596193">
            <text:p>596193</text:p>
          </table:table-cell>
          <table:table-cell office:value-type="float" office:value="9607">
            <text:p>9607</text:p>
          </table:table-cell>
          <table:table-cell office:value-type="float" office:value="298096">
            <text:p>298096</text:p>
          </table:table-cell>
          <table:table-cell office:value-type="float" office:value="147322">
            <text:p>147322</text:p>
          </table:table-cell>
          <table:table-cell office:value-type="float" office:value="198731">
            <text:p>198731</text:p>
          </table:table-cell>
          <table:table-cell office:value-type="float" office:value="0">
            <text:p>0</text:p>
          </table:table-cell>
          <table:table-cell office:value-type="float" office:value="198731">
            <text:p>198731</text:p>
          </table:table-cell>
          <table:table-cell office:value-type="float" office:value="301566">
            <text:p>301566</text:p>
          </table:table-cell>
          <table:table-cell office:value-type="float" office:value="99365">
            <text:p>99365</text:p>
          </table:table-cell>
          <table:table-cell office:value-type="float" office:value="186">
            <text:p>186</text:p>
          </table:table-cell>
          <table:table-cell office:value-type="float" office:value="397462">
            <text:p>397462</text:p>
          </table:table-cell>
          <table:table-cell office:value-type="float" office:value="596193">
            <text:p>596193</text:p>
          </table:table-cell>
          <table:table-cell office:value-type="float" office:value="1403808">
            <text:p>1403808</text:p>
          </table:table-cell>
          <table:table-cell office:value-type="float" office:value="5218505">
            <text:p>5218505</text:p>
          </table:table-cell>
          <table:table-cell office:value-type="float" office:value="1800536">
            <text:p>1800536</text:p>
          </table:table-cell>
          <table:table-cell office:value-type="float" office:value="213623">
            <text:p>2136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42916">
            <text:p>142916</text:p>
          </table:table-cell>
          <table:table-cell office:value-type="float" office:value="6342">
            <text:p>6342</text:p>
          </table:table-cell>
          <table:table-cell office:value-type="float" office:value="553641">
            <text:p>553641</text:p>
          </table:table-cell>
          <table:table-cell office:value-type="float" office:value="1238810">
            <text:p>1238810</text:p>
          </table:table-cell>
          <table:table-cell office:value-type="float" office:value="184662">
            <text:p>18466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6">
            <text:p>6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54624">
            <text:p>254624</text:p>
          </table:table-cell>
          <table:table-cell table:number-columns-repeated="4" office:value-type="float" office:value="0">
            <text:p>0</text:p>
          </table:table-cell>
          <table:table-cell office:value-type="float" office:value="553641">
            <text:p>553641</text:p>
          </table:table-cell>
          <table:table-cell office:value-type="float" office:value="0">
            <text:p>0</text:p>
          </table:table-cell>
          <table:table-cell office:value-type="float" office:value="553641">
            <text:p>553641</text:p>
          </table:table-cell>
          <table:table-cell office:value-type="float" office:value="8922">
            <text:p>8922</text:p>
          </table:table-cell>
          <table:table-cell office:value-type="float" office:value="276820">
            <text:p>276820</text:p>
          </table:table-cell>
          <table:table-cell office:value-type="float" office:value="0">
            <text:p>0</text:p>
          </table:table-cell>
          <table:table-cell office:value-type="float" office:value="184547">
            <text:p>184547</text:p>
          </table:table-cell>
          <table:table-cell office:value-type="float" office:value="0">
            <text:p>0</text:p>
          </table:table-cell>
          <table:table-cell office:value-type="float" office:value="184547">
            <text:p>184547</text:p>
          </table:table-cell>
          <table:table-cell office:value-type="float" office:value="553641">
            <text:p>553641</text:p>
          </table:table-cell>
          <table:table-cell office:value-type="float" office:value="92273">
            <text:p>92273</text:p>
          </table:table-cell>
          <table:table-cell office:value-type="float" office:value="191">
            <text:p>191</text:p>
          </table:table-cell>
          <table:table-cell office:value-type="float" office:value="369094">
            <text:p>369094</text:p>
          </table:table-cell>
          <table:table-cell office:value-type="float" office:value="553641">
            <text:p>553641</text:p>
          </table:table-cell>
          <table:table-cell table:number-columns-repeated="2" office:value-type="float" office:value="0">
            <text:p>0</text:p>
          </table:table-cell>
          <table:table-cell office:value-type="float" office:value="1800536">
            <text:p>180053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54458">
            <text:p>154458</text:p>
          </table:table-cell>
          <table:table-cell office:value-type="float" office:value="6467">
            <text:p>6467</text:p>
          </table:table-cell>
          <table:table-cell office:value-type="float" office:value="564498">
            <text:p>564498</text:p>
          </table:table-cell>
          <table:table-cell office:value-type="float" office:value="1265284">
            <text:p>1265284</text:p>
          </table:table-cell>
          <table:table-cell office:value-type="float" office:value="196721">
            <text:p>19672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2">
            <text:p>131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66884">
            <text:p>266884</text:p>
          </table:table-cell>
          <table:table-cell table:number-columns-repeated="4" office:value-type="float" office:value="0">
            <text:p>0</text:p>
          </table:table-cell>
          <table:table-cell office:value-type="float" office:value="564498">
            <text:p>564498</text:p>
          </table:table-cell>
          <table:table-cell office:value-type="float" office:value="0">
            <text:p>0</text:p>
          </table:table-cell>
          <table:table-cell office:value-type="float" office:value="564498">
            <text:p>564498</text:p>
          </table:table-cell>
          <table:table-cell office:value-type="float" office:value="9115">
            <text:p>9115</text:p>
          </table:table-cell>
          <table:table-cell office:value-type="float" office:value="282249">
            <text:p>282249</text:p>
          </table:table-cell>
          <table:table-cell office:value-type="float" office:value="0">
            <text:p>0</text:p>
          </table:table-cell>
          <table:table-cell office:value-type="float" office:value="188165">
            <text:p>188165</text:p>
          </table:table-cell>
          <table:table-cell office:value-type="float" office:value="0">
            <text:p>0</text:p>
          </table:table-cell>
          <table:table-cell office:value-type="float" office:value="188166">
            <text:p>188166</text:p>
          </table:table-cell>
          <table:table-cell office:value-type="float" office:value="564498">
            <text:p>564498</text:p>
          </table:table-cell>
          <table:table-cell office:value-type="float" office:value="94083">
            <text:p>94083</text:p>
          </table:table-cell>
          <table:table-cell office:value-type="float" office:value="184">
            <text:p>184</text:p>
          </table:table-cell>
          <table:table-cell office:value-type="float" office:value="376332">
            <text:p>376332</text:p>
          </table:table-cell>
          <table:table-cell office:value-type="float" office:value="564498">
            <text:p>564498</text:p>
          </table:table-cell>
          <table:table-cell office:value-type="float" office:value="2838134">
            <text:p>2838134</text:p>
          </table:table-cell>
          <table:table-cell office:value-type="float" office:value="10192870">
            <text:p>10192870</text:p>
          </table:table-cell>
          <table:table-cell office:value-type="float" office:value="1647948">
            <text:p>164794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2874">
            <text:p>162874</text:p>
          </table:table-cell>
          <table:table-cell office:value-type="float" office:value="6639">
            <text:p>6639</text:p>
          </table:table-cell>
          <table:table-cell office:value-type="float" office:value="579605">
            <text:p>579605</text:p>
          </table:table-cell>
          <table:table-cell office:value-type="float" office:value="1297960">
            <text:p>1297960</text:p>
          </table:table-cell>
          <table:table-cell office:value-type="float" office:value="205465">
            <text:p>20546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4">
            <text:p>2624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275276">
            <text:p>275276</text:p>
          </table:table-cell>
          <table:table-cell table:number-columns-repeated="4" office:value-type="float" office:value="0">
            <text:p>0</text:p>
          </table:table-cell>
          <table:table-cell office:value-type="float" office:value="579605">
            <text:p>579605</text:p>
          </table:table-cell>
          <table:table-cell office:value-type="float" office:value="0">
            <text:p>0</text:p>
          </table:table-cell>
          <table:table-cell office:value-type="float" office:value="579605">
            <text:p>579605</text:p>
          </table:table-cell>
          <table:table-cell office:value-type="float" office:value="9495">
            <text:p>9495</text:p>
          </table:table-cell>
          <table:table-cell office:value-type="float" office:value="289802">
            <text:p>289802</text:p>
          </table:table-cell>
          <table:table-cell office:value-type="float" office:value="0">
            <text:p>0</text:p>
          </table:table-cell>
          <table:table-cell office:value-type="float" office:value="193201">
            <text:p>193201</text:p>
          </table:table-cell>
          <table:table-cell office:value-type="float" office:value="0">
            <text:p>0</text:p>
          </table:table-cell>
          <table:table-cell office:value-type="float" office:value="193202">
            <text:p>193202</text:p>
          </table:table-cell>
          <table:table-cell office:value-type="float" office:value="306394">
            <text:p>306394</text:p>
          </table:table-cell>
          <table:table-cell office:value-type="float" office:value="96601">
            <text:p>96601</text:p>
          </table:table-cell>
          <table:table-cell office:value-type="float" office:value="198">
            <text:p>198</text:p>
          </table:table-cell>
          <table:table-cell office:value-type="float" office:value="386403">
            <text:p>386403</text:p>
          </table:table-cell>
          <table:table-cell office:value-type="float" office:value="579605">
            <text:p>579605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78332">
            <text:p>178332</text:p>
          </table:table-cell>
          <table:table-cell office:value-type="float" office:value="6751">
            <text:p>6751</text:p>
          </table:table-cell>
          <table:table-cell office:value-type="float" office:value="589396">
            <text:p>589396</text:p>
          </table:table-cell>
          <table:table-cell office:value-type="float" office:value="1335541">
            <text:p>1335541</text:p>
          </table:table-cell>
          <table:table-cell office:value-type="float" office:value="221883">
            <text:p>221883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36">
            <text:p>3936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291708">
            <text:p>291708</text:p>
          </table:table-cell>
          <table:table-cell table:number-columns-repeated="4" office:value-type="float" office:value="0">
            <text:p>0</text:p>
          </table:table-cell>
          <table:table-cell office:value-type="float" office:value="589396">
            <text:p>589396</text:p>
          </table:table-cell>
          <table:table-cell office:value-type="float" office:value="0">
            <text:p>0</text:p>
          </table:table-cell>
          <table:table-cell office:value-type="float" office:value="589396">
            <text:p>589396</text:p>
          </table:table-cell>
          <table:table-cell office:value-type="float" office:value="9482">
            <text:p>9482</text:p>
          </table:table-cell>
          <table:table-cell office:value-type="float" office:value="294698">
            <text:p>294698</text:p>
          </table:table-cell>
          <table:table-cell office:value-type="float" office:value="0">
            <text:p>0</text:p>
          </table:table-cell>
          <table:table-cell office:value-type="float" office:value="196465">
            <text:p>196465</text:p>
          </table:table-cell>
          <table:table-cell office:value-type="float" office:value="0">
            <text:p>0</text:p>
          </table:table-cell>
          <table:table-cell office:value-type="float" office:value="196465">
            <text:p>196465</text:p>
          </table:table-cell>
          <table:table-cell office:value-type="float" office:value="589396">
            <text:p>589396</text:p>
          </table:table-cell>
          <table:table-cell office:value-type="float" office:value="98233">
            <text:p>98233</text:p>
          </table:table-cell>
          <table:table-cell office:value-type="float" office:value="171">
            <text:p>171</text:p>
          </table:table-cell>
          <table:table-cell office:value-type="float" office:value="392930">
            <text:p>392930</text:p>
          </table:table-cell>
          <table:table-cell office:value-type="float" office:value="589396">
            <text:p>589396</text:p>
          </table:table-cell>
          <table:table-cell office:value-type="float" office:value="1556396">
            <text:p>1556396</text:p>
          </table:table-cell>
          <table:table-cell office:value-type="float" office:value="5340576">
            <text:p>5340576</text:p>
          </table:table-cell>
          <table:table-cell office:value-type="float" office:value="1922607">
            <text:p>1922607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77707">
            <text:p>177707</text:p>
          </table:table-cell>
          <table:table-cell office:value-type="float" office:value="7219">
            <text:p>7219</text:p>
          </table:table-cell>
          <table:table-cell office:value-type="float" office:value="630205">
            <text:p>630205</text:p>
          </table:table-cell>
          <table:table-cell office:value-type="float" office:value="1437349">
            <text:p>1437349</text:p>
          </table:table-cell>
          <table:table-cell office:value-type="float" office:value="221061">
            <text:p>22106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72">
            <text:p>4272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290768">
            <text:p>290768</text:p>
          </table:table-cell>
          <table:table-cell table:number-columns-repeated="4" office:value-type="float" office:value="0">
            <text:p>0</text:p>
          </table:table-cell>
          <table:table-cell office:value-type="float" office:value="630205">
            <text:p>630205</text:p>
          </table:table-cell>
          <table:table-cell office:value-type="float" office:value="0">
            <text:p>0</text:p>
          </table:table-cell>
          <table:table-cell office:value-type="float" office:value="630205">
            <text:p>630205</text:p>
          </table:table-cell>
          <table:table-cell office:value-type="float" office:value="10385">
            <text:p>10385</text:p>
          </table:table-cell>
          <table:table-cell office:value-type="float" office:value="315103">
            <text:p>315103</text:p>
          </table:table-cell>
          <table:table-cell office:value-type="float" office:value="157320">
            <text:p>157320</text:p>
          </table:table-cell>
          <table:table-cell office:value-type="float" office:value="210068">
            <text:p>210068</text:p>
          </table:table-cell>
          <table:table-cell office:value-type="float" office:value="0">
            <text:p>0</text:p>
          </table:table-cell>
          <table:table-cell office:value-type="float" office:value="210068">
            <text:p>210068</text:p>
          </table:table-cell>
          <table:table-cell office:value-type="float" office:value="630205">
            <text:p>630205</text:p>
          </table:table-cell>
          <table:table-cell office:value-type="float" office:value="105034">
            <text:p>105034</text:p>
          </table:table-cell>
          <table:table-cell office:value-type="float" office:value="196">
            <text:p>196</text:p>
          </table:table-cell>
          <table:table-cell office:value-type="float" office:value="420137">
            <text:p>420137</text:p>
          </table:table-cell>
          <table:table-cell office:value-type="float" office:value="630205">
            <text:p>630205</text:p>
          </table:table-cell>
          <table:table-cell office:value-type="float" office:value="1464843">
            <text:p>1464843</text:p>
          </table:table-cell>
          <table:table-cell office:value-type="float" office:value="5249023">
            <text:p>5249023</text:p>
          </table:table-cell>
          <table:table-cell office:value-type="float" office:value="1922607">
            <text:p>1922607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83666">
            <text:p>183666</text:p>
          </table:table-cell>
          <table:table-cell office:value-type="float" office:value="6366">
            <text:p>6366</text:p>
          </table:table-cell>
          <table:table-cell office:value-type="float" office:value="555691">
            <text:p>555691</text:p>
          </table:table-cell>
          <table:table-cell office:value-type="float" office:value="1255707">
            <text:p>1255707</text:p>
          </table:table-cell>
          <table:table-cell office:value-type="float" office:value="227013">
            <text:p>22701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08">
            <text:p>4608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1987952">
            <text:p>1987952</text:p>
          </table:table-cell>
          <table:table-cell table:number-columns-repeated="4" office:value-type="float" office:value="0">
            <text:p>0</text:p>
          </table:table-cell>
          <table:table-cell office:value-type="float" office:value="555691">
            <text:p>555691</text:p>
          </table:table-cell>
          <table:table-cell office:value-type="float" office:value="0">
            <text:p>0</text:p>
          </table:table-cell>
          <table:table-cell office:value-type="float" office:value="555691">
            <text:p>555691</text:p>
          </table:table-cell>
          <table:table-cell office:value-type="float" office:value="9217">
            <text:p>9217</text:p>
          </table:table-cell>
          <table:table-cell office:value-type="float" office:value="277845">
            <text:p>277845</text:p>
          </table:table-cell>
          <table:table-cell office:value-type="float" office:value="0">
            <text:p>0</text:p>
          </table:table-cell>
          <table:table-cell office:value-type="float" office:value="185230">
            <text:p>185230</text:p>
          </table:table-cell>
          <table:table-cell office:value-type="float" office:value="0">
            <text:p>0</text:p>
          </table:table-cell>
          <table:table-cell office:value-type="float" office:value="185231">
            <text:p>185231</text:p>
          </table:table-cell>
          <table:table-cell office:value-type="float" office:value="555691">
            <text:p>555691</text:p>
          </table:table-cell>
          <table:table-cell office:value-type="float" office:value="92616">
            <text:p>92616</text:p>
          </table:table-cell>
          <table:table-cell office:value-type="float" office:value="188">
            <text:p>188</text:p>
          </table:table-cell>
          <table:table-cell office:value-type="float" office:value="370461">
            <text:p>370461</text:p>
          </table:table-cell>
          <table:table-cell office:value-type="float" office:value="555691">
            <text:p>555691</text:p>
          </table:table-cell>
          <table:table-cell table:number-columns-repeated="2" office:value-type="float" office:value="0">
            <text:p>0</text:p>
          </table:table-cell>
          <table:table-cell office:value-type="float" office:value="1464843">
            <text:p>146484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1916">
            <text:p>201916</text:p>
          </table:table-cell>
          <table:table-cell office:value-type="float" office:value="7532">
            <text:p>7532</text:p>
          </table:table-cell>
          <table:table-cell office:value-type="float" office:value="657539">
            <text:p>657539</text:p>
          </table:table-cell>
          <table:table-cell office:value-type="float" office:value="1512395">
            <text:p>1512395</text:p>
          </table:table-cell>
          <table:table-cell office:value-type="float" office:value="245838">
            <text:p>24583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944">
            <text:p>4944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2614528">
            <text:p>2614528</text:p>
          </table:table-cell>
          <table:table-cell table:number-columns-repeated="4" office:value-type="float" office:value="0">
            <text:p>0</text:p>
          </table:table-cell>
          <table:table-cell office:value-type="float" office:value="657539">
            <text:p>657539</text:p>
          </table:table-cell>
          <table:table-cell office:value-type="float" office:value="0">
            <text:p>0</text:p>
          </table:table-cell>
          <table:table-cell office:value-type="float" office:value="657539">
            <text:p>657539</text:p>
          </table:table-cell>
          <table:table-cell office:value-type="float" office:value="10808">
            <text:p>10808</text:p>
          </table:table-cell>
          <table:table-cell office:value-type="float" office:value="328769">
            <text:p>328769</text:p>
          </table:table-cell>
          <table:table-cell office:value-type="float" office:value="0">
            <text:p>0</text:p>
          </table:table-cell>
          <table:table-cell office:value-type="float" office:value="219180">
            <text:p>219180</text:p>
          </table:table-cell>
          <table:table-cell office:value-type="float" office:value="0">
            <text:p>0</text:p>
          </table:table-cell>
          <table:table-cell office:value-type="float" office:value="219179">
            <text:p>219179</text:p>
          </table:table-cell>
          <table:table-cell office:value-type="float" office:value="657539">
            <text:p>657539</text:p>
          </table:table-cell>
          <table:table-cell office:value-type="float" office:value="109590">
            <text:p>109590</text:p>
          </table:table-cell>
          <table:table-cell office:value-type="float" office:value="211">
            <text:p>211</text:p>
          </table:table-cell>
          <table:table-cell office:value-type="float" office:value="438359">
            <text:p>438359</text:p>
          </table:table-cell>
          <table:table-cell office:value-type="float" office:value="657539">
            <text:p>657539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48999">
            <text:p>248999</text:p>
          </table:table-cell>
          <table:table-cell office:value-type="float" office:value="8072">
            <text:p>8072</text:p>
          </table:table-cell>
          <table:table-cell office:value-type="float" office:value="704670">
            <text:p>704670</text:p>
          </table:table-cell>
          <table:table-cell office:value-type="float" office:value="1641724">
            <text:p>1641724</text:p>
          </table:table-cell>
          <table:table-cell office:value-type="float" office:value="295676">
            <text:p>295676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0">
            <text:p>5760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366184">
            <text:p>366184</text:p>
          </table:table-cell>
          <table:table-cell table:number-columns-repeated="4" office:value-type="float" office:value="0">
            <text:p>0</text:p>
          </table:table-cell>
          <table:table-cell office:value-type="float" office:value="704670">
            <text:p>704670</text:p>
          </table:table-cell>
          <table:table-cell office:value-type="float" office:value="0">
            <text:p>0</text:p>
          </table:table-cell>
          <table:table-cell office:value-type="float" office:value="704670">
            <text:p>704670</text:p>
          </table:table-cell>
          <table:table-cell office:value-type="float" office:value="11606">
            <text:p>11606</text:p>
          </table:table-cell>
          <table:table-cell office:value-type="float" office:value="352335">
            <text:p>352335</text:p>
          </table:table-cell>
          <table:table-cell office:value-type="float" office:value="0">
            <text:p>0</text:p>
          </table:table-cell>
          <table:table-cell office:value-type="float" office:value="234890">
            <text:p>234890</text:p>
          </table:table-cell>
          <table:table-cell office:value-type="float" office:value="0">
            <text:p>0</text:p>
          </table:table-cell>
          <table:table-cell office:value-type="float" office:value="234890">
            <text:p>234890</text:p>
          </table:table-cell>
          <table:table-cell office:value-type="float" office:value="704670">
            <text:p>704670</text:p>
          </table:table-cell>
          <table:table-cell office:value-type="float" office:value="117445">
            <text:p>117445</text:p>
          </table:table-cell>
          <table:table-cell office:value-type="float" office:value="202">
            <text:p>202</text:p>
          </table:table-cell>
          <table:table-cell office:value-type="float" office:value="469780">
            <text:p>469780</text:p>
          </table:table-cell>
          <table:table-cell office:value-type="float" office:value="704670">
            <text:p>704670</text:p>
          </table:table-cell>
          <table:table-cell table:number-columns-repeated="2" office:value-type="float" office:value="0">
            <text:p>0</text:p>
          </table:table-cell>
          <table:table-cell office:value-type="float" office:value="2258300">
            <text:p>225830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94416">
            <text:p>294416</text:p>
          </table:table-cell>
          <table:table-cell office:value-type="float" office:value="7645">
            <text:p>7645</text:p>
          </table:table-cell>
          <table:table-cell office:value-type="float" office:value="667372">
            <text:p>667372</text:p>
          </table:table-cell>
          <table:table-cell office:value-type="float" office:value="1567592">
            <text:p>1567592</text:p>
          </table:table-cell>
          <table:table-cell office:value-type="float" office:value="343708">
            <text:p>343708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6">
            <text:p>6576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412672">
            <text:p>412672</text:p>
          </table:table-cell>
          <table:table-cell table:number-columns-repeated="4" office:value-type="float" office:value="0">
            <text:p>0</text:p>
          </table:table-cell>
          <table:table-cell office:value-type="float" office:value="667372">
            <text:p>667372</text:p>
          </table:table-cell>
          <table:table-cell office:value-type="float" office:value="0">
            <text:p>0</text:p>
          </table:table-cell>
          <table:table-cell office:value-type="float" office:value="667372">
            <text:p>667372</text:p>
          </table:table-cell>
          <table:table-cell office:value-type="float" office:value="10969">
            <text:p>10969</text:p>
          </table:table-cell>
          <table:table-cell office:value-type="float" office:value="333686">
            <text:p>333686</text:p>
          </table:table-cell>
          <table:table-cell office:value-type="float" office:value="0">
            <text:p>0</text:p>
          </table:table-cell>
          <table:table-cell office:value-type="float" office:value="222457">
            <text:p>222457</text:p>
          </table:table-cell>
          <table:table-cell office:value-type="float" office:value="0">
            <text:p>0</text:p>
          </table:table-cell>
          <table:table-cell office:value-type="float" office:value="222458">
            <text:p>222458</text:p>
          </table:table-cell>
          <table:table-cell office:value-type="float" office:value="667372">
            <text:p>667372</text:p>
          </table:table-cell>
          <table:table-cell office:value-type="float" office:value="111229">
            <text:p>111229</text:p>
          </table:table-cell>
          <table:table-cell office:value-type="float" office:value="213">
            <text:p>213</text:p>
          </table:table-cell>
          <table:table-cell office:value-type="float" office:value="444915">
            <text:p>444915</text:p>
          </table:table-cell>
          <table:table-cell office:value-type="float" office:value="667372">
            <text:p>667372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87583">
            <text:p>287583</text:p>
          </table:table-cell>
          <table:table-cell office:value-type="float" office:value="8433">
            <text:p>8433</text:p>
          </table:table-cell>
          <table:table-cell office:value-type="float" office:value="736155">
            <text:p>736155</text:p>
          </table:table-cell>
          <table:table-cell office:value-type="float" office:value="1737923">
            <text:p>1737923</text:p>
          </table:table-cell>
          <table:table-cell office:value-type="float" office:value="336128">
            <text:p>336128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92">
            <text:p>7392</text:p>
          </table:table-cell>
          <table:table-cell table:number-columns-repeated="11" office:value-type="float" office:value="0">
            <text:p>0</text:p>
          </table:table-cell>
          <table:table-cell office:value-type="float" office:value="589824">
            <text:p>589824</text:p>
          </table:table-cell>
          <table:table-cell office:value-type="float" office:value="406232">
            <text:p>406232</text:p>
          </table:table-cell>
          <table:table-cell table:number-columns-repeated="4" office:value-type="float" office:value="0">
            <text:p>0</text:p>
          </table:table-cell>
          <table:table-cell office:value-type="float" office:value="736155">
            <text:p>736155</text:p>
          </table:table-cell>
          <table:table-cell office:value-type="float" office:value="0">
            <text:p>0</text:p>
          </table:table-cell>
          <table:table-cell office:value-type="float" office:value="736155">
            <text:p>736155</text:p>
          </table:table-cell>
          <table:table-cell office:value-type="float" office:value="12039">
            <text:p>12039</text:p>
          </table:table-cell>
          <table:table-cell office:value-type="float" office:value="368077">
            <text:p>368077</text:p>
          </table:table-cell>
          <table:table-cell office:value-type="float" office:value="0">
            <text:p>0</text:p>
          </table:table-cell>
          <table:table-cell office:value-type="float" office:value="245385">
            <text:p>245385</text:p>
          </table:table-cell>
          <table:table-cell office:value-type="float" office:value="0">
            <text:p>0</text:p>
          </table:table-cell>
          <table:table-cell office:value-type="float" office:value="245385">
            <text:p>245385</text:p>
          </table:table-cell>
          <table:table-cell office:value-type="float" office:value="736155">
            <text:p>736155</text:p>
          </table:table-cell>
          <table:table-cell office:value-type="float" office:value="122692">
            <text:p>122692</text:p>
          </table:table-cell>
          <table:table-cell office:value-type="float" office:value="233">
            <text:p>233</text:p>
          </table:table-cell>
          <table:table-cell office:value-type="float" office:value="490771">
            <text:p>490771</text:p>
          </table:table-cell>
          <table:table-cell office:value-type="float" office:value="736155">
            <text:p>736155</text:p>
          </table:table-cell>
          <table:table-cell office:value-type="float" office:value="2807617">
            <text:p>2807617</text:p>
          </table:table-cell>
          <table:table-cell office:value-type="float" office:value="10681152">
            <text:p>10681152</text:p>
          </table:table-cell>
          <table:table-cell office:value-type="float" office:value="2563476">
            <text:p>2563476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40665">
            <text:p>340665</text:p>
          </table:table-cell>
          <table:table-cell office:value-type="float" office:value="8309">
            <text:p>8309</text:p>
          </table:table-cell>
          <table:table-cell office:value-type="float" office:value="725299">
            <text:p>725299</text:p>
          </table:table-cell>
          <table:table-cell office:value-type="float" office:value="1715132">
            <text:p>1715132</text:p>
          </table:table-cell>
          <table:table-cell office:value-type="float" office:value="392028">
            <text:p>392028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176">
            <text:p>8176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0">
            <text:p>655360</text:p>
          </table:table-cell>
          <table:table-cell office:value-type="float" office:value="854800">
            <text:p>854800</text:p>
          </table:table-cell>
          <table:table-cell table:number-columns-repeated="4" office:value-type="float" office:value="0">
            <text:p>0</text:p>
          </table:table-cell>
          <table:table-cell office:value-type="float" office:value="725299">
            <text:p>725299</text:p>
          </table:table-cell>
          <table:table-cell office:value-type="float" office:value="0">
            <text:p>0</text:p>
          </table:table-cell>
          <table:table-cell office:value-type="float" office:value="725299">
            <text:p>725299</text:p>
          </table:table-cell>
          <table:table-cell office:value-type="float" office:value="11939">
            <text:p>11939</text:p>
          </table:table-cell>
          <table:table-cell office:value-type="float" office:value="362650">
            <text:p>362650</text:p>
          </table:table-cell>
          <table:table-cell office:value-type="float" office:value="0">
            <text:p>0</text:p>
          </table:table-cell>
          <table:table-cell office:value-type="float" office:value="241766">
            <text:p>241766</text:p>
          </table:table-cell>
          <table:table-cell office:value-type="float" office:value="0">
            <text:p>0</text:p>
          </table:table-cell>
          <table:table-cell office:value-type="float" office:value="241766">
            <text:p>241766</text:p>
          </table:table-cell>
          <table:table-cell office:value-type="float" office:value="725299">
            <text:p>725299</text:p>
          </table:table-cell>
          <table:table-cell office:value-type="float" office:value="120883">
            <text:p>120883</text:p>
          </table:table-cell>
          <table:table-cell office:value-type="float" office:value="218">
            <text:p>218</text:p>
          </table:table-cell>
          <table:table-cell office:value-type="float" office:value="483532">
            <text:p>483532</text:p>
          </table:table-cell>
          <table:table-cell office:value-type="float" office:value="725299">
            <text:p>725299</text:p>
          </table:table-cell>
          <table:table-cell table:number-columns-repeated="2" office:value-type="float" office:value="0">
            <text:p>0</text:p>
          </table:table-cell>
          <table:table-cell office:value-type="float" office:value="2441406">
            <text:p>244140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63999">
            <text:p>363999</text:p>
          </table:table-cell>
          <table:table-cell office:value-type="float" office:value="9446">
            <text:p>9446</text:p>
          </table:table-cell>
          <table:table-cell office:value-type="float" office:value="824606">
            <text:p>824606</text:p>
          </table:table-cell>
          <table:table-cell office:value-type="float" office:value="1974520">
            <text:p>1974520</text:p>
          </table:table-cell>
          <table:table-cell office:value-type="float" office:value="415815">
            <text:p>415815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60">
            <text:p>8960</text:p>
          </table:table-cell>
          <table:table-cell table:number-columns-repeated="11" office:value-type="float" office:value="0">
            <text:p>0</text:p>
          </table:table-cell>
          <table:table-cell office:value-type="float" office:value="720896">
            <text:p>720896</text:p>
          </table:table-cell>
          <table:table-cell office:value-type="float" office:value="485632">
            <text:p>485632</text:p>
          </table:table-cell>
          <table:table-cell table:number-columns-repeated="4" office:value-type="float" office:value="0">
            <text:p>0</text:p>
          </table:table-cell>
          <table:table-cell office:value-type="float" office:value="824606">
            <text:p>824606</text:p>
          </table:table-cell>
          <table:table-cell office:value-type="float" office:value="0">
            <text:p>0</text:p>
          </table:table-cell>
          <table:table-cell office:value-type="float" office:value="824606">
            <text:p>824606</text:p>
          </table:table-cell>
          <table:table-cell office:value-type="float" office:value="13418">
            <text:p>13418</text:p>
          </table:table-cell>
          <table:table-cell office:value-type="float" office:value="412303">
            <text:p>412303</text:p>
          </table:table-cell>
          <table:table-cell office:value-type="float" office:value="0">
            <text:p>0</text:p>
          </table:table-cell>
          <table:table-cell office:value-type="float" office:value="274869">
            <text:p>274869</text:p>
          </table:table-cell>
          <table:table-cell office:value-type="float" office:value="0">
            <text:p>0</text:p>
          </table:table-cell>
          <table:table-cell office:value-type="float" office:value="274868">
            <text:p>274868</text:p>
          </table:table-cell>
          <table:table-cell office:value-type="float" office:value="824606">
            <text:p>824606</text:p>
          </table:table-cell>
          <table:table-cell office:value-type="float" office:value="137434">
            <text:p>137434</text:p>
          </table:table-cell>
          <table:table-cell office:value-type="float" office:value="240">
            <text:p>240</text:p>
          </table:table-cell>
          <table:table-cell office:value-type="float" office:value="549737">
            <text:p>549737</text:p>
          </table:table-cell>
          <table:table-cell office:value-type="float" office:value="824606">
            <text:p>824606</text:p>
          </table:table-cell>
          <table:table-cell office:value-type="float" office:value="2807617">
            <text:p>2807617</text:p>
          </table:table-cell>
          <table:table-cell office:value-type="float" office:value="10925292">
            <text:p>10925292</text:p>
          </table:table-cell>
          <table:table-cell office:value-type="float" office:value="2746582">
            <text:p>274658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86749">
            <text:p>386749</text:p>
          </table:table-cell>
          <table:table-cell office:value-type="float" office:value="9724">
            <text:p>9724</text:p>
          </table:table-cell>
          <table:table-cell office:value-type="float" office:value="848842">
            <text:p>848842</text:p>
          </table:table-cell>
          <table:table-cell office:value-type="float" office:value="2032724">
            <text:p>2032724</text:p>
          </table:table-cell>
          <table:table-cell office:value-type="float" office:value="439965">
            <text:p>439965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44">
            <text:p>9744</text:p>
          </table:table-cell>
          <table:table-cell table:number-columns-repeated="11" office:value-type="float" office:value="0">
            <text:p>0</text:p>
          </table:table-cell>
          <table:table-cell office:value-type="float" office:value="786432">
            <text:p>786432</text:p>
          </table:table-cell>
          <table:table-cell office:value-type="float" office:value="510480">
            <text:p>510480</text:p>
          </table:table-cell>
          <table:table-cell table:number-columns-repeated="4" office:value-type="float" office:value="0">
            <text:p>0</text:p>
          </table:table-cell>
          <table:table-cell office:value-type="float" office:value="848842">
            <text:p>848842</text:p>
          </table:table-cell>
          <table:table-cell office:value-type="float" office:value="0">
            <text:p>0</text:p>
          </table:table-cell>
          <table:table-cell office:value-type="float" office:value="848842">
            <text:p>848842</text:p>
          </table:table-cell>
          <table:table-cell office:value-type="float" office:value="13802">
            <text:p>13802</text:p>
          </table:table-cell>
          <table:table-cell office:value-type="float" office:value="424421">
            <text:p>424421</text:p>
          </table:table-cell>
          <table:table-cell office:value-type="float" office:value="0">
            <text:p>0</text:p>
          </table:table-cell>
          <table:table-cell office:value-type="float" office:value="282948">
            <text:p>282948</text:p>
          </table:table-cell>
          <table:table-cell office:value-type="float" office:value="0">
            <text:p>0</text:p>
          </table:table-cell>
          <table:table-cell office:value-type="float" office:value="282947">
            <text:p>282947</text:p>
          </table:table-cell>
          <table:table-cell office:value-type="float" office:value="848842">
            <text:p>848842</text:p>
          </table:table-cell>
          <table:table-cell office:value-type="float" office:value="141474">
            <text:p>141474</text:p>
          </table:table-cell>
          <table:table-cell office:value-type="float" office:value="246">
            <text:p>246</text:p>
          </table:table-cell>
          <table:table-cell office:value-type="float" office:value="565894">
            <text:p>565894</text:p>
          </table:table-cell>
          <table:table-cell office:value-type="float" office:value="848842">
            <text:p>848842</text:p>
          </table:table-cell>
          <table:table-cell table:number-columns-repeated="2" office:value-type="float" office:value="0">
            <text:p>0</text:p>
          </table:table-cell>
          <table:table-cell office:value-type="float" office:value="2746582">
            <text:p>274658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33999">
            <text:p>433999</text:p>
          </table:table-cell>
          <table:table-cell office:value-type="float" office:value="9485">
            <text:p>9485</text:p>
          </table:table-cell>
          <table:table-cell office:value-type="float" office:value="828007">
            <text:p>828007</text:p>
          </table:table-cell>
          <table:table-cell office:value-type="float" office:value="1995214">
            <text:p>1995214</text:p>
          </table:table-cell>
          <table:table-cell office:value-type="float" office:value="489743">
            <text:p>489743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560">
            <text:p>10560</text:p>
          </table:table-cell>
          <table:table-cell table:number-columns-repeated="11" office:value-type="float" office:value="0">
            <text:p>0</text:p>
          </table:table-cell>
          <table:table-cell office:value-type="float" office:value="851968">
            <text:p>851968</text:p>
          </table:table-cell>
          <table:table-cell office:value-type="float" office:value="559136">
            <text:p>559136</text:p>
          </table:table-cell>
          <table:table-cell table:number-columns-repeated="4" office:value-type="float" office:value="0">
            <text:p>0</text:p>
          </table:table-cell>
          <table:table-cell office:value-type="float" office:value="828007">
            <text:p>828007</text:p>
          </table:table-cell>
          <table:table-cell office:value-type="float" office:value="0">
            <text:p>0</text:p>
          </table:table-cell>
          <table:table-cell office:value-type="float" office:value="828007">
            <text:p>828007</text:p>
          </table:table-cell>
          <table:table-cell office:value-type="float" office:value="13480">
            <text:p>13480</text:p>
          </table:table-cell>
          <table:table-cell office:value-type="float" office:value="414003">
            <text:p>414003</text:p>
          </table:table-cell>
          <table:table-cell office:value-type="float" office:value="0">
            <text:p>0</text:p>
          </table:table-cell>
          <table:table-cell office:value-type="float" office:value="276002">
            <text:p>276002</text:p>
          </table:table-cell>
          <table:table-cell office:value-type="float" office:value="0">
            <text:p>0</text:p>
          </table:table-cell>
          <table:table-cell office:value-type="float" office:value="276003">
            <text:p>276003</text:p>
          </table:table-cell>
          <table:table-cell office:value-type="float" office:value="828007">
            <text:p>828007</text:p>
          </table:table-cell>
          <table:table-cell office:value-type="float" office:value="138002">
            <text:p>138002</text:p>
          </table:table-cell>
          <table:table-cell office:value-type="float" office:value="207">
            <text:p>207</text:p>
          </table:table-cell>
          <table:table-cell office:value-type="float" office:value="552005">
            <text:p>552005</text:p>
          </table:table-cell>
          <table:table-cell office:value-type="float" office:value="828007">
            <text:p>828007</text:p>
          </table:table-cell>
          <table:table-cell table:number-columns-repeated="2" office:value-type="float" office:value="0">
            <text:p>0</text:p>
          </table:table-cell>
          <table:table-cell office:value-type="float" office:value="2624511">
            <text:p>262451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57665">
            <text:p>457665</text:p>
          </table:table-cell>
          <table:table-cell office:value-type="float" office:value="10551">
            <text:p>10551</text:p>
          </table:table-cell>
          <table:table-cell office:value-type="float" office:value="921066">
            <text:p>921066</text:p>
          </table:table-cell>
          <table:table-cell office:value-type="float" office:value="2235308">
            <text:p>2235308</text:p>
          </table:table-cell>
          <table:table-cell office:value-type="float" office:value="514437">
            <text:p>514437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376">
            <text:p>11376</text:p>
          </table:table-cell>
          <table:table-cell table:number-columns-repeated="11" office:value-type="float" office:value="0">
            <text:p>0</text:p>
          </table:table-cell>
          <table:table-cell office:value-type="float" office:value="917504">
            <text:p>917504</text:p>
          </table:table-cell>
          <table:table-cell office:value-type="float" office:value="583344">
            <text:p>583344</text:p>
          </table:table-cell>
          <table:table-cell table:number-columns-repeated="4" office:value-type="float" office:value="0">
            <text:p>0</text:p>
          </table:table-cell>
          <table:table-cell office:value-type="float" office:value="921066">
            <text:p>921066</text:p>
          </table:table-cell>
          <table:table-cell office:value-type="float" office:value="0">
            <text:p>0</text:p>
          </table:table-cell>
          <table:table-cell office:value-type="float" office:value="921066">
            <text:p>921066</text:p>
          </table:table-cell>
          <table:table-cell office:value-type="float" office:value="14931">
            <text:p>14931</text:p>
          </table:table-cell>
          <table:table-cell office:value-type="float" office:value="460533">
            <text:p>460533</text:p>
          </table:table-cell>
          <table:table-cell office:value-type="float" office:value="0">
            <text:p>0</text:p>
          </table:table-cell>
          <table:table-cell office:value-type="float" office:value="307022">
            <text:p>307022</text:p>
          </table:table-cell>
          <table:table-cell office:value-type="float" office:value="0">
            <text:p>0</text:p>
          </table:table-cell>
          <table:table-cell office:value-type="float" office:value="307022">
            <text:p>307022</text:p>
          </table:table-cell>
          <table:table-cell office:value-type="float" office:value="921066">
            <text:p>921066</text:p>
          </table:table-cell>
          <table:table-cell office:value-type="float" office:value="153511">
            <text:p>153511</text:p>
          </table:table-cell>
          <table:table-cell office:value-type="float" office:value="244">
            <text:p>244</text:p>
          </table:table-cell>
          <table:table-cell office:value-type="float" office:value="614044">
            <text:p>614044</text:p>
          </table:table-cell>
          <table:table-cell office:value-type="float" office:value="921066">
            <text:p>921066</text:p>
          </table:table-cell>
          <table:table-cell office:value-type="float" office:value="2868652">
            <text:p>2868652</text:p>
          </table:table-cell>
          <table:table-cell office:value-type="float" office:value="11230468">
            <text:p>11230468</text:p>
          </table:table-cell>
          <table:table-cell office:value-type="float" office:value="3051757">
            <text:p>3051757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479915">
            <text:p>479915</text:p>
          </table:table-cell>
          <table:table-cell office:value-type="float" office:value="10853">
            <text:p>10853</text:p>
          </table:table-cell>
          <table:table-cell office:value-type="float" office:value="947431">
            <text:p>947431</text:p>
          </table:table-cell>
          <table:table-cell office:value-type="float" office:value="2301803">
            <text:p>2301803</text:p>
          </table:table-cell>
          <table:table-cell office:value-type="float" office:value="537670">
            <text:p>53767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92">
            <text:p>12192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0">
            <text:p>983040</text:p>
          </table:table-cell>
          <table:table-cell office:value-type="float" office:value="607240">
            <text:p>607240</text:p>
          </table:table-cell>
          <table:table-cell table:number-columns-repeated="4" office:value-type="float" office:value="0">
            <text:p>0</text:p>
          </table:table-cell>
          <table:table-cell office:value-type="float" office:value="947431">
            <text:p>947431</text:p>
          </table:table-cell>
          <table:table-cell office:value-type="float" office:value="0">
            <text:p>0</text:p>
          </table:table-cell>
          <table:table-cell office:value-type="float" office:value="947431">
            <text:p>947431</text:p>
          </table:table-cell>
          <table:table-cell office:value-type="float" office:value="15398">
            <text:p>15398</text:p>
          </table:table-cell>
          <table:table-cell office:value-type="float" office:value="473715">
            <text:p>473715</text:p>
          </table:table-cell>
          <table:table-cell office:value-type="float" office:value="0">
            <text:p>0</text:p>
          </table:table-cell>
          <table:table-cell office:value-type="float" office:value="315810">
            <text:p>315810</text:p>
          </table:table-cell>
          <table:table-cell office:value-type="float" office:value="0">
            <text:p>0</text:p>
          </table:table-cell>
          <table:table-cell office:value-type="float" office:value="315811">
            <text:p>315811</text:p>
          </table:table-cell>
          <table:table-cell office:value-type="float" office:value="947431">
            <text:p>947431</text:p>
          </table:table-cell>
          <table:table-cell office:value-type="float" office:value="157906">
            <text:p>157906</text:p>
          </table:table-cell>
          <table:table-cell office:value-type="float" office:value="211">
            <text:p>211</text:p>
          </table:table-cell>
          <table:table-cell office:value-type="float" office:value="631621">
            <text:p>631621</text:p>
          </table:table-cell>
          <table:table-cell office:value-type="float" office:value="947431">
            <text:p>947431</text:p>
          </table:table-cell>
          <table:table-cell table:number-columns-repeated="2" office:value-type="float" office:value="0">
            <text:p>0</text:p>
          </table:table-cell>
          <table:table-cell office:value-type="float" office:value="3051757">
            <text:p>305175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29831">
            <text:p>529831</text:p>
          </table:table-cell>
          <table:table-cell office:value-type="float" office:value="11451">
            <text:p>11451</text:p>
          </table:table-cell>
          <table:table-cell office:value-type="float" office:value="999639">
            <text:p>999639</text:p>
          </table:table-cell>
          <table:table-cell office:value-type="float" office:value="2471566">
            <text:p>2471566</text:p>
          </table:table-cell>
          <table:table-cell office:value-type="float" office:value="589712">
            <text:p>589712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976">
            <text:p>12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660400">
            <text:p>660400</text:p>
          </table:table-cell>
          <table:table-cell table:number-columns-repeated="4" office:value-type="float" office:value="0">
            <text:p>0</text:p>
          </table:table-cell>
          <table:table-cell office:value-type="float" office:value="999639">
            <text:p>999639</text:p>
          </table:table-cell>
          <table:table-cell office:value-type="float" office:value="0">
            <text:p>0</text:p>
          </table:table-cell>
          <table:table-cell office:value-type="float" office:value="999639">
            <text:p>999639</text:p>
          </table:table-cell>
          <table:table-cell office:value-type="float" office:value="16154">
            <text:p>16154</text:p>
          </table:table-cell>
          <table:table-cell office:value-type="float" office:value="499819">
            <text:p>499819</text:p>
          </table:table-cell>
          <table:table-cell office:value-type="float" office:value="0">
            <text:p>0</text:p>
          </table:table-cell>
          <table:table-cell office:value-type="float" office:value="333213">
            <text:p>333213</text:p>
          </table:table-cell>
          <table:table-cell office:value-type="float" office:value="0">
            <text:p>0</text:p>
          </table:table-cell>
          <table:table-cell office:value-type="float" office:value="333213">
            <text:p>333213</text:p>
          </table:table-cell>
          <table:table-cell office:value-type="float" office:value="999639">
            <text:p>999639</text:p>
          </table:table-cell>
          <table:table-cell office:value-type="float" office:value="166607">
            <text:p>166607</text:p>
          </table:table-cell>
          <table:table-cell office:value-type="float" office:value="237">
            <text:p>237</text:p>
          </table:table-cell>
          <table:table-cell office:value-type="float" office:value="666426">
            <text:p>666426</text:p>
          </table:table-cell>
          <table:table-cell office:value-type="float" office:value="999639">
            <text:p>999639</text:p>
          </table:table-cell>
          <table:table-cell office:value-type="float" office:value="2868652">
            <text:p>2868652</text:p>
          </table:table-cell>
          <table:table-cell office:value-type="float" office:value="10498046">
            <text:p>10498046</text:p>
          </table:table-cell>
          <table:table-cell office:value-type="float" office:value="3112792">
            <text:p>3112792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552331">
            <text:p>552331</text:p>
          </table:table-cell>
          <table:table-cell office:value-type="float" office:value="10857">
            <text:p>10857</text:p>
          </table:table-cell>
          <table:table-cell office:value-type="float" office:value="947736">
            <text:p>947736</text:p>
          </table:table-cell>
          <table:table-cell office:value-type="float" office:value="2340334">
            <text:p>2340334</text:p>
          </table:table-cell>
          <table:table-cell office:value-type="float" office:value="613335">
            <text:p>613335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760">
            <text:p>13760</text:p>
          </table:table-cell>
          <table:table-cell table:number-columns-repeated="11" office:value-type="float" office:value="0">
            <text:p>0</text:p>
          </table:table-cell>
          <table:table-cell office:value-type="float" office:value="1114112">
            <text:p>1114112</text:p>
          </table:table-cell>
          <table:table-cell office:value-type="float" office:value="683224">
            <text:p>683224</text:p>
          </table:table-cell>
          <table:table-cell table:number-columns-repeated="4" office:value-type="float" office:value="0">
            <text:p>0</text:p>
          </table:table-cell>
          <table:table-cell office:value-type="float" office:value="947736">
            <text:p>947736</text:p>
          </table:table-cell>
          <table:table-cell office:value-type="float" office:value="0">
            <text:p>0</text:p>
          </table:table-cell>
          <table:table-cell office:value-type="float" office:value="947736">
            <text:p>947736</text:p>
          </table:table-cell>
          <table:table-cell office:value-type="float" office:value="15376">
            <text:p>15376</text:p>
          </table:table-cell>
          <table:table-cell office:value-type="float" office:value="473868">
            <text:p>473868</text:p>
          </table:table-cell>
          <table:table-cell office:value-type="float" office:value="0">
            <text:p>0</text:p>
          </table:table-cell>
          <table:table-cell office:value-type="float" office:value="315912">
            <text:p>315912</text:p>
          </table:table-cell>
          <table:table-cell office:value-type="float" office:value="0">
            <text:p>0</text:p>
          </table:table-cell>
          <table:table-cell office:value-type="float" office:value="315912">
            <text:p>315912</text:p>
          </table:table-cell>
          <table:table-cell office:value-type="float" office:value="947736">
            <text:p>947736</text:p>
          </table:table-cell>
          <table:table-cell office:value-type="float" office:value="157956">
            <text:p>157956</text:p>
          </table:table-cell>
          <table:table-cell office:value-type="float" office:value="211">
            <text:p>211</text:p>
          </table:table-cell>
          <table:table-cell office:value-type="float" office:value="631824">
            <text:p>631824</text:p>
          </table:table-cell>
          <table:table-cell office:value-type="float" office:value="947736">
            <text:p>947736</text:p>
          </table:table-cell>
          <table:table-cell office:value-type="float" office:value="2807617">
            <text:p>2807617</text:p>
          </table:table-cell>
          <table:table-cell office:value-type="float" office:value="11779785">
            <text:p>11779785</text:p>
          </table:table-cell>
          <table:table-cell office:value-type="float" office:value="3173828">
            <text:p>3173828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574747">
            <text:p>574747</text:p>
          </table:table-cell>
          <table:table-cell office:value-type="float" office:value="11936">
            <text:p>11936</text:p>
          </table:table-cell>
          <table:table-cell office:value-type="float" office:value="1041919">
            <text:p>1041919</text:p>
          </table:table-cell>
          <table:table-cell office:value-type="float" office:value="2573232">
            <text:p>2573232</text:p>
          </table:table-cell>
          <table:table-cell office:value-type="float" office:value="636865">
            <text:p>636865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44">
            <text:p>14544</text:p>
          </table:table-cell>
          <table:table-cell table:number-columns-repeated="11" office:value-type="float" office:value="0">
            <text:p>0</text:p>
          </table:table-cell>
          <table:table-cell office:value-type="float" office:value="1179648">
            <text:p>1179648</text:p>
          </table:table-cell>
          <table:table-cell office:value-type="float" office:value="706264">
            <text:p>706264</text:p>
          </table:table-cell>
          <table:table-cell table:number-columns-repeated="4" office:value-type="float" office:value="0">
            <text:p>0</text:p>
          </table:table-cell>
          <table:table-cell office:value-type="float" office:value="1041919">
            <text:p>1041919</text:p>
          </table:table-cell>
          <table:table-cell office:value-type="float" office:value="0">
            <text:p>0</text:p>
          </table:table-cell>
          <table:table-cell office:value-type="float" office:value="1041919">
            <text:p>1041919</text:p>
          </table:table-cell>
          <table:table-cell office:value-type="float" office:value="16815">
            <text:p>16815</text:p>
          </table:table-cell>
          <table:table-cell office:value-type="float" office:value="520959">
            <text:p>520959</text:p>
          </table:table-cell>
          <table:table-cell office:value-type="float" office:value="0">
            <text:p>0</text:p>
          </table:table-cell>
          <table:table-cell office:value-type="float" office:value="347306">
            <text:p>347306</text:p>
          </table:table-cell>
          <table:table-cell office:value-type="float" office:value="0">
            <text:p>0</text:p>
          </table:table-cell>
          <table:table-cell office:value-type="float" office:value="347307">
            <text:p>347307</text:p>
          </table:table-cell>
          <table:table-cell office:value-type="float" office:value="1041919">
            <text:p>1041919</text:p>
          </table:table-cell>
          <table:table-cell office:value-type="float" office:value="173654">
            <text:p>173654</text:p>
          </table:table-cell>
          <table:table-cell office:value-type="float" office:value="231">
            <text:p>231</text:p>
          </table:table-cell>
          <table:table-cell office:value-type="float" office:value="694613">
            <text:p>694613</text:p>
          </table:table-cell>
          <table:table-cell office:value-type="float" office:value="1041919">
            <text:p>1041919</text:p>
          </table:table-cell>
          <table:table-cell office:value-type="float" office:value="2746582">
            <text:p>2746582</text:p>
          </table:table-cell>
          <table:table-cell office:value-type="float" office:value="10253906">
            <text:p>10253906</text:p>
          </table:table-cell>
          <table:table-cell office:value-type="float" office:value="3479003">
            <text:p>347900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623581">
            <text:p>623581</text:p>
          </table:table-cell>
          <table:table-cell office:value-type="float" office:value="12528">
            <text:p>12528</text:p>
          </table:table-cell>
          <table:table-cell office:value-type="float" office:value="1093620">
            <text:p>1093620</text:p>
          </table:table-cell>
          <table:table-cell office:value-type="float" office:value="2719798">
            <text:p>2719798</text:p>
          </table:table-cell>
          <table:table-cell office:value-type="float" office:value="688060">
            <text:p>688060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368">
            <text:p>15368</text:p>
          </table:table-cell>
          <table:table-cell table:number-columns-repeated="11" office:value-type="float" office:value="0">
            <text:p>0</text:p>
          </table:table-cell>
          <table:table-cell office:value-type="float" office:value="1245184">
            <text:p>1245184</text:p>
          </table:table-cell>
          <table:table-cell office:value-type="float" office:value="2735552">
            <text:p>2735552</text:p>
          </table:table-cell>
          <table:table-cell table:number-columns-repeated="4" office:value-type="float" office:value="0">
            <text:p>0</text:p>
          </table:table-cell>
          <table:table-cell office:value-type="float" office:value="1093620">
            <text:p>1093620</text:p>
          </table:table-cell>
          <table:table-cell office:value-type="float" office:value="0">
            <text:p>0</text:p>
          </table:table-cell>
          <table:table-cell office:value-type="float" office:value="1093620">
            <text:p>1093620</text:p>
          </table:table-cell>
          <table:table-cell office:value-type="float" office:value="17623">
            <text:p>17623</text:p>
          </table:table-cell>
          <table:table-cell office:value-type="float" office:value="546810">
            <text:p>546810</text:p>
          </table:table-cell>
          <table:table-cell office:value-type="float" office:value="0">
            <text:p>0</text:p>
          </table:table-cell>
          <table:table-cell office:value-type="float" office:value="364540">
            <text:p>364540</text:p>
          </table:table-cell>
          <table:table-cell office:value-type="float" office:value="0">
            <text:p>0</text:p>
          </table:table-cell>
          <table:table-cell office:value-type="float" office:value="364540">
            <text:p>364540</text:p>
          </table:table-cell>
          <table:table-cell office:value-type="float" office:value="1093620">
            <text:p>1093620</text:p>
          </table:table-cell>
          <table:table-cell office:value-type="float" office:value="182270">
            <text:p>182270</text:p>
          </table:table-cell>
          <table:table-cell office:value-type="float" office:value="241">
            <text:p>241</text:p>
          </table:table-cell>
          <table:table-cell office:value-type="float" office:value="729080">
            <text:p>729080</text:p>
          </table:table-cell>
          <table:table-cell office:value-type="float" office:value="1093620">
            <text:p>1093620</text:p>
          </table:table-cell>
          <table:table-cell office:value-type="float" office:value="2746582">
            <text:p>2746582</text:p>
          </table:table-cell>
          <table:table-cell office:value-type="float" office:value="9765625">
            <text:p>9765625</text:p>
          </table:table-cell>
          <table:table-cell office:value-type="float" office:value="3601074">
            <text:p>3601074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646831">
            <text:p>646831</text:p>
          </table:table-cell>
          <table:table-cell office:value-type="float" office:value="11962">
            <text:p>11962</text:p>
          </table:table-cell>
          <table:table-cell office:value-type="float" office:value="1044206">
            <text:p>1044206</text:p>
          </table:table-cell>
          <table:table-cell office:value-type="float" office:value="2605430">
            <text:p>2605430</text:p>
          </table:table-cell>
          <table:table-cell office:value-type="float" office:value="712120">
            <text:p>712120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920">
            <text:p>1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0">
            <text:p>1310720</text:p>
          </table:table-cell>
          <table:table-cell office:value-type="float" office:value="782528">
            <text:p>782528</text:p>
          </table:table-cell>
          <table:table-cell table:number-columns-repeated="4" office:value-type="float" office:value="0">
            <text:p>0</text:p>
          </table:table-cell>
          <table:table-cell office:value-type="float" office:value="1044206">
            <text:p>1044206</text:p>
          </table:table-cell>
          <table:table-cell office:value-type="float" office:value="0">
            <text:p>0</text:p>
          </table:table-cell>
          <table:table-cell office:value-type="float" office:value="1044206">
            <text:p>1044206</text:p>
          </table:table-cell>
          <table:table-cell office:value-type="float" office:value="16850">
            <text:p>16850</text:p>
          </table:table-cell>
          <table:table-cell office:value-type="float" office:value="522103">
            <text:p>522103</text:p>
          </table:table-cell>
          <table:table-cell office:value-type="float" office:value="0">
            <text:p>0</text:p>
          </table:table-cell>
          <table:table-cell office:value-type="float" office:value="348069">
            <text:p>348069</text:p>
          </table:table-cell>
          <table:table-cell office:value-type="float" office:value="0">
            <text:p>0</text:p>
          </table:table-cell>
          <table:table-cell office:value-type="float" office:value="348069">
            <text:p>348069</text:p>
          </table:table-cell>
          <table:table-cell office:value-type="float" office:value="1044206">
            <text:p>1044206</text:p>
          </table:table-cell>
          <table:table-cell office:value-type="float" office:value="174035">
            <text:p>174035</text:p>
          </table:table-cell>
          <table:table-cell office:value-type="float" office:value="248">
            <text:p>248</text:p>
          </table:table-cell>
          <table:table-cell office:value-type="float" office:value="696137">
            <text:p>696137</text:p>
          </table:table-cell>
          <table:table-cell office:value-type="float" office:value="1044206">
            <text:p>1044206</text:p>
          </table:table-cell>
          <table:table-cell office:value-type="float" office:value="3051757">
            <text:p>3051757</text:p>
          </table:table-cell>
          <table:table-cell office:value-type="float" office:value="12634277">
            <text:p>12634277</text:p>
          </table:table-cell>
          <table:table-cell office:value-type="float" office:value="3601074">
            <text:p>3601074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734497">
            <text:p>734497</text:p>
          </table:table-cell>
          <table:table-cell office:value-type="float" office:value="13867">
            <text:p>13867</text:p>
          </table:table-cell>
          <table:table-cell office:value-type="float" office:value="1210555">
            <text:p>1210555</text:p>
          </table:table-cell>
          <table:table-cell office:value-type="float" office:value="3044982">
            <text:p>3044982</text:p>
          </table:table-cell>
          <table:table-cell office:value-type="float" office:value="804528">
            <text:p>80452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128">
            <text:p>17128</text:p>
          </table:table-cell>
          <table:table-cell table:number-columns-repeated="11" office:value-type="float" office:value="0">
            <text:p>0</text:p>
          </table:table-cell>
          <table:table-cell office:value-type="float" office:value="1376256">
            <text:p>1376256</text:p>
          </table:table-cell>
          <table:table-cell office:value-type="float" office:value="874216">
            <text:p>874216</text:p>
          </table:table-cell>
          <table:table-cell table:number-columns-repeated="4" office:value-type="float" office:value="0">
            <text:p>0</text:p>
          </table:table-cell>
          <table:table-cell office:value-type="float" office:value="1210555">
            <text:p>1210555</text:p>
          </table:table-cell>
          <table:table-cell office:value-type="float" office:value="0">
            <text:p>0</text:p>
          </table:table-cell>
          <table:table-cell office:value-type="float" office:value="1210555">
            <text:p>1210555</text:p>
          </table:table-cell>
          <table:table-cell office:value-type="float" office:value="19457">
            <text:p>19457</text:p>
          </table:table-cell>
          <table:table-cell office:value-type="float" office:value="605277">
            <text:p>605277</text:p>
          </table:table-cell>
          <table:table-cell office:value-type="float" office:value="0">
            <text:p>0</text:p>
          </table:table-cell>
          <table:table-cell office:value-type="float" office:value="403519">
            <text:p>403519</text:p>
          </table:table-cell>
          <table:table-cell office:value-type="float" office:value="0">
            <text:p>0</text:p>
          </table:table-cell>
          <table:table-cell office:value-type="float" office:value="403518">
            <text:p>403518</text:p>
          </table:table-cell>
          <table:table-cell office:value-type="float" office:value="1210555">
            <text:p>1210555</text:p>
          </table:table-cell>
          <table:table-cell office:value-type="float" office:value="201759">
            <text:p>201759</text:p>
          </table:table-cell>
          <table:table-cell office:value-type="float" office:value="242">
            <text:p>242</text:p>
          </table:table-cell>
          <table:table-cell office:value-type="float" office:value="807037">
            <text:p>807037</text:p>
          </table:table-cell>
          <table:table-cell office:value-type="float" office:value="1210555">
            <text:p>1210555</text:p>
          </table:table-cell>
          <table:table-cell office:value-type="float" office:value="2868652">
            <text:p>2868652</text:p>
          </table:table-cell>
          <table:table-cell office:value-type="float" office:value="11047363">
            <text:p>11047363</text:p>
          </table:table-cell>
          <table:table-cell office:value-type="float" office:value="4028320">
            <text:p>402832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746247">
            <text:p>746247</text:p>
          </table:table-cell>
          <table:table-cell office:value-type="float" office:value="14104">
            <text:p>14104</text:p>
          </table:table-cell>
          <table:table-cell office:value-type="float" office:value="1231222">
            <text:p>1231222</text:p>
          </table:table-cell>
          <table:table-cell office:value-type="float" office:value="3104401">
            <text:p>3104401</text:p>
          </table:table-cell>
          <table:table-cell office:value-type="float" office:value="816315">
            <text:p>816315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26">
            <text:p>18226</text:p>
          </table:table-cell>
          <table:table-cell table:number-columns-repeated="11" office:value-type="float" office:value="0">
            <text:p>0</text:p>
          </table:table-cell>
          <table:table-cell office:value-type="float" office:value="1441792">
            <text:p>1441792</text:p>
          </table:table-cell>
          <table:table-cell office:value-type="float" office:value="886432">
            <text:p>886432</text:p>
          </table:table-cell>
          <table:table-cell table:number-columns-repeated="4" office:value-type="float" office:value="0">
            <text:p>0</text:p>
          </table:table-cell>
          <table:table-cell office:value-type="float" office:value="1231222">
            <text:p>1231222</text:p>
          </table:table-cell>
          <table:table-cell office:value-type="float" office:value="0">
            <text:p>0</text:p>
          </table:table-cell>
          <table:table-cell office:value-type="float" office:value="1231222">
            <text:p>1231222</text:p>
          </table:table-cell>
          <table:table-cell office:value-type="float" office:value="19778">
            <text:p>19778</text:p>
          </table:table-cell>
          <table:table-cell office:value-type="float" office:value="615611">
            <text:p>615611</text:p>
          </table:table-cell>
          <table:table-cell office:value-type="float" office:value="0">
            <text:p>0</text:p>
          </table:table-cell>
          <table:table-cell office:value-type="float" office:value="410408">
            <text:p>410408</text:p>
          </table:table-cell>
          <table:table-cell office:value-type="float" office:value="0">
            <text:p>0</text:p>
          </table:table-cell>
          <table:table-cell office:value-type="float" office:value="410407">
            <text:p>410407</text:p>
          </table:table-cell>
          <table:table-cell office:value-type="float" office:value="1231222">
            <text:p>1231222</text:p>
          </table:table-cell>
          <table:table-cell office:value-type="float" office:value="205204">
            <text:p>205204</text:p>
          </table:table-cell>
          <table:table-cell office:value-type="float" office:value="226">
            <text:p>226</text:p>
          </table:table-cell>
          <table:table-cell office:value-type="float" office:value="820814">
            <text:p>820814</text:p>
          </table:table-cell>
          <table:table-cell office:value-type="float" office:value="1231222">
            <text:p>1231222</text:p>
          </table:table-cell>
          <table:table-cell office:value-type="float" office:value="2929687">
            <text:p>2929687</text:p>
          </table:table-cell>
          <table:table-cell office:value-type="float" office:value="10498046">
            <text:p>10498046</text:p>
          </table:table-cell>
          <table:table-cell office:value-type="float" office:value="4028320">
            <text:p>402832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766831">
            <text:p>766831</text:p>
          </table:table-cell>
          <table:table-cell office:value-type="float" office:value="14281">
            <text:p>14281</text:p>
          </table:table-cell>
          <table:table-cell office:value-type="float" office:value="1246674">
            <text:p>1246674</text:p>
          </table:table-cell>
          <table:table-cell office:value-type="float" office:value="3152760">
            <text:p>3152760</text:p>
          </table:table-cell>
          <table:table-cell office:value-type="float" office:value="838104">
            <text:p>838104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618">
            <text:p>19618</text:p>
          </table:table-cell>
          <table:table-cell table:number-columns-repeated="11" office:value-type="float" office:value="0">
            <text:p>0</text:p>
          </table:table-cell>
          <table:table-cell office:value-type="float" office:value="1507328">
            <text:p>1507328</text:p>
          </table:table-cell>
          <table:table-cell office:value-type="float" office:value="907328">
            <text:p>907328</text:p>
          </table:table-cell>
          <table:table-cell table:number-columns-repeated="4" office:value-type="float" office:value="0">
            <text:p>0</text:p>
          </table:table-cell>
          <table:table-cell office:value-type="float" office:value="1246674">
            <text:p>1246674</text:p>
          </table:table-cell>
          <table:table-cell office:value-type="float" office:value="0">
            <text:p>0</text:p>
          </table:table-cell>
          <table:table-cell office:value-type="float" office:value="1246674">
            <text:p>1246674</text:p>
          </table:table-cell>
          <table:table-cell office:value-type="float" office:value="20104">
            <text:p>20104</text:p>
          </table:table-cell>
          <table:table-cell office:value-type="float" office:value="623337">
            <text:p>623337</text:p>
          </table:table-cell>
          <table:table-cell office:value-type="float" office:value="0">
            <text:p>0</text:p>
          </table:table-cell>
          <table:table-cell office:value-type="float" office:value="415558">
            <text:p>415558</text:p>
          </table:table-cell>
          <table:table-cell office:value-type="float" office:value="0">
            <text:p>0</text:p>
          </table:table-cell>
          <table:table-cell office:value-type="float" office:value="415558">
            <text:p>415558</text:p>
          </table:table-cell>
          <table:table-cell office:value-type="float" office:value="1246674">
            <text:p>1246674</text:p>
          </table:table-cell>
          <table:table-cell office:value-type="float" office:value="207779">
            <text:p>207779</text:p>
          </table:table-cell>
          <table:table-cell office:value-type="float" office:value="241">
            <text:p>241</text:p>
          </table:table-cell>
          <table:table-cell office:value-type="float" office:value="831116">
            <text:p>831116</text:p>
          </table:table-cell>
          <table:table-cell office:value-type="float" office:value="1246674">
            <text:p>1246674</text:p>
          </table:table-cell>
          <table:table-cell office:value-type="float" office:value="3112792">
            <text:p>3112792</text:p>
          </table:table-cell>
          <table:table-cell office:value-type="float" office:value="12023925">
            <text:p>12023925</text:p>
          </table:table-cell>
          <table:table-cell office:value-type="float" office:value="4272460">
            <text:p>427246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792747">
            <text:p>792747</text:p>
          </table:table-cell>
          <table:table-cell office:value-type="float" office:value="14605">
            <text:p>14605</text:p>
          </table:table-cell>
          <table:table-cell office:value-type="float" office:value="1274917">
            <text:p>1274917</text:p>
          </table:table-cell>
          <table:table-cell office:value-type="float" office:value="3215908">
            <text:p>3215908</text:p>
          </table:table-cell>
          <table:table-cell office:value-type="float" office:value="865329">
            <text:p>86532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704">
            <text:p>20704</text:p>
          </table:table-cell>
          <table:table-cell table:number-columns-repeated="11" office:value-type="float" office:value="0">
            <text:p>0</text:p>
          </table:table-cell>
          <table:table-cell office:value-type="float" office:value="1572864">
            <text:p>1572864</text:p>
          </table:table-cell>
          <table:table-cell office:value-type="float" office:value="935624">
            <text:p>935624</text:p>
          </table:table-cell>
          <table:table-cell table:number-columns-repeated="4" office:value-type="float" office:value="0">
            <text:p>0</text:p>
          </table:table-cell>
          <table:table-cell office:value-type="float" office:value="1274917">
            <text:p>1274917</text:p>
          </table:table-cell>
          <table:table-cell office:value-type="float" office:value="0">
            <text:p>0</text:p>
          </table:table-cell>
          <table:table-cell office:value-type="float" office:value="1274917">
            <text:p>1274917</text:p>
          </table:table-cell>
          <table:table-cell office:value-type="float" office:value="20455">
            <text:p>20455</text:p>
          </table:table-cell>
          <table:table-cell office:value-type="float" office:value="637458">
            <text:p>637458</text:p>
          </table:table-cell>
          <table:table-cell office:value-type="float" office:value="0">
            <text:p>0</text:p>
          </table:table-cell>
          <table:table-cell office:value-type="float" office:value="424973">
            <text:p>424973</text:p>
          </table:table-cell>
          <table:table-cell office:value-type="float" office:value="0">
            <text:p>0</text:p>
          </table:table-cell>
          <table:table-cell office:value-type="float" office:value="424972">
            <text:p>424972</text:p>
          </table:table-cell>
          <table:table-cell office:value-type="float" office:value="1274917">
            <text:p>1274917</text:p>
          </table:table-cell>
          <table:table-cell office:value-type="float" office:value="212486">
            <text:p>212486</text:p>
          </table:table-cell>
          <table:table-cell office:value-type="float" office:value="257">
            <text:p>257</text:p>
          </table:table-cell>
          <table:table-cell office:value-type="float" office:value="849945">
            <text:p>849945</text:p>
          </table:table-cell>
          <table:table-cell office:value-type="float" office:value="1274917">
            <text:p>1274917</text:p>
          </table:table-cell>
          <table:table-cell office:value-type="float" office:value="3051757">
            <text:p>3051757</text:p>
          </table:table-cell>
          <table:table-cell office:value-type="float" office:value="12451171">
            <text:p>12451171</text:p>
          </table:table-cell>
          <table:table-cell office:value-type="float" office:value="4211425">
            <text:p>4211425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936413">
            <text:p>936413</text:p>
          </table:table-cell>
          <table:table-cell office:value-type="float" office:value="15449">
            <text:p>15449</text:p>
          </table:table-cell>
          <table:table-cell office:value-type="float" office:value="1348604">
            <text:p>1348604</text:p>
          </table:table-cell>
          <table:table-cell office:value-type="float" office:value="3443180">
            <text:p>3443180</text:p>
          </table:table-cell>
          <table:table-cell office:value-type="float" office:value="1016453">
            <text:p>1016453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724">
            <text:p>21724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0">
            <text:p>1638400</text:p>
          </table:table-cell>
          <table:table-cell office:value-type="float" office:value="1476440">
            <text:p>1476440</text:p>
          </table:table-cell>
          <table:table-cell table:number-columns-repeated="4" office:value-type="float" office:value="0">
            <text:p>0</text:p>
          </table:table-cell>
          <table:table-cell office:value-type="float" office:value="1348604">
            <text:p>1348604</text:p>
          </table:table-cell>
          <table:table-cell office:value-type="float" office:value="0">
            <text:p>0</text:p>
          </table:table-cell>
          <table:table-cell office:value-type="float" office:value="1348604">
            <text:p>1348604</text:p>
          </table:table-cell>
          <table:table-cell office:value-type="float" office:value="21606">
            <text:p>21606</text:p>
          </table:table-cell>
          <table:table-cell office:value-type="float" office:value="674302">
            <text:p>674302</text:p>
          </table:table-cell>
          <table:table-cell office:value-type="float" office:value="0">
            <text:p>0</text:p>
          </table:table-cell>
          <table:table-cell office:value-type="float" office:value="449534">
            <text:p>449534</text:p>
          </table:table-cell>
          <table:table-cell office:value-type="float" office:value="0">
            <text:p>0</text:p>
          </table:table-cell>
          <table:table-cell office:value-type="float" office:value="449535">
            <text:p>449535</text:p>
          </table:table-cell>
          <table:table-cell office:value-type="float" office:value="1348604">
            <text:p>1348604</text:p>
          </table:table-cell>
          <table:table-cell office:value-type="float" office:value="224767">
            <text:p>224767</text:p>
          </table:table-cell>
          <table:table-cell office:value-type="float" office:value="286">
            <text:p>286</text:p>
          </table:table-cell>
          <table:table-cell office:value-type="float" office:value="899070">
            <text:p>899070</text:p>
          </table:table-cell>
          <table:table-cell office:value-type="float" office:value="1348604">
            <text:p>1348604</text:p>
          </table:table-cell>
          <table:table-cell office:value-type="float" office:value="3295898">
            <text:p>3295898</text:p>
          </table:table-cell>
          <table:table-cell office:value-type="float" office:value="12512207">
            <text:p>12512207</text:p>
          </table:table-cell>
          <table:table-cell office:value-type="float" office:value="4699707">
            <text:p>4699707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907913">
            <text:p>907913</text:p>
          </table:table-cell>
          <table:table-cell office:value-type="float" office:value="15126">
            <text:p>15126</text:p>
          </table:table-cell>
          <table:table-cell office:value-type="float" office:value="1320449">
            <text:p>1320449</text:p>
          </table:table-cell>
          <table:table-cell office:value-type="float" office:value="3369824">
            <text:p>3369824</text:p>
          </table:table-cell>
          <table:table-cell office:value-type="float" office:value="985655">
            <text:p>985655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952">
            <text:p>22952</text:p>
          </table:table-cell>
          <table:table-cell table:number-columns-repeated="11" office:value-type="float" office:value="0">
            <text:p>0</text:p>
          </table:table-cell>
          <table:table-cell office:value-type="float" office:value="1703936">
            <text:p>1703936</text:p>
          </table:table-cell>
          <table:table-cell office:value-type="float" office:value="2906448">
            <text:p>2906448</text:p>
          </table:table-cell>
          <table:table-cell table:number-columns-repeated="4" office:value-type="float" office:value="0">
            <text:p>0</text:p>
          </table:table-cell>
          <table:table-cell office:value-type="float" office:value="1320449">
            <text:p>1320449</text:p>
          </table:table-cell>
          <table:table-cell office:value-type="float" office:value="0">
            <text:p>0</text:p>
          </table:table-cell>
          <table:table-cell office:value-type="float" office:value="1320449">
            <text:p>1320449</text:p>
          </table:table-cell>
          <table:table-cell office:value-type="float" office:value="21166">
            <text:p>21166</text:p>
          </table:table-cell>
          <table:table-cell office:value-type="float" office:value="660225">
            <text:p>660225</text:p>
          </table:table-cell>
          <table:table-cell office:value-type="float" office:value="0">
            <text:p>0</text:p>
          </table:table-cell>
          <table:table-cell office:value-type="float" office:value="440150">
            <text:p>440150</text:p>
          </table:table-cell>
          <table:table-cell office:value-type="float" office:value="0">
            <text:p>0</text:p>
          </table:table-cell>
          <table:table-cell office:value-type="float" office:value="440149">
            <text:p>440149</text:p>
          </table:table-cell>
          <table:table-cell office:value-type="float" office:value="1320449">
            <text:p>1320449</text:p>
          </table:table-cell>
          <table:table-cell office:value-type="float" office:value="220074">
            <text:p>220074</text:p>
          </table:table-cell>
          <table:table-cell office:value-type="float" office:value="244">
            <text:p>244</text:p>
          </table:table-cell>
          <table:table-cell office:value-type="float" office:value="880299">
            <text:p>880299</text:p>
          </table:table-cell>
          <table:table-cell office:value-type="float" office:value="1320449">
            <text:p>1320449</text:p>
          </table:table-cell>
          <table:table-cell office:value-type="float" office:value="3356933">
            <text:p>3356933</text:p>
          </table:table-cell>
          <table:table-cell office:value-type="float" office:value="13061523">
            <text:p>13061523</text:p>
          </table:table-cell>
          <table:table-cell office:value-type="float" office:value="4943847">
            <text:p>4943847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922080">
            <text:p>922080</text:p>
          </table:table-cell>
          <table:table-cell office:value-type="float" office:value="16105">
            <text:p>16105</text:p>
          </table:table-cell>
          <table:table-cell office:value-type="float" office:value="1405919">
            <text:p>1405919</text:p>
          </table:table-cell>
          <table:table-cell office:value-type="float" office:value="3586856">
            <text:p>3586856</text:p>
          </table:table-cell>
          <table:table-cell office:value-type="float" office:value="1000731">
            <text:p>100073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110">
            <text:p>24110</text:p>
          </table:table-cell>
          <table:table-cell table:number-columns-repeated="11" office:value-type="float" office:value="0">
            <text:p>0</text:p>
          </table:table-cell>
          <table:table-cell office:value-type="float" office:value="1769472">
            <text:p>1769472</text:p>
          </table:table-cell>
          <table:table-cell office:value-type="float" office:value="1070080">
            <text:p>1070080</text:p>
          </table:table-cell>
          <table:table-cell table:number-columns-repeated="4" office:value-type="float" office:value="0">
            <text:p>0</text:p>
          </table:table-cell>
          <table:table-cell office:value-type="float" office:value="1405919">
            <text:p>1405919</text:p>
          </table:table-cell>
          <table:table-cell office:value-type="float" office:value="0">
            <text:p>0</text:p>
          </table:table-cell>
          <table:table-cell office:value-type="float" office:value="1405919">
            <text:p>1405919</text:p>
          </table:table-cell>
          <table:table-cell office:value-type="float" office:value="22567">
            <text:p>22567</text:p>
          </table:table-cell>
          <table:table-cell office:value-type="float" office:value="702960">
            <text:p>702960</text:p>
          </table:table-cell>
          <table:table-cell office:value-type="float" office:value="0">
            <text:p>0</text:p>
          </table:table-cell>
          <table:table-cell office:value-type="float" office:value="468640">
            <text:p>468640</text:p>
          </table:table-cell>
          <table:table-cell office:value-type="float" office:value="0">
            <text:p>0</text:p>
          </table:table-cell>
          <table:table-cell office:value-type="float" office:value="468639">
            <text:p>468639</text:p>
          </table:table-cell>
          <table:table-cell office:value-type="float" office:value="1405919">
            <text:p>1405919</text:p>
          </table:table-cell>
          <table:table-cell office:value-type="float" office:value="234319">
            <text:p>234319</text:p>
          </table:table-cell>
          <table:table-cell office:value-type="float" office:value="273">
            <text:p>273</text:p>
          </table:table-cell>
          <table:table-cell office:value-type="float" office:value="937279">
            <text:p>937279</text:p>
          </table:table-cell>
          <table:table-cell office:value-type="float" office:value="1405919">
            <text:p>1405919</text:p>
          </table:table-cell>
          <table:table-cell office:value-type="float" office:value="6164550">
            <text:p>6164550</text:p>
          </table:table-cell>
          <table:table-cell office:value-type="float" office:value="24047851">
            <text:p>24047851</text:p>
          </table:table-cell>
          <table:table-cell office:value-type="float" office:value="5126953">
            <text:p>5126953</text:p>
          </table:table-cell>
          <table:table-cell office:value-type="float" office:value="793457">
            <text:p>79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027163">
            <text:p>1027163</text:p>
          </table:table-cell>
          <table:table-cell office:value-type="float" office:value="17379">
            <text:p>17379</text:p>
          </table:table-cell>
          <table:table-cell office:value-type="float" office:value="1517177">
            <text:p>1517177</text:p>
          </table:table-cell>
          <table:table-cell office:value-type="float" office:value="3895322">
            <text:p>3895322</text:p>
          </table:table-cell>
          <table:table-cell office:value-type="float" office:value="1110324">
            <text:p>1110324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118">
            <text:p>25118</text:p>
          </table:table-cell>
          <table:table-cell table:number-columns-repeated="11" office:value-type="float" office:value="0">
            <text:p>0</text:p>
          </table:table-cell>
          <table:table-cell office:value-type="float" office:value="1835008">
            <text:p>1835008</text:p>
          </table:table-cell>
          <table:table-cell office:value-type="float" office:value="1179384">
            <text:p>1179384</text:p>
          </table:table-cell>
          <table:table-cell table:number-columns-repeated="4" office:value-type="float" office:value="0">
            <text:p>0</text:p>
          </table:table-cell>
          <table:table-cell office:value-type="float" office:value="1517177">
            <text:p>1517177</text:p>
          </table:table-cell>
          <table:table-cell office:value-type="float" office:value="0">
            <text:p>0</text:p>
          </table:table-cell>
          <table:table-cell office:value-type="float" office:value="1517177">
            <text:p>1517177</text:p>
          </table:table-cell>
          <table:table-cell office:value-type="float" office:value="24241">
            <text:p>24241</text:p>
          </table:table-cell>
          <table:table-cell office:value-type="float" office:value="758588">
            <text:p>758588</text:p>
          </table:table-cell>
          <table:table-cell office:value-type="float" office:value="0">
            <text:p>0</text:p>
          </table:table-cell>
          <table:table-cell office:value-type="float" office:value="505725">
            <text:p>505725</text:p>
          </table:table-cell>
          <table:table-cell office:value-type="float" office:value="0">
            <text:p>0</text:p>
          </table:table-cell>
          <table:table-cell office:value-type="float" office:value="505726">
            <text:p>505726</text:p>
          </table:table-cell>
          <table:table-cell office:value-type="float" office:value="1517177">
            <text:p>1517177</text:p>
          </table:table-cell>
          <table:table-cell office:value-type="float" office:value="252863">
            <text:p>252863</text:p>
          </table:table-cell>
          <table:table-cell office:value-type="float" office:value="285">
            <text:p>285</text:p>
          </table:table-cell>
          <table:table-cell office:value-type="float" office:value="1011452">
            <text:p>1011452</text:p>
          </table:table-cell>
          <table:table-cell office:value-type="float" office:value="1517177">
            <text:p>1517177</text:p>
          </table:table-cell>
          <table:table-cell office:value-type="float" office:value="3051757">
            <text:p>3051757</text:p>
          </table:table-cell>
          <table:table-cell office:value-type="float" office:value="11535644">
            <text:p>11535644</text:p>
          </table:table-cell>
          <table:table-cell office:value-type="float" office:value="5065917">
            <text:p>5065917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027579">
            <text:p>1027579</text:p>
          </table:table-cell>
          <table:table-cell office:value-type="float" office:value="17378">
            <text:p>17378</text:p>
          </table:table-cell>
          <table:table-cell office:value-type="float" office:value="1516998">
            <text:p>1516998</text:p>
          </table:table-cell>
          <table:table-cell office:value-type="float" office:value="3897323">
            <text:p>3897323</text:p>
          </table:table-cell>
          <table:table-cell office:value-type="float" office:value="1111744">
            <text:p>1111744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480">
            <text:p>26480</text:p>
          </table:table-cell>
          <table:table-cell table:number-columns-repeated="11" office:value-type="float" office:value="0">
            <text:p>0</text:p>
          </table:table-cell>
          <table:table-cell office:value-type="float" office:value="1900544">
            <text:p>1900544</text:p>
          </table:table-cell>
          <table:table-cell office:value-type="float" office:value="1181784">
            <text:p>1181784</text:p>
          </table:table-cell>
          <table:table-cell table:number-columns-repeated="4" office:value-type="float" office:value="0">
            <text:p>0</text:p>
          </table:table-cell>
          <table:table-cell office:value-type="float" office:value="1516998">
            <text:p>1516998</text:p>
          </table:table-cell>
          <table:table-cell office:value-type="float" office:value="0">
            <text:p>0</text:p>
          </table:table-cell>
          <table:table-cell office:value-type="float" office:value="1516998">
            <text:p>1516998</text:p>
          </table:table-cell>
          <table:table-cell office:value-type="float" office:value="24303">
            <text:p>24303</text:p>
          </table:table-cell>
          <table:table-cell office:value-type="float" office:value="758499">
            <text:p>758499</text:p>
          </table:table-cell>
          <table:table-cell office:value-type="float" office:value="0">
            <text:p>0</text:p>
          </table:table-cell>
          <table:table-cell office:value-type="float" office:value="505666">
            <text:p>505666</text:p>
          </table:table-cell>
          <table:table-cell office:value-type="float" office:value="0">
            <text:p>0</text:p>
          </table:table-cell>
          <table:table-cell office:value-type="float" office:value="505666">
            <text:p>505666</text:p>
          </table:table-cell>
          <table:table-cell office:value-type="float" office:value="1516998">
            <text:p>1516998</text:p>
          </table:table-cell>
          <table:table-cell office:value-type="float" office:value="252833">
            <text:p>252833</text:p>
          </table:table-cell>
          <table:table-cell office:value-type="float" office:value="251">
            <text:p>251</text:p>
          </table:table-cell>
          <table:table-cell office:value-type="float" office:value="1011332">
            <text:p>1011332</text:p>
          </table:table-cell>
          <table:table-cell office:value-type="float" office:value="1516998">
            <text:p>1516998</text:p>
          </table:table-cell>
          <table:table-cell office:value-type="float" office:value="6225585">
            <text:p>6225585</text:p>
          </table:table-cell>
          <table:table-cell office:value-type="float" office:value="24047851">
            <text:p>24047851</text:p>
          </table:table-cell>
          <table:table-cell office:value-type="float" office:value="5187988">
            <text:p>5187988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029913">
            <text:p>1029913</text:p>
          </table:table-cell>
          <table:table-cell office:value-type="float" office:value="16645">
            <text:p>16645</text:p>
          </table:table-cell>
          <table:table-cell office:value-type="float" office:value="1453084">
            <text:p>1453084</text:p>
          </table:table-cell>
          <table:table-cell office:value-type="float" office:value="3733548">
            <text:p>3733548</text:p>
          </table:table-cell>
          <table:table-cell office:value-type="float" office:value="1114691">
            <text:p>111469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662">
            <text:p>27662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0">
            <text:p>1966080</text:p>
          </table:table-cell>
          <table:table-cell office:value-type="float" office:value="1184144">
            <text:p>1184144</text:p>
          </table:table-cell>
          <table:table-cell table:number-columns-repeated="4" office:value-type="float" office:value="0">
            <text:p>0</text:p>
          </table:table-cell>
          <table:table-cell office:value-type="float" office:value="1453084">
            <text:p>1453084</text:p>
          </table:table-cell>
          <table:table-cell office:value-type="float" office:value="0">
            <text:p>0</text:p>
          </table:table-cell>
          <table:table-cell office:value-type="float" office:value="1453084">
            <text:p>1453084</text:p>
          </table:table-cell>
          <table:table-cell office:value-type="float" office:value="23242">
            <text:p>23242</text:p>
          </table:table-cell>
          <table:table-cell office:value-type="float" office:value="726542">
            <text:p>726542</text:p>
          </table:table-cell>
          <table:table-cell office:value-type="float" office:value="0">
            <text:p>0</text:p>
          </table:table-cell>
          <table:table-cell office:value-type="float" office:value="484361">
            <text:p>484361</text:p>
          </table:table-cell>
          <table:table-cell office:value-type="float" office:value="0">
            <text:p>0</text:p>
          </table:table-cell>
          <table:table-cell office:value-type="float" office:value="484361">
            <text:p>484361</text:p>
          </table:table-cell>
          <table:table-cell office:value-type="float" office:value="1453084">
            <text:p>1453084</text:p>
          </table:table-cell>
          <table:table-cell office:value-type="float" office:value="242180">
            <text:p>242180</text:p>
          </table:table-cell>
          <table:table-cell office:value-type="float" office:value="305">
            <text:p>305</text:p>
          </table:table-cell>
          <table:table-cell office:value-type="float" office:value="968723">
            <text:p>968723</text:p>
          </table:table-cell>
          <table:table-cell office:value-type="float" office:value="1453084">
            <text:p>1453084</text:p>
          </table:table-cell>
          <table:table-cell office:value-type="float" office:value="3051757">
            <text:p>3051757</text:p>
          </table:table-cell>
          <table:table-cell office:value-type="float" office:value="12390136">
            <text:p>12390136</text:p>
          </table:table-cell>
          <table:table-cell office:value-type="float" office:value="5065917">
            <text:p>5065917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047496">
            <text:p>1047496</text:p>
          </table:table-cell>
          <table:table-cell office:value-type="float" office:value="17654">
            <text:p>17654</text:p>
          </table:table-cell>
          <table:table-cell office:value-type="float" office:value="1541059">
            <text:p>1541059</text:p>
          </table:table-cell>
          <table:table-cell office:value-type="float" office:value="3956278">
            <text:p>3956278</text:p>
          </table:table-cell>
          <table:table-cell office:value-type="float" office:value="1132523">
            <text:p>113252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158">
            <text:p>29158</text:p>
          </table:table-cell>
          <table:table-cell table:number-columns-repeated="11" office:value-type="float" office:value="0">
            <text:p>0</text:p>
          </table:table-cell>
          <table:table-cell office:value-type="float" office:value="2031616">
            <text:p>2031616</text:p>
          </table:table-cell>
          <table:table-cell office:value-type="float" office:value="1202376">
            <text:p>1202376</text:p>
          </table:table-cell>
          <table:table-cell table:number-columns-repeated="4" office:value-type="float" office:value="0">
            <text:p>0</text:p>
          </table:table-cell>
          <table:table-cell office:value-type="float" office:value="1541059">
            <text:p>1541059</text:p>
          </table:table-cell>
          <table:table-cell office:value-type="float" office:value="0">
            <text:p>0</text:p>
          </table:table-cell>
          <table:table-cell office:value-type="float" office:value="1541059">
            <text:p>1541059</text:p>
          </table:table-cell>
          <table:table-cell office:value-type="float" office:value="24614">
            <text:p>24614</text:p>
          </table:table-cell>
          <table:table-cell office:value-type="float" office:value="770529">
            <text:p>770529</text:p>
          </table:table-cell>
          <table:table-cell office:value-type="float" office:value="0">
            <text:p>0</text:p>
          </table:table-cell>
          <table:table-cell office:value-type="float" office:value="513686">
            <text:p>513686</text:p>
          </table:table-cell>
          <table:table-cell office:value-type="float" office:value="0">
            <text:p>0</text:p>
          </table:table-cell>
          <table:table-cell office:value-type="float" office:value="513687">
            <text:p>513687</text:p>
          </table:table-cell>
          <table:table-cell office:value-type="float" office:value="1541059">
            <text:p>1541059</text:p>
          </table:table-cell>
          <table:table-cell office:value-type="float" office:value="256844">
            <text:p>256844</text:p>
          </table:table-cell>
          <table:table-cell office:value-type="float" office:value="295">
            <text:p>295</text:p>
          </table:table-cell>
          <table:table-cell office:value-type="float" office:value="1027373">
            <text:p>1027373</text:p>
          </table:table-cell>
          <table:table-cell office:value-type="float" office:value="1541059">
            <text:p>1541059</text:p>
          </table:table-cell>
          <table:table-cell office:value-type="float" office:value="2990722">
            <text:p>2990722</text:p>
          </table:table-cell>
          <table:table-cell office:value-type="float" office:value="12451171">
            <text:p>12451171</text:p>
          </table:table-cell>
          <table:table-cell office:value-type="float" office:value="5249023">
            <text:p>5249023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074912">
            <text:p>1074912</text:p>
          </table:table-cell>
          <table:table-cell office:value-type="float" office:value="18124">
            <text:p>18124</text:p>
          </table:table-cell>
          <table:table-cell office:value-type="float" office:value="1582213">
            <text:p>1582213</text:p>
          </table:table-cell>
          <table:table-cell office:value-type="float" office:value="4062656">
            <text:p>4062656</text:p>
          </table:table-cell>
          <table:table-cell office:value-type="float" office:value="1161416">
            <text:p>1161416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138">
            <text:p>30138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513440">
            <text:p>1513440</text:p>
          </table:table-cell>
          <table:table-cell table:number-columns-repeated="4" office:value-type="float" office:value="0">
            <text:p>0</text:p>
          </table:table-cell>
          <table:table-cell office:value-type="float" office:value="1582213">
            <text:p>1582213</text:p>
          </table:table-cell>
          <table:table-cell office:value-type="float" office:value="0">
            <text:p>0</text:p>
          </table:table-cell>
          <table:table-cell office:value-type="float" office:value="1582213">
            <text:p>1582213</text:p>
          </table:table-cell>
          <table:table-cell office:value-type="float" office:value="25258">
            <text:p>25258</text:p>
          </table:table-cell>
          <table:table-cell office:value-type="float" office:value="791107">
            <text:p>791107</text:p>
          </table:table-cell>
          <table:table-cell office:value-type="float" office:value="0">
            <text:p>0</text:p>
          </table:table-cell>
          <table:table-cell office:value-type="float" office:value="527404">
            <text:p>527404</text:p>
          </table:table-cell>
          <table:table-cell office:value-type="float" office:value="0">
            <text:p>0</text:p>
          </table:table-cell>
          <table:table-cell office:value-type="float" office:value="527404">
            <text:p>527404</text:p>
          </table:table-cell>
          <table:table-cell office:value-type="float" office:value="1582213">
            <text:p>1582213</text:p>
          </table:table-cell>
          <table:table-cell office:value-type="float" office:value="263702">
            <text:p>263702</text:p>
          </table:table-cell>
          <table:table-cell office:value-type="float" office:value="320">
            <text:p>320</text:p>
          </table:table-cell>
          <table:table-cell office:value-type="float" office:value="1054808">
            <text:p>1054808</text:p>
          </table:table-cell>
          <table:table-cell office:value-type="float" office:value="1582213">
            <text:p>1582213</text:p>
          </table:table-cell>
          <table:table-cell office:value-type="float" office:value="2929687">
            <text:p>2929687</text:p>
          </table:table-cell>
          <table:table-cell office:value-type="float" office:value="12145996">
            <text:p>12145996</text:p>
          </table:table-cell>
          <table:table-cell office:value-type="float" office:value="5371093">
            <text:p>5371093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071992">
            <text:p>2071992</text:p>
          </table:table-cell>
          <table:table-cell office:value-type="float" office:value="30383">
            <text:p>30383</text:p>
          </table:table-cell>
          <table:table-cell office:value-type="float" office:value="2652305">
            <text:p>2652305</text:p>
          </table:table-cell>
          <table:table-cell office:value-type="float" office:value="7052727">
            <text:p>7052727</text:p>
          </table:table-cell>
          <table:table-cell office:value-type="float" office:value="2205703">
            <text:p>2205703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7518">
            <text:p>67518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2276576">
            <text:p>2276576</text:p>
          </table:table-cell>
          <table:table-cell table:number-columns-repeated="4" office:value-type="float" office:value="0">
            <text:p>0</text:p>
          </table:table-cell>
          <table:table-cell office:value-type="float" office:value="2652305">
            <text:p>2652305</text:p>
          </table:table-cell>
          <table:table-cell office:value-type="float" office:value="0">
            <text:p>0</text:p>
          </table:table-cell>
          <table:table-cell office:value-type="float" office:value="2652305">
            <text:p>2652305</text:p>
          </table:table-cell>
          <table:table-cell office:value-type="float" office:value="41983">
            <text:p>41983</text:p>
          </table:table-cell>
          <table:table-cell office:value-type="float" office:value="1326152">
            <text:p>1326152</text:p>
          </table:table-cell>
          <table:table-cell office:value-type="float" office:value="0">
            <text:p>0</text:p>
          </table:table-cell>
          <table:table-cell office:value-type="float" office:value="884102">
            <text:p>884102</text:p>
          </table:table-cell>
          <table:table-cell office:value-type="float" office:value="0">
            <text:p>0</text:p>
          </table:table-cell>
          <table:table-cell office:value-type="float" office:value="884102">
            <text:p>884102</text:p>
          </table:table-cell>
          <table:table-cell office:value-type="float" office:value="2652305">
            <text:p>2652305</text:p>
          </table:table-cell>
          <table:table-cell office:value-type="float" office:value="442051">
            <text:p>442051</text:p>
          </table:table-cell>
          <table:table-cell office:value-type="float" office:value="449">
            <text:p>449</text:p>
          </table:table-cell>
          <table:table-cell office:value-type="float" office:value="1768204">
            <text:p>1768204</text:p>
          </table:table-cell>
          <table:table-cell office:value-type="float" office:value="2652305">
            <text:p>2652305</text:p>
          </table:table-cell>
          <table:table-cell office:value-type="float" office:value="6713867">
            <text:p>6713867</text:p>
          </table:table-cell>
          <table:table-cell office:value-type="float" office:value="27954101">
            <text:p>27954101</text:p>
          </table:table-cell>
          <table:table-cell office:value-type="float" office:value="8544921">
            <text:p>8544921</text:p>
          </table:table-cell>
          <table:table-cell office:value-type="float" office:value="671386">
            <text:p>6713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4135400">
            <text:p>4135400</text:p>
          </table:table-cell>
          <table:table-cell office:value-type="float" office:value="55021">
            <text:p>55021</text:p>
          </table:table-cell>
          <table:table-cell office:value-type="float" office:value="4785685">
            <text:p>4785685</text:p>
          </table:table-cell>
          <table:table-cell office:value-type="float" office:value="13031038">
            <text:p>13031038</text:p>
          </table:table-cell>
          <table:table-cell office:value-type="float" office:value="4359555">
            <text:p>4359555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1864">
            <text:p>141864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4503584">
            <text:p>4503584</text:p>
          </table:table-cell>
          <table:table-cell table:number-columns-repeated="4" office:value-type="float" office:value="0">
            <text:p>0</text:p>
          </table:table-cell>
          <table:table-cell office:value-type="float" office:value="4785685">
            <text:p>4785685</text:p>
          </table:table-cell>
          <table:table-cell office:value-type="float" office:value="0">
            <text:p>0</text:p>
          </table:table-cell>
          <table:table-cell office:value-type="float" office:value="4785685">
            <text:p>4785685</text:p>
          </table:table-cell>
          <table:table-cell office:value-type="float" office:value="75313">
            <text:p>75313</text:p>
          </table:table-cell>
          <table:table-cell office:value-type="float" office:value="2392843">
            <text:p>2392843</text:p>
          </table:table-cell>
          <table:table-cell office:value-type="float" office:value="0">
            <text:p>0</text:p>
          </table:table-cell>
          <table:table-cell office:value-type="float" office:value="1595228">
            <text:p>1595228</text:p>
          </table:table-cell>
          <table:table-cell office:value-type="float" office:value="0">
            <text:p>0</text:p>
          </table:table-cell>
          <table:table-cell office:value-type="float" office:value="1595228">
            <text:p>1595228</text:p>
          </table:table-cell>
          <table:table-cell office:value-type="float" office:value="4785685">
            <text:p>4785685</text:p>
          </table:table-cell>
          <table:table-cell office:value-type="float" office:value="797614">
            <text:p>797614</text:p>
          </table:table-cell>
          <table:table-cell office:value-type="float" office:value="119">
            <text:p>119</text:p>
          </table:table-cell>
          <table:table-cell office:value-type="float" office:value="3190456">
            <text:p>3190456</text:p>
          </table:table-cell>
          <table:table-cell office:value-type="float" office:value="4785685">
            <text:p>4785685</text:p>
          </table:table-cell>
          <table:table-cell office:value-type="float" office:value="13916015">
            <text:p>13916015</text:p>
          </table:table-cell>
          <table:table-cell office:value-type="float" office:value="56152343">
            <text:p>56152343</text:p>
          </table:table-cell>
          <table:table-cell office:value-type="float" office:value="11169433">
            <text:p>11169433</text:p>
          </table:table-cell>
          <table:table-cell office:value-type="float" office:value="1220703">
            <text:p>12207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8117634">
            <text:p>8117634</text:p>
          </table:table-cell>
          <table:table-cell office:value-type="float" office:value="103866">
            <text:p>103866</text:p>
          </table:table-cell>
          <table:table-cell office:value-type="float" office:value="9008401">
            <text:p>9008401</text:p>
          </table:table-cell>
          <table:table-cell office:value-type="float" office:value="24819272">
            <text:p>24819272</text:p>
          </table:table-cell>
          <table:table-cell office:value-type="float" office:value="8493385">
            <text:p>8493385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1930">
            <text:p>291930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8579840">
            <text:p>8579840</text:p>
          </table:table-cell>
          <table:table-cell table:number-columns-repeated="4" office:value-type="float" office:value="0">
            <text:p>0</text:p>
          </table:table-cell>
          <table:table-cell office:value-type="float" office:value="9008401">
            <text:p>9008401</text:p>
          </table:table-cell>
          <table:table-cell office:value-type="float" office:value="0">
            <text:p>0</text:p>
          </table:table-cell>
          <table:table-cell office:value-type="float" office:value="9008401">
            <text:p>9008401</text:p>
          </table:table-cell>
          <table:table-cell office:value-type="float" office:value="141293">
            <text:p>141293</text:p>
          </table:table-cell>
          <table:table-cell office:value-type="float" office:value="4504201">
            <text:p>4504201</text:p>
          </table:table-cell>
          <table:table-cell office:value-type="float" office:value="0">
            <text:p>0</text:p>
          </table:table-cell>
          <table:table-cell office:value-type="float" office:value="3002800">
            <text:p>3002800</text:p>
          </table:table-cell>
          <table:table-cell office:value-type="float" office:value="0">
            <text:p>0</text:p>
          </table:table-cell>
          <table:table-cell office:value-type="float" office:value="3002801">
            <text:p>3002801</text:p>
          </table:table-cell>
          <table:table-cell office:value-type="float" office:value="9008401">
            <text:p>9008401</text:p>
          </table:table-cell>
          <table:table-cell office:value-type="float" office:value="1501400">
            <text:p>1501400</text:p>
          </table:table-cell>
          <table:table-cell office:value-type="float" office:value="152">
            <text:p>152</text:p>
          </table:table-cell>
          <table:table-cell office:value-type="float" office:value="6005601">
            <text:p>6005601</text:p>
          </table:table-cell>
          <table:table-cell office:value-type="float" office:value="9008401">
            <text:p>9008401</text:p>
          </table:table-cell>
          <table:table-cell office:value-type="float" office:value="26611328">
            <text:p>26611328</text:p>
          </table:table-cell>
          <table:table-cell office:value-type="float" office:value="107177734">
            <text:p>107177734</text:p>
          </table:table-cell>
          <table:table-cell office:value-type="float" office:value="13244628">
            <text:p>13244628</text:p>
          </table:table-cell>
          <table:table-cell office:value-type="float" office:value="2319335">
            <text:p>23193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6163853">
            <text:p>16163853</text:p>
          </table:table-cell>
          <table:table-cell office:value-type="float" office:value="200782">
            <text:p>200782</text:p>
          </table:table-cell>
          <table:table-cell office:value-type="float" office:value="17419654">
            <text:p>17419654</text:p>
          </table:table-cell>
          <table:table-cell office:value-type="float" office:value="48212474">
            <text:p>48212474</text:p>
          </table:table-cell>
          <table:table-cell office:value-type="float" office:value="16871843">
            <text:p>16871843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0620">
            <text:p>590620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17287992">
            <text:p>17287992</text:p>
          </table:table-cell>
          <table:table-cell table:number-columns-repeated="4" office:value-type="float" office:value="0">
            <text:p>0</text:p>
          </table:table-cell>
          <table:table-cell office:value-type="float" office:value="17419654">
            <text:p>17419654</text:p>
          </table:table-cell>
          <table:table-cell office:value-type="float" office:value="0">
            <text:p>0</text:p>
          </table:table-cell>
          <table:table-cell office:value-type="float" office:value="17419654">
            <text:p>17419654</text:p>
          </table:table-cell>
          <table:table-cell office:value-type="float" office:value="272826">
            <text:p>272826</text:p>
          </table:table-cell>
          <table:table-cell office:value-type="float" office:value="8709827">
            <text:p>8709827</text:p>
          </table:table-cell>
          <table:table-cell office:value-type="float" office:value="0">
            <text:p>0</text:p>
          </table:table-cell>
          <table:table-cell office:value-type="float" office:value="5806551">
            <text:p>5806551</text:p>
          </table:table-cell>
          <table:table-cell office:value-type="float" office:value="0">
            <text:p>0</text:p>
          </table:table-cell>
          <table:table-cell office:value-type="float" office:value="5806551">
            <text:p>5806551</text:p>
          </table:table-cell>
          <table:table-cell office:value-type="float" office:value="17419654">
            <text:p>17419654</text:p>
          </table:table-cell>
          <table:table-cell office:value-type="float" office:value="2903276">
            <text:p>2903276</text:p>
          </table:table-cell>
          <table:table-cell office:value-type="float" office:value="262">
            <text:p>262</text:p>
          </table:table-cell>
          <table:table-cell office:value-type="float" office:value="11613102">
            <text:p>11613102</text:p>
          </table:table-cell>
          <table:table-cell office:value-type="float" office:value="17419654">
            <text:p>17419654</text:p>
          </table:table-cell>
          <table:table-cell office:value-type="float" office:value="53283691">
            <text:p>53283691</text:p>
          </table:table-cell>
          <table:table-cell office:value-type="float" office:value="214294433">
            <text:p>214294433</text:p>
          </table:table-cell>
          <table:table-cell office:value-type="float" office:value="21667480">
            <text:p>21667480</text:p>
          </table:table-cell>
          <table:table-cell office:value-type="float" office:value="4455566">
            <text:p>445556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2346788">
            <text:p>32346788</text:p>
          </table:table-cell>
          <table:table-cell office:value-type="float" office:value="395337">
            <text:p>395337</text:p>
          </table:table-cell>
          <table:table-cell office:value-type="float" office:value="34220451">
            <text:p>34220451</text:p>
          </table:table-cell>
          <table:table-cell office:value-type="float" office:value="95280335">
            <text:p>95280335</text:p>
          </table:table-cell>
          <table:table-cell office:value-type="float" office:value="33641824">
            <text:p>33641824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87446">
            <text:p>1187446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35751240">
            <text:p>35751240</text:p>
          </table:table-cell>
          <table:table-cell table:number-columns-repeated="4" office:value-type="float" office:value="0">
            <text:p>0</text:p>
          </table:table-cell>
          <table:table-cell office:value-type="float" office:value="34220451">
            <text:p>34220451</text:p>
          </table:table-cell>
          <table:table-cell office:value-type="float" office:value="0">
            <text:p>0</text:p>
          </table:table-cell>
          <table:table-cell office:value-type="float" office:value="34220451">
            <text:p>34220451</text:p>
          </table:table-cell>
          <table:table-cell office:value-type="float" office:value="535492">
            <text:p>535492</text:p>
          </table:table-cell>
          <table:table-cell office:value-type="float" office:value="17110226">
            <text:p>17110226</text:p>
          </table:table-cell>
          <table:table-cell office:value-type="float" office:value="0">
            <text:p>0</text:p>
          </table:table-cell>
          <table:table-cell office:value-type="float" office:value="11406817">
            <text:p>11406817</text:p>
          </table:table-cell>
          <table:table-cell office:value-type="float" office:value="0">
            <text:p>0</text:p>
          </table:table-cell>
          <table:table-cell office:value-type="float" office:value="11406817">
            <text:p>11406817</text:p>
          </table:table-cell>
          <table:table-cell office:value-type="float" office:value="34220451">
            <text:p>34220451</text:p>
          </table:table-cell>
          <table:table-cell office:value-type="float" office:value="5703408">
            <text:p>5703408</text:p>
          </table:table-cell>
          <table:table-cell office:value-type="float" office:value="313">
            <text:p>313</text:p>
          </table:table-cell>
          <table:table-cell office:value-type="float" office:value="22813634">
            <text:p>22813634</text:p>
          </table:table-cell>
          <table:table-cell office:value-type="float" office:value="34220451">
            <text:p>34220451</text:p>
          </table:table-cell>
          <table:table-cell office:value-type="float" office:value="109008789">
            <text:p>109008789</text:p>
          </table:table-cell>
          <table:table-cell office:value-type="float" office:value="443298339">
            <text:p>443298339</text:p>
          </table:table-cell>
          <table:table-cell office:value-type="float" office:value="33264160">
            <text:p>33264160</text:p>
          </table:table-cell>
          <table:table-cell office:value-type="float" office:value="8605957">
            <text:p>86059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4419494">
            <text:p>64419494</text:p>
          </table:table-cell>
          <table:table-cell office:value-type="float" office:value="779646">
            <text:p>779646</text:p>
          </table:table-cell>
          <table:table-cell office:value-type="float" office:value="67761450">
            <text:p>67761450</text:p>
          </table:table-cell>
          <table:table-cell office:value-type="float" office:value="188267949">
            <text:p>188267949</text:p>
          </table:table-cell>
          <table:table-cell office:value-type="float" office:value="67232262">
            <text:p>67232262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82078">
            <text:p>2382078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67320144">
            <text:p>67320144</text:p>
          </table:table-cell>
          <table:table-cell table:number-columns-repeated="4" office:value-type="float" office:value="0">
            <text:p>0</text:p>
          </table:table-cell>
          <table:table-cell office:value-type="float" office:value="67761450">
            <text:p>67761450</text:p>
          </table:table-cell>
          <table:table-cell office:value-type="float" office:value="0">
            <text:p>0</text:p>
          </table:table-cell>
          <table:table-cell office:value-type="float" office:value="67761450">
            <text:p>67761450</text:p>
          </table:table-cell>
          <table:table-cell office:value-type="float" office:value="1059315">
            <text:p>1059315</text:p>
          </table:table-cell>
          <table:table-cell office:value-type="float" office:value="33880725">
            <text:p>33880725</text:p>
          </table:table-cell>
          <table:table-cell office:value-type="float" office:value="0">
            <text:p>0</text:p>
          </table:table-cell>
          <table:table-cell office:value-type="float" office:value="22587150">
            <text:p>22587150</text:p>
          </table:table-cell>
          <table:table-cell office:value-type="float" office:value="0">
            <text:p>0</text:p>
          </table:table-cell>
          <table:table-cell office:value-type="float" office:value="22587150">
            <text:p>22587150</text:p>
          </table:table-cell>
          <table:table-cell office:value-type="float" office:value="67761450">
            <text:p>67761450</text:p>
          </table:table-cell>
          <table:table-cell office:value-type="float" office:value="11293575">
            <text:p>11293575</text:p>
          </table:table-cell>
          <table:table-cell office:value-type="float" office:value="279">
            <text:p>279</text:p>
          </table:table-cell>
          <table:table-cell office:value-type="float" office:value="45174300">
            <text:p>45174300</text:p>
          </table:table-cell>
          <table:table-cell office:value-type="float" office:value="67761450">
            <text:p>67761450</text:p>
          </table:table-cell>
          <table:table-cell office:value-type="float" office:value="210205078">
            <text:p>210205078</text:p>
          </table:table-cell>
          <table:table-cell office:value-type="float" office:value="853637695">
            <text:p>853637695</text:p>
          </table:table-cell>
          <table:table-cell office:value-type="float" office:value="56396484">
            <text:p>56396484</text:p>
          </table:table-cell>
          <table:table-cell office:value-type="float" office:value="16906738">
            <text:p>16906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28950071">
            <text:p>128950071</text:p>
          </table:table-cell>
          <table:table-cell office:value-type="float" office:value="1554483">
            <text:p>1554483</text:p>
          </table:table-cell>
          <table:table-cell office:value-type="float" office:value="134876860">
            <text:p>134876860</text:p>
          </table:table-cell>
          <table:table-cell office:value-type="float" office:value="375766434">
            <text:p>375766434</text:p>
          </table:table-cell>
          <table:table-cell office:value-type="float" office:value="134306616">
            <text:p>134306616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67132">
            <text:p>4767132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134393992">
            <text:p>134393992</text:p>
          </table:table-cell>
          <table:table-cell table:number-columns-repeated="4" office:value-type="float" office:value="0">
            <text:p>0</text:p>
          </table:table-cell>
          <table:table-cell office:value-type="float" office:value="134876860">
            <text:p>134876860</text:p>
          </table:table-cell>
          <table:table-cell office:value-type="float" office:value="0">
            <text:p>0</text:p>
          </table:table-cell>
          <table:table-cell office:value-type="float" office:value="134876860">
            <text:p>134876860</text:p>
          </table:table-cell>
          <table:table-cell office:value-type="float" office:value="2107464">
            <text:p>2107464</text:p>
          </table:table-cell>
          <table:table-cell office:value-type="float" office:value="67438430">
            <text:p>67438430</text:p>
          </table:table-cell>
          <table:table-cell office:value-type="float" office:value="0">
            <text:p>0</text:p>
          </table:table-cell>
          <table:table-cell office:value-type="float" office:value="44958953">
            <text:p>44958953</text:p>
          </table:table-cell>
          <table:table-cell office:value-type="float" office:value="0">
            <text:p>0</text:p>
          </table:table-cell>
          <table:table-cell office:value-type="float" office:value="44958953">
            <text:p>44958953</text:p>
          </table:table-cell>
          <table:table-cell office:value-type="float" office:value="0">
            <text:p>0</text:p>
          </table:table-cell>
          <table:table-cell office:value-type="float" office:value="22479477">
            <text:p>22479477</text:p>
          </table:table-cell>
          <table:table-cell office:value-type="float" office:value="624">
            <text:p>624</text:p>
          </table:table-cell>
          <table:table-cell office:value-type="float" office:value="89917906">
            <text:p>89917906</text:p>
          </table:table-cell>
          <table:table-cell office:value-type="float" office:value="134876860">
            <text:p>134876860</text:p>
          </table:table-cell>
          <table:table-cell office:value-type="float" office:value="424438476">
            <text:p>424438476</text:p>
          </table:table-cell>
          <table:table-cell office:value-type="float" office:value="1730590820">
            <text:p>1730590820</text:p>
          </table:table-cell>
          <table:table-cell office:value-type="float" office:value="110961914">
            <text:p>110961914</text:p>
          </table:table-cell>
          <table:table-cell office:value-type="float" office:value="33874511">
            <text:p>338745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51583">
            <text:p>151583</text:p>
          </table:table-cell>
          <table:table-cell office:value-type="float" office:value="6885">
            <text:p>6885</text:p>
          </table:table-cell>
          <table:table-cell office:value-type="float" office:value="600984">
            <text:p>600984</text:p>
          </table:table-cell>
          <table:table-cell office:value-type="float" office:value="1346161">
            <text:p>1346161</text:p>
          </table:table-cell>
          <table:table-cell office:value-type="float" office:value="193629">
            <text:p>1936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526640">
            <text:p>526640</text:p>
          </table:table-cell>
          <table:table-cell table:number-columns-repeated="4" office:value-type="float" office:value="0">
            <text:p>0</text:p>
          </table:table-cell>
          <table:table-cell office:value-type="float" office:value="600984">
            <text:p>600984</text:p>
          </table:table-cell>
          <table:table-cell office:value-type="float" office:value="0">
            <text:p>0</text:p>
          </table:table-cell>
          <table:table-cell office:value-type="float" office:value="600984">
            <text:p>600984</text:p>
          </table:table-cell>
          <table:table-cell office:value-type="float" office:value="9390">
            <text:p>9390</text:p>
          </table:table-cell>
          <table:table-cell office:value-type="float" office:value="300492">
            <text:p>300492</text:p>
          </table:table-cell>
          <table:table-cell office:value-type="float" office:value="0">
            <text:p>0</text:p>
          </table:table-cell>
          <table:table-cell office:value-type="float" office:value="200328">
            <text:p>200328</text:p>
          </table:table-cell>
          <table:table-cell office:value-type="float" office:value="157136">
            <text:p>157136</text:p>
          </table:table-cell>
          <table:table-cell office:value-type="float" office:value="200328">
            <text:p>200328</text:p>
          </table:table-cell>
          <table:table-cell office:value-type="float" office:value="0">
            <text:p>0</text:p>
          </table:table-cell>
          <table:table-cell office:value-type="float" office:value="100164">
            <text:p>100164</text:p>
          </table:table-cell>
          <table:table-cell office:value-type="float" office:value="169">
            <text:p>169</text:p>
          </table:table-cell>
          <table:table-cell office:value-type="float" office:value="400656">
            <text:p>400656</text:p>
          </table:table-cell>
          <table:table-cell office:value-type="float" office:value="600984">
            <text:p>600984</text:p>
          </table:table-cell>
          <table:table-cell table:number-columns-repeated="2" office:value-type="float" office:value="0">
            <text:p>0</text:p>
          </table:table-cell>
          <table:table-cell office:value-type="float" office:value="1892089">
            <text:p>189208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1416">
            <text:p>151416</text:p>
          </table:table-cell>
          <table:table-cell office:value-type="float" office:value="6832">
            <text:p>6832</text:p>
          </table:table-cell>
          <table:table-cell office:value-type="float" office:value="596431">
            <text:p>596431</text:p>
          </table:table-cell>
          <table:table-cell office:value-type="float" office:value="1339605">
            <text:p>1339605</text:p>
          </table:table-cell>
          <table:table-cell office:value-type="float" office:value="193106">
            <text:p>19310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763248">
            <text:p>2763248</text:p>
          </table:table-cell>
          <table:table-cell table:number-columns-repeated="4" office:value-type="float" office:value="0">
            <text:p>0</text:p>
          </table:table-cell>
          <table:table-cell office:value-type="float" office:value="596431">
            <text:p>596431</text:p>
          </table:table-cell>
          <table:table-cell office:value-type="float" office:value="0">
            <text:p>0</text:p>
          </table:table-cell>
          <table:table-cell office:value-type="float" office:value="596431">
            <text:p>596431</text:p>
          </table:table-cell>
          <table:table-cell office:value-type="float" office:value="9319">
            <text:p>9319</text:p>
          </table:table-cell>
          <table:table-cell office:value-type="float" office:value="298216">
            <text:p>298216</text:p>
          </table:table-cell>
          <table:table-cell office:value-type="float" office:value="0">
            <text:p>0</text:p>
          </table:table-cell>
          <table:table-cell office:value-type="float" office:value="198810">
            <text:p>198810</text:p>
          </table:table-cell>
          <table:table-cell office:value-type="float" office:value="157841">
            <text:p>157841</text:p>
          </table:table-cell>
          <table:table-cell office:value-type="float" office:value="198811">
            <text:p>198811</text:p>
          </table:table-cell>
          <table:table-cell office:value-type="float" office:value="0">
            <text:p>0</text:p>
          </table:table-cell>
          <table:table-cell office:value-type="float" office:value="99405">
            <text:p>99405</text:p>
          </table:table-cell>
          <table:table-cell office:value-type="float" office:value="186">
            <text:p>186</text:p>
          </table:table-cell>
          <table:table-cell office:value-type="float" office:value="397621">
            <text:p>397621</text:p>
          </table:table-cell>
          <table:table-cell office:value-type="float" office:value="596431">
            <text:p>596431</text:p>
          </table:table-cell>
          <table:table-cell table:number-columns-repeated="2" office:value-type="float" office:value="0">
            <text:p>0</text:p>
          </table:table-cell>
          <table:table-cell office:value-type="float" office:value="1892089">
            <text:p>189208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1833">
            <text:p>151833</text:p>
          </table:table-cell>
          <table:table-cell office:value-type="float" office:value="6925">
            <text:p>6925</text:p>
          </table:table-cell>
          <table:table-cell office:value-type="float" office:value="604468">
            <text:p>604468</text:p>
          </table:table-cell>
          <table:table-cell office:value-type="float" office:value="1362668">
            <text:p>1362668</text:p>
          </table:table-cell>
          <table:table-cell office:value-type="float" office:value="193762">
            <text:p>19376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527328">
            <text:p>527328</text:p>
          </table:table-cell>
          <table:table-cell table:number-columns-repeated="4" office:value-type="float" office:value="0">
            <text:p>0</text:p>
          </table:table-cell>
          <table:table-cell office:value-type="float" office:value="604468">
            <text:p>604468</text:p>
          </table:table-cell>
          <table:table-cell office:value-type="float" office:value="0">
            <text:p>0</text:p>
          </table:table-cell>
          <table:table-cell office:value-type="float" office:value="604468">
            <text:p>604468</text:p>
          </table:table-cell>
          <table:table-cell office:value-type="float" office:value="9445">
            <text:p>9445</text:p>
          </table:table-cell>
          <table:table-cell office:value-type="float" office:value="302234">
            <text:p>302234</text:p>
          </table:table-cell>
          <table:table-cell office:value-type="float" office:value="0">
            <text:p>0</text:p>
          </table:table-cell>
          <table:table-cell office:value-type="float" office:value="201490">
            <text:p>201490</text:p>
          </table:table-cell>
          <table:table-cell office:value-type="float" office:value="158005">
            <text:p>158005</text:p>
          </table:table-cell>
          <table:table-cell office:value-type="float" office:value="201489">
            <text:p>201489</text:p>
          </table:table-cell>
          <table:table-cell office:value-type="float" office:value="0">
            <text:p>0</text:p>
          </table:table-cell>
          <table:table-cell office:value-type="float" office:value="100744">
            <text:p>100744</text:p>
          </table:table-cell>
          <table:table-cell office:value-type="float" office:value="175">
            <text:p>175</text:p>
          </table:table-cell>
          <table:table-cell office:value-type="float" office:value="402979">
            <text:p>402979</text:p>
          </table:table-cell>
          <table:table-cell office:value-type="float" office:value="604468">
            <text:p>604468</text:p>
          </table:table-cell>
          <table:table-cell office:value-type="float" office:value="2685546">
            <text:p>2685546</text:p>
          </table:table-cell>
          <table:table-cell office:value-type="float" office:value="9643554">
            <text:p>9643554</text:p>
          </table:table-cell>
          <table:table-cell office:value-type="float" office:value="1892089">
            <text:p>189208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2666">
            <text:p>152666</text:p>
          </table:table-cell>
          <table:table-cell office:value-type="float" office:value="6581">
            <text:p>6581</text:p>
          </table:table-cell>
          <table:table-cell office:value-type="float" office:value="574547">
            <text:p>574547</text:p>
          </table:table-cell>
          <table:table-cell office:value-type="float" office:value="1314015">
            <text:p>1314015</text:p>
          </table:table-cell>
          <table:table-cell office:value-type="float" office:value="195127">
            <text:p>1951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664912">
            <text:p>2664912</text:p>
          </table:table-cell>
          <table:table-cell table:number-columns-repeated="4" office:value-type="float" office:value="0">
            <text:p>0</text:p>
          </table:table-cell>
          <table:table-cell office:value-type="float" office:value="574547">
            <text:p>574547</text:p>
          </table:table-cell>
          <table:table-cell office:value-type="float" office:value="0">
            <text:p>0</text:p>
          </table:table-cell>
          <table:table-cell office:value-type="float" office:value="574547">
            <text:p>574547</text:p>
          </table:table-cell>
          <table:table-cell office:value-type="float" office:value="8978">
            <text:p>8978</text:p>
          </table:table-cell>
          <table:table-cell office:value-type="float" office:value="287273">
            <text:p>287273</text:p>
          </table:table-cell>
          <table:table-cell office:value-type="float" office:value="0">
            <text:p>0</text:p>
          </table:table-cell>
          <table:table-cell office:value-type="float" office:value="191516">
            <text:p>191516</text:p>
          </table:table-cell>
          <table:table-cell office:value-type="float" office:value="162348">
            <text:p>162348</text:p>
          </table:table-cell>
          <table:table-cell office:value-type="float" office:value="191516">
            <text:p>191516</text:p>
          </table:table-cell>
          <table:table-cell office:value-type="float" office:value="0">
            <text:p>0</text:p>
          </table:table-cell>
          <table:table-cell office:value-type="float" office:value="95758">
            <text:p>95758</text:p>
          </table:table-cell>
          <table:table-cell office:value-type="float" office:value="192">
            <text:p>192</text:p>
          </table:table-cell>
          <table:table-cell office:value-type="float" office:value="383032">
            <text:p>383032</text:p>
          </table:table-cell>
          <table:table-cell office:value-type="float" office:value="574547">
            <text:p>574547</text:p>
          </table:table-cell>
          <table:table-cell table:number-columns-repeated="2" office:value-type="float" office:value="0">
            <text:p>0</text:p>
          </table:table-cell>
          <table:table-cell office:value-type="float" office:value="1892089">
            <text:p>189208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4582">
            <text:p>154582</text:p>
          </table:table-cell>
          <table:table-cell office:value-type="float" office:value="6076">
            <text:p>6076</text:p>
          </table:table-cell>
          <table:table-cell office:value-type="float" office:value="530354">
            <text:p>530354</text:p>
          </table:table-cell>
          <table:table-cell office:value-type="float" office:value="1175797">
            <text:p>1175797</text:p>
          </table:table-cell>
          <table:table-cell office:value-type="float" office:value="196622">
            <text:p>1966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8">
            <text:p>108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641664">
            <text:p>2641664</text:p>
          </table:table-cell>
          <table:table-cell table:number-columns-repeated="4" office:value-type="float" office:value="0">
            <text:p>0</text:p>
          </table:table-cell>
          <table:table-cell office:value-type="float" office:value="530354">
            <text:p>530354</text:p>
          </table:table-cell>
          <table:table-cell office:value-type="float" office:value="0">
            <text:p>0</text:p>
          </table:table-cell>
          <table:table-cell office:value-type="float" office:value="530354">
            <text:p>530354</text:p>
          </table:table-cell>
          <table:table-cell office:value-type="float" office:value="8287">
            <text:p>8287</text:p>
          </table:table-cell>
          <table:table-cell office:value-type="float" office:value="265177">
            <text:p>265177</text:p>
          </table:table-cell>
          <table:table-cell office:value-type="float" office:value="0">
            <text:p>0</text:p>
          </table:table-cell>
          <table:table-cell office:value-type="float" office:value="176785">
            <text:p>176785</text:p>
          </table:table-cell>
          <table:table-cell office:value-type="float" office:value="161021">
            <text:p>161021</text:p>
          </table:table-cell>
          <table:table-cell office:value-type="float" office:value="176785">
            <text:p>176785</text:p>
          </table:table-cell>
          <table:table-cell office:value-type="float" office:value="0">
            <text:p>0</text:p>
          </table:table-cell>
          <table:table-cell office:value-type="float" office:value="88392">
            <text:p>88392</text:p>
          </table:table-cell>
          <table:table-cell office:value-type="float" office:value="177">
            <text:p>177</text:p>
          </table:table-cell>
          <table:table-cell office:value-type="float" office:value="353570">
            <text:p>353570</text:p>
          </table:table-cell>
          <table:table-cell office:value-type="float" office:value="530354">
            <text:p>530354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4499">
            <text:p>154499</text:p>
          </table:table-cell>
          <table:table-cell office:value-type="float" office:value="5887">
            <text:p>5887</text:p>
          </table:table-cell>
          <table:table-cell office:value-type="float" office:value="513879">
            <text:p>513879</text:p>
          </table:table-cell>
          <table:table-cell office:value-type="float" office:value="1140475">
            <text:p>1140475</text:p>
          </table:table-cell>
          <table:table-cell office:value-type="float" office:value="196395">
            <text:p>1963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">
            <text:p>164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919888">
            <text:p>1919888</text:p>
          </table:table-cell>
          <table:table-cell table:number-columns-repeated="4" office:value-type="float" office:value="0">
            <text:p>0</text:p>
          </table:table-cell>
          <table:table-cell office:value-type="float" office:value="513879">
            <text:p>513879</text:p>
          </table:table-cell>
          <table:table-cell office:value-type="float" office:value="0">
            <text:p>0</text:p>
          </table:table-cell>
          <table:table-cell office:value-type="float" office:value="513879">
            <text:p>513879</text:p>
          </table:table-cell>
          <table:table-cell office:value-type="float" office:value="8029">
            <text:p>8029</text:p>
          </table:table-cell>
          <table:table-cell office:value-type="float" office:value="256939">
            <text:p>256939</text:p>
          </table:table-cell>
          <table:table-cell office:value-type="float" office:value="0">
            <text:p>0</text:p>
          </table:table-cell>
          <table:table-cell office:value-type="float" office:value="171293">
            <text:p>171293</text:p>
          </table:table-cell>
          <table:table-cell office:value-type="float" office:value="163509">
            <text:p>163509</text:p>
          </table:table-cell>
          <table:table-cell office:value-type="float" office:value="171293">
            <text:p>171293</text:p>
          </table:table-cell>
          <table:table-cell office:value-type="float" office:value="0">
            <text:p>0</text:p>
          </table:table-cell>
          <table:table-cell office:value-type="float" office:value="85646">
            <text:p>85646</text:p>
          </table:table-cell>
          <table:table-cell office:value-type="float" office:value="163">
            <text:p>163</text:p>
          </table:table-cell>
          <table:table-cell office:value-type="float" office:value="342587">
            <text:p>342587</text:p>
          </table:table-cell>
          <table:table-cell office:value-type="float" office:value="513879">
            <text:p>513879</text:p>
          </table:table-cell>
          <table:table-cell table:number-columns-repeated="2" office:value-type="float" office:value="0">
            <text:p>0</text:p>
          </table:table-cell>
          <table:table-cell office:value-type="float" office:value="1464843">
            <text:p>146484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4749">
            <text:p>154749</text:p>
          </table:table-cell>
          <table:table-cell office:value-type="float" office:value="7090">
            <text:p>7090</text:p>
          </table:table-cell>
          <table:table-cell office:value-type="float" office:value="618899">
            <text:p>618899</text:p>
          </table:table-cell>
          <table:table-cell office:value-type="float" office:value="1405990">
            <text:p>1405990</text:p>
          </table:table-cell>
          <table:table-cell office:value-type="float" office:value="197011">
            <text:p>19701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">
            <text:p>328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534624">
            <text:p>534624</text:p>
          </table:table-cell>
          <table:table-cell table:number-columns-repeated="4" office:value-type="float" office:value="0">
            <text:p>0</text:p>
          </table:table-cell>
          <table:table-cell office:value-type="float" office:value="618899">
            <text:p>618899</text:p>
          </table:table-cell>
          <table:table-cell office:value-type="float" office:value="0">
            <text:p>0</text:p>
          </table:table-cell>
          <table:table-cell office:value-type="float" office:value="618899">
            <text:p>618899</text:p>
          </table:table-cell>
          <table:table-cell office:value-type="float" office:value="9670">
            <text:p>9670</text:p>
          </table:table-cell>
          <table:table-cell office:value-type="float" office:value="309449">
            <text:p>309449</text:p>
          </table:table-cell>
          <table:table-cell office:value-type="float" office:value="0">
            <text:p>0</text:p>
          </table:table-cell>
          <table:table-cell office:value-type="float" office:value="206300">
            <text:p>206300</text:p>
          </table:table-cell>
          <table:table-cell office:value-type="float" office:value="164091">
            <text:p>164091</text:p>
          </table:table-cell>
          <table:table-cell office:value-type="float" office:value="206300">
            <text:p>206300</text:p>
          </table:table-cell>
          <table:table-cell office:value-type="float" office:value="0">
            <text:p>0</text:p>
          </table:table-cell>
          <table:table-cell office:value-type="float" office:value="103150">
            <text:p>103150</text:p>
          </table:table-cell>
          <table:table-cell office:value-type="float" office:value="187">
            <text:p>187</text:p>
          </table:table-cell>
          <table:table-cell office:value-type="float" office:value="412600">
            <text:p>412600</text:p>
          </table:table-cell>
          <table:table-cell office:value-type="float" office:value="618899">
            <text:p>618899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55333">
            <text:p>155333</text:p>
          </table:table-cell>
          <table:table-cell office:value-type="float" office:value="6955">
            <text:p>6955</text:p>
          </table:table-cell>
          <table:table-cell office:value-type="float" office:value="607192">
            <text:p>607192</text:p>
          </table:table-cell>
          <table:table-cell office:value-type="float" office:value="1364396">
            <text:p>1364396</text:p>
          </table:table-cell>
          <table:table-cell office:value-type="float" office:value="197578">
            <text:p>19757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6">
            <text:p>656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534912">
            <text:p>534912</text:p>
          </table:table-cell>
          <table:table-cell table:number-columns-repeated="4" office:value-type="float" office:value="0">
            <text:p>0</text:p>
          </table:table-cell>
          <table:table-cell office:value-type="float" office:value="607192">
            <text:p>607192</text:p>
          </table:table-cell>
          <table:table-cell office:value-type="float" office:value="0">
            <text:p>0</text:p>
          </table:table-cell>
          <table:table-cell office:value-type="float" office:value="607192">
            <text:p>607192</text:p>
          </table:table-cell>
          <table:table-cell office:value-type="float" office:value="9488">
            <text:p>9488</text:p>
          </table:table-cell>
          <table:table-cell office:value-type="float" office:value="303596">
            <text:p>303596</text:p>
          </table:table-cell>
          <table:table-cell office:value-type="float" office:value="0">
            <text:p>0</text:p>
          </table:table-cell>
          <table:table-cell office:value-type="float" office:value="202398">
            <text:p>202398</text:p>
          </table:table-cell>
          <table:table-cell office:value-type="float" office:value="164297">
            <text:p>164297</text:p>
          </table:table-cell>
          <table:table-cell office:value-type="float" office:value="202397">
            <text:p>202397</text:p>
          </table:table-cell>
          <table:table-cell office:value-type="float" office:value="0">
            <text:p>0</text:p>
          </table:table-cell>
          <table:table-cell office:value-type="float" office:value="101199">
            <text:p>101199</text:p>
          </table:table-cell>
          <table:table-cell office:value-type="float" office:value="190">
            <text:p>190</text:p>
          </table:table-cell>
          <table:table-cell office:value-type="float" office:value="404794">
            <text:p>404794</text:p>
          </table:table-cell>
          <table:table-cell office:value-type="float" office:value="607192">
            <text:p>607192</text:p>
          </table:table-cell>
          <table:table-cell table:number-columns-repeated="2" office:value-type="float" office:value="0">
            <text:p>0</text:p>
          </table:table-cell>
          <table:table-cell office:value-type="float" office:value="1892089">
            <text:p>189208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66333">
            <text:p>166333</text:p>
          </table:table-cell>
          <table:table-cell office:value-type="float" office:value="6194">
            <text:p>6194</text:p>
          </table:table-cell>
          <table:table-cell office:value-type="float" office:value="540724">
            <text:p>540724</text:p>
          </table:table-cell>
          <table:table-cell office:value-type="float" office:value="1212852">
            <text:p>1212852</text:p>
          </table:table-cell>
          <table:table-cell office:value-type="float" office:value="209709">
            <text:p>20970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2">
            <text:p>1312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559096">
            <text:p>559096</text:p>
          </table:table-cell>
          <table:table-cell table:number-columns-repeated="4" office:value-type="float" office:value="0">
            <text:p>0</text:p>
          </table:table-cell>
          <table:table-cell office:value-type="float" office:value="540724">
            <text:p>540724</text:p>
          </table:table-cell>
          <table:table-cell office:value-type="float" office:value="0">
            <text:p>0</text:p>
          </table:table-cell>
          <table:table-cell office:value-type="float" office:value="540724">
            <text:p>540724</text:p>
          </table:table-cell>
          <table:table-cell office:value-type="float" office:value="8449">
            <text:p>8449</text:p>
          </table:table-cell>
          <table:table-cell office:value-type="float" office:value="270362">
            <text:p>270362</text:p>
          </table:table-cell>
          <table:table-cell office:value-type="float" office:value="0">
            <text:p>0</text:p>
          </table:table-cell>
          <table:table-cell office:value-type="float" office:value="180241">
            <text:p>180241</text:p>
          </table:table-cell>
          <table:table-cell office:value-type="float" office:value="175680">
            <text:p>175680</text:p>
          </table:table-cell>
          <table:table-cell office:value-type="float" office:value="180241">
            <text:p>180241</text:p>
          </table:table-cell>
          <table:table-cell office:value-type="float" office:value="0">
            <text:p>0</text:p>
          </table:table-cell>
          <table:table-cell office:value-type="float" office:value="90121">
            <text:p>90121</text:p>
          </table:table-cell>
          <table:table-cell office:value-type="float" office:value="198">
            <text:p>198</text:p>
          </table:table-cell>
          <table:table-cell office:value-type="float" office:value="360482">
            <text:p>360482</text:p>
          </table:table-cell>
          <table:table-cell office:value-type="float" office:value="540724">
            <text:p>540724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90833">
            <text:p>190833</text:p>
          </table:table-cell>
          <table:table-cell office:value-type="float" office:value="6550">
            <text:p>6550</text:p>
          </table:table-cell>
          <table:table-cell office:value-type="float" office:value="571815">
            <text:p>571815</text:p>
          </table:table-cell>
          <table:table-cell office:value-type="float" office:value="1281769">
            <text:p>1281769</text:p>
          </table:table-cell>
          <table:table-cell office:value-type="float" office:value="234382">
            <text:p>23438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4">
            <text:p>2624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605408">
            <text:p>605408</text:p>
          </table:table-cell>
          <table:table-cell table:number-columns-repeated="4" office:value-type="float" office:value="0">
            <text:p>0</text:p>
          </table:table-cell>
          <table:table-cell office:value-type="float" office:value="571815">
            <text:p>571815</text:p>
          </table:table-cell>
          <table:table-cell office:value-type="float" office:value="0">
            <text:p>0</text:p>
          </table:table-cell>
          <table:table-cell office:value-type="float" office:value="571815">
            <text:p>571815</text:p>
          </table:table-cell>
          <table:table-cell office:value-type="float" office:value="8934">
            <text:p>8934</text:p>
          </table:table-cell>
          <table:table-cell office:value-type="float" office:value="285908">
            <text:p>285908</text:p>
          </table:table-cell>
          <table:table-cell office:value-type="float" office:value="0">
            <text:p>0</text:p>
          </table:table-cell>
          <table:table-cell office:value-type="float" office:value="190605">
            <text:p>190605</text:p>
          </table:table-cell>
          <table:table-cell office:value-type="float" office:value="198070">
            <text:p>198070</text:p>
          </table:table-cell>
          <table:table-cell office:value-type="float" office:value="190605">
            <text:p>190605</text:p>
          </table:table-cell>
          <table:table-cell office:value-type="float" office:value="0">
            <text:p>0</text:p>
          </table:table-cell>
          <table:table-cell office:value-type="float" office:value="95302">
            <text:p>95302</text:p>
          </table:table-cell>
          <table:table-cell office:value-type="float" office:value="177">
            <text:p>177</text:p>
          </table:table-cell>
          <table:table-cell office:value-type="float" office:value="381210">
            <text:p>381210</text:p>
          </table:table-cell>
          <table:table-cell office:value-type="float" office:value="571815">
            <text:p>571815</text:p>
          </table:table-cell>
          <table:table-cell office:value-type="float" office:value="2685546">
            <text:p>2685546</text:p>
          </table:table-cell>
          <table:table-cell office:value-type="float" office:value="10070800">
            <text:p>10070800</text:p>
          </table:table-cell>
          <table:table-cell office:value-type="float" office:value="1831054">
            <text:p>1831054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8749">
            <text:p>208749</text:p>
          </table:table-cell>
          <table:table-cell office:value-type="float" office:value="7564">
            <text:p>7564</text:p>
          </table:table-cell>
          <table:table-cell office:value-type="float" office:value="660335">
            <text:p>660335</text:p>
          </table:table-cell>
          <table:table-cell office:value-type="float" office:value="1522497">
            <text:p>1522497</text:p>
          </table:table-cell>
          <table:table-cell office:value-type="float" office:value="253616">
            <text:p>25361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36">
            <text:p>3936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1075264">
            <text:p>1075264</text:p>
          </table:table-cell>
          <table:table-cell table:number-columns-repeated="4" office:value-type="float" office:value="0">
            <text:p>0</text:p>
          </table:table-cell>
          <table:table-cell office:value-type="float" office:value="660335">
            <text:p>660335</text:p>
          </table:table-cell>
          <table:table-cell office:value-type="float" office:value="0">
            <text:p>0</text:p>
          </table:table-cell>
          <table:table-cell office:value-type="float" office:value="660335">
            <text:p>660335</text:p>
          </table:table-cell>
          <table:table-cell office:value-type="float" office:value="10318">
            <text:p>10318</text:p>
          </table:table-cell>
          <table:table-cell office:value-type="float" office:value="330167">
            <text:p>330167</text:p>
          </table:table-cell>
          <table:table-cell office:value-type="float" office:value="0">
            <text:p>0</text:p>
          </table:table-cell>
          <table:table-cell office:value-type="float" office:value="220112">
            <text:p>220112</text:p>
          </table:table-cell>
          <table:table-cell office:value-type="float" office:value="216458">
            <text:p>216458</text:p>
          </table:table-cell>
          <table:table-cell office:value-type="float" office:value="220112">
            <text:p>220112</text:p>
          </table:table-cell>
          <table:table-cell office:value-type="float" office:value="0">
            <text:p>0</text:p>
          </table:table-cell>
          <table:table-cell office:value-type="float" office:value="110056">
            <text:p>110056</text:p>
          </table:table-cell>
          <table:table-cell office:value-type="float" office:value="192">
            <text:p>192</text:p>
          </table:table-cell>
          <table:table-cell office:value-type="float" office:value="440224">
            <text:p>440224</text:p>
          </table:table-cell>
          <table:table-cell office:value-type="float" office:value="660335">
            <text:p>660335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09999">
            <text:p>209999</text:p>
          </table:table-cell>
          <table:table-cell office:value-type="float" office:value="6675">
            <text:p>6675</text:p>
          </table:table-cell>
          <table:table-cell office:value-type="float" office:value="582662">
            <text:p>582662</text:p>
          </table:table-cell>
          <table:table-cell office:value-type="float" office:value="1327594">
            <text:p>1327594</text:p>
          </table:table-cell>
          <table:table-cell office:value-type="float" office:value="254454">
            <text:p>25445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72">
            <text:p>4272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647344">
            <text:p>647344</text:p>
          </table:table-cell>
          <table:table-cell table:number-columns-repeated="4" office:value-type="float" office:value="0">
            <text:p>0</text:p>
          </table:table-cell>
          <table:table-cell office:value-type="float" office:value="582662">
            <text:p>582662</text:p>
          </table:table-cell>
          <table:table-cell office:value-type="float" office:value="0">
            <text:p>0</text:p>
          </table:table-cell>
          <table:table-cell office:value-type="float" office:value="582662">
            <text:p>582662</text:p>
          </table:table-cell>
          <table:table-cell office:value-type="float" office:value="9104">
            <text:p>9104</text:p>
          </table:table-cell>
          <table:table-cell office:value-type="float" office:value="291331">
            <text:p>291331</text:p>
          </table:table-cell>
          <table:table-cell office:value-type="float" office:value="0">
            <text:p>0</text:p>
          </table:table-cell>
          <table:table-cell office:value-type="float" office:value="194220">
            <text:p>194220</text:p>
          </table:table-cell>
          <table:table-cell office:value-type="float" office:value="218806">
            <text:p>218806</text:p>
          </table:table-cell>
          <table:table-cell office:value-type="float" office:value="194221">
            <text:p>194221</text:p>
          </table:table-cell>
          <table:table-cell office:value-type="float" office:value="0">
            <text:p>0</text:p>
          </table:table-cell>
          <table:table-cell office:value-type="float" office:value="97110">
            <text:p>97110</text:p>
          </table:table-cell>
          <table:table-cell office:value-type="float" office:value="222">
            <text:p>222</text:p>
          </table:table-cell>
          <table:table-cell office:value-type="float" office:value="388442">
            <text:p>388442</text:p>
          </table:table-cell>
          <table:table-cell office:value-type="float" office:value="582662">
            <text:p>582662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34416">
            <text:p>234416</text:p>
          </table:table-cell>
          <table:table-cell office:value-type="float" office:value="7040">
            <text:p>7040</text:p>
          </table:table-cell>
          <table:table-cell office:value-type="float" office:value="614635">
            <text:p>614635</text:p>
          </table:table-cell>
          <table:table-cell office:value-type="float" office:value="1407641">
            <text:p>1407641</text:p>
          </table:table-cell>
          <table:table-cell office:value-type="float" office:value="280800">
            <text:p>28080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08">
            <text:p>4608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0">
            <text:p>655360</text:p>
          </table:table-cell>
          <table:table-cell office:value-type="float" office:value="1350888">
            <text:p>1350888</text:p>
          </table:table-cell>
          <table:table-cell table:number-columns-repeated="4" office:value-type="float" office:value="0">
            <text:p>0</text:p>
          </table:table-cell>
          <table:table-cell office:value-type="float" office:value="614635">
            <text:p>614635</text:p>
          </table:table-cell>
          <table:table-cell office:value-type="float" office:value="0">
            <text:p>0</text:p>
          </table:table-cell>
          <table:table-cell office:value-type="float" office:value="614635">
            <text:p>614635</text:p>
          </table:table-cell>
          <table:table-cell office:value-type="float" office:value="9604">
            <text:p>9604</text:p>
          </table:table-cell>
          <table:table-cell office:value-type="float" office:value="307317">
            <text:p>307317</text:p>
          </table:table-cell>
          <table:table-cell office:value-type="float" office:value="0">
            <text:p>0</text:p>
          </table:table-cell>
          <table:table-cell office:value-type="float" office:value="204878">
            <text:p>204878</text:p>
          </table:table-cell>
          <table:table-cell office:value-type="float" office:value="241735">
            <text:p>241735</text:p>
          </table:table-cell>
          <table:table-cell office:value-type="float" office:value="204879">
            <text:p>204879</text:p>
          </table:table-cell>
          <table:table-cell office:value-type="float" office:value="0">
            <text:p>0</text:p>
          </table:table-cell>
          <table:table-cell office:value-type="float" office:value="102440">
            <text:p>102440</text:p>
          </table:table-cell>
          <table:table-cell office:value-type="float" office:value="233">
            <text:p>233</text:p>
          </table:table-cell>
          <table:table-cell office:value-type="float" office:value="409757">
            <text:p>409757</text:p>
          </table:table-cell>
          <table:table-cell office:value-type="float" office:value="614635">
            <text:p>614635</text:p>
          </table:table-cell>
          <table:table-cell table:number-columns-repeated="2" office:value-type="float" office:value="0">
            <text:p>0</text:p>
          </table:table-cell>
          <table:table-cell office:value-type="float" office:value="2258300">
            <text:p>225830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67332">
            <text:p>267332</text:p>
          </table:table-cell>
          <table:table-cell office:value-type="float" office:value="8229">
            <text:p>8229</text:p>
          </table:table-cell>
          <table:table-cell office:value-type="float" office:value="718344">
            <text:p>718344</text:p>
          </table:table-cell>
          <table:table-cell office:value-type="float" office:value="1682179">
            <text:p>1682179</text:p>
          </table:table-cell>
          <table:table-cell office:value-type="float" office:value="315163">
            <text:p>315163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944">
            <text:p>4944</text:p>
          </table:table-cell>
          <table:table-cell table:number-columns-repeated="11" office:value-type="float" office:value="0">
            <text:p>0</text:p>
          </table:table-cell>
          <table:table-cell office:value-type="float" office:value="786432">
            <text:p>786432</text:p>
          </table:table-cell>
          <table:table-cell office:value-type="float" office:value="1025616">
            <text:p>1025616</text:p>
          </table:table-cell>
          <table:table-cell table:number-columns-repeated="4" office:value-type="float" office:value="0">
            <text:p>0</text:p>
          </table:table-cell>
          <table:table-cell office:value-type="float" office:value="718344">
            <text:p>718344</text:p>
          </table:table-cell>
          <table:table-cell office:value-type="float" office:value="0">
            <text:p>0</text:p>
          </table:table-cell>
          <table:table-cell office:value-type="float" office:value="718344">
            <text:p>718344</text:p>
          </table:table-cell>
          <table:table-cell office:value-type="float" office:value="11224">
            <text:p>11224</text:p>
          </table:table-cell>
          <table:table-cell office:value-type="float" office:value="359172">
            <text:p>359172</text:p>
          </table:table-cell>
          <table:table-cell office:value-type="float" office:value="0">
            <text:p>0</text:p>
          </table:table-cell>
          <table:table-cell office:value-type="float" office:value="239448">
            <text:p>239448</text:p>
          </table:table-cell>
          <table:table-cell office:value-type="float" office:value="275989">
            <text:p>275989</text:p>
          </table:table-cell>
          <table:table-cell office:value-type="float" office:value="239448">
            <text:p>239448</text:p>
          </table:table-cell>
          <table:table-cell office:value-type="float" office:value="0">
            <text:p>0</text:p>
          </table:table-cell>
          <table:table-cell office:value-type="float" office:value="119724">
            <text:p>119724</text:p>
          </table:table-cell>
          <table:table-cell office:value-type="float" office:value="217">
            <text:p>217</text:p>
          </table:table-cell>
          <table:table-cell office:value-type="float" office:value="478896">
            <text:p>478896</text:p>
          </table:table-cell>
          <table:table-cell office:value-type="float" office:value="718344">
            <text:p>718344</text:p>
          </table:table-cell>
          <table:table-cell office:value-type="float" office:value="2807617">
            <text:p>2807617</text:p>
          </table:table-cell>
          <table:table-cell office:value-type="float" office:value="10131835">
            <text:p>10131835</text:p>
          </table:table-cell>
          <table:table-cell office:value-type="float" office:value="2136230">
            <text:p>213623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42665">
            <text:p>342665</text:p>
          </table:table-cell>
          <table:table-cell office:value-type="float" office:value="9207">
            <text:p>9207</text:p>
          </table:table-cell>
          <table:table-cell office:value-type="float" office:value="803704">
            <text:p>803704</text:p>
          </table:table-cell>
          <table:table-cell office:value-type="float" office:value="1921563">
            <text:p>1921563</text:p>
          </table:table-cell>
          <table:table-cell office:value-type="float" office:value="393607">
            <text:p>39360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0">
            <text:p>5760</text:p>
          </table:table-cell>
          <table:table-cell table:number-columns-repeated="11" office:value-type="float" office:value="0">
            <text:p>0</text:p>
          </table:table-cell>
          <table:table-cell office:value-type="float" office:value="917504">
            <text:p>917504</text:p>
          </table:table-cell>
          <table:table-cell office:value-type="float" office:value="3645368">
            <text:p>3645368</text:p>
          </table:table-cell>
          <table:table-cell table:number-columns-repeated="4" office:value-type="float" office:value="0">
            <text:p>0</text:p>
          </table:table-cell>
          <table:table-cell office:value-type="float" office:value="803704">
            <text:p>803704</text:p>
          </table:table-cell>
          <table:table-cell office:value-type="float" office:value="0">
            <text:p>0</text:p>
          </table:table-cell>
          <table:table-cell office:value-type="float" office:value="803704">
            <text:p>803704</text:p>
          </table:table-cell>
          <table:table-cell office:value-type="float" office:value="12558">
            <text:p>12558</text:p>
          </table:table-cell>
          <table:table-cell office:value-type="float" office:value="401852">
            <text:p>401852</text:p>
          </table:table-cell>
          <table:table-cell office:value-type="float" office:value="0">
            <text:p>0</text:p>
          </table:table-cell>
          <table:table-cell office:value-type="float" office:value="267902">
            <text:p>267902</text:p>
          </table:table-cell>
          <table:table-cell office:value-type="float" office:value="354048">
            <text:p>354048</text:p>
          </table:table-cell>
          <table:table-cell office:value-type="float" office:value="267901">
            <text:p>267901</text:p>
          </table:table-cell>
          <table:table-cell office:value-type="float" office:value="0">
            <text:p>0</text:p>
          </table:table-cell>
          <table:table-cell office:value-type="float" office:value="133951">
            <text:p>133951</text:p>
          </table:table-cell>
          <table:table-cell office:value-type="float" office:value="246">
            <text:p>246</text:p>
          </table:table-cell>
          <table:table-cell office:value-type="float" office:value="535802">
            <text:p>535802</text:p>
          </table:table-cell>
          <table:table-cell office:value-type="float" office:value="803704">
            <text:p>803704</text:p>
          </table:table-cell>
          <table:table-cell table:number-columns-repeated="2" office:value-type="float" office:value="0">
            <text:p>0</text:p>
          </table:table-cell>
          <table:table-cell office:value-type="float" office:value="2441406">
            <text:p>244140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90581">
            <text:p>390581</text:p>
          </table:table-cell>
          <table:table-cell office:value-type="float" office:value="8885">
            <text:p>8885</text:p>
          </table:table-cell>
          <table:table-cell office:value-type="float" office:value="775669">
            <text:p>775669</text:p>
          </table:table-cell>
          <table:table-cell office:value-type="float" office:value="1855332">
            <text:p>1855332</text:p>
          </table:table-cell>
          <table:table-cell office:value-type="float" office:value="444173">
            <text:p>444173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6">
            <text:p>6576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026080">
            <text:p>1026080</text:p>
          </table:table-cell>
          <table:table-cell table:number-columns-repeated="4" office:value-type="float" office:value="0">
            <text:p>0</text:p>
          </table:table-cell>
          <table:table-cell office:value-type="float" office:value="775669">
            <text:p>775669</text:p>
          </table:table-cell>
          <table:table-cell office:value-type="float" office:value="0">
            <text:p>0</text:p>
          </table:table-cell>
          <table:table-cell office:value-type="float" office:value="775669">
            <text:p>775669</text:p>
          </table:table-cell>
          <table:table-cell office:value-type="float" office:value="12120">
            <text:p>12120</text:p>
          </table:table-cell>
          <table:table-cell office:value-type="float" office:value="387834">
            <text:p>387834</text:p>
          </table:table-cell>
          <table:table-cell office:value-type="float" office:value="0">
            <text:p>0</text:p>
          </table:table-cell>
          <table:table-cell office:value-type="float" office:value="258557">
            <text:p>258557</text:p>
          </table:table-cell>
          <table:table-cell office:value-type="float" office:value="406090">
            <text:p>406090</text:p>
          </table:table-cell>
          <table:table-cell office:value-type="float" office:value="258556">
            <text:p>258556</text:p>
          </table:table-cell>
          <table:table-cell office:value-type="float" office:value="0">
            <text:p>0</text:p>
          </table:table-cell>
          <table:table-cell office:value-type="float" office:value="129278">
            <text:p>129278</text:p>
          </table:table-cell>
          <table:table-cell office:value-type="float" office:value="214">
            <text:p>214</text:p>
          </table:table-cell>
          <table:table-cell office:value-type="float" office:value="517113">
            <text:p>517113</text:p>
          </table:table-cell>
          <table:table-cell office:value-type="float" office:value="775669">
            <text:p>775669</text:p>
          </table:table-cell>
          <table:table-cell table:number-columns-repeated="2" office:value-type="float" office:value="0">
            <text:p>0</text:p>
          </table:table-cell>
          <table:table-cell office:value-type="float" office:value="2380371">
            <text:p>238037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00999">
            <text:p>400999</text:p>
          </table:table-cell>
          <table:table-cell office:value-type="float" office:value="9879">
            <text:p>9879</text:p>
          </table:table-cell>
          <table:table-cell office:value-type="float" office:value="862479">
            <text:p>862479</text:p>
          </table:table-cell>
          <table:table-cell office:value-type="float" office:value="2089406">
            <text:p>2089406</text:p>
          </table:table-cell>
          <table:table-cell office:value-type="float" office:value="455245">
            <text:p>455245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92">
            <text:p>7392</text:p>
          </table:table-cell>
          <table:table-cell table:number-columns-repeated="11" office:value-type="float" office:value="0">
            <text:p>0</text:p>
          </table:table-cell>
          <table:table-cell office:value-type="float" office:value="1179648">
            <text:p>1179648</text:p>
          </table:table-cell>
          <table:table-cell office:value-type="float" office:value="1461648">
            <text:p>1461648</text:p>
          </table:table-cell>
          <table:table-cell table:number-columns-repeated="4" office:value-type="float" office:value="0">
            <text:p>0</text:p>
          </table:table-cell>
          <table:table-cell office:value-type="float" office:value="862479">
            <text:p>862479</text:p>
          </table:table-cell>
          <table:table-cell office:value-type="float" office:value="0">
            <text:p>0</text:p>
          </table:table-cell>
          <table:table-cell office:value-type="float" office:value="862479">
            <text:p>862479</text:p>
          </table:table-cell>
          <table:table-cell office:value-type="float" office:value="13476">
            <text:p>13476</text:p>
          </table:table-cell>
          <table:table-cell office:value-type="float" office:value="431239">
            <text:p>431239</text:p>
          </table:table-cell>
          <table:table-cell office:value-type="float" office:value="0">
            <text:p>0</text:p>
          </table:table-cell>
          <table:table-cell office:value-type="float" office:value="287493">
            <text:p>287493</text:p>
          </table:table-cell>
          <table:table-cell office:value-type="float" office:value="414543">
            <text:p>414543</text:p>
          </table:table-cell>
          <table:table-cell office:value-type="float" office:value="287493">
            <text:p>287493</text:p>
          </table:table-cell>
          <table:table-cell office:value-type="float" office:value="0">
            <text:p>0</text:p>
          </table:table-cell>
          <table:table-cell office:value-type="float" office:value="143747">
            <text:p>143747</text:p>
          </table:table-cell>
          <table:table-cell office:value-type="float" office:value="260">
            <text:p>260</text:p>
          </table:table-cell>
          <table:table-cell office:value-type="float" office:value="574986">
            <text:p>574986</text:p>
          </table:table-cell>
          <table:table-cell office:value-type="float" office:value="862479">
            <text:p>862479</text:p>
          </table:table-cell>
          <table:table-cell office:value-type="float" office:value="3112792">
            <text:p>3112792</text:p>
          </table:table-cell>
          <table:table-cell office:value-type="float" office:value="12207031">
            <text:p>12207031</text:p>
          </table:table-cell>
          <table:table-cell office:value-type="float" office:value="2929687">
            <text:p>292968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72498">
            <text:p>472498</text:p>
          </table:table-cell>
          <table:table-cell office:value-type="float" office:value="9819">
            <text:p>9819</text:p>
          </table:table-cell>
          <table:table-cell office:value-type="float" office:value="857165">
            <text:p>857165</text:p>
          </table:table-cell>
          <table:table-cell office:value-type="float" office:value="2087585">
            <text:p>2087585</text:p>
          </table:table-cell>
          <table:table-cell office:value-type="float" office:value="529651">
            <text:p>529651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176">
            <text:p>8176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0">
            <text:p>1310720</text:p>
          </table:table-cell>
          <table:table-cell office:value-type="float" office:value="1197272">
            <text:p>1197272</text:p>
          </table:table-cell>
          <table:table-cell table:number-columns-repeated="4" office:value-type="float" office:value="0">
            <text:p>0</text:p>
          </table:table-cell>
          <table:table-cell office:value-type="float" office:value="857165">
            <text:p>857165</text:p>
          </table:table-cell>
          <table:table-cell office:value-type="float" office:value="0">
            <text:p>0</text:p>
          </table:table-cell>
          <table:table-cell office:value-type="float" office:value="857165">
            <text:p>857165</text:p>
          </table:table-cell>
          <table:table-cell office:value-type="float" office:value="13393">
            <text:p>13393</text:p>
          </table:table-cell>
          <table:table-cell office:value-type="float" office:value="428582">
            <text:p>428582</text:p>
          </table:table-cell>
          <table:table-cell office:value-type="float" office:value="0">
            <text:p>0</text:p>
          </table:table-cell>
          <table:table-cell office:value-type="float" office:value="285721">
            <text:p>285721</text:p>
          </table:table-cell>
          <table:table-cell office:value-type="float" office:value="488793">
            <text:p>488793</text:p>
          </table:table-cell>
          <table:table-cell office:value-type="float" office:value="285722">
            <text:p>285722</text:p>
          </table:table-cell>
          <table:table-cell office:value-type="float" office:value="0">
            <text:p>0</text:p>
          </table:table-cell>
          <table:table-cell office:value-type="float" office:value="142861">
            <text:p>142861</text:p>
          </table:table-cell>
          <table:table-cell office:value-type="float" office:value="241">
            <text:p>241</text:p>
          </table:table-cell>
          <table:table-cell office:value-type="float" office:value="571444">
            <text:p>571444</text:p>
          </table:table-cell>
          <table:table-cell office:value-type="float" office:value="857165">
            <text:p>857165</text:p>
          </table:table-cell>
          <table:table-cell office:value-type="float" office:value="2929687">
            <text:p>2929687</text:p>
          </table:table-cell>
          <table:table-cell office:value-type="float" office:value="11474609">
            <text:p>11474609</text:p>
          </table:table-cell>
          <table:table-cell office:value-type="float" office:value="2685546">
            <text:p>2685546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504581">
            <text:p>504581</text:p>
          </table:table-cell>
          <table:table-cell office:value-type="float" office:value="11138">
            <text:p>11138</text:p>
          </table:table-cell>
          <table:table-cell office:value-type="float" office:value="972270">
            <text:p>972270</text:p>
          </table:table-cell>
          <table:table-cell office:value-type="float" office:value="2385833">
            <text:p>2385833</text:p>
          </table:table-cell>
          <table:table-cell office:value-type="float" office:value="563724">
            <text:p>563724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60">
            <text:p>8960</text:p>
          </table:table-cell>
          <table:table-cell table:number-columns-repeated="11" office:value-type="float" office:value="0">
            <text:p>0</text:p>
          </table:table-cell>
          <table:table-cell office:value-type="float" office:value="1441792">
            <text:p>1441792</text:p>
          </table:table-cell>
          <table:table-cell office:value-type="float" office:value="3550056">
            <text:p>3550056</text:p>
          </table:table-cell>
          <table:table-cell table:number-columns-repeated="4" office:value-type="float" office:value="0">
            <text:p>0</text:p>
          </table:table-cell>
          <table:table-cell office:value-type="float" office:value="972270">
            <text:p>972270</text:p>
          </table:table-cell>
          <table:table-cell office:value-type="float" office:value="0">
            <text:p>0</text:p>
          </table:table-cell>
          <table:table-cell office:value-type="float" office:value="972270">
            <text:p>972270</text:p>
          </table:table-cell>
          <table:table-cell office:value-type="float" office:value="15192">
            <text:p>15192</text:p>
          </table:table-cell>
          <table:table-cell office:value-type="float" office:value="486135">
            <text:p>486135</text:p>
          </table:table-cell>
          <table:table-cell office:value-type="float" office:value="0">
            <text:p>0</text:p>
          </table:table-cell>
          <table:table-cell office:value-type="float" office:value="324090">
            <text:p>324090</text:p>
          </table:table-cell>
          <table:table-cell office:value-type="float" office:value="524953">
            <text:p>524953</text:p>
          </table:table-cell>
          <table:table-cell office:value-type="float" office:value="324090">
            <text:p>324090</text:p>
          </table:table-cell>
          <table:table-cell office:value-type="float" office:value="0">
            <text:p>0</text:p>
          </table:table-cell>
          <table:table-cell office:value-type="float" office:value="162045">
            <text:p>162045</text:p>
          </table:table-cell>
          <table:table-cell office:value-type="float" office:value="234">
            <text:p>234</text:p>
          </table:table-cell>
          <table:table-cell office:value-type="float" office:value="648180">
            <text:p>648180</text:p>
          </table:table-cell>
          <table:table-cell office:value-type="float" office:value="972270">
            <text:p>972270</text:p>
          </table:table-cell>
          <table:table-cell table:number-columns-repeated="2" office:value-type="float" office:value="0">
            <text:p>0</text:p>
          </table:table-cell>
          <table:table-cell office:value-type="float" office:value="3417968">
            <text:p>341796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36664">
            <text:p>536664</text:p>
          </table:table-cell>
          <table:table-cell office:value-type="float" office:value="11552">
            <text:p>11552</text:p>
          </table:table-cell>
          <table:table-cell office:value-type="float" office:value="1008397">
            <text:p>1008397</text:p>
          </table:table-cell>
          <table:table-cell office:value-type="float" office:value="2491089">
            <text:p>2491089</text:p>
          </table:table-cell>
          <table:table-cell office:value-type="float" office:value="596680">
            <text:p>59668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44">
            <text:p>9744</text:p>
          </table:table-cell>
          <table:table-cell table:number-columns-repeated="11" office:value-type="float" office:value="0">
            <text:p>0</text:p>
          </table:table-cell>
          <table:table-cell office:value-type="float" office:value="1572864">
            <text:p>1572864</text:p>
          </table:table-cell>
          <table:table-cell office:value-type="float" office:value="1335816">
            <text:p>1335816</text:p>
          </table:table-cell>
          <table:table-cell table:number-columns-repeated="4" office:value-type="float" office:value="0">
            <text:p>0</text:p>
          </table:table-cell>
          <table:table-cell office:value-type="float" office:value="1008397">
            <text:p>1008397</text:p>
          </table:table-cell>
          <table:table-cell office:value-type="float" office:value="0">
            <text:p>0</text:p>
          </table:table-cell>
          <table:table-cell office:value-type="float" office:value="1008397">
            <text:p>1008397</text:p>
          </table:table-cell>
          <table:table-cell office:value-type="float" office:value="15757">
            <text:p>15757</text:p>
          </table:table-cell>
          <table:table-cell office:value-type="float" office:value="504199">
            <text:p>504199</text:p>
          </table:table-cell>
          <table:table-cell office:value-type="float" office:value="0">
            <text:p>0</text:p>
          </table:table-cell>
          <table:table-cell office:value-type="float" office:value="336133">
            <text:p>336133</text:p>
          </table:table-cell>
          <table:table-cell office:value-type="float" office:value="554872">
            <text:p>554872</text:p>
          </table:table-cell>
          <table:table-cell office:value-type="float" office:value="336132">
            <text:p>336132</text:p>
          </table:table-cell>
          <table:table-cell office:value-type="float" office:value="0">
            <text:p>0</text:p>
          </table:table-cell>
          <table:table-cell office:value-type="float" office:value="168066">
            <text:p>168066</text:p>
          </table:table-cell>
          <table:table-cell office:value-type="float" office:value="274">
            <text:p>274</text:p>
          </table:table-cell>
          <table:table-cell office:value-type="float" office:value="672264">
            <text:p>672264</text:p>
          </table:table-cell>
          <table:table-cell office:value-type="float" office:value="1008397">
            <text:p>1008397</text:p>
          </table:table-cell>
          <table:table-cell office:value-type="float" office:value="2929687">
            <text:p>2929687</text:p>
          </table:table-cell>
          <table:table-cell office:value-type="float" office:value="10498046">
            <text:p>10498046</text:p>
          </table:table-cell>
          <table:table-cell office:value-type="float" office:value="3540039">
            <text:p>354003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604414">
            <text:p>604414</text:p>
          </table:table-cell>
          <table:table-cell office:value-type="float" office:value="11492">
            <text:p>11492</text:p>
          </table:table-cell>
          <table:table-cell office:value-type="float" office:value="1003182">
            <text:p>1003182</text:p>
          </table:table-cell>
          <table:table-cell office:value-type="float" office:value="2484302">
            <text:p>2484302</text:p>
          </table:table-cell>
          <table:table-cell office:value-type="float" office:value="667878">
            <text:p>667878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560">
            <text:p>10560</text:p>
          </table:table-cell>
          <table:table-cell table:number-columns-repeated="11" office:value-type="float" office:value="0">
            <text:p>0</text:p>
          </table:table-cell>
          <table:table-cell office:value-type="float" office:value="1703936">
            <text:p>1703936</text:p>
          </table:table-cell>
          <table:table-cell office:value-type="float" office:value="1474664">
            <text:p>1474664</text:p>
          </table:table-cell>
          <table:table-cell table:number-columns-repeated="4" office:value-type="float" office:value="0">
            <text:p>0</text:p>
          </table:table-cell>
          <table:table-cell office:value-type="float" office:value="1003182">
            <text:p>1003182</text:p>
          </table:table-cell>
          <table:table-cell office:value-type="float" office:value="0">
            <text:p>0</text:p>
          </table:table-cell>
          <table:table-cell office:value-type="float" office:value="1003182">
            <text:p>1003182</text:p>
          </table:table-cell>
          <table:table-cell office:value-type="float" office:value="15675">
            <text:p>15675</text:p>
          </table:table-cell>
          <table:table-cell office:value-type="float" office:value="501591">
            <text:p>501591</text:p>
          </table:table-cell>
          <table:table-cell office:value-type="float" office:value="0">
            <text:p>0</text:p>
          </table:table-cell>
          <table:table-cell office:value-type="float" office:value="334394">
            <text:p>334394</text:p>
          </table:table-cell>
          <table:table-cell office:value-type="float" office:value="627192">
            <text:p>627192</text:p>
          </table:table-cell>
          <table:table-cell office:value-type="float" office:value="334394">
            <text:p>334394</text:p>
          </table:table-cell>
          <table:table-cell office:value-type="float" office:value="0">
            <text:p>0</text:p>
          </table:table-cell>
          <table:table-cell office:value-type="float" office:value="167197">
            <text:p>167197</text:p>
          </table:table-cell>
          <table:table-cell office:value-type="float" office:value="271">
            <text:p>271</text:p>
          </table:table-cell>
          <table:table-cell office:value-type="float" office:value="668788">
            <text:p>668788</text:p>
          </table:table-cell>
          <table:table-cell office:value-type="float" office:value="1003182">
            <text:p>1003182</text:p>
          </table:table-cell>
          <table:table-cell office:value-type="float" office:value="3051757">
            <text:p>3051757</text:p>
          </table:table-cell>
          <table:table-cell office:value-type="float" office:value="11169433">
            <text:p>11169433</text:p>
          </table:table-cell>
          <table:table-cell office:value-type="float" office:value="3295898">
            <text:p>329589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635998">
            <text:p>635998</text:p>
          </table:table-cell>
          <table:table-cell office:value-type="float" office:value="12723">
            <text:p>12723</text:p>
          </table:table-cell>
          <table:table-cell office:value-type="float" office:value="1110685">
            <text:p>1110685</text:p>
          </table:table-cell>
          <table:table-cell office:value-type="float" office:value="2774211">
            <text:p>2774211</text:p>
          </table:table-cell>
          <table:table-cell office:value-type="float" office:value="701663">
            <text:p>701663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376">
            <text:p>11376</text:p>
          </table:table-cell>
          <table:table-cell table:number-columns-repeated="11" office:value-type="float" office:value="0">
            <text:p>0</text:p>
          </table:table-cell>
          <table:table-cell office:value-type="float" office:value="1835008">
            <text:p>1835008</text:p>
          </table:table-cell>
          <table:table-cell office:value-type="float" office:value="1544416">
            <text:p>1544416</text:p>
          </table:table-cell>
          <table:table-cell table:number-columns-repeated="4" office:value-type="float" office:value="0">
            <text:p>0</text:p>
          </table:table-cell>
          <table:table-cell office:value-type="float" office:value="1110685">
            <text:p>1110685</text:p>
          </table:table-cell>
          <table:table-cell office:value-type="float" office:value="0">
            <text:p>0</text:p>
          </table:table-cell>
          <table:table-cell office:value-type="float" office:value="1110685">
            <text:p>1110685</text:p>
          </table:table-cell>
          <table:table-cell office:value-type="float" office:value="17354">
            <text:p>17354</text:p>
          </table:table-cell>
          <table:table-cell office:value-type="float" office:value="555343">
            <text:p>555343</text:p>
          </table:table-cell>
          <table:table-cell office:value-type="float" office:value="0">
            <text:p>0</text:p>
          </table:table-cell>
          <table:table-cell office:value-type="float" office:value="370228">
            <text:p>370228</text:p>
          </table:table-cell>
          <table:table-cell office:value-type="float" office:value="657056">
            <text:p>657056</text:p>
          </table:table-cell>
          <table:table-cell office:value-type="float" office:value="370228">
            <text:p>370228</text:p>
          </table:table-cell>
          <table:table-cell office:value-type="float" office:value="0">
            <text:p>0</text:p>
          </table:table-cell>
          <table:table-cell office:value-type="float" office:value="185114">
            <text:p>185114</text:p>
          </table:table-cell>
          <table:table-cell office:value-type="float" office:value="290">
            <text:p>290</text:p>
          </table:table-cell>
          <table:table-cell office:value-type="float" office:value="740456">
            <text:p>740456</text:p>
          </table:table-cell>
          <table:table-cell office:value-type="float" office:value="1110685">
            <text:p>1110685</text:p>
          </table:table-cell>
          <table:table-cell office:value-type="float" office:value="2990722">
            <text:p>2990722</text:p>
          </table:table-cell>
          <table:table-cell office:value-type="float" office:value="11230468">
            <text:p>11230468</text:p>
          </table:table-cell>
          <table:table-cell office:value-type="float" office:value="3784179">
            <text:p>378417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669080">
            <text:p>669080</text:p>
          </table:table-cell>
          <table:table-cell office:value-type="float" office:value="12272">
            <text:p>12272</text:p>
          </table:table-cell>
          <table:table-cell office:value-type="float" office:value="1071329">
            <text:p>1071329</text:p>
          </table:table-cell>
          <table:table-cell office:value-type="float" office:value="2684235">
            <text:p>2684235</text:p>
          </table:table-cell>
          <table:table-cell office:value-type="float" office:value="736147">
            <text:p>736147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216">
            <text:p>12216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0">
            <text:p>1966080</text:p>
          </table:table-cell>
          <table:table-cell office:value-type="float" office:value="3462160">
            <text:p>3462160</text:p>
          </table:table-cell>
          <table:table-cell table:number-columns-repeated="4" office:value-type="float" office:value="0">
            <text:p>0</text:p>
          </table:table-cell>
          <table:table-cell office:value-type="float" office:value="1071329">
            <text:p>1071329</text:p>
          </table:table-cell>
          <table:table-cell office:value-type="float" office:value="0">
            <text:p>0</text:p>
          </table:table-cell>
          <table:table-cell office:value-type="float" office:value="1071329">
            <text:p>1071329</text:p>
          </table:table-cell>
          <table:table-cell office:value-type="float" office:value="16740">
            <text:p>16740</text:p>
          </table:table-cell>
          <table:table-cell office:value-type="float" office:value="535665">
            <text:p>535665</text:p>
          </table:table-cell>
          <table:table-cell office:value-type="float" office:value="0">
            <text:p>0</text:p>
          </table:table-cell>
          <table:table-cell office:value-type="float" office:value="357110">
            <text:p>357110</text:p>
          </table:table-cell>
          <table:table-cell office:value-type="float" office:value="691834">
            <text:p>691834</text:p>
          </table:table-cell>
          <table:table-cell office:value-type="float" office:value="357110">
            <text:p>357110</text:p>
          </table:table-cell>
          <table:table-cell office:value-type="float" office:value="0">
            <text:p>0</text:p>
          </table:table-cell>
          <table:table-cell office:value-type="float" office:value="178555">
            <text:p>178555</text:p>
          </table:table-cell>
          <table:table-cell office:value-type="float" office:value="270">
            <text:p>270</text:p>
          </table:table-cell>
          <table:table-cell office:value-type="float" office:value="714219">
            <text:p>714219</text:p>
          </table:table-cell>
          <table:table-cell office:value-type="float" office:value="1071329">
            <text:p>1071329</text:p>
          </table:table-cell>
          <table:table-cell office:value-type="float" office:value="2868652">
            <text:p>2868652</text:p>
          </table:table-cell>
          <table:table-cell office:value-type="float" office:value="11291503">
            <text:p>11291503</text:p>
          </table:table-cell>
          <table:table-cell office:value-type="float" office:value="3723144">
            <text:p>3723144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736164">
            <text:p>736164</text:p>
          </table:table-cell>
          <table:table-cell office:value-type="float" office:value="13092">
            <text:p>13092</text:p>
          </table:table-cell>
          <table:table-cell office:value-type="float" office:value="1142879">
            <text:p>1142879</text:p>
          </table:table-cell>
          <table:table-cell office:value-type="float" office:value="2877281">
            <text:p>2877281</text:p>
          </table:table-cell>
          <table:table-cell office:value-type="float" office:value="806065">
            <text:p>80606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024">
            <text:p>13024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3227904">
            <text:p>3227904</text:p>
          </table:table-cell>
          <table:table-cell table:number-columns-repeated="4" office:value-type="float" office:value="0">
            <text:p>0</text:p>
          </table:table-cell>
          <table:table-cell office:value-type="float" office:value="1142879">
            <text:p>1142879</text:p>
          </table:table-cell>
          <table:table-cell office:value-type="float" office:value="0">
            <text:p>0</text:p>
          </table:table-cell>
          <table:table-cell office:value-type="float" office:value="1142879">
            <text:p>1142879</text:p>
          </table:table-cell>
          <table:table-cell office:value-type="float" office:value="17858">
            <text:p>17858</text:p>
          </table:table-cell>
          <table:table-cell office:value-type="float" office:value="571439">
            <text:p>571439</text:p>
          </table:table-cell>
          <table:table-cell office:value-type="float" office:value="0">
            <text:p>0</text:p>
          </table:table-cell>
          <table:table-cell office:value-type="float" office:value="380960">
            <text:p>380960</text:p>
          </table:table-cell>
          <table:table-cell office:value-type="float" office:value="761385">
            <text:p>761385</text:p>
          </table:table-cell>
          <table:table-cell office:value-type="float" office:value="380959">
            <text:p>380959</text:p>
          </table:table-cell>
          <table:table-cell office:value-type="float" office:value="0">
            <text:p>0</text:p>
          </table:table-cell>
          <table:table-cell office:value-type="float" office:value="190480">
            <text:p>190480</text:p>
          </table:table-cell>
          <table:table-cell office:value-type="float" office:value="294">
            <text:p>294</text:p>
          </table:table-cell>
          <table:table-cell office:value-type="float" office:value="761919">
            <text:p>761919</text:p>
          </table:table-cell>
          <table:table-cell office:value-type="float" office:value="1142879">
            <text:p>1142879</text:p>
          </table:table-cell>
          <table:table-cell office:value-type="float" office:value="2990722">
            <text:p>2990722</text:p>
          </table:table-cell>
          <table:table-cell office:value-type="float" office:value="11291503">
            <text:p>11291503</text:p>
          </table:table-cell>
          <table:table-cell office:value-type="float" office:value="3845214">
            <text:p>3845214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768997">
            <text:p>768997</text:p>
          </table:table-cell>
          <table:table-cell office:value-type="float" office:value="14413">
            <text:p>14413</text:p>
          </table:table-cell>
          <table:table-cell office:value-type="float" office:value="1258252">
            <text:p>1258252</text:p>
          </table:table-cell>
          <table:table-cell office:value-type="float" office:value="3174238">
            <text:p>3174238</text:p>
          </table:table-cell>
          <table:table-cell office:value-type="float" office:value="840250">
            <text:p>840250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08">
            <text:p>13808</text:p>
          </table:table-cell>
          <table:table-cell table:number-columns-repeated="11" office:value-type="float" office:value="0">
            <text:p>0</text:p>
          </table:table-cell>
          <table:table-cell office:value-type="float" office:value="2228224">
            <text:p>2228224</text:p>
          </table:table-cell>
          <table:table-cell office:value-type="float" office:value="1820392">
            <text:p>1820392</text:p>
          </table:table-cell>
          <table:table-cell table:number-columns-repeated="4" office:value-type="float" office:value="0">
            <text:p>0</text:p>
          </table:table-cell>
          <table:table-cell office:value-type="float" office:value="1258252">
            <text:p>1258252</text:p>
          </table:table-cell>
          <table:table-cell office:value-type="float" office:value="0">
            <text:p>0</text:p>
          </table:table-cell>
          <table:table-cell office:value-type="float" office:value="1258252">
            <text:p>1258252</text:p>
          </table:table-cell>
          <table:table-cell office:value-type="float" office:value="19660">
            <text:p>19660</text:p>
          </table:table-cell>
          <table:table-cell office:value-type="float" office:value="629126">
            <text:p>629126</text:p>
          </table:table-cell>
          <table:table-cell office:value-type="float" office:value="0">
            <text:p>0</text:p>
          </table:table-cell>
          <table:table-cell office:value-type="float" office:value="419417">
            <text:p>419417</text:p>
          </table:table-cell>
          <table:table-cell office:value-type="float" office:value="794390">
            <text:p>794390</text:p>
          </table:table-cell>
          <table:table-cell office:value-type="float" office:value="419417">
            <text:p>419417</text:p>
          </table:table-cell>
          <table:table-cell office:value-type="float" office:value="0">
            <text:p>0</text:p>
          </table:table-cell>
          <table:table-cell office:value-type="float" office:value="209708">
            <text:p>209708</text:p>
          </table:table-cell>
          <table:table-cell office:value-type="float" office:value="285">
            <text:p>285</text:p>
          </table:table-cell>
          <table:table-cell office:value-type="float" office:value="838835">
            <text:p>838835</text:p>
          </table:table-cell>
          <table:table-cell office:value-type="float" office:value="1258252">
            <text:p>1258252</text:p>
          </table:table-cell>
          <table:table-cell office:value-type="float" office:value="3051757">
            <text:p>3051757</text:p>
          </table:table-cell>
          <table:table-cell office:value-type="float" office:value="12512207">
            <text:p>12512207</text:p>
          </table:table-cell>
          <table:table-cell office:value-type="float" office:value="4394531">
            <text:p>4394531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800747">
            <text:p>800747</text:p>
          </table:table-cell>
          <table:table-cell office:value-type="float" office:value="13854">
            <text:p>13854</text:p>
          </table:table-cell>
          <table:table-cell office:value-type="float" office:value="1209431">
            <text:p>1209431</text:p>
          </table:table-cell>
          <table:table-cell office:value-type="float" office:value="3058702">
            <text:p>3058702</text:p>
          </table:table-cell>
          <table:table-cell office:value-type="float" office:value="874065">
            <text:p>874065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68">
            <text:p>14568</text:p>
          </table:table-cell>
          <table:table-cell table:number-columns-repeated="11" office:value-type="float" office:value="0">
            <text:p>0</text:p>
          </table:table-cell>
          <table:table-cell office:value-type="float" office:value="2359296">
            <text:p>2359296</text:p>
          </table:table-cell>
          <table:table-cell office:value-type="float" office:value="1887808">
            <text:p>1887808</text:p>
          </table:table-cell>
          <table:table-cell table:number-columns-repeated="4" office:value-type="float" office:value="0">
            <text:p>0</text:p>
          </table:table-cell>
          <table:table-cell office:value-type="float" office:value="1209431">
            <text:p>1209431</text:p>
          </table:table-cell>
          <table:table-cell office:value-type="float" office:value="0">
            <text:p>0</text:p>
          </table:table-cell>
          <table:table-cell office:value-type="float" office:value="1209431">
            <text:p>1209431</text:p>
          </table:table-cell>
          <table:table-cell office:value-type="float" office:value="18897">
            <text:p>18897</text:p>
          </table:table-cell>
          <table:table-cell office:value-type="float" office:value="604716">
            <text:p>604716</text:p>
          </table:table-cell>
          <table:table-cell office:value-type="float" office:value="0">
            <text:p>0</text:p>
          </table:table-cell>
          <table:table-cell office:value-type="float" office:value="403143">
            <text:p>403143</text:p>
          </table:table-cell>
          <table:table-cell office:value-type="float" office:value="828372">
            <text:p>828372</text:p>
          </table:table-cell>
          <table:table-cell office:value-type="float" office:value="403144">
            <text:p>403144</text:p>
          </table:table-cell>
          <table:table-cell office:value-type="float" office:value="0">
            <text:p>0</text:p>
          </table:table-cell>
          <table:table-cell office:value-type="float" office:value="201572">
            <text:p>201572</text:p>
          </table:table-cell>
          <table:table-cell office:value-type="float" office:value="321">
            <text:p>321</text:p>
          </table:table-cell>
          <table:table-cell office:value-type="float" office:value="806287">
            <text:p>806287</text:p>
          </table:table-cell>
          <table:table-cell office:value-type="float" office:value="1209431">
            <text:p>1209431</text:p>
          </table:table-cell>
          <table:table-cell office:value-type="float" office:value="2929687">
            <text:p>2929687</text:p>
          </table:table-cell>
          <table:table-cell office:value-type="float" office:value="12145996">
            <text:p>12145996</text:p>
          </table:table-cell>
          <table:table-cell office:value-type="float" office:value="4516601">
            <text:p>451660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869830">
            <text:p>869830</text:p>
          </table:table-cell>
          <table:table-cell office:value-type="float" office:value="15467">
            <text:p>15467</text:p>
          </table:table-cell>
          <table:table-cell office:value-type="float" office:value="1350251">
            <text:p>1350251</text:p>
          </table:table-cell>
          <table:table-cell office:value-type="float" office:value="3440921">
            <text:p>3440921</text:p>
          </table:table-cell>
          <table:table-cell office:value-type="float" office:value="946593">
            <text:p>946593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304">
            <text:p>15304</text:p>
          </table:table-cell>
          <table:table-cell table:number-columns-repeated="11" office:value-type="float" office:value="0">
            <text:p>0</text:p>
          </table:table-cell>
          <table:table-cell office:value-type="float" office:value="2490368">
            <text:p>2490368</text:p>
          </table:table-cell>
          <table:table-cell office:value-type="float" office:value="2032992">
            <text:p>2032992</text:p>
          </table:table-cell>
          <table:table-cell table:number-columns-repeated="4" office:value-type="float" office:value="0">
            <text:p>0</text:p>
          </table:table-cell>
          <table:table-cell office:value-type="float" office:value="1350251">
            <text:p>1350251</text:p>
          </table:table-cell>
          <table:table-cell office:value-type="float" office:value="0">
            <text:p>0</text:p>
          </table:table-cell>
          <table:table-cell office:value-type="float" office:value="1350251">
            <text:p>1350251</text:p>
          </table:table-cell>
          <table:table-cell office:value-type="float" office:value="21098">
            <text:p>21098</text:p>
          </table:table-cell>
          <table:table-cell office:value-type="float" office:value="675126">
            <text:p>675126</text:p>
          </table:table-cell>
          <table:table-cell office:value-type="float" office:value="0">
            <text:p>0</text:p>
          </table:table-cell>
          <table:table-cell office:value-type="float" office:value="450084">
            <text:p>450084</text:p>
          </table:table-cell>
          <table:table-cell office:value-type="float" office:value="319129">
            <text:p>319129</text:p>
          </table:table-cell>
          <table:table-cell office:value-type="float" office:value="450084">
            <text:p>450084</text:p>
          </table:table-cell>
          <table:table-cell office:value-type="float" office:value="0">
            <text:p>0</text:p>
          </table:table-cell>
          <table:table-cell office:value-type="float" office:value="225042">
            <text:p>225042</text:p>
          </table:table-cell>
          <table:table-cell office:value-type="float" office:value="313">
            <text:p>313</text:p>
          </table:table-cell>
          <table:table-cell office:value-type="float" office:value="900167">
            <text:p>900167</text:p>
          </table:table-cell>
          <table:table-cell office:value-type="float" office:value="1350251">
            <text:p>1350251</text:p>
          </table:table-cell>
          <table:table-cell office:value-type="float" office:value="6042480">
            <text:p>6042480</text:p>
          </table:table-cell>
          <table:table-cell office:value-type="float" office:value="25451660">
            <text:p>25451660</text:p>
          </table:table-cell>
          <table:table-cell office:value-type="float" office:value="4516601">
            <text:p>4516601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901246">
            <text:p>901246</text:p>
          </table:table-cell>
          <table:table-cell office:value-type="float" office:value="15909">
            <text:p>15909</text:p>
          </table:table-cell>
          <table:table-cell office:value-type="float" office:value="1388756">
            <text:p>1388756</text:p>
          </table:table-cell>
          <table:table-cell office:value-type="float" office:value="3544235">
            <text:p>3544235</text:p>
          </table:table-cell>
          <table:table-cell office:value-type="float" office:value="979703">
            <text:p>979703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208">
            <text:p>16208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0">
            <text:p>2621440</text:p>
          </table:table-cell>
          <table:table-cell office:value-type="float" office:value="2536376">
            <text:p>2536376</text:p>
          </table:table-cell>
          <table:table-cell table:number-columns-repeated="4" office:value-type="float" office:value="0">
            <text:p>0</text:p>
          </table:table-cell>
          <table:table-cell office:value-type="float" office:value="1388756">
            <text:p>1388756</text:p>
          </table:table-cell>
          <table:table-cell office:value-type="float" office:value="0">
            <text:p>0</text:p>
          </table:table-cell>
          <table:table-cell office:value-type="float" office:value="1388756">
            <text:p>1388756</text:p>
          </table:table-cell>
          <table:table-cell office:value-type="float" office:value="21700">
            <text:p>21700</text:p>
          </table:table-cell>
          <table:table-cell office:value-type="float" office:value="694378">
            <text:p>694378</text:p>
          </table:table-cell>
          <table:table-cell office:value-type="float" office:value="0">
            <text:p>0</text:p>
          </table:table-cell>
          <table:table-cell office:value-type="float" office:value="462919">
            <text:p>462919</text:p>
          </table:table-cell>
          <table:table-cell office:value-type="float" office:value="353092">
            <text:p>353092</text:p>
          </table:table-cell>
          <table:table-cell office:value-type="float" office:value="462918">
            <text:p>462918</text:p>
          </table:table-cell>
          <table:table-cell office:value-type="float" office:value="0">
            <text:p>0</text:p>
          </table:table-cell>
          <table:table-cell office:value-type="float" office:value="231459">
            <text:p>231459</text:p>
          </table:table-cell>
          <table:table-cell office:value-type="float" office:value="331">
            <text:p>331</text:p>
          </table:table-cell>
          <table:table-cell office:value-type="float" office:value="925837">
            <text:p>925837</text:p>
          </table:table-cell>
          <table:table-cell office:value-type="float" office:value="1388756">
            <text:p>1388756</text:p>
          </table:table-cell>
          <table:table-cell office:value-type="float" office:value="3234863">
            <text:p>3234863</text:p>
          </table:table-cell>
          <table:table-cell office:value-type="float" office:value="13610839">
            <text:p>13610839</text:p>
          </table:table-cell>
          <table:table-cell office:value-type="float" office:value="4638671">
            <text:p>4638671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006496">
            <text:p>1006496</text:p>
          </table:table-cell>
          <table:table-cell office:value-type="float" office:value="17164">
            <text:p>17164</text:p>
          </table:table-cell>
          <table:table-cell office:value-type="float" office:value="1498346">
            <text:p>1498346</text:p>
          </table:table-cell>
          <table:table-cell office:value-type="float" office:value="3839366">
            <text:p>3839366</text:p>
          </table:table-cell>
          <table:table-cell office:value-type="float" office:value="1089903">
            <text:p>1089903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116">
            <text:p>17116</text:p>
          </table:table-cell>
          <table:table-cell table:number-columns-repeated="11" office:value-type="float" office:value="0">
            <text:p>0</text:p>
          </table:table-cell>
          <table:table-cell office:value-type="float" office:value="2752512">
            <text:p>2752512</text:p>
          </table:table-cell>
          <table:table-cell office:value-type="float" office:value="2768912">
            <text:p>2768912</text:p>
          </table:table-cell>
          <table:table-cell table:number-columns-repeated="4" office:value-type="float" office:value="0">
            <text:p>0</text:p>
          </table:table-cell>
          <table:table-cell office:value-type="float" office:value="1498346">
            <text:p>1498346</text:p>
          </table:table-cell>
          <table:table-cell office:value-type="float" office:value="0">
            <text:p>0</text:p>
          </table:table-cell>
          <table:table-cell office:value-type="float" office:value="1498346">
            <text:p>1498346</text:p>
          </table:table-cell>
          <table:table-cell office:value-type="float" office:value="23412">
            <text:p>23412</text:p>
          </table:table-cell>
          <table:table-cell office:value-type="float" office:value="749173">
            <text:p>749173</text:p>
          </table:table-cell>
          <table:table-cell office:value-type="float" office:value="0">
            <text:p>0</text:p>
          </table:table-cell>
          <table:table-cell office:value-type="float" office:value="499448">
            <text:p>499448</text:p>
          </table:table-cell>
          <table:table-cell office:value-type="float" office:value="153049">
            <text:p>153049</text:p>
          </table:table-cell>
          <table:table-cell office:value-type="float" office:value="499449">
            <text:p>499449</text:p>
          </table:table-cell>
          <table:table-cell office:value-type="float" office:value="0">
            <text:p>0</text:p>
          </table:table-cell>
          <table:table-cell office:value-type="float" office:value="249725">
            <text:p>249725</text:p>
          </table:table-cell>
          <table:table-cell office:value-type="float" office:value="330">
            <text:p>330</text:p>
          </table:table-cell>
          <table:table-cell office:value-type="float" office:value="998897">
            <text:p>998897</text:p>
          </table:table-cell>
          <table:table-cell office:value-type="float" office:value="1498346">
            <text:p>1498346</text:p>
          </table:table-cell>
          <table:table-cell office:value-type="float" office:value="2868652">
            <text:p>2868652</text:p>
          </table:table-cell>
          <table:table-cell office:value-type="float" office:value="11718750">
            <text:p>11718750</text:p>
          </table:table-cell>
          <table:table-cell office:value-type="float" office:value="5065917">
            <text:p>5065917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029496">
            <text:p>1029496</text:p>
          </table:table-cell>
          <table:table-cell office:value-type="float" office:value="17424">
            <text:p>17424</text:p>
          </table:table-cell>
          <table:table-cell office:value-type="float" office:value="1520988">
            <text:p>1520988</text:p>
          </table:table-cell>
          <table:table-cell office:value-type="float" office:value="3910829">
            <text:p>3910829</text:p>
          </table:table-cell>
          <table:table-cell office:value-type="float" office:value="1113483">
            <text:p>1113483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52">
            <text:p>18452</text:p>
          </table:table-cell>
          <table:table-cell table:number-columns-repeated="11" office:value-type="float" office:value="0">
            <text:p>0</text:p>
          </table:table-cell>
          <table:table-cell office:value-type="float" office:value="2883584">
            <text:p>2883584</text:p>
          </table:table-cell>
          <table:table-cell office:value-type="float" office:value="2620304">
            <text:p>2620304</text:p>
          </table:table-cell>
          <table:table-cell table:number-columns-repeated="4" office:value-type="float" office:value="0">
            <text:p>0</text:p>
          </table:table-cell>
          <table:table-cell office:value-type="float" office:value="1520988">
            <text:p>1520988</text:p>
          </table:table-cell>
          <table:table-cell office:value-type="float" office:value="0">
            <text:p>0</text:p>
          </table:table-cell>
          <table:table-cell office:value-type="float" office:value="1520988">
            <text:p>1520988</text:p>
          </table:table-cell>
          <table:table-cell office:value-type="float" office:value="23765">
            <text:p>23765</text:p>
          </table:table-cell>
          <table:table-cell office:value-type="float" office:value="760494">
            <text:p>760494</text:p>
          </table:table-cell>
          <table:table-cell office:value-type="float" office:value="0">
            <text:p>0</text:p>
          </table:table-cell>
          <table:table-cell office:value-type="float" office:value="506996">
            <text:p>506996</text:p>
          </table:table-cell>
          <table:table-cell office:value-type="float" office:value="154097">
            <text:p>154097</text:p>
          </table:table-cell>
          <table:table-cell office:value-type="float" office:value="506996">
            <text:p>506996</text:p>
          </table:table-cell>
          <table:table-cell office:value-type="float" office:value="0">
            <text:p>0</text:p>
          </table:table-cell>
          <table:table-cell office:value-type="float" office:value="253498">
            <text:p>253498</text:p>
          </table:table-cell>
          <table:table-cell office:value-type="float" office:value="334">
            <text:p>334</text:p>
          </table:table-cell>
          <table:table-cell office:value-type="float" office:value="1013992">
            <text:p>1013992</text:p>
          </table:table-cell>
          <table:table-cell office:value-type="float" office:value="1520988">
            <text:p>1520988</text:p>
          </table:table-cell>
          <table:table-cell office:value-type="float" office:value="2990722">
            <text:p>2990722</text:p>
          </table:table-cell>
          <table:table-cell office:value-type="float" office:value="13183593">
            <text:p>13183593</text:p>
          </table:table-cell>
          <table:table-cell office:value-type="float" office:value="5371093">
            <text:p>5371093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124579">
            <text:p>1124579</text:p>
          </table:table-cell>
          <table:table-cell office:value-type="float" office:value="18622">
            <text:p>18622</text:p>
          </table:table-cell>
          <table:table-cell office:value-type="float" office:value="1625611">
            <text:p>1625611</text:p>
          </table:table-cell>
          <table:table-cell office:value-type="float" office:value="4189665">
            <text:p>4189665</text:p>
          </table:table-cell>
          <table:table-cell office:value-type="float" office:value="1213122">
            <text:p>1213122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676">
            <text:p>19676</text:p>
          </table:table-cell>
          <table:table-cell table:number-columns-repeated="11" office:value-type="float" office:value="0">
            <text:p>0</text:p>
          </table:table-cell>
          <table:table-cell office:value-type="float" office:value="3014656">
            <text:p>3014656</text:p>
          </table:table-cell>
          <table:table-cell office:value-type="float" office:value="3029264">
            <text:p>3029264</text:p>
          </table:table-cell>
          <table:table-cell table:number-columns-repeated="4" office:value-type="float" office:value="0">
            <text:p>0</text:p>
          </table:table-cell>
          <table:table-cell office:value-type="float" office:value="1625611">
            <text:p>1625611</text:p>
          </table:table-cell>
          <table:table-cell office:value-type="float" office:value="0">
            <text:p>0</text:p>
          </table:table-cell>
          <table:table-cell office:value-type="float" office:value="1625611">
            <text:p>1625611</text:p>
          </table:table-cell>
          <table:table-cell office:value-type="float" office:value="25400">
            <text:p>25400</text:p>
          </table:table-cell>
          <table:table-cell office:value-type="float" office:value="812805">
            <text:p>812805</text:p>
          </table:table-cell>
          <table:table-cell office:value-type="float" office:value="0">
            <text:p>0</text:p>
          </table:table-cell>
          <table:table-cell office:value-type="float" office:value="541870">
            <text:p>541870</text:p>
          </table:table-cell>
          <table:table-cell office:value-type="float" office:value="156396">
            <text:p>156396</text:p>
          </table:table-cell>
          <table:table-cell office:value-type="float" office:value="541870">
            <text:p>541870</text:p>
          </table:table-cell>
          <table:table-cell office:value-type="float" office:value="0">
            <text:p>0</text:p>
          </table:table-cell>
          <table:table-cell office:value-type="float" office:value="270935">
            <text:p>270935</text:p>
          </table:table-cell>
          <table:table-cell office:value-type="float" office:value="349">
            <text:p>349</text:p>
          </table:table-cell>
          <table:table-cell office:value-type="float" office:value="1083741">
            <text:p>1083741</text:p>
          </table:table-cell>
          <table:table-cell office:value-type="float" office:value="1625611">
            <text:p>1625611</text:p>
          </table:table-cell>
          <table:table-cell office:value-type="float" office:value="3051757">
            <text:p>3051757</text:p>
          </table:table-cell>
          <table:table-cell office:value-type="float" office:value="12512207">
            <text:p>12512207</text:p>
          </table:table-cell>
          <table:table-cell office:value-type="float" office:value="5737304">
            <text:p>5737304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242078">
            <text:p>1242078</text:p>
          </table:table-cell>
          <table:table-cell office:value-type="float" office:value="19154">
            <text:p>19154</text:p>
          </table:table-cell>
          <table:table-cell office:value-type="float" office:value="1672084">
            <text:p>1672084</text:p>
          </table:table-cell>
          <table:table-cell office:value-type="float" office:value="4335438">
            <text:p>4335438</text:p>
          </table:table-cell>
          <table:table-cell office:value-type="float" office:value="1335891">
            <text:p>1335891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762">
            <text:p>20762</text:p>
          </table:table-cell>
          <table:table-cell table:number-columns-repeated="11" office:value-type="float" office:value="0">
            <text:p>0</text:p>
          </table:table-cell>
          <table:table-cell office:value-type="float" office:value="3145728">
            <text:p>3145728</text:p>
          </table:table-cell>
          <table:table-cell office:value-type="float" office:value="2811960">
            <text:p>2811960</text:p>
          </table:table-cell>
          <table:table-cell table:number-columns-repeated="4" office:value-type="float" office:value="0">
            <text:p>0</text:p>
          </table:table-cell>
          <table:table-cell office:value-type="float" office:value="1672084">
            <text:p>1672084</text:p>
          </table:table-cell>
          <table:table-cell office:value-type="float" office:value="0">
            <text:p>0</text:p>
          </table:table-cell>
          <table:table-cell office:value-type="float" office:value="1672084">
            <text:p>1672084</text:p>
          </table:table-cell>
          <table:table-cell office:value-type="float" office:value="26126">
            <text:p>26126</text:p>
          </table:table-cell>
          <table:table-cell office:value-type="float" office:value="836042">
            <text:p>836042</text:p>
          </table:table-cell>
          <table:table-cell office:value-type="float" office:value="0">
            <text:p>0</text:p>
          </table:table-cell>
          <table:table-cell office:value-type="float" office:value="557361">
            <text:p>557361</text:p>
          </table:table-cell>
          <table:table-cell office:value-type="float" office:value="179715">
            <text:p>179715</text:p>
          </table:table-cell>
          <table:table-cell office:value-type="float" office:value="557361">
            <text:p>557361</text:p>
          </table:table-cell>
          <table:table-cell office:value-type="float" office:value="0">
            <text:p>0</text:p>
          </table:table-cell>
          <table:table-cell office:value-type="float" office:value="278681">
            <text:p>278681</text:p>
          </table:table-cell>
          <table:table-cell office:value-type="float" office:value="373">
            <text:p>373</text:p>
          </table:table-cell>
          <table:table-cell office:value-type="float" office:value="1114722">
            <text:p>1114722</text:p>
          </table:table-cell>
          <table:table-cell office:value-type="float" office:value="1672084">
            <text:p>1672084</text:p>
          </table:table-cell>
          <table:table-cell office:value-type="float" office:value="2990722">
            <text:p>2990722</text:p>
          </table:table-cell>
          <table:table-cell office:value-type="float" office:value="12512207">
            <text:p>12512207</text:p>
          </table:table-cell>
          <table:table-cell office:value-type="float" office:value="5920410">
            <text:p>592041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224162">
            <text:p>1224162</text:p>
          </table:table-cell>
          <table:table-cell office:value-type="float" office:value="19899">
            <text:p>19899</text:p>
          </table:table-cell>
          <table:table-cell office:value-type="float" office:value="1737097">
            <text:p>1737097</text:p>
          </table:table-cell>
          <table:table-cell office:value-type="float" office:value="4497629">
            <text:p>4497629</text:p>
          </table:table-cell>
          <table:table-cell office:value-type="float" office:value="1317210">
            <text:p>1317210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946">
            <text:p>2194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0">
            <text:p>3276800</text:p>
          </table:table-cell>
          <table:table-cell office:value-type="float" office:value="3225872">
            <text:p>3225872</text:p>
          </table:table-cell>
          <table:table-cell table:number-columns-repeated="4" office:value-type="float" office:value="0">
            <text:p>0</text:p>
          </table:table-cell>
          <table:table-cell office:value-type="float" office:value="1737097">
            <text:p>1737097</text:p>
          </table:table-cell>
          <table:table-cell office:value-type="float" office:value="0">
            <text:p>0</text:p>
          </table:table-cell>
          <table:table-cell office:value-type="float" office:value="1737097">
            <text:p>1737097</text:p>
          </table:table-cell>
          <table:table-cell office:value-type="float" office:value="27142">
            <text:p>27142</text:p>
          </table:table-cell>
          <table:table-cell office:value-type="float" office:value="868549">
            <text:p>868549</text:p>
          </table:table-cell>
          <table:table-cell office:value-type="float" office:value="0">
            <text:p>0</text:p>
          </table:table-cell>
          <table:table-cell office:value-type="float" office:value="579032">
            <text:p>579032</text:p>
          </table:table-cell>
          <table:table-cell office:value-type="float" office:value="177094">
            <text:p>177094</text:p>
          </table:table-cell>
          <table:table-cell office:value-type="float" office:value="579032">
            <text:p>579032</text:p>
          </table:table-cell>
          <table:table-cell office:value-type="float" office:value="0">
            <text:p>0</text:p>
          </table:table-cell>
          <table:table-cell office:value-type="float" office:value="289516">
            <text:p>289516</text:p>
          </table:table-cell>
          <table:table-cell office:value-type="float" office:value="406">
            <text:p>406</text:p>
          </table:table-cell>
          <table:table-cell office:value-type="float" office:value="1158064">
            <text:p>1158064</text:p>
          </table:table-cell>
          <table:table-cell office:value-type="float" office:value="1737097">
            <text:p>1737097</text:p>
          </table:table-cell>
          <table:table-cell office:value-type="float" office:value="2990722">
            <text:p>2990722</text:p>
          </table:table-cell>
          <table:table-cell office:value-type="float" office:value="11474609">
            <text:p>11474609</text:p>
          </table:table-cell>
          <table:table-cell office:value-type="float" office:value="6042480">
            <text:p>6042480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233829">
            <text:p>1233829</text:p>
          </table:table-cell>
          <table:table-cell office:value-type="float" office:value="19866">
            <text:p>19866</text:p>
          </table:table-cell>
          <table:table-cell office:value-type="float" office:value="1734271">
            <text:p>1734271</text:p>
          </table:table-cell>
          <table:table-cell office:value-type="float" office:value="4499305">
            <text:p>4499305</text:p>
          </table:table-cell>
          <table:table-cell office:value-type="float" office:value="1327686">
            <text:p>1327686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910">
            <text:p>22910</text:p>
          </table:table-cell>
          <table:table-cell table:number-columns-repeated="11" office:value-type="float" office:value="0">
            <text:p>0</text:p>
          </table:table-cell>
          <table:table-cell office:value-type="float" office:value="3407872">
            <text:p>3407872</text:p>
          </table:table-cell>
          <table:table-cell office:value-type="float" office:value="4805552">
            <text:p>4805552</text:p>
          </table:table-cell>
          <table:table-cell table:number-columns-repeated="4" office:value-type="float" office:value="0">
            <text:p>0</text:p>
          </table:table-cell>
          <table:table-cell office:value-type="float" office:value="1734271">
            <text:p>1734271</text:p>
          </table:table-cell>
          <table:table-cell office:value-type="float" office:value="0">
            <text:p>0</text:p>
          </table:table-cell>
          <table:table-cell office:value-type="float" office:value="1734271">
            <text:p>1734271</text:p>
          </table:table-cell>
          <table:table-cell office:value-type="float" office:value="27098">
            <text:p>27098</text:p>
          </table:table-cell>
          <table:table-cell office:value-type="float" office:value="867135">
            <text:p>867135</text:p>
          </table:table-cell>
          <table:table-cell office:value-type="float" office:value="0">
            <text:p>0</text:p>
          </table:table-cell>
          <table:table-cell office:value-type="float" office:value="578091">
            <text:p>578091</text:p>
          </table:table-cell>
          <table:table-cell office:value-type="float" office:value="216009">
            <text:p>216009</text:p>
          </table:table-cell>
          <table:table-cell office:value-type="float" office:value="578090">
            <text:p>578090</text:p>
          </table:table-cell>
          <table:table-cell office:value-type="float" office:value="0">
            <text:p>0</text:p>
          </table:table-cell>
          <table:table-cell office:value-type="float" office:value="289045">
            <text:p>289045</text:p>
          </table:table-cell>
          <table:table-cell office:value-type="float" office:value="353">
            <text:p>353</text:p>
          </table:table-cell>
          <table:table-cell office:value-type="float" office:value="1156181">
            <text:p>1156181</text:p>
          </table:table-cell>
          <table:table-cell office:value-type="float" office:value="1734271">
            <text:p>1734271</text:p>
          </table:table-cell>
          <table:table-cell office:value-type="float" office:value="3051757">
            <text:p>3051757</text:p>
          </table:table-cell>
          <table:table-cell office:value-type="float" office:value="11779785">
            <text:p>11779785</text:p>
          </table:table-cell>
          <table:table-cell office:value-type="float" office:value="5859375">
            <text:p>5859375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299329">
            <text:p>1299329</text:p>
          </table:table-cell>
          <table:table-cell office:value-type="float" office:value="20763">
            <text:p>20763</text:p>
          </table:table-cell>
          <table:table-cell office:value-type="float" office:value="1812485">
            <text:p>1812485</text:p>
          </table:table-cell>
          <table:table-cell office:value-type="float" office:value="4707376">
            <text:p>4707376</text:p>
          </table:table-cell>
          <table:table-cell office:value-type="float" office:value="1396250">
            <text:p>139625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440">
            <text:p>24440</text:p>
          </table:table-cell>
          <table:table-cell table:number-columns-repeated="11" office:value-type="float" office:value="0">
            <text:p>0</text:p>
          </table:table-cell>
          <table:table-cell office:value-type="float" office:value="3538944">
            <text:p>3538944</text:p>
          </table:table-cell>
          <table:table-cell office:value-type="float" office:value="4986816">
            <text:p>4986816</text:p>
          </table:table-cell>
          <table:table-cell table:number-columns-repeated="4" office:value-type="float" office:value="0">
            <text:p>0</text:p>
          </table:table-cell>
          <table:table-cell office:value-type="float" office:value="1812485">
            <text:p>1812485</text:p>
          </table:table-cell>
          <table:table-cell office:value-type="float" office:value="0">
            <text:p>0</text:p>
          </table:table-cell>
          <table:table-cell office:value-type="float" office:value="1812485">
            <text:p>1812485</text:p>
          </table:table-cell>
          <table:table-cell office:value-type="float" office:value="28320">
            <text:p>28320</text:p>
          </table:table-cell>
          <table:table-cell office:value-type="float" office:value="906242">
            <text:p>906242</text:p>
          </table:table-cell>
          <table:table-cell office:value-type="float" office:value="0">
            <text:p>0</text:p>
          </table:table-cell>
          <table:table-cell office:value-type="float" office:value="604162">
            <text:p>604162</text:p>
          </table:table-cell>
          <table:table-cell office:value-type="float" office:value="181306">
            <text:p>181306</text:p>
          </table:table-cell>
          <table:table-cell office:value-type="float" office:value="604161">
            <text:p>604161</text:p>
          </table:table-cell>
          <table:table-cell office:value-type="float" office:value="0">
            <text:p>0</text:p>
          </table:table-cell>
          <table:table-cell office:value-type="float" office:value="302081">
            <text:p>302081</text:p>
          </table:table-cell>
          <table:table-cell office:value-type="float" office:value="412">
            <text:p>412</text:p>
          </table:table-cell>
          <table:table-cell office:value-type="float" office:value="1208323">
            <text:p>1208323</text:p>
          </table:table-cell>
          <table:table-cell office:value-type="float" office:value="1812485">
            <text:p>1812485</text:p>
          </table:table-cell>
          <table:table-cell office:value-type="float" office:value="3112792">
            <text:p>3112792</text:p>
          </table:table-cell>
          <table:table-cell office:value-type="float" office:value="12939453">
            <text:p>12939453</text:p>
          </table:table-cell>
          <table:table-cell office:value-type="float" office:value="6286621">
            <text:p>6286621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408078">
            <text:p>1408078</text:p>
          </table:table-cell>
          <table:table-cell office:value-type="float" office:value="21180">
            <text:p>21180</text:p>
          </table:table-cell>
          <table:table-cell office:value-type="float" office:value="1848924">
            <text:p>1848924</text:p>
          </table:table-cell>
          <table:table-cell office:value-type="float" office:value="4828995">
            <text:p>4828995</text:p>
          </table:table-cell>
          <table:table-cell office:value-type="float" office:value="1510540">
            <text:p>151054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340">
            <text:p>25340</text:p>
          </table:table-cell>
          <table:table-cell table:number-columns-repeated="11" office:value-type="float" office:value="0">
            <text:p>0</text:p>
          </table:table-cell>
          <table:table-cell office:value-type="float" office:value="3670016">
            <text:p>3670016</text:p>
          </table:table-cell>
          <table:table-cell office:value-type="float" office:value="3417920">
            <text:p>3417920</text:p>
          </table:table-cell>
          <table:table-cell table:number-columns-repeated="4" office:value-type="float" office:value="0">
            <text:p>0</text:p>
          </table:table-cell>
          <table:table-cell office:value-type="float" office:value="1848924">
            <text:p>1848924</text:p>
          </table:table-cell>
          <table:table-cell office:value-type="float" office:value="0">
            <text:p>0</text:p>
          </table:table-cell>
          <table:table-cell office:value-type="float" office:value="1848924">
            <text:p>1848924</text:p>
          </table:table-cell>
          <table:table-cell office:value-type="float" office:value="28890">
            <text:p>28890</text:p>
          </table:table-cell>
          <table:table-cell office:value-type="float" office:value="924462">
            <text:p>924462</text:p>
          </table:table-cell>
          <table:table-cell office:value-type="float" office:value="0">
            <text:p>0</text:p>
          </table:table-cell>
          <table:table-cell office:value-type="float" office:value="616308">
            <text:p>616308</text:p>
          </table:table-cell>
          <table:table-cell office:value-type="float" office:value="166933">
            <text:p>166933</text:p>
          </table:table-cell>
          <table:table-cell office:value-type="float" office:value="616308">
            <text:p>616308</text:p>
          </table:table-cell>
          <table:table-cell office:value-type="float" office:value="0">
            <text:p>0</text:p>
          </table:table-cell>
          <table:table-cell office:value-type="float" office:value="308154">
            <text:p>308154</text:p>
          </table:table-cell>
          <table:table-cell office:value-type="float" office:value="448">
            <text:p>448</text:p>
          </table:table-cell>
          <table:table-cell office:value-type="float" office:value="1232616">
            <text:p>1232616</text:p>
          </table:table-cell>
          <table:table-cell office:value-type="float" office:value="1848924">
            <text:p>1848924</text:p>
          </table:table-cell>
          <table:table-cell office:value-type="float" office:value="3234863">
            <text:p>3234863</text:p>
          </table:table-cell>
          <table:table-cell office:value-type="float" office:value="13366699">
            <text:p>13366699</text:p>
          </table:table-cell>
          <table:table-cell office:value-type="float" office:value="6713867">
            <text:p>6713867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453245">
            <text:p>1453245</text:p>
          </table:table-cell>
          <table:table-cell office:value-type="float" office:value="22619">
            <text:p>22619</text:p>
          </table:table-cell>
          <table:table-cell office:value-type="float" office:value="1974549">
            <text:p>1974549</text:p>
          </table:table-cell>
          <table:table-cell office:value-type="float" office:value="5161197">
            <text:p>5161197</text:p>
          </table:table-cell>
          <table:table-cell office:value-type="float" office:value="1557290">
            <text:p>1557290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368">
            <text:p>26368</text:p>
          </table:table-cell>
          <table:table-cell table:number-columns-repeated="11" office:value-type="float" office:value="0">
            <text:p>0</text:p>
          </table:table-cell>
          <table:table-cell office:value-type="float" office:value="3801088">
            <text:p>3801088</text:p>
          </table:table-cell>
          <table:table-cell office:value-type="float" office:value="3255640">
            <text:p>3255640</text:p>
          </table:table-cell>
          <table:table-cell table:number-columns-repeated="4" office:value-type="float" office:value="0">
            <text:p>0</text:p>
          </table:table-cell>
          <table:table-cell office:value-type="float" office:value="1974549">
            <text:p>1974549</text:p>
          </table:table-cell>
          <table:table-cell office:value-type="float" office:value="0">
            <text:p>0</text:p>
          </table:table-cell>
          <table:table-cell office:value-type="float" office:value="1974549">
            <text:p>1974549</text:p>
          </table:table-cell>
          <table:table-cell office:value-type="float" office:value="30852">
            <text:p>30852</text:p>
          </table:table-cell>
          <table:table-cell office:value-type="float" office:value="987274">
            <text:p>987274</text:p>
          </table:table-cell>
          <table:table-cell office:value-type="float" office:value="0">
            <text:p>0</text:p>
          </table:table-cell>
          <table:table-cell office:value-type="float" office:value="658183">
            <text:p>658183</text:p>
          </table:table-cell>
          <table:table-cell office:value-type="float" office:value="166742">
            <text:p>166742</text:p>
          </table:table-cell>
          <table:table-cell office:value-type="float" office:value="658183">
            <text:p>658183</text:p>
          </table:table-cell>
          <table:table-cell office:value-type="float" office:value="0">
            <text:p>0</text:p>
          </table:table-cell>
          <table:table-cell office:value-type="float" office:value="329092">
            <text:p>329092</text:p>
          </table:table-cell>
          <table:table-cell office:value-type="float" office:value="379">
            <text:p>379</text:p>
          </table:table-cell>
          <table:table-cell office:value-type="float" office:value="1316366">
            <text:p>1316366</text:p>
          </table:table-cell>
          <table:table-cell office:value-type="float" office:value="1974549">
            <text:p>1974549</text:p>
          </table:table-cell>
          <table:table-cell office:value-type="float" office:value="3112792">
            <text:p>3112792</text:p>
          </table:table-cell>
          <table:table-cell office:value-type="float" office:value="13305664">
            <text:p>13305664</text:p>
          </table:table-cell>
          <table:table-cell office:value-type="float" office:value="7019042">
            <text:p>7019042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364745">
            <text:p>1364745</text:p>
          </table:table-cell>
          <table:table-cell office:value-type="float" office:value="21483">
            <text:p>21483</text:p>
          </table:table-cell>
          <table:table-cell office:value-type="float" office:value="1875404">
            <text:p>1875404</text:p>
          </table:table-cell>
          <table:table-cell office:value-type="float" office:value="4883929">
            <text:p>4883929</text:p>
          </table:table-cell>
          <table:table-cell office:value-type="float" office:value="1465207">
            <text:p>1465207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920">
            <text:p>2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0">
            <text:p>3932160</text:p>
          </table:table-cell>
          <table:table-cell office:value-type="float" office:value="3069472">
            <text:p>3069472</text:p>
          </table:table-cell>
          <table:table-cell table:number-columns-repeated="4" office:value-type="float" office:value="0">
            <text:p>0</text:p>
          </table:table-cell>
          <table:table-cell office:value-type="float" office:value="1875404">
            <text:p>1875404</text:p>
          </table:table-cell>
          <table:table-cell office:value-type="float" office:value="0">
            <text:p>0</text:p>
          </table:table-cell>
          <table:table-cell office:value-type="float" office:value="1875404">
            <text:p>1875404</text:p>
          </table:table-cell>
          <table:table-cell office:value-type="float" office:value="29304">
            <text:p>29304</text:p>
          </table:table-cell>
          <table:table-cell office:value-type="float" office:value="937702">
            <text:p>937702</text:p>
          </table:table-cell>
          <table:table-cell office:value-type="float" office:value="0">
            <text:p>0</text:p>
          </table:table-cell>
          <table:table-cell office:value-type="float" office:value="625134">
            <text:p>625134</text:p>
          </table:table-cell>
          <table:table-cell office:value-type="float" office:value="201232">
            <text:p>201232</text:p>
          </table:table-cell>
          <table:table-cell office:value-type="float" office:value="625135">
            <text:p>625135</text:p>
          </table:table-cell>
          <table:table-cell office:value-type="float" office:value="0">
            <text:p>0</text:p>
          </table:table-cell>
          <table:table-cell office:value-type="float" office:value="312568">
            <text:p>312568</text:p>
          </table:table-cell>
          <table:table-cell office:value-type="float" office:value="433">
            <text:p>433</text:p>
          </table:table-cell>
          <table:table-cell office:value-type="float" office:value="1250269">
            <text:p>1250269</text:p>
          </table:table-cell>
          <table:table-cell office:value-type="float" office:value="1875404">
            <text:p>1875404</text:p>
          </table:table-cell>
          <table:table-cell office:value-type="float" office:value="3051757">
            <text:p>3051757</text:p>
          </table:table-cell>
          <table:table-cell office:value-type="float" office:value="11840820">
            <text:p>11840820</text:p>
          </table:table-cell>
          <table:table-cell office:value-type="float" office:value="6408691">
            <text:p>6408691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490494">
            <text:p>1490494</text:p>
          </table:table-cell>
          <table:table-cell office:value-type="float" office:value="22103">
            <text:p>22103</text:p>
          </table:table-cell>
          <table:table-cell office:value-type="float" office:value="1929538">
            <text:p>1929538</text:p>
          </table:table-cell>
          <table:table-cell office:value-type="float" office:value="5057772">
            <text:p>5057772</text:p>
          </table:table-cell>
          <table:table-cell office:value-type="float" office:value="1596804">
            <text:p>1596804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708">
            <text:p>28708</text:p>
          </table:table-cell>
          <table:table-cell table:number-columns-repeated="11" office:value-type="float" office:value="0">
            <text:p>0</text:p>
          </table:table-cell>
          <table:table-cell office:value-type="float" office:value="4063232">
            <text:p>4063232</text:p>
          </table:table-cell>
          <table:table-cell office:value-type="float" office:value="3332040">
            <text:p>3332040</text:p>
          </table:table-cell>
          <table:table-cell table:number-columns-repeated="4" office:value-type="float" office:value="0">
            <text:p>0</text:p>
          </table:table-cell>
          <table:table-cell office:value-type="float" office:value="1929538">
            <text:p>1929538</text:p>
          </table:table-cell>
          <table:table-cell office:value-type="float" office:value="0">
            <text:p>0</text:p>
          </table:table-cell>
          <table:table-cell office:value-type="float" office:value="1929538">
            <text:p>1929538</text:p>
          </table:table-cell>
          <table:table-cell office:value-type="float" office:value="30149">
            <text:p>30149</text:p>
          </table:table-cell>
          <table:table-cell office:value-type="float" office:value="964769">
            <text:p>964769</text:p>
          </table:table-cell>
          <table:table-cell office:value-type="float" office:value="0">
            <text:p>0</text:p>
          </table:table-cell>
          <table:table-cell office:value-type="float" office:value="643179">
            <text:p>643179</text:p>
          </table:table-cell>
          <table:table-cell office:value-type="float" office:value="209585">
            <text:p>209585</text:p>
          </table:table-cell>
          <table:table-cell office:value-type="float" office:value="643180">
            <text:p>643180</text:p>
          </table:table-cell>
          <table:table-cell office:value-type="float" office:value="0">
            <text:p>0</text:p>
          </table:table-cell>
          <table:table-cell office:value-type="float" office:value="321590">
            <text:p>321590</text:p>
          </table:table-cell>
          <table:table-cell office:value-type="float" office:value="420">
            <text:p>420</text:p>
          </table:table-cell>
          <table:table-cell office:value-type="float" office:value="1286359">
            <text:p>1286359</text:p>
          </table:table-cell>
          <table:table-cell office:value-type="float" office:value="1929538">
            <text:p>1929538</text:p>
          </table:table-cell>
          <table:table-cell office:value-type="float" office:value="3112792">
            <text:p>3112792</text:p>
          </table:table-cell>
          <table:table-cell office:value-type="float" office:value="12878417">
            <text:p>12878417</text:p>
          </table:table-cell>
          <table:table-cell office:value-type="float" office:value="6713867">
            <text:p>6713867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519994">
            <text:p>1519994</text:p>
          </table:table-cell>
          <table:table-cell office:value-type="float" office:value="23807">
            <text:p>23807</text:p>
          </table:table-cell>
          <table:table-cell office:value-type="float" office:value="2078219">
            <text:p>2078219</text:p>
          </table:table-cell>
          <table:table-cell office:value-type="float" office:value="5463271">
            <text:p>5463271</text:p>
          </table:table-cell>
          <table:table-cell office:value-type="float" office:value="1627569">
            <text:p>1627569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962">
            <text:p>29962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3657904">
            <text:p>3657904</text:p>
          </table:table-cell>
          <table:table-cell table:number-columns-repeated="4" office:value-type="float" office:value="0">
            <text:p>0</text:p>
          </table:table-cell>
          <table:table-cell office:value-type="float" office:value="2078219">
            <text:p>2078219</text:p>
          </table:table-cell>
          <table:table-cell office:value-type="float" office:value="0">
            <text:p>0</text:p>
          </table:table-cell>
          <table:table-cell office:value-type="float" office:value="2078219">
            <text:p>2078219</text:p>
          </table:table-cell>
          <table:table-cell office:value-type="float" office:value="32473">
            <text:p>32473</text:p>
          </table:table-cell>
          <table:table-cell office:value-type="float" office:value="1039109">
            <text:p>1039109</text:p>
          </table:table-cell>
          <table:table-cell office:value-type="float" office:value="0">
            <text:p>0</text:p>
          </table:table-cell>
          <table:table-cell office:value-type="float" office:value="692740">
            <text:p>692740</text:p>
          </table:table-cell>
          <table:table-cell office:value-type="float" office:value="220904">
            <text:p>220904</text:p>
          </table:table-cell>
          <table:table-cell office:value-type="float" office:value="692740">
            <text:p>692740</text:p>
          </table:table-cell>
          <table:table-cell office:value-type="float" office:value="0">
            <text:p>0</text:p>
          </table:table-cell>
          <table:table-cell office:value-type="float" office:value="346370">
            <text:p>346370</text:p>
          </table:table-cell>
          <table:table-cell office:value-type="float" office:value="460">
            <text:p>460</text:p>
          </table:table-cell>
          <table:table-cell office:value-type="float" office:value="1385480">
            <text:p>1385480</text:p>
          </table:table-cell>
          <table:table-cell office:value-type="float" office:value="2078219">
            <text:p>2078219</text:p>
          </table:table-cell>
          <table:table-cell office:value-type="float" office:value="3173828">
            <text:p>3173828</text:p>
          </table:table-cell>
          <table:table-cell office:value-type="float" office:value="13183593">
            <text:p>13183593</text:p>
          </table:table-cell>
          <table:table-cell office:value-type="float" office:value="7507324">
            <text:p>7507324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866488">
            <text:p>2866488</text:p>
          </table:table-cell>
          <table:table-cell office:value-type="float" office:value="39147">
            <text:p>39147</text:p>
          </table:table-cell>
          <table:table-cell office:value-type="float" office:value="3417337">
            <text:p>3417337</text:p>
          </table:table-cell>
          <table:table-cell office:value-type="float" office:value="9183339">
            <text:p>9183339</text:p>
          </table:table-cell>
          <table:table-cell office:value-type="float" office:value="3037848">
            <text:p>3037848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7472">
            <text:p>67472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7717864">
            <text:p>7717864</text:p>
          </table:table-cell>
          <table:table-cell table:number-columns-repeated="4" office:value-type="float" office:value="0">
            <text:p>0</text:p>
          </table:table-cell>
          <table:table-cell office:value-type="float" office:value="3417337">
            <text:p>3417337</text:p>
          </table:table-cell>
          <table:table-cell office:value-type="float" office:value="0">
            <text:p>0</text:p>
          </table:table-cell>
          <table:table-cell office:value-type="float" office:value="3417337">
            <text:p>3417337</text:p>
          </table:table-cell>
          <table:table-cell office:value-type="float" office:value="53396">
            <text:p>53396</text:p>
          </table:table-cell>
          <table:table-cell office:value-type="float" office:value="1708669">
            <text:p>1708669</text:p>
          </table:table-cell>
          <table:table-cell office:value-type="float" office:value="0">
            <text:p>0</text:p>
          </table:table-cell>
          <table:table-cell office:value-type="float" office:value="1139113">
            <text:p>1139113</text:p>
          </table:table-cell>
          <table:table-cell office:value-type="float" office:value="437300">
            <text:p>437300</text:p>
          </table:table-cell>
          <table:table-cell office:value-type="float" office:value="1139112">
            <text:p>1139112</text:p>
          </table:table-cell>
          <table:table-cell office:value-type="float" office:value="0">
            <text:p>0</text:p>
          </table:table-cell>
          <table:table-cell office:value-type="float" office:value="569556">
            <text:p>569556</text:p>
          </table:table-cell>
          <table:table-cell office:value-type="float" office:value="709">
            <text:p>709</text:p>
          </table:table-cell>
          <table:table-cell office:value-type="float" office:value="2278224">
            <text:p>2278224</text:p>
          </table:table-cell>
          <table:table-cell office:value-type="float" office:value="3417337">
            <text:p>3417337</text:p>
          </table:table-cell>
          <table:table-cell office:value-type="float" office:value="11047363">
            <text:p>11047363</text:p>
          </table:table-cell>
          <table:table-cell office:value-type="float" office:value="43579101">
            <text:p>43579101</text:p>
          </table:table-cell>
          <table:table-cell office:value-type="float" office:value="9216308">
            <text:p>9216308</text:p>
          </table:table-cell>
          <table:table-cell office:value-type="float" office:value="976562">
            <text:p>9765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699977">
            <text:p>5699977</text:p>
          </table:table-cell>
          <table:table-cell office:value-type="float" office:value="74813">
            <text:p>74813</text:p>
          </table:table-cell>
          <table:table-cell office:value-type="float" office:value="6496135">
            <text:p>6496135</text:p>
          </table:table-cell>
          <table:table-cell office:value-type="float" office:value="17793909">
            <text:p>17793909</text:p>
          </table:table-cell>
          <table:table-cell office:value-type="float" office:value="5981222">
            <text:p>5981222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1912">
            <text:p>14191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12132352">
            <text:p>12132352</text:p>
          </table:table-cell>
          <table:table-cell table:number-columns-repeated="4" office:value-type="float" office:value="0">
            <text:p>0</text:p>
          </table:table-cell>
          <table:table-cell office:value-type="float" office:value="6496135">
            <text:p>6496135</text:p>
          </table:table-cell>
          <table:table-cell office:value-type="float" office:value="0">
            <text:p>0</text:p>
          </table:table-cell>
          <table:table-cell office:value-type="float" office:value="6496135">
            <text:p>6496135</text:p>
          </table:table-cell>
          <table:table-cell office:value-type="float" office:value="101503">
            <text:p>101503</text:p>
          </table:table-cell>
          <table:table-cell office:value-type="float" office:value="3248067">
            <text:p>3248067</text:p>
          </table:table-cell>
          <table:table-cell office:value-type="float" office:value="0">
            <text:p>0</text:p>
          </table:table-cell>
          <table:table-cell office:value-type="float" office:value="2165379">
            <text:p>2165379</text:p>
          </table:table-cell>
          <table:table-cell office:value-type="float" office:value="1306756">
            <text:p>1306756</text:p>
          </table:table-cell>
          <table:table-cell office:value-type="float" office:value="2165378">
            <text:p>2165378</text:p>
          </table:table-cell>
          <table:table-cell office:value-type="float" office:value="0">
            <text:p>0</text:p>
          </table:table-cell>
          <table:table-cell office:value-type="float" office:value="1082689">
            <text:p>1082689</text:p>
          </table:table-cell>
          <table:table-cell office:value-type="float" office:value="136">
            <text:p>136</text:p>
          </table:table-cell>
          <table:table-cell office:value-type="float" office:value="4330757">
            <text:p>4330757</text:p>
          </table:table-cell>
          <table:table-cell office:value-type="float" office:value="6496135">
            <text:p>6496135</text:p>
          </table:table-cell>
          <table:table-cell office:value-type="float" office:value="24414062">
            <text:p>24414062</text:p>
          </table:table-cell>
          <table:table-cell office:value-type="float" office:value="96679687">
            <text:p>96679687</text:p>
          </table:table-cell>
          <table:table-cell office:value-type="float" office:value="11413574">
            <text:p>11413574</text:p>
          </table:table-cell>
          <table:table-cell office:value-type="float" office:value="2075195">
            <text:p>2075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1259955">
            <text:p>11259955</text:p>
          </table:table-cell>
          <table:table-cell office:value-type="float" office:value="141122">
            <text:p>141122</text:p>
          </table:table-cell>
          <table:table-cell office:value-type="float" office:value="12257007">
            <text:p>12257007</text:p>
          </table:table-cell>
          <table:table-cell office:value-type="float" office:value="33810592">
            <text:p>33810592</text:p>
          </table:table-cell>
          <table:table-cell office:value-type="float" office:value="11780737">
            <text:p>11780737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1682">
            <text:p>291682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25220032">
            <text:p>25220032</text:p>
          </table:table-cell>
          <table:table-cell table:number-columns-repeated="4" office:value-type="float" office:value="0">
            <text:p>0</text:p>
          </table:table-cell>
          <table:table-cell office:value-type="float" office:value="12257007">
            <text:p>12257007</text:p>
          </table:table-cell>
          <table:table-cell office:value-type="float" office:value="0">
            <text:p>0</text:p>
          </table:table-cell>
          <table:table-cell office:value-type="float" office:value="12257007">
            <text:p>12257007</text:p>
          </table:table-cell>
          <table:table-cell office:value-type="float" office:value="191518">
            <text:p>191518</text:p>
          </table:table-cell>
          <table:table-cell office:value-type="float" office:value="6128503">
            <text:p>6128503</text:p>
          </table:table-cell>
          <table:table-cell office:value-type="float" office:value="0">
            <text:p>0</text:p>
          </table:table-cell>
          <table:table-cell office:value-type="float" office:value="4085669">
            <text:p>4085669</text:p>
          </table:table-cell>
          <table:table-cell office:value-type="float" office:value="2990769">
            <text:p>2990769</text:p>
          </table:table-cell>
          <table:table-cell office:value-type="float" office:value="4085669">
            <text:p>4085669</text:p>
          </table:table-cell>
          <table:table-cell office:value-type="float" office:value="0">
            <text:p>0</text:p>
          </table:table-cell>
          <table:table-cell office:value-type="float" office:value="2042835">
            <text:p>2042835</text:p>
          </table:table-cell>
          <table:table-cell office:value-type="float" office:value="182">
            <text:p>182</text:p>
          </table:table-cell>
          <table:table-cell office:value-type="float" office:value="8171338">
            <text:p>8171338</text:p>
          </table:table-cell>
          <table:table-cell office:value-type="float" office:value="12257007">
            <text:p>12257007</text:p>
          </table:table-cell>
          <table:table-cell office:value-type="float" office:value="37963867">
            <text:p>37963867</text:p>
          </table:table-cell>
          <table:table-cell office:value-type="float" office:value="156677246">
            <text:p>156677246</text:p>
          </table:table-cell>
          <table:table-cell office:value-type="float" office:value="15380859">
            <text:p>15380859</text:p>
          </table:table-cell>
          <table:table-cell office:value-type="float" office:value="3051757">
            <text:p>30517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22530161">
            <text:p>22530161</text:p>
          </table:table-cell>
          <table:table-cell office:value-type="float" office:value="277514">
            <text:p>277514</text:p>
          </table:table-cell>
          <table:table-cell office:value-type="float" office:value="24070691">
            <text:p>24070691</text:p>
          </table:table-cell>
          <table:table-cell office:value-type="float" office:value="66767824">
            <text:p>66767824</text:p>
          </table:table-cell>
          <table:table-cell office:value-type="float" office:value="23494688">
            <text:p>23494688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9918">
            <text:p>589918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47165824">
            <text:p>47165824</text:p>
          </table:table-cell>
          <table:table-cell table:number-columns-repeated="4" office:value-type="float" office:value="0">
            <text:p>0</text:p>
          </table:table-cell>
          <table:table-cell office:value-type="float" office:value="24070691">
            <text:p>24070691</text:p>
          </table:table-cell>
          <table:table-cell office:value-type="float" office:value="0">
            <text:p>0</text:p>
          </table:table-cell>
          <table:table-cell office:value-type="float" office:value="24070691">
            <text:p>24070691</text:p>
          </table:table-cell>
          <table:table-cell office:value-type="float" office:value="376107">
            <text:p>376107</text:p>
          </table:table-cell>
          <table:table-cell office:value-type="float" office:value="12035346">
            <text:p>12035346</text:p>
          </table:table-cell>
          <table:table-cell office:value-type="float" office:value="0">
            <text:p>0</text:p>
          </table:table-cell>
          <table:table-cell office:value-type="float" office:value="8023564">
            <text:p>8023564</text:p>
          </table:table-cell>
          <table:table-cell office:value-type="float" office:value="7354246">
            <text:p>7354246</text:p>
          </table:table-cell>
          <table:table-cell office:value-type="float" office:value="8023563">
            <text:p>8023563</text:p>
          </table:table-cell>
          <table:table-cell office:value-type="float" office:value="0">
            <text:p>0</text:p>
          </table:table-cell>
          <table:table-cell office:value-type="float" office:value="4011781">
            <text:p>4011781</text:p>
          </table:table-cell>
          <table:table-cell office:value-type="float" office:value="274">
            <text:p>274</text:p>
          </table:table-cell>
          <table:table-cell office:value-type="float" office:value="16047127">
            <text:p>16047127</text:p>
          </table:table-cell>
          <table:table-cell office:value-type="float" office:value="24070691">
            <text:p>24070691</text:p>
          </table:table-cell>
          <table:table-cell office:value-type="float" office:value="79467773">
            <text:p>79467773</text:p>
          </table:table-cell>
          <table:table-cell office:value-type="float" office:value="326965332">
            <text:p>326965332</text:p>
          </table:table-cell>
          <table:table-cell office:value-type="float" office:value="25512695">
            <text:p>25512695</text:p>
          </table:table-cell>
          <table:table-cell office:value-type="float" office:value="6347656">
            <text:p>634765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45211986">
            <text:p>45211986</text:p>
          </table:table-cell>
          <table:table-cell office:value-type="float" office:value="549852">
            <text:p>549852</text:p>
          </table:table-cell>
          <table:table-cell office:value-type="float" office:value="47480561">
            <text:p>47480561</text:p>
          </table:table-cell>
          <table:table-cell office:value-type="float" office:value="132670389">
            <text:p>132670389</text:p>
          </table:table-cell>
          <table:table-cell office:value-type="float" office:value="46890053">
            <text:p>46890053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84532">
            <text:p>1184532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47229096">
            <text:p>47229096</text:p>
          </table:table-cell>
          <table:table-cell table:number-columns-repeated="4" office:value-type="float" office:value="0">
            <text:p>0</text:p>
          </table:table-cell>
          <table:table-cell office:value-type="float" office:value="47480561">
            <text:p>47480561</text:p>
          </table:table-cell>
          <table:table-cell office:value-type="float" office:value="0">
            <text:p>0</text:p>
          </table:table-cell>
          <table:table-cell office:value-type="float" office:value="47480561">
            <text:p>47480561</text:p>
          </table:table-cell>
          <table:table-cell office:value-type="float" office:value="741894">
            <text:p>741894</text:p>
          </table:table-cell>
          <table:table-cell office:value-type="float" office:value="23740280">
            <text:p>23740280</text:p>
          </table:table-cell>
          <table:table-cell office:value-type="float" office:value="0">
            <text:p>0</text:p>
          </table:table-cell>
          <table:table-cell office:value-type="float" office:value="15826854">
            <text:p>15826854</text:p>
          </table:table-cell>
          <table:table-cell office:value-type="float" office:value="15629134">
            <text:p>15629134</text:p>
          </table:table-cell>
          <table:table-cell office:value-type="float" office:value="15826854">
            <text:p>15826854</text:p>
          </table:table-cell>
          <table:table-cell office:value-type="float" office:value="47480561">
            <text:p>47480561</text:p>
          </table:table-cell>
          <table:table-cell office:value-type="float" office:value="7913427">
            <text:p>7913427</text:p>
          </table:table-cell>
          <table:table-cell office:value-type="float" office:value="616">
            <text:p>616</text:p>
          </table:table-cell>
          <table:table-cell office:value-type="float" office:value="31653708">
            <text:p>31653708</text:p>
          </table:table-cell>
          <table:table-cell office:value-type="float" office:value="47480561">
            <text:p>47480561</text:p>
          </table:table-cell>
          <table:table-cell office:value-type="float" office:value="158508300">
            <text:p>158508300</text:p>
          </table:table-cell>
          <table:table-cell office:value-type="float" office:value="648376464">
            <text:p>648376464</text:p>
          </table:table-cell>
          <table:table-cell office:value-type="float" office:value="44494628">
            <text:p>44494628</text:p>
          </table:table-cell>
          <table:table-cell office:value-type="float" office:value="12512207">
            <text:p>125122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90113144">
            <text:p>90113144</text:p>
          </table:table-cell>
          <table:table-cell office:value-type="float" office:value="1087974">
            <text:p>1087974</text:p>
          </table:table-cell>
          <table:table-cell office:value-type="float" office:value="94150140">
            <text:p>94150140</text:p>
          </table:table-cell>
          <table:table-cell office:value-type="float" office:value="262892221">
            <text:p>262892221</text:p>
          </table:table-cell>
          <table:table-cell office:value-type="float" office:value="93620076">
            <text:p>93620076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77954">
            <text:p>2377954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93707432">
            <text:p>93707432</text:p>
          </table:table-cell>
          <table:table-cell table:number-columns-repeated="4" office:value-type="float" office:value="0">
            <text:p>0</text:p>
          </table:table-cell>
          <table:table-cell office:value-type="float" office:value="94150140">
            <text:p>94150140</text:p>
          </table:table-cell>
          <table:table-cell office:value-type="float" office:value="0">
            <text:p>0</text:p>
          </table:table-cell>
          <table:table-cell office:value-type="float" office:value="94150140">
            <text:p>94150140</text:p>
          </table:table-cell>
          <table:table-cell office:value-type="float" office:value="1471656">
            <text:p>1471656</text:p>
          </table:table-cell>
          <table:table-cell office:value-type="float" office:value="47075070">
            <text:p>47075070</text:p>
          </table:table-cell>
          <table:table-cell office:value-type="float" office:value="47071798">
            <text:p>47071798</text:p>
          </table:table-cell>
          <table:table-cell office:value-type="float" office:value="31383380">
            <text:p>31383380</text:p>
          </table:table-cell>
          <table:table-cell office:value-type="float" office:value="0">
            <text:p>0</text:p>
          </table:table-cell>
          <table:table-cell office:value-type="float" office:value="31383380">
            <text:p>31383380</text:p>
          </table:table-cell>
          <table:table-cell office:value-type="float" office:value="94150140">
            <text:p>94150140</text:p>
          </table:table-cell>
          <table:table-cell office:value-type="float" office:value="15691690">
            <text:p>15691690</text:p>
          </table:table-cell>
          <table:table-cell office:value-type="float" office:value="661">
            <text:p>661</text:p>
          </table:table-cell>
          <table:table-cell office:value-type="float" office:value="62766760">
            <text:p>62766760</text:p>
          </table:table-cell>
          <table:table-cell office:value-type="float" office:value="94150140">
            <text:p>94150140</text:p>
          </table:table-cell>
          <table:table-cell office:value-type="float" office:value="312683105">
            <text:p>312683105</text:p>
          </table:table-cell>
          <table:table-cell office:value-type="float" office:value="1282165527">
            <text:p>1282165527</text:p>
          </table:table-cell>
          <table:table-cell office:value-type="float" office:value="79223632">
            <text:p>79223632</text:p>
          </table:table-cell>
          <table:table-cell office:value-type="float" office:value="24169921">
            <text:p>241699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79043448">
            <text:p>179043448</text:p>
          </table:table-cell>
          <table:table-cell office:value-type="float" office:value="2155692">
            <text:p>2155692</text:p>
          </table:table-cell>
          <table:table-cell office:value-type="float" office:value="187732694">
            <text:p>187732694</text:p>
          </table:table-cell>
          <table:table-cell office:value-type="float" office:value="521252103">
            <text:p>521252103</text:p>
          </table:table-cell>
          <table:table-cell office:value-type="float" office:value="187154916">
            <text:p>187154916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62204">
            <text:p>4762204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187242656">
            <text:p>187242656</text:p>
          </table:table-cell>
          <table:table-cell table:number-columns-repeated="4" office:value-type="float" office:value="0">
            <text:p>0</text:p>
          </table:table-cell>
          <table:table-cell office:value-type="float" office:value="187732694">
            <text:p>187732694</text:p>
          </table:table-cell>
          <table:table-cell office:value-type="float" office:value="0">
            <text:p>0</text:p>
          </table:table-cell>
          <table:table-cell office:value-type="float" office:value="187732694">
            <text:p>187732694</text:p>
          </table:table-cell>
          <table:table-cell office:value-type="float" office:value="2933329">
            <text:p>2933329</text:p>
          </table:table-cell>
          <table:table-cell office:value-type="float" office:value="93866347">
            <text:p>93866347</text:p>
          </table:table-cell>
          <table:table-cell office:value-type="float" office:value="0">
            <text:p>0</text:p>
          </table:table-cell>
          <table:table-cell office:value-type="float" office:value="62577564">
            <text:p>62577564</text:p>
          </table:table-cell>
          <table:table-cell office:value-type="float" office:value="0">
            <text:p>0</text:p>
          </table:table-cell>
          <table:table-cell office:value-type="float" office:value="62577565">
            <text:p>62577565</text:p>
          </table:table-cell>
          <table:table-cell office:value-type="float" office:value="187732694">
            <text:p>187732694</text:p>
          </table:table-cell>
          <table:table-cell office:value-type="float" office:value="31288783">
            <text:p>31288783</text:p>
          </table:table-cell>
          <table:table-cell office:value-type="float" office:value="187241881">
            <text:p>187241881</text:p>
          </table:table-cell>
          <table:table-cell office:value-type="float" office:value="125155129">
            <text:p>125155129</text:p>
          </table:table-cell>
          <table:table-cell office:value-type="float" office:value="187732694">
            <text:p>187732694</text:p>
          </table:table-cell>
          <table:table-cell office:value-type="float" office:value="627136230">
            <text:p>627136230</text:p>
          </table:table-cell>
          <table:table-cell office:value-type="float" office:value="2576110839">
            <text:p>2576110839</text:p>
          </table:table-cell>
          <table:table-cell office:value-type="float" office:value="165893554">
            <text:p>165893554</text:p>
          </table:table-cell>
          <table:table-cell office:value-type="float" office:value="47790527">
            <text:p>4779052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85248">
            <text:p>385248</text:p>
          </table:table-cell>
          <table:table-cell office:value-type="float" office:value="9764">
            <text:p>9764</text:p>
          </table:table-cell>
          <table:table-cell office:value-type="float" office:value="852380">
            <text:p>852380</text:p>
          </table:table-cell>
          <table:table-cell office:value-type="float" office:value="2047439">
            <text:p>2047439</text:p>
          </table:table-cell>
          <table:table-cell office:value-type="float" office:value="438013">
            <text:p>4380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4">
            <text:p>16464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508976">
            <text:p>508976</text:p>
          </table:table-cell>
          <table:table-cell table:number-columns-repeated="4" office:value-type="float" office:value="0">
            <text:p>0</text:p>
          </table:table-cell>
          <table:table-cell office:value-type="float" office:value="852380">
            <text:p>852380</text:p>
          </table:table-cell>
          <table:table-cell office:value-type="float" office:value="0">
            <text:p>0</text:p>
          </table:table-cell>
          <table:table-cell office:value-type="float" office:value="852380">
            <text:p>852380</text:p>
          </table:table-cell>
          <table:table-cell office:value-type="float" office:value="13859">
            <text:p>13859</text:p>
          </table:table-cell>
          <table:table-cell office:value-type="float" office:value="426190">
            <text:p>426190</text:p>
          </table:table-cell>
          <table:table-cell office:value-type="float" office:value="0">
            <text:p>0</text:p>
          </table:table-cell>
          <table:table-cell office:value-type="float" office:value="284127">
            <text:p>284127</text:p>
          </table:table-cell>
          <table:table-cell office:value-type="float" office:value="0">
            <text:p>0</text:p>
          </table:table-cell>
          <table:table-cell office:value-type="float" office:value="284127">
            <text:p>284127</text:p>
          </table:table-cell>
          <table:table-cell office:value-type="float" office:value="0">
            <text:p>0</text:p>
          </table:table-cell>
          <table:table-cell office:value-type="float" office:value="142063">
            <text:p>142063</text:p>
          </table:table-cell>
          <table:table-cell office:value-type="float" office:value="203">
            <text:p>203</text:p>
          </table:table-cell>
          <table:table-cell office:value-type="float" office:value="568254">
            <text:p>568254</text:p>
          </table:table-cell>
          <table:table-cell office:value-type="float" office:value="852380">
            <text:p>852380</text:p>
          </table:table-cell>
          <table:table-cell office:value-type="float" office:value="2868652">
            <text:p>2868652</text:p>
          </table:table-cell>
          <table:table-cell office:value-type="float" office:value="10742187">
            <text:p>10742187</text:p>
          </table:table-cell>
          <table:table-cell office:value-type="float" office:value="2746582">
            <text:p>274658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5332">
            <text:p>385332</text:p>
          </table:table-cell>
          <table:table-cell office:value-type="float" office:value="8688">
            <text:p>8688</text:p>
          </table:table-cell>
          <table:table-cell office:value-type="float" office:value="758429">
            <text:p>758429</text:p>
          </table:table-cell>
          <table:table-cell office:value-type="float" office:value="1823156">
            <text:p>1823156</text:p>
          </table:table-cell>
          <table:table-cell office:value-type="float" office:value="438571">
            <text:p>43857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4">
            <text:p>16464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260768">
            <text:p>2260768</text:p>
          </table:table-cell>
          <table:table-cell table:number-columns-repeated="4" office:value-type="float" office:value="0">
            <text:p>0</text:p>
          </table:table-cell>
          <table:table-cell office:value-type="float" office:value="758429">
            <text:p>758429</text:p>
          </table:table-cell>
          <table:table-cell office:value-type="float" office:value="0">
            <text:p>0</text:p>
          </table:table-cell>
          <table:table-cell office:value-type="float" office:value="758429">
            <text:p>758429</text:p>
          </table:table-cell>
          <table:table-cell office:value-type="float" office:value="11851">
            <text:p>11851</text:p>
          </table:table-cell>
          <table:table-cell office:value-type="float" office:value="379215">
            <text:p>379215</text:p>
          </table:table-cell>
          <table:table-cell office:value-type="float" office:value="0">
            <text:p>0</text:p>
          </table:table-cell>
          <table:table-cell office:value-type="float" office:value="252809">
            <text:p>252809</text:p>
          </table:table-cell>
          <table:table-cell office:value-type="float" office:value="0">
            <text:p>0</text:p>
          </table:table-cell>
          <table:table-cell office:value-type="float" office:value="252810">
            <text:p>252810</text:p>
          </table:table-cell>
          <table:table-cell office:value-type="float" office:value="758429">
            <text:p>758429</text:p>
          </table:table-cell>
          <table:table-cell office:value-type="float" office:value="126405">
            <text:p>126405</text:p>
          </table:table-cell>
          <table:table-cell office:value-type="float" office:value="172">
            <text:p>172</text:p>
          </table:table-cell>
          <table:table-cell office:value-type="float" office:value="505619">
            <text:p>505619</text:p>
          </table:table-cell>
          <table:table-cell office:value-type="float" office:value="758429">
            <text:p>758429</text:p>
          </table:table-cell>
          <table:table-cell office:value-type="float" office:value="2868652">
            <text:p>2868652</text:p>
          </table:table-cell>
          <table:table-cell office:value-type="float" office:value="9826660">
            <text:p>9826660</text:p>
          </table:table-cell>
          <table:table-cell office:value-type="float" office:value="2441406">
            <text:p>2441406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85082">
            <text:p>385082</text:p>
          </table:table-cell>
          <table:table-cell office:value-type="float" office:value="9583">
            <text:p>9583</text:p>
          </table:table-cell>
          <table:table-cell office:value-type="float" office:value="836568">
            <text:p>836568</text:p>
          </table:table-cell>
          <table:table-cell office:value-type="float" office:value="2014682">
            <text:p>2014682</text:p>
          </table:table-cell>
          <table:table-cell office:value-type="float" office:value="438052">
            <text:p>43805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4">
            <text:p>164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507168">
            <text:p>507168</text:p>
          </table:table-cell>
          <table:table-cell table:number-columns-repeated="4" office:value-type="float" office:value="0">
            <text:p>0</text:p>
          </table:table-cell>
          <table:table-cell office:value-type="float" office:value="836568">
            <text:p>836568</text:p>
          </table:table-cell>
          <table:table-cell office:value-type="float" office:value="0">
            <text:p>0</text:p>
          </table:table-cell>
          <table:table-cell office:value-type="float" office:value="836568">
            <text:p>836568</text:p>
          </table:table-cell>
          <table:table-cell office:value-type="float" office:value="13072">
            <text:p>13072</text:p>
          </table:table-cell>
          <table:table-cell office:value-type="float" office:value="418284">
            <text:p>418284</text:p>
          </table:table-cell>
          <table:table-cell office:value-type="float" office:value="0">
            <text:p>0</text:p>
          </table:table-cell>
          <table:table-cell office:value-type="float" office:value="278856">
            <text:p>278856</text:p>
          </table:table-cell>
          <table:table-cell office:value-type="float" office:value="0">
            <text:p>0</text:p>
          </table:table-cell>
          <table:table-cell office:value-type="float" office:value="278856">
            <text:p>278856</text:p>
          </table:table-cell>
          <table:table-cell office:value-type="float" office:value="0">
            <text:p>0</text:p>
          </table:table-cell>
          <table:table-cell office:value-type="float" office:value="139428">
            <text:p>139428</text:p>
          </table:table-cell>
          <table:table-cell office:value-type="float" office:value="191">
            <text:p>191</text:p>
          </table:table-cell>
          <table:table-cell office:value-type="float" office:value="557712">
            <text:p>557712</text:p>
          </table:table-cell>
          <table:table-cell office:value-type="float" office:value="836568">
            <text:p>836568</text:p>
          </table:table-cell>
          <table:table-cell office:value-type="float" office:value="2807617">
            <text:p>2807617</text:p>
          </table:table-cell>
          <table:table-cell office:value-type="float" office:value="10559082">
            <text:p>10559082</text:p>
          </table:table-cell>
          <table:table-cell office:value-type="float" office:value="2807617">
            <text:p>280761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4831">
            <text:p>384831</text:p>
          </table:table-cell>
          <table:table-cell office:value-type="float" office:value="8833">
            <text:p>8833</text:p>
          </table:table-cell>
          <table:table-cell office:value-type="float" office:value="771027">
            <text:p>771027</text:p>
          </table:table-cell>
          <table:table-cell office:value-type="float" office:value="1841049">
            <text:p>1841049</text:p>
          </table:table-cell>
          <table:table-cell office:value-type="float" office:value="438633">
            <text:p>43863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4">
            <text:p>16464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893448">
            <text:p>893448</text:p>
          </table:table-cell>
          <table:table-cell table:number-columns-repeated="4" office:value-type="float" office:value="0">
            <text:p>0</text:p>
          </table:table-cell>
          <table:table-cell office:value-type="float" office:value="771027">
            <text:p>771027</text:p>
          </table:table-cell>
          <table:table-cell office:value-type="float" office:value="0">
            <text:p>0</text:p>
          </table:table-cell>
          <table:table-cell office:value-type="float" office:value="771027">
            <text:p>771027</text:p>
          </table:table-cell>
          <table:table-cell office:value-type="float" office:value="12047">
            <text:p>12047</text:p>
          </table:table-cell>
          <table:table-cell office:value-type="float" office:value="385514">
            <text:p>385514</text:p>
          </table:table-cell>
          <table:table-cell office:value-type="float" office:value="0">
            <text:p>0</text:p>
          </table:table-cell>
          <table:table-cell office:value-type="float" office:value="257009">
            <text:p>257009</text:p>
          </table:table-cell>
          <table:table-cell office:value-type="float" office:value="0">
            <text:p>0</text:p>
          </table:table-cell>
          <table:table-cell office:value-type="float" office:value="257009">
            <text:p>257009</text:p>
          </table:table-cell>
          <table:table-cell office:value-type="float" office:value="0">
            <text:p>0</text:p>
          </table:table-cell>
          <table:table-cell office:value-type="float" office:value="128504">
            <text:p>128504</text:p>
          </table:table-cell>
          <table:table-cell office:value-type="float" office:value="195">
            <text:p>195</text:p>
          </table:table-cell>
          <table:table-cell office:value-type="float" office:value="514018">
            <text:p>514018</text:p>
          </table:table-cell>
          <table:table-cell office:value-type="float" office:value="771027">
            <text:p>771027</text:p>
          </table:table-cell>
          <table:table-cell office:value-type="float" office:value="2990722">
            <text:p>2990722</text:p>
          </table:table-cell>
          <table:table-cell office:value-type="float" office:value="10864257">
            <text:p>10864257</text:p>
          </table:table-cell>
          <table:table-cell office:value-type="float" office:value="2746582">
            <text:p>2746582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86498">
            <text:p>386498</text:p>
          </table:table-cell>
          <table:table-cell office:value-type="float" office:value="9696">
            <text:p>9696</text:p>
          </table:table-cell>
          <table:table-cell office:value-type="float" office:value="846417">
            <text:p>846417</text:p>
          </table:table-cell>
          <table:table-cell office:value-type="float" office:value="2030150">
            <text:p>2030150</text:p>
          </table:table-cell>
          <table:table-cell office:value-type="float" office:value="440225">
            <text:p>4402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76">
            <text:p>3287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510152">
            <text:p>510152</text:p>
          </table:table-cell>
          <table:table-cell table:number-columns-repeated="4" office:value-type="float" office:value="0">
            <text:p>0</text:p>
          </table:table-cell>
          <table:table-cell office:value-type="float" office:value="846417">
            <text:p>846417</text:p>
          </table:table-cell>
          <table:table-cell office:value-type="float" office:value="0">
            <text:p>0</text:p>
          </table:table-cell>
          <table:table-cell office:value-type="float" office:value="846417">
            <text:p>846417</text:p>
          </table:table-cell>
          <table:table-cell office:value-type="float" office:value="13226">
            <text:p>13226</text:p>
          </table:table-cell>
          <table:table-cell office:value-type="float" office:value="423208">
            <text:p>423208</text:p>
          </table:table-cell>
          <table:table-cell office:value-type="float" office:value="0">
            <text:p>0</text:p>
          </table:table-cell>
          <table:table-cell office:value-type="float" office:value="282139">
            <text:p>282139</text:p>
          </table:table-cell>
          <table:table-cell office:value-type="float" office:value="0">
            <text:p>0</text:p>
          </table:table-cell>
          <table:table-cell office:value-type="float" office:value="282139">
            <text:p>282139</text:p>
          </table:table-cell>
          <table:table-cell office:value-type="float" office:value="846417">
            <text:p>846417</text:p>
          </table:table-cell>
          <table:table-cell office:value-type="float" office:value="141069">
            <text:p>141069</text:p>
          </table:table-cell>
          <table:table-cell office:value-type="float" office:value="174">
            <text:p>174</text:p>
          </table:table-cell>
          <table:table-cell office:value-type="float" office:value="564279">
            <text:p>564279</text:p>
          </table:table-cell>
          <table:table-cell office:value-type="float" office:value="846417">
            <text:p>846417</text:p>
          </table:table-cell>
          <table:table-cell office:value-type="float" office:value="2868652">
            <text:p>2868652</text:p>
          </table:table-cell>
          <table:table-cell office:value-type="float" office:value="9948730">
            <text:p>9948730</text:p>
          </table:table-cell>
          <table:table-cell office:value-type="float" office:value="2746582">
            <text:p>274658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90415">
            <text:p>390415</text:p>
          </table:table-cell>
          <table:table-cell office:value-type="float" office:value="8882">
            <text:p>8882</text:p>
          </table:table-cell>
          <table:table-cell office:value-type="float" office:value="775336">
            <text:p>775336</text:p>
          </table:table-cell>
          <table:table-cell office:value-type="float" office:value="1859895">
            <text:p>1859895</text:p>
          </table:table-cell>
          <table:table-cell office:value-type="float" office:value="443629">
            <text:p>4436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00">
            <text:p>65700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970600">
            <text:p>1970600</text:p>
          </table:table-cell>
          <table:table-cell table:number-columns-repeated="4" office:value-type="float" office:value="0">
            <text:p>0</text:p>
          </table:table-cell>
          <table:table-cell office:value-type="float" office:value="775336">
            <text:p>775336</text:p>
          </table:table-cell>
          <table:table-cell office:value-type="float" office:value="0">
            <text:p>0</text:p>
          </table:table-cell>
          <table:table-cell office:value-type="float" office:value="775336">
            <text:p>775336</text:p>
          </table:table-cell>
          <table:table-cell office:value-type="float" office:value="12115">
            <text:p>12115</text:p>
          </table:table-cell>
          <table:table-cell office:value-type="float" office:value="387668">
            <text:p>387668</text:p>
          </table:table-cell>
          <table:table-cell office:value-type="float" office:value="0">
            <text:p>0</text:p>
          </table:table-cell>
          <table:table-cell office:value-type="float" office:value="258445">
            <text:p>258445</text:p>
          </table:table-cell>
          <table:table-cell office:value-type="float" office:value="0">
            <text:p>0</text:p>
          </table:table-cell>
          <table:table-cell office:value-type="float" office:value="258446">
            <text:p>258446</text:p>
          </table:table-cell>
          <table:table-cell office:value-type="float" office:value="0">
            <text:p>0</text:p>
          </table:table-cell>
          <table:table-cell office:value-type="float" office:value="129223">
            <text:p>129223</text:p>
          </table:table-cell>
          <table:table-cell office:value-type="float" office:value="190">
            <text:p>190</text:p>
          </table:table-cell>
          <table:table-cell office:value-type="float" office:value="516891">
            <text:p>516891</text:p>
          </table:table-cell>
          <table:table-cell office:value-type="float" office:value="775336">
            <text:p>775336</text:p>
          </table:table-cell>
          <table:table-cell office:value-type="float" office:value="2746582">
            <text:p>2746582</text:p>
          </table:table-cell>
          <table:table-cell office:value-type="float" office:value="9643554">
            <text:p>9643554</text:p>
          </table:table-cell>
          <table:table-cell office:value-type="float" office:value="2624511">
            <text:p>262451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91082">
            <text:p>391082</text:p>
          </table:table-cell>
          <table:table-cell office:value-type="float" office:value="9727">
            <text:p>9727</text:p>
          </table:table-cell>
          <table:table-cell office:value-type="float" office:value="849108">
            <text:p>849108</text:p>
          </table:table-cell>
          <table:table-cell office:value-type="float" office:value="2040439">
            <text:p>2040439</text:p>
          </table:table-cell>
          <table:table-cell office:value-type="float" office:value="444678">
            <text:p>44467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400">
            <text:p>131400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513600">
            <text:p>513600</text:p>
          </table:table-cell>
          <table:table-cell table:number-columns-repeated="4" office:value-type="float" office:value="0">
            <text:p>0</text:p>
          </table:table-cell>
          <table:table-cell office:value-type="float" office:value="849108">
            <text:p>849108</text:p>
          </table:table-cell>
          <table:table-cell office:value-type="float" office:value="0">
            <text:p>0</text:p>
          </table:table-cell>
          <table:table-cell office:value-type="float" office:value="849108">
            <text:p>849108</text:p>
          </table:table-cell>
          <table:table-cell office:value-type="float" office:value="13267">
            <text:p>13267</text:p>
          </table:table-cell>
          <table:table-cell office:value-type="float" office:value="424554">
            <text:p>424554</text:p>
          </table:table-cell>
          <table:table-cell office:value-type="float" office:value="0">
            <text:p>0</text:p>
          </table:table-cell>
          <table:table-cell office:value-type="float" office:value="283036">
            <text:p>283036</text:p>
          </table:table-cell>
          <table:table-cell office:value-type="float" office:value="0">
            <text:p>0</text:p>
          </table:table-cell>
          <table:table-cell office:value-type="float" office:value="283036">
            <text:p>283036</text:p>
          </table:table-cell>
          <table:table-cell office:value-type="float" office:value="0">
            <text:p>0</text:p>
          </table:table-cell>
          <table:table-cell office:value-type="float" office:value="141518">
            <text:p>141518</text:p>
          </table:table-cell>
          <table:table-cell office:value-type="float" office:value="340401">
            <text:p>340401</text:p>
          </table:table-cell>
          <table:table-cell office:value-type="float" office:value="566072">
            <text:p>566072</text:p>
          </table:table-cell>
          <table:table-cell office:value-type="float" office:value="849108">
            <text:p>849108</text:p>
          </table:table-cell>
          <table:table-cell office:value-type="float" office:value="2868652">
            <text:p>2868652</text:p>
          </table:table-cell>
          <table:table-cell office:value-type="float" office:value="10253906">
            <text:p>10253906</text:p>
          </table:table-cell>
          <table:table-cell office:value-type="float" office:value="2685546">
            <text:p>2685546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87165">
            <text:p>387165</text:p>
          </table:table-cell>
          <table:table-cell office:value-type="float" office:value="9762">
            <text:p>9762</text:p>
          </table:table-cell>
          <table:table-cell office:value-type="float" office:value="852230">
            <text:p>852230</text:p>
          </table:table-cell>
          <table:table-cell office:value-type="float" office:value="2049663">
            <text:p>2049663</text:p>
          </table:table-cell>
          <table:table-cell office:value-type="float" office:value="440416">
            <text:p>4404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800">
            <text:p>262800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509976">
            <text:p>509976</text:p>
          </table:table-cell>
          <table:table-cell table:number-columns-repeated="4" office:value-type="float" office:value="0">
            <text:p>0</text:p>
          </table:table-cell>
          <table:table-cell office:value-type="float" office:value="852230">
            <text:p>852230</text:p>
          </table:table-cell>
          <table:table-cell office:value-type="float" office:value="0">
            <text:p>0</text:p>
          </table:table-cell>
          <table:table-cell office:value-type="float" office:value="852230">
            <text:p>852230</text:p>
          </table:table-cell>
          <table:table-cell office:value-type="float" office:value="13856">
            <text:p>13856</text:p>
          </table:table-cell>
          <table:table-cell office:value-type="float" office:value="426115">
            <text:p>426115</text:p>
          </table:table-cell>
          <table:table-cell office:value-type="float" office:value="0">
            <text:p>0</text:p>
          </table:table-cell>
          <table:table-cell office:value-type="float" office:value="284076">
            <text:p>284076</text:p>
          </table:table-cell>
          <table:table-cell office:value-type="float" office:value="0">
            <text:p>0</text:p>
          </table:table-cell>
          <table:table-cell office:value-type="float" office:value="284077">
            <text:p>284077</text:p>
          </table:table-cell>
          <table:table-cell office:value-type="float" office:value="852230">
            <text:p>852230</text:p>
          </table:table-cell>
          <table:table-cell office:value-type="float" office:value="142039">
            <text:p>142039</text:p>
          </table:table-cell>
          <table:table-cell office:value-type="float" office:value="347587">
            <text:p>347587</text:p>
          </table:table-cell>
          <table:table-cell office:value-type="float" office:value="568153">
            <text:p>568153</text:p>
          </table:table-cell>
          <table:table-cell office:value-type="float" office:value="852230">
            <text:p>852230</text:p>
          </table:table-cell>
          <table:table-cell office:value-type="float" office:value="2929687">
            <text:p>2929687</text:p>
          </table:table-cell>
          <table:table-cell office:value-type="float" office:value="10375976">
            <text:p>10375976</text:p>
          </table:table-cell>
          <table:table-cell office:value-type="float" office:value="2685546">
            <text:p>2685546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05332">
            <text:p>405332</text:p>
          </table:table-cell>
          <table:table-cell office:value-type="float" office:value="9981">
            <text:p>9981</text:p>
          </table:table-cell>
          <table:table-cell office:value-type="float" office:value="871257">
            <text:p>871257</text:p>
          </table:table-cell>
          <table:table-cell office:value-type="float" office:value="2101897">
            <text:p>2101897</text:p>
          </table:table-cell>
          <table:table-cell office:value-type="float" office:value="459545">
            <text:p>45954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25600">
            <text:p>525600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528688">
            <text:p>528688</text:p>
          </table:table-cell>
          <table:table-cell table:number-columns-repeated="4" office:value-type="float" office:value="0">
            <text:p>0</text:p>
          </table:table-cell>
          <table:table-cell office:value-type="float" office:value="871257">
            <text:p>871257</text:p>
          </table:table-cell>
          <table:table-cell office:value-type="float" office:value="0">
            <text:p>0</text:p>
          </table:table-cell>
          <table:table-cell office:value-type="float" office:value="871257">
            <text:p>871257</text:p>
          </table:table-cell>
          <table:table-cell office:value-type="float" office:value="13613">
            <text:p>13613</text:p>
          </table:table-cell>
          <table:table-cell office:value-type="float" office:value="435629">
            <text:p>435629</text:p>
          </table:table-cell>
          <table:table-cell office:value-type="float" office:value="435635">
            <text:p>435635</text:p>
          </table:table-cell>
          <table:table-cell office:value-type="float" office:value="290419">
            <text:p>290419</text:p>
          </table:table-cell>
          <table:table-cell office:value-type="float" office:value="0">
            <text:p>0</text:p>
          </table:table-cell>
          <table:table-cell office:value-type="float" office:value="290419">
            <text:p>290419</text:p>
          </table:table-cell>
          <table:table-cell office:value-type="float" office:value="871257">
            <text:p>871257</text:p>
          </table:table-cell>
          <table:table-cell office:value-type="float" office:value="145209">
            <text:p>145209</text:p>
          </table:table-cell>
          <table:table-cell office:value-type="float" office:value="2023">
            <text:p>2023</text:p>
          </table:table-cell>
          <table:table-cell office:value-type="float" office:value="580838">
            <text:p>580838</text:p>
          </table:table-cell>
          <table:table-cell office:value-type="float" office:value="871257">
            <text:p>871257</text:p>
          </table:table-cell>
          <table:table-cell office:value-type="float" office:value="2807617">
            <text:p>2807617</text:p>
          </table:table-cell>
          <table:table-cell office:value-type="float" office:value="10803222">
            <text:p>10803222</text:p>
          </table:table-cell>
          <table:table-cell office:value-type="float" office:value="2990722">
            <text:p>2990722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20415">
            <text:p>520415</text:p>
          </table:table-cell>
          <table:table-cell office:value-type="float" office:value="11292">
            <text:p>11292</text:p>
          </table:table-cell>
          <table:table-cell office:value-type="float" office:value="985819">
            <text:p>985819</text:p>
          </table:table-cell>
          <table:table-cell office:value-type="float" office:value="2423709">
            <text:p>2423709</text:p>
          </table:table-cell>
          <table:table-cell office:value-type="float" office:value="580039">
            <text:p>58003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51200">
            <text:p>1051200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649864">
            <text:p>649864</text:p>
          </table:table-cell>
          <table:table-cell table:number-columns-repeated="4" office:value-type="float" office:value="0">
            <text:p>0</text:p>
          </table:table-cell>
          <table:table-cell office:value-type="float" office:value="985819">
            <text:p>985819</text:p>
          </table:table-cell>
          <table:table-cell office:value-type="float" office:value="0">
            <text:p>0</text:p>
          </table:table-cell>
          <table:table-cell office:value-type="float" office:value="985819">
            <text:p>985819</text:p>
          </table:table-cell>
          <table:table-cell office:value-type="float" office:value="15944">
            <text:p>15944</text:p>
          </table:table-cell>
          <table:table-cell office:value-type="float" office:value="492910">
            <text:p>492910</text:p>
          </table:table-cell>
          <table:table-cell office:value-type="float" office:value="0">
            <text:p>0</text:p>
          </table:table-cell>
          <table:table-cell office:value-type="float" office:value="328606">
            <text:p>328606</text:p>
          </table:table-cell>
          <table:table-cell office:value-type="float" office:value="0">
            <text:p>0</text:p>
          </table:table-cell>
          <table:table-cell office:value-type="float" office:value="328606">
            <text:p>328606</text:p>
          </table:table-cell>
          <table:table-cell office:value-type="float" office:value="985819">
            <text:p>985819</text:p>
          </table:table-cell>
          <table:table-cell office:value-type="float" office:value="164303">
            <text:p>164303</text:p>
          </table:table-cell>
          <table:table-cell office:value-type="float" office:value="234">
            <text:p>234</text:p>
          </table:table-cell>
          <table:table-cell office:value-type="float" office:value="657212">
            <text:p>657212</text:p>
          </table:table-cell>
          <table:table-cell office:value-type="float" office:value="985819">
            <text:p>985819</text:p>
          </table:table-cell>
          <table:table-cell office:value-type="float" office:value="2746582">
            <text:p>2746582</text:p>
          </table:table-cell>
          <table:table-cell office:value-type="float" office:value="10498046">
            <text:p>10498046</text:p>
          </table:table-cell>
          <table:table-cell office:value-type="float" office:value="3356933">
            <text:p>335693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621581">
            <text:p>621581</text:p>
          </table:table-cell>
          <table:table-cell office:value-type="float" office:value="12562">
            <text:p>12562</text:p>
          </table:table-cell>
          <table:table-cell office:value-type="float" office:value="1096709">
            <text:p>1096709</text:p>
          </table:table-cell>
          <table:table-cell office:value-type="float" office:value="2734902">
            <text:p>2734902</text:p>
          </table:table-cell>
          <table:table-cell office:value-type="float" office:value="686138">
            <text:p>68613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6800">
            <text:p>1576800</text:p>
          </table:table-cell>
          <table:table-cell table:number-columns-repeated="11" office:value-type="float" office:value="0">
            <text:p>0</text:p>
          </table:table-cell>
          <table:table-cell office:value-type="float" office:value="1572864">
            <text:p>1572864</text:p>
          </table:table-cell>
          <table:table-cell office:value-type="float" office:value="756280">
            <text:p>756280</text:p>
          </table:table-cell>
          <table:table-cell table:number-columns-repeated="4" office:value-type="float" office:value="0">
            <text:p>0</text:p>
          </table:table-cell>
          <table:table-cell office:value-type="float" office:value="1096709">
            <text:p>1096709</text:p>
          </table:table-cell>
          <table:table-cell office:value-type="float" office:value="0">
            <text:p>0</text:p>
          </table:table-cell>
          <table:table-cell office:value-type="float" office:value="1096709">
            <text:p>1096709</text:p>
          </table:table-cell>
          <table:table-cell office:value-type="float" office:value="17136">
            <text:p>17136</text:p>
          </table:table-cell>
          <table:table-cell office:value-type="float" office:value="548355">
            <text:p>548355</text:p>
          </table:table-cell>
          <table:table-cell office:value-type="float" office:value="0">
            <text:p>0</text:p>
          </table:table-cell>
          <table:table-cell office:value-type="float" office:value="365569">
            <text:p>365569</text:p>
          </table:table-cell>
          <table:table-cell office:value-type="float" office:value="0">
            <text:p>0</text:p>
          </table:table-cell>
          <table:table-cell office:value-type="float" office:value="365570">
            <text:p>365570</text:p>
          </table:table-cell>
          <table:table-cell office:value-type="float" office:value="1096709">
            <text:p>1096709</text:p>
          </table:table-cell>
          <table:table-cell office:value-type="float" office:value="182785">
            <text:p>182785</text:p>
          </table:table-cell>
          <table:table-cell office:value-type="float" office:value="244">
            <text:p>244</text:p>
          </table:table-cell>
          <table:table-cell office:value-type="float" office:value="731139">
            <text:p>731139</text:p>
          </table:table-cell>
          <table:table-cell office:value-type="float" office:value="1096709">
            <text:p>1096709</text:p>
          </table:table-cell>
          <table:table-cell office:value-type="float" office:value="2807617">
            <text:p>2807617</text:p>
          </table:table-cell>
          <table:table-cell office:value-type="float" office:value="10009765">
            <text:p>10009765</text:p>
          </table:table-cell>
          <table:table-cell office:value-type="float" office:value="3540039">
            <text:p>3540039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771330">
            <text:p>771330</text:p>
          </table:table-cell>
          <table:table-cell office:value-type="float" office:value="14325">
            <text:p>14325</text:p>
          </table:table-cell>
          <table:table-cell office:value-type="float" office:value="1250489">
            <text:p>1250489</text:p>
          </table:table-cell>
          <table:table-cell office:value-type="float" office:value="3158151">
            <text:p>3158151</text:p>
          </table:table-cell>
          <table:table-cell office:value-type="float" office:value="843109">
            <text:p>843109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7136">
            <text:p>1577136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913264">
            <text:p>913264</text:p>
          </table:table-cell>
          <table:table-cell table:number-columns-repeated="4" office:value-type="float" office:value="0">
            <text:p>0</text:p>
          </table:table-cell>
          <table:table-cell office:value-type="float" office:value="1250489">
            <text:p>1250489</text:p>
          </table:table-cell>
          <table:table-cell office:value-type="float" office:value="0">
            <text:p>0</text:p>
          </table:table-cell>
          <table:table-cell office:value-type="float" office:value="1250489">
            <text:p>1250489</text:p>
          </table:table-cell>
          <table:table-cell office:value-type="float" office:value="19581">
            <text:p>19581</text:p>
          </table:table-cell>
          <table:table-cell office:value-type="float" office:value="625245">
            <text:p>625245</text:p>
          </table:table-cell>
          <table:table-cell office:value-type="float" office:value="0">
            <text:p>0</text:p>
          </table:table-cell>
          <table:table-cell office:value-type="float" office:value="416830">
            <text:p>416830</text:p>
          </table:table-cell>
          <table:table-cell office:value-type="float" office:value="0">
            <text:p>0</text:p>
          </table:table-cell>
          <table:table-cell office:value-type="float" office:value="416830">
            <text:p>416830</text:p>
          </table:table-cell>
          <table:table-cell office:value-type="float" office:value="1250489">
            <text:p>1250489</text:p>
          </table:table-cell>
          <table:table-cell office:value-type="float" office:value="208415">
            <text:p>208415</text:p>
          </table:table-cell>
          <table:table-cell office:value-type="float" office:value="255">
            <text:p>255</text:p>
          </table:table-cell>
          <table:table-cell office:value-type="float" office:value="833659">
            <text:p>833659</text:p>
          </table:table-cell>
          <table:table-cell office:value-type="float" office:value="1250489">
            <text:p>1250489</text:p>
          </table:table-cell>
          <table:table-cell office:value-type="float" office:value="2990722">
            <text:p>2990722</text:p>
          </table:table-cell>
          <table:table-cell office:value-type="float" office:value="11047363">
            <text:p>11047363</text:p>
          </table:table-cell>
          <table:table-cell office:value-type="float" office:value="4333496">
            <text:p>4333496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921913">
            <text:p>921913</text:p>
          </table:table-cell>
          <table:table-cell office:value-type="float" office:value="16107">
            <text:p>16107</text:p>
          </table:table-cell>
          <table:table-cell office:value-type="float" office:value="1406119">
            <text:p>1406119</text:p>
          </table:table-cell>
          <table:table-cell office:value-type="float" office:value="3583978">
            <text:p>3583978</text:p>
          </table:table-cell>
          <table:table-cell office:value-type="float" office:value="1000703">
            <text:p>100070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7472">
            <text:p>1577472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0">
            <text:p>2621440</text:p>
          </table:table-cell>
          <table:table-cell office:value-type="float" office:value="3052264">
            <text:p>3052264</text:p>
          </table:table-cell>
          <table:table-cell table:number-columns-repeated="4" office:value-type="float" office:value="0">
            <text:p>0</text:p>
          </table:table-cell>
          <table:table-cell office:value-type="float" office:value="1406119">
            <text:p>1406119</text:p>
          </table:table-cell>
          <table:table-cell office:value-type="float" office:value="0">
            <text:p>0</text:p>
          </table:table-cell>
          <table:table-cell office:value-type="float" office:value="1406119">
            <text:p>1406119</text:p>
          </table:table-cell>
          <table:table-cell office:value-type="float" office:value="21970">
            <text:p>21970</text:p>
          </table:table-cell>
          <table:table-cell office:value-type="float" office:value="703059">
            <text:p>703059</text:p>
          </table:table-cell>
          <table:table-cell office:value-type="float" office:value="0">
            <text:p>0</text:p>
          </table:table-cell>
          <table:table-cell office:value-type="float" office:value="468706">
            <text:p>468706</text:p>
          </table:table-cell>
          <table:table-cell office:value-type="float" office:value="0">
            <text:p>0</text:p>
          </table:table-cell>
          <table:table-cell office:value-type="float" office:value="468706">
            <text:p>468706</text:p>
          </table:table-cell>
          <table:table-cell office:value-type="float" office:value="1406119">
            <text:p>1406119</text:p>
          </table:table-cell>
          <table:table-cell office:value-type="float" office:value="234353">
            <text:p>234353</text:p>
          </table:table-cell>
          <table:table-cell office:value-type="float" office:value="1406119">
            <text:p>1406119</text:p>
          </table:table-cell>
          <table:table-cell office:value-type="float" office:value="937413">
            <text:p>937413</text:p>
          </table:table-cell>
          <table:table-cell office:value-type="float" office:value="1406119">
            <text:p>1406119</text:p>
          </table:table-cell>
          <table:table-cell office:value-type="float" office:value="2807617">
            <text:p>2807617</text:p>
          </table:table-cell>
          <table:table-cell office:value-type="float" office:value="10742187">
            <text:p>10742187</text:p>
          </table:table-cell>
          <table:table-cell office:value-type="float" office:value="4760742">
            <text:p>476074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055746">
            <text:p>1055746</text:p>
          </table:table-cell>
          <table:table-cell office:value-type="float" office:value="17453">
            <text:p>17453</text:p>
          </table:table-cell>
          <table:table-cell office:value-type="float" office:value="1523544">
            <text:p>1523544</text:p>
          </table:table-cell>
          <table:table-cell office:value-type="float" office:value="3903837">
            <text:p>3903837</text:p>
          </table:table-cell>
          <table:table-cell office:value-type="float" office:value="1140659">
            <text:p>1140659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7808">
            <text:p>1577808</text:p>
          </table:table-cell>
          <table:table-cell table:number-columns-repeated="11" office:value-type="float" office:value="0">
            <text:p>0</text:p>
          </table:table-cell>
          <table:table-cell office:value-type="float" office:value="3145728">
            <text:p>3145728</text:p>
          </table:table-cell>
          <table:table-cell office:value-type="float" office:value="1210832">
            <text:p>1210832</text:p>
          </table:table-cell>
          <table:table-cell table:number-columns-repeated="4" office:value-type="float" office:value="0">
            <text:p>0</text:p>
          </table:table-cell>
          <table:table-cell office:value-type="float" office:value="1523544">
            <text:p>1523544</text:p>
          </table:table-cell>
          <table:table-cell office:value-type="float" office:value="0">
            <text:p>0</text:p>
          </table:table-cell>
          <table:table-cell office:value-type="float" office:value="1523544">
            <text:p>1523544</text:p>
          </table:table-cell>
          <table:table-cell office:value-type="float" office:value="23805">
            <text:p>23805</text:p>
          </table:table-cell>
          <table:table-cell office:value-type="float" office:value="761772">
            <text:p>761772</text:p>
          </table:table-cell>
          <table:table-cell office:value-type="float" office:value="0">
            <text:p>0</text:p>
          </table:table-cell>
          <table:table-cell office:value-type="float" office:value="507848">
            <text:p>507848</text:p>
          </table:table-cell>
          <table:table-cell office:value-type="float" office:value="0">
            <text:p>0</text:p>
          </table:table-cell>
          <table:table-cell office:value-type="float" office:value="507848">
            <text:p>507848</text:p>
          </table:table-cell>
          <table:table-cell office:value-type="float" office:value="1523544">
            <text:p>1523544</text:p>
          </table:table-cell>
          <table:table-cell office:value-type="float" office:value="253924">
            <text:p>253924</text:p>
          </table:table-cell>
          <table:table-cell office:value-type="float" office:value="293">
            <text:p>293</text:p>
          </table:table-cell>
          <table:table-cell office:value-type="float" office:value="1015696">
            <text:p>1015696</text:p>
          </table:table-cell>
          <table:table-cell office:value-type="float" office:value="1523544">
            <text:p>1523544</text:p>
          </table:table-cell>
          <table:table-cell office:value-type="float" office:value="3112792">
            <text:p>3112792</text:p>
          </table:table-cell>
          <table:table-cell office:value-type="float" office:value="11352539">
            <text:p>11352539</text:p>
          </table:table-cell>
          <table:table-cell office:value-type="float" office:value="5859375">
            <text:p>5859375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277578">
            <text:p>1277578</text:p>
          </table:table-cell>
          <table:table-cell office:value-type="float" office:value="19509">
            <text:p>19509</text:p>
          </table:table-cell>
          <table:table-cell office:value-type="float" office:value="1703085">
            <text:p>1703085</text:p>
          </table:table-cell>
          <table:table-cell office:value-type="float" office:value="4433827">
            <text:p>4433827</text:p>
          </table:table-cell>
          <table:table-cell office:value-type="float" office:value="1372643">
            <text:p>1372643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0854">
            <text:p>1840854</text:p>
          </table:table-cell>
          <table:table-cell table:number-columns-repeated="11" office:value-type="float" office:value="0">
            <text:p>0</text:p>
          </table:table-cell>
          <table:table-cell office:value-type="float" office:value="3670016">
            <text:p>3670016</text:p>
          </table:table-cell>
          <table:table-cell office:value-type="float" office:value="1442968">
            <text:p>1442968</text:p>
          </table:table-cell>
          <table:table-cell table:number-columns-repeated="4" office:value-type="float" office:value="0">
            <text:p>0</text:p>
          </table:table-cell>
          <table:table-cell office:value-type="float" office:value="1703085">
            <text:p>1703085</text:p>
          </table:table-cell>
          <table:table-cell office:value-type="float" office:value="0">
            <text:p>0</text:p>
          </table:table-cell>
          <table:table-cell office:value-type="float" office:value="1703085">
            <text:p>1703085</text:p>
          </table:table-cell>
          <table:table-cell office:value-type="float" office:value="26610">
            <text:p>26610</text:p>
          </table:table-cell>
          <table:table-cell office:value-type="float" office:value="851543">
            <text:p>851543</text:p>
          </table:table-cell>
          <table:table-cell office:value-type="float" office:value="0">
            <text:p>0</text:p>
          </table:table-cell>
          <table:table-cell office:value-type="float" office:value="567695">
            <text:p>567695</text:p>
          </table:table-cell>
          <table:table-cell office:value-type="float" office:value="0">
            <text:p>0</text:p>
          </table:table-cell>
          <table:table-cell office:value-type="float" office:value="567695">
            <text:p>567695</text:p>
          </table:table-cell>
          <table:table-cell office:value-type="float" office:value="0">
            <text:p>0</text:p>
          </table:table-cell>
          <table:table-cell office:value-type="float" office:value="283848">
            <text:p>283848</text:p>
          </table:table-cell>
          <table:table-cell office:value-type="float" office:value="272">
            <text:p>272</text:p>
          </table:table-cell>
          <table:table-cell office:value-type="float" office:value="1135389">
            <text:p>1135389</text:p>
          </table:table-cell>
          <table:table-cell office:value-type="float" office:value="1703085">
            <text:p>1703085</text:p>
          </table:table-cell>
          <table:table-cell office:value-type="float" office:value="2746582">
            <text:p>2746582</text:p>
          </table:table-cell>
          <table:table-cell office:value-type="float" office:value="10314941">
            <text:p>10314941</text:p>
          </table:table-cell>
          <table:table-cell office:value-type="float" office:value="5981445">
            <text:p>5981445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446328">
            <text:p>1446328</text:p>
          </table:table-cell>
          <table:table-cell office:value-type="float" office:value="22446">
            <text:p>22446</text:p>
          </table:table-cell>
          <table:table-cell office:value-type="float" office:value="1959393">
            <text:p>1959393</text:p>
          </table:table-cell>
          <table:table-cell office:value-type="float" office:value="5111724">
            <text:p>5111724</text:p>
          </table:table-cell>
          <table:table-cell office:value-type="float" office:value="1549782">
            <text:p>1549782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03350">
            <text:p>210335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1619768">
            <text:p>1619768</text:p>
          </table:table-cell>
          <table:table-cell table:number-columns-repeated="4" office:value-type="float" office:value="0">
            <text:p>0</text:p>
          </table:table-cell>
          <table:table-cell office:value-type="float" office:value="1959393">
            <text:p>1959393</text:p>
          </table:table-cell>
          <table:table-cell office:value-type="float" office:value="0">
            <text:p>0</text:p>
          </table:table-cell>
          <table:table-cell office:value-type="float" office:value="1959393">
            <text:p>1959393</text:p>
          </table:table-cell>
          <table:table-cell office:value-type="float" office:value="30615">
            <text:p>30615</text:p>
          </table:table-cell>
          <table:table-cell office:value-type="float" office:value="979696">
            <text:p>979696</text:p>
          </table:table-cell>
          <table:table-cell office:value-type="float" office:value="0">
            <text:p>0</text:p>
          </table:table-cell>
          <table:table-cell office:value-type="float" office:value="653131">
            <text:p>653131</text:p>
          </table:table-cell>
          <table:table-cell office:value-type="float" office:value="0">
            <text:p>0</text:p>
          </table:table-cell>
          <table:table-cell office:value-type="float" office:value="653131">
            <text:p>653131</text:p>
          </table:table-cell>
          <table:table-cell office:value-type="float" office:value="0">
            <text:p>0</text:p>
          </table:table-cell>
          <table:table-cell office:value-type="float" office:value="326566">
            <text:p>326566</text:p>
          </table:table-cell>
          <table:table-cell office:value-type="float" office:value="319">
            <text:p>319</text:p>
          </table:table-cell>
          <table:table-cell office:value-type="float" office:value="1306262">
            <text:p>1306262</text:p>
          </table:table-cell>
          <table:table-cell office:value-type="float" office:value="1959393">
            <text:p>1959393</text:p>
          </table:table-cell>
          <table:table-cell office:value-type="float" office:value="6530761">
            <text:p>6530761</text:p>
          </table:table-cell>
          <table:table-cell office:value-type="float" office:value="26489257">
            <text:p>26489257</text:p>
          </table:table-cell>
          <table:table-cell office:value-type="float" office:value="6713867">
            <text:p>6713867</text:p>
          </table:table-cell>
          <table:table-cell office:value-type="float" office:value="793457">
            <text:p>79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581910">
            <text:p>1581910</text:p>
          </table:table-cell>
          <table:table-cell office:value-type="float" office:value="23605">
            <text:p>23605</text:p>
          </table:table-cell>
          <table:table-cell office:value-type="float" office:value="2060631">
            <text:p>2060631</text:p>
          </table:table-cell>
          <table:table-cell office:value-type="float" office:value="5429399">
            <text:p>5429399</text:p>
          </table:table-cell>
          <table:table-cell office:value-type="float" office:value="1691741">
            <text:p>169174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66504">
            <text:p>2366504</text:p>
          </table:table-cell>
          <table:table-cell table:number-columns-repeated="11" office:value-type="float" office:value="0">
            <text:p>0</text:p>
          </table:table-cell>
          <table:table-cell office:value-type="float" office:value="4718592">
            <text:p>4718592</text:p>
          </table:table-cell>
          <table:table-cell office:value-type="float" office:value="1761464">
            <text:p>1761464</text:p>
          </table:table-cell>
          <table:table-cell table:number-columns-repeated="4" office:value-type="float" office:value="0">
            <text:p>0</text:p>
          </table:table-cell>
          <table:table-cell office:value-type="float" office:value="2060631">
            <text:p>2060631</text:p>
          </table:table-cell>
          <table:table-cell office:value-type="float" office:value="424456">
            <text:p>424456</text:p>
          </table:table-cell>
          <table:table-cell office:value-type="float" office:value="2060631">
            <text:p>2060631</text:p>
          </table:table-cell>
          <table:table-cell office:value-type="float" office:value="32197">
            <text:p>32197</text:p>
          </table:table-cell>
          <table:table-cell office:value-type="float" office:value="1030315">
            <text:p>1030315</text:p>
          </table:table-cell>
          <table:table-cell office:value-type="float" office:value="0">
            <text:p>0</text:p>
          </table:table-cell>
          <table:table-cell office:value-type="float" office:value="686877">
            <text:p>686877</text:p>
          </table:table-cell>
          <table:table-cell office:value-type="float" office:value="0">
            <text:p>0</text:p>
          </table:table-cell>
          <table:table-cell office:value-type="float" office:value="686877">
            <text:p>686877</text:p>
          </table:table-cell>
          <table:table-cell office:value-type="float" office:value="0">
            <text:p>0</text:p>
          </table:table-cell>
          <table:table-cell office:value-type="float" office:value="343438">
            <text:p>343438</text:p>
          </table:table-cell>
          <table:table-cell office:value-type="float" office:value="345">
            <text:p>345</text:p>
          </table:table-cell>
          <table:table-cell office:value-type="float" office:value="1373755">
            <text:p>1373755</text:p>
          </table:table-cell>
          <table:table-cell office:value-type="float" office:value="2060631">
            <text:p>2060631</text:p>
          </table:table-cell>
          <table:table-cell office:value-type="float" office:value="6774902">
            <text:p>6774902</text:p>
          </table:table-cell>
          <table:table-cell office:value-type="float" office:value="27770996">
            <text:p>27770996</text:p>
          </table:table-cell>
          <table:table-cell office:value-type="float" office:value="7141113">
            <text:p>7141113</text:p>
          </table:table-cell>
          <table:table-cell office:value-type="float" office:value="732421">
            <text:p>7324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779827">
            <text:p>1779827</text:p>
          </table:table-cell>
          <table:table-cell office:value-type="float" office:value="26899">
            <text:p>26899</text:p>
          </table:table-cell>
          <table:table-cell office:value-type="float" office:value="2348254">
            <text:p>2348254</text:p>
          </table:table-cell>
          <table:table-cell office:value-type="float" office:value="6205804">
            <text:p>6205804</text:p>
          </table:table-cell>
          <table:table-cell office:value-type="float" office:value="1899020">
            <text:p>1899020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8652">
            <text:p>2628652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0">
            <text:p>5242880</text:p>
          </table:table-cell>
          <table:table-cell office:value-type="float" office:value="3988856">
            <text:p>3988856</text:p>
          </table:table-cell>
          <table:table-cell table:number-columns-repeated="4" office:value-type="float" office:value="0">
            <text:p>0</text:p>
          </table:table-cell>
          <table:table-cell office:value-type="float" office:value="2348254">
            <text:p>2348254</text:p>
          </table:table-cell>
          <table:table-cell office:value-type="float" office:value="0">
            <text:p>0</text:p>
          </table:table-cell>
          <table:table-cell office:value-type="float" office:value="2348254">
            <text:p>2348254</text:p>
          </table:table-cell>
          <table:table-cell office:value-type="float" office:value="37279">
            <text:p>37279</text:p>
          </table:table-cell>
          <table:table-cell office:value-type="float" office:value="1174127">
            <text:p>1174127</text:p>
          </table:table-cell>
          <table:table-cell office:value-type="float" office:value="0">
            <text:p>0</text:p>
          </table:table-cell>
          <table:table-cell office:value-type="float" office:value="782751">
            <text:p>782751</text:p>
          </table:table-cell>
          <table:table-cell office:value-type="float" office:value="0">
            <text:p>0</text:p>
          </table:table-cell>
          <table:table-cell office:value-type="float" office:value="782751">
            <text:p>782751</text:p>
          </table:table-cell>
          <table:table-cell office:value-type="float" office:value="0">
            <text:p>0</text:p>
          </table:table-cell>
          <table:table-cell office:value-type="float" office:value="391375">
            <text:p>391375</text:p>
          </table:table-cell>
          <table:table-cell office:value-type="float" office:value="2348254">
            <text:p>2348254</text:p>
          </table:table-cell>
          <table:table-cell office:value-type="float" office:value="1565503">
            <text:p>1565503</text:p>
          </table:table-cell>
          <table:table-cell office:value-type="float" office:value="2348254">
            <text:p>2348254</text:p>
          </table:table-cell>
          <table:table-cell office:value-type="float" office:value="6103515">
            <text:p>6103515</text:p>
          </table:table-cell>
          <table:table-cell office:value-type="float" office:value="25756835">
            <text:p>25756835</text:p>
          </table:table-cell>
          <table:table-cell office:value-type="float" office:value="8117675">
            <text:p>8117675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967576">
            <text:p>1967576</text:p>
          </table:table-cell>
          <table:table-cell office:value-type="float" office:value="28252">
            <text:p>28252</text:p>
          </table:table-cell>
          <table:table-cell office:value-type="float" office:value="2466271">
            <text:p>2466271</text:p>
          </table:table-cell>
          <table:table-cell office:value-type="float" office:value="6548433">
            <text:p>6548433</text:p>
          </table:table-cell>
          <table:table-cell office:value-type="float" office:value="2095438">
            <text:p>209543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90126">
            <text:p>2890126</text:p>
          </table:table-cell>
          <table:table-cell table:number-columns-repeated="11" office:value-type="float" office:value="0">
            <text:p>0</text:p>
          </table:table-cell>
          <table:table-cell office:value-type="float" office:value="5767168">
            <text:p>5767168</text:p>
          </table:table-cell>
          <table:table-cell office:value-type="float" office:value="2165240">
            <text:p>2165240</text:p>
          </table:table-cell>
          <table:table-cell table:number-columns-repeated="4" office:value-type="float" office:value="0">
            <text:p>0</text:p>
          </table:table-cell>
          <table:table-cell office:value-type="float" office:value="2466271">
            <text:p>2466271</text:p>
          </table:table-cell>
          <table:table-cell office:value-type="float" office:value="0">
            <text:p>0</text:p>
          </table:table-cell>
          <table:table-cell office:value-type="float" office:value="2466271">
            <text:p>2466271</text:p>
          </table:table-cell>
          <table:table-cell office:value-type="float" office:value="38535">
            <text:p>38535</text:p>
          </table:table-cell>
          <table:table-cell office:value-type="float" office:value="1233136">
            <text:p>1233136</text:p>
          </table:table-cell>
          <table:table-cell office:value-type="float" office:value="1233118">
            <text:p>1233118</text:p>
          </table:table-cell>
          <table:table-cell office:value-type="float" office:value="822090">
            <text:p>822090</text:p>
          </table:table-cell>
          <table:table-cell office:value-type="float" office:value="0">
            <text:p>0</text:p>
          </table:table-cell>
          <table:table-cell office:value-type="float" office:value="822090">
            <text:p>822090</text:p>
          </table:table-cell>
          <table:table-cell office:value-type="float" office:value="0">
            <text:p>0</text:p>
          </table:table-cell>
          <table:table-cell office:value-type="float" office:value="411045">
            <text:p>411045</text:p>
          </table:table-cell>
          <table:table-cell office:value-type="float" office:value="384">
            <text:p>384</text:p>
          </table:table-cell>
          <table:table-cell office:value-type="float" office:value="1644180">
            <text:p>1644180</text:p>
          </table:table-cell>
          <table:table-cell office:value-type="float" office:value="2466271">
            <text:p>2466271</text:p>
          </table:table-cell>
          <table:table-cell office:value-type="float" office:value="6469726">
            <text:p>6469726</text:p>
          </table:table-cell>
          <table:table-cell office:value-type="float" office:value="26977539">
            <text:p>26977539</text:p>
          </table:table-cell>
          <table:table-cell office:value-type="float" office:value="8056640">
            <text:p>8056640</text:p>
          </table:table-cell>
          <table:table-cell office:value-type="float" office:value="793457">
            <text:p>79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121242">
            <text:p>2121242</text:p>
          </table:table-cell>
          <table:table-cell office:value-type="float" office:value="31618">
            <text:p>31618</text:p>
          </table:table-cell>
          <table:table-cell office:value-type="float" office:value="2742725">
            <text:p>2742725</text:p>
          </table:table-cell>
          <table:table-cell office:value-type="float" office:value="7366348">
            <text:p>7366348</text:p>
          </table:table-cell>
          <table:table-cell office:value-type="float" office:value="2247955">
            <text:p>2247955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53820">
            <text:p>3153820</text:p>
          </table:table-cell>
          <table:table-cell table:number-columns-repeated="11" office:value-type="float" office:value="0">
            <text:p>0</text:p>
          </table:table-cell>
          <table:table-cell office:value-type="float" office:value="6291456">
            <text:p>6291456</text:p>
          </table:table-cell>
          <table:table-cell office:value-type="float" office:value="2365000">
            <text:p>2365000</text:p>
          </table:table-cell>
          <table:table-cell table:number-columns-repeated="4" office:value-type="float" office:value="0">
            <text:p>0</text:p>
          </table:table-cell>
          <table:table-cell office:value-type="float" office:value="2742725">
            <text:p>2742725</text:p>
          </table:table-cell>
          <table:table-cell office:value-type="float" office:value="0">
            <text:p>0</text:p>
          </table:table-cell>
          <table:table-cell office:value-type="float" office:value="2742725">
            <text:p>2742725</text:p>
          </table:table-cell>
          <table:table-cell office:value-type="float" office:value="42856">
            <text:p>42856</text:p>
          </table:table-cell>
          <table:table-cell office:value-type="float" office:value="1371362">
            <text:p>1371362</text:p>
          </table:table-cell>
          <table:table-cell office:value-type="float" office:value="0">
            <text:p>0</text:p>
          </table:table-cell>
          <table:table-cell office:value-type="float" office:value="914242">
            <text:p>914242</text:p>
          </table:table-cell>
          <table:table-cell office:value-type="float" office:value="0">
            <text:p>0</text:p>
          </table:table-cell>
          <table:table-cell office:value-type="float" office:value="914242">
            <text:p>914242</text:p>
          </table:table-cell>
          <table:table-cell office:value-type="float" office:value="0">
            <text:p>0</text:p>
          </table:table-cell>
          <table:table-cell office:value-type="float" office:value="457121">
            <text:p>457121</text:p>
          </table:table-cell>
          <table:table-cell office:value-type="float" office:value="169">
            <text:p>169</text:p>
          </table:table-cell>
          <table:table-cell office:value-type="float" office:value="1828484">
            <text:p>1828484</text:p>
          </table:table-cell>
          <table:table-cell office:value-type="float" office:value="2742725">
            <text:p>2742725</text:p>
          </table:table-cell>
          <table:table-cell office:value-type="float" office:value="6591796">
            <text:p>6591796</text:p>
          </table:table-cell>
          <table:table-cell office:value-type="float" office:value="27832031">
            <text:p>27832031</text:p>
          </table:table-cell>
          <table:table-cell office:value-type="float" office:value="8483886">
            <text:p>8483886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321491">
            <text:p>2321491</text:p>
          </table:table-cell>
          <table:table-cell office:value-type="float" office:value="34034">
            <text:p>34034</text:p>
          </table:table-cell>
          <table:table-cell office:value-type="float" office:value="2953804">
            <text:p>2953804</text:p>
          </table:table-cell>
          <table:table-cell office:value-type="float" office:value="7935023">
            <text:p>7935023</text:p>
          </table:table-cell>
          <table:table-cell office:value-type="float" office:value="2457680">
            <text:p>2457680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17546">
            <text:p>3417546</text:p>
          </table:table-cell>
          <table:table-cell table:number-columns-repeated="11" office:value-type="float" office:value="0">
            <text:p>0</text:p>
          </table:table-cell>
          <table:table-cell office:value-type="float" office:value="6815744">
            <text:p>6815744</text:p>
          </table:table-cell>
          <table:table-cell office:value-type="float" office:value="2605480">
            <text:p>2605480</text:p>
          </table:table-cell>
          <table:table-cell table:number-columns-repeated="4" office:value-type="float" office:value="0">
            <text:p>0</text:p>
          </table:table-cell>
          <table:table-cell office:value-type="float" office:value="2953804">
            <text:p>2953804</text:p>
          </table:table-cell>
          <table:table-cell office:value-type="float" office:value="0">
            <text:p>0</text:p>
          </table:table-cell>
          <table:table-cell office:value-type="float" office:value="2953804">
            <text:p>2953804</text:p>
          </table:table-cell>
          <table:table-cell office:value-type="float" office:value="46154">
            <text:p>46154</text:p>
          </table:table-cell>
          <table:table-cell office:value-type="float" office:value="1476902">
            <text:p>1476902</text:p>
          </table:table-cell>
          <table:table-cell office:value-type="float" office:value="0">
            <text:p>0</text:p>
          </table:table-cell>
          <table:table-cell office:value-type="float" office:value="984602">
            <text:p>984602</text:p>
          </table:table-cell>
          <table:table-cell office:value-type="float" office:value="0">
            <text:p>0</text:p>
          </table:table-cell>
          <table:table-cell office:value-type="float" office:value="984601">
            <text:p>984601</text:p>
          </table:table-cell>
          <table:table-cell office:value-type="float" office:value="0">
            <text:p>0</text:p>
          </table:table-cell>
          <table:table-cell office:value-type="float" office:value="492300">
            <text:p>492300</text:p>
          </table:table-cell>
          <table:table-cell office:value-type="float" office:value="167">
            <text:p>167</text:p>
          </table:table-cell>
          <table:table-cell office:value-type="float" office:value="1969203">
            <text:p>1969203</text:p>
          </table:table-cell>
          <table:table-cell office:value-type="float" office:value="2953804">
            <text:p>2953804</text:p>
          </table:table-cell>
          <table:table-cell office:value-type="float" office:value="10192871">
            <text:p>10192871</text:p>
          </table:table-cell>
          <table:table-cell office:value-type="float" office:value="41503906">
            <text:p>41503906</text:p>
          </table:table-cell>
          <table:table-cell office:value-type="float" office:value="8605957">
            <text:p>8605957</text:p>
          </table:table-cell>
          <table:table-cell office:value-type="float" office:value="1037597">
            <text:p>10375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544323">
            <text:p>2544323</text:p>
          </table:table-cell>
          <table:table-cell office:value-type="float" office:value="35890">
            <text:p>35890</text:p>
          </table:table-cell>
          <table:table-cell office:value-type="float" office:value="3098437">
            <text:p>3098437</text:p>
          </table:table-cell>
          <table:table-cell office:value-type="float" office:value="8399851">
            <text:p>8399851</text:p>
          </table:table-cell>
          <table:table-cell office:value-type="float" office:value="2674167">
            <text:p>2674167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81168">
            <text:p>3681168</text:p>
          </table:table-cell>
          <table:table-cell table:number-columns-repeated="11" office:value-type="float" office:value="0">
            <text:p>0</text:p>
          </table:table-cell>
          <table:table-cell office:value-type="float" office:value="7340032">
            <text:p>7340032</text:p>
          </table:table-cell>
          <table:table-cell office:value-type="float" office:value="3012640">
            <text:p>3012640</text:p>
          </table:table-cell>
          <table:table-cell table:number-columns-repeated="4" office:value-type="float" office:value="0">
            <text:p>0</text:p>
          </table:table-cell>
          <table:table-cell office:value-type="float" office:value="3098437">
            <text:p>3098437</text:p>
          </table:table-cell>
          <table:table-cell office:value-type="float" office:value="0">
            <text:p>0</text:p>
          </table:table-cell>
          <table:table-cell office:value-type="float" office:value="3098437">
            <text:p>3098437</text:p>
          </table:table-cell>
          <table:table-cell office:value-type="float" office:value="48413">
            <text:p>48413</text:p>
          </table:table-cell>
          <table:table-cell office:value-type="float" office:value="1549219">
            <text:p>1549219</text:p>
          </table:table-cell>
          <table:table-cell office:value-type="float" office:value="1549161">
            <text:p>1549161</text:p>
          </table:table-cell>
          <table:table-cell office:value-type="float" office:value="1032812">
            <text:p>1032812</text:p>
          </table:table-cell>
          <table:table-cell office:value-type="float" office:value="3872">
            <text:p>3872</text:p>
          </table:table-cell>
          <table:table-cell office:value-type="float" office:value="1032812">
            <text:p>1032812</text:p>
          </table:table-cell>
          <table:table-cell office:value-type="float" office:value="0">
            <text:p>0</text:p>
          </table:table-cell>
          <table:table-cell office:value-type="float" office:value="516406">
            <text:p>516406</text:p>
          </table:table-cell>
          <table:table-cell office:value-type="float" office:value="181">
            <text:p>181</text:p>
          </table:table-cell>
          <table:table-cell office:value-type="float" office:value="2065624">
            <text:p>2065624</text:p>
          </table:table-cell>
          <table:table-cell office:value-type="float" office:value="3098437">
            <text:p>3098437</text:p>
          </table:table-cell>
          <table:table-cell office:value-type="float" office:value="10070800">
            <text:p>10070800</text:p>
          </table:table-cell>
          <table:table-cell office:value-type="float" office:value="41748046">
            <text:p>41748046</text:p>
          </table:table-cell>
          <table:table-cell office:value-type="float" office:value="8728027">
            <text:p>8728027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651739">
            <text:p>2651739</text:p>
          </table:table-cell>
          <table:table-cell office:value-type="float" office:value="37972">
            <text:p>37972</text:p>
          </table:table-cell>
          <table:table-cell office:value-type="float" office:value="3297585">
            <text:p>3297585</text:p>
          </table:table-cell>
          <table:table-cell office:value-type="float" office:value="8898094">
            <text:p>8898094</text:p>
          </table:table-cell>
          <table:table-cell office:value-type="float" office:value="2803530">
            <text:p>280353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43388">
            <text:p>3943388</text:p>
          </table:table-cell>
          <table:table-cell table:number-columns-repeated="11" office:value-type="float" office:value="0">
            <text:p>0</text:p>
          </table:table-cell>
          <table:table-cell office:value-type="float" office:value="7864320">
            <text:p>7864320</text:p>
          </table:table-cell>
          <table:table-cell office:value-type="float" office:value="3589912">
            <text:p>3589912</text:p>
          </table:table-cell>
          <table:table-cell table:number-columns-repeated="4" office:value-type="float" office:value="0">
            <text:p>0</text:p>
          </table:table-cell>
          <table:table-cell office:value-type="float" office:value="3297585">
            <text:p>3297585</text:p>
          </table:table-cell>
          <table:table-cell office:value-type="float" office:value="0">
            <text:p>0</text:p>
          </table:table-cell>
          <table:table-cell office:value-type="float" office:value="3297585">
            <text:p>3297585</text:p>
          </table:table-cell>
          <table:table-cell office:value-type="float" office:value="51526">
            <text:p>51526</text:p>
          </table:table-cell>
          <table:table-cell office:value-type="float" office:value="1648793">
            <text:p>1648793</text:p>
          </table:table-cell>
          <table:table-cell office:value-type="float" office:value="0">
            <text:p>0</text:p>
          </table:table-cell>
          <table:table-cell office:value-type="float" office:value="1099195">
            <text:p>1099195</text:p>
          </table:table-cell>
          <table:table-cell office:value-type="float" office:value="0">
            <text:p>0</text:p>
          </table:table-cell>
          <table:table-cell office:value-type="float" office:value="1099195">
            <text:p>1099195</text:p>
          </table:table-cell>
          <table:table-cell office:value-type="float" office:value="0">
            <text:p>0</text:p>
          </table:table-cell>
          <table:table-cell office:value-type="float" office:value="549598">
            <text:p>549598</text:p>
          </table:table-cell>
          <table:table-cell office:value-type="float" office:value="3272403">
            <text:p>3272403</text:p>
          </table:table-cell>
          <table:table-cell office:value-type="float" office:value="2198389">
            <text:p>2198389</text:p>
          </table:table-cell>
          <table:table-cell office:value-type="float" office:value="3297585">
            <text:p>3297585</text:p>
          </table:table-cell>
          <table:table-cell office:value-type="float" office:value="10192871">
            <text:p>10192871</text:p>
          </table:table-cell>
          <table:table-cell office:value-type="float" office:value="40832519">
            <text:p>40832519</text:p>
          </table:table-cell>
          <table:table-cell office:value-type="float" office:value="8911132">
            <text:p>8911132</text:p>
          </table:table-cell>
          <table:table-cell office:value-type="float" office:value="1037597">
            <text:p>10375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841988">
            <text:p>2841988</text:p>
          </table:table-cell>
          <table:table-cell office:value-type="float" office:value="39769">
            <text:p>39769</text:p>
          </table:table-cell>
          <table:table-cell office:value-type="float" office:value="3454359">
            <text:p>3454359</text:p>
          </table:table-cell>
          <table:table-cell office:value-type="float" office:value="9327447">
            <text:p>9327447</text:p>
          </table:table-cell>
          <table:table-cell office:value-type="float" office:value="3003115">
            <text:p>300311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06504">
            <text:p>4206504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5346144">
            <text:p>5346144</text:p>
          </table:table-cell>
          <table:table-cell table:number-columns-repeated="4" office:value-type="float" office:value="0">
            <text:p>0</text:p>
          </table:table-cell>
          <table:table-cell office:value-type="float" office:value="3454359">
            <text:p>3454359</text:p>
          </table:table-cell>
          <table:table-cell office:value-type="float" office:value="0">
            <text:p>0</text:p>
          </table:table-cell>
          <table:table-cell office:value-type="float" office:value="3454359">
            <text:p>3454359</text:p>
          </table:table-cell>
          <table:table-cell office:value-type="float" office:value="54514">
            <text:p>54514</text:p>
          </table:table-cell>
          <table:table-cell office:value-type="float" office:value="1727180">
            <text:p>1727180</text:p>
          </table:table-cell>
          <table:table-cell office:value-type="float" office:value="0">
            <text:p>0</text:p>
          </table:table-cell>
          <table:table-cell office:value-type="float" office:value="1151453">
            <text:p>1151453</text:p>
          </table:table-cell>
          <table:table-cell office:value-type="float" office:value="0">
            <text:p>0</text:p>
          </table:table-cell>
          <table:table-cell office:value-type="float" office:value="1151453">
            <text:p>1151453</text:p>
          </table:table-cell>
          <table:table-cell office:value-type="float" office:value="0">
            <text:p>0</text:p>
          </table:table-cell>
          <table:table-cell office:value-type="float" office:value="575726">
            <text:p>575726</text:p>
          </table:table-cell>
          <table:table-cell office:value-type="float" office:value="196">
            <text:p>196</text:p>
          </table:table-cell>
          <table:table-cell office:value-type="float" office:value="2302906">
            <text:p>2302906</text:p>
          </table:table-cell>
          <table:table-cell office:value-type="float" office:value="3454359">
            <text:p>3454359</text:p>
          </table:table-cell>
          <table:table-cell office:value-type="float" office:value="10131835">
            <text:p>10131835</text:p>
          </table:table-cell>
          <table:table-cell office:value-type="float" office:value="40710449">
            <text:p>40710449</text:p>
          </table:table-cell>
          <table:table-cell office:value-type="float" office:value="9033203">
            <text:p>9033203</text:p>
          </table:table-cell>
          <table:table-cell office:value-type="float" office:value="1037597">
            <text:p>10375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060405">
            <text:p>3060405</text:p>
          </table:table-cell>
          <table:table-cell office:value-type="float" office:value="43009">
            <text:p>43009</text:p>
          </table:table-cell>
          <table:table-cell office:value-type="float" office:value="3719820">
            <text:p>3719820</text:p>
          </table:table-cell>
          <table:table-cell office:value-type="float" office:value="10091257">
            <text:p>10091257</text:p>
          </table:table-cell>
          <table:table-cell office:value-type="float" office:value="3214416">
            <text:p>3214416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69976">
            <text:p>4469976</text:p>
          </table:table-cell>
          <table:table-cell table:number-columns-repeated="11" office:value-type="float" office:value="0">
            <text:p>0</text:p>
          </table:table-cell>
          <table:table-cell office:value-type="float" office:value="8912896">
            <text:p>8912896</text:p>
          </table:table-cell>
          <table:table-cell office:value-type="float" office:value="5327736">
            <text:p>5327736</text:p>
          </table:table-cell>
          <table:table-cell table:number-columns-repeated="4" office:value-type="float" office:value="0">
            <text:p>0</text:p>
          </table:table-cell>
          <table:table-cell office:value-type="float" office:value="3719820">
            <text:p>3719820</text:p>
          </table:table-cell>
          <table:table-cell office:value-type="float" office:value="0">
            <text:p>0</text:p>
          </table:table-cell>
          <table:table-cell office:value-type="float" office:value="3719820">
            <text:p>3719820</text:p>
          </table:table-cell>
          <table:table-cell office:value-type="float" office:value="58124">
            <text:p>58124</text:p>
          </table:table-cell>
          <table:table-cell office:value-type="float" office:value="1859910">
            <text:p>1859910</text:p>
          </table:table-cell>
          <table:table-cell office:value-type="float" office:value="0">
            <text:p>0</text:p>
          </table:table-cell>
          <table:table-cell office:value-type="float" office:value="1239940">
            <text:p>1239940</text:p>
          </table:table-cell>
          <table:table-cell office:value-type="float" office:value="0">
            <text:p>0</text:p>
          </table:table-cell>
          <table:table-cell office:value-type="float" office:value="1239940">
            <text:p>1239940</text:p>
          </table:table-cell>
          <table:table-cell office:value-type="float" office:value="0">
            <text:p>0</text:p>
          </table:table-cell>
          <table:table-cell office:value-type="float" office:value="619970">
            <text:p>619970</text:p>
          </table:table-cell>
          <table:table-cell office:value-type="float" office:value="163">
            <text:p>163</text:p>
          </table:table-cell>
          <table:table-cell office:value-type="float" office:value="2479880">
            <text:p>2479880</text:p>
          </table:table-cell>
          <table:table-cell office:value-type="float" office:value="3719820">
            <text:p>3719820</text:p>
          </table:table-cell>
          <table:table-cell office:value-type="float" office:value="10253906">
            <text:p>10253906</text:p>
          </table:table-cell>
          <table:table-cell office:value-type="float" office:value="42236328">
            <text:p>42236328</text:p>
          </table:table-cell>
          <table:table-cell office:value-type="float" office:value="9765625">
            <text:p>9765625</text:p>
          </table:table-cell>
          <table:table-cell office:value-type="float" office:value="976562">
            <text:p>9765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201487">
            <text:p>3201487</text:p>
          </table:table-cell>
          <table:table-cell office:value-type="float" office:value="44119">
            <text:p>44119</text:p>
          </table:table-cell>
          <table:table-cell office:value-type="float" office:value="3811427">
            <text:p>3811427</text:p>
          </table:table-cell>
          <table:table-cell office:value-type="float" office:value="10372759">
            <text:p>10372759</text:p>
          </table:table-cell>
          <table:table-cell office:value-type="float" office:value="3360937">
            <text:p>3360937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31720">
            <text:p>4731720</text:p>
          </table:table-cell>
          <table:table-cell table:number-columns-repeated="11" office:value-type="float" office:value="0">
            <text:p>0</text:p>
          </table:table-cell>
          <table:table-cell office:value-type="float" office:value="9437184">
            <text:p>9437184</text:p>
          </table:table-cell>
          <table:table-cell office:value-type="float" office:value="3448448">
            <text:p>3448448</text:p>
          </table:table-cell>
          <table:table-cell table:number-columns-repeated="4" office:value-type="float" office:value="0">
            <text:p>0</text:p>
          </table:table-cell>
          <table:table-cell office:value-type="float" office:value="3811427">
            <text:p>3811427</text:p>
          </table:table-cell>
          <table:table-cell office:value-type="float" office:value="0">
            <text:p>0</text:p>
          </table:table-cell>
          <table:table-cell office:value-type="float" office:value="3811427">
            <text:p>3811427</text:p>
          </table:table-cell>
          <table:table-cell office:value-type="float" office:value="59555">
            <text:p>59555</text:p>
          </table:table-cell>
          <table:table-cell office:value-type="float" office:value="1905714">
            <text:p>1905714</text:p>
          </table:table-cell>
          <table:table-cell office:value-type="float" office:value="0">
            <text:p>0</text:p>
          </table:table-cell>
          <table:table-cell office:value-type="float" office:value="1270475">
            <text:p>1270475</text:p>
          </table:table-cell>
          <table:table-cell office:value-type="float" office:value="0">
            <text:p>0</text:p>
          </table:table-cell>
          <table:table-cell office:value-type="float" office:value="1270476">
            <text:p>1270476</text:p>
          </table:table-cell>
          <table:table-cell office:value-type="float" office:value="3811427">
            <text:p>3811427</text:p>
          </table:table-cell>
          <table:table-cell office:value-type="float" office:value="635238">
            <text:p>635238</text:p>
          </table:table-cell>
          <table:table-cell office:value-type="float" office:value="164">
            <text:p>164</text:p>
          </table:table-cell>
          <table:table-cell office:value-type="float" office:value="2540951">
            <text:p>2540951</text:p>
          </table:table-cell>
          <table:table-cell office:value-type="float" office:value="3811427">
            <text:p>3811427</text:p>
          </table:table-cell>
          <table:table-cell office:value-type="float" office:value="10375976">
            <text:p>10375976</text:p>
          </table:table-cell>
          <table:table-cell office:value-type="float" office:value="42846679">
            <text:p>42846679</text:p>
          </table:table-cell>
          <table:table-cell office:value-type="float" office:value="9216308">
            <text:p>9216308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395570">
            <text:p>3395570</text:p>
          </table:table-cell>
          <table:table-cell office:value-type="float" office:value="46553">
            <text:p>46553</text:p>
          </table:table-cell>
          <table:table-cell office:value-type="float" office:value="4023947">
            <text:p>4023947</text:p>
          </table:table-cell>
          <table:table-cell office:value-type="float" office:value="10947945">
            <text:p>10947945</text:p>
          </table:table-cell>
          <table:table-cell office:value-type="float" office:value="3563981">
            <text:p>356398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994420">
            <text:p>4994420</text:p>
          </table:table-cell>
          <table:table-cell table:number-columns-repeated="11" office:value-type="float" office:value="0">
            <text:p>0</text:p>
          </table:table-cell>
          <table:table-cell office:value-type="float" office:value="9961472">
            <text:p>9961472</text:p>
          </table:table-cell>
          <table:table-cell office:value-type="float" office:value="3651432">
            <text:p>3651432</text:p>
          </table:table-cell>
          <table:table-cell table:number-columns-repeated="4" office:value-type="float" office:value="0">
            <text:p>0</text:p>
          </table:table-cell>
          <table:table-cell office:value-type="float" office:value="4023947">
            <text:p>4023947</text:p>
          </table:table-cell>
          <table:table-cell office:value-type="float" office:value="0">
            <text:p>0</text:p>
          </table:table-cell>
          <table:table-cell office:value-type="float" office:value="4023947">
            <text:p>4023947</text:p>
          </table:table-cell>
          <table:table-cell office:value-type="float" office:value="62875">
            <text:p>62875</text:p>
          </table:table-cell>
          <table:table-cell office:value-type="float" office:value="2011973">
            <text:p>2011973</text:p>
          </table:table-cell>
          <table:table-cell office:value-type="float" office:value="2011704">
            <text:p>2011704</text:p>
          </table:table-cell>
          <table:table-cell office:value-type="float" office:value="1341316">
            <text:p>1341316</text:p>
          </table:table-cell>
          <table:table-cell office:value-type="float" office:value="0">
            <text:p>0</text:p>
          </table:table-cell>
          <table:table-cell office:value-type="float" office:value="1341315">
            <text:p>1341315</text:p>
          </table:table-cell>
          <table:table-cell office:value-type="float" office:value="0">
            <text:p>0</text:p>
          </table:table-cell>
          <table:table-cell office:value-type="float" office:value="670658">
            <text:p>670658</text:p>
          </table:table-cell>
          <table:table-cell office:value-type="float" office:value="146">
            <text:p>146</text:p>
          </table:table-cell>
          <table:table-cell office:value-type="float" office:value="2682631">
            <text:p>2682631</text:p>
          </table:table-cell>
          <table:table-cell office:value-type="float" office:value="4023947">
            <text:p>4023947</text:p>
          </table:table-cell>
          <table:table-cell office:value-type="float" office:value="13549804">
            <text:p>13549804</text:p>
          </table:table-cell>
          <table:table-cell office:value-type="float" office:value="56396484">
            <text:p>56396484</text:p>
          </table:table-cell>
          <table:table-cell office:value-type="float" office:value="9155273">
            <text:p>9155273</text:p>
          </table:table-cell>
          <table:table-cell office:value-type="float" office:value="1281738">
            <text:p>128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584736">
            <text:p>3584736</text:p>
          </table:table-cell>
          <table:table-cell office:value-type="float" office:value="49546">
            <text:p>49546</text:p>
          </table:table-cell>
          <table:table-cell office:value-type="float" office:value="4285229">
            <text:p>4285229</text:p>
          </table:table-cell>
          <table:table-cell office:value-type="float" office:value="11685946">
            <text:p>11685946</text:p>
          </table:table-cell>
          <table:table-cell office:value-type="float" office:value="3762592">
            <text:p>376259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257848">
            <text:p>5257848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0">
            <text:p>10485760</text:p>
          </table:table-cell>
          <table:table-cell office:value-type="float" office:value="3850232">
            <text:p>3850232</text:p>
          </table:table-cell>
          <table:table-cell table:number-columns-repeated="4" office:value-type="float" office:value="0">
            <text:p>0</text:p>
          </table:table-cell>
          <table:table-cell office:value-type="float" office:value="4285229">
            <text:p>4285229</text:p>
          </table:table-cell>
          <table:table-cell office:value-type="float" office:value="0">
            <text:p>0</text:p>
          </table:table-cell>
          <table:table-cell office:value-type="float" office:value="4285229">
            <text:p>4285229</text:p>
          </table:table-cell>
          <table:table-cell office:value-type="float" office:value="67753">
            <text:p>67753</text:p>
          </table:table-cell>
          <table:table-cell office:value-type="float" office:value="2142614">
            <text:p>2142614</text:p>
          </table:table-cell>
          <table:table-cell office:value-type="float" office:value="0">
            <text:p>0</text:p>
          </table:table-cell>
          <table:table-cell office:value-type="float" office:value="1428410">
            <text:p>1428410</text:p>
          </table:table-cell>
          <table:table-cell office:value-type="float" office:value="0">
            <text:p>0</text:p>
          </table:table-cell>
          <table:table-cell office:value-type="float" office:value="1428409">
            <text:p>1428409</text:p>
          </table:table-cell>
          <table:table-cell office:value-type="float" office:value="0">
            <text:p>0</text:p>
          </table:table-cell>
          <table:table-cell office:value-type="float" office:value="714205">
            <text:p>714205</text:p>
          </table:table-cell>
          <table:table-cell office:value-type="float" office:value="40985">
            <text:p>40985</text:p>
          </table:table-cell>
          <table:table-cell office:value-type="float" office:value="2856819">
            <text:p>2856819</text:p>
          </table:table-cell>
          <table:table-cell office:value-type="float" office:value="4285229">
            <text:p>4285229</text:p>
          </table:table-cell>
          <table:table-cell office:value-type="float" office:value="13366699">
            <text:p>13366699</text:p>
          </table:table-cell>
          <table:table-cell office:value-type="float" office:value="55480957">
            <text:p>55480957</text:p>
          </table:table-cell>
          <table:table-cell office:value-type="float" office:value="9765625">
            <text:p>9765625</text:p>
          </table:table-cell>
          <table:table-cell office:value-type="float" office:value="1342773">
            <text:p>13427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965401">
            <text:p>3965401</text:p>
          </table:table-cell>
          <table:table-cell office:value-type="float" office:value="54043">
            <text:p>54043</text:p>
          </table:table-cell>
          <table:table-cell office:value-type="float" office:value="4677671">
            <text:p>4677671</text:p>
          </table:table-cell>
          <table:table-cell office:value-type="float" office:value="12771732">
            <text:p>12771732</text:p>
          </table:table-cell>
          <table:table-cell office:value-type="float" office:value="4160918">
            <text:p>416091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520498">
            <text:p>5520498</text:p>
          </table:table-cell>
          <table:table-cell table:number-columns-repeated="11" office:value-type="float" office:value="0">
            <text:p>0</text:p>
          </table:table-cell>
          <table:table-cell office:value-type="float" office:value="11010048">
            <text:p>11010048</text:p>
          </table:table-cell>
          <table:table-cell office:value-type="float" office:value="4248664">
            <text:p>4248664</text:p>
          </table:table-cell>
          <table:table-cell table:number-columns-repeated="4" office:value-type="float" office:value="0">
            <text:p>0</text:p>
          </table:table-cell>
          <table:table-cell office:value-type="float" office:value="4677671">
            <text:p>4677671</text:p>
          </table:table-cell>
          <table:table-cell office:value-type="float" office:value="0">
            <text:p>0</text:p>
          </table:table-cell>
          <table:table-cell office:value-type="float" office:value="4677671">
            <text:p>4677671</text:p>
          </table:table-cell>
          <table:table-cell office:value-type="float" office:value="73089">
            <text:p>73089</text:p>
          </table:table-cell>
          <table:table-cell office:value-type="float" office:value="2338835">
            <text:p>2338835</text:p>
          </table:table-cell>
          <table:table-cell office:value-type="float" office:value="0">
            <text:p>0</text:p>
          </table:table-cell>
          <table:table-cell office:value-type="float" office:value="1559224">
            <text:p>1559224</text:p>
          </table:table-cell>
          <table:table-cell office:value-type="float" office:value="0">
            <text:p>0</text:p>
          </table:table-cell>
          <table:table-cell office:value-type="float" office:value="1559224">
            <text:p>1559224</text:p>
          </table:table-cell>
          <table:table-cell office:value-type="float" office:value="0">
            <text:p>0</text:p>
          </table:table-cell>
          <table:table-cell office:value-type="float" office:value="779612">
            <text:p>779612</text:p>
          </table:table-cell>
          <table:table-cell office:value-type="float" office:value="172">
            <text:p>172</text:p>
          </table:table-cell>
          <table:table-cell office:value-type="float" office:value="3118448">
            <text:p>3118448</text:p>
          </table:table-cell>
          <table:table-cell office:value-type="float" office:value="4677671">
            <text:p>4677671</text:p>
          </table:table-cell>
          <table:table-cell office:value-type="float" office:value="16723632">
            <text:p>16723632</text:p>
          </table:table-cell>
          <table:table-cell office:value-type="float" office:value="66528320">
            <text:p>66528320</text:p>
          </table:table-cell>
          <table:table-cell office:value-type="float" office:value="9887695">
            <text:p>9887695</text:p>
          </table:table-cell>
          <table:table-cell office:value-type="float" office:value="1586914">
            <text:p>15869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972734">
            <text:p>3972734</text:p>
          </table:table-cell>
          <table:table-cell office:value-type="float" office:value="53651">
            <text:p>53651</text:p>
          </table:table-cell>
          <table:table-cell office:value-type="float" office:value="4643421">
            <text:p>4643421</text:p>
          </table:table-cell>
          <table:table-cell office:value-type="float" office:value="12677549">
            <text:p>12677549</text:p>
          </table:table-cell>
          <table:table-cell office:value-type="float" office:value="4168782">
            <text:p>416878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50732">
            <text:p>5750732</text:p>
          </table:table-cell>
          <table:table-cell table:number-columns-repeated="11" office:value-type="float" office:value="0">
            <text:p>0</text:p>
          </table:table-cell>
          <table:table-cell office:value-type="float" office:value="11534336">
            <text:p>11534336</text:p>
          </table:table-cell>
          <table:table-cell office:value-type="float" office:value="5905824">
            <text:p>5905824</text:p>
          </table:table-cell>
          <table:table-cell table:number-columns-repeated="4" office:value-type="float" office:value="0">
            <text:p>0</text:p>
          </table:table-cell>
          <table:table-cell office:value-type="float" office:value="4643421">
            <text:p>4643421</text:p>
          </table:table-cell>
          <table:table-cell office:value-type="float" office:value="0">
            <text:p>0</text:p>
          </table:table-cell>
          <table:table-cell office:value-type="float" office:value="4643421">
            <text:p>4643421</text:p>
          </table:table-cell>
          <table:table-cell office:value-type="float" office:value="72555">
            <text:p>72555</text:p>
          </table:table-cell>
          <table:table-cell office:value-type="float" office:value="2321710">
            <text:p>2321710</text:p>
          </table:table-cell>
          <table:table-cell office:value-type="float" office:value="0">
            <text:p>0</text:p>
          </table:table-cell>
          <table:table-cell office:value-type="float" office:value="1547807">
            <text:p>1547807</text:p>
          </table:table-cell>
          <table:table-cell office:value-type="float" office:value="0">
            <text:p>0</text:p>
          </table:table-cell>
          <table:table-cell office:value-type="float" office:value="1547807">
            <text:p>1547807</text:p>
          </table:table-cell>
          <table:table-cell office:value-type="float" office:value="0">
            <text:p>0</text:p>
          </table:table-cell>
          <table:table-cell office:value-type="float" office:value="773903">
            <text:p>773903</text:p>
          </table:table-cell>
          <table:table-cell office:value-type="float" office:value="135">
            <text:p>135</text:p>
          </table:table-cell>
          <table:table-cell office:value-type="float" office:value="3095615">
            <text:p>3095615</text:p>
          </table:table-cell>
          <table:table-cell office:value-type="float" office:value="4643421">
            <text:p>4643421</text:p>
          </table:table-cell>
          <table:table-cell office:value-type="float" office:value="13488769">
            <text:p>13488769</text:p>
          </table:table-cell>
          <table:table-cell office:value-type="float" office:value="53466796">
            <text:p>53466796</text:p>
          </table:table-cell>
          <table:table-cell office:value-type="float" office:value="9826660">
            <text:p>9826660</text:p>
          </table:table-cell>
          <table:table-cell office:value-type="float" office:value="1342773">
            <text:p>13427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4341150">
            <text:p>4341150</text:p>
          </table:table-cell>
          <table:table-cell office:value-type="float" office:value="58861">
            <text:p>58861</text:p>
          </table:table-cell>
          <table:table-cell office:value-type="float" office:value="5075680">
            <text:p>5075680</text:p>
          </table:table-cell>
          <table:table-cell office:value-type="float" office:value="13932053">
            <text:p>13932053</text:p>
          </table:table-cell>
          <table:table-cell office:value-type="float" office:value="4531664">
            <text:p>4531664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079632">
            <text:p>6079632</text:p>
          </table:table-cell>
          <table:table-cell table:number-columns-repeated="11" office:value-type="float" office:value="0">
            <text:p>0</text:p>
          </table:table-cell>
          <table:table-cell office:value-type="float" office:value="12058624">
            <text:p>12058624</text:p>
          </table:table-cell>
          <table:table-cell office:value-type="float" office:value="4618952">
            <text:p>4618952</text:p>
          </table:table-cell>
          <table:table-cell table:number-columns-repeated="4" office:value-type="float" office:value="0">
            <text:p>0</text:p>
          </table:table-cell>
          <table:table-cell office:value-type="float" office:value="5075680">
            <text:p>5075680</text:p>
          </table:table-cell>
          <table:table-cell office:value-type="float" office:value="0">
            <text:p>0</text:p>
          </table:table-cell>
          <table:table-cell office:value-type="float" office:value="5075680">
            <text:p>5075680</text:p>
          </table:table-cell>
          <table:table-cell office:value-type="float" office:value="79851">
            <text:p>79851</text:p>
          </table:table-cell>
          <table:table-cell office:value-type="float" office:value="2537840">
            <text:p>2537840</text:p>
          </table:table-cell>
          <table:table-cell office:value-type="float" office:value="0">
            <text:p>0</text:p>
          </table:table-cell>
          <table:table-cell office:value-type="float" office:value="1691893">
            <text:p>1691893</text:p>
          </table:table-cell>
          <table:table-cell office:value-type="float" office:value="0">
            <text:p>0</text:p>
          </table:table-cell>
          <table:table-cell office:value-type="float" office:value="1691893">
            <text:p>1691893</text:p>
          </table:table-cell>
          <table:table-cell office:value-type="float" office:value="0">
            <text:p>0</text:p>
          </table:table-cell>
          <table:table-cell office:value-type="float" office:value="845947">
            <text:p>845947</text:p>
          </table:table-cell>
          <table:table-cell office:value-type="float" office:value="173">
            <text:p>173</text:p>
          </table:table-cell>
          <table:table-cell office:value-type="float" office:value="3383786">
            <text:p>3383786</text:p>
          </table:table-cell>
          <table:table-cell office:value-type="float" office:value="5075680">
            <text:p>5075680</text:p>
          </table:table-cell>
          <table:table-cell office:value-type="float" office:value="16906738">
            <text:p>16906738</text:p>
          </table:table-cell>
          <table:table-cell office:value-type="float" office:value="68298339">
            <text:p>68298339</text:p>
          </table:table-cell>
          <table:table-cell office:value-type="float" office:value="10375976">
            <text:p>10375976</text:p>
          </table:table-cell>
          <table:table-cell office:value-type="float" office:value="1525878">
            <text:p>15258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4360816">
            <text:p>4360816</text:p>
          </table:table-cell>
          <table:table-cell office:value-type="float" office:value="59065">
            <text:p>59065</text:p>
          </table:table-cell>
          <table:table-cell office:value-type="float" office:value="5116260">
            <text:p>5116260</text:p>
          </table:table-cell>
          <table:table-cell office:value-type="float" office:value="13982510">
            <text:p>13982510</text:p>
          </table:table-cell>
          <table:table-cell office:value-type="float" office:value="4575402">
            <text:p>4575402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42064">
            <text:p>6342064</text:p>
          </table:table-cell>
          <table:table-cell table:number-columns-repeated="11" office:value-type="float" office:value="0">
            <text:p>0</text:p>
          </table:table-cell>
          <table:table-cell office:value-type="float" office:value="12582912">
            <text:p>12582912</text:p>
          </table:table-cell>
          <table:table-cell office:value-type="float" office:value="6862944">
            <text:p>6862944</text:p>
          </table:table-cell>
          <table:table-cell table:number-columns-repeated="4" office:value-type="float" office:value="0">
            <text:p>0</text:p>
          </table:table-cell>
          <table:table-cell office:value-type="float" office:value="5116260">
            <text:p>5116260</text:p>
          </table:table-cell>
          <table:table-cell office:value-type="float" office:value="0">
            <text:p>0</text:p>
          </table:table-cell>
          <table:table-cell office:value-type="float" office:value="5116260">
            <text:p>5116260</text:p>
          </table:table-cell>
          <table:table-cell office:value-type="float" office:value="79942">
            <text:p>79942</text:p>
          </table:table-cell>
          <table:table-cell office:value-type="float" office:value="2558130">
            <text:p>2558130</text:p>
          </table:table-cell>
          <table:table-cell office:value-type="float" office:value="0">
            <text:p>0</text:p>
          </table:table-cell>
          <table:table-cell office:value-type="float" office:value="1705420">
            <text:p>1705420</text:p>
          </table:table-cell>
          <table:table-cell office:value-type="float" office:value="0">
            <text:p>0</text:p>
          </table:table-cell>
          <table:table-cell office:value-type="float" office:value="1705420">
            <text:p>1705420</text:p>
          </table:table-cell>
          <table:table-cell office:value-type="float" office:value="5116260">
            <text:p>5116260</text:p>
          </table:table-cell>
          <table:table-cell office:value-type="float" office:value="852710">
            <text:p>852710</text:p>
          </table:table-cell>
          <table:table-cell office:value-type="float" office:value="157">
            <text:p>157</text:p>
          </table:table-cell>
          <table:table-cell office:value-type="float" office:value="3410840">
            <text:p>3410840</text:p>
          </table:table-cell>
          <table:table-cell office:value-type="float" office:value="5116260">
            <text:p>5116260</text:p>
          </table:table-cell>
          <table:table-cell office:value-type="float" office:value="17150878">
            <text:p>17150878</text:p>
          </table:table-cell>
          <table:table-cell office:value-type="float" office:value="68420410">
            <text:p>68420410</text:p>
          </table:table-cell>
          <table:table-cell office:value-type="float" office:value="10559082">
            <text:p>10559082</text:p>
          </table:table-cell>
          <table:table-cell office:value-type="float" office:value="1586914">
            <text:p>15869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4677065">
            <text:p>4677065</text:p>
          </table:table-cell>
          <table:table-cell office:value-type="float" office:value="62631">
            <text:p>62631</text:p>
          </table:table-cell>
          <table:table-cell office:value-type="float" office:value="5427555">
            <text:p>5427555</text:p>
          </table:table-cell>
          <table:table-cell office:value-type="float" office:value="14851721">
            <text:p>14851721</text:p>
          </table:table-cell>
          <table:table-cell office:value-type="float" office:value="4906300">
            <text:p>49063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5018">
            <text:p>6575018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00">
            <text:p>13107200</text:p>
          </table:table-cell>
          <table:table-cell office:value-type="float" office:value="7871552">
            <text:p>7871552</text:p>
          </table:table-cell>
          <table:table-cell table:number-columns-repeated="4" office:value-type="float" office:value="0">
            <text:p>0</text:p>
          </table:table-cell>
          <table:table-cell office:value-type="float" office:value="5427555">
            <text:p>5427555</text:p>
          </table:table-cell>
          <table:table-cell office:value-type="float" office:value="0">
            <text:p>0</text:p>
          </table:table-cell>
          <table:table-cell office:value-type="float" office:value="5427555">
            <text:p>5427555</text:p>
          </table:table-cell>
          <table:table-cell office:value-type="float" office:value="84806">
            <text:p>84806</text:p>
          </table:table-cell>
          <table:table-cell office:value-type="float" office:value="2713778">
            <text:p>2713778</text:p>
          </table:table-cell>
          <table:table-cell office:value-type="float" office:value="0">
            <text:p>0</text:p>
          </table:table-cell>
          <table:table-cell office:value-type="float" office:value="1809185">
            <text:p>1809185</text:p>
          </table:table-cell>
          <table:table-cell office:value-type="float" office:value="0">
            <text:p>0</text:p>
          </table:table-cell>
          <table:table-cell office:value-type="float" office:value="1809185">
            <text:p>1809185</text:p>
          </table:table-cell>
          <table:table-cell office:value-type="float" office:value="5427555">
            <text:p>5427555</text:p>
          </table:table-cell>
          <table:table-cell office:value-type="float" office:value="904592">
            <text:p>904592</text:p>
          </table:table-cell>
          <table:table-cell office:value-type="float" office:value="139">
            <text:p>139</text:p>
          </table:table-cell>
          <table:table-cell office:value-type="float" office:value="3618370">
            <text:p>3618370</text:p>
          </table:table-cell>
          <table:table-cell office:value-type="float" office:value="5427555">
            <text:p>5427555</text:p>
          </table:table-cell>
          <table:table-cell office:value-type="float" office:value="16967773">
            <text:p>16967773</text:p>
          </table:table-cell>
          <table:table-cell office:value-type="float" office:value="67810058">
            <text:p>67810058</text:p>
          </table:table-cell>
          <table:table-cell office:value-type="float" office:value="10559082">
            <text:p>10559082</text:p>
          </table:table-cell>
          <table:table-cell office:value-type="float" office:value="1647949">
            <text:p>16479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4759481">
            <text:p>4759481</text:p>
          </table:table-cell>
          <table:table-cell office:value-type="float" office:value="63559">
            <text:p>63559</text:p>
          </table:table-cell>
          <table:table-cell office:value-type="float" office:value="5486036">
            <text:p>5486036</text:p>
          </table:table-cell>
          <table:table-cell office:value-type="float" office:value="15083515">
            <text:p>15083515</text:p>
          </table:table-cell>
          <table:table-cell office:value-type="float" office:value="4970455">
            <text:p>4970455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804248">
            <text:p>6804248</text:p>
          </table:table-cell>
          <table:table-cell table:number-columns-repeated="11" office:value-type="float" office:value="0">
            <text:p>0</text:p>
          </table:table-cell>
          <table:table-cell office:value-type="float" office:value="13631488">
            <text:p>13631488</text:p>
          </table:table-cell>
          <table:table-cell office:value-type="float" office:value="7072712">
            <text:p>7072712</text:p>
          </table:table-cell>
          <table:table-cell table:number-columns-repeated="4" office:value-type="float" office:value="0">
            <text:p>0</text:p>
          </table:table-cell>
          <table:table-cell office:value-type="float" office:value="5486036">
            <text:p>5486036</text:p>
          </table:table-cell>
          <table:table-cell office:value-type="float" office:value="0">
            <text:p>0</text:p>
          </table:table-cell>
          <table:table-cell office:value-type="float" office:value="5486036">
            <text:p>5486036</text:p>
          </table:table-cell>
          <table:table-cell office:value-type="float" office:value="85721">
            <text:p>85721</text:p>
          </table:table-cell>
          <table:table-cell office:value-type="float" office:value="2743018">
            <text:p>2743018</text:p>
          </table:table-cell>
          <table:table-cell office:value-type="float" office:value="0">
            <text:p>0</text:p>
          </table:table-cell>
          <table:table-cell office:value-type="float" office:value="1828678">
            <text:p>1828678</text:p>
          </table:table-cell>
          <table:table-cell office:value-type="float" office:value="0">
            <text:p>0</text:p>
          </table:table-cell>
          <table:table-cell office:value-type="float" office:value="1828679">
            <text:p>1828679</text:p>
          </table:table-cell>
          <table:table-cell office:value-type="float" office:value="5486036">
            <text:p>5486036</text:p>
          </table:table-cell>
          <table:table-cell office:value-type="float" office:value="914340">
            <text:p>914340</text:p>
          </table:table-cell>
          <table:table-cell office:value-type="float" office:value="161">
            <text:p>161</text:p>
          </table:table-cell>
          <table:table-cell office:value-type="float" office:value="3657357">
            <text:p>3657357</text:p>
          </table:table-cell>
          <table:table-cell office:value-type="float" office:value="5486036">
            <text:p>5486036</text:p>
          </table:table-cell>
          <table:table-cell office:value-type="float" office:value="16906738">
            <text:p>16906738</text:p>
          </table:table-cell>
          <table:table-cell office:value-type="float" office:value="69763183">
            <text:p>69763183</text:p>
          </table:table-cell>
          <table:table-cell office:value-type="float" office:value="10742187">
            <text:p>10742187</text:p>
          </table:table-cell>
          <table:table-cell office:value-type="float" office:value="1525878">
            <text:p>15258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5198063">
            <text:p>5198063</text:p>
          </table:table-cell>
          <table:table-cell office:value-type="float" office:value="68854">
            <text:p>68854</text:p>
          </table:table-cell>
          <table:table-cell office:value-type="float" office:value="5970748">
            <text:p>5970748</text:p>
          </table:table-cell>
          <table:table-cell office:value-type="float" office:value="16354576">
            <text:p>16354576</text:p>
          </table:table-cell>
          <table:table-cell office:value-type="float" office:value="5451839">
            <text:p>5451839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074042">
            <text:p>7074042</text:p>
          </table:table-cell>
          <table:table-cell table:number-columns-repeated="11" office:value-type="float" office:value="0">
            <text:p>0</text:p>
          </table:table-cell>
          <table:table-cell office:value-type="float" office:value="14155776">
            <text:p>14155776</text:p>
          </table:table-cell>
          <table:table-cell office:value-type="float" office:value="7548528">
            <text:p>7548528</text:p>
          </table:table-cell>
          <table:table-cell table:number-columns-repeated="4" office:value-type="float" office:value="0">
            <text:p>0</text:p>
          </table:table-cell>
          <table:table-cell office:value-type="float" office:value="5970748">
            <text:p>5970748</text:p>
          </table:table-cell>
          <table:table-cell office:value-type="float" office:value="0">
            <text:p>0</text:p>
          </table:table-cell>
          <table:table-cell office:value-type="float" office:value="5970748">
            <text:p>5970748</text:p>
          </table:table-cell>
          <table:table-cell office:value-type="float" office:value="93293">
            <text:p>93293</text:p>
          </table:table-cell>
          <table:table-cell office:value-type="float" office:value="2985374">
            <text:p>2985374</text:p>
          </table:table-cell>
          <table:table-cell office:value-type="float" office:value="0">
            <text:p>0</text:p>
          </table:table-cell>
          <table:table-cell office:value-type="float" office:value="1990249">
            <text:p>1990249</text:p>
          </table:table-cell>
          <table:table-cell office:value-type="float" office:value="0">
            <text:p>0</text:p>
          </table:table-cell>
          <table:table-cell office:value-type="float" office:value="1990249">
            <text:p>1990249</text:p>
          </table:table-cell>
          <table:table-cell office:value-type="float" office:value="5970748">
            <text:p>5970748</text:p>
          </table:table-cell>
          <table:table-cell office:value-type="float" office:value="995124">
            <text:p>995124</text:p>
          </table:table-cell>
          <table:table-cell office:value-type="float" office:value="173">
            <text:p>173</text:p>
          </table:table-cell>
          <table:table-cell office:value-type="float" office:value="3980499">
            <text:p>3980499</text:p>
          </table:table-cell>
          <table:table-cell office:value-type="float" office:value="5970748">
            <text:p>5970748</text:p>
          </table:table-cell>
          <table:table-cell office:value-type="float" office:value="20690917">
            <text:p>20690917</text:p>
          </table:table-cell>
          <table:table-cell office:value-type="float" office:value="79772949">
            <text:p>79772949</text:p>
          </table:table-cell>
          <table:table-cell office:value-type="float" office:value="10681152">
            <text:p>10681152</text:p>
          </table:table-cell>
          <table:table-cell office:value-type="float" office:value="1770019">
            <text:p>17700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5608311">
            <text:p>5608311</text:p>
          </table:table-cell>
          <table:table-cell office:value-type="float" office:value="73830">
            <text:p>73830</text:p>
          </table:table-cell>
          <table:table-cell office:value-type="float" office:value="6405189">
            <text:p>6405189</text:p>
          </table:table-cell>
          <table:table-cell office:value-type="float" office:value="17566270">
            <text:p>17566270</text:p>
          </table:table-cell>
          <table:table-cell office:value-type="float" office:value="5882353">
            <text:p>5882353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30428">
            <text:p>7430428</text:p>
          </table:table-cell>
          <table:table-cell table:number-columns-repeated="11" office:value-type="float" office:value="0">
            <text:p>0</text:p>
          </table:table-cell>
          <table:table-cell office:value-type="float" office:value="14680064">
            <text:p>14680064</text:p>
          </table:table-cell>
          <table:table-cell office:value-type="float" office:value="6296888">
            <text:p>6296888</text:p>
          </table:table-cell>
          <table:table-cell table:number-columns-repeated="4" office:value-type="float" office:value="0">
            <text:p>0</text:p>
          </table:table-cell>
          <table:table-cell office:value-type="float" office:value="6405189">
            <text:p>6405189</text:p>
          </table:table-cell>
          <table:table-cell office:value-type="float" office:value="0">
            <text:p>0</text:p>
          </table:table-cell>
          <table:table-cell office:value-type="float" office:value="6405189">
            <text:p>6405189</text:p>
          </table:table-cell>
          <table:table-cell office:value-type="float" office:value="100083">
            <text:p>100083</text:p>
          </table:table-cell>
          <table:table-cell office:value-type="float" office:value="3202595">
            <text:p>3202595</text:p>
          </table:table-cell>
          <table:table-cell office:value-type="float" office:value="0">
            <text:p>0</text:p>
          </table:table-cell>
          <table:table-cell office:value-type="float" office:value="2135063">
            <text:p>2135063</text:p>
          </table:table-cell>
          <table:table-cell office:value-type="float" office:value="0">
            <text:p>0</text:p>
          </table:table-cell>
          <table:table-cell office:value-type="float" office:value="2135063">
            <text:p>2135063</text:p>
          </table:table-cell>
          <table:table-cell office:value-type="float" office:value="0">
            <text:p>0</text:p>
          </table:table-cell>
          <table:table-cell office:value-type="float" office:value="1067532">
            <text:p>1067532</text:p>
          </table:table-cell>
          <table:table-cell office:value-type="float" office:value="144">
            <text:p>144</text:p>
          </table:table-cell>
          <table:table-cell office:value-type="float" office:value="4270125">
            <text:p>4270125</text:p>
          </table:table-cell>
          <table:table-cell office:value-type="float" office:value="6405189">
            <text:p>6405189</text:p>
          </table:table-cell>
          <table:table-cell office:value-type="float" office:value="20874023">
            <text:p>20874023</text:p>
          </table:table-cell>
          <table:table-cell office:value-type="float" office:value="82641601">
            <text:p>82641601</text:p>
          </table:table-cell>
          <table:table-cell office:value-type="float" office:value="11047363">
            <text:p>11047363</text:p>
          </table:table-cell>
          <table:table-cell office:value-type="float" office:value="1831054">
            <text:p>18310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6026310">
            <text:p>6026310</text:p>
          </table:table-cell>
          <table:table-cell office:value-type="float" office:value="78795">
            <text:p>78795</text:p>
          </table:table-cell>
          <table:table-cell office:value-type="float" office:value="6748272">
            <text:p>6748272</text:p>
          </table:table-cell>
          <table:table-cell office:value-type="float" office:value="18761025">
            <text:p>18761025</text:p>
          </table:table-cell>
          <table:table-cell office:value-type="float" office:value="6229607">
            <text:p>6229607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617462">
            <text:p>7617462</text:p>
          </table:table-cell>
          <table:table-cell table:number-columns-repeated="11" office:value-type="float" office:value="0">
            <text:p>0</text:p>
          </table:table-cell>
          <table:table-cell office:value-type="float" office:value="15204352">
            <text:p>15204352</text:p>
          </table:table-cell>
          <table:table-cell office:value-type="float" office:value="6317360">
            <text:p>6317360</text:p>
          </table:table-cell>
          <table:table-cell table:number-columns-repeated="4" office:value-type="float" office:value="0">
            <text:p>0</text:p>
          </table:table-cell>
          <table:table-cell office:value-type="float" office:value="6748272">
            <text:p>6748272</text:p>
          </table:table-cell>
          <table:table-cell office:value-type="float" office:value="0">
            <text:p>0</text:p>
          </table:table-cell>
          <table:table-cell office:value-type="float" office:value="6748272">
            <text:p>6748272</text:p>
          </table:table-cell>
          <table:table-cell office:value-type="float" office:value="105445">
            <text:p>105445</text:p>
          </table:table-cell>
          <table:table-cell office:value-type="float" office:value="3374136">
            <text:p>3374136</text:p>
          </table:table-cell>
          <table:table-cell office:value-type="float" office:value="0">
            <text:p>0</text:p>
          </table:table-cell>
          <table:table-cell office:value-type="float" office:value="2249424">
            <text:p>2249424</text:p>
          </table:table-cell>
          <table:table-cell office:value-type="float" office:value="0">
            <text:p>0</text:p>
          </table:table-cell>
          <table:table-cell office:value-type="float" office:value="2249424">
            <text:p>2249424</text:p>
          </table:table-cell>
          <table:table-cell office:value-type="float" office:value="6748272">
            <text:p>6748272</text:p>
          </table:table-cell>
          <table:table-cell office:value-type="float" office:value="1124712">
            <text:p>1124712</text:p>
          </table:table-cell>
          <table:table-cell office:value-type="float" office:value="173">
            <text:p>173</text:p>
          </table:table-cell>
          <table:table-cell office:value-type="float" office:value="4498848">
            <text:p>4498848</text:p>
          </table:table-cell>
          <table:table-cell office:value-type="float" office:value="6748272">
            <text:p>6748272</text:p>
          </table:table-cell>
          <table:table-cell office:value-type="float" office:value="23620605">
            <text:p>23620605</text:p>
          </table:table-cell>
          <table:table-cell office:value-type="float" office:value="92956542">
            <text:p>92956542</text:p>
          </table:table-cell>
          <table:table-cell office:value-type="float" office:value="12451171">
            <text:p>12451171</text:p>
          </table:table-cell>
          <table:table-cell office:value-type="float" office:value="2014160">
            <text:p>20141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6096643">
            <text:p>6096643</text:p>
          </table:table-cell>
          <table:table-cell office:value-type="float" office:value="78824">
            <text:p>78824</text:p>
          </table:table-cell>
          <table:table-cell office:value-type="float" office:value="6797353">
            <text:p>6797353</text:p>
          </table:table-cell>
          <table:table-cell office:value-type="float" office:value="18770214">
            <text:p>18770214</text:p>
          </table:table-cell>
          <table:table-cell office:value-type="float" office:value="6349594">
            <text:p>6349594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862420">
            <text:p>7862420</text:p>
          </table:table-cell>
          <table:table-cell table:number-columns-repeated="11" office:value-type="float" office:value="0">
            <text:p>0</text:p>
          </table:table-cell>
          <table:table-cell office:value-type="float" office:value="15728640">
            <text:p>15728640</text:p>
          </table:table-cell>
          <table:table-cell office:value-type="float" office:value="7893336">
            <text:p>7893336</text:p>
          </table:table-cell>
          <table:table-cell table:number-columns-repeated="4" office:value-type="float" office:value="0">
            <text:p>0</text:p>
          </table:table-cell>
          <table:table-cell office:value-type="float" office:value="6797353">
            <text:p>6797353</text:p>
          </table:table-cell>
          <table:table-cell office:value-type="float" office:value="660">
            <text:p>660</text:p>
          </table:table-cell>
          <table:table-cell office:value-type="float" office:value="6797353">
            <text:p>6797353</text:p>
          </table:table-cell>
          <table:table-cell office:value-type="float" office:value="106210">
            <text:p>106210</text:p>
          </table:table-cell>
          <table:table-cell office:value-type="float" office:value="3398677">
            <text:p>3398677</text:p>
          </table:table-cell>
          <table:table-cell office:value-type="float" office:value="0">
            <text:p>0</text:p>
          </table:table-cell>
          <table:table-cell office:value-type="float" office:value="2265785">
            <text:p>2265785</text:p>
          </table:table-cell>
          <table:table-cell office:value-type="float" office:value="0">
            <text:p>0</text:p>
          </table:table-cell>
          <table:table-cell office:value-type="float" office:value="2265784">
            <text:p>2265784</text:p>
          </table:table-cell>
          <table:table-cell office:value-type="float" office:value="0">
            <text:p>0</text:p>
          </table:table-cell>
          <table:table-cell office:value-type="float" office:value="1132892">
            <text:p>1132892</text:p>
          </table:table-cell>
          <table:table-cell office:value-type="float" office:value="159">
            <text:p>159</text:p>
          </table:table-cell>
          <table:table-cell office:value-type="float" office:value="4531568">
            <text:p>4531568</text:p>
          </table:table-cell>
          <table:table-cell office:value-type="float" office:value="6797353">
            <text:p>6797353</text:p>
          </table:table-cell>
          <table:table-cell office:value-type="float" office:value="20935058">
            <text:p>20935058</text:p>
          </table:table-cell>
          <table:table-cell office:value-type="float" office:value="83068847">
            <text:p>83068847</text:p>
          </table:table-cell>
          <table:table-cell office:value-type="float" office:value="12145996">
            <text:p>12145996</text:p>
          </table:table-cell>
          <table:table-cell office:value-type="float" office:value="1708984">
            <text:p>170898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5740727">
            <text:p>5740727</text:p>
          </table:table-cell>
          <table:table-cell office:value-type="float" office:value="75352">
            <text:p>75352</text:p>
          </table:table-cell>
          <table:table-cell office:value-type="float" office:value="6538083">
            <text:p>6538083</text:p>
          </table:table-cell>
          <table:table-cell office:value-type="float" office:value="17925105">
            <text:p>17925105</text:p>
          </table:table-cell>
          <table:table-cell office:value-type="float" office:value="6021386">
            <text:p>602138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135862">
            <text:p>8135862</text:p>
          </table:table-cell>
          <table:table-cell table:number-columns-repeated="11" office:value-type="float" office:value="0">
            <text:p>0</text:p>
          </table:table-cell>
          <table:table-cell office:value-type="float" office:value="16252928">
            <text:p>16252928</text:p>
          </table:table-cell>
          <table:table-cell office:value-type="float" office:value="6109000">
            <text:p>6109000</text:p>
          </table:table-cell>
          <table:table-cell table:number-columns-repeated="4" office:value-type="float" office:value="0">
            <text:p>0</text:p>
          </table:table-cell>
          <table:table-cell office:value-type="float" office:value="6538083">
            <text:p>6538083</text:p>
          </table:table-cell>
          <table:table-cell office:value-type="float" office:value="0">
            <text:p>0</text:p>
          </table:table-cell>
          <table:table-cell office:value-type="float" office:value="6538083">
            <text:p>6538083</text:p>
          </table:table-cell>
          <table:table-cell office:value-type="float" office:value="48">
            <text:p>48</text:p>
          </table:table-cell>
          <table:table-cell office:value-type="float" office:value="3269041">
            <text:p>3269041</text:p>
          </table:table-cell>
          <table:table-cell office:value-type="float" office:value="0">
            <text:p>0</text:p>
          </table:table-cell>
          <table:table-cell office:value-type="float" office:value="2179361">
            <text:p>2179361</text:p>
          </table:table-cell>
          <table:table-cell office:value-type="float" office:value="0">
            <text:p>0</text:p>
          </table:table-cell>
          <table:table-cell office:value-type="float" office:value="2179361">
            <text:p>2179361</text:p>
          </table:table-cell>
          <table:table-cell office:value-type="float" office:value="0">
            <text:p>0</text:p>
          </table:table-cell>
          <table:table-cell office:value-type="float" office:value="1089681">
            <text:p>1089681</text:p>
          </table:table-cell>
          <table:table-cell office:value-type="float" office:value="184">
            <text:p>184</text:p>
          </table:table-cell>
          <table:table-cell office:value-type="float" office:value="4358722">
            <text:p>4358722</text:p>
          </table:table-cell>
          <table:table-cell office:value-type="float" office:value="6538083">
            <text:p>6538083</text:p>
          </table:table-cell>
          <table:table-cell office:value-type="float" office:value="20812988">
            <text:p>20812988</text:p>
          </table:table-cell>
          <table:table-cell office:value-type="float" office:value="83374023">
            <text:p>83374023</text:p>
          </table:table-cell>
          <table:table-cell office:value-type="float" office:value="11291503">
            <text:p>11291503</text:p>
          </table:table-cell>
          <table:table-cell office:value-type="float" office:value="1831054">
            <text:p>18310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5746811">
            <text:p>5746811</text:p>
          </table:table-cell>
          <table:table-cell office:value-type="float" office:value="75467">
            <text:p>75467</text:p>
          </table:table-cell>
          <table:table-cell office:value-type="float" office:value="6548050">
            <text:p>6548050</text:p>
          </table:table-cell>
          <table:table-cell office:value-type="float" office:value="17961659">
            <text:p>17961659</text:p>
          </table:table-cell>
          <table:table-cell office:value-type="float" office:value="6027608">
            <text:p>6027608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447980">
            <text:p>84479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6370232">
            <text:p>6370232</text:p>
          </table:table-cell>
          <table:table-cell table:number-columns-repeated="4" office:value-type="float" office:value="0">
            <text:p>0</text:p>
          </table:table-cell>
          <table:table-cell office:value-type="float" office:value="6548050">
            <text:p>6548050</text:p>
          </table:table-cell>
          <table:table-cell office:value-type="float" office:value="0">
            <text:p>0</text:p>
          </table:table-cell>
          <table:table-cell office:value-type="float" office:value="6548050">
            <text:p>6548050</text:p>
          </table:table-cell>
          <table:table-cell office:value-type="float" office:value="102314">
            <text:p>102314</text:p>
          </table:table-cell>
          <table:table-cell office:value-type="float" office:value="3274025">
            <text:p>3274025</text:p>
          </table:table-cell>
          <table:table-cell office:value-type="float" office:value="0">
            <text:p>0</text:p>
          </table:table-cell>
          <table:table-cell office:value-type="float" office:value="2182683">
            <text:p>2182683</text:p>
          </table:table-cell>
          <table:table-cell office:value-type="float" office:value="0">
            <text:p>0</text:p>
          </table:table-cell>
          <table:table-cell office:value-type="float" office:value="2182684">
            <text:p>2182684</text:p>
          </table:table-cell>
          <table:table-cell office:value-type="float" office:value="6548050">
            <text:p>6548050</text:p>
          </table:table-cell>
          <table:table-cell office:value-type="float" office:value="1091342">
            <text:p>1091342</text:p>
          </table:table-cell>
          <table:table-cell office:value-type="float" office:value="166">
            <text:p>166</text:p>
          </table:table-cell>
          <table:table-cell office:value-type="float" office:value="4365367">
            <text:p>4365367</text:p>
          </table:table-cell>
          <table:table-cell office:value-type="float" office:value="6548050">
            <text:p>6548050</text:p>
          </table:table-cell>
          <table:table-cell office:value-type="float" office:value="20935058">
            <text:p>20935058</text:p>
          </table:table-cell>
          <table:table-cell office:value-type="float" office:value="82885742">
            <text:p>82885742</text:p>
          </table:table-cell>
          <table:table-cell office:value-type="float" office:value="11352539">
            <text:p>11352539</text:p>
          </table:table-cell>
          <table:table-cell office:value-type="float" office:value="1831054">
            <text:p>18310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1368538">
            <text:p>11368538</text:p>
          </table:table-cell>
          <table:table-cell office:value-type="float" office:value="142455">
            <text:p>142455</text:p>
          </table:table-cell>
          <table:table-cell office:value-type="float" office:value="12328134">
            <text:p>12328134</text:p>
          </table:table-cell>
          <table:table-cell office:value-type="float" office:value="34151234">
            <text:p>34151234</text:p>
          </table:table-cell>
          <table:table-cell office:value-type="float" office:value="11849163">
            <text:p>11849163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877690">
            <text:p>16877690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11937360">
            <text:p>11937360</text:p>
          </table:table-cell>
          <table:table-cell table:number-columns-repeated="4" office:value-type="float" office:value="0">
            <text:p>0</text:p>
          </table:table-cell>
          <table:table-cell office:value-type="float" office:value="12328134">
            <text:p>12328134</text:p>
          </table:table-cell>
          <table:table-cell office:value-type="float" office:value="0">
            <text:p>0</text:p>
          </table:table-cell>
          <table:table-cell office:value-type="float" office:value="12328134">
            <text:p>12328134</text:p>
          </table:table-cell>
          <table:table-cell office:value-type="float" office:value="193171">
            <text:p>193171</text:p>
          </table:table-cell>
          <table:table-cell office:value-type="float" office:value="6164067">
            <text:p>6164067</text:p>
          </table:table-cell>
          <table:table-cell office:value-type="float" office:value="0">
            <text:p>0</text:p>
          </table:table-cell>
          <table:table-cell office:value-type="float" office:value="4109378">
            <text:p>4109378</text:p>
          </table:table-cell>
          <table:table-cell office:value-type="float" office:value="0">
            <text:p>0</text:p>
          </table:table-cell>
          <table:table-cell office:value-type="float" office:value="4109378">
            <text:p>4109378</text:p>
          </table:table-cell>
          <table:table-cell office:value-type="float" office:value="12328134">
            <text:p>12328134</text:p>
          </table:table-cell>
          <table:table-cell office:value-type="float" office:value="2054689">
            <text:p>2054689</text:p>
          </table:table-cell>
          <table:table-cell office:value-type="float" office:value="156">
            <text:p>156</text:p>
          </table:table-cell>
          <table:table-cell office:value-type="float" office:value="8218756">
            <text:p>8218756</text:p>
          </table:table-cell>
          <table:table-cell office:value-type="float" office:value="12328134">
            <text:p>12328134</text:p>
          </table:table-cell>
          <table:table-cell office:value-type="float" office:value="42175292">
            <text:p>42175292</text:p>
          </table:table-cell>
          <table:table-cell office:value-type="float" office:value="165771484">
            <text:p>165771484</text:p>
          </table:table-cell>
          <table:table-cell office:value-type="float" office:value="15563964">
            <text:p>15563964</text:p>
          </table:table-cell>
          <table:table-cell office:value-type="float" office:value="3295898">
            <text:p>32958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22654159">
            <text:p>22654159</text:p>
          </table:table-cell>
          <table:table-cell office:value-type="float" office:value="278717">
            <text:p>278717</text:p>
          </table:table-cell>
          <table:table-cell office:value-type="float" office:value="24152993">
            <text:p>24152993</text:p>
          </table:table-cell>
          <table:table-cell office:value-type="float" office:value="67091199">
            <text:p>67091199</text:p>
          </table:table-cell>
          <table:table-cell office:value-type="float" office:value="23601361">
            <text:p>23601361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724048">
            <text:p>33724048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23942216">
            <text:p>23942216</text:p>
          </table:table-cell>
          <table:table-cell table:number-columns-repeated="4" office:value-type="float" office:value="0">
            <text:p>0</text:p>
          </table:table-cell>
          <table:table-cell office:value-type="float" office:value="24152993">
            <text:p>24152993</text:p>
          </table:table-cell>
          <table:table-cell office:value-type="float" office:value="0">
            <text:p>0</text:p>
          </table:table-cell>
          <table:table-cell office:value-type="float" office:value="24152993">
            <text:p>24152993</text:p>
          </table:table-cell>
          <table:table-cell office:value-type="float" office:value="377394">
            <text:p>377394</text:p>
          </table:table-cell>
          <table:table-cell office:value-type="float" office:value="12076496">
            <text:p>12076496</text:p>
          </table:table-cell>
          <table:table-cell office:value-type="float" office:value="0">
            <text:p>0</text:p>
          </table:table-cell>
          <table:table-cell office:value-type="float" office:value="8050998">
            <text:p>8050998</text:p>
          </table:table-cell>
          <table:table-cell office:value-type="float" office:value="0">
            <text:p>0</text:p>
          </table:table-cell>
          <table:table-cell office:value-type="float" office:value="8050998">
            <text:p>8050998</text:p>
          </table:table-cell>
          <table:table-cell office:value-type="float" office:value="0">
            <text:p>0</text:p>
          </table:table-cell>
          <table:table-cell office:value-type="float" office:value="4025499">
            <text:p>4025499</text:p>
          </table:table-cell>
          <table:table-cell office:value-type="float" office:value="192">
            <text:p>192</text:p>
          </table:table-cell>
          <table:table-cell office:value-type="float" office:value="16101996">
            <text:p>16101996</text:p>
          </table:table-cell>
          <table:table-cell office:value-type="float" office:value="24152993">
            <text:p>24152993</text:p>
          </table:table-cell>
          <table:table-cell office:value-type="float" office:value="79956054">
            <text:p>79956054</text:p>
          </table:table-cell>
          <table:table-cell office:value-type="float" office:value="317260742">
            <text:p>317260742</text:p>
          </table:table-cell>
          <table:table-cell office:value-type="float" office:value="25329589">
            <text:p>25329589</text:p>
          </table:table-cell>
          <table:table-cell office:value-type="float" office:value="6042480">
            <text:p>60424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44891819">
            <text:p>44891819</text:p>
          </table:table-cell>
          <table:table-cell office:value-type="float" office:value="545079">
            <text:p>545079</text:p>
          </table:table-cell>
          <table:table-cell office:value-type="float" office:value="47380331">
            <text:p>47380331</text:p>
          </table:table-cell>
          <table:table-cell office:value-type="float" office:value="131522697">
            <text:p>131522697</text:p>
          </table:table-cell>
          <table:table-cell office:value-type="float" office:value="46871457">
            <text:p>46871457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7408168">
            <text:p>67408168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48482400">
            <text:p>48482400</text:p>
          </table:table-cell>
          <table:table-cell table:number-columns-repeated="4" office:value-type="float" office:value="0">
            <text:p>0</text:p>
          </table:table-cell>
          <table:table-cell office:value-type="float" office:value="47380331">
            <text:p>47380331</text:p>
          </table:table-cell>
          <table:table-cell office:value-type="float" office:value="0">
            <text:p>0</text:p>
          </table:table-cell>
          <table:table-cell office:value-type="float" office:value="47380331">
            <text:p>47380331</text:p>
          </table:table-cell>
          <table:table-cell office:value-type="float" office:value="740321">
            <text:p>740321</text:p>
          </table:table-cell>
          <table:table-cell office:value-type="float" office:value="23690165">
            <text:p>23690165</text:p>
          </table:table-cell>
          <table:table-cell office:value-type="float" office:value="0">
            <text:p>0</text:p>
          </table:table-cell>
          <table:table-cell office:value-type="float" office:value="15793444">
            <text:p>15793444</text:p>
          </table:table-cell>
          <table:table-cell office:value-type="float" office:value="0">
            <text:p>0</text:p>
          </table:table-cell>
          <table:table-cell office:value-type="float" office:value="15793444">
            <text:p>15793444</text:p>
          </table:table-cell>
          <table:table-cell office:value-type="float" office:value="47380331">
            <text:p>47380331</text:p>
          </table:table-cell>
          <table:table-cell office:value-type="float" office:value="7896722">
            <text:p>7896722</text:p>
          </table:table-cell>
          <table:table-cell office:value-type="float" office:value="47157341">
            <text:p>47157341</text:p>
          </table:table-cell>
          <table:table-cell office:value-type="float" office:value="31586888">
            <text:p>31586888</text:p>
          </table:table-cell>
          <table:table-cell office:value-type="float" office:value="47380331">
            <text:p>47380331</text:p>
          </table:table-cell>
          <table:table-cell office:value-type="float" office:value="157592773">
            <text:p>157592773</text:p>
          </table:table-cell>
          <table:table-cell office:value-type="float" office:value="623840332">
            <text:p>623840332</text:p>
          </table:table-cell>
          <table:table-cell office:value-type="float" office:value="42358398">
            <text:p>42358398</text:p>
          </table:table-cell>
          <table:table-cell office:value-type="float" office:value="11474609">
            <text:p>114746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89447229">
            <text:p>89447229</text:p>
          </table:table-cell>
          <table:table-cell office:value-type="float" office:value="1080711">
            <text:p>1080711</text:p>
          </table:table-cell>
          <table:table-cell office:value-type="float" office:value="93995052">
            <text:p>93995052</text:p>
          </table:table-cell>
          <table:table-cell office:value-type="float" office:value="261124360">
            <text:p>261124360</text:p>
          </table:table-cell>
          <table:table-cell office:value-type="float" office:value="93402027">
            <text:p>93402027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4764872">
            <text:p>134764872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93489480">
            <text:p>93489480</text:p>
          </table:table-cell>
          <table:table-cell table:number-columns-repeated="4" office:value-type="float" office:value="0">
            <text:p>0</text:p>
          </table:table-cell>
          <table:table-cell office:value-type="float" office:value="93995052">
            <text:p>93995052</text:p>
          </table:table-cell>
          <table:table-cell office:value-type="float" office:value="0">
            <text:p>0</text:p>
          </table:table-cell>
          <table:table-cell office:value-type="float" office:value="93995052">
            <text:p>93995052</text:p>
          </table:table-cell>
          <table:table-cell office:value-type="float" office:value="1468674">
            <text:p>1468674</text:p>
          </table:table-cell>
          <table:table-cell office:value-type="float" office:value="46997526">
            <text:p>46997526</text:p>
          </table:table-cell>
          <table:table-cell office:value-type="float" office:value="0">
            <text:p>0</text:p>
          </table:table-cell>
          <table:table-cell office:value-type="float" office:value="31331684">
            <text:p>31331684</text:p>
          </table:table-cell>
          <table:table-cell office:value-type="float" office:value="0">
            <text:p>0</text:p>
          </table:table-cell>
          <table:table-cell office:value-type="float" office:value="31331684">
            <text:p>31331684</text:p>
          </table:table-cell>
          <table:table-cell office:value-type="float" office:value="0">
            <text:p>0</text:p>
          </table:table-cell>
          <table:table-cell office:value-type="float" office:value="15665842">
            <text:p>15665842</text:p>
          </table:table-cell>
          <table:table-cell office:value-type="float" office:value="397">
            <text:p>397</text:p>
          </table:table-cell>
          <table:table-cell office:value-type="float" office:value="62663368">
            <text:p>62663368</text:p>
          </table:table-cell>
          <table:table-cell office:value-type="float" office:value="93995052">
            <text:p>93995052</text:p>
          </table:table-cell>
          <table:table-cell office:value-type="float" office:value="304382324">
            <text:p>304382324</text:p>
          </table:table-cell>
          <table:table-cell office:value-type="float" office:value="1247375488">
            <text:p>1247375488</text:p>
          </table:table-cell>
          <table:table-cell office:value-type="float" office:value="76660156">
            <text:p>76660156</text:p>
          </table:table-cell>
          <table:table-cell office:value-type="float" office:value="22399902">
            <text:p>223999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79401452">
            <text:p>179401452</text:p>
          </table:table-cell>
          <table:table-cell office:value-type="float" office:value="2160166">
            <text:p>2160166</text:p>
          </table:table-cell>
          <table:table-cell office:value-type="float" office:value="187501293">
            <text:p>187501293</text:p>
          </table:table-cell>
          <table:table-cell office:value-type="float" office:value="522352945">
            <text:p>522352945</text:p>
          </table:table-cell>
          <table:table-cell office:value-type="float" office:value="186908159">
            <text:p>186908159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9545132">
            <text:p>269545132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186993904">
            <text:p>186993904</text:p>
          </table:table-cell>
          <table:table-cell table:number-columns-repeated="4" office:value-type="float" office:value="0">
            <text:p>0</text:p>
          </table:table-cell>
          <table:table-cell office:value-type="float" office:value="187501293">
            <text:p>187501293</text:p>
          </table:table-cell>
          <table:table-cell office:value-type="float" office:value="473717">
            <text:p>473717</text:p>
          </table:table-cell>
          <table:table-cell office:value-type="float" office:value="187501293">
            <text:p>187501293</text:p>
          </table:table-cell>
          <table:table-cell office:value-type="float" office:value="2930267">
            <text:p>2930267</text:p>
          </table:table-cell>
          <table:table-cell office:value-type="float" office:value="93750647">
            <text:p>93750647</text:p>
          </table:table-cell>
          <table:table-cell office:value-type="float" office:value="187501293">
            <text:p>187501293</text:p>
          </table:table-cell>
          <table:table-cell office:value-type="float" office:value="62500431">
            <text:p>62500431</text:p>
          </table:table-cell>
          <table:table-cell office:value-type="float" office:value="0">
            <text:p>0</text:p>
          </table:table-cell>
          <table:table-cell office:value-type="float" office:value="62500431">
            <text:p>62500431</text:p>
          </table:table-cell>
          <table:table-cell office:value-type="float" office:value="0">
            <text:p>0</text:p>
          </table:table-cell>
          <table:table-cell office:value-type="float" office:value="31250216">
            <text:p>31250216</text:p>
          </table:table-cell>
          <table:table-cell office:value-type="float" office:value="753">
            <text:p>753</text:p>
          </table:table-cell>
          <table:table-cell office:value-type="float" office:value="125000861">
            <text:p>125000861</text:p>
          </table:table-cell>
          <table:table-cell office:value-type="float" office:value="187501293">
            <text:p>187501293</text:p>
          </table:table-cell>
          <table:table-cell office:value-type="float" office:value="609313964">
            <text:p>609313964</text:p>
          </table:table-cell>
          <table:table-cell office:value-type="float" office:value="2499023437">
            <text:p>2499023437</text:p>
          </table:table-cell>
          <table:table-cell office:value-type="float" office:value="145935058">
            <text:p>145935058</text:p>
          </table:table-cell>
          <table:table-cell office:value-type="float" office:value="44616699">
            <text:p>4461669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57756401">
            <text:p>357756401</text:p>
          </table:table-cell>
          <table:table-cell office:value-type="float" office:value="4299457">
            <text:p>4299457</text:p>
          </table:table-cell>
          <table:table-cell office:value-type="float" office:value="373982341">
            <text:p>373982341</text:p>
          </table:table-cell>
          <table:table-cell office:value-type="float" office:value="1040046171">
            <text:p>1040046171</text:p>
          </table:table-cell>
          <table:table-cell office:value-type="float" office:value="373474493">
            <text:p>373474493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9052260">
            <text:p>539052260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1824">
            <text:p>1073741824</text:p>
          </table:table-cell>
          <table:table-cell office:value-type="float" office:value="373561520">
            <text:p>373561520</text:p>
          </table:table-cell>
          <table:table-cell table:number-columns-repeated="4" office:value-type="float" office:value="0">
            <text:p>0</text:p>
          </table:table-cell>
          <table:table-cell office:value-type="float" office:value="373982341">
            <text:p>373982341</text:p>
          </table:table-cell>
          <table:table-cell office:value-type="float" office:value="0">
            <text:p>0</text:p>
          </table:table-cell>
          <table:table-cell office:value-type="float" office:value="373982341">
            <text:p>373982341</text:p>
          </table:table-cell>
          <table:table-cell office:value-type="float" office:value="0">
            <text:p>0</text:p>
          </table:table-cell>
          <table:table-cell office:value-type="float" office:value="186991170">
            <text:p>186991170</text:p>
          </table:table-cell>
          <table:table-cell office:value-type="float" office:value="0">
            <text:p>0</text:p>
          </table:table-cell>
          <table:table-cell office:value-type="float" office:value="124660780">
            <text:p>124660780</text:p>
          </table:table-cell>
          <table:table-cell office:value-type="float" office:value="0">
            <text:p>0</text:p>
          </table:table-cell>
          <table:table-cell office:value-type="float" office:value="124660780">
            <text:p>124660780</text:p>
          </table:table-cell>
          <table:table-cell office:value-type="float" office:value="0">
            <text:p>0</text:p>
          </table:table-cell>
          <table:table-cell office:value-type="float" office:value="62330390">
            <text:p>62330390</text:p>
          </table:table-cell>
          <table:table-cell office:value-type="float" office:value="566">
            <text:p>566</text:p>
          </table:table-cell>
          <table:table-cell office:value-type="float" office:value="249321561">
            <text:p>249321561</text:p>
          </table:table-cell>
          <table:table-cell office:value-type="float" office:value="373982341">
            <text:p>373982341</text:p>
          </table:table-cell>
          <table:table-cell office:value-type="float" office:value="1210998535">
            <text:p>1210998535</text:p>
          </table:table-cell>
          <table:table-cell office:value-type="float" office:value="4977783203">
            <text:p>4977783203</text:p>
          </table:table-cell>
          <table:table-cell office:value-type="float" office:value="281982421">
            <text:p>281982421</text:p>
          </table:table-cell>
          <table:table-cell office:value-type="float" office:value="88439941">
            <text:p>884399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715530306">
            <text:p>715530306</text:p>
          </table:table-cell>
          <table:table-cell office:value-type="float" office:value="8593431">
            <text:p>8593431</text:p>
          </table:table-cell>
          <table:table-cell office:value-type="float" office:value="747341034">
            <text:p>747341034</text:p>
          </table:table-cell>
          <table:table-cell office:value-type="float" office:value="2079182702">
            <text:p>2079182702</text:p>
          </table:table-cell>
          <table:table-cell office:value-type="float" office:value="746774569">
            <text:p>746774569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78058574">
            <text:p>1078058574</text:p>
          </table:table-cell>
          <table:table-cell table:number-columns-repeated="11" office:value-type="float" office:value="0">
            <text:p>0</text:p>
          </table:table-cell>
          <table:table-cell office:value-type="float" office:value="2147483648">
            <text:p>2147483648</text:p>
          </table:table-cell>
          <table:table-cell office:value-type="float" office:value="746861416">
            <text:p>746861416</text:p>
          </table:table-cell>
          <table:table-cell table:number-columns-repeated="4" office:value-type="float" office:value="0">
            <text:p>0</text:p>
          </table:table-cell>
          <table:table-cell office:value-type="float" office:value="747341034">
            <text:p>747341034</text:p>
          </table:table-cell>
          <table:table-cell office:value-type="float" office:value="0">
            <text:p>0</text:p>
          </table:table-cell>
          <table:table-cell office:value-type="float" office:value="747341034">
            <text:p>747341034</text:p>
          </table:table-cell>
          <table:table-cell office:value-type="float" office:value="11677265">
            <text:p>11677265</text:p>
          </table:table-cell>
          <table:table-cell office:value-type="float" office:value="373670517">
            <text:p>373670517</text:p>
          </table:table-cell>
          <table:table-cell office:value-type="float" office:value="747341034">
            <text:p>747341034</text:p>
          </table:table-cell>
          <table:table-cell office:value-type="float" office:value="249113678">
            <text:p>249113678</text:p>
          </table:table-cell>
          <table:table-cell office:value-type="float" office:value="0">
            <text:p>0</text:p>
          </table:table-cell>
          <table:table-cell office:value-type="float" office:value="249113678">
            <text:p>249113678</text:p>
          </table:table-cell>
          <table:table-cell office:value-type="float" office:value="747341034">
            <text:p>747341034</text:p>
          </table:table-cell>
          <table:table-cell office:value-type="float" office:value="124556839">
            <text:p>124556839</text:p>
          </table:table-cell>
          <table:table-cell office:value-type="float" office:value="1491">
            <text:p>1491</text:p>
          </table:table-cell>
          <table:table-cell office:value-type="float" office:value="498227356">
            <text:p>498227356</text:p>
          </table:table-cell>
          <table:table-cell office:value-type="float" office:value="747341034">
            <text:p>747341034</text:p>
          </table:table-cell>
          <table:table-cell office:value-type="float" office:value="2425109863">
            <text:p>2425109863</text:p>
          </table:table-cell>
          <table:table-cell office:value-type="float" office:value="9977355957">
            <text:p>9977355957</text:p>
          </table:table-cell>
          <table:table-cell office:value-type="float" office:value="561157226">
            <text:p>561157226</text:p>
          </table:table-cell>
          <table:table-cell office:value-type="float" office:value="176635742">
            <text:p>1766357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763163">
            <text:p>763163</text:p>
          </table:table-cell>
          <table:table-cell office:value-type="float" office:value="13419">
            <text:p>13419</text:p>
          </table:table-cell>
          <table:table-cell office:value-type="float" office:value="1171465">
            <text:p>1171465</text:p>
          </table:table-cell>
          <table:table-cell office:value-type="float" office:value="2949956">
            <text:p>2949956</text:p>
          </table:table-cell>
          <table:table-cell office:value-type="float" office:value="834586">
            <text:p>83458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80">
            <text:p>328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068672">
            <text:p>2068672</text:p>
          </table:table-cell>
          <table:table-cell table:number-columns-repeated="4" office:value-type="float" office:value="0">
            <text:p>0</text:p>
          </table:table-cell>
          <table:table-cell office:value-type="float" office:value="1171465">
            <text:p>1171465</text:p>
          </table:table-cell>
          <table:table-cell office:value-type="float" office:value="0">
            <text:p>0</text:p>
          </table:table-cell>
          <table:table-cell office:value-type="float" office:value="1171465">
            <text:p>1171465</text:p>
          </table:table-cell>
          <table:table-cell office:value-type="float" office:value="18304">
            <text:p>18304</text:p>
          </table:table-cell>
          <table:table-cell office:value-type="float" office:value="585732">
            <text:p>585732</text:p>
          </table:table-cell>
          <table:table-cell office:value-type="float" office:value="0">
            <text:p>0</text:p>
          </table:table-cell>
          <table:table-cell office:value-type="float" office:value="390488">
            <text:p>390488</text:p>
          </table:table-cell>
          <table:table-cell office:value-type="float" office:value="0">
            <text:p>0</text:p>
          </table:table-cell>
          <table:table-cell office:value-type="float" office:value="390488">
            <text:p>390488</text:p>
          </table:table-cell>
          <table:table-cell office:value-type="float" office:value="0">
            <text:p>0</text:p>
          </table:table-cell>
          <table:table-cell office:value-type="float" office:value="195244">
            <text:p>195244</text:p>
          </table:table-cell>
          <table:table-cell office:value-type="float" office:value="176">
            <text:p>176</text:p>
          </table:table-cell>
          <table:table-cell office:value-type="float" office:value="780977">
            <text:p>780977</text:p>
          </table:table-cell>
          <table:table-cell office:value-type="float" office:value="1171465">
            <text:p>1171465</text:p>
          </table:table-cell>
          <table:table-cell office:value-type="float" office:value="2929687">
            <text:p>2929687</text:p>
          </table:table-cell>
          <table:table-cell office:value-type="float" office:value="10314941">
            <text:p>10314941</text:p>
          </table:table-cell>
          <table:table-cell office:value-type="float" office:value="4028320">
            <text:p>402832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62747">
            <text:p>762747</text:p>
          </table:table-cell>
          <table:table-cell office:value-type="float" office:value="14269">
            <text:p>14269</text:p>
          </table:table-cell>
          <table:table-cell office:value-type="float" office:value="1245637">
            <text:p>1245637</text:p>
          </table:table-cell>
          <table:table-cell office:value-type="float" office:value="3137524">
            <text:p>3137524</text:p>
          </table:table-cell>
          <table:table-cell office:value-type="float" office:value="834103">
            <text:p>83410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80">
            <text:p>328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3846832">
            <text:p>3846832</text:p>
          </table:table-cell>
          <table:table-cell table:number-columns-repeated="4" office:value-type="float" office:value="0">
            <text:p>0</text:p>
          </table:table-cell>
          <table:table-cell office:value-type="float" office:value="1245637">
            <text:p>1245637</text:p>
          </table:table-cell>
          <table:table-cell office:value-type="float" office:value="0">
            <text:p>0</text:p>
          </table:table-cell>
          <table:table-cell office:value-type="float" office:value="1245637">
            <text:p>1245637</text:p>
          </table:table-cell>
          <table:table-cell office:value-type="float" office:value="19463">
            <text:p>19463</text:p>
          </table:table-cell>
          <table:table-cell office:value-type="float" office:value="622819">
            <text:p>622819</text:p>
          </table:table-cell>
          <table:table-cell office:value-type="float" office:value="0">
            <text:p>0</text:p>
          </table:table-cell>
          <table:table-cell office:value-type="float" office:value="415213">
            <text:p>415213</text:p>
          </table:table-cell>
          <table:table-cell office:value-type="float" office:value="0">
            <text:p>0</text:p>
          </table:table-cell>
          <table:table-cell office:value-type="float" office:value="415212">
            <text:p>415212</text:p>
          </table:table-cell>
          <table:table-cell office:value-type="float" office:value="0">
            <text:p>0</text:p>
          </table:table-cell>
          <table:table-cell office:value-type="float" office:value="207606">
            <text:p>207606</text:p>
          </table:table-cell>
          <table:table-cell office:value-type="float" office:value="188">
            <text:p>188</text:p>
          </table:table-cell>
          <table:table-cell office:value-type="float" office:value="830424">
            <text:p>830424</text:p>
          </table:table-cell>
          <table:table-cell office:value-type="float" office:value="1245637">
            <text:p>1245637</text:p>
          </table:table-cell>
          <table:table-cell office:value-type="float" office:value="5981445">
            <text:p>5981445</text:p>
          </table:table-cell>
          <table:table-cell office:value-type="float" office:value="21240234">
            <text:p>21240234</text:p>
          </table:table-cell>
          <table:table-cell office:value-type="float" office:value="4150390">
            <text:p>4150390</text:p>
          </table:table-cell>
          <table:table-cell office:value-type="float" office:value="915527">
            <text:p>91552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62914">
            <text:p>762914</text:p>
          </table:table-cell>
          <table:table-cell office:value-type="float" office:value="14435">
            <text:p>14435</text:p>
          </table:table-cell>
          <table:table-cell office:value-type="float" office:value="1260101">
            <text:p>1260101</text:p>
          </table:table-cell>
          <table:table-cell office:value-type="float" office:value="3184034">
            <text:p>3184034</text:p>
          </table:table-cell>
          <table:table-cell office:value-type="float" office:value="834230">
            <text:p>8342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80">
            <text:p>3288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3974424">
            <text:p>3974424</text:p>
          </table:table-cell>
          <table:table-cell table:number-columns-repeated="4" office:value-type="float" office:value="0">
            <text:p>0</text:p>
          </table:table-cell>
          <table:table-cell office:value-type="float" office:value="1260101">
            <text:p>1260101</text:p>
          </table:table-cell>
          <table:table-cell office:value-type="float" office:value="0">
            <text:p>0</text:p>
          </table:table-cell>
          <table:table-cell office:value-type="float" office:value="1260101">
            <text:p>1260101</text:p>
          </table:table-cell>
          <table:table-cell office:value-type="float" office:value="19689">
            <text:p>19689</text:p>
          </table:table-cell>
          <table:table-cell office:value-type="float" office:value="630051">
            <text:p>630051</text:p>
          </table:table-cell>
          <table:table-cell office:value-type="float" office:value="0">
            <text:p>0</text:p>
          </table:table-cell>
          <table:table-cell office:value-type="float" office:value="420033">
            <text:p>420033</text:p>
          </table:table-cell>
          <table:table-cell office:value-type="float" office:value="0">
            <text:p>0</text:p>
          </table:table-cell>
          <table:table-cell office:value-type="float" office:value="420034">
            <text:p>420034</text:p>
          </table:table-cell>
          <table:table-cell office:value-type="float" office:value="0">
            <text:p>0</text:p>
          </table:table-cell>
          <table:table-cell office:value-type="float" office:value="210017">
            <text:p>210017</text:p>
          </table:table-cell>
          <table:table-cell office:value-type="float" office:value="169">
            <text:p>169</text:p>
          </table:table-cell>
          <table:table-cell office:value-type="float" office:value="840067">
            <text:p>840067</text:p>
          </table:table-cell>
          <table:table-cell office:value-type="float" office:value="1260101">
            <text:p>1260101</text:p>
          </table:table-cell>
          <table:table-cell office:value-type="float" office:value="2929687">
            <text:p>2929687</text:p>
          </table:table-cell>
          <table:table-cell office:value-type="float" office:value="11047363">
            <text:p>11047363</text:p>
          </table:table-cell>
          <table:table-cell office:value-type="float" office:value="4516601">
            <text:p>451660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65330">
            <text:p>765330</text:p>
          </table:table-cell>
          <table:table-cell office:value-type="float" office:value="13379">
            <text:p>13379</text:p>
          </table:table-cell>
          <table:table-cell office:value-type="float" office:value="1167959">
            <text:p>1167959</text:p>
          </table:table-cell>
          <table:table-cell office:value-type="float" office:value="2941859">
            <text:p>2941859</text:p>
          </table:table-cell>
          <table:table-cell office:value-type="float" office:value="836368">
            <text:p>8363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880">
            <text:p>32880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200648">
            <text:p>2200648</text:p>
          </table:table-cell>
          <table:table-cell table:number-columns-repeated="4" office:value-type="float" office:value="0">
            <text:p>0</text:p>
          </table:table-cell>
          <table:table-cell office:value-type="float" office:value="1167959">
            <text:p>1167959</text:p>
          </table:table-cell>
          <table:table-cell office:value-type="float" office:value="0">
            <text:p>0</text:p>
          </table:table-cell>
          <table:table-cell office:value-type="float" office:value="1167959">
            <text:p>1167959</text:p>
          </table:table-cell>
          <table:table-cell office:value-type="float" office:value="18249">
            <text:p>18249</text:p>
          </table:table-cell>
          <table:table-cell office:value-type="float" office:value="583980">
            <text:p>583980</text:p>
          </table:table-cell>
          <table:table-cell office:value-type="float" office:value="0">
            <text:p>0</text:p>
          </table:table-cell>
          <table:table-cell office:value-type="float" office:value="389319">
            <text:p>389319</text:p>
          </table:table-cell>
          <table:table-cell office:value-type="float" office:value="0">
            <text:p>0</text:p>
          </table:table-cell>
          <table:table-cell office:value-type="float" office:value="389320">
            <text:p>389320</text:p>
          </table:table-cell>
          <table:table-cell office:value-type="float" office:value="0">
            <text:p>0</text:p>
          </table:table-cell>
          <table:table-cell office:value-type="float" office:value="194660">
            <text:p>194660</text:p>
          </table:table-cell>
          <table:table-cell office:value-type="float" office:value="200">
            <text:p>200</text:p>
          </table:table-cell>
          <table:table-cell office:value-type="float" office:value="778639">
            <text:p>778639</text:p>
          </table:table-cell>
          <table:table-cell office:value-type="float" office:value="1167959">
            <text:p>1167959</text:p>
          </table:table-cell>
          <table:table-cell office:value-type="float" office:value="2868652">
            <text:p>2868652</text:p>
          </table:table-cell>
          <table:table-cell office:value-type="float" office:value="10375976">
            <text:p>10375976</text:p>
          </table:table-cell>
          <table:table-cell office:value-type="float" office:value="4089355">
            <text:p>4089355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65830">
            <text:p>765830</text:p>
          </table:table-cell>
          <table:table-cell office:value-type="float" office:value="14244">
            <text:p>14244</text:p>
          </table:table-cell>
          <table:table-cell office:value-type="float" office:value="1243436">
            <text:p>1243436</text:p>
          </table:table-cell>
          <table:table-cell office:value-type="float" office:value="3138700">
            <text:p>3138700</text:p>
          </table:table-cell>
          <table:table-cell office:value-type="float" office:value="837129">
            <text:p>8371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708">
            <text:p>65708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1813288">
            <text:p>1813288</text:p>
          </table:table-cell>
          <table:table-cell table:number-columns-repeated="4" office:value-type="float" office:value="0">
            <text:p>0</text:p>
          </table:table-cell>
          <table:table-cell office:value-type="float" office:value="1243436">
            <text:p>1243436</text:p>
          </table:table-cell>
          <table:table-cell office:value-type="float" office:value="0">
            <text:p>0</text:p>
          </table:table-cell>
          <table:table-cell office:value-type="float" office:value="1243436">
            <text:p>1243436</text:p>
          </table:table-cell>
          <table:table-cell office:value-type="float" office:value="19429">
            <text:p>19429</text:p>
          </table:table-cell>
          <table:table-cell office:value-type="float" office:value="621718">
            <text:p>621718</text:p>
          </table:table-cell>
          <table:table-cell office:value-type="float" office:value="0">
            <text:p>0</text:p>
          </table:table-cell>
          <table:table-cell office:value-type="float" office:value="414478">
            <text:p>414478</text:p>
          </table:table-cell>
          <table:table-cell office:value-type="float" office:value="0">
            <text:p>0</text:p>
          </table:table-cell>
          <table:table-cell office:value-type="float" office:value="414479">
            <text:p>414479</text:p>
          </table:table-cell>
          <table:table-cell office:value-type="float" office:value="0">
            <text:p>0</text:p>
          </table:table-cell>
          <table:table-cell office:value-type="float" office:value="207240">
            <text:p>207240</text:p>
          </table:table-cell>
          <table:table-cell office:value-type="float" office:value="185">
            <text:p>185</text:p>
          </table:table-cell>
          <table:table-cell office:value-type="float" office:value="828957">
            <text:p>828957</text:p>
          </table:table-cell>
          <table:table-cell office:value-type="float" office:value="1243436">
            <text:p>1243436</text:p>
          </table:table-cell>
          <table:table-cell office:value-type="float" office:value="5737304">
            <text:p>5737304</text:p>
          </table:table-cell>
          <table:table-cell office:value-type="float" office:value="21606445">
            <text:p>21606445</text:p>
          </table:table-cell>
          <table:table-cell office:value-type="float" office:value="4150390">
            <text:p>4150390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68080">
            <text:p>768080</text:p>
          </table:table-cell>
          <table:table-cell office:value-type="float" office:value="13385">
            <text:p>13385</text:p>
          </table:table-cell>
          <table:table-cell office:value-type="float" office:value="1168487">
            <text:p>1168487</text:p>
          </table:table-cell>
          <table:table-cell office:value-type="float" office:value="2948110">
            <text:p>2948110</text:p>
          </table:table-cell>
          <table:table-cell office:value-type="float" office:value="839655">
            <text:p>8396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364">
            <text:p>131364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1818376">
            <text:p>1818376</text:p>
          </table:table-cell>
          <table:table-cell table:number-columns-repeated="4" office:value-type="float" office:value="0">
            <text:p>0</text:p>
          </table:table-cell>
          <table:table-cell office:value-type="float" office:value="1168487">
            <text:p>1168487</text:p>
          </table:table-cell>
          <table:table-cell office:value-type="float" office:value="0">
            <text:p>0</text:p>
          </table:table-cell>
          <table:table-cell office:value-type="float" office:value="1168487">
            <text:p>1168487</text:p>
          </table:table-cell>
          <table:table-cell office:value-type="float" office:value="18258">
            <text:p>18258</text:p>
          </table:table-cell>
          <table:table-cell office:value-type="float" office:value="584244">
            <text:p>584244</text:p>
          </table:table-cell>
          <table:table-cell office:value-type="float" office:value="0">
            <text:p>0</text:p>
          </table:table-cell>
          <table:table-cell office:value-type="float" office:value="389496">
            <text:p>389496</text:p>
          </table:table-cell>
          <table:table-cell office:value-type="float" office:value="0">
            <text:p>0</text:p>
          </table:table-cell>
          <table:table-cell office:value-type="float" office:value="389495">
            <text:p>389495</text:p>
          </table:table-cell>
          <table:table-cell office:value-type="float" office:value="0">
            <text:p>0</text:p>
          </table:table-cell>
          <table:table-cell office:value-type="float" office:value="194747">
            <text:p>194747</text:p>
          </table:table-cell>
          <table:table-cell office:value-type="float" office:value="175">
            <text:p>175</text:p>
          </table:table-cell>
          <table:table-cell office:value-type="float" office:value="778991">
            <text:p>778991</text:p>
          </table:table-cell>
          <table:table-cell office:value-type="float" office:value="1168487">
            <text:p>1168487</text:p>
          </table:table-cell>
          <table:table-cell office:value-type="float" office:value="3051757">
            <text:p>3051757</text:p>
          </table:table-cell>
          <table:table-cell office:value-type="float" office:value="10864257">
            <text:p>10864257</text:p>
          </table:table-cell>
          <table:table-cell office:value-type="float" office:value="3967285">
            <text:p>3967285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770580">
            <text:p>770580</text:p>
          </table:table-cell>
          <table:table-cell office:value-type="float" office:value="14284">
            <text:p>14284</text:p>
          </table:table-cell>
          <table:table-cell office:value-type="float" office:value="1246967">
            <text:p>1246967</text:p>
          </table:table-cell>
          <table:table-cell office:value-type="float" office:value="3146113">
            <text:p>3146113</text:p>
          </table:table-cell>
          <table:table-cell office:value-type="float" office:value="841925">
            <text:p>8419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2728">
            <text:p>262728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1824528">
            <text:p>1824528</text:p>
          </table:table-cell>
          <table:table-cell table:number-columns-repeated="4" office:value-type="float" office:value="0">
            <text:p>0</text:p>
          </table:table-cell>
          <table:table-cell office:value-type="float" office:value="1246967">
            <text:p>1246967</text:p>
          </table:table-cell>
          <table:table-cell office:value-type="float" office:value="0">
            <text:p>0</text:p>
          </table:table-cell>
          <table:table-cell office:value-type="float" office:value="1246967">
            <text:p>1246967</text:p>
          </table:table-cell>
          <table:table-cell office:value-type="float" office:value="19483">
            <text:p>19483</text:p>
          </table:table-cell>
          <table:table-cell office:value-type="float" office:value="623483">
            <text:p>623483</text:p>
          </table:table-cell>
          <table:table-cell office:value-type="float" office:value="0">
            <text:p>0</text:p>
          </table:table-cell>
          <table:table-cell office:value-type="float" office:value="415656">
            <text:p>415656</text:p>
          </table:table-cell>
          <table:table-cell office:value-type="float" office:value="0">
            <text:p>0</text:p>
          </table:table-cell>
          <table:table-cell office:value-type="float" office:value="415655">
            <text:p>415655</text:p>
          </table:table-cell>
          <table:table-cell office:value-type="float" office:value="0">
            <text:p>0</text:p>
          </table:table-cell>
          <table:table-cell office:value-type="float" office:value="207828">
            <text:p>207828</text:p>
          </table:table-cell>
          <table:table-cell office:value-type="float" office:value="201">
            <text:p>201</text:p>
          </table:table-cell>
          <table:table-cell office:value-type="float" office:value="831311">
            <text:p>831311</text:p>
          </table:table-cell>
          <table:table-cell office:value-type="float" office:value="1246967">
            <text:p>1246967</text:p>
          </table:table-cell>
          <table:table-cell office:value-type="float" office:value="2990722">
            <text:p>2990722</text:p>
          </table:table-cell>
          <table:table-cell office:value-type="float" office:value="10498046">
            <text:p>10498046</text:p>
          </table:table-cell>
          <table:table-cell office:value-type="float" office:value="4272460">
            <text:p>4272460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831830">
            <text:p>831830</text:p>
          </table:table-cell>
          <table:table-cell office:value-type="float" office:value="14199">
            <text:p>14199</text:p>
          </table:table-cell>
          <table:table-cell office:value-type="float" office:value="1239592">
            <text:p>1239592</text:p>
          </table:table-cell>
          <table:table-cell office:value-type="float" office:value="3148592">
            <text:p>3148592</text:p>
          </table:table-cell>
          <table:table-cell office:value-type="float" office:value="906755">
            <text:p>90675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25456">
            <text:p>525456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2198864">
            <text:p>2198864</text:p>
          </table:table-cell>
          <table:table-cell table:number-columns-repeated="4" office:value-type="float" office:value="0">
            <text:p>0</text:p>
          </table:table-cell>
          <table:table-cell office:value-type="float" office:value="1239592">
            <text:p>1239592</text:p>
          </table:table-cell>
          <table:table-cell office:value-type="float" office:value="0">
            <text:p>0</text:p>
          </table:table-cell>
          <table:table-cell office:value-type="float" office:value="1239592">
            <text:p>1239592</text:p>
          </table:table-cell>
          <table:table-cell office:value-type="float" office:value="19369">
            <text:p>19369</text:p>
          </table:table-cell>
          <table:table-cell office:value-type="float" office:value="619796">
            <text:p>619796</text:p>
          </table:table-cell>
          <table:table-cell office:value-type="float" office:value="0">
            <text:p>0</text:p>
          </table:table-cell>
          <table:table-cell office:value-type="float" office:value="413197">
            <text:p>413197</text:p>
          </table:table-cell>
          <table:table-cell office:value-type="float" office:value="0">
            <text:p>0</text:p>
          </table:table-cell>
          <table:table-cell office:value-type="float" office:value="413198">
            <text:p>413198</text:p>
          </table:table-cell>
          <table:table-cell office:value-type="float" office:value="0">
            <text:p>0</text:p>
          </table:table-cell>
          <table:table-cell office:value-type="float" office:value="206599">
            <text:p>206599</text:p>
          </table:table-cell>
          <table:table-cell office:value-type="float" office:value="175">
            <text:p>175</text:p>
          </table:table-cell>
          <table:table-cell office:value-type="float" office:value="826395">
            <text:p>826395</text:p>
          </table:table-cell>
          <table:table-cell office:value-type="float" office:value="1239592">
            <text:p>1239592</text:p>
          </table:table-cell>
          <table:table-cell office:value-type="float" office:value="3051757">
            <text:p>3051757</text:p>
          </table:table-cell>
          <table:table-cell office:value-type="float" office:value="11474609">
            <text:p>11474609</text:p>
          </table:table-cell>
          <table:table-cell office:value-type="float" office:value="4211425">
            <text:p>421142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32579">
            <text:p>1032579</text:p>
          </table:table-cell>
          <table:table-cell office:value-type="float" office:value="17475">
            <text:p>17475</text:p>
          </table:table-cell>
          <table:table-cell office:value-type="float" office:value="1525508">
            <text:p>1525508</text:p>
          </table:table-cell>
          <table:table-cell office:value-type="float" office:value="3920421">
            <text:p>3920421</text:p>
          </table:table-cell>
          <table:table-cell office:value-type="float" office:value="1116257">
            <text:p>111625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50912">
            <text:p>1050912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2372552">
            <text:p>2372552</text:p>
          </table:table-cell>
          <table:table-cell table:number-columns-repeated="4" office:value-type="float" office:value="0">
            <text:p>0</text:p>
          </table:table-cell>
          <table:table-cell office:value-type="float" office:value="1525508">
            <text:p>1525508</text:p>
          </table:table-cell>
          <table:table-cell office:value-type="float" office:value="0">
            <text:p>0</text:p>
          </table:table-cell>
          <table:table-cell office:value-type="float" office:value="1525508">
            <text:p>1525508</text:p>
          </table:table-cell>
          <table:table-cell office:value-type="float" office:value="23836">
            <text:p>23836</text:p>
          </table:table-cell>
          <table:table-cell office:value-type="float" office:value="762754">
            <text:p>762754</text:p>
          </table:table-cell>
          <table:table-cell office:value-type="float" office:value="0">
            <text:p>0</text:p>
          </table:table-cell>
          <table:table-cell office:value-type="float" office:value="508503">
            <text:p>508503</text:p>
          </table:table-cell>
          <table:table-cell office:value-type="float" office:value="0">
            <text:p>0</text:p>
          </table:table-cell>
          <table:table-cell office:value-type="float" office:value="508502">
            <text:p>508502</text:p>
          </table:table-cell>
          <table:table-cell office:value-type="float" office:value="0">
            <text:p>0</text:p>
          </table:table-cell>
          <table:table-cell office:value-type="float" office:value="254251">
            <text:p>254251</text:p>
          </table:table-cell>
          <table:table-cell office:value-type="float" office:value="217">
            <text:p>217</text:p>
          </table:table-cell>
          <table:table-cell office:value-type="float" office:value="1017005">
            <text:p>1017005</text:p>
          </table:table-cell>
          <table:table-cell office:value-type="float" office:value="1525508">
            <text:p>1525508</text:p>
          </table:table-cell>
          <table:table-cell office:value-type="float" office:value="5859375">
            <text:p>5859375</text:p>
          </table:table-cell>
          <table:table-cell office:value-type="float" office:value="21484375">
            <text:p>21484375</text:p>
          </table:table-cell>
          <table:table-cell office:value-type="float" office:value="5371093">
            <text:p>5371093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621327">
            <text:p>1621327</text:p>
          </table:table-cell>
          <table:table-cell office:value-type="float" office:value="24920">
            <text:p>24920</text:p>
          </table:table-cell>
          <table:table-cell office:value-type="float" office:value="2175404">
            <text:p>2175404</text:p>
          </table:table-cell>
          <table:table-cell office:value-type="float" office:value="5742474">
            <text:p>5742474</text:p>
          </table:table-cell>
          <table:table-cell office:value-type="float" office:value="1733241">
            <text:p>173324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01824">
            <text:p>2101824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3605944">
            <text:p>3605944</text:p>
          </table:table-cell>
          <table:table-cell table:number-columns-repeated="4" office:value-type="float" office:value="0">
            <text:p>0</text:p>
          </table:table-cell>
          <table:table-cell office:value-type="float" office:value="2175404">
            <text:p>2175404</text:p>
          </table:table-cell>
          <table:table-cell office:value-type="float" office:value="0">
            <text:p>0</text:p>
          </table:table-cell>
          <table:table-cell office:value-type="float" office:value="2175404">
            <text:p>2175404</text:p>
          </table:table-cell>
          <table:table-cell office:value-type="float" office:value="33990">
            <text:p>33990</text:p>
          </table:table-cell>
          <table:table-cell office:value-type="float" office:value="1087702">
            <text:p>1087702</text:p>
          </table:table-cell>
          <table:table-cell office:value-type="float" office:value="0">
            <text:p>0</text:p>
          </table:table-cell>
          <table:table-cell office:value-type="float" office:value="725135">
            <text:p>725135</text:p>
          </table:table-cell>
          <table:table-cell office:value-type="float" office:value="0">
            <text:p>0</text:p>
          </table:table-cell>
          <table:table-cell office:value-type="float" office:value="725134">
            <text:p>725134</text:p>
          </table:table-cell>
          <table:table-cell office:value-type="float" office:value="0">
            <text:p>0</text:p>
          </table:table-cell>
          <table:table-cell office:value-type="float" office:value="362567">
            <text:p>362567</text:p>
          </table:table-cell>
          <table:table-cell office:value-type="float" office:value="245">
            <text:p>245</text:p>
          </table:table-cell>
          <table:table-cell office:value-type="float" office:value="1450269">
            <text:p>1450269</text:p>
          </table:table-cell>
          <table:table-cell office:value-type="float" office:value="2175404">
            <text:p>2175404</text:p>
          </table:table-cell>
          <table:table-cell office:value-type="float" office:value="5859375">
            <text:p>5859375</text:p>
          </table:table-cell>
          <table:table-cell office:value-type="float" office:value="23071289">
            <text:p>23071289</text:p>
          </table:table-cell>
          <table:table-cell office:value-type="float" office:value="7751464">
            <text:p>7751464</text:p>
          </table:table-cell>
          <table:table-cell office:value-type="float" office:value="915527">
            <text:p>91552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124825">
            <text:p>2124825</text:p>
          </table:table-cell>
          <table:table-cell office:value-type="float" office:value="30885">
            <text:p>30885</text:p>
          </table:table-cell>
          <table:table-cell office:value-type="float" office:value="2678744">
            <text:p>2678744</text:p>
          </table:table-cell>
          <table:table-cell office:value-type="float" office:value="7190114">
            <text:p>7190114</text:p>
          </table:table-cell>
          <table:table-cell office:value-type="float" office:value="2252130">
            <text:p>225213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52736">
            <text:p>3152736</text:p>
          </table:table-cell>
          <table:table-cell table:number-columns-repeated="11" office:value-type="float" office:value="0">
            <text:p>0</text:p>
          </table:table-cell>
          <table:table-cell office:value-type="float" office:value="6291456">
            <text:p>6291456</text:p>
          </table:table-cell>
          <table:table-cell office:value-type="float" office:value="4959592">
            <text:p>4959592</text:p>
          </table:table-cell>
          <table:table-cell table:number-columns-repeated="4" office:value-type="float" office:value="0">
            <text:p>0</text:p>
          </table:table-cell>
          <table:table-cell office:value-type="float" office:value="2678744">
            <text:p>2678744</text:p>
          </table:table-cell>
          <table:table-cell office:value-type="float" office:value="0">
            <text:p>0</text:p>
          </table:table-cell>
          <table:table-cell office:value-type="float" office:value="2678744">
            <text:p>2678744</text:p>
          </table:table-cell>
          <table:table-cell office:value-type="float" office:value="41856">
            <text:p>41856</text:p>
          </table:table-cell>
          <table:table-cell office:value-type="float" office:value="1339372">
            <text:p>1339372</text:p>
          </table:table-cell>
          <table:table-cell office:value-type="float" office:value="0">
            <text:p>0</text:p>
          </table:table-cell>
          <table:table-cell office:value-type="float" office:value="892915">
            <text:p>892915</text:p>
          </table:table-cell>
          <table:table-cell office:value-type="float" office:value="0">
            <text:p>0</text:p>
          </table:table-cell>
          <table:table-cell office:value-type="float" office:value="892914">
            <text:p>892914</text:p>
          </table:table-cell>
          <table:table-cell office:value-type="float" office:value="0">
            <text:p>0</text:p>
          </table:table-cell>
          <table:table-cell office:value-type="float" office:value="446457">
            <text:p>446457</text:p>
          </table:table-cell>
          <table:table-cell office:value-type="float" office:value="196">
            <text:p>196</text:p>
          </table:table-cell>
          <table:table-cell office:value-type="float" office:value="1785829">
            <text:p>1785829</text:p>
          </table:table-cell>
          <table:table-cell office:value-type="float" office:value="2678744">
            <text:p>2678744</text:p>
          </table:table-cell>
          <table:table-cell office:value-type="float" office:value="9582519">
            <text:p>9582519</text:p>
          </table:table-cell>
          <table:table-cell office:value-type="float" office:value="38208007">
            <text:p>38208007</text:p>
          </table:table-cell>
          <table:table-cell office:value-type="float" office:value="8239746">
            <text:p>8239746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894989">
            <text:p>2894989</text:p>
          </table:table-cell>
          <table:table-cell office:value-type="float" office:value="41021">
            <text:p>41021</text:p>
          </table:table-cell>
          <table:table-cell office:value-type="float" office:value="3563661">
            <text:p>3563661</text:p>
          </table:table-cell>
          <table:table-cell office:value-type="float" office:value="9639284">
            <text:p>9639284</text:p>
          </table:table-cell>
          <table:table-cell office:value-type="float" office:value="3058673">
            <text:p>305867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53072">
            <text:p>3153072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7340800">
            <text:p>7340800</text:p>
          </table:table-cell>
          <table:table-cell table:number-columns-repeated="4" office:value-type="float" office:value="0">
            <text:p>0</text:p>
          </table:table-cell>
          <table:table-cell office:value-type="float" office:value="3563661">
            <text:p>3563661</text:p>
          </table:table-cell>
          <table:table-cell office:value-type="float" office:value="0">
            <text:p>0</text:p>
          </table:table-cell>
          <table:table-cell office:value-type="float" office:value="3563661">
            <text:p>3563661</text:p>
          </table:table-cell>
          <table:table-cell office:value-type="float" office:value="55683">
            <text:p>55683</text:p>
          </table:table-cell>
          <table:table-cell office:value-type="float" office:value="1781831">
            <text:p>1781831</text:p>
          </table:table-cell>
          <table:table-cell office:value-type="float" office:value="0">
            <text:p>0</text:p>
          </table:table-cell>
          <table:table-cell office:value-type="float" office:value="1187887">
            <text:p>1187887</text:p>
          </table:table-cell>
          <table:table-cell office:value-type="float" office:value="0">
            <text:p>0</text:p>
          </table:table-cell>
          <table:table-cell office:value-type="float" office:value="1187887">
            <text:p>1187887</text:p>
          </table:table-cell>
          <table:table-cell office:value-type="float" office:value="0">
            <text:p>0</text:p>
          </table:table-cell>
          <table:table-cell office:value-type="float" office:value="593943">
            <text:p>593943</text:p>
          </table:table-cell>
          <table:table-cell office:value-type="float" office:value="177">
            <text:p>177</text:p>
          </table:table-cell>
          <table:table-cell office:value-type="float" office:value="2375774">
            <text:p>2375774</text:p>
          </table:table-cell>
          <table:table-cell office:value-type="float" office:value="3563661">
            <text:p>3563661</text:p>
          </table:table-cell>
          <table:table-cell office:value-type="float" office:value="10009765">
            <text:p>10009765</text:p>
          </table:table-cell>
          <table:table-cell office:value-type="float" office:value="40832519">
            <text:p>40832519</text:p>
          </table:table-cell>
          <table:table-cell office:value-type="float" office:value="9033203">
            <text:p>9033203</text:p>
          </table:table-cell>
          <table:table-cell office:value-type="float" office:value="1037597">
            <text:p>10375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698068">
            <text:p>3698068</text:p>
          </table:table-cell>
          <table:table-cell office:value-type="float" office:value="50841">
            <text:p>50841</text:p>
          </table:table-cell>
          <table:table-cell office:value-type="float" office:value="4398455">
            <text:p>4398455</text:p>
          </table:table-cell>
          <table:table-cell office:value-type="float" office:value="12003961">
            <text:p>12003961</text:p>
          </table:table-cell>
          <table:table-cell office:value-type="float" office:value="3881521">
            <text:p>388152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53408">
            <text:p>3153408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0">
            <text:p>10485760</text:p>
          </table:table-cell>
          <table:table-cell office:value-type="float" office:value="8263088">
            <text:p>8263088</text:p>
          </table:table-cell>
          <table:table-cell table:number-columns-repeated="4" office:value-type="float" office:value="0">
            <text:p>0</text:p>
          </table:table-cell>
          <table:table-cell office:value-type="float" office:value="4398455">
            <text:p>4398455</text:p>
          </table:table-cell>
          <table:table-cell office:value-type="float" office:value="0">
            <text:p>0</text:p>
          </table:table-cell>
          <table:table-cell office:value-type="float" office:value="4398455">
            <text:p>4398455</text:p>
          </table:table-cell>
          <table:table-cell office:value-type="float" office:value="68726">
            <text:p>68726</text:p>
          </table:table-cell>
          <table:table-cell office:value-type="float" office:value="2199228">
            <text:p>2199228</text:p>
          </table:table-cell>
          <table:table-cell office:value-type="float" office:value="0">
            <text:p>0</text:p>
          </table:table-cell>
          <table:table-cell office:value-type="float" office:value="1466152">
            <text:p>1466152</text:p>
          </table:table-cell>
          <table:table-cell office:value-type="float" office:value="0">
            <text:p>0</text:p>
          </table:table-cell>
          <table:table-cell office:value-type="float" office:value="1466152">
            <text:p>1466152</text:p>
          </table:table-cell>
          <table:table-cell office:value-type="float" office:value="0">
            <text:p>0</text:p>
          </table:table-cell>
          <table:table-cell office:value-type="float" office:value="733076">
            <text:p>733076</text:p>
          </table:table-cell>
          <table:table-cell office:value-type="float" office:value="152">
            <text:p>152</text:p>
          </table:table-cell>
          <table:table-cell office:value-type="float" office:value="2932303">
            <text:p>2932303</text:p>
          </table:table-cell>
          <table:table-cell office:value-type="float" office:value="4398455">
            <text:p>4398455</text:p>
          </table:table-cell>
          <table:table-cell office:value-type="float" office:value="16052246">
            <text:p>16052246</text:p>
          </table:table-cell>
          <table:table-cell office:value-type="float" office:value="65246582">
            <text:p>65246582</text:p>
          </table:table-cell>
          <table:table-cell office:value-type="float" office:value="10009765">
            <text:p>10009765</text:p>
          </table:table-cell>
          <table:table-cell office:value-type="float" office:value="1647949">
            <text:p>16479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4238900">
            <text:p>4238900</text:p>
          </table:table-cell>
          <table:table-cell office:value-type="float" office:value="56527">
            <text:p>56527</text:p>
          </table:table-cell>
          <table:table-cell office:value-type="float" office:value="4894676">
            <text:p>4894676</text:p>
          </table:table-cell>
          <table:table-cell office:value-type="float" office:value="13382776">
            <text:p>13382776</text:p>
          </table:table-cell>
          <table:table-cell office:value-type="float" office:value="4448013">
            <text:p>4448013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53744">
            <text:p>3153744</text:p>
          </table:table-cell>
          <table:table-cell table:number-columns-repeated="11" office:value-type="float" office:value="0">
            <text:p>0</text:p>
          </table:table-cell>
          <table:table-cell office:value-type="float" office:value="12582912">
            <text:p>12582912</text:p>
          </table:table-cell>
          <table:table-cell office:value-type="float" office:value="10212512">
            <text:p>10212512</text:p>
          </table:table-cell>
          <table:table-cell table:number-columns-repeated="4" office:value-type="float" office:value="0">
            <text:p>0</text:p>
          </table:table-cell>
          <table:table-cell office:value-type="float" office:value="4894676">
            <text:p>4894676</text:p>
          </table:table-cell>
          <table:table-cell office:value-type="float" office:value="0">
            <text:p>0</text:p>
          </table:table-cell>
          <table:table-cell office:value-type="float" office:value="4894676">
            <text:p>4894676</text:p>
          </table:table-cell>
          <table:table-cell office:value-type="float" office:value="76481">
            <text:p>76481</text:p>
          </table:table-cell>
          <table:table-cell office:value-type="float" office:value="2447338">
            <text:p>2447338</text:p>
          </table:table-cell>
          <table:table-cell office:value-type="float" office:value="0">
            <text:p>0</text:p>
          </table:table-cell>
          <table:table-cell office:value-type="float" office:value="1631559">
            <text:p>1631559</text:p>
          </table:table-cell>
          <table:table-cell office:value-type="float" office:value="0">
            <text:p>0</text:p>
          </table:table-cell>
          <table:table-cell office:value-type="float" office:value="1631558">
            <text:p>1631558</text:p>
          </table:table-cell>
          <table:table-cell office:value-type="float" office:value="0">
            <text:p>0</text:p>
          </table:table-cell>
          <table:table-cell office:value-type="float" office:value="815779">
            <text:p>815779</text:p>
          </table:table-cell>
          <table:table-cell office:value-type="float" office:value="175">
            <text:p>175</text:p>
          </table:table-cell>
          <table:table-cell office:value-type="float" office:value="3263117">
            <text:p>3263117</text:p>
          </table:table-cell>
          <table:table-cell office:value-type="float" office:value="4894676">
            <text:p>4894676</text:p>
          </table:table-cell>
          <table:table-cell office:value-type="float" office:value="13366699">
            <text:p>13366699</text:p>
          </table:table-cell>
          <table:table-cell office:value-type="float" office:value="53771972">
            <text:p>53771972</text:p>
          </table:table-cell>
          <table:table-cell office:value-type="float" office:value="10253906">
            <text:p>10253906</text:p>
          </table:table-cell>
          <table:table-cell office:value-type="float" office:value="1159667">
            <text:p>11596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5012814">
            <text:p>5012814</text:p>
          </table:table-cell>
          <table:table-cell office:value-type="float" office:value="66646">
            <text:p>66646</text:p>
          </table:table-cell>
          <table:table-cell office:value-type="float" office:value="5778083">
            <text:p>5778083</text:p>
          </table:table-cell>
          <table:table-cell office:value-type="float" office:value="15832344">
            <text:p>15832344</text:p>
          </table:table-cell>
          <table:table-cell office:value-type="float" office:value="5258376">
            <text:p>5258376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01098">
            <text:p>3701098</text:p>
          </table:table-cell>
          <table:table-cell table:number-columns-repeated="11" office:value-type="float" office:value="0">
            <text:p>0</text:p>
          </table:table-cell>
          <table:table-cell office:value-type="float" office:value="14680064">
            <text:p>14680064</text:p>
          </table:table-cell>
          <table:table-cell office:value-type="float" office:value="10957440">
            <text:p>10957440</text:p>
          </table:table-cell>
          <table:table-cell table:number-columns-repeated="4" office:value-type="float" office:value="0">
            <text:p>0</text:p>
          </table:table-cell>
          <table:table-cell office:value-type="float" office:value="5778083">
            <text:p>5778083</text:p>
          </table:table-cell>
          <table:table-cell office:value-type="float" office:value="0">
            <text:p>0</text:p>
          </table:table-cell>
          <table:table-cell office:value-type="float" office:value="5778083">
            <text:p>5778083</text:p>
          </table:table-cell>
          <table:table-cell office:value-type="float" office:value="90284">
            <text:p>90284</text:p>
          </table:table-cell>
          <table:table-cell office:value-type="float" office:value="2889041">
            <text:p>2889041</text:p>
          </table:table-cell>
          <table:table-cell office:value-type="float" office:value="0">
            <text:p>0</text:p>
          </table:table-cell>
          <table:table-cell office:value-type="float" office:value="1926028">
            <text:p>1926028</text:p>
          </table:table-cell>
          <table:table-cell office:value-type="float" office:value="0">
            <text:p>0</text:p>
          </table:table-cell>
          <table:table-cell office:value-type="float" office:value="1926028">
            <text:p>1926028</text:p>
          </table:table-cell>
          <table:table-cell office:value-type="float" office:value="0">
            <text:p>0</text:p>
          </table:table-cell>
          <table:table-cell office:value-type="float" office:value="963014">
            <text:p>963014</text:p>
          </table:table-cell>
          <table:table-cell office:value-type="float" office:value="144">
            <text:p>144</text:p>
          </table:table-cell>
          <table:table-cell office:value-type="float" office:value="3852056">
            <text:p>3852056</text:p>
          </table:table-cell>
          <table:table-cell office:value-type="float" office:value="5778083">
            <text:p>5778083</text:p>
          </table:table-cell>
          <table:table-cell office:value-type="float" office:value="16357421">
            <text:p>16357421</text:p>
          </table:table-cell>
          <table:table-cell office:value-type="float" office:value="67260742">
            <text:p>67260742</text:p>
          </table:table-cell>
          <table:table-cell office:value-type="float" office:value="10742187">
            <text:p>10742187</text:p>
          </table:table-cell>
          <table:table-cell office:value-type="float" office:value="1403808">
            <text:p>140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5793644">
            <text:p>5793644</text:p>
          </table:table-cell>
          <table:table-cell office:value-type="float" office:value="75258">
            <text:p>75258</text:p>
          </table:table-cell>
          <table:table-cell office:value-type="float" office:value="6529755">
            <text:p>6529755</text:p>
          </table:table-cell>
          <table:table-cell office:value-type="float" office:value="17908317">
            <text:p>17908317</text:p>
          </table:table-cell>
          <table:table-cell office:value-type="float" office:value="6076612">
            <text:p>6076612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12964">
            <text:p>4212964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12661096">
            <text:p>12661096</text:p>
          </table:table-cell>
          <table:table-cell table:number-columns-repeated="4" office:value-type="float" office:value="0">
            <text:p>0</text:p>
          </table:table-cell>
          <table:table-cell office:value-type="float" office:value="6529755">
            <text:p>6529755</text:p>
          </table:table-cell>
          <table:table-cell office:value-type="float" office:value="0">
            <text:p>0</text:p>
          </table:table-cell>
          <table:table-cell office:value-type="float" office:value="6529755">
            <text:p>6529755</text:p>
          </table:table-cell>
          <table:table-cell office:value-type="float" office:value="102028">
            <text:p>102028</text:p>
          </table:table-cell>
          <table:table-cell office:value-type="float" office:value="3264877">
            <text:p>3264877</text:p>
          </table:table-cell>
          <table:table-cell office:value-type="float" office:value="0">
            <text:p>0</text:p>
          </table:table-cell>
          <table:table-cell office:value-type="float" office:value="2176585">
            <text:p>2176585</text:p>
          </table:table-cell>
          <table:table-cell office:value-type="float" office:value="0">
            <text:p>0</text:p>
          </table:table-cell>
          <table:table-cell office:value-type="float" office:value="2176585">
            <text:p>2176585</text:p>
          </table:table-cell>
          <table:table-cell office:value-type="float" office:value="0">
            <text:p>0</text:p>
          </table:table-cell>
          <table:table-cell office:value-type="float" office:value="1088292">
            <text:p>1088292</text:p>
          </table:table-cell>
          <table:table-cell office:value-type="float" office:value="171">
            <text:p>171</text:p>
          </table:table-cell>
          <table:table-cell office:value-type="float" office:value="4353171">
            <text:p>4353171</text:p>
          </table:table-cell>
          <table:table-cell office:value-type="float" office:value="6529755">
            <text:p>6529755</text:p>
          </table:table-cell>
          <table:table-cell office:value-type="float" office:value="19653320">
            <text:p>19653320</text:p>
          </table:table-cell>
          <table:table-cell office:value-type="float" office:value="79956054">
            <text:p>79956054</text:p>
          </table:table-cell>
          <table:table-cell office:value-type="float" office:value="11596679">
            <text:p>11596679</text:p>
          </table:table-cell>
          <table:table-cell office:value-type="float" office:value="1770019">
            <text:p>17700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6323975">
            <text:p>6323975</text:p>
          </table:table-cell>
          <table:table-cell office:value-type="float" office:value="82310">
            <text:p>82310</text:p>
          </table:table-cell>
          <table:table-cell office:value-type="float" office:value="7145453">
            <text:p>7145453</text:p>
          </table:table-cell>
          <table:table-cell office:value-type="float" office:value="19620446">
            <text:p>19620446</text:p>
          </table:table-cell>
          <table:table-cell office:value-type="float" office:value="6631790">
            <text:p>663179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33750">
            <text:p>4733750</text:p>
          </table:table-cell>
          <table:table-cell table:number-columns-repeated="11" office:value-type="float" office:value="0">
            <text:p>0</text:p>
          </table:table-cell>
          <table:table-cell office:value-type="float" office:value="18874368">
            <text:p>18874368</text:p>
          </table:table-cell>
          <table:table-cell office:value-type="float" office:value="13446240">
            <text:p>13446240</text:p>
          </table:table-cell>
          <table:table-cell table:number-columns-repeated="4" office:value-type="float" office:value="0">
            <text:p>0</text:p>
          </table:table-cell>
          <table:table-cell office:value-type="float" office:value="7145453">
            <text:p>7145453</text:p>
          </table:table-cell>
          <table:table-cell office:value-type="float" office:value="0">
            <text:p>0</text:p>
          </table:table-cell>
          <table:table-cell office:value-type="float" office:value="7145453">
            <text:p>7145453</text:p>
          </table:table-cell>
          <table:table-cell office:value-type="float" office:value="111649">
            <text:p>111649</text:p>
          </table:table-cell>
          <table:table-cell office:value-type="float" office:value="3572726">
            <text:p>3572726</text:p>
          </table:table-cell>
          <table:table-cell office:value-type="float" office:value="0">
            <text:p>0</text:p>
          </table:table-cell>
          <table:table-cell office:value-type="float" office:value="2381818">
            <text:p>2381818</text:p>
          </table:table-cell>
          <table:table-cell office:value-type="float" office:value="0">
            <text:p>0</text:p>
          </table:table-cell>
          <table:table-cell office:value-type="float" office:value="2381818">
            <text:p>2381818</text:p>
          </table:table-cell>
          <table:table-cell office:value-type="float" office:value="0">
            <text:p>0</text:p>
          </table:table-cell>
          <table:table-cell office:value-type="float" office:value="1190909">
            <text:p>1190909</text:p>
          </table:table-cell>
          <table:table-cell office:value-type="float" office:value="185">
            <text:p>185</text:p>
          </table:table-cell>
          <table:table-cell office:value-type="float" office:value="4763636">
            <text:p>4763636</text:p>
          </table:table-cell>
          <table:table-cell office:value-type="float" office:value="7145453">
            <text:p>7145453</text:p>
          </table:table-cell>
          <table:table-cell office:value-type="float" office:value="22277832">
            <text:p>22277832</text:p>
          </table:table-cell>
          <table:table-cell office:value-type="float" office:value="91491699">
            <text:p>91491699</text:p>
          </table:table-cell>
          <table:table-cell office:value-type="float" office:value="11779785">
            <text:p>11779785</text:p>
          </table:table-cell>
          <table:table-cell office:value-type="float" office:value="2014160">
            <text:p>20141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7110638">
            <text:p>7110638</text:p>
          </table:table-cell>
          <table:table-cell office:value-type="float" office:value="90990">
            <text:p>90990</text:p>
          </table:table-cell>
          <table:table-cell office:value-type="float" office:value="7897988">
            <text:p>7897988</text:p>
          </table:table-cell>
          <table:table-cell office:value-type="float" office:value="21725766">
            <text:p>21725766</text:p>
          </table:table-cell>
          <table:table-cell office:value-type="float" office:value="7450359">
            <text:p>7450359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258550">
            <text:p>5258550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0">
            <text:p>20971520</text:p>
          </table:table-cell>
          <table:table-cell office:value-type="float" office:value="15658648">
            <text:p>15658648</text:p>
          </table:table-cell>
          <table:table-cell table:number-columns-repeated="4" office:value-type="float" office:value="0">
            <text:p>0</text:p>
          </table:table-cell>
          <table:table-cell office:value-type="float" office:value="7897988">
            <text:p>7897988</text:p>
          </table:table-cell>
          <table:table-cell office:value-type="float" office:value="0">
            <text:p>0</text:p>
          </table:table-cell>
          <table:table-cell office:value-type="float" office:value="7897988">
            <text:p>7897988</text:p>
          </table:table-cell>
          <table:table-cell office:value-type="float" office:value="123408">
            <text:p>123408</text:p>
          </table:table-cell>
          <table:table-cell office:value-type="float" office:value="3948994">
            <text:p>3948994</text:p>
          </table:table-cell>
          <table:table-cell office:value-type="float" office:value="0">
            <text:p>0</text:p>
          </table:table-cell>
          <table:table-cell office:value-type="float" office:value="2632663">
            <text:p>2632663</text:p>
          </table:table-cell>
          <table:table-cell office:value-type="float" office:value="0">
            <text:p>0</text:p>
          </table:table-cell>
          <table:table-cell office:value-type="float" office:value="2632663">
            <text:p>2632663</text:p>
          </table:table-cell>
          <table:table-cell office:value-type="float" office:value="0">
            <text:p>0</text:p>
          </table:table-cell>
          <table:table-cell office:value-type="float" office:value="1316332">
            <text:p>1316332</text:p>
          </table:table-cell>
          <table:table-cell office:value-type="float" office:value="177">
            <text:p>177</text:p>
          </table:table-cell>
          <table:table-cell office:value-type="float" office:value="5265325">
            <text:p>5265325</text:p>
          </table:table-cell>
          <table:table-cell office:value-type="float" office:value="7897988">
            <text:p>7897988</text:p>
          </table:table-cell>
          <table:table-cell office:value-type="float" office:value="25329589">
            <text:p>25329589</text:p>
          </table:table-cell>
          <table:table-cell office:value-type="float" office:value="101989746">
            <text:p>101989746</text:p>
          </table:table-cell>
          <table:table-cell office:value-type="float" office:value="11962890">
            <text:p>11962890</text:p>
          </table:table-cell>
          <table:table-cell office:value-type="float" office:value="2258300">
            <text:p>22583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7919302">
            <text:p>7919302</text:p>
          </table:table-cell>
          <table:table-cell office:value-type="float" office:value="101709">
            <text:p>101709</text:p>
          </table:table-cell>
          <table:table-cell office:value-type="float" office:value="8816311">
            <text:p>8816311</text:p>
          </table:table-cell>
          <table:table-cell office:value-type="float" office:value="24315975">
            <text:p>24315975</text:p>
          </table:table-cell>
          <table:table-cell office:value-type="float" office:value="8280378">
            <text:p>828037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85924">
            <text:p>5785924</text:p>
          </table:table-cell>
          <table:table-cell table:number-columns-repeated="11" office:value-type="float" office:value="0">
            <text:p>0</text:p>
          </table:table-cell>
          <table:table-cell office:value-type="float" office:value="23068672">
            <text:p>23068672</text:p>
          </table:table-cell>
          <table:table-cell office:value-type="float" office:value="17062144">
            <text:p>170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8816311">
            <text:p>8816311</text:p>
          </table:table-cell>
          <table:table-cell office:value-type="float" office:value="0">
            <text:p>0</text:p>
          </table:table-cell>
          <table:table-cell office:value-type="float" office:value="8816311">
            <text:p>8816311</text:p>
          </table:table-cell>
          <table:table-cell office:value-type="float" office:value="137756">
            <text:p>137756</text:p>
          </table:table-cell>
          <table:table-cell office:value-type="float" office:value="4408156">
            <text:p>4408156</text:p>
          </table:table-cell>
          <table:table-cell office:value-type="float" office:value="0">
            <text:p>0</text:p>
          </table:table-cell>
          <table:table-cell office:value-type="float" office:value="2938770">
            <text:p>2938770</text:p>
          </table:table-cell>
          <table:table-cell office:value-type="float" office:value="0">
            <text:p>0</text:p>
          </table:table-cell>
          <table:table-cell office:value-type="float" office:value="2938770">
            <text:p>2938770</text:p>
          </table:table-cell>
          <table:table-cell office:value-type="float" office:value="0">
            <text:p>0</text:p>
          </table:table-cell>
          <table:table-cell office:value-type="float" office:value="1469385">
            <text:p>1469385</text:p>
          </table:table-cell>
          <table:table-cell office:value-type="float" office:value="171">
            <text:p>171</text:p>
          </table:table-cell>
          <table:table-cell office:value-type="float" office:value="5877540">
            <text:p>5877540</text:p>
          </table:table-cell>
          <table:table-cell office:value-type="float" office:value="8816311">
            <text:p>8816311</text:p>
          </table:table-cell>
          <table:table-cell office:value-type="float" office:value="25695800">
            <text:p>25695800</text:p>
          </table:table-cell>
          <table:table-cell office:value-type="float" office:value="104553222">
            <text:p>104553222</text:p>
          </table:table-cell>
          <table:table-cell office:value-type="float" office:value="13061523">
            <text:p>13061523</text:p>
          </table:table-cell>
          <table:table-cell office:value-type="float" office:value="2075195">
            <text:p>2075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484384">
            <text:p>8484384</text:p>
          </table:table-cell>
          <table:table-cell office:value-type="float" office:value="108505">
            <text:p>108505</text:p>
          </table:table-cell>
          <table:table-cell office:value-type="float" office:value="9386953">
            <text:p>9386953</text:p>
          </table:table-cell>
          <table:table-cell office:value-type="float" office:value="25957401">
            <text:p>25957401</text:p>
          </table:table-cell>
          <table:table-cell office:value-type="float" office:value="8849532">
            <text:p>8849532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291964">
            <text:p>6291964</text:p>
          </table:table-cell>
          <table:table-cell table:number-columns-repeated="11" office:value-type="float" office:value="0">
            <text:p>0</text:p>
          </table:table-cell>
          <table:table-cell office:value-type="float" office:value="25165824">
            <text:p>25165824</text:p>
          </table:table-cell>
          <table:table-cell office:value-type="float" office:value="17873384">
            <text:p>17873384</text:p>
          </table:table-cell>
          <table:table-cell table:number-columns-repeated="4" office:value-type="float" office:value="0">
            <text:p>0</text:p>
          </table:table-cell>
          <table:table-cell office:value-type="float" office:value="9386953">
            <text:p>9386953</text:p>
          </table:table-cell>
          <table:table-cell office:value-type="float" office:value="0">
            <text:p>0</text:p>
          </table:table-cell>
          <table:table-cell office:value-type="float" office:value="9386953">
            <text:p>9386953</text:p>
          </table:table-cell>
          <table:table-cell office:value-type="float" office:value="146674">
            <text:p>146674</text:p>
          </table:table-cell>
          <table:table-cell office:value-type="float" office:value="4693477">
            <text:p>4693477</text:p>
          </table:table-cell>
          <table:table-cell office:value-type="float" office:value="0">
            <text:p>0</text:p>
          </table:table-cell>
          <table:table-cell office:value-type="float" office:value="3128984">
            <text:p>3128984</text:p>
          </table:table-cell>
          <table:table-cell office:value-type="float" office:value="0">
            <text:p>0</text:p>
          </table:table-cell>
          <table:table-cell office:value-type="float" office:value="3128984">
            <text:p>3128984</text:p>
          </table:table-cell>
          <table:table-cell office:value-type="float" office:value="0">
            <text:p>0</text:p>
          </table:table-cell>
          <table:table-cell office:value-type="float" office:value="1564492">
            <text:p>1564492</text:p>
          </table:table-cell>
          <table:table-cell office:value-type="float" office:value="147">
            <text:p>147</text:p>
          </table:table-cell>
          <table:table-cell office:value-type="float" office:value="6257968">
            <text:p>6257968</text:p>
          </table:table-cell>
          <table:table-cell office:value-type="float" office:value="9386953">
            <text:p>9386953</text:p>
          </table:table-cell>
          <table:table-cell office:value-type="float" office:value="25695800">
            <text:p>25695800</text:p>
          </table:table-cell>
          <table:table-cell office:value-type="float" office:value="104431152">
            <text:p>104431152</text:p>
          </table:table-cell>
          <table:table-cell office:value-type="float" office:value="13671875">
            <text:p>13671875</text:p>
          </table:table-cell>
          <table:table-cell office:value-type="float" office:value="2136230">
            <text:p>213623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9236797">
            <text:p>9236797</text:p>
          </table:table-cell>
          <table:table-cell office:value-type="float" office:value="116597">
            <text:p>116597</text:p>
          </table:table-cell>
          <table:table-cell office:value-type="float" office:value="10113499">
            <text:p>10113499</text:p>
          </table:table-cell>
          <table:table-cell office:value-type="float" office:value="27921113">
            <text:p>27921113</text:p>
          </table:table-cell>
          <table:table-cell office:value-type="float" office:value="9658019">
            <text:p>9658019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784912">
            <text:p>6784912</text:p>
          </table:table-cell>
          <table:table-cell table:number-columns-repeated="11" office:value-type="float" office:value="0">
            <text:p>0</text:p>
          </table:table-cell>
          <table:table-cell office:value-type="float" office:value="27262976">
            <text:p>27262976</text:p>
          </table:table-cell>
          <table:table-cell office:value-type="float" office:value="19761200">
            <text:p>19761200</text:p>
          </table:table-cell>
          <table:table-cell table:number-columns-repeated="4" office:value-type="float" office:value="0">
            <text:p>0</text:p>
          </table:table-cell>
          <table:table-cell office:value-type="float" office:value="10113499">
            <text:p>10113499</text:p>
          </table:table-cell>
          <table:table-cell office:value-type="float" office:value="0">
            <text:p>0</text:p>
          </table:table-cell>
          <table:table-cell office:value-type="float" office:value="10113499">
            <text:p>10113499</text:p>
          </table:table-cell>
          <table:table-cell office:value-type="float" office:value="158023">
            <text:p>158023</text:p>
          </table:table-cell>
          <table:table-cell office:value-type="float" office:value="5056750">
            <text:p>5056750</text:p>
          </table:table-cell>
          <table:table-cell office:value-type="float" office:value="0">
            <text:p>0</text:p>
          </table:table-cell>
          <table:table-cell office:value-type="float" office:value="3371166">
            <text:p>3371166</text:p>
          </table:table-cell>
          <table:table-cell office:value-type="float" office:value="0">
            <text:p>0</text:p>
          </table:table-cell>
          <table:table-cell office:value-type="float" office:value="3371166">
            <text:p>3371166</text:p>
          </table:table-cell>
          <table:table-cell office:value-type="float" office:value="0">
            <text:p>0</text:p>
          </table:table-cell>
          <table:table-cell office:value-type="float" office:value="1685583">
            <text:p>1685583</text:p>
          </table:table-cell>
          <table:table-cell office:value-type="float" office:value="127">
            <text:p>127</text:p>
          </table:table-cell>
          <table:table-cell office:value-type="float" office:value="6742332">
            <text:p>6742332</text:p>
          </table:table-cell>
          <table:table-cell office:value-type="float" office:value="10113499">
            <text:p>10113499</text:p>
          </table:table-cell>
          <table:table-cell office:value-type="float" office:value="31921386">
            <text:p>31921386</text:p>
          </table:table-cell>
          <table:table-cell office:value-type="float" office:value="128540039">
            <text:p>128540039</text:p>
          </table:table-cell>
          <table:table-cell office:value-type="float" office:value="13671875">
            <text:p>13671875</text:p>
          </table:table-cell>
          <table:table-cell office:value-type="float" office:value="2746582">
            <text:p>27465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0009044">
            <text:p>10009044</text:p>
          </table:table-cell>
          <table:table-cell office:value-type="float" office:value="126218">
            <text:p>126218</text:p>
          </table:table-cell>
          <table:table-cell office:value-type="float" office:value="10955791">
            <text:p>10955791</text:p>
          </table:table-cell>
          <table:table-cell office:value-type="float" office:value="30246218">
            <text:p>30246218</text:p>
          </table:table-cell>
          <table:table-cell office:value-type="float" office:value="10469889">
            <text:p>10469889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292326">
            <text:p>7292326</text:p>
          </table:table-cell>
          <table:table-cell table:number-columns-repeated="11" office:value-type="float" office:value="0">
            <text:p>0</text:p>
          </table:table-cell>
          <table:table-cell office:value-type="float" office:value="29360128">
            <text:p>29360128</text:p>
          </table:table-cell>
          <table:table-cell office:value-type="float" office:value="21947128">
            <text:p>21947128</text:p>
          </table:table-cell>
          <table:table-cell table:number-columns-repeated="4" office:value-type="float" office:value="0">
            <text:p>0</text:p>
          </table:table-cell>
          <table:table-cell office:value-type="float" office:value="10955791">
            <text:p>10955791</text:p>
          </table:table-cell>
          <table:table-cell office:value-type="float" office:value="0">
            <text:p>0</text:p>
          </table:table-cell>
          <table:table-cell office:value-type="float" office:value="10955791">
            <text:p>10955791</text:p>
          </table:table-cell>
          <table:table-cell office:value-type="float" office:value="171187">
            <text:p>171187</text:p>
          </table:table-cell>
          <table:table-cell office:value-type="float" office:value="5477895">
            <text:p>5477895</text:p>
          </table:table-cell>
          <table:table-cell office:value-type="float" office:value="0">
            <text:p>0</text:p>
          </table:table-cell>
          <table:table-cell office:value-type="float" office:value="3651931">
            <text:p>3651931</text:p>
          </table:table-cell>
          <table:table-cell office:value-type="float" office:value="0">
            <text:p>0</text:p>
          </table:table-cell>
          <table:table-cell office:value-type="float" office:value="3651930">
            <text:p>3651930</text:p>
          </table:table-cell>
          <table:table-cell office:value-type="float" office:value="0">
            <text:p>0</text:p>
          </table:table-cell>
          <table:table-cell office:value-type="float" office:value="1825965">
            <text:p>1825965</text:p>
          </table:table-cell>
          <table:table-cell office:value-type="float" office:value="194">
            <text:p>194</text:p>
          </table:table-cell>
          <table:table-cell office:value-type="float" office:value="7303861">
            <text:p>7303861</text:p>
          </table:table-cell>
          <table:table-cell office:value-type="float" office:value="10955791">
            <text:p>10955791</text:p>
          </table:table-cell>
          <table:table-cell office:value-type="float" office:value="32348632">
            <text:p>32348632</text:p>
          </table:table-cell>
          <table:table-cell office:value-type="float" office:value="132080078">
            <text:p>132080078</text:p>
          </table:table-cell>
          <table:table-cell office:value-type="float" office:value="14770507">
            <text:p>14770507</text:p>
          </table:table-cell>
          <table:table-cell office:value-type="float" office:value="2624511">
            <text:p>26245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0551292">
            <text:p>10551292</text:p>
          </table:table-cell>
          <table:table-cell office:value-type="float" office:value="133115">
            <text:p>133115</text:p>
          </table:table-cell>
          <table:table-cell office:value-type="float" office:value="11552755">
            <text:p>11552755</text:p>
          </table:table-cell>
          <table:table-cell office:value-type="float" office:value="31913655">
            <text:p>31913655</text:p>
          </table:table-cell>
          <table:table-cell office:value-type="float" office:value="11032661">
            <text:p>1103266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809926">
            <text:p>7809926</text:p>
          </table:table-cell>
          <table:table-cell table:number-columns-repeated="11" office:value-type="float" office:value="0">
            <text:p>0</text:p>
          </table:table-cell>
          <table:table-cell office:value-type="float" office:value="31457280">
            <text:p>31457280</text:p>
          </table:table-cell>
          <table:table-cell office:value-type="float" office:value="23422912">
            <text:p>23422912</text:p>
          </table:table-cell>
          <table:table-cell table:number-columns-repeated="4" office:value-type="float" office:value="0">
            <text:p>0</text:p>
          </table:table-cell>
          <table:table-cell office:value-type="float" office:value="11552755">
            <text:p>11552755</text:p>
          </table:table-cell>
          <table:table-cell office:value-type="float" office:value="0">
            <text:p>0</text:p>
          </table:table-cell>
          <table:table-cell office:value-type="float" office:value="11552755">
            <text:p>11552755</text:p>
          </table:table-cell>
          <table:table-cell office:value-type="float" office:value="180513">
            <text:p>180513</text:p>
          </table:table-cell>
          <table:table-cell office:value-type="float" office:value="5776378">
            <text:p>5776378</text:p>
          </table:table-cell>
          <table:table-cell office:value-type="float" office:value="0">
            <text:p>0</text:p>
          </table:table-cell>
          <table:table-cell office:value-type="float" office:value="3850919">
            <text:p>3850919</text:p>
          </table:table-cell>
          <table:table-cell office:value-type="float" office:value="0">
            <text:p>0</text:p>
          </table:table-cell>
          <table:table-cell office:value-type="float" office:value="3850918">
            <text:p>3850918</text:p>
          </table:table-cell>
          <table:table-cell office:value-type="float" office:value="0">
            <text:p>0</text:p>
          </table:table-cell>
          <table:table-cell office:value-type="float" office:value="1925459">
            <text:p>1925459</text:p>
          </table:table-cell>
          <table:table-cell office:value-type="float" office:value="287">
            <text:p>287</text:p>
          </table:table-cell>
          <table:table-cell office:value-type="float" office:value="7701836">
            <text:p>7701836</text:p>
          </table:table-cell>
          <table:table-cell office:value-type="float" office:value="11552755">
            <text:p>11552755</text:p>
          </table:table-cell>
          <table:table-cell office:value-type="float" office:value="35156250">
            <text:p>35156250</text:p>
          </table:table-cell>
          <table:table-cell office:value-type="float" office:value="142333984">
            <text:p>142333984</text:p>
          </table:table-cell>
          <table:table-cell office:value-type="float" office:value="15014648">
            <text:p>15014648</text:p>
          </table:table-cell>
          <table:table-cell office:value-type="float" office:value="2990722">
            <text:p>29907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1335539">
            <text:p>11335539</text:p>
          </table:table-cell>
          <table:table-cell office:value-type="float" office:value="150315">
            <text:p>150315</text:p>
          </table:table-cell>
          <table:table-cell office:value-type="float" office:value="13049222">
            <text:p>13049222</text:p>
          </table:table-cell>
          <table:table-cell office:value-type="float" office:value="35846574">
            <text:p>35846574</text:p>
          </table:table-cell>
          <table:table-cell office:value-type="float" office:value="11848857">
            <text:p>11848857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325594">
            <text:p>8325594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32429240">
            <text:p>32429240</text:p>
          </table:table-cell>
          <table:table-cell table:number-columns-repeated="4" office:value-type="float" office:value="0">
            <text:p>0</text:p>
          </table:table-cell>
          <table:table-cell office:value-type="float" office:value="13049222">
            <text:p>13049222</text:p>
          </table:table-cell>
          <table:table-cell office:value-type="float" office:value="0">
            <text:p>0</text:p>
          </table:table-cell>
          <table:table-cell office:value-type="float" office:value="13049222">
            <text:p>13049222</text:p>
          </table:table-cell>
          <table:table-cell office:value-type="float" office:value="203893">
            <text:p>203893</text:p>
          </table:table-cell>
          <table:table-cell office:value-type="float" office:value="6524611">
            <text:p>6524611</text:p>
          </table:table-cell>
          <table:table-cell office:value-type="float" office:value="0">
            <text:p>0</text:p>
          </table:table-cell>
          <table:table-cell office:value-type="float" office:value="4349741">
            <text:p>4349741</text:p>
          </table:table-cell>
          <table:table-cell office:value-type="float" office:value="0">
            <text:p>0</text:p>
          </table:table-cell>
          <table:table-cell office:value-type="float" office:value="4349740">
            <text:p>4349740</text:p>
          </table:table-cell>
          <table:table-cell office:value-type="float" office:value="0">
            <text:p>0</text:p>
          </table:table-cell>
          <table:table-cell office:value-type="float" office:value="2174870">
            <text:p>2174870</text:p>
          </table:table-cell>
          <table:table-cell office:value-type="float" office:value="517">
            <text:p>517</text:p>
          </table:table-cell>
          <table:table-cell office:value-type="float" office:value="8699481">
            <text:p>8699481</text:p>
          </table:table-cell>
          <table:table-cell office:value-type="float" office:value="13049222">
            <text:p>13049222</text:p>
          </table:table-cell>
          <table:table-cell office:value-type="float" office:value="41381835">
            <text:p>41381835</text:p>
          </table:table-cell>
          <table:table-cell office:value-type="float" office:value="168090820">
            <text:p>168090820</text:p>
          </table:table-cell>
          <table:table-cell office:value-type="float" office:value="18676757">
            <text:p>18676757</text:p>
          </table:table-cell>
          <table:table-cell office:value-type="float" office:value="3845214">
            <text:p>3845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2233702">
            <text:p>12233702</text:p>
          </table:table-cell>
          <table:table-cell office:value-type="float" office:value="152562">
            <text:p>152562</text:p>
          </table:table-cell>
          <table:table-cell office:value-type="float" office:value="13225415">
            <text:p>13225415</text:p>
          </table:table-cell>
          <table:table-cell office:value-type="float" office:value="36620533">
            <text:p>36620533</text:p>
          </table:table-cell>
          <table:table-cell office:value-type="float" office:value="12770037">
            <text:p>12770037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868280">
            <text:p>8868280</text:p>
          </table:table-cell>
          <table:table-cell table:number-columns-repeated="11" office:value-type="float" office:value="0">
            <text:p>0</text:p>
          </table:table-cell>
          <table:table-cell office:value-type="float" office:value="35651584">
            <text:p>35651584</text:p>
          </table:table-cell>
          <table:table-cell office:value-type="float" office:value="26533136">
            <text:p>26533136</text:p>
          </table:table-cell>
          <table:table-cell table:number-columns-repeated="4" office:value-type="float" office:value="0">
            <text:p>0</text:p>
          </table:table-cell>
          <table:table-cell office:value-type="float" office:value="13225415">
            <text:p>13225415</text:p>
          </table:table-cell>
          <table:table-cell office:value-type="float" office:value="0">
            <text:p>0</text:p>
          </table:table-cell>
          <table:table-cell office:value-type="float" office:value="13225415">
            <text:p>13225415</text:p>
          </table:table-cell>
          <table:table-cell office:value-type="float" office:value="206650">
            <text:p>206650</text:p>
          </table:table-cell>
          <table:table-cell office:value-type="float" office:value="6612708">
            <text:p>6612708</text:p>
          </table:table-cell>
          <table:table-cell office:value-type="float" office:value="0">
            <text:p>0</text:p>
          </table:table-cell>
          <table:table-cell office:value-type="float" office:value="4408471">
            <text:p>4408471</text:p>
          </table:table-cell>
          <table:table-cell office:value-type="float" office:value="0">
            <text:p>0</text:p>
          </table:table-cell>
          <table:table-cell office:value-type="float" office:value="4408472">
            <text:p>4408472</text:p>
          </table:table-cell>
          <table:table-cell office:value-type="float" office:value="0">
            <text:p>0</text:p>
          </table:table-cell>
          <table:table-cell office:value-type="float" office:value="2204236">
            <text:p>2204236</text:p>
          </table:table-cell>
          <table:table-cell office:value-type="float" office:value="987">
            <text:p>987</text:p>
          </table:table-cell>
          <table:table-cell office:value-type="float" office:value="8816943">
            <text:p>8816943</text:p>
          </table:table-cell>
          <table:table-cell office:value-type="float" office:value="13225415">
            <text:p>13225415</text:p>
          </table:table-cell>
          <table:table-cell office:value-type="float" office:value="38696289">
            <text:p>38696289</text:p>
          </table:table-cell>
          <table:table-cell office:value-type="float" office:value="159545898">
            <text:p>159545898</text:p>
          </table:table-cell>
          <table:table-cell office:value-type="float" office:value="17272949">
            <text:p>17272949</text:p>
          </table:table-cell>
          <table:table-cell office:value-type="float" office:value="3112792">
            <text:p>31127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3897861">
            <text:p>13897861</text:p>
          </table:table-cell>
          <table:table-cell office:value-type="float" office:value="173221">
            <text:p>173221</text:p>
          </table:table-cell>
          <table:table-cell office:value-type="float" office:value="15028950">
            <text:p>15028950</text:p>
          </table:table-cell>
          <table:table-cell office:value-type="float" office:value="41616052">
            <text:p>41616052</text:p>
          </table:table-cell>
          <table:table-cell office:value-type="float" office:value="14513485">
            <text:p>14513485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365182">
            <text:p>9365182</text:p>
          </table:table-cell>
          <table:table-cell table:number-columns-repeated="11" office:value-type="float" office:value="0">
            <text:p>0</text:p>
          </table:table-cell>
          <table:table-cell office:value-type="float" office:value="37748736">
            <text:p>37748736</text:p>
          </table:table-cell>
          <table:table-cell office:value-type="float" office:value="32045472">
            <text:p>32045472</text:p>
          </table:table-cell>
          <table:table-cell table:number-columns-repeated="4" office:value-type="float" office:value="0">
            <text:p>0</text:p>
          </table:table-cell>
          <table:table-cell office:value-type="float" office:value="15028950">
            <text:p>15028950</text:p>
          </table:table-cell>
          <table:table-cell office:value-type="float" office:value="0">
            <text:p>0</text:p>
          </table:table-cell>
          <table:table-cell office:value-type="float" office:value="15028950">
            <text:p>15028950</text:p>
          </table:table-cell>
          <table:table-cell office:value-type="float" office:value="234828">
            <text:p>234828</text:p>
          </table:table-cell>
          <table:table-cell office:value-type="float" office:value="7514475">
            <text:p>7514475</text:p>
          </table:table-cell>
          <table:table-cell office:value-type="float" office:value="0">
            <text:p>0</text:p>
          </table:table-cell>
          <table:table-cell office:value-type="float" office:value="5009650">
            <text:p>5009650</text:p>
          </table:table-cell>
          <table:table-cell office:value-type="float" office:value="0">
            <text:p>0</text:p>
          </table:table-cell>
          <table:table-cell office:value-type="float" office:value="5009650">
            <text:p>5009650</text:p>
          </table:table-cell>
          <table:table-cell office:value-type="float" office:value="0">
            <text:p>0</text:p>
          </table:table-cell>
          <table:table-cell office:value-type="float" office:value="2504825">
            <text:p>2504825</text:p>
          </table:table-cell>
          <table:table-cell office:value-type="float" office:value="21013">
            <text:p>21013</text:p>
          </table:table-cell>
          <table:table-cell office:value-type="float" office:value="10019300">
            <text:p>10019300</text:p>
          </table:table-cell>
          <table:table-cell office:value-type="float" office:value="15028950">
            <text:p>15028950</text:p>
          </table:table-cell>
          <table:table-cell office:value-type="float" office:value="46813964">
            <text:p>46813964</text:p>
          </table:table-cell>
          <table:table-cell office:value-type="float" office:value="191223144">
            <text:p>191223144</text:p>
          </table:table-cell>
          <table:table-cell office:value-type="float" office:value="21789550">
            <text:p>21789550</text:p>
          </table:table-cell>
          <table:table-cell office:value-type="float" office:value="3601074">
            <text:p>36010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5277106">
            <text:p>15277106</text:p>
          </table:table-cell>
          <table:table-cell office:value-type="float" office:value="193031">
            <text:p>193031</text:p>
          </table:table-cell>
          <table:table-cell office:value-type="float" office:value="16712763">
            <text:p>16712763</text:p>
          </table:table-cell>
          <table:table-cell office:value-type="float" office:value="46408342">
            <text:p>46408342</text:p>
          </table:table-cell>
          <table:table-cell office:value-type="float" office:value="15901003">
            <text:p>15901003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905330">
            <text:p>9905330</text:p>
          </table:table-cell>
          <table:table-cell table:number-columns-repeated="11" office:value-type="float" office:value="0">
            <text:p>0</text:p>
          </table:table-cell>
          <table:table-cell office:value-type="float" office:value="39845888">
            <text:p>39845888</text:p>
          </table:table-cell>
          <table:table-cell office:value-type="float" office:value="35585200">
            <text:p>35585200</text:p>
          </table:table-cell>
          <table:table-cell table:number-columns-repeated="4" office:value-type="float" office:value="0">
            <text:p>0</text:p>
          </table:table-cell>
          <table:table-cell office:value-type="float" office:value="16712763">
            <text:p>16712763</text:p>
          </table:table-cell>
          <table:table-cell office:value-type="float" office:value="0">
            <text:p>0</text:p>
          </table:table-cell>
          <table:table-cell office:value-type="float" office:value="16712763">
            <text:p>16712763</text:p>
          </table:table-cell>
          <table:table-cell office:value-type="float" office:value="261139">
            <text:p>261139</text:p>
          </table:table-cell>
          <table:table-cell office:value-type="float" office:value="8356382">
            <text:p>8356382</text:p>
          </table:table-cell>
          <table:table-cell office:value-type="float" office:value="0">
            <text:p>0</text:p>
          </table:table-cell>
          <table:table-cell office:value-type="float" office:value="5570921">
            <text:p>5570921</text:p>
          </table:table-cell>
          <table:table-cell office:value-type="float" office:value="0">
            <text:p>0</text:p>
          </table:table-cell>
          <table:table-cell office:value-type="float" office:value="5570921">
            <text:p>5570921</text:p>
          </table:table-cell>
          <table:table-cell office:value-type="float" office:value="0">
            <text:p>0</text:p>
          </table:table-cell>
          <table:table-cell office:value-type="float" office:value="2785460">
            <text:p>2785460</text:p>
          </table:table-cell>
          <table:table-cell office:value-type="float" office:value="25584">
            <text:p>25584</text:p>
          </table:table-cell>
          <table:table-cell office:value-type="float" office:value="11141842">
            <text:p>11141842</text:p>
          </table:table-cell>
          <table:table-cell office:value-type="float" office:value="16712763">
            <text:p>16712763</text:p>
          </table:table-cell>
          <table:table-cell office:value-type="float" office:value="52673339">
            <text:p>52673339</text:p>
          </table:table-cell>
          <table:table-cell office:value-type="float" office:value="216125488">
            <text:p>216125488</text:p>
          </table:table-cell>
          <table:table-cell office:value-type="float" office:value="24353027">
            <text:p>24353027</text:p>
          </table:table-cell>
          <table:table-cell office:value-type="float" office:value="4089355">
            <text:p>408935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6517684">
            <text:p>16517684</text:p>
          </table:table-cell>
          <table:table-cell office:value-type="float" office:value="204274">
            <text:p>204274</text:p>
          </table:table-cell>
          <table:table-cell office:value-type="float" office:value="17717057">
            <text:p>17717057</text:p>
          </table:table-cell>
          <table:table-cell office:value-type="float" office:value="49129767">
            <text:p>49129767</text:p>
          </table:table-cell>
          <table:table-cell office:value-type="float" office:value="17234824">
            <text:p>17234824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437260">
            <text:p>1043726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0">
            <text:p>41943040</text:p>
          </table:table-cell>
          <table:table-cell office:value-type="float" office:value="34976240">
            <text:p>34976240</text:p>
          </table:table-cell>
          <table:table-cell table:number-columns-repeated="4" office:value-type="float" office:value="0">
            <text:p>0</text:p>
          </table:table-cell>
          <table:table-cell office:value-type="float" office:value="17717057">
            <text:p>17717057</text:p>
          </table:table-cell>
          <table:table-cell office:value-type="float" office:value="0">
            <text:p>0</text:p>
          </table:table-cell>
          <table:table-cell office:value-type="float" office:value="17717057">
            <text:p>17717057</text:p>
          </table:table-cell>
          <table:table-cell office:value-type="float" office:value="276831">
            <text:p>276831</text:p>
          </table:table-cell>
          <table:table-cell office:value-type="float" office:value="8858529">
            <text:p>8858529</text:p>
          </table:table-cell>
          <table:table-cell office:value-type="float" office:value="0">
            <text:p>0</text:p>
          </table:table-cell>
          <table:table-cell office:value-type="float" office:value="5905685">
            <text:p>5905685</text:p>
          </table:table-cell>
          <table:table-cell office:value-type="float" office:value="0">
            <text:p>0</text:p>
          </table:table-cell>
          <table:table-cell office:value-type="float" office:value="5905686">
            <text:p>5905686</text:p>
          </table:table-cell>
          <table:table-cell office:value-type="float" office:value="0">
            <text:p>0</text:p>
          </table:table-cell>
          <table:table-cell office:value-type="float" office:value="2952843">
            <text:p>2952843</text:p>
          </table:table-cell>
          <table:table-cell office:value-type="float" office:value="31749">
            <text:p>31749</text:p>
          </table:table-cell>
          <table:table-cell office:value-type="float" office:value="11811371">
            <text:p>11811371</text:p>
          </table:table-cell>
          <table:table-cell office:value-type="float" office:value="17717057">
            <text:p>17717057</text:p>
          </table:table-cell>
          <table:table-cell office:value-type="float" office:value="56091308">
            <text:p>56091308</text:p>
          </table:table-cell>
          <table:table-cell office:value-type="float" office:value="229553222">
            <text:p>229553222</text:p>
          </table:table-cell>
          <table:table-cell office:value-type="float" office:value="25512695">
            <text:p>25512695</text:p>
          </table:table-cell>
          <table:table-cell office:value-type="float" office:value="4455566">
            <text:p>445556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8113678">
            <text:p>18113678</text:p>
          </table:table-cell>
          <table:table-cell office:value-type="float" office:value="223815">
            <text:p>223815</text:p>
          </table:table-cell>
          <table:table-cell office:value-type="float" office:value="19377946">
            <text:p>19377946</text:p>
          </table:table-cell>
          <table:table-cell office:value-type="float" office:value="53862010">
            <text:p>53862010</text:p>
          </table:table-cell>
          <table:table-cell office:value-type="float" office:value="18862248">
            <text:p>1886224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69776">
            <text:p>10969776</text:p>
          </table:table-cell>
          <table:table-cell table:number-columns-repeated="11" office:value-type="float" office:value="0">
            <text:p>0</text:p>
          </table:table-cell>
          <table:table-cell office:value-type="float" office:value="44040192">
            <text:p>44040192</text:p>
          </table:table-cell>
          <table:table-cell office:value-type="float" office:value="38479624">
            <text:p>38479624</text:p>
          </table:table-cell>
          <table:table-cell table:number-columns-repeated="4" office:value-type="float" office:value="0">
            <text:p>0</text:p>
          </table:table-cell>
          <table:table-cell office:value-type="float" office:value="19377946">
            <text:p>19377946</text:p>
          </table:table-cell>
          <table:table-cell office:value-type="float" office:value="0">
            <text:p>0</text:p>
          </table:table-cell>
          <table:table-cell office:value-type="float" office:value="19377946">
            <text:p>19377946</text:p>
          </table:table-cell>
          <table:table-cell office:value-type="float" office:value="302783">
            <text:p>302783</text:p>
          </table:table-cell>
          <table:table-cell office:value-type="float" office:value="9688973">
            <text:p>9688973</text:p>
          </table:table-cell>
          <table:table-cell office:value-type="float" office:value="0">
            <text:p>0</text:p>
          </table:table-cell>
          <table:table-cell office:value-type="float" office:value="6459315">
            <text:p>6459315</text:p>
          </table:table-cell>
          <table:table-cell office:value-type="float" office:value="0">
            <text:p>0</text:p>
          </table:table-cell>
          <table:table-cell office:value-type="float" office:value="6459316">
            <text:p>6459316</text:p>
          </table:table-cell>
          <table:table-cell office:value-type="float" office:value="0">
            <text:p>0</text:p>
          </table:table-cell>
          <table:table-cell office:value-type="float" office:value="3229658">
            <text:p>3229658</text:p>
          </table:table-cell>
          <table:table-cell office:value-type="float" office:value="35697">
            <text:p>35697</text:p>
          </table:table-cell>
          <table:table-cell office:value-type="float" office:value="12918631">
            <text:p>12918631</text:p>
          </table:table-cell>
          <table:table-cell office:value-type="float" office:value="19377946">
            <text:p>19377946</text:p>
          </table:table-cell>
          <table:table-cell office:value-type="float" office:value="62316894">
            <text:p>62316894</text:p>
          </table:table-cell>
          <table:table-cell office:value-type="float" office:value="254943847">
            <text:p>254943847</text:p>
          </table:table-cell>
          <table:table-cell office:value-type="float" office:value="27587890">
            <text:p>27587890</text:p>
          </table:table-cell>
          <table:table-cell office:value-type="float" office:value="5004882">
            <text:p>50048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7890846">
            <text:p>17890846</text:p>
          </table:table-cell>
          <table:table-cell office:value-type="float" office:value="221266">
            <text:p>221266</text:p>
          </table:table-cell>
          <table:table-cell office:value-type="float" office:value="19197907">
            <text:p>19197907</text:p>
          </table:table-cell>
          <table:table-cell office:value-type="float" office:value="53238897">
            <text:p>53238897</text:p>
          </table:table-cell>
          <table:table-cell office:value-type="float" office:value="18671511">
            <text:p>18671511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627552">
            <text:p>11627552</text:p>
          </table:table-cell>
          <table:table-cell table:number-columns-repeated="11" office:value-type="float" office:value="0">
            <text:p>0</text:p>
          </table:table-cell>
          <table:table-cell office:value-type="float" office:value="46137344">
            <text:p>46137344</text:p>
          </table:table-cell>
          <table:table-cell office:value-type="float" office:value="40408328">
            <text:p>40408328</text:p>
          </table:table-cell>
          <table:table-cell table:number-columns-repeated="4" office:value-type="float" office:value="0">
            <text:p>0</text:p>
          </table:table-cell>
          <table:table-cell office:value-type="float" office:value="19197907">
            <text:p>19197907</text:p>
          </table:table-cell>
          <table:table-cell office:value-type="float" office:value="0">
            <text:p>0</text:p>
          </table:table-cell>
          <table:table-cell office:value-type="float" office:value="19197907">
            <text:p>19197907</text:p>
          </table:table-cell>
          <table:table-cell office:value-type="float" office:value="299969">
            <text:p>299969</text:p>
          </table:table-cell>
          <table:table-cell office:value-type="float" office:value="9598953">
            <text:p>9598953</text:p>
          </table:table-cell>
          <table:table-cell office:value-type="float" office:value="0">
            <text:p>0</text:p>
          </table:table-cell>
          <table:table-cell office:value-type="float" office:value="6399302">
            <text:p>6399302</text:p>
          </table:table-cell>
          <table:table-cell office:value-type="float" office:value="0">
            <text:p>0</text:p>
          </table:table-cell>
          <table:table-cell office:value-type="float" office:value="6399303">
            <text:p>6399303</text:p>
          </table:table-cell>
          <table:table-cell office:value-type="float" office:value="0">
            <text:p>0</text:p>
          </table:table-cell>
          <table:table-cell office:value-type="float" office:value="3199652">
            <text:p>3199652</text:p>
          </table:table-cell>
          <table:table-cell office:value-type="float" office:value="39061">
            <text:p>39061</text:p>
          </table:table-cell>
          <table:table-cell office:value-type="float" office:value="12798605">
            <text:p>12798605</text:p>
          </table:table-cell>
          <table:table-cell office:value-type="float" office:value="19197907">
            <text:p>19197907</text:p>
          </table:table-cell>
          <table:table-cell office:value-type="float" office:value="62255859">
            <text:p>62255859</text:p>
          </table:table-cell>
          <table:table-cell office:value-type="float" office:value="255737304">
            <text:p>255737304</text:p>
          </table:table-cell>
          <table:table-cell office:value-type="float" office:value="26916503">
            <text:p>26916503</text:p>
          </table:table-cell>
          <table:table-cell office:value-type="float" office:value="4882812">
            <text:p>48828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9890837">
            <text:p>19890837</text:p>
          </table:table-cell>
          <table:table-cell office:value-type="float" office:value="244526">
            <text:p>244526</text:p>
          </table:table-cell>
          <table:table-cell office:value-type="float" office:value="21205716">
            <text:p>21205716</text:p>
          </table:table-cell>
          <table:table-cell office:value-type="float" office:value="58866629">
            <text:p>58866629</text:p>
          </table:table-cell>
          <table:table-cell office:value-type="float" office:value="20743932">
            <text:p>20743932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23722">
            <text:p>11923722</text:p>
          </table:table-cell>
          <table:table-cell table:number-columns-repeated="11" office:value-type="float" office:value="0">
            <text:p>0</text:p>
          </table:table-cell>
          <table:table-cell office:value-type="float" office:value="48234496">
            <text:p>48234496</text:p>
          </table:table-cell>
          <table:table-cell office:value-type="float" office:value="44654760">
            <text:p>44654760</text:p>
          </table:table-cell>
          <table:table-cell table:number-columns-repeated="4" office:value-type="float" office:value="0">
            <text:p>0</text:p>
          </table:table-cell>
          <table:table-cell office:value-type="float" office:value="21205716">
            <text:p>21205716</text:p>
          </table:table-cell>
          <table:table-cell office:value-type="float" office:value="0">
            <text:p>0</text:p>
          </table:table-cell>
          <table:table-cell office:value-type="float" office:value="21205716">
            <text:p>21205716</text:p>
          </table:table-cell>
          <table:table-cell office:value-type="float" office:value="331343">
            <text:p>331343</text:p>
          </table:table-cell>
          <table:table-cell office:value-type="float" office:value="10602858">
            <text:p>10602858</text:p>
          </table:table-cell>
          <table:table-cell office:value-type="float" office:value="0">
            <text:p>0</text:p>
          </table:table-cell>
          <table:table-cell office:value-type="float" office:value="7068572">
            <text:p>7068572</text:p>
          </table:table-cell>
          <table:table-cell office:value-type="float" office:value="0">
            <text:p>0</text:p>
          </table:table-cell>
          <table:table-cell office:value-type="float" office:value="7068572">
            <text:p>7068572</text:p>
          </table:table-cell>
          <table:table-cell office:value-type="float" office:value="0">
            <text:p>0</text:p>
          </table:table-cell>
          <table:table-cell office:value-type="float" office:value="3534286">
            <text:p>3534286</text:p>
          </table:table-cell>
          <table:table-cell office:value-type="float" office:value="41214">
            <text:p>41214</text:p>
          </table:table-cell>
          <table:table-cell office:value-type="float" office:value="14137144">
            <text:p>14137144</text:p>
          </table:table-cell>
          <table:table-cell office:value-type="float" office:value="21205716">
            <text:p>21205716</text:p>
          </table:table-cell>
          <table:table-cell office:value-type="float" office:value="67504882">
            <text:p>67504882</text:p>
          </table:table-cell>
          <table:table-cell office:value-type="float" office:value="278198242">
            <text:p>278198242</text:p>
          </table:table-cell>
          <table:table-cell office:value-type="float" office:value="28808593">
            <text:p>28808593</text:p>
          </table:table-cell>
          <table:table-cell office:value-type="float" office:value="5432128">
            <text:p>54321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1107750">
            <text:p>21107750</text:p>
          </table:table-cell>
          <table:table-cell office:value-type="float" office:value="259100">
            <text:p>259100</text:p>
          </table:table-cell>
          <table:table-cell office:value-type="float" office:value="22389984">
            <text:p>22389984</text:p>
          </table:table-cell>
          <table:table-cell office:value-type="float" office:value="62385392">
            <text:p>62385392</text:p>
          </table:table-cell>
          <table:table-cell office:value-type="float" office:value="21930336">
            <text:p>21930336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521096">
            <text:p>12521096</text:p>
          </table:table-cell>
          <table:table-cell table:number-columns-repeated="11" office:value-type="float" office:value="0">
            <text:p>0</text:p>
          </table:table-cell>
          <table:table-cell office:value-type="float" office:value="50331648">
            <text:p>50331648</text:p>
          </table:table-cell>
          <table:table-cell office:value-type="float" office:value="44044656">
            <text:p>44044656</text:p>
          </table:table-cell>
          <table:table-cell table:number-columns-repeated="4" office:value-type="float" office:value="0">
            <text:p>0</text:p>
          </table:table-cell>
          <table:table-cell office:value-type="float" office:value="22389984">
            <text:p>22389984</text:p>
          </table:table-cell>
          <table:table-cell office:value-type="float" office:value="0">
            <text:p>0</text:p>
          </table:table-cell>
          <table:table-cell office:value-type="float" office:value="22389984">
            <text:p>22389984</text:p>
          </table:table-cell>
          <table:table-cell office:value-type="float" office:value="349844">
            <text:p>349844</text:p>
          </table:table-cell>
          <table:table-cell office:value-type="float" office:value="11194992">
            <text:p>11194992</text:p>
          </table:table-cell>
          <table:table-cell office:value-type="float" office:value="0">
            <text:p>0</text:p>
          </table:table-cell>
          <table:table-cell office:value-type="float" office:value="7463328">
            <text:p>7463328</text:p>
          </table:table-cell>
          <table:table-cell office:value-type="float" office:value="0">
            <text:p>0</text:p>
          </table:table-cell>
          <table:table-cell office:value-type="float" office:value="7463328">
            <text:p>7463328</text:p>
          </table:table-cell>
          <table:table-cell office:value-type="float" office:value="0">
            <text:p>0</text:p>
          </table:table-cell>
          <table:table-cell office:value-type="float" office:value="3731664">
            <text:p>3731664</text:p>
          </table:table-cell>
          <table:table-cell office:value-type="float" office:value="39064">
            <text:p>39064</text:p>
          </table:table-cell>
          <table:table-cell office:value-type="float" office:value="14926656">
            <text:p>14926656</text:p>
          </table:table-cell>
          <table:table-cell office:value-type="float" office:value="22389984">
            <text:p>22389984</text:p>
          </table:table-cell>
          <table:table-cell office:value-type="float" office:value="70983886">
            <text:p>70983886</text:p>
          </table:table-cell>
          <table:table-cell office:value-type="float" office:value="291687011">
            <text:p>291687011</text:p>
          </table:table-cell>
          <table:table-cell office:value-type="float" office:value="30578613">
            <text:p>30578613</text:p>
          </table:table-cell>
          <table:table-cell office:value-type="float" office:value="5676269">
            <text:p>56762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0994584">
            <text:p>20994584</text:p>
          </table:table-cell>
          <table:table-cell office:value-type="float" office:value="258453">
            <text:p>258453</text:p>
          </table:table-cell>
          <table:table-cell office:value-type="float" office:value="22378862">
            <text:p>22378862</text:p>
          </table:table-cell>
          <table:table-cell office:value-type="float" office:value="62238094">
            <text:p>62238094</text:p>
          </table:table-cell>
          <table:table-cell office:value-type="float" office:value="21857755">
            <text:p>21857755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046090">
            <text:p>13046090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00">
            <text:p>52428800</text:p>
          </table:table-cell>
          <table:table-cell office:value-type="float" office:value="44747320">
            <text:p>44747320</text:p>
          </table:table-cell>
          <table:table-cell table:number-columns-repeated="4" office:value-type="float" office:value="0">
            <text:p>0</text:p>
          </table:table-cell>
          <table:table-cell office:value-type="float" office:value="22378862">
            <text:p>22378862</text:p>
          </table:table-cell>
          <table:table-cell office:value-type="float" office:value="0">
            <text:p>0</text:p>
          </table:table-cell>
          <table:table-cell office:value-type="float" office:value="22378862">
            <text:p>22378862</text:p>
          </table:table-cell>
          <table:table-cell office:value-type="float" office:value="349672">
            <text:p>349672</text:p>
          </table:table-cell>
          <table:table-cell office:value-type="float" office:value="11189431">
            <text:p>11189431</text:p>
          </table:table-cell>
          <table:table-cell office:value-type="float" office:value="0">
            <text:p>0</text:p>
          </table:table-cell>
          <table:table-cell office:value-type="float" office:value="7459620">
            <text:p>7459620</text:p>
          </table:table-cell>
          <table:table-cell office:value-type="float" office:value="0">
            <text:p>0</text:p>
          </table:table-cell>
          <table:table-cell office:value-type="float" office:value="7459621">
            <text:p>7459621</text:p>
          </table:table-cell>
          <table:table-cell office:value-type="float" office:value="0">
            <text:p>0</text:p>
          </table:table-cell>
          <table:table-cell office:value-type="float" office:value="3729810">
            <text:p>3729810</text:p>
          </table:table-cell>
          <table:table-cell office:value-type="float" office:value="40943">
            <text:p>40943</text:p>
          </table:table-cell>
          <table:table-cell office:value-type="float" office:value="14919242">
            <text:p>14919242</text:p>
          </table:table-cell>
          <table:table-cell office:value-type="float" office:value="22378862">
            <text:p>22378862</text:p>
          </table:table-cell>
          <table:table-cell office:value-type="float" office:value="71899414">
            <text:p>71899414</text:p>
          </table:table-cell>
          <table:table-cell office:value-type="float" office:value="294494628">
            <text:p>294494628</text:p>
          </table:table-cell>
          <table:table-cell office:value-type="float" office:value="30700683">
            <text:p>30700683</text:p>
          </table:table-cell>
          <table:table-cell office:value-type="float" office:value="5676269">
            <text:p>56762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2700994">
            <text:p>22700994</text:p>
          </table:table-cell>
          <table:table-cell office:value-type="float" office:value="279049">
            <text:p>279049</text:p>
          </table:table-cell>
          <table:table-cell office:value-type="float" office:value="24128989">
            <text:p>24128989</text:p>
          </table:table-cell>
          <table:table-cell office:value-type="float" office:value="67220249">
            <text:p>67220249</text:p>
          </table:table-cell>
          <table:table-cell office:value-type="float" office:value="23597131">
            <text:p>23597131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632150">
            <text:p>13632150</text:p>
          </table:table-cell>
          <table:table-cell table:number-columns-repeated="11" office:value-type="float" office:value="0">
            <text:p>0</text:p>
          </table:table-cell>
          <table:table-cell office:value-type="float" office:value="54525952">
            <text:p>54525952</text:p>
          </table:table-cell>
          <table:table-cell office:value-type="float" office:value="47734984">
            <text:p>47734984</text:p>
          </table:table-cell>
          <table:table-cell table:number-columns-repeated="4" office:value-type="float" office:value="0">
            <text:p>0</text:p>
          </table:table-cell>
          <table:table-cell office:value-type="float" office:value="24128989">
            <text:p>24128989</text:p>
          </table:table-cell>
          <table:table-cell office:value-type="float" office:value="0">
            <text:p>0</text:p>
          </table:table-cell>
          <table:table-cell office:value-type="float" office:value="24128989">
            <text:p>24128989</text:p>
          </table:table-cell>
          <table:table-cell office:value-type="float" office:value="377020">
            <text:p>377020</text:p>
          </table:table-cell>
          <table:table-cell office:value-type="float" office:value="12064495">
            <text:p>12064495</text:p>
          </table:table-cell>
          <table:table-cell office:value-type="float" office:value="0">
            <text:p>0</text:p>
          </table:table-cell>
          <table:table-cell office:value-type="float" office:value="8042996">
            <text:p>8042996</text:p>
          </table:table-cell>
          <table:table-cell office:value-type="float" office:value="0">
            <text:p>0</text:p>
          </table:table-cell>
          <table:table-cell office:value-type="float" office:value="8042996">
            <text:p>8042996</text:p>
          </table:table-cell>
          <table:table-cell office:value-type="float" office:value="0">
            <text:p>0</text:p>
          </table:table-cell>
          <table:table-cell office:value-type="float" office:value="4021498">
            <text:p>4021498</text:p>
          </table:table-cell>
          <table:table-cell office:value-type="float" office:value="46263">
            <text:p>46263</text:p>
          </table:table-cell>
          <table:table-cell office:value-type="float" office:value="16085992">
            <text:p>16085992</text:p>
          </table:table-cell>
          <table:table-cell office:value-type="float" office:value="24128989">
            <text:p>24128989</text:p>
          </table:table-cell>
          <table:table-cell office:value-type="float" office:value="77819824">
            <text:p>77819824</text:p>
          </table:table-cell>
          <table:table-cell office:value-type="float" office:value="315490722">
            <text:p>315490722</text:p>
          </table:table-cell>
          <table:table-cell office:value-type="float" office:value="32897949">
            <text:p>32897949</text:p>
          </table:table-cell>
          <table:table-cell office:value-type="float" office:value="6103515">
            <text:p>610351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23867655">
            <text:p>23867655</text:p>
          </table:table-cell>
          <table:table-cell office:value-type="float" office:value="292933">
            <text:p>292933</text:p>
          </table:table-cell>
          <table:table-cell office:value-type="float" office:value="25413775">
            <text:p>25413775</text:p>
          </table:table-cell>
          <table:table-cell office:value-type="float" office:value="70587585">
            <text:p>70587585</text:p>
          </table:table-cell>
          <table:table-cell office:value-type="float" office:value="24891245">
            <text:p>24891245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030904">
            <text:p>14030904</text:p>
          </table:table-cell>
          <table:table-cell table:number-columns-repeated="11" office:value-type="float" office:value="0">
            <text:p>0</text:p>
          </table:table-cell>
          <table:table-cell office:value-type="float" office:value="56623104">
            <text:p>56623104</text:p>
          </table:table-cell>
          <table:table-cell office:value-type="float" office:value="50212288">
            <text:p>50212288</text:p>
          </table:table-cell>
          <table:table-cell table:number-columns-repeated="4" office:value-type="float" office:value="0">
            <text:p>0</text:p>
          </table:table-cell>
          <table:table-cell office:value-type="float" office:value="25413775">
            <text:p>25413775</text:p>
          </table:table-cell>
          <table:table-cell office:value-type="float" office:value="0">
            <text:p>0</text:p>
          </table:table-cell>
          <table:table-cell office:value-type="float" office:value="25413775">
            <text:p>25413775</text:p>
          </table:table-cell>
          <table:table-cell office:value-type="float" office:value="397093">
            <text:p>397093</text:p>
          </table:table-cell>
          <table:table-cell office:value-type="float" office:value="12706888">
            <text:p>12706888</text:p>
          </table:table-cell>
          <table:table-cell office:value-type="float" office:value="0">
            <text:p>0</text:p>
          </table:table-cell>
          <table:table-cell office:value-type="float" office:value="8471258">
            <text:p>8471258</text:p>
          </table:table-cell>
          <table:table-cell office:value-type="float" office:value="0">
            <text:p>0</text:p>
          </table:table-cell>
          <table:table-cell office:value-type="float" office:value="8471259">
            <text:p>8471259</text:p>
          </table:table-cell>
          <table:table-cell office:value-type="float" office:value="0">
            <text:p>0</text:p>
          </table:table-cell>
          <table:table-cell office:value-type="float" office:value="4235629">
            <text:p>4235629</text:p>
          </table:table-cell>
          <table:table-cell office:value-type="float" office:value="41361">
            <text:p>41361</text:p>
          </table:table-cell>
          <table:table-cell office:value-type="float" office:value="16942517">
            <text:p>16942517</text:p>
          </table:table-cell>
          <table:table-cell office:value-type="float" office:value="25413775">
            <text:p>25413775</text:p>
          </table:table-cell>
          <table:table-cell office:value-type="float" office:value="80261230">
            <text:p>80261230</text:p>
          </table:table-cell>
          <table:table-cell office:value-type="float" office:value="326232910">
            <text:p>326232910</text:p>
          </table:table-cell>
          <table:table-cell office:value-type="float" office:value="32531738">
            <text:p>32531738</text:p>
          </table:table-cell>
          <table:table-cell office:value-type="float" office:value="6408691">
            <text:p>64086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26137229">
            <text:p>26137229</text:p>
          </table:table-cell>
          <table:table-cell office:value-type="float" office:value="320574">
            <text:p>320574</text:p>
          </table:table-cell>
          <table:table-cell office:value-type="float" office:value="27804161">
            <text:p>27804161</text:p>
          </table:table-cell>
          <table:table-cell office:value-type="float" office:value="77266921">
            <text:p>77266921</text:p>
          </table:table-cell>
          <table:table-cell office:value-type="float" office:value="27247630">
            <text:p>2724763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698264">
            <text:p>14698264</text:p>
          </table:table-cell>
          <table:table-cell table:number-columns-repeated="11" office:value-type="float" office:value="0">
            <text:p>0</text:p>
          </table:table-cell>
          <table:table-cell office:value-type="float" office:value="58720256">
            <text:p>58720256</text:p>
          </table:table-cell>
          <table:table-cell office:value-type="float" office:value="54668384">
            <text:p>54668384</text:p>
          </table:table-cell>
          <table:table-cell table:number-columns-repeated="4" office:value-type="float" office:value="0">
            <text:p>0</text:p>
          </table:table-cell>
          <table:table-cell office:value-type="float" office:value="27804161">
            <text:p>27804161</text:p>
          </table:table-cell>
          <table:table-cell office:value-type="float" office:value="0">
            <text:p>0</text:p>
          </table:table-cell>
          <table:table-cell office:value-type="float" office:value="27804161">
            <text:p>27804161</text:p>
          </table:table-cell>
          <table:table-cell office:value-type="float" office:value="434445">
            <text:p>434445</text:p>
          </table:table-cell>
          <table:table-cell office:value-type="float" office:value="13902080">
            <text:p>13902080</text:p>
          </table:table-cell>
          <table:table-cell office:value-type="float" office:value="0">
            <text:p>0</text:p>
          </table:table-cell>
          <table:table-cell office:value-type="float" office:value="9268054">
            <text:p>9268054</text:p>
          </table:table-cell>
          <table:table-cell office:value-type="float" office:value="0">
            <text:p>0</text:p>
          </table:table-cell>
          <table:table-cell office:value-type="float" office:value="9268054">
            <text:p>9268054</text:p>
          </table:table-cell>
          <table:table-cell office:value-type="float" office:value="0">
            <text:p>0</text:p>
          </table:table-cell>
          <table:table-cell office:value-type="float" office:value="4634027">
            <text:p>4634027</text:p>
          </table:table-cell>
          <table:table-cell office:value-type="float" office:value="38965">
            <text:p>38965</text:p>
          </table:table-cell>
          <table:table-cell office:value-type="float" office:value="18536108">
            <text:p>18536108</text:p>
          </table:table-cell>
          <table:table-cell office:value-type="float" office:value="27804161">
            <text:p>27804161</text:p>
          </table:table-cell>
          <table:table-cell office:value-type="float" office:value="88073730">
            <text:p>88073730</text:p>
          </table:table-cell>
          <table:table-cell office:value-type="float" office:value="347167968">
            <text:p>347167968</text:p>
          </table:table-cell>
          <table:table-cell office:value-type="float" office:value="34118652">
            <text:p>34118652</text:p>
          </table:table-cell>
          <table:table-cell office:value-type="float" office:value="6713867">
            <text:p>67138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5336733">
            <text:p>25336733</text:p>
          </table:table-cell>
          <table:table-cell office:value-type="float" office:value="310002">
            <text:p>310002</text:p>
          </table:table-cell>
          <table:table-cell office:value-type="float" office:value="26903741">
            <text:p>26903741</text:p>
          </table:table-cell>
          <table:table-cell office:value-type="float" office:value="74706168">
            <text:p>74706168</text:p>
          </table:table-cell>
          <table:table-cell office:value-type="float" office:value="26430965">
            <text:p>26430965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120528">
            <text:p>15120528</text:p>
          </table:table-cell>
          <table:table-cell table:number-columns-repeated="11" office:value-type="float" office:value="0">
            <text:p>0</text:p>
          </table:table-cell>
          <table:table-cell office:value-type="float" office:value="60817408">
            <text:p>60817408</text:p>
          </table:table-cell>
          <table:table-cell office:value-type="float" office:value="54923376">
            <text:p>54923376</text:p>
          </table:table-cell>
          <table:table-cell table:number-columns-repeated="4" office:value-type="float" office:value="0">
            <text:p>0</text:p>
          </table:table-cell>
          <table:table-cell office:value-type="float" office:value="26903741">
            <text:p>26903741</text:p>
          </table:table-cell>
          <table:table-cell office:value-type="float" office:value="0">
            <text:p>0</text:p>
          </table:table-cell>
          <table:table-cell office:value-type="float" office:value="26903741">
            <text:p>26903741</text:p>
          </table:table-cell>
          <table:table-cell office:value-type="float" office:value="420374">
            <text:p>420374</text:p>
          </table:table-cell>
          <table:table-cell office:value-type="float" office:value="13451870">
            <text:p>13451870</text:p>
          </table:table-cell>
          <table:table-cell office:value-type="float" office:value="0">
            <text:p>0</text:p>
          </table:table-cell>
          <table:table-cell office:value-type="float" office:value="8967913">
            <text:p>8967913</text:p>
          </table:table-cell>
          <table:table-cell office:value-type="float" office:value="0">
            <text:p>0</text:p>
          </table:table-cell>
          <table:table-cell office:value-type="float" office:value="8967914">
            <text:p>8967914</text:p>
          </table:table-cell>
          <table:table-cell office:value-type="float" office:value="0">
            <text:p>0</text:p>
          </table:table-cell>
          <table:table-cell office:value-type="float" office:value="4483957">
            <text:p>4483957</text:p>
          </table:table-cell>
          <table:table-cell office:value-type="float" office:value="39288">
            <text:p>39288</text:p>
          </table:table-cell>
          <table:table-cell office:value-type="float" office:value="17935828">
            <text:p>17935828</text:p>
          </table:table-cell>
          <table:table-cell office:value-type="float" office:value="26903741">
            <text:p>26903741</text:p>
          </table:table-cell>
          <table:table-cell office:value-type="float" office:value="86364746">
            <text:p>86364746</text:p>
          </table:table-cell>
          <table:table-cell office:value-type="float" office:value="339050292">
            <text:p>339050292</text:p>
          </table:table-cell>
          <table:table-cell office:value-type="float" office:value="33386230">
            <text:p>33386230</text:p>
          </table:table-cell>
          <table:table-cell office:value-type="float" office:value="6591796">
            <text:p>65917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27404224">
            <text:p>27404224</text:p>
          </table:table-cell>
          <table:table-cell office:value-type="float" office:value="335435">
            <text:p>335435</text:p>
          </table:table-cell>
          <table:table-cell office:value-type="float" office:value="29121826">
            <text:p>29121826</text:p>
          </table:table-cell>
          <table:table-cell office:value-type="float" office:value="80868993">
            <text:p>80868993</text:p>
          </table:table-cell>
          <table:table-cell office:value-type="float" office:value="28594961">
            <text:p>2859496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24972">
            <text:p>15724972</text:p>
          </table:table-cell>
          <table:table-cell table:number-columns-repeated="11" office:value-type="float" office:value="0">
            <text:p>0</text:p>
          </table:table-cell>
          <table:table-cell office:value-type="float" office:value="62914560">
            <text:p>62914560</text:p>
          </table:table-cell>
          <table:table-cell office:value-type="float" office:value="58251464">
            <text:p>58251464</text:p>
          </table:table-cell>
          <table:table-cell table:number-columns-repeated="4" office:value-type="float" office:value="0">
            <text:p>0</text:p>
          </table:table-cell>
          <table:table-cell office:value-type="float" office:value="29121826">
            <text:p>29121826</text:p>
          </table:table-cell>
          <table:table-cell office:value-type="float" office:value="0">
            <text:p>0</text:p>
          </table:table-cell>
          <table:table-cell office:value-type="float" office:value="29121826">
            <text:p>29121826</text:p>
          </table:table-cell>
          <table:table-cell office:value-type="float" office:value="455031">
            <text:p>455031</text:p>
          </table:table-cell>
          <table:table-cell office:value-type="float" office:value="14560913">
            <text:p>14560913</text:p>
          </table:table-cell>
          <table:table-cell office:value-type="float" office:value="0">
            <text:p>0</text:p>
          </table:table-cell>
          <table:table-cell office:value-type="float" office:value="9707275">
            <text:p>9707275</text:p>
          </table:table-cell>
          <table:table-cell office:value-type="float" office:value="0">
            <text:p>0</text:p>
          </table:table-cell>
          <table:table-cell office:value-type="float" office:value="9707276">
            <text:p>9707276</text:p>
          </table:table-cell>
          <table:table-cell office:value-type="float" office:value="0">
            <text:p>0</text:p>
          </table:table-cell>
          <table:table-cell office:value-type="float" office:value="4853638">
            <text:p>4853638</text:p>
          </table:table-cell>
          <table:table-cell office:value-type="float" office:value="40222">
            <text:p>40222</text:p>
          </table:table-cell>
          <table:table-cell office:value-type="float" office:value="19414551">
            <text:p>19414551</text:p>
          </table:table-cell>
          <table:table-cell office:value-type="float" office:value="29121826">
            <text:p>29121826</text:p>
          </table:table-cell>
          <table:table-cell office:value-type="float" office:value="89172363">
            <text:p>89172363</text:p>
          </table:table-cell>
          <table:table-cell office:value-type="float" office:value="350097656">
            <text:p>350097656</text:p>
          </table:table-cell>
          <table:table-cell office:value-type="float" office:value="35095214">
            <text:p>35095214</text:p>
          </table:table-cell>
          <table:table-cell office:value-type="float" office:value="6713867">
            <text:p>67138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29707048">
            <text:p>29707048</text:p>
          </table:table-cell>
          <table:table-cell office:value-type="float" office:value="363093">
            <text:p>363093</text:p>
          </table:table-cell>
          <table:table-cell office:value-type="float" office:value="31476018">
            <text:p>31476018</text:p>
          </table:table-cell>
          <table:table-cell office:value-type="float" office:value="87544273">
            <text:p>87544273</text:p>
          </table:table-cell>
          <table:table-cell office:value-type="float" office:value="30946670">
            <text:p>30946670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329370">
            <text:p>16329370</text:p>
          </table:table-cell>
          <table:table-cell table:number-columns-repeated="11" office:value-type="float" office:value="0">
            <text:p>0</text:p>
          </table:table-cell>
          <table:table-cell office:value-type="float" office:value="65011712">
            <text:p>65011712</text:p>
          </table:table-cell>
          <table:table-cell office:value-type="float" office:value="62328840">
            <text:p>62328840</text:p>
          </table:table-cell>
          <table:table-cell table:number-columns-repeated="4" office:value-type="float" office:value="0">
            <text:p>0</text:p>
          </table:table-cell>
          <table:table-cell office:value-type="float" office:value="31476018">
            <text:p>31476018</text:p>
          </table:table-cell>
          <table:table-cell office:value-type="float" office:value="0">
            <text:p>0</text:p>
          </table:table-cell>
          <table:table-cell office:value-type="float" office:value="31476018">
            <text:p>31476018</text:p>
          </table:table-cell>
          <table:table-cell office:value-type="float" office:value="491818">
            <text:p>491818</text:p>
          </table:table-cell>
          <table:table-cell office:value-type="float" office:value="15738009">
            <text:p>15738009</text:p>
          </table:table-cell>
          <table:table-cell office:value-type="float" office:value="0">
            <text:p>0</text:p>
          </table:table-cell>
          <table:table-cell office:value-type="float" office:value="10492006">
            <text:p>10492006</text:p>
          </table:table-cell>
          <table:table-cell office:value-type="float" office:value="0">
            <text:p>0</text:p>
          </table:table-cell>
          <table:table-cell office:value-type="float" office:value="10492006">
            <text:p>10492006</text:p>
          </table:table-cell>
          <table:table-cell office:value-type="float" office:value="0">
            <text:p>0</text:p>
          </table:table-cell>
          <table:table-cell office:value-type="float" office:value="5246003">
            <text:p>5246003</text:p>
          </table:table-cell>
          <table:table-cell office:value-type="float" office:value="39526">
            <text:p>39526</text:p>
          </table:table-cell>
          <table:table-cell office:value-type="float" office:value="20984012">
            <text:p>20984012</text:p>
          </table:table-cell>
          <table:table-cell office:value-type="float" office:value="31476018">
            <text:p>31476018</text:p>
          </table:table-cell>
          <table:table-cell office:value-type="float" office:value="97412109">
            <text:p>97412109</text:p>
          </table:table-cell>
          <table:table-cell office:value-type="float" office:value="381042480">
            <text:p>381042480</text:p>
          </table:table-cell>
          <table:table-cell office:value-type="float" office:value="37109375">
            <text:p>37109375</text:p>
          </table:table-cell>
          <table:table-cell office:value-type="float" office:value="7385253">
            <text:p>73852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9251634">
            <text:p>29251634</text:p>
          </table:table-cell>
          <table:table-cell office:value-type="float" office:value="357581">
            <text:p>357581</text:p>
          </table:table-cell>
          <table:table-cell office:value-type="float" office:value="31022621">
            <text:p>31022621</text:p>
          </table:table-cell>
          <table:table-cell office:value-type="float" office:value="86218347">
            <text:p>86218347</text:p>
          </table:table-cell>
          <table:table-cell office:value-type="float" office:value="30497398">
            <text:p>30497398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50916">
            <text:p>16450916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61169560">
            <text:p>61169560</text:p>
          </table:table-cell>
          <table:table-cell table:number-columns-repeated="4" office:value-type="float" office:value="0">
            <text:p>0</text:p>
          </table:table-cell>
          <table:table-cell office:value-type="float" office:value="31022621">
            <text:p>31022621</text:p>
          </table:table-cell>
          <table:table-cell office:value-type="float" office:value="0">
            <text:p>0</text:p>
          </table:table-cell>
          <table:table-cell office:value-type="float" office:value="31022621">
            <text:p>31022621</text:p>
          </table:table-cell>
          <table:table-cell office:value-type="float" office:value="484729">
            <text:p>484729</text:p>
          </table:table-cell>
          <table:table-cell office:value-type="float" office:value="15511311">
            <text:p>15511311</text:p>
          </table:table-cell>
          <table:table-cell office:value-type="float" office:value="0">
            <text:p>0</text:p>
          </table:table-cell>
          <table:table-cell office:value-type="float" office:value="10340874">
            <text:p>10340874</text:p>
          </table:table-cell>
          <table:table-cell office:value-type="float" office:value="0">
            <text:p>0</text:p>
          </table:table-cell>
          <table:table-cell office:value-type="float" office:value="10340874">
            <text:p>10340874</text:p>
          </table:table-cell>
          <table:table-cell office:value-type="float" office:value="0">
            <text:p>0</text:p>
          </table:table-cell>
          <table:table-cell office:value-type="float" office:value="5170437">
            <text:p>5170437</text:p>
          </table:table-cell>
          <table:table-cell office:value-type="float" office:value="40899">
            <text:p>40899</text:p>
          </table:table-cell>
          <table:table-cell office:value-type="float" office:value="20681747">
            <text:p>20681747</text:p>
          </table:table-cell>
          <table:table-cell office:value-type="float" office:value="31022621">
            <text:p>31022621</text:p>
          </table:table-cell>
          <table:table-cell office:value-type="float" office:value="98022460">
            <text:p>98022460</text:p>
          </table:table-cell>
          <table:table-cell office:value-type="float" office:value="385559082">
            <text:p>385559082</text:p>
          </table:table-cell>
          <table:table-cell office:value-type="float" office:value="37292480">
            <text:p>37292480</text:p>
          </table:table-cell>
          <table:table-cell office:value-type="float" office:value="7507324">
            <text:p>750732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54812364">
            <text:p>54812364</text:p>
          </table:table-cell>
          <table:table-cell office:value-type="float" office:value="664676">
            <text:p>664676</text:p>
          </table:table-cell>
          <table:table-cell office:value-type="float" office:value="57843409">
            <text:p>57843409</text:p>
          </table:table-cell>
          <table:table-cell office:value-type="float" office:value="160488723">
            <text:p>160488723</text:p>
          </table:table-cell>
          <table:table-cell office:value-type="float" office:value="57285916">
            <text:p>57285916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415856">
            <text:p>33415856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116788944">
            <text:p>116788944</text:p>
          </table:table-cell>
          <table:table-cell table:number-columns-repeated="4" office:value-type="float" office:value="0">
            <text:p>0</text:p>
          </table:table-cell>
          <table:table-cell office:value-type="float" office:value="57843409">
            <text:p>57843409</text:p>
          </table:table-cell>
          <table:table-cell office:value-type="float" office:value="0">
            <text:p>0</text:p>
          </table:table-cell>
          <table:table-cell office:value-type="float" office:value="57843409">
            <text:p>57843409</text:p>
          </table:table-cell>
          <table:table-cell office:value-type="float" office:value="903805">
            <text:p>903805</text:p>
          </table:table-cell>
          <table:table-cell office:value-type="float" office:value="28921705">
            <text:p>28921705</text:p>
          </table:table-cell>
          <table:table-cell office:value-type="float" office:value="0">
            <text:p>0</text:p>
          </table:table-cell>
          <table:table-cell office:value-type="float" office:value="19281136">
            <text:p>19281136</text:p>
          </table:table-cell>
          <table:table-cell office:value-type="float" office:value="0">
            <text:p>0</text:p>
          </table:table-cell>
          <table:table-cell office:value-type="float" office:value="19281137">
            <text:p>19281137</text:p>
          </table:table-cell>
          <table:table-cell office:value-type="float" office:value="0">
            <text:p>0</text:p>
          </table:table-cell>
          <table:table-cell office:value-type="float" office:value="9640568">
            <text:p>9640568</text:p>
          </table:table-cell>
          <table:table-cell office:value-type="float" office:value="41706">
            <text:p>41706</text:p>
          </table:table-cell>
          <table:table-cell office:value-type="float" office:value="38562273">
            <text:p>38562273</text:p>
          </table:table-cell>
          <table:table-cell office:value-type="float" office:value="57843409">
            <text:p>57843409</text:p>
          </table:table-cell>
          <table:table-cell office:value-type="float" office:value="186889648">
            <text:p>186889648</text:p>
          </table:table-cell>
          <table:table-cell office:value-type="float" office:value="738769531">
            <text:p>738769531</text:p>
          </table:table-cell>
          <table:table-cell office:value-type="float" office:value="66467285">
            <text:p>66467285</text:p>
          </table:table-cell>
          <table:table-cell office:value-type="float" office:value="13183593">
            <text:p>13183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09597899">
            <text:p>109597899</text:p>
          </table:table-cell>
          <table:table-cell office:value-type="float" office:value="1322309">
            <text:p>1322309</text:p>
          </table:table-cell>
          <table:table-cell office:value-type="float" office:value="114687101">
            <text:p>114687101</text:p>
          </table:table-cell>
          <table:table-cell office:value-type="float" office:value="319617378">
            <text:p>319617378</text:p>
          </table:table-cell>
          <table:table-cell office:value-type="float" office:value="114129057">
            <text:p>114129057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879164">
            <text:p>66879164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114730656">
            <text:p>114730656</text:p>
          </table:table-cell>
          <table:table-cell table:number-columns-repeated="4" office:value-type="float" office:value="0">
            <text:p>0</text:p>
          </table:table-cell>
          <table:table-cell office:value-type="float" office:value="114687101">
            <text:p>114687101</text:p>
          </table:table-cell>
          <table:table-cell office:value-type="float" office:value="0">
            <text:p>0</text:p>
          </table:table-cell>
          <table:table-cell office:value-type="float" office:value="114687101">
            <text:p>114687101</text:p>
          </table:table-cell>
          <table:table-cell office:value-type="float" office:value="1792005">
            <text:p>1792005</text:p>
          </table:table-cell>
          <table:table-cell office:value-type="float" office:value="57343551">
            <text:p>57343551</text:p>
          </table:table-cell>
          <table:table-cell office:value-type="float" office:value="0">
            <text:p>0</text:p>
          </table:table-cell>
          <table:table-cell office:value-type="float" office:value="38229033">
            <text:p>38229033</text:p>
          </table:table-cell>
          <table:table-cell office:value-type="float" office:value="0">
            <text:p>0</text:p>
          </table:table-cell>
          <table:table-cell office:value-type="float" office:value="38229034">
            <text:p>38229034</text:p>
          </table:table-cell>
          <table:table-cell office:value-type="float" office:value="114687101">
            <text:p>114687101</text:p>
          </table:table-cell>
          <table:table-cell office:value-type="float" office:value="19114517">
            <text:p>19114517</text:p>
          </table:table-cell>
          <table:table-cell office:value-type="float" office:value="102913">
            <text:p>102913</text:p>
          </table:table-cell>
          <table:table-cell office:value-type="float" office:value="76458067">
            <text:p>76458067</text:p>
          </table:table-cell>
          <table:table-cell office:value-type="float" office:value="114687101">
            <text:p>114687101</text:p>
          </table:table-cell>
          <table:table-cell office:value-type="float" office:value="377868652">
            <text:p>377868652</text:p>
          </table:table-cell>
          <table:table-cell office:value-type="float" office:value="1497741699">
            <text:p>1497741699</text:p>
          </table:table-cell>
          <table:table-cell office:value-type="float" office:value="136657714">
            <text:p>136657714</text:p>
          </table:table-cell>
          <table:table-cell office:value-type="float" office:value="26855468">
            <text:p>268554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17309962">
            <text:p>217309962</text:p>
          </table:table-cell>
          <table:table-cell office:value-type="float" office:value="2614208">
            <text:p>2614208</text:p>
          </table:table-cell>
          <table:table-cell office:value-type="float" office:value="227271218">
            <text:p>227271218</text:p>
          </table:table-cell>
          <table:table-cell office:value-type="float" office:value="632232939">
            <text:p>632232939</text:p>
          </table:table-cell>
          <table:table-cell office:value-type="float" office:value="226752967">
            <text:p>226752967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3549644">
            <text:p>133549644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226840552">
            <text:p>226840552</text:p>
          </table:table-cell>
          <table:table-cell table:number-columns-repeated="4" office:value-type="float" office:value="0">
            <text:p>0</text:p>
          </table:table-cell>
          <table:table-cell office:value-type="float" office:value="227271218">
            <text:p>227271218</text:p>
          </table:table-cell>
          <table:table-cell office:value-type="float" office:value="0">
            <text:p>0</text:p>
          </table:table-cell>
          <table:table-cell office:value-type="float" office:value="227271218">
            <text:p>227271218</text:p>
          </table:table-cell>
          <table:table-cell office:value-type="float" office:value="3551678">
            <text:p>3551678</text:p>
          </table:table-cell>
          <table:table-cell office:value-type="float" office:value="113635609">
            <text:p>113635609</text:p>
          </table:table-cell>
          <table:table-cell office:value-type="float" office:value="0">
            <text:p>0</text:p>
          </table:table-cell>
          <table:table-cell office:value-type="float" office:value="75757073">
            <text:p>75757073</text:p>
          </table:table-cell>
          <table:table-cell office:value-type="float" office:value="0">
            <text:p>0</text:p>
          </table:table-cell>
          <table:table-cell office:value-type="float" office:value="75757072">
            <text:p>75757072</text:p>
          </table:table-cell>
          <table:table-cell office:value-type="float" office:value="227271218">
            <text:p>227271218</text:p>
          </table:table-cell>
          <table:table-cell office:value-type="float" office:value="37878536">
            <text:p>37878536</text:p>
          </table:table-cell>
          <table:table-cell office:value-type="float" office:value="81555">
            <text:p>81555</text:p>
          </table:table-cell>
          <table:table-cell office:value-type="float" office:value="151514145">
            <text:p>151514145</text:p>
          </table:table-cell>
          <table:table-cell office:value-type="float" office:value="227271218">
            <text:p>227271218</text:p>
          </table:table-cell>
          <table:table-cell office:value-type="float" office:value="749633789">
            <text:p>749633789</text:p>
          </table:table-cell>
          <table:table-cell office:value-type="float" office:value="2990783691">
            <text:p>2990783691</text:p>
          </table:table-cell>
          <table:table-cell office:value-type="float" office:value="256103515">
            <text:p>256103515</text:p>
          </table:table-cell>
          <table:table-cell office:value-type="float" office:value="51208496">
            <text:p>512084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439543410">
            <text:p>439543410</text:p>
          </table:table-cell>
          <table:table-cell office:value-type="float" office:value="5282675">
            <text:p>5282675</text:p>
          </table:table-cell>
          <table:table-cell office:value-type="float" office:value="459126054">
            <text:p>459126054</text:p>
          </table:table-cell>
          <table:table-cell office:value-type="float" office:value="1277688918">
            <text:p>1277688918</text:p>
          </table:table-cell>
          <table:table-cell office:value-type="float" office:value="458452278">
            <text:p>458452278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33060">
            <text:p>267233060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1824">
            <text:p>1073741824</text:p>
          </table:table-cell>
          <table:table-cell office:value-type="float" office:value="917291640">
            <text:p>917291640</text:p>
          </table:table-cell>
          <table:table-cell table:number-columns-repeated="4" office:value-type="float" office:value="0">
            <text:p>0</text:p>
          </table:table-cell>
          <table:table-cell office:value-type="float" office:value="459126054">
            <text:p>459126054</text:p>
          </table:table-cell>
          <table:table-cell office:value-type="float" office:value="0">
            <text:p>0</text:p>
          </table:table-cell>
          <table:table-cell office:value-type="float" office:value="459126054">
            <text:p>459126054</text:p>
          </table:table-cell>
          <table:table-cell office:value-type="float" office:value="7174417">
            <text:p>7174417</text:p>
          </table:table-cell>
          <table:table-cell office:value-type="float" office:value="229563027">
            <text:p>229563027</text:p>
          </table:table-cell>
          <table:table-cell office:value-type="float" office:value="0">
            <text:p>0</text:p>
          </table:table-cell>
          <table:table-cell office:value-type="float" office:value="153042018">
            <text:p>153042018</text:p>
          </table:table-cell>
          <table:table-cell office:value-type="float" office:value="0">
            <text:p>0</text:p>
          </table:table-cell>
          <table:table-cell office:value-type="float" office:value="153042018">
            <text:p>153042018</text:p>
          </table:table-cell>
          <table:table-cell office:value-type="float" office:value="459126054">
            <text:p>459126054</text:p>
          </table:table-cell>
          <table:table-cell office:value-type="float" office:value="76521009">
            <text:p>76521009</text:p>
          </table:table-cell>
          <table:table-cell office:value-type="float" office:value="251951">
            <text:p>251951</text:p>
          </table:table-cell>
          <table:table-cell office:value-type="float" office:value="306084036">
            <text:p>306084036</text:p>
          </table:table-cell>
          <table:table-cell office:value-type="float" office:value="459126054">
            <text:p>459126054</text:p>
          </table:table-cell>
          <table:table-cell office:value-type="float" office:value="1527770996">
            <text:p>1527770996</text:p>
          </table:table-cell>
          <table:table-cell office:value-type="float" office:value="6091552734">
            <text:p>6091552734</text:p>
          </table:table-cell>
          <table:table-cell office:value-type="float" office:value="527160644">
            <text:p>527160644</text:p>
          </table:table-cell>
          <table:table-cell office:value-type="float" office:value="103881835">
            <text:p>1038818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881087965">
            <text:p>881087965</text:p>
          </table:table-cell>
          <table:table-cell office:value-type="float" office:value="10579640">
            <text:p>10579640</text:p>
          </table:table-cell>
          <table:table-cell office:value-type="float" office:value="920933899">
            <text:p>920933899</text:p>
          </table:table-cell>
          <table:table-cell office:value-type="float" office:value="2559880159">
            <text:p>2559880159</text:p>
          </table:table-cell>
          <table:table-cell office:value-type="float" office:value="920406151">
            <text:p>920406151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4271118">
            <text:p>534271118</text:p>
          </table:table-cell>
          <table:table-cell table:number-columns-repeated="11" office:value-type="float" office:value="0">
            <text:p>0</text:p>
          </table:table-cell>
          <table:table-cell office:value-type="float" office:value="2147483648">
            <text:p>2147483648</text:p>
          </table:table-cell>
          <table:table-cell office:value-type="float" office:value="1842467728">
            <text:p>1842467728</text:p>
          </table:table-cell>
          <table:table-cell table:number-columns-repeated="4" office:value-type="float" office:value="0">
            <text:p>0</text:p>
          </table:table-cell>
          <table:table-cell office:value-type="float" office:value="920933899">
            <text:p>920933899</text:p>
          </table:table-cell>
          <table:table-cell office:value-type="float" office:value="0">
            <text:p>0</text:p>
          </table:table-cell>
          <table:table-cell office:value-type="float" office:value="920933899">
            <text:p>920933899</text:p>
          </table:table-cell>
          <table:table-cell office:value-type="float" office:value="14390189">
            <text:p>14390189</text:p>
          </table:table-cell>
          <table:table-cell office:value-type="float" office:value="460466949">
            <text:p>460466949</text:p>
          </table:table-cell>
          <table:table-cell office:value-type="float" office:value="0">
            <text:p>0</text:p>
          </table:table-cell>
          <table:table-cell office:value-type="float" office:value="306977966">
            <text:p>306977966</text:p>
          </table:table-cell>
          <table:table-cell office:value-type="float" office:value="0">
            <text:p>0</text:p>
          </table:table-cell>
          <table:table-cell office:value-type="float" office:value="306977967">
            <text:p>306977967</text:p>
          </table:table-cell>
          <table:table-cell office:value-type="float" office:value="920933899">
            <text:p>920933899</text:p>
          </table:table-cell>
          <table:table-cell office:value-type="float" office:value="153488984">
            <text:p>153488984</text:p>
          </table:table-cell>
          <table:table-cell office:value-type="float" office:value="3137332">
            <text:p>3137332</text:p>
          </table:table-cell>
          <table:table-cell office:value-type="float" office:value="613955933">
            <text:p>613955933</text:p>
          </table:table-cell>
          <table:table-cell office:value-type="float" office:value="920933899">
            <text:p>920933899</text:p>
          </table:table-cell>
          <table:table-cell office:value-type="float" office:value="3075134277">
            <text:p>3075134277</text:p>
          </table:table-cell>
          <table:table-cell office:value-type="float" office:value="12337646484">
            <text:p>12337646484</text:p>
          </table:table-cell>
          <table:table-cell office:value-type="float" office:value="1115539550">
            <text:p>1115539550</text:p>
          </table:table-cell>
          <table:table-cell office:value-type="float" office:value="207458496">
            <text:p>2074584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771090940">
            <text:p>1771090940</text:p>
          </table:table-cell>
          <table:table-cell office:value-type="float" office:value="21260071">
            <text:p>21260071</text:p>
          </table:table-cell>
          <table:table-cell office:value-type="float" office:value="1849610843">
            <text:p>1849610843</text:p>
          </table:table-cell>
          <table:table-cell office:value-type="float" office:value="849571352">
            <text:p>849571352</text:p>
          </table:table-cell>
          <table:table-cell office:value-type="float" office:value="1849065804">
            <text:p>184906580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1068539120">
            <text:p>10685391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849178320">
            <text:p>1849178320</text:p>
          </table:table-cell>
          <table:table-cell table:number-columns-repeated="4" office:value-type="float" office:value="0">
            <text:p>0</text:p>
          </table:table-cell>
          <table:table-cell office:value-type="float" office:value="1849610843">
            <text:p>1849610843</text:p>
          </table:table-cell>
          <table:table-cell office:value-type="float" office:value="0">
            <text:p>0</text:p>
          </table:table-cell>
          <table:table-cell office:value-type="float" office:value="1849610843">
            <text:p>1849610843</text:p>
          </table:table-cell>
          <table:table-cell office:value-type="float" office:value="28900303">
            <text:p>28900303</text:p>
          </table:table-cell>
          <table:table-cell office:value-type="float" office:value="924805421">
            <text:p>924805421</text:p>
          </table:table-cell>
          <table:table-cell office:value-type="float" office:value="0">
            <text:p>0</text:p>
          </table:table-cell>
          <table:table-cell office:value-type="float" office:value="616536948">
            <text:p>616536948</text:p>
          </table:table-cell>
          <table:table-cell office:value-type="float" office:value="0">
            <text:p>0</text:p>
          </table:table-cell>
          <table:table-cell office:value-type="float" office:value="616536948">
            <text:p>616536948</text:p>
          </table:table-cell>
          <table:table-cell office:value-type="float" office:value="1849610843">
            <text:p>1849610843</text:p>
          </table:table-cell>
          <table:table-cell office:value-type="float" office:value="308268474">
            <text:p>308268474</text:p>
          </table:table-cell>
          <table:table-cell office:value-type="float" office:value="1842579415">
            <text:p>1842579415</text:p>
          </table:table-cell>
          <table:table-cell office:value-type="float" office:value="1233073896">
            <text:p>1233073896</text:p>
          </table:table-cell>
          <table:table-cell office:value-type="float" office:value="1849610843">
            <text:p>1849610843</text:p>
          </table:table-cell>
          <table:table-cell office:value-type="float" office:value="6053588867">
            <text:p>6053588867</text:p>
          </table:table-cell>
          <table:table-cell office:value-type="float" office:value="25130004882">
            <text:p>25130004882</text:p>
          </table:table-cell>
          <table:table-cell office:value-type="float" office:value="2182128906">
            <text:p>2182128906</text:p>
          </table:table-cell>
          <table:table-cell office:value-type="float" office:value="424743652">
            <text:p>42474365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542489986">
            <text:p>3542489986</text:p>
          </table:table-cell>
          <table:table-cell office:value-type="float" office:value="42517033">
            <text:p>42517033</text:p>
          </table:table-cell>
          <table:table-cell office:value-type="float" office:value="3699630827">
            <text:p>3699630827</text:p>
          </table:table-cell>
          <table:table-cell office:value-type="float" office:value="1698772041">
            <text:p>1698772041</text:p>
          </table:table-cell>
          <table:table-cell office:value-type="float" office:value="3699078950">
            <text:p>36990789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2137001014">
            <text:p>21370010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699191944">
            <text:p>3699191944</text:p>
          </table:table-cell>
          <table:table-cell table:number-columns-repeated="4" office:value-type="float" office:value="0">
            <text:p>0</text:p>
          </table:table-cell>
          <table:table-cell office:value-type="float" office:value="3699630827">
            <text:p>3699630827</text:p>
          </table:table-cell>
          <table:table-cell office:value-type="float" office:value="0">
            <text:p>0</text:p>
          </table:table-cell>
          <table:table-cell office:value-type="float" office:value="3699630827">
            <text:p>3699630827</text:p>
          </table:table-cell>
          <table:table-cell office:value-type="float" office:value="57806983">
            <text:p>57806983</text:p>
          </table:table-cell>
          <table:table-cell office:value-type="float" office:value="1849815413">
            <text:p>1849815413</text:p>
          </table:table-cell>
          <table:table-cell office:value-type="float" office:value="1849770687">
            <text:p>1849770687</text:p>
          </table:table-cell>
          <table:table-cell office:value-type="float" office:value="1233210275">
            <text:p>1233210275</text:p>
          </table:table-cell>
          <table:table-cell office:value-type="float" office:value="0">
            <text:p>0</text:p>
          </table:table-cell>
          <table:table-cell office:value-type="float" office:value="1233210276">
            <text:p>1233210276</text:p>
          </table:table-cell>
          <table:table-cell office:value-type="float" office:value="3699630827">
            <text:p>3699630827</text:p>
          </table:table-cell>
          <table:table-cell office:value-type="float" office:value="616605138">
            <text:p>616605138</text:p>
          </table:table-cell>
          <table:table-cell office:value-type="float" office:value="13076243">
            <text:p>13076243</text:p>
          </table:table-cell>
          <table:table-cell office:value-type="float" office:value="2466420552">
            <text:p>2466420552</text:p>
          </table:table-cell>
          <table:table-cell office:value-type="float" office:value="3699630827">
            <text:p>3699630827</text:p>
          </table:table-cell>
          <table:table-cell office:value-type="float" office:value="12230102539">
            <text:p>12230102539</text:p>
          </table:table-cell>
          <table:table-cell office:value-type="float" office:value="50293640136">
            <text:p>50293640136</text:p>
          </table:table-cell>
          <table:table-cell office:value-type="float" office:value="4484680175">
            <text:p>4484680175</text:p>
          </table:table-cell>
          <table:table-cell office:value-type="float" office:value="832214355">
            <text:p>832214355</text:p>
          </table:table-cell>
          <table:table-cell office:value-type="float" office:value="0">
            <text:p>0</text:p>
          </table:table-cell>
          <table:table-cell table:number-columns-repeated="960"/>
        </table:table-row>
      </table:table>
      <table:table table:name="analysis" table:style-name="ta1" table:print="false">
        <office:forms form:automatic-focus="false" form:apply-design-mode="false"/>
        <table:table-column table:style-name="co14" table:default-cell-style-name="Default"/>
        <table:table-column table:style-name="co13" table:number-columns-repeated="4" table:default-cell-style-name="Default"/>
        <table:table-column table:style-name="co15" table:default-cell-style-name="ce4"/>
        <table:table-column table:style-name="co16" table:default-cell-style-name="ce6"/>
        <table:table-column table:style-name="co17" table:default-cell-style-name="ce8"/>
        <table:table-column table:style-name="co18" table:default-cell-style-name="ce4"/>
        <table:table-column table:style-name="co19" table:default-cell-style-name="ce6"/>
        <table:table-column table:style-name="co20" table:default-cell-style-name="ce8"/>
        <table:table-column table:style-name="co17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ce12"/>
        <table:table-column table:style-name="co13" table:number-columns-repeated="976" table:default-cell-style-name="Default"/>
        <table:table-row table:style-name="ro3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#iter total</text:p>
          </table:table-cell>
          <table:table-cell table:style-name="ce3" office:value-type="string">
            <office:annotation draw:style-name="gr1" draw:text-style-name="P1" svg:width="2.899cm" svg:height="1.139cm" svg:x="19.633cm" svg:y="0cm" draw:caption-point-x="-0.61cm" draw:caption-point-y="0.01cm">
              <dc:creator>HD</dc:creator>
              <dc:date>2018-03-20T00:00:00</dc:date>
              <text:p text:style-name="P1"><text:span text:style-name="T1">send</text:span></text:p>
            </office:annotation>
            <text:p># GEN Load Instructions</text:p>
          </table:table-cell>
          <table:table-cell table:style-name="ce5" office:value-type="string">
            <text:p>Data size in bytes (GEN Load)</text:p>
          </table:table-cell>
          <table:table-cell table:style-name="ce7" office:value-type="string">
            <text:p>SIMD length (Load)</text:p>
          </table:table-cell>
          <table:table-cell table:style-name="ce3" office:value-type="string">
            <office:annotation draw:style-name="gr2" draw:text-style-name="P1" svg:width="2.899cm" svg:height="0.669cm" svg:x="28.4cm" svg:y="0cm" draw:caption-point-x="-0.61cm" draw:caption-point-y="0.01cm">
              <dc:creator>HD</dc:creator>
              <dc:date>2018-03-20T00:00:00</dc:date>
              <text:p text:style-name="P1"><text:span text:style-name="T1">sends</text:span></text:p>
            </office:annotation>
            <text:p># GEN Store Instructions</text:p>
          </table:table-cell>
          <table:table-cell table:style-name="ce5" office:value-type="string">
            <text:p>Data size in bytes (GEN Store)</text:p>
          </table:table-cell>
          <table:table-cell table:style-name="ce7" office:value-type="string">
            <text:p>SIMD Length (Write)</text:p>
          </table:table-cell>
          <table:table-cell table:style-name="ce9" office:value-type="string">
            <text:p>Bytes read (GEN) total</text:p>
          </table:table-cell>
          <table:table-cell table:style-name="ce9" office:value-type="string">
            <text:p>Bytes written (GEN) total</text:p>
          </table:table-cell>
          <table:table-cell table:style-name="ce2" office:value-type="string">
            <text:p>A7</text:p>
          </table:table-cell>
          <table:table-cell table:style-name="ce10" office:value-type="string">
            <text:p>Bandwidth/EU Read (bytes/cy)</text:p>
          </table:table-cell>
          <table:table-cell table:style-name="ce10" office:value-type="string">
            <text:p>Bandwidth/EU Write (bytes/cy)</text:p>
          </table:table-cell>
          <table:table-cell table:style-name="ce10" office:value-type="string">
            <text:p>Bandwidth/EU Read+Write (bytes/cy)</text:p>
          </table:table-cell>
          <table:table-cell table:style-name="ce11" office:value-type="string">
            <text:p>Bandwidth/EU Read (GB/s)</text:p>
          </table:table-cell>
          <table:table-cell table:style-name="ce11" office:value-type="string">
            <text:p>Bandwidth/EU Write (GB/s)</text:p>
          </table:table-cell>
          <table:table-cell table:style-name="ce11" office:value-type="string">
            <text:p>Bandwidth/EU Read+Write (GB/s)</text:p>
          </table:table-cell>
          <table:table-cell table:style-name="ce2" office:value-type="string">
            <text:p>Data size</text:p>
          </table:table-cell>
          <table:table-cell table:style-name="ce2" office:value-type="string">
            <text:p>Bytes total</text:p>
          </table:table-cell>
          <table:table-cell table:style-name="ce2" office:value-type="string">
            <text:p>Theoretical bandwidth</text:p>
          </table:table-cell>
          <table:table-cell table:style-name="ce2" table:number-columns-repeated="951"/>
          <table:table-cell table:style-name="ce13" table:number-columns-repeated="23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]*[.E2]*[.F2]*[.G2]*[.H2]" office:value-type="float" office:value="131072">
            <text:p>131072</text:p>
          </table:table-cell>
          <table:table-cell table:formula="of:=[.D2]*[.E2]*[.I2]*[.J2]*[.K2]" office:value-type="float" office:value="131072">
            <text:p>131072</text:p>
          </table:table-cell>
          <table:table-cell table:formula="of:=[counters.O2]" office:value-type="float" office:value="80">
            <text:p>80</text:p>
          </table:table-cell>
          <table:table-cell table:formula="of:=[.L2]/[.N2]" office:value-type="float" office:value="1638.4">
            <text:p>1638,4</text:p>
          </table:table-cell>
          <table:table-cell table:formula="of:=[.M2]/[.N2]" office:value-type="float" office:value="1638.4">
            <text:p>1638,4</text:p>
          </table:table-cell>
          <table:table-cell/>
          <table:table-cell table:formula="of:=[.L2]/[counters.D2]" office:value-type="float" office:value="0.948944426746981">
            <text:p>0,9489444267</text:p>
          </table:table-cell>
          <table:table-cell table:formula="of:=[.M2]/[counters.D2]" office:value-type="float" office:value="0.948944426746981">
            <text:p>0,9489444267</text:p>
          </table:table-cell>
          <table:table-cell/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formula="of:=[.D2]*[.E2]*4*[.U2]" office:value-type="float" office:value="4096">
            <text:p>4096</text:p>
          </table:table-cell>
          <table:table-cell table:formula="of:=[.V2]/[counters.D2]" office:value-type="float" office:value="0.0296545133358432">
            <text:p>0,0296545133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]*[.E3]*[.F3]*[.G3]*[.H3]" office:value-type="float" office:value="262144">
            <text:p>262144</text:p>
          </table:table-cell>
          <table:table-cell table:formula="of:=[.D3]*[.E3]*[.I3]*[.J3]*[.K3]" office:value-type="float" office:value="262144">
            <text:p>262144</text:p>
          </table:table-cell>
          <table:table-cell table:formula="of:=[counters.O3]" office:value-type="float" office:value="80">
            <text:p>80</text:p>
          </table:table-cell>
          <table:table-cell table:formula="of:=[.L3]/[.N3]" office:value-type="float" office:value="3276.8">
            <text:p>3276,8</text:p>
          </table:table-cell>
          <table:table-cell table:formula="of:=[.M3]/[.N3]" office:value-type="float" office:value="3276.8">
            <text:p>3276,8</text:p>
          </table:table-cell>
          <table:table-cell/>
          <table:table-cell table:formula="of:=[.L3]/[counters.D3]" office:value-type="float" office:value="1.89845238009024">
            <text:p>1,8984523801</text:p>
          </table:table-cell>
          <table:table-cell table:formula="of:=[.M3]/[counters.D3]" office:value-type="float" office:value="1.89845238009024">
            <text:p>1,8984523801</text:p>
          </table:table-cell>
          <table:table-cell/>
          <table:table-cell table:formula="of:=IF( ISNUMBER( SEARCH(&quot;scalar&quot;;[.A3]));1;IF( ISNUMBER( SEARCH(&quot;vect2&quot;;[.A3]));2;IF( ISNUMBER( SEARCH(&quot;vect4&quot;;[.A3]));4;IF( ISNUMBER( SEARCH(&quot;vect8&quot;;[.A3]));8;IF( ISNUMBER( SEARCH(&quot;vect16&quot;;[.A3]));16;0)))))" office:value-type="float" office:value="1">
            <text:p>1</text:p>
          </table:table-cell>
          <table:table-cell table:formula="of:=[.D3]*[.E3]*4*[.U3]" office:value-type="float" office:value="8192">
            <text:p>8192</text:p>
          </table:table-cell>
          <table:table-cell table:formula="of:=[.V3]/[counters.D3]" office:value-type="float" office:value="0.0593266368778199">
            <text:p>0,059326636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]*[.E4]*[.F4]*[.G4]*[.H4]" office:value-type="float" office:value="524288">
            <text:p>524288</text:p>
          </table:table-cell>
          <table:table-cell table:formula="of:=[.D4]*[.E4]*[.I4]*[.J4]*[.K4]" office:value-type="float" office:value="524288">
            <text:p>524288</text:p>
          </table:table-cell>
          <table:table-cell table:formula="of:=[counters.O4]" office:value-type="float" office:value="80">
            <text:p>80</text:p>
          </table:table-cell>
          <table:table-cell table:formula="of:=[.L4]/[.N4]" office:value-type="float" office:value="6553.6">
            <text:p>6553,6</text:p>
          </table:table-cell>
          <table:table-cell table:formula="of:=[.M4]/[.N4]" office:value-type="float" office:value="6553.6">
            <text:p>6553,6</text:p>
          </table:table-cell>
          <table:table-cell/>
          <table:table-cell table:formula="of:=[.L4]/[counters.D4]" office:value-type="float" office:value="3.8037915448405">
            <text:p>3,8037915448</text:p>
          </table:table-cell>
          <table:table-cell table:formula="of:=[.M4]/[counters.D4]" office:value-type="float" office:value="3.8037915448405">
            <text:p>3,8037915448</text:p>
          </table:table-cell>
          <table:table-cell/>
          <table:table-cell table:formula="of:=IF( ISNUMBER( SEARCH(&quot;scalar&quot;;[.A4]));1;IF( ISNUMBER( SEARCH(&quot;vect2&quot;;[.A4]));2;IF( ISNUMBER( SEARCH(&quot;vect4&quot;;[.A4]));4;IF( ISNUMBER( SEARCH(&quot;vect8&quot;;[.A4]));8;IF( ISNUMBER( SEARCH(&quot;vect16&quot;;[.A4]));16;0)))))" office:value-type="float" office:value="1">
            <text:p>1</text:p>
          </table:table-cell>
          <table:table-cell table:formula="of:=[.D4]*[.E4]*4*[.U4]" office:value-type="float" office:value="16384">
            <text:p>16384</text:p>
          </table:table-cell>
          <table:table-cell table:formula="of:=[.V4]/[counters.D4]" office:value-type="float" office:value="0.118868485776265">
            <text:p>0,1188684858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]*[.E5]*[.F5]*[.G5]*[.H5]" office:value-type="float" office:value="1048576">
            <text:p>1048576</text:p>
          </table:table-cell>
          <table:table-cell table:formula="of:=[.D5]*[.E5]*[.I5]*[.J5]*[.K5]" office:value-type="float" office:value="1048576">
            <text:p>1048576</text:p>
          </table:table-cell>
          <table:table-cell table:formula="of:=[counters.O5]" office:value-type="float" office:value="80">
            <text:p>80</text:p>
          </table:table-cell>
          <table:table-cell table:formula="of:=[.L5]/[.N5]" office:value-type="float" office:value="13107.2">
            <text:p>13107,2</text:p>
          </table:table-cell>
          <table:table-cell table:formula="of:=[.M5]/[.N5]" office:value-type="float" office:value="13107.2">
            <text:p>13107,2</text:p>
          </table:table-cell>
          <table:table-cell/>
          <table:table-cell table:formula="of:=[.L5]/[counters.D5]" office:value-type="float" office:value="7.58008573514635">
            <text:p>7,5800857351</text:p>
          </table:table-cell>
          <table:table-cell table:formula="of:=[.M5]/[counters.D5]" office:value-type="float" office:value="7.58008573514635">
            <text:p>7,5800857351</text:p>
          </table:table-cell>
          <table:table-cell/>
          <table:table-cell table:formula="of:=IF( ISNUMBER( SEARCH(&quot;scalar&quot;;[.A5]));1;IF( ISNUMBER( SEARCH(&quot;vect2&quot;;[.A5]));2;IF( ISNUMBER( SEARCH(&quot;vect4&quot;;[.A5]));4;IF( ISNUMBER( SEARCH(&quot;vect8&quot;;[.A5]));8;IF( ISNUMBER( SEARCH(&quot;vect16&quot;;[.A5]));16;0)))))" office:value-type="float" office:value="1">
            <text:p>1</text:p>
          </table:table-cell>
          <table:table-cell table:formula="of:=[.D5]*[.E5]*4*[.U5]" office:value-type="float" office:value="32768">
            <text:p>32768</text:p>
          </table:table-cell>
          <table:table-cell table:formula="of:=[.V5]/[counters.D5]" office:value-type="float" office:value="0.236877679223323">
            <text:p>0,2368776792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]*[.E6]*[.F6]*[.G6]*[.H6]" office:value-type="float" office:value="2097152">
            <text:p>2097152</text:p>
          </table:table-cell>
          <table:table-cell table:formula="of:=[.D6]*[.E6]*[.I6]*[.J6]*[.K6]" office:value-type="float" office:value="2097152">
            <text:p>2097152</text:p>
          </table:table-cell>
          <table:table-cell table:formula="of:=[counters.O6]" office:value-type="float" office:value="108">
            <text:p>108</text:p>
          </table:table-cell>
          <table:table-cell table:formula="of:=[.L6]/[.N6]" office:value-type="float" office:value="19418.0740740741">
            <text:p>19418,0740740741</text:p>
          </table:table-cell>
          <table:table-cell table:formula="of:=[.M6]/[.N6]" office:value-type="float" office:value="19418.0740740741">
            <text:p>19418,0740740741</text:p>
          </table:table-cell>
          <table:table-cell/>
          <table:table-cell table:formula="of:=[.L6]/[counters.D6]" office:value-type="float" office:value="15.1739926342371">
            <text:p>15,1739926342</text:p>
          </table:table-cell>
          <table:table-cell table:formula="of:=[.M6]/[counters.D6]" office:value-type="float" office:value="15.1739926342371">
            <text:p>15,1739926342</text:p>
          </table:table-cell>
          <table:table-cell/>
          <table:table-cell table:formula="of:=IF( ISNUMBER( SEARCH(&quot;scalar&quot;;[.A6]));1;IF( ISNUMBER( SEARCH(&quot;vect2&quot;;[.A6]));2;IF( ISNUMBER( SEARCH(&quot;vect4&quot;;[.A6]));4;IF( ISNUMBER( SEARCH(&quot;vect8&quot;;[.A6]));8;IF( ISNUMBER( SEARCH(&quot;vect16&quot;;[.A6]));16;0)))))" office:value-type="float" office:value="1">
            <text:p>1</text:p>
          </table:table-cell>
          <table:table-cell table:formula="of:=[.D6]*[.E6]*4*[.U6]" office:value-type="float" office:value="65536">
            <text:p>65536</text:p>
          </table:table-cell>
          <table:table-cell table:formula="of:=[.V6]/[counters.D6]" office:value-type="float" office:value="0.474187269819908">
            <text:p>0,4741872698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]*[.E7]*[.F7]*[.G7]*[.H7]" office:value-type="float" office:value="4194304">
            <text:p>4194304</text:p>
          </table:table-cell>
          <table:table-cell table:formula="of:=[.D7]*[.E7]*[.I7]*[.J7]*[.K7]" office:value-type="float" office:value="4194304">
            <text:p>4194304</text:p>
          </table:table-cell>
          <table:table-cell table:formula="of:=[counters.O7]" office:value-type="float" office:value="164">
            <text:p>164</text:p>
          </table:table-cell>
          <table:table-cell table:formula="of:=[.L7]/[.N7]" office:value-type="float" office:value="25575.0243902439">
            <text:p>25575,0243902439</text:p>
          </table:table-cell>
          <table:table-cell table:formula="of:=[.M7]/[.N7]" office:value-type="float" office:value="25575.0243902439">
            <text:p>25575,0243902439</text:p>
          </table:table-cell>
          <table:table-cell/>
          <table:table-cell table:formula="of:=[.L7]/[counters.D7]" office:value-type="float" office:value="30.3662216559034">
            <text:p>30,3662216559</text:p>
          </table:table-cell>
          <table:table-cell table:formula="of:=[.M7]/[counters.D7]" office:value-type="float" office:value="30.3662216559034">
            <text:p>30,3662216559</text:p>
          </table:table-cell>
          <table:table-cell/>
          <table:table-cell table:formula="of:=IF( ISNUMBER( SEARCH(&quot;scalar&quot;;[.A7]));1;IF( ISNUMBER( SEARCH(&quot;vect2&quot;;[.A7]));2;IF( ISNUMBER( SEARCH(&quot;vect4&quot;;[.A7]));4;IF( ISNUMBER( SEARCH(&quot;vect8&quot;;[.A7]));8;IF( ISNUMBER( SEARCH(&quot;vect16&quot;;[.A7]));16;0)))))" office:value-type="float" office:value="1">
            <text:p>1</text:p>
          </table:table-cell>
          <table:table-cell table:formula="of:=[.D7]*[.E7]*4*[.U7]" office:value-type="float" office:value="131072">
            <text:p>131072</text:p>
          </table:table-cell>
          <table:table-cell table:formula="of:=[.V7]/[counters.D7]" office:value-type="float" office:value="0.948944426746981">
            <text:p>0,9489444267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]*[.E8]*[.F8]*[.G8]*[.H8]" office:value-type="float" office:value="8388608">
            <text:p>8388608</text:p>
          </table:table-cell>
          <table:table-cell table:formula="of:=[.D8]*[.E8]*[.I8]*[.J8]*[.K8]" office:value-type="float" office:value="8388608">
            <text:p>8388608</text:p>
          </table:table-cell>
          <table:table-cell table:formula="of:=[counters.O8]" office:value-type="float" office:value="328">
            <text:p>328</text:p>
          </table:table-cell>
          <table:table-cell table:formula="of:=[.L8]/[.N8]" office:value-type="float" office:value="25575.0243902439">
            <text:p>25575,0243902439</text:p>
          </table:table-cell>
          <table:table-cell table:formula="of:=[.M8]/[.N8]" office:value-type="float" office:value="25575.0243902439">
            <text:p>25575,0243902439</text:p>
          </table:table-cell>
          <table:table-cell/>
          <table:table-cell table:formula="of:=[.L8]/[counters.D8]" office:value-type="float" office:value="60.6411242518">
            <text:p>60,6411242518</text:p>
          </table:table-cell>
          <table:table-cell table:formula="of:=[.M8]/[counters.D8]" office:value-type="float" office:value="60.6411242518">
            <text:p>60,6411242518</text:p>
          </table:table-cell>
          <table:table-cell/>
          <table:table-cell table:formula="of:=IF( ISNUMBER( SEARCH(&quot;scalar&quot;;[.A8]));1;IF( ISNUMBER( SEARCH(&quot;vect2&quot;;[.A8]));2;IF( ISNUMBER( SEARCH(&quot;vect4&quot;;[.A8]));4;IF( ISNUMBER( SEARCH(&quot;vect8&quot;;[.A8]));8;IF( ISNUMBER( SEARCH(&quot;vect16&quot;;[.A8]));16;0)))))" office:value-type="float" office:value="1">
            <text:p>1</text:p>
          </table:table-cell>
          <table:table-cell table:formula="of:=[.D8]*[.E8]*4*[.U8]" office:value-type="float" office:value="262144">
            <text:p>262144</text:p>
          </table:table-cell>
          <table:table-cell table:formula="of:=[.V8]/[counters.D8]" office:value-type="float" office:value="1.89503513286875">
            <text:p>1,895035132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]*[.E9]*[.F9]*[.G9]*[.H9]" office:value-type="float" office:value="16777216">
            <text:p>16777216</text:p>
          </table:table-cell>
          <table:table-cell table:formula="of:=[.D9]*[.E9]*[.I9]*[.J9]*[.K9]" office:value-type="float" office:value="16777216">
            <text:p>16777216</text:p>
          </table:table-cell>
          <table:table-cell table:formula="of:=[counters.O9]" office:value-type="float" office:value="656">
            <text:p>656</text:p>
          </table:table-cell>
          <table:table-cell table:formula="of:=[.L9]/[.N9]" office:value-type="float" office:value="25575.0243902439">
            <text:p>25575,0243902439</text:p>
          </table:table-cell>
          <table:table-cell table:formula="of:=[.M9]/[.N9]" office:value-type="float" office:value="25575.0243902439">
            <text:p>25575,0243902439</text:p>
          </table:table-cell>
          <table:table-cell/>
          <table:table-cell table:formula="of:=[.L9]/[counters.D9]" office:value-type="float" office:value="121.354184448463">
            <text:p>121,3541844485</text:p>
          </table:table-cell>
          <table:table-cell table:formula="of:=[.M9]/[counters.D9]" office:value-type="float" office:value="121.354184448463">
            <text:p>121,3541844485</text:p>
          </table:table-cell>
          <table:table-cell/>
          <table:table-cell table:formula="of:=IF( ISNUMBER( SEARCH(&quot;scalar&quot;;[.A9]));1;IF( ISNUMBER( SEARCH(&quot;vect2&quot;;[.A9]));2;IF( ISNUMBER( SEARCH(&quot;vect4&quot;;[.A9]));4;IF( ISNUMBER( SEARCH(&quot;vect8&quot;;[.A9]));8;IF( ISNUMBER( SEARCH(&quot;vect16&quot;;[.A9]));16;0)))))" office:value-type="float" office:value="1">
            <text:p>1</text:p>
          </table:table-cell>
          <table:table-cell table:formula="of:=[.D9]*[.E9]*4*[.U9]" office:value-type="float" office:value="524288">
            <text:p>524288</text:p>
          </table:table-cell>
          <table:table-cell table:formula="of:=[.V9]/[counters.D9]" office:value-type="float" office:value="3.79231826401447">
            <text:p>3,79231826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0]*[.E10]*[.F10]*[.G10]*[.H10]" office:value-type="float" office:value="33554432">
            <text:p>33554432</text:p>
          </table:table-cell>
          <table:table-cell table:formula="of:=[.D10]*[.E10]*[.I10]*[.J10]*[.K10]" office:value-type="float" office:value="33554432">
            <text:p>33554432</text:p>
          </table:table-cell>
          <table:table-cell table:formula="of:=[counters.O10]" office:value-type="float" office:value="1312">
            <text:p>1312</text:p>
          </table:table-cell>
          <table:table-cell table:formula="of:=[.L10]/[.N10]" office:value-type="float" office:value="25575.0243902439">
            <text:p>25575,0243902439</text:p>
          </table:table-cell>
          <table:table-cell table:formula="of:=[.M10]/[.N10]" office:value-type="float" office:value="25575.0243902439">
            <text:p>25575,0243902439</text:p>
          </table:table-cell>
          <table:table-cell/>
          <table:table-cell table:formula="of:=[.L10]/[counters.D10]" office:value-type="float" office:value="227.810470429286">
            <text:p>227,8104704293</text:p>
          </table:table-cell>
          <table:table-cell table:formula="of:=[.M10]/[counters.D10]" office:value-type="float" office:value="227.810470429286">
            <text:p>227,8104704293</text:p>
          </table:table-cell>
          <table:table-cell/>
          <table:table-cell table:formula="of:=IF( ISNUMBER( SEARCH(&quot;scalar&quot;;[.A10]));1;IF( ISNUMBER( SEARCH(&quot;vect2&quot;;[.A10]));2;IF( ISNUMBER( SEARCH(&quot;vect4&quot;;[.A10]));4;IF( ISNUMBER( SEARCH(&quot;vect8&quot;;[.A10]));8;IF( ISNUMBER( SEARCH(&quot;vect16&quot;;[.A10]));16;0)))))" office:value-type="float" office:value="1">
            <text:p>1</text:p>
          </table:table-cell>
          <table:table-cell table:formula="of:=[.D10]*[.E10]*4*[.U10]" office:value-type="float" office:value="1048576">
            <text:p>1048576</text:p>
          </table:table-cell>
          <table:table-cell table:formula="of:=[.V10]/[counters.D10]" office:value-type="float" office:value="7.1190772009152">
            <text:p>7,119077200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1]*[.E11]*[.F11]*[.G11]*[.H11]" office:value-type="float" office:value="67108864">
            <text:p>67108864</text:p>
          </table:table-cell>
          <table:table-cell table:formula="of:=[.D11]*[.E11]*[.I11]*[.J11]*[.K11]" office:value-type="float" office:value="67108864">
            <text:p>67108864</text:p>
          </table:table-cell>
          <table:table-cell table:formula="of:=[counters.O11]" office:value-type="float" office:value="2624">
            <text:p>2624</text:p>
          </table:table-cell>
          <table:table-cell table:formula="of:=[.L11]/[.N11]" office:value-type="float" office:value="25575.0243902439">
            <text:p>25575,0243902439</text:p>
          </table:table-cell>
          <table:table-cell table:formula="of:=[.M11]/[.N11]" office:value-type="float" office:value="25575.0243902439">
            <text:p>25575,0243902439</text:p>
          </table:table-cell>
          <table:table-cell/>
          <table:table-cell table:formula="of:=[.L11]/[counters.D11]" office:value-type="float" office:value="432.963206214234">
            <text:p>432,9632062142</text:p>
          </table:table-cell>
          <table:table-cell table:formula="of:=[.M11]/[counters.D11]" office:value-type="float" office:value="432.963206214234">
            <text:p>432,9632062142</text:p>
          </table:table-cell>
          <table:table-cell/>
          <table:table-cell table:formula="of:=IF( ISNUMBER( SEARCH(&quot;scalar&quot;;[.A11]));1;IF( ISNUMBER( SEARCH(&quot;vect2&quot;;[.A11]));2;IF( ISNUMBER( SEARCH(&quot;vect4&quot;;[.A11]));4;IF( ISNUMBER( SEARCH(&quot;vect8&quot;;[.A11]));8;IF( ISNUMBER( SEARCH(&quot;vect16&quot;;[.A11]));16;0)))))" office:value-type="float" office:value="1">
            <text:p>1</text:p>
          </table:table-cell>
          <table:table-cell table:formula="of:=[.D11]*[.E11]*4*[.U11]" office:value-type="float" office:value="2097152">
            <text:p>2097152</text:p>
          </table:table-cell>
          <table:table-cell table:formula="of:=[.V11]/[counters.D11]" office:value-type="float" office:value="13.5301001941948">
            <text:p>13,5301001942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2]*[.E12]*[.F12]*[.G12]*[.H12]" office:value-type="float" office:value="100663296">
            <text:p>100663296</text:p>
          </table:table-cell>
          <table:table-cell table:formula="of:=[.D12]*[.E12]*[.I12]*[.J12]*[.K12]" office:value-type="float" office:value="100663296">
            <text:p>100663296</text:p>
          </table:table-cell>
          <table:table-cell table:formula="of:=[counters.O12]" office:value-type="float" office:value="3936">
            <text:p>3936</text:p>
          </table:table-cell>
          <table:table-cell table:formula="of:=[.L12]/[.N12]" office:value-type="float" office:value="25575.0243902439">
            <text:p>25575,0243902439</text:p>
          </table:table-cell>
          <table:table-cell table:formula="of:=[.M12]/[.N12]" office:value-type="float" office:value="25575.0243902439">
            <text:p>25575,0243902439</text:p>
          </table:table-cell>
          <table:table-cell/>
          <table:table-cell table:formula="of:=[.L12]/[counters.D12]" office:value-type="float" office:value="620.10371273863">
            <text:p>620,1037127386</text:p>
          </table:table-cell>
          <table:table-cell table:formula="of:=[.M12]/[counters.D12]" office:value-type="float" office:value="620.10371273863">
            <text:p>620,1037127386</text:p>
          </table:table-cell>
          <table:table-cell/>
          <table:table-cell table:formula="of:=IF( ISNUMBER( SEARCH(&quot;scalar&quot;;[.A12]));1;IF( ISNUMBER( SEARCH(&quot;vect2&quot;;[.A12]));2;IF( ISNUMBER( SEARCH(&quot;vect4&quot;;[.A12]));4;IF( ISNUMBER( SEARCH(&quot;vect8&quot;;[.A12]));8;IF( ISNUMBER( SEARCH(&quot;vect16&quot;;[.A12]));16;0)))))" office:value-type="float" office:value="1">
            <text:p>1</text:p>
          </table:table-cell>
          <table:table-cell table:formula="of:=[.D12]*[.E12]*4*[.U12]" office:value-type="float" office:value="3145728">
            <text:p>3145728</text:p>
          </table:table-cell>
          <table:table-cell table:formula="of:=[.V12]/[counters.D12]" office:value-type="float" office:value="19.3782410230822">
            <text:p>19,3782410231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3]*[.E13]*[.F13]*[.G13]*[.H13]" office:value-type="float" office:value="134217728">
            <text:p>134217728</text:p>
          </table:table-cell>
          <table:table-cell table:formula="of:=[.D13]*[.E13]*[.I13]*[.J13]*[.K13]" office:value-type="float" office:value="134217728">
            <text:p>134217728</text:p>
          </table:table-cell>
          <table:table-cell table:formula="of:=[counters.O13]" office:value-type="float" office:value="4272">
            <text:p>4272</text:p>
          </table:table-cell>
          <table:table-cell table:formula="of:=[.L13]/[.N13]" office:value-type="float" office:value="31418.0074906367">
            <text:p>31418,0074906367</text:p>
          </table:table-cell>
          <table:table-cell table:formula="of:=[.M13]/[.N13]" office:value-type="float" office:value="31418.0074906367">
            <text:p>31418,0074906367</text:p>
          </table:table-cell>
          <table:table-cell/>
          <table:table-cell table:formula="of:=[.L13]/[counters.D13]" office:value-type="float" office:value="809.15470779025">
            <text:p>809,1547077903</text:p>
          </table:table-cell>
          <table:table-cell table:formula="of:=[.M13]/[counters.D13]" office:value-type="float" office:value="809.15470779025">
            <text:p>809,1547077903</text:p>
          </table:table-cell>
          <table:table-cell/>
          <table:table-cell table:formula="of:=IF( ISNUMBER( SEARCH(&quot;scalar&quot;;[.A13]));1;IF( ISNUMBER( SEARCH(&quot;vect2&quot;;[.A13]));2;IF( ISNUMBER( SEARCH(&quot;vect4&quot;;[.A13]));4;IF( ISNUMBER( SEARCH(&quot;vect8&quot;;[.A13]));8;IF( ISNUMBER( SEARCH(&quot;vect16&quot;;[.A13]));16;0)))))" office:value-type="float" office:value="1">
            <text:p>1</text:p>
          </table:table-cell>
          <table:table-cell table:formula="of:=[.D13]*[.E13]*4*[.U13]" office:value-type="float" office:value="4194304">
            <text:p>4194304</text:p>
          </table:table-cell>
          <table:table-cell table:formula="of:=[.V13]/[counters.D13]" office:value-type="float" office:value="25.2860846184453">
            <text:p>25,286084618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4]*[.E14]*[.F14]*[.G14]*[.H14]" office:value-type="float" office:value="167772160">
            <text:p>167772160</text:p>
          </table:table-cell>
          <table:table-cell table:formula="of:=[.D14]*[.E14]*[.I14]*[.J14]*[.K14]" office:value-type="float" office:value="167772160">
            <text:p>167772160</text:p>
          </table:table-cell>
          <table:table-cell table:formula="of:=[counters.O14]" office:value-type="float" office:value="4608">
            <text:p>4608</text:p>
          </table:table-cell>
          <table:table-cell table:formula="of:=[.L14]/[.N14]" office:value-type="float" office:value="36408.8888888889">
            <text:p>36408,8888888889</text:p>
          </table:table-cell>
          <table:table-cell table:formula="of:=[.M14]/[.N14]" office:value-type="float" office:value="36408.8888888889">
            <text:p>36408,8888888889</text:p>
          </table:table-cell>
          <table:table-cell/>
          <table:table-cell table:formula="of:=[.L14]/[counters.D14]" office:value-type="float" office:value="1008.40371692692">
            <text:p>1008,4037169269</text:p>
          </table:table-cell>
          <table:table-cell table:formula="of:=[.M14]/[counters.D14]" office:value-type="float" office:value="1008.40371692692">
            <text:p>1008,4037169269</text:p>
          </table:table-cell>
          <table:table-cell/>
          <table:table-cell table:formula="of:=IF( ISNUMBER( SEARCH(&quot;scalar&quot;;[.A14]));1;IF( ISNUMBER( SEARCH(&quot;vect2&quot;;[.A14]));2;IF( ISNUMBER( SEARCH(&quot;vect4&quot;;[.A14]));4;IF( ISNUMBER( SEARCH(&quot;vect8&quot;;[.A14]));8;IF( ISNUMBER( SEARCH(&quot;vect16&quot;;[.A14]));16;0)))))" office:value-type="float" office:value="1">
            <text:p>1</text:p>
          </table:table-cell>
          <table:table-cell table:formula="of:=[.D14]*[.E14]*4*[.U14]" office:value-type="float" office:value="5242880">
            <text:p>5242880</text:p>
          </table:table-cell>
          <table:table-cell table:formula="of:=[.V14]/[counters.D14]" office:value-type="float" office:value="31.5126161539664">
            <text:p>31,51261615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5]*[.E15]*[.F15]*[.G15]*[.H15]" office:value-type="float" office:value="201326592">
            <text:p>201326592</text:p>
          </table:table-cell>
          <table:table-cell table:formula="of:=[.D15]*[.E15]*[.I15]*[.J15]*[.K15]" office:value-type="float" office:value="201326592">
            <text:p>201326592</text:p>
          </table:table-cell>
          <table:table-cell table:formula="of:=[counters.O15]" office:value-type="float" office:value="4944">
            <text:p>4944</text:p>
          </table:table-cell>
          <table:table-cell table:formula="of:=[.L15]/[.N15]" office:value-type="float" office:value="40721.3980582524">
            <text:p>40721,3980582524</text:p>
          </table:table-cell>
          <table:table-cell table:formula="of:=[.M15]/[.N15]" office:value-type="float" office:value="40721.3980582524">
            <text:p>40721,3980582524</text:p>
          </table:table-cell>
          <table:table-cell/>
          <table:table-cell table:formula="of:=[.L15]/[counters.D15]" office:value-type="float" office:value="1138.51900108578">
            <text:p>1138,5190010858</text:p>
          </table:table-cell>
          <table:table-cell table:formula="of:=[.M15]/[counters.D15]" office:value-type="float" office:value="1138.51900108578">
            <text:p>1138,5190010858</text:p>
          </table:table-cell>
          <table:table-cell/>
          <table:table-cell table:formula="of:=IF( ISNUMBER( SEARCH(&quot;scalar&quot;;[.A15]));1;IF( ISNUMBER( SEARCH(&quot;vect2&quot;;[.A15]));2;IF( ISNUMBER( SEARCH(&quot;vect4&quot;;[.A15]));4;IF( ISNUMBER( SEARCH(&quot;vect8&quot;;[.A15]));8;IF( ISNUMBER( SEARCH(&quot;vect16&quot;;[.A15]));16;0)))))" office:value-type="float" office:value="1">
            <text:p>1</text:p>
          </table:table-cell>
          <table:table-cell table:formula="of:=[.D15]*[.E15]*4*[.U15]" office:value-type="float" office:value="6291456">
            <text:p>6291456</text:p>
          </table:table-cell>
          <table:table-cell table:formula="of:=[.V15]/[counters.D15]" office:value-type="float" office:value="35.5787187839305">
            <text:p>35,578718783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6]*[.E16]*[.F16]*[.G16]*[.H16]" office:value-type="float" office:value="234881024">
            <text:p>234881024</text:p>
          </table:table-cell>
          <table:table-cell table:formula="of:=[.D16]*[.E16]*[.I16]*[.J16]*[.K16]" office:value-type="float" office:value="234881024">
            <text:p>234881024</text:p>
          </table:table-cell>
          <table:table-cell table:formula="of:=[counters.O16]" office:value-type="float" office:value="5760">
            <text:p>5760</text:p>
          </table:table-cell>
          <table:table-cell table:formula="of:=[.L16]/[.N16]" office:value-type="float" office:value="40777.9555555556">
            <text:p>40777,9555555556</text:p>
          </table:table-cell>
          <table:table-cell table:formula="of:=[.M16]/[.N16]" office:value-type="float" office:value="40777.9555555556">
            <text:p>40777,9555555556</text:p>
          </table:table-cell>
          <table:table-cell/>
          <table:table-cell table:formula="of:=[.L16]/[counters.D16]" office:value-type="float" office:value="1077.85615492279">
            <text:p>1077,8561549228</text:p>
          </table:table-cell>
          <table:table-cell table:formula="of:=[.M16]/[counters.D16]" office:value-type="float" office:value="1077.85615492279">
            <text:p>1077,8561549228</text:p>
          </table:table-cell>
          <table:table-cell/>
          <table:table-cell table:formula="of:=IF( ISNUMBER( SEARCH(&quot;scalar&quot;;[.A16]));1;IF( ISNUMBER( SEARCH(&quot;vect2&quot;;[.A16]));2;IF( ISNUMBER( SEARCH(&quot;vect4&quot;;[.A16]));4;IF( ISNUMBER( SEARCH(&quot;vect8&quot;;[.A16]));8;IF( ISNUMBER( SEARCH(&quot;vect16&quot;;[.A16]));16;0)))))" office:value-type="float" office:value="1">
            <text:p>1</text:p>
          </table:table-cell>
          <table:table-cell table:formula="of:=[.D16]*[.E16]*4*[.U16]" office:value-type="float" office:value="7340032">
            <text:p>7340032</text:p>
          </table:table-cell>
          <table:table-cell table:formula="of:=[.V16]/[counters.D16]" office:value-type="float" office:value="33.6830048413372">
            <text:p>33,6830048413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7]*[.E17]*[.F17]*[.G17]*[.H17]" office:value-type="float" office:value="268435456">
            <text:p>268435456</text:p>
          </table:table-cell>
          <table:table-cell table:formula="of:=[.D17]*[.E17]*[.I17]*[.J17]*[.K17]" office:value-type="float" office:value="268435456">
            <text:p>268435456</text:p>
          </table:table-cell>
          <table:table-cell table:formula="of:=[counters.O17]" office:value-type="float" office:value="6576">
            <text:p>6576</text:p>
          </table:table-cell>
          <table:table-cell table:formula="of:=[.L17]/[.N17]" office:value-type="float" office:value="40820.4768856448">
            <text:p>40820,4768856448</text:p>
          </table:table-cell>
          <table:table-cell table:formula="of:=[.M17]/[.N17]" office:value-type="float" office:value="40820.4768856448">
            <text:p>40820,4768856448</text:p>
          </table:table-cell>
          <table:table-cell/>
          <table:table-cell table:formula="of:=[.L17]/[counters.D17]" office:value-type="float" office:value="1145.94066997084">
            <text:p>1145,9406699709</text:p>
          </table:table-cell>
          <table:table-cell table:formula="of:=[.M17]/[counters.D17]" office:value-type="float" office:value="1145.94066997084">
            <text:p>1145,9406699709</text:p>
          </table:table-cell>
          <table:table-cell/>
          <table:table-cell table:formula="of:=IF( ISNUMBER( SEARCH(&quot;scalar&quot;;[.A17]));1;IF( ISNUMBER( SEARCH(&quot;vect2&quot;;[.A17]));2;IF( ISNUMBER( SEARCH(&quot;vect4&quot;;[.A17]));4;IF( ISNUMBER( SEARCH(&quot;vect8&quot;;[.A17]));8;IF( ISNUMBER( SEARCH(&quot;vect16&quot;;[.A17]));16;0)))))" office:value-type="float" office:value="1">
            <text:p>1</text:p>
          </table:table-cell>
          <table:table-cell table:formula="of:=[.D17]*[.E17]*4*[.U17]" office:value-type="float" office:value="8388608">
            <text:p>8388608</text:p>
          </table:table-cell>
          <table:table-cell table:formula="of:=[.V17]/[counters.D17]" office:value-type="float" office:value="35.8106459365888">
            <text:p>35,810645936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8]*[.E18]*[.F18]*[.G18]*[.H18]" office:value-type="float" office:value="301989888">
            <text:p>301989888</text:p>
          </table:table-cell>
          <table:table-cell table:formula="of:=[.D18]*[.E18]*[.I18]*[.J18]*[.K18]" office:value-type="float" office:value="301989888">
            <text:p>301989888</text:p>
          </table:table-cell>
          <table:table-cell table:formula="of:=[counters.O18]" office:value-type="float" office:value="7392">
            <text:p>7392</text:p>
          </table:table-cell>
          <table:table-cell table:formula="of:=[.L18]/[.N18]" office:value-type="float" office:value="40853.6103896104">
            <text:p>40853,6103896104</text:p>
          </table:table-cell>
          <table:table-cell table:formula="of:=[.M18]/[.N18]" office:value-type="float" office:value="40853.6103896104">
            <text:p>40853,6103896104</text:p>
          </table:table-cell>
          <table:table-cell/>
          <table:table-cell table:formula="of:=[.L18]/[counters.D18]" office:value-type="float" office:value="1258.73175611464">
            <text:p>1258,7317561146</text:p>
          </table:table-cell>
          <table:table-cell table:formula="of:=[.M18]/[counters.D18]" office:value-type="float" office:value="1258.73175611464">
            <text:p>1258,7317561146</text:p>
          </table:table-cell>
          <table:table-cell/>
          <table:table-cell table:formula="of:=IF( ISNUMBER( SEARCH(&quot;scalar&quot;;[.A18]));1;IF( ISNUMBER( SEARCH(&quot;vect2&quot;;[.A18]));2;IF( ISNUMBER( SEARCH(&quot;vect4&quot;;[.A18]));4;IF( ISNUMBER( SEARCH(&quot;vect8&quot;;[.A18]));8;IF( ISNUMBER( SEARCH(&quot;vect16&quot;;[.A18]));16;0)))))" office:value-type="float" office:value="1">
            <text:p>1</text:p>
          </table:table-cell>
          <table:table-cell table:formula="of:=[.D18]*[.E18]*4*[.U18]" office:value-type="float" office:value="9437184">
            <text:p>9437184</text:p>
          </table:table-cell>
          <table:table-cell table:formula="of:=[.V18]/[counters.D18]" office:value-type="float" office:value="39.3353673785825">
            <text:p>39,335367378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19]*[.E19]*[.F19]*[.G19]*[.H19]" office:value-type="float" office:value="335544320">
            <text:p>335544320</text:p>
          </table:table-cell>
          <table:table-cell table:formula="of:=[.D19]*[.E19]*[.I19]*[.J19]*[.K19]" office:value-type="float" office:value="335544320">
            <text:p>335544320</text:p>
          </table:table-cell>
          <table:table-cell table:formula="of:=[counters.O19]" office:value-type="float" office:value="8176">
            <text:p>8176</text:p>
          </table:table-cell>
          <table:table-cell table:formula="of:=[.L19]/[.N19]" office:value-type="float" office:value="41040.156555773">
            <text:p>41040,156555773</text:p>
          </table:table-cell>
          <table:table-cell table:formula="of:=[.M19]/[.N19]" office:value-type="float" office:value="41040.156555773">
            <text:p>41040,156555773</text:p>
          </table:table-cell>
          <table:table-cell/>
          <table:table-cell table:formula="of:=[.L19]/[counters.D19]" office:value-type="float" office:value="1175.29070154361">
            <text:p>1175,2907015436</text:p>
          </table:table-cell>
          <table:table-cell table:formula="of:=[.M19]/[counters.D19]" office:value-type="float" office:value="1175.29070154361">
            <text:p>1175,2907015436</text:p>
          </table:table-cell>
          <table:table-cell/>
          <table:table-cell table:formula="of:=IF( ISNUMBER( SEARCH(&quot;scalar&quot;;[.A19]));1;IF( ISNUMBER( SEARCH(&quot;vect2&quot;;[.A19]));2;IF( ISNUMBER( SEARCH(&quot;vect4&quot;;[.A19]));4;IF( ISNUMBER( SEARCH(&quot;vect8&quot;;[.A19]));8;IF( ISNUMBER( SEARCH(&quot;vect16&quot;;[.A19]));16;0)))))" office:value-type="float" office:value="1">
            <text:p>1</text:p>
          </table:table-cell>
          <table:table-cell table:formula="of:=[.D19]*[.E19]*4*[.U19]" office:value-type="float" office:value="10485760">
            <text:p>10485760</text:p>
          </table:table-cell>
          <table:table-cell table:formula="of:=[.V19]/[counters.D19]" office:value-type="float" office:value="36.7278344232379">
            <text:p>36,7278344232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0]*[.E20]*[.F20]*[.G20]*[.H20]" office:value-type="float" office:value="369098752">
            <text:p>369098752</text:p>
          </table:table-cell>
          <table:table-cell table:formula="of:=[.D20]*[.E20]*[.I20]*[.J20]*[.K20]" office:value-type="float" office:value="369098752">
            <text:p>369098752</text:p>
          </table:table-cell>
          <table:table-cell table:formula="of:=[counters.O20]" office:value-type="float" office:value="8960">
            <text:p>8960</text:p>
          </table:table-cell>
          <table:table-cell table:formula="of:=[.L20]/[.N20]" office:value-type="float" office:value="41194.0571428571">
            <text:p>41194,0571428571</text:p>
          </table:table-cell>
          <table:table-cell table:formula="of:=[.M20]/[.N20]" office:value-type="float" office:value="41194.0571428571">
            <text:p>41194,0571428571</text:p>
          </table:table-cell>
          <table:table-cell/>
          <table:table-cell table:formula="of:=[.L20]/[counters.D20]" office:value-type="float" office:value="1216.98292723136">
            <text:p>1216,9829272314</text:p>
          </table:table-cell>
          <table:table-cell table:formula="of:=[.M20]/[counters.D20]" office:value-type="float" office:value="1216.98292723136">
            <text:p>1216,9829272314</text:p>
          </table:table-cell>
          <table:table-cell/>
          <table:table-cell table:formula="of:=IF( ISNUMBER( SEARCH(&quot;scalar&quot;;[.A20]));1;IF( ISNUMBER( SEARCH(&quot;vect2&quot;;[.A20]));2;IF( ISNUMBER( SEARCH(&quot;vect4&quot;;[.A20]));4;IF( ISNUMBER( SEARCH(&quot;vect8&quot;;[.A20]));8;IF( ISNUMBER( SEARCH(&quot;vect16&quot;;[.A20]));16;0)))))" office:value-type="float" office:value="1">
            <text:p>1</text:p>
          </table:table-cell>
          <table:table-cell table:formula="of:=[.D20]*[.E20]*4*[.U20]" office:value-type="float" office:value="11534336">
            <text:p>11534336</text:p>
          </table:table-cell>
          <table:table-cell table:formula="of:=[.V20]/[counters.D20]" office:value-type="float" office:value="38.0307164759801">
            <text:p>38,03071647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1]*[.E21]*[.F21]*[.G21]*[.H21]" office:value-type="float" office:value="402653184">
            <text:p>402653184</text:p>
          </table:table-cell>
          <table:table-cell table:formula="of:=[.D21]*[.E21]*[.I21]*[.J21]*[.K21]" office:value-type="float" office:value="402653184">
            <text:p>402653184</text:p>
          </table:table-cell>
          <table:table-cell table:formula="of:=[counters.O21]" office:value-type="float" office:value="9744">
            <text:p>9744</text:p>
          </table:table-cell>
          <table:table-cell table:formula="of:=[.L21]/[.N21]" office:value-type="float" office:value="41323.1921182266">
            <text:p>41323,1921182266</text:p>
          </table:table-cell>
          <table:table-cell table:formula="of:=[.M21]/[.N21]" office:value-type="float" office:value="41323.1921182266">
            <text:p>41323,1921182266</text:p>
          </table:table-cell>
          <table:table-cell/>
          <table:table-cell table:formula="of:=[.L21]/[counters.D21]" office:value-type="float" office:value="1245.96779973079">
            <text:p>1245,9677997308</text:p>
          </table:table-cell>
          <table:table-cell table:formula="of:=[.M21]/[counters.D21]" office:value-type="float" office:value="1245.96779973079">
            <text:p>1245,9677997308</text:p>
          </table:table-cell>
          <table:table-cell/>
          <table:table-cell table:formula="of:=IF( ISNUMBER( SEARCH(&quot;scalar&quot;;[.A21]));1;IF( ISNUMBER( SEARCH(&quot;vect2&quot;;[.A21]));2;IF( ISNUMBER( SEARCH(&quot;vect4&quot;;[.A21]));4;IF( ISNUMBER( SEARCH(&quot;vect8&quot;;[.A21]));8;IF( ISNUMBER( SEARCH(&quot;vect16&quot;;[.A21]));16;0)))))" office:value-type="float" office:value="1">
            <text:p>1</text:p>
          </table:table-cell>
          <table:table-cell table:formula="of:=[.D21]*[.E21]*4*[.U21]" office:value-type="float" office:value="12582912">
            <text:p>12582912</text:p>
          </table:table-cell>
          <table:table-cell table:formula="of:=[.V21]/[counters.D21]" office:value-type="float" office:value="38.9364937415871">
            <text:p>38,936493741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2]*[.E22]*[.F22]*[.G22]*[.H22]" office:value-type="float" office:value="436207616">
            <text:p>436207616</text:p>
          </table:table-cell>
          <table:table-cell table:formula="of:=[.D22]*[.E22]*[.I22]*[.J22]*[.K22]" office:value-type="float" office:value="436207616">
            <text:p>436207616</text:p>
          </table:table-cell>
          <table:table-cell table:formula="of:=[counters.O22]" office:value-type="float" office:value="10560">
            <text:p>10560</text:p>
          </table:table-cell>
          <table:table-cell table:formula="of:=[.L22]/[.N22]" office:value-type="float" office:value="41307.5393939394">
            <text:p>41307,5393939394</text:p>
          </table:table-cell>
          <table:table-cell table:formula="of:=[.M22]/[.N22]" office:value-type="float" office:value="41307.5393939394">
            <text:p>41307,5393939394</text:p>
          </table:table-cell>
          <table:table-cell/>
          <table:table-cell table:formula="of:=[.L22]/[counters.D22]" office:value-type="float" office:value="1198.92592185404">
            <text:p>1198,9259218541</text:p>
          </table:table-cell>
          <table:table-cell table:formula="of:=[.M22]/[counters.D22]" office:value-type="float" office:value="1198.92592185404">
            <text:p>1198,9259218541</text:p>
          </table:table-cell>
          <table:table-cell/>
          <table:table-cell table:formula="of:=IF( ISNUMBER( SEARCH(&quot;scalar&quot;;[.A22]));1;IF( ISNUMBER( SEARCH(&quot;vect2&quot;;[.A22]));2;IF( ISNUMBER( SEARCH(&quot;vect4&quot;;[.A22]));4;IF( ISNUMBER( SEARCH(&quot;vect8&quot;;[.A22]));8;IF( ISNUMBER( SEARCH(&quot;vect16&quot;;[.A22]));16;0)))))" office:value-type="float" office:value="1">
            <text:p>1</text:p>
          </table:table-cell>
          <table:table-cell table:formula="of:=[.D22]*[.E22]*4*[.U22]" office:value-type="float" office:value="13631488">
            <text:p>13631488</text:p>
          </table:table-cell>
          <table:table-cell table:formula="of:=[.V22]/[counters.D22]" office:value-type="float" office:value="37.4664350579388">
            <text:p>37,466435057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3]*[.E23]*[.F23]*[.G23]*[.H23]" office:value-type="float" office:value="469762048">
            <text:p>469762048</text:p>
          </table:table-cell>
          <table:table-cell table:formula="of:=[.D23]*[.E23]*[.I23]*[.J23]*[.K23]" office:value-type="float" office:value="469762048">
            <text:p>469762048</text:p>
          </table:table-cell>
          <table:table-cell table:formula="of:=[counters.O23]" office:value-type="float" office:value="11376">
            <text:p>11376</text:p>
          </table:table-cell>
          <table:table-cell table:formula="of:=[.L23]/[.N23]" office:value-type="float" office:value="41294.1322081575">
            <text:p>41294,1322081575</text:p>
          </table:table-cell>
          <table:table-cell table:formula="of:=[.M23]/[.N23]" office:value-type="float" office:value="41294.1322081575">
            <text:p>41294,1322081575</text:p>
          </table:table-cell>
          <table:table-cell/>
          <table:table-cell table:formula="of:=[.L23]/[counters.D23]" office:value-type="float" office:value="1227.74127012751">
            <text:p>1227,7412701275</text:p>
          </table:table-cell>
          <table:table-cell table:formula="of:=[.M23]/[counters.D23]" office:value-type="float" office:value="1227.74127012751">
            <text:p>1227,7412701275</text:p>
          </table:table-cell>
          <table:table-cell/>
          <table:table-cell table:formula="of:=IF( ISNUMBER( SEARCH(&quot;scalar&quot;;[.A23]));1;IF( ISNUMBER( SEARCH(&quot;vect2&quot;;[.A23]));2;IF( ISNUMBER( SEARCH(&quot;vect4&quot;;[.A23]));4;IF( ISNUMBER( SEARCH(&quot;vect8&quot;;[.A23]));8;IF( ISNUMBER( SEARCH(&quot;vect16&quot;;[.A23]));16;0)))))" office:value-type="float" office:value="1">
            <text:p>1</text:p>
          </table:table-cell>
          <table:table-cell table:formula="of:=[.D23]*[.E23]*4*[.U23]" office:value-type="float" office:value="14680064">
            <text:p>14680064</text:p>
          </table:table-cell>
          <table:table-cell table:formula="of:=[.V23]/[counters.D23]" office:value-type="float" office:value="38.3669146914848">
            <text:p>38,3669146915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4]*[.E24]*[.F24]*[.G24]*[.H24]" office:value-type="float" office:value="503316480">
            <text:p>503316480</text:p>
          </table:table-cell>
          <table:table-cell table:formula="of:=[.D24]*[.E24]*[.I24]*[.J24]*[.K24]" office:value-type="float" office:value="503316480">
            <text:p>503316480</text:p>
          </table:table-cell>
          <table:table-cell table:formula="of:=[counters.O24]" office:value-type="float" office:value="12192">
            <text:p>12192</text:p>
          </table:table-cell>
          <table:table-cell table:formula="of:=[.L24]/[.N24]" office:value-type="float" office:value="41282.5196850394">
            <text:p>41282,5196850394</text:p>
          </table:table-cell>
          <table:table-cell table:formula="of:=[.M24]/[.N24]" office:value-type="float" office:value="41282.5196850394">
            <text:p>41282,5196850394</text:p>
          </table:table-cell>
          <table:table-cell/>
          <table:table-cell table:formula="of:=[.L24]/[counters.D24]" office:value-type="float" office:value="1253.33738398978">
            <text:p>1253,3373839898</text:p>
          </table:table-cell>
          <table:table-cell table:formula="of:=[.M24]/[counters.D24]" office:value-type="float" office:value="1253.33738398978">
            <text:p>1253,3373839898</text:p>
          </table:table-cell>
          <table:table-cell/>
          <table:table-cell table:formula="of:=IF( ISNUMBER( SEARCH(&quot;scalar&quot;;[.A24]));1;IF( ISNUMBER( SEARCH(&quot;vect2&quot;;[.A24]));2;IF( ISNUMBER( SEARCH(&quot;vect4&quot;;[.A24]));4;IF( ISNUMBER( SEARCH(&quot;vect8&quot;;[.A24]));8;IF( ISNUMBER( SEARCH(&quot;vect16&quot;;[.A24]));16;0)))))" office:value-type="float" office:value="1">
            <text:p>1</text:p>
          </table:table-cell>
          <table:table-cell table:formula="of:=[.D24]*[.E24]*4*[.U24]" office:value-type="float" office:value="15728640">
            <text:p>15728640</text:p>
          </table:table-cell>
          <table:table-cell table:formula="of:=[.V24]/[counters.D24]" office:value-type="float" office:value="39.1667932496806">
            <text:p>39,1667932497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5]*[.E25]*[.F25]*[.G25]*[.H25]" office:value-type="float" office:value="536870912">
            <text:p>536870912</text:p>
          </table:table-cell>
          <table:table-cell table:formula="of:=[.D25]*[.E25]*[.I25]*[.J25]*[.K25]" office:value-type="float" office:value="536870912">
            <text:p>536870912</text:p>
          </table:table-cell>
          <table:table-cell table:formula="of:=[counters.O25]" office:value-type="float" office:value="12976">
            <text:p>12976</text:p>
          </table:table-cell>
          <table:table-cell table:formula="of:=[.L25]/[.N25]" office:value-type="float" office:value="41374.1454993835">
            <text:p>41374,1454993835</text:p>
          </table:table-cell>
          <table:table-cell table:formula="of:=[.M25]/[.N25]" office:value-type="float" office:value="41374.1454993835">
            <text:p>41374,1454993835</text:p>
          </table:table-cell>
          <table:table-cell/>
          <table:table-cell table:formula="of:=[.L25]/[counters.D25]" office:value-type="float" office:value="1212.58800039752">
            <text:p>1212,5880003975</text:p>
          </table:table-cell>
          <table:table-cell table:formula="of:=[.M25]/[counters.D25]" office:value-type="float" office:value="1212.58800039752">
            <text:p>1212,5880003975</text:p>
          </table:table-cell>
          <table:table-cell/>
          <table:table-cell table:formula="of:=IF( ISNUMBER( SEARCH(&quot;scalar&quot;;[.A25]));1;IF( ISNUMBER( SEARCH(&quot;vect2&quot;;[.A25]));2;IF( ISNUMBER( SEARCH(&quot;vect4&quot;;[.A25]));4;IF( ISNUMBER( SEARCH(&quot;vect8&quot;;[.A25]));8;IF( ISNUMBER( SEARCH(&quot;vect16&quot;;[.A25]));16;0)))))" office:value-type="float" office:value="1">
            <text:p>1</text:p>
          </table:table-cell>
          <table:table-cell table:formula="of:=[.D25]*[.E25]*4*[.U25]" office:value-type="float" office:value="16777216">
            <text:p>16777216</text:p>
          </table:table-cell>
          <table:table-cell table:formula="of:=[.V25]/[counters.D25]" office:value-type="float" office:value="37.8933750124224">
            <text:p>37,893375012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6]*[.E26]*[.F26]*[.G26]*[.H26]" office:value-type="float" office:value="570425344">
            <text:p>570425344</text:p>
          </table:table-cell>
          <table:table-cell table:formula="of:=[.D26]*[.E26]*[.I26]*[.J26]*[.K26]" office:value-type="float" office:value="570425344">
            <text:p>570425344</text:p>
          </table:table-cell>
          <table:table-cell table:formula="of:=[counters.O26]" office:value-type="float" office:value="13760">
            <text:p>13760</text:p>
          </table:table-cell>
          <table:table-cell table:formula="of:=[.L26]/[.N26]" office:value-type="float" office:value="41455.3302325581">
            <text:p>41455,3302325581</text:p>
          </table:table-cell>
          <table:table-cell table:formula="of:=[.M26]/[.N26]" office:value-type="float" office:value="41455.3302325581">
            <text:p>41455,3302325581</text:p>
          </table:table-cell>
          <table:table-cell/>
          <table:table-cell table:formula="of:=[.L26]/[counters.D26]" office:value-type="float" office:value="1236.92513726136">
            <text:p>1236,9251372614</text:p>
          </table:table-cell>
          <table:table-cell table:formula="of:=[.M26]/[counters.D26]" office:value-type="float" office:value="1236.92513726136">
            <text:p>1236,9251372614</text:p>
          </table:table-cell>
          <table:table-cell/>
          <table:table-cell table:formula="of:=IF( ISNUMBER( SEARCH(&quot;scalar&quot;;[.A26]));1;IF( ISNUMBER( SEARCH(&quot;vect2&quot;;[.A26]));2;IF( ISNUMBER( SEARCH(&quot;vect4&quot;;[.A26]));4;IF( ISNUMBER( SEARCH(&quot;vect8&quot;;[.A26]));8;IF( ISNUMBER( SEARCH(&quot;vect16&quot;;[.A26]));16;0)))))" office:value-type="float" office:value="1">
            <text:p>1</text:p>
          </table:table-cell>
          <table:table-cell table:formula="of:=[.D26]*[.E26]*4*[.U26]" office:value-type="float" office:value="17825792">
            <text:p>17825792</text:p>
          </table:table-cell>
          <table:table-cell table:formula="of:=[.V26]/[counters.D26]" office:value-type="float" office:value="38.6539105394176">
            <text:p>38,653910539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7]*[.E27]*[.F27]*[.G27]*[.H27]" office:value-type="float" office:value="603979776">
            <text:p>603979776</text:p>
          </table:table-cell>
          <table:table-cell table:formula="of:=[.D27]*[.E27]*[.I27]*[.J27]*[.K27]" office:value-type="float" office:value="603979776">
            <text:p>603979776</text:p>
          </table:table-cell>
          <table:table-cell table:formula="of:=[counters.O27]" office:value-type="float" office:value="14544">
            <text:p>14544</text:p>
          </table:table-cell>
          <table:table-cell table:formula="of:=[.L27]/[.N27]" office:value-type="float" office:value="41527.7623762376">
            <text:p>41527,7623762376</text:p>
          </table:table-cell>
          <table:table-cell table:formula="of:=[.M27]/[.N27]" office:value-type="float" office:value="41527.7623762376">
            <text:p>41527,7623762376</text:p>
          </table:table-cell>
          <table:table-cell/>
          <table:table-cell table:formula="of:=[.L27]/[counters.D27]" office:value-type="float" office:value="1258.51668423926">
            <text:p>1258,5166842393</text:p>
          </table:table-cell>
          <table:table-cell table:formula="of:=[.M27]/[counters.D27]" office:value-type="float" office:value="1258.51668423926">
            <text:p>1258,5166842393</text:p>
          </table:table-cell>
          <table:table-cell/>
          <table:table-cell table:formula="of:=IF( ISNUMBER( SEARCH(&quot;scalar&quot;;[.A27]));1;IF( ISNUMBER( SEARCH(&quot;vect2&quot;;[.A27]));2;IF( ISNUMBER( SEARCH(&quot;vect4&quot;;[.A27]));4;IF( ISNUMBER( SEARCH(&quot;vect8&quot;;[.A27]));8;IF( ISNUMBER( SEARCH(&quot;vect16&quot;;[.A27]));16;0)))))" office:value-type="float" office:value="1">
            <text:p>1</text:p>
          </table:table-cell>
          <table:table-cell table:formula="of:=[.D27]*[.E27]*4*[.U27]" office:value-type="float" office:value="18874368">
            <text:p>18874368</text:p>
          </table:table-cell>
          <table:table-cell table:formula="of:=[.V27]/[counters.D27]" office:value-type="float" office:value="39.3286463824769">
            <text:p>39,3286463825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8]*[.E28]*[.F28]*[.G28]*[.H28]" office:value-type="float" office:value="637534208">
            <text:p>637534208</text:p>
          </table:table-cell>
          <table:table-cell table:formula="of:=[.D28]*[.E28]*[.I28]*[.J28]*[.K28]" office:value-type="float" office:value="637534208">
            <text:p>637534208</text:p>
          </table:table-cell>
          <table:table-cell table:formula="of:=[counters.O28]" office:value-type="float" office:value="15296">
            <text:p>15296</text:p>
          </table:table-cell>
          <table:table-cell table:formula="of:=[.L28]/[.N28]" office:value-type="float" office:value="41679.7991631799">
            <text:p>41679,7991631799</text:p>
          </table:table-cell>
          <table:table-cell table:formula="of:=[.M28]/[.N28]" office:value-type="float" office:value="41679.7991631799">
            <text:p>41679,7991631799</text:p>
          </table:table-cell>
          <table:table-cell/>
          <table:table-cell table:formula="of:=[.L28]/[counters.D28]" office:value-type="float" office:value="1223.19046212054">
            <text:p>1223,1904621206</text:p>
          </table:table-cell>
          <table:table-cell table:formula="of:=[.M28]/[counters.D28]" office:value-type="float" office:value="1223.19046212054">
            <text:p>1223,1904621206</text:p>
          </table:table-cell>
          <table:table-cell/>
          <table:table-cell table:formula="of:=IF( ISNUMBER( SEARCH(&quot;scalar&quot;;[.A28]));1;IF( ISNUMBER( SEARCH(&quot;vect2&quot;;[.A28]));2;IF( ISNUMBER( SEARCH(&quot;vect4&quot;;[.A28]));4;IF( ISNUMBER( SEARCH(&quot;vect8&quot;;[.A28]));8;IF( ISNUMBER( SEARCH(&quot;vect16&quot;;[.A28]));16;0)))))" office:value-type="float" office:value="1">
            <text:p>1</text:p>
          </table:table-cell>
          <table:table-cell table:formula="of:=[.D28]*[.E28]*4*[.U28]" office:value-type="float" office:value="19922944">
            <text:p>19922944</text:p>
          </table:table-cell>
          <table:table-cell table:formula="of:=[.V28]/[counters.D28]" office:value-type="float" office:value="38.224701941267">
            <text:p>38,2247019413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9]*[.E29]*[.F29]*[.G29]*[.H29]" office:value-type="float" office:value="671088640">
            <text:p>671088640</text:p>
          </table:table-cell>
          <table:table-cell table:formula="of:=[.D29]*[.E29]*[.I29]*[.J29]*[.K29]" office:value-type="float" office:value="671088640">
            <text:p>671088640</text:p>
          </table:table-cell>
          <table:table-cell table:formula="of:=[counters.O29]" office:value-type="float" office:value="16176">
            <text:p>16176</text:p>
          </table:table-cell>
          <table:table-cell table:formula="of:=[.L29]/[.N29]" office:value-type="float" office:value="41486.6864490603">
            <text:p>41486,6864490603</text:p>
          </table:table-cell>
          <table:table-cell table:formula="of:=[.M29]/[.N29]" office:value-type="float" office:value="41486.6864490603">
            <text:p>41486,6864490603</text:p>
          </table:table-cell>
          <table:table-cell/>
          <table:table-cell table:formula="of:=[.L29]/[counters.D29]" office:value-type="float" office:value="1244.58674421279">
            <text:p>1244,5867442128</text:p>
          </table:table-cell>
          <table:table-cell table:formula="of:=[.M29]/[counters.D29]" office:value-type="float" office:value="1244.58674421279">
            <text:p>1244,5867442128</text:p>
          </table:table-cell>
          <table:table-cell/>
          <table:table-cell table:formula="of:=IF( ISNUMBER( SEARCH(&quot;scalar&quot;;[.A29]));1;IF( ISNUMBER( SEARCH(&quot;vect2&quot;;[.A29]));2;IF( ISNUMBER( SEARCH(&quot;vect4&quot;;[.A29]));4;IF( ISNUMBER( SEARCH(&quot;vect8&quot;;[.A29]));8;IF( ISNUMBER( SEARCH(&quot;vect16&quot;;[.A29]));16;0)))))" office:value-type="float" office:value="1">
            <text:p>1</text:p>
          </table:table-cell>
          <table:table-cell table:formula="of:=[.D29]*[.E29]*4*[.U29]" office:value-type="float" office:value="20971520">
            <text:p>20971520</text:p>
          </table:table-cell>
          <table:table-cell table:formula="of:=[.V29]/[counters.D29]" office:value-type="float" office:value="38.8933357566496">
            <text:p>38,893335756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0]*[.E30]*[.F30]*[.G30]*[.H30]" office:value-type="float" office:value="704643072">
            <text:p>704643072</text:p>
          </table:table-cell>
          <table:table-cell table:formula="of:=[.D30]*[.E30]*[.I30]*[.J30]*[.K30]" office:value-type="float" office:value="704643072">
            <text:p>704643072</text:p>
          </table:table-cell>
          <table:table-cell table:formula="of:=[counters.O30]" office:value-type="float" office:value="17055">
            <text:p>17055</text:p>
          </table:table-cell>
          <table:table-cell table:formula="of:=[.L30]/[.N30]" office:value-type="float" office:value="41315.9233069481">
            <text:p>41315,9233069481</text:p>
          </table:table-cell>
          <table:table-cell table:formula="of:=[.M30]/[.N30]" office:value-type="float" office:value="41315.9233069481">
            <text:p>41315,9233069481</text:p>
          </table:table-cell>
          <table:table-cell/>
          <table:table-cell table:formula="of:=[.L30]/[counters.D30]" office:value-type="float" office:value="1133.40239920477">
            <text:p>1133,4023992048</text:p>
          </table:table-cell>
          <table:table-cell table:formula="of:=[.M30]/[counters.D30]" office:value-type="float" office:value="1133.40239920477">
            <text:p>1133,4023992048</text:p>
          </table:table-cell>
          <table:table-cell/>
          <table:table-cell table:formula="of:=IF( ISNUMBER( SEARCH(&quot;scalar&quot;;[.A30]));1;IF( ISNUMBER( SEARCH(&quot;vect2&quot;;[.A30]));2;IF( ISNUMBER( SEARCH(&quot;vect4&quot;;[.A30]));4;IF( ISNUMBER( SEARCH(&quot;vect8&quot;;[.A30]));8;IF( ISNUMBER( SEARCH(&quot;vect16&quot;;[.A30]));16;0)))))" office:value-type="float" office:value="1">
            <text:p>1</text:p>
          </table:table-cell>
          <table:table-cell table:formula="of:=[.D30]*[.E30]*4*[.U30]" office:value-type="float" office:value="22020096">
            <text:p>22020096</text:p>
          </table:table-cell>
          <table:table-cell table:formula="of:=[.V30]/[counters.D30]" office:value-type="float" office:value="35.418824975149">
            <text:p>35,4188249751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1]*[.E31]*[.F31]*[.G31]*[.H31]" office:value-type="float" office:value="738197504">
            <text:p>738197504</text:p>
          </table:table-cell>
          <table:table-cell table:formula="of:=[.D31]*[.E31]*[.I31]*[.J31]*[.K31]" office:value-type="float" office:value="738197504">
            <text:p>738197504</text:p>
          </table:table-cell>
          <table:table-cell table:formula="of:=[counters.O31]" office:value-type="float" office:value="18257">
            <text:p>18257</text:p>
          </table:table-cell>
          <table:table-cell table:formula="of:=[.L31]/[.N31]" office:value-type="float" office:value="40433.6694966314">
            <text:p>40433,6694966314</text:p>
          </table:table-cell>
          <table:table-cell table:formula="of:=[.M31]/[.N31]" office:value-type="float" office:value="40433.6694966314">
            <text:p>40433,6694966314</text:p>
          </table:table-cell>
          <table:table-cell/>
          <table:table-cell table:formula="of:=[.L31]/[counters.D31]" office:value-type="float" office:value="1152.01338350065">
            <text:p>1152,0133835007</text:p>
          </table:table-cell>
          <table:table-cell table:formula="of:=[.M31]/[counters.D31]" office:value-type="float" office:value="1152.01338350065">
            <text:p>1152,0133835007</text:p>
          </table:table-cell>
          <table:table-cell/>
          <table:table-cell table:formula="of:=IF( ISNUMBER( SEARCH(&quot;scalar&quot;;[.A31]));1;IF( ISNUMBER( SEARCH(&quot;vect2&quot;;[.A31]));2;IF( ISNUMBER( SEARCH(&quot;vect4&quot;;[.A31]));4;IF( ISNUMBER( SEARCH(&quot;vect8&quot;;[.A31]));8;IF( ISNUMBER( SEARCH(&quot;vect16&quot;;[.A31]));16;0)))))" office:value-type="float" office:value="1">
            <text:p>1</text:p>
          </table:table-cell>
          <table:table-cell table:formula="of:=[.D31]*[.E31]*4*[.U31]" office:value-type="float" office:value="23068672">
            <text:p>23068672</text:p>
          </table:table-cell>
          <table:table-cell table:formula="of:=[.V31]/[counters.D31]" office:value-type="float" office:value="36.0004182343954">
            <text:p>36,000418234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2]*[.E32]*[.F32]*[.G32]*[.H32]" office:value-type="float" office:value="771751936">
            <text:p>771751936</text:p>
          </table:table-cell>
          <table:table-cell table:formula="of:=[.D32]*[.E32]*[.I32]*[.J32]*[.K32]" office:value-type="float" office:value="771751936">
            <text:p>771751936</text:p>
          </table:table-cell>
          <table:table-cell table:formula="of:=[counters.O32]" office:value-type="float" office:value="19312">
            <text:p>19312</text:p>
          </table:table-cell>
          <table:table-cell table:formula="of:=[.L32]/[.N32]" office:value-type="float" office:value="39962.29991715">
            <text:p>39962,29991715</text:p>
          </table:table-cell>
          <table:table-cell table:formula="of:=[.M32]/[.N32]" office:value-type="float" office:value="39962.29991715">
            <text:p>39962,29991715</text:p>
          </table:table-cell>
          <table:table-cell/>
          <table:table-cell table:formula="of:=[.L32]/[counters.D32]" office:value-type="float" office:value="1180.73127281517">
            <text:p>1180,7312728152</text:p>
          </table:table-cell>
          <table:table-cell table:formula="of:=[.M32]/[counters.D32]" office:value-type="float" office:value="1180.73127281517">
            <text:p>1180,7312728152</text:p>
          </table:table-cell>
          <table:table-cell/>
          <table:table-cell table:formula="of:=IF( ISNUMBER( SEARCH(&quot;scalar&quot;;[.A32]));1;IF( ISNUMBER( SEARCH(&quot;vect2&quot;;[.A32]));2;IF( ISNUMBER( SEARCH(&quot;vect4&quot;;[.A32]));4;IF( ISNUMBER( SEARCH(&quot;vect8&quot;;[.A32]));8;IF( ISNUMBER( SEARCH(&quot;vect16&quot;;[.A32]));16;0)))))" office:value-type="float" office:value="1">
            <text:p>1</text:p>
          </table:table-cell>
          <table:table-cell table:formula="of:=[.D32]*[.E32]*4*[.U32]" office:value-type="float" office:value="24117248">
            <text:p>24117248</text:p>
          </table:table-cell>
          <table:table-cell table:formula="of:=[.V32]/[counters.D32]" office:value-type="float" office:value="36.8978522754742">
            <text:p>36,8978522755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3]*[.E33]*[.F33]*[.G33]*[.H33]" office:value-type="float" office:value="805306368">
            <text:p>805306368</text:p>
          </table:table-cell>
          <table:table-cell table:formula="of:=[.D33]*[.E33]*[.I33]*[.J33]*[.K33]" office:value-type="float" office:value="805306368">
            <text:p>805306368</text:p>
          </table:table-cell>
          <table:table-cell table:formula="of:=[counters.O33]" office:value-type="float" office:value="20356">
            <text:p>20356</text:p>
          </table:table-cell>
          <table:table-cell table:formula="of:=[.L33]/[.N33]" office:value-type="float" office:value="39561.1302809982">
            <text:p>39561,1302809982</text:p>
          </table:table-cell>
          <table:table-cell table:formula="of:=[.M33]/[.N33]" office:value-type="float" office:value="39561.1302809982">
            <text:p>39561,1302809982</text:p>
          </table:table-cell>
          <table:table-cell/>
          <table:table-cell table:formula="of:=[.L33]/[counters.D33]" office:value-type="float" office:value="1199.9403506367">
            <text:p>1199,9403506367</text:p>
          </table:table-cell>
          <table:table-cell table:formula="of:=[.M33]/[counters.D33]" office:value-type="float" office:value="1199.9403506367">
            <text:p>1199,9403506367</text:p>
          </table:table-cell>
          <table:table-cell/>
          <table:table-cell table:formula="of:=IF( ISNUMBER( SEARCH(&quot;scalar&quot;;[.A33]));1;IF( ISNUMBER( SEARCH(&quot;vect2&quot;;[.A33]));2;IF( ISNUMBER( SEARCH(&quot;vect4&quot;;[.A33]));4;IF( ISNUMBER( SEARCH(&quot;vect8&quot;;[.A33]));8;IF( ISNUMBER( SEARCH(&quot;vect16&quot;;[.A33]));16;0)))))" office:value-type="float" office:value="1">
            <text:p>1</text:p>
          </table:table-cell>
          <table:table-cell table:formula="of:=[.D33]*[.E33]*4*[.U33]" office:value-type="float" office:value="25165824">
            <text:p>25165824</text:p>
          </table:table-cell>
          <table:table-cell table:formula="of:=[.V33]/[counters.D33]" office:value-type="float" office:value="37.4981359573967">
            <text:p>37,498135957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4]*[.E34]*[.F34]*[.G34]*[.H34]" office:value-type="float" office:value="838860800">
            <text:p>838860800</text:p>
          </table:table-cell>
          <table:table-cell table:formula="of:=[.D34]*[.E34]*[.I34]*[.J34]*[.K34]" office:value-type="float" office:value="838860800">
            <text:p>838860800</text:p>
          </table:table-cell>
          <table:table-cell table:formula="of:=[counters.O34]" office:value-type="float" office:value="21940">
            <text:p>21940</text:p>
          </table:table-cell>
          <table:table-cell table:formula="of:=[.L34]/[.N34]" office:value-type="float" office:value="38234.3117593437">
            <text:p>38234,3117593437</text:p>
          </table:table-cell>
          <table:table-cell table:formula="of:=[.M34]/[.N34]" office:value-type="float" office:value="38234.3117593437">
            <text:p>38234,3117593437</text:p>
          </table:table-cell>
          <table:table-cell/>
          <table:table-cell table:formula="of:=[.L34]/[counters.D34]" office:value-type="float" office:value="1158.71793313406">
            <text:p>1158,7179331341</text:p>
          </table:table-cell>
          <table:table-cell table:formula="of:=[.M34]/[counters.D34]" office:value-type="float" office:value="1158.71793313406">
            <text:p>1158,7179331341</text:p>
          </table:table-cell>
          <table:table-cell/>
          <table:table-cell table:formula="of:=IF( ISNUMBER( SEARCH(&quot;scalar&quot;;[.A34]));1;IF( ISNUMBER( SEARCH(&quot;vect2&quot;;[.A34]));2;IF( ISNUMBER( SEARCH(&quot;vect4&quot;;[.A34]));4;IF( ISNUMBER( SEARCH(&quot;vect8&quot;;[.A34]));8;IF( ISNUMBER( SEARCH(&quot;vect16&quot;;[.A34]));16;0)))))" office:value-type="float" office:value="1">
            <text:p>1</text:p>
          </table:table-cell>
          <table:table-cell table:formula="of:=[.D34]*[.E34]*4*[.U34]" office:value-type="float" office:value="26214400">
            <text:p>26214400</text:p>
          </table:table-cell>
          <table:table-cell table:formula="of:=[.V34]/[counters.D34]" office:value-type="float" office:value="36.2099354104393">
            <text:p>36,209935410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5]*[.E35]*[.F35]*[.G35]*[.H35]" office:value-type="float" office:value="872415232">
            <text:p>872415232</text:p>
          </table:table-cell>
          <table:table-cell table:formula="of:=[.D35]*[.E35]*[.I35]*[.J35]*[.K35]" office:value-type="float" office:value="872415232">
            <text:p>872415232</text:p>
          </table:table-cell>
          <table:table-cell table:formula="of:=[counters.O35]" office:value-type="float" office:value="22667">
            <text:p>22667</text:p>
          </table:table-cell>
          <table:table-cell table:formula="of:=[.L35]/[.N35]" office:value-type="float" office:value="38488.3412890987">
            <text:p>38488,3412890987</text:p>
          </table:table-cell>
          <table:table-cell table:formula="of:=[.M35]/[.N35]" office:value-type="float" office:value="38488.3412890987">
            <text:p>38488,3412890987</text:p>
          </table:table-cell>
          <table:table-cell/>
          <table:table-cell table:formula="of:=[.L35]/[counters.D35]" office:value-type="float" office:value="1159.55302961833">
            <text:p>1159,5530296183</text:p>
          </table:table-cell>
          <table:table-cell table:formula="of:=[.M35]/[counters.D35]" office:value-type="float" office:value="1159.55302961833">
            <text:p>1159,5530296183</text:p>
          </table:table-cell>
          <table:table-cell/>
          <table:table-cell table:formula="of:=IF( ISNUMBER( SEARCH(&quot;scalar&quot;;[.A35]));1;IF( ISNUMBER( SEARCH(&quot;vect2&quot;;[.A35]));2;IF( ISNUMBER( SEARCH(&quot;vect4&quot;;[.A35]));4;IF( ISNUMBER( SEARCH(&quot;vect8&quot;;[.A35]));8;IF( ISNUMBER( SEARCH(&quot;vect16&quot;;[.A35]));16;0)))))" office:value-type="float" office:value="1">
            <text:p>1</text:p>
          </table:table-cell>
          <table:table-cell table:formula="of:=[.D35]*[.E35]*4*[.U35]" office:value-type="float" office:value="27262976">
            <text:p>27262976</text:p>
          </table:table-cell>
          <table:table-cell table:formula="of:=[.V35]/[counters.D35]" office:value-type="float" office:value="36.2360321755727">
            <text:p>36,236032175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6]*[.E36]*[.F36]*[.G36]*[.H36]" office:value-type="float" office:value="905969664">
            <text:p>905969664</text:p>
          </table:table-cell>
          <table:table-cell table:formula="of:=[.D36]*[.E36]*[.I36]*[.J36]*[.K36]" office:value-type="float" office:value="905969664">
            <text:p>905969664</text:p>
          </table:table-cell>
          <table:table-cell table:formula="of:=[counters.O36]" office:value-type="float" office:value="23870">
            <text:p>23870</text:p>
          </table:table-cell>
          <table:table-cell table:formula="of:=[.L36]/[.N36]" office:value-type="float" office:value="37954.3219103477">
            <text:p>37954,3219103477</text:p>
          </table:table-cell>
          <table:table-cell table:formula="of:=[.M36]/[.N36]" office:value-type="float" office:value="37954.3219103477">
            <text:p>37954,3219103477</text:p>
          </table:table-cell>
          <table:table-cell/>
          <table:table-cell table:formula="of:=[.L36]/[counters.D36]" office:value-type="float" office:value="1117.39402161847">
            <text:p>1117,3940216185</text:p>
          </table:table-cell>
          <table:table-cell table:formula="of:=[.M36]/[counters.D36]" office:value-type="float" office:value="1117.39402161847">
            <text:p>1117,3940216185</text:p>
          </table:table-cell>
          <table:table-cell/>
          <table:table-cell table:formula="of:=IF( ISNUMBER( SEARCH(&quot;scalar&quot;;[.A36]));1;IF( ISNUMBER( SEARCH(&quot;vect2&quot;;[.A36]));2;IF( ISNUMBER( SEARCH(&quot;vect4&quot;;[.A36]));4;IF( ISNUMBER( SEARCH(&quot;vect8&quot;;[.A36]));8;IF( ISNUMBER( SEARCH(&quot;vect16&quot;;[.A36]));16;0)))))" office:value-type="float" office:value="1">
            <text:p>1</text:p>
          </table:table-cell>
          <table:table-cell table:formula="of:=[.D36]*[.E36]*4*[.U36]" office:value-type="float" office:value="28311552">
            <text:p>28311552</text:p>
          </table:table-cell>
          <table:table-cell table:formula="of:=[.V36]/[counters.D36]" office:value-type="float" office:value="34.9185631755773">
            <text:p>34,9185631756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7]*[.E37]*[.F37]*[.G37]*[.H37]" office:value-type="float" office:value="939524096">
            <text:p>939524096</text:p>
          </table:table-cell>
          <table:table-cell table:formula="of:=[.D37]*[.E37]*[.I37]*[.J37]*[.K37]" office:value-type="float" office:value="939524096">
            <text:p>939524096</text:p>
          </table:table-cell>
          <table:table-cell table:formula="of:=[counters.O37]" office:value-type="float" office:value="24904">
            <text:p>24904</text:p>
          </table:table-cell>
          <table:table-cell table:formula="of:=[.L37]/[.N37]" office:value-type="float" office:value="37725.8310311597">
            <text:p>37725,8310311597</text:p>
          </table:table-cell>
          <table:table-cell table:formula="of:=[.M37]/[.N37]" office:value-type="float" office:value="37725.8310311597">
            <text:p>37725,8310311597</text:p>
          </table:table-cell>
          <table:table-cell/>
          <table:table-cell table:formula="of:=[.L37]/[counters.D37]" office:value-type="float" office:value="1145.82537069153">
            <text:p>1145,8253706915</text:p>
          </table:table-cell>
          <table:table-cell table:formula="of:=[.M37]/[counters.D37]" office:value-type="float" office:value="1145.82537069153">
            <text:p>1145,8253706915</text:p>
          </table:table-cell>
          <table:table-cell/>
          <table:table-cell table:formula="of:=IF( ISNUMBER( SEARCH(&quot;scalar&quot;;[.A37]));1;IF( ISNUMBER( SEARCH(&quot;vect2&quot;;[.A37]));2;IF( ISNUMBER( SEARCH(&quot;vect4&quot;;[.A37]));4;IF( ISNUMBER( SEARCH(&quot;vect8&quot;;[.A37]));8;IF( ISNUMBER( SEARCH(&quot;vect16&quot;;[.A37]));16;0)))))" office:value-type="float" office:value="1">
            <text:p>1</text:p>
          </table:table-cell>
          <table:table-cell table:formula="of:=[.D37]*[.E37]*4*[.U37]" office:value-type="float" office:value="29360128">
            <text:p>29360128</text:p>
          </table:table-cell>
          <table:table-cell table:formula="of:=[.V37]/[counters.D37]" office:value-type="float" office:value="35.8070428341102">
            <text:p>35,8070428341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8]*[.E38]*[.F38]*[.G38]*[.H38]" office:value-type="float" office:value="973078528">
            <text:p>973078528</text:p>
          </table:table-cell>
          <table:table-cell table:formula="of:=[.D38]*[.E38]*[.I38]*[.J38]*[.K38]" office:value-type="float" office:value="973078528">
            <text:p>973078528</text:p>
          </table:table-cell>
          <table:table-cell table:formula="of:=[counters.O38]" office:value-type="float" office:value="26266">
            <text:p>26266</text:p>
          </table:table-cell>
          <table:table-cell table:formula="of:=[.L38]/[.N38]" office:value-type="float" office:value="37047.0771339374">
            <text:p>37047,0771339374</text:p>
          </table:table-cell>
          <table:table-cell table:formula="of:=[.M38]/[.N38]" office:value-type="float" office:value="37047.0771339374">
            <text:p>37047,0771339374</text:p>
          </table:table-cell>
          <table:table-cell/>
          <table:table-cell table:formula="of:=[.L38]/[counters.D38]" office:value-type="float" office:value="1154.99483439684">
            <text:p>1154,9948343968</text:p>
          </table:table-cell>
          <table:table-cell table:formula="of:=[.M38]/[counters.D38]" office:value-type="float" office:value="1154.99483439684">
            <text:p>1154,9948343968</text:p>
          </table:table-cell>
          <table:table-cell/>
          <table:table-cell table:formula="of:=IF( ISNUMBER( SEARCH(&quot;scalar&quot;;[.A38]));1;IF( ISNUMBER( SEARCH(&quot;vect2&quot;;[.A38]));2;IF( ISNUMBER( SEARCH(&quot;vect4&quot;;[.A38]));4;IF( ISNUMBER( SEARCH(&quot;vect8&quot;;[.A38]));8;IF( ISNUMBER( SEARCH(&quot;vect16&quot;;[.A38]));16;0)))))" office:value-type="float" office:value="1">
            <text:p>1</text:p>
          </table:table-cell>
          <table:table-cell table:formula="of:=[.D38]*[.E38]*4*[.U38]" office:value-type="float" office:value="30408704">
            <text:p>30408704</text:p>
          </table:table-cell>
          <table:table-cell table:formula="of:=[.V38]/[counters.D38]" office:value-type="float" office:value="36.0935885749012">
            <text:p>36,093588574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9]*[.E39]*[.F39]*[.G39]*[.H39]" office:value-type="float" office:value="1006632960">
            <text:p>1006632960</text:p>
          </table:table-cell>
          <table:table-cell table:formula="of:=[.D39]*[.E39]*[.I39]*[.J39]*[.K39]" office:value-type="float" office:value="1006632960">
            <text:p>1006632960</text:p>
          </table:table-cell>
          <table:table-cell table:formula="of:=[counters.O39]" office:value-type="float" office:value="27280">
            <text:p>27280</text:p>
          </table:table-cell>
          <table:table-cell table:formula="of:=[.L39]/[.N39]" office:value-type="float" office:value="36900.0351906158">
            <text:p>36900,0351906158</text:p>
          </table:table-cell>
          <table:table-cell table:formula="of:=[.M39]/[.N39]" office:value-type="float" office:value="36900.0351906158">
            <text:p>36900,0351906158</text:p>
          </table:table-cell>
          <table:table-cell/>
          <table:table-cell table:formula="of:=[.L39]/[counters.D39]" office:value-type="float" office:value="1192.16903470157">
            <text:p>1192,1690347016</text:p>
          </table:table-cell>
          <table:table-cell table:formula="of:=[.M39]/[counters.D39]" office:value-type="float" office:value="1192.16903470157">
            <text:p>1192,1690347016</text:p>
          </table:table-cell>
          <table:table-cell/>
          <table:table-cell table:formula="of:=IF( ISNUMBER( SEARCH(&quot;scalar&quot;;[.A39]));1;IF( ISNUMBER( SEARCH(&quot;vect2&quot;;[.A39]));2;IF( ISNUMBER( SEARCH(&quot;vect4&quot;;[.A39]));4;IF( ISNUMBER( SEARCH(&quot;vect8&quot;;[.A39]));8;IF( ISNUMBER( SEARCH(&quot;vect16&quot;;[.A39]));16;0)))))" office:value-type="float" office:value="1">
            <text:p>1</text:p>
          </table:table-cell>
          <table:table-cell table:formula="of:=[.D39]*[.E39]*4*[.U39]" office:value-type="float" office:value="31457280">
            <text:p>31457280</text:p>
          </table:table-cell>
          <table:table-cell table:formula="of:=[.V39]/[counters.D39]" office:value-type="float" office:value="37.2552823344241">
            <text:p>37,2552823344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0]*[.E40]*[.F40]*[.G40]*[.H40]" office:value-type="float" office:value="1040187392">
            <text:p>1040187392</text:p>
          </table:table-cell>
          <table:table-cell table:formula="of:=[.D40]*[.E40]*[.I40]*[.J40]*[.K40]" office:value-type="float" office:value="1040187392">
            <text:p>1040187392</text:p>
          </table:table-cell>
          <table:table-cell table:formula="of:=[counters.O40]" office:value-type="float" office:value="28318">
            <text:p>28318</text:p>
          </table:table-cell>
          <table:table-cell table:formula="of:=[.L40]/[.N40]" office:value-type="float" office:value="36732.374885232">
            <text:p>36732,374885232</text:p>
          </table:table-cell>
          <table:table-cell table:formula="of:=[.M40]/[.N40]" office:value-type="float" office:value="36732.374885232">
            <text:p>36732,374885232</text:p>
          </table:table-cell>
          <table:table-cell/>
          <table:table-cell table:formula="of:=[.L40]/[counters.D40]" office:value-type="float" office:value="1148.69546280775">
            <text:p>1148,6954628078</text:p>
          </table:table-cell>
          <table:table-cell table:formula="of:=[.M40]/[counters.D40]" office:value-type="float" office:value="1148.69546280775">
            <text:p>1148,6954628078</text:p>
          </table:table-cell>
          <table:table-cell/>
          <table:table-cell table:formula="of:=IF( ISNUMBER( SEARCH(&quot;scalar&quot;;[.A40]));1;IF( ISNUMBER( SEARCH(&quot;vect2&quot;;[.A40]));2;IF( ISNUMBER( SEARCH(&quot;vect4&quot;;[.A40]));4;IF( ISNUMBER( SEARCH(&quot;vect8&quot;;[.A40]));8;IF( ISNUMBER( SEARCH(&quot;vect16&quot;;[.A40]));16;0)))))" office:value-type="float" office:value="1">
            <text:p>1</text:p>
          </table:table-cell>
          <table:table-cell table:formula="of:=[.D40]*[.E40]*4*[.U40]" office:value-type="float" office:value="32505856">
            <text:p>32505856</text:p>
          </table:table-cell>
          <table:table-cell table:formula="of:=[.V40]/[counters.D40]" office:value-type="float" office:value="35.896733212742">
            <text:p>35,8967332127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1]*[.E41]*[.F41]*[.G41]*[.H41]" office:value-type="float" office:value="1073741824">
            <text:p>1073741824</text:p>
          </table:table-cell>
          <table:table-cell table:formula="of:=[.D41]*[.E41]*[.I41]*[.J41]*[.K41]" office:value-type="float" office:value="1073741824">
            <text:p>1073741824</text:p>
          </table:table-cell>
          <table:table-cell table:formula="of:=[counters.O41]" office:value-type="float" office:value="29416">
            <text:p>29416</text:p>
          </table:table-cell>
          <table:table-cell table:formula="of:=[.L41]/[.N41]" office:value-type="float" office:value="36501.9657329345">
            <text:p>36501,9657329345</text:p>
          </table:table-cell>
          <table:table-cell table:formula="of:=[.M41]/[.N41]" office:value-type="float" office:value="36501.9657329345">
            <text:p>36501,9657329345</text:p>
          </table:table-cell>
          <table:table-cell/>
          <table:table-cell table:formula="of:=[.L41]/[counters.D41]" office:value-type="float" office:value="1188.31959981407">
            <text:p>1188,3195998141</text:p>
          </table:table-cell>
          <table:table-cell table:formula="of:=[.M41]/[counters.D41]" office:value-type="float" office:value="1188.31959981407">
            <text:p>1188,3195998141</text:p>
          </table:table-cell>
          <table:table-cell/>
          <table:table-cell table:formula="of:=IF( ISNUMBER( SEARCH(&quot;scalar&quot;;[.A41]));1;IF( ISNUMBER( SEARCH(&quot;vect2&quot;;[.A41]));2;IF( ISNUMBER( SEARCH(&quot;vect4&quot;;[.A41]));4;IF( ISNUMBER( SEARCH(&quot;vect8&quot;;[.A41]));8;IF( ISNUMBER( SEARCH(&quot;vect16&quot;;[.A41]));16;0)))))" office:value-type="float" office:value="1">
            <text:p>1</text:p>
          </table:table-cell>
          <table:table-cell table:formula="of:=[.D41]*[.E41]*4*[.U41]" office:value-type="float" office:value="33554432">
            <text:p>33554432</text:p>
          </table:table-cell>
          <table:table-cell table:formula="of:=[.V41]/[counters.D41]" office:value-type="float" office:value="37.1349874941898">
            <text:p>37,1349874942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2]*[.C42]"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2]*[.E42]*[.F42]*[.G42]*[.H42]" office:value-type="float" office:value="2147483648">
            <text:p>2147483648</text:p>
          </table:table-cell>
          <table:table-cell table:formula="of:=[.D42]*[.E42]*[.I42]*[.J42]*[.K42]" office:value-type="float" office:value="2147483648">
            <text:p>2147483648</text:p>
          </table:table-cell>
          <table:table-cell table:formula="of:=[counters.O42]" office:value-type="float" office:value="65591">
            <text:p>65591</text:p>
          </table:table-cell>
          <table:table-cell table:formula="of:=[.L42]/[.N42]" office:value-type="float" office:value="32740.5230595661">
            <text:p>32740,5230595661</text:p>
          </table:table-cell>
          <table:table-cell table:formula="of:=[.M42]/[.N42]" office:value-type="float" office:value="32740.5230595661">
            <text:p>32740,5230595661</text:p>
          </table:table-cell>
          <table:table-cell/>
          <table:table-cell table:formula="of:=[.L42]/[counters.D42]" office:value-type="float" office:value="1229.59762678694">
            <text:p>1229,5976267869</text:p>
          </table:table-cell>
          <table:table-cell table:formula="of:=[.M42]/[counters.D42]" office:value-type="float" office:value="1229.59762678694">
            <text:p>1229,5976267869</text:p>
          </table:table-cell>
          <table:table-cell/>
          <table:table-cell table:formula="of:=IF( ISNUMBER( SEARCH(&quot;scalar&quot;;[.A42]));1;IF( ISNUMBER( SEARCH(&quot;vect2&quot;;[.A42]));2;IF( ISNUMBER( SEARCH(&quot;vect4&quot;;[.A42]));4;IF( ISNUMBER( SEARCH(&quot;vect8&quot;;[.A42]));8;IF( ISNUMBER( SEARCH(&quot;vect16&quot;;[.A42]));16;0)))))" office:value-type="float" office:value="1">
            <text:p>1</text:p>
          </table:table-cell>
          <table:table-cell table:formula="of:=[.D42]*[.E42]*4*[.U42]" office:value-type="float" office:value="67108864">
            <text:p>67108864</text:p>
          </table:table-cell>
          <table:table-cell table:formula="of:=[.V42]/[counters.D42]" office:value-type="float" office:value="38.4249258370918">
            <text:p>38,4249258371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3]*[.C43]"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3]*[.E43]*[.F43]*[.G43]*[.H43]" office:value-type="float" office:value="4294967296">
            <text:p>4294967296</text:p>
          </table:table-cell>
          <table:table-cell table:formula="of:=[.D43]*[.E43]*[.I43]*[.J43]*[.K43]" office:value-type="float" office:value="4294967296">
            <text:p>4294967296</text:p>
          </table:table-cell>
          <table:table-cell table:formula="of:=[counters.O43]" office:value-type="float" office:value="139830">
            <text:p>139830</text:p>
          </table:table-cell>
          <table:table-cell table:formula="of:=[.L43]/[.N43]" office:value-type="float" office:value="30715.6353858256">
            <text:p>30715,6353858256</text:p>
          </table:table-cell>
          <table:table-cell table:formula="of:=[.M43]/[.N43]" office:value-type="float" office:value="30715.6353858256">
            <text:p>30715,6353858256</text:p>
          </table:table-cell>
          <table:table-cell/>
          <table:table-cell table:formula="of:=[.L43]/[counters.D43]" office:value-type="float" office:value="1264.0361455286">
            <text:p>1264,0361455286</text:p>
          </table:table-cell>
          <table:table-cell table:formula="of:=[.M43]/[counters.D43]" office:value-type="float" office:value="1264.0361455286">
            <text:p>1264,0361455286</text:p>
          </table:table-cell>
          <table:table-cell/>
          <table:table-cell table:formula="of:=IF( ISNUMBER( SEARCH(&quot;scalar&quot;;[.A43]));1;IF( ISNUMBER( SEARCH(&quot;vect2&quot;;[.A43]));2;IF( ISNUMBER( SEARCH(&quot;vect4&quot;;[.A43]));4;IF( ISNUMBER( SEARCH(&quot;vect8&quot;;[.A43]));8;IF( ISNUMBER( SEARCH(&quot;vect16&quot;;[.A43]));16;0)))))" office:value-type="float" office:value="1">
            <text:p>1</text:p>
          </table:table-cell>
          <table:table-cell table:formula="of:=[.D43]*[.E43]*4*[.U43]" office:value-type="float" office:value="134217728">
            <text:p>134217728</text:p>
          </table:table-cell>
          <table:table-cell table:formula="of:=[.V43]/[counters.D43]" office:value-type="float" office:value="39.5011295477689">
            <text:p>39,5011295478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44]*[.C44]"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4]*[.E44]*[.F44]*[.G44]*[.H44]" office:value-type="float" office:value="8589934592">
            <text:p>8589934592</text:p>
          </table:table-cell>
          <table:table-cell table:formula="of:=[.D44]*[.E44]*[.I44]*[.J44]*[.K44]" office:value-type="float" office:value="8589934592">
            <text:p>8589934592</text:p>
          </table:table-cell>
          <table:table-cell table:formula="of:=[counters.O44]" office:value-type="float" office:value="286876">
            <text:p>286876</text:p>
          </table:table-cell>
          <table:table-cell table:formula="of:=[.L44]/[.N44]" office:value-type="float" office:value="29943.0227415329">
            <text:p>29943,0227415329</text:p>
          </table:table-cell>
          <table:table-cell table:formula="of:=[.M44]/[.N44]" office:value-type="float" office:value="29943.0227415329">
            <text:p>29943,0227415329</text:p>
          </table:table-cell>
          <table:table-cell/>
          <table:table-cell table:formula="of:=[.L44]/[counters.D44]" office:value-type="float" office:value="1264.76515488043">
            <text:p>1264,7651548804</text:p>
          </table:table-cell>
          <table:table-cell table:formula="of:=[.M44]/[counters.D44]" office:value-type="float" office:value="1264.76515488043">
            <text:p>1264,7651548804</text:p>
          </table:table-cell>
          <table:table-cell/>
          <table:table-cell table:formula="of:=IF( ISNUMBER( SEARCH(&quot;scalar&quot;;[.A44]));1;IF( ISNUMBER( SEARCH(&quot;vect2&quot;;[.A44]));2;IF( ISNUMBER( SEARCH(&quot;vect4&quot;;[.A44]));4;IF( ISNUMBER( SEARCH(&quot;vect8&quot;;[.A44]));8;IF( ISNUMBER( SEARCH(&quot;vect16&quot;;[.A44]));16;0)))))" office:value-type="float" office:value="1">
            <text:p>1</text:p>
          </table:table-cell>
          <table:table-cell table:formula="of:=[.D44]*[.E44]*4*[.U44]" office:value-type="float" office:value="268435456">
            <text:p>268435456</text:p>
          </table:table-cell>
          <table:table-cell table:formula="of:=[.V44]/[counters.D44]" office:value-type="float" office:value="39.5239110900135">
            <text:p>39,5239110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5]*[.C45]"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5]*[.E45]*[.F45]*[.G45]*[.H45]" office:value-type="float" office:value="17179869184">
            <text:p>17179869184</text:p>
          </table:table-cell>
          <table:table-cell table:formula="of:=[.D45]*[.E45]*[.I45]*[.J45]*[.K45]" office:value-type="float" office:value="17179869184">
            <text:p>17179869184</text:p>
          </table:table-cell>
          <table:table-cell table:formula="of:=[counters.O45]" office:value-type="float" office:value="584324">
            <text:p>584324</text:p>
          </table:table-cell>
          <table:table-cell table:formula="of:=[.L45]/[.N45]" office:value-type="float" office:value="29401.2725542678">
            <text:p>29401,2725542678</text:p>
          </table:table-cell>
          <table:table-cell table:formula="of:=[.M45]/[.N45]" office:value-type="float" office:value="29401.2725542678">
            <text:p>29401,2725542678</text:p>
          </table:table-cell>
          <table:table-cell/>
          <table:table-cell table:formula="of:=[.L45]/[counters.D45]" office:value-type="float" office:value="1276.60686191073">
            <text:p>1276,6068619107</text:p>
          </table:table-cell>
          <table:table-cell table:formula="of:=[.M45]/[counters.D45]" office:value-type="float" office:value="1276.60686191073">
            <text:p>1276,6068619107</text:p>
          </table:table-cell>
          <table:table-cell/>
          <table:table-cell table:formula="of:=IF( ISNUMBER( SEARCH(&quot;scalar&quot;;[.A45]));1;IF( ISNUMBER( SEARCH(&quot;vect2&quot;;[.A45]));2;IF( ISNUMBER( SEARCH(&quot;vect4&quot;;[.A45]));4;IF( ISNUMBER( SEARCH(&quot;vect8&quot;;[.A45]));8;IF( ISNUMBER( SEARCH(&quot;vect16&quot;;[.A45]));16;0)))))" office:value-type="float" office:value="1">
            <text:p>1</text:p>
          </table:table-cell>
          <table:table-cell table:formula="of:=[.D45]*[.E45]*4*[.U45]" office:value-type="float" office:value="536870912">
            <text:p>536870912</text:p>
          </table:table-cell>
          <table:table-cell table:formula="of:=[.V45]/[counters.D45]" office:value-type="float" office:value="39.8939644347104">
            <text:p>39,8939644347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6]*[.C46]"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6]*[.E46]*[.F46]*[.G46]*[.H46]" office:value-type="float" office:value="34359738368">
            <text:p>34359738368</text:p>
          </table:table-cell>
          <table:table-cell table:formula="of:=[.D46]*[.E46]*[.I46]*[.J46]*[.K46]" office:value-type="float" office:value="34359738368">
            <text:p>34359738368</text:p>
          </table:table-cell>
          <table:table-cell table:formula="of:=[counters.O46]" office:value-type="float" office:value="1176310">
            <text:p>1176310</text:p>
          </table:table-cell>
          <table:table-cell table:formula="of:=[.L46]/[.N46]" office:value-type="float" office:value="29209.7647456878">
            <text:p>29209,7647456878</text:p>
          </table:table-cell>
          <table:table-cell table:formula="of:=[.M46]/[.N46]" office:value-type="float" office:value="29209.7647456878">
            <text:p>29209,7647456878</text:p>
          </table:table-cell>
          <table:table-cell/>
          <table:table-cell table:formula="of:=[.L46]/[counters.D46]" office:value-type="float" office:value="1278.93923049407">
            <text:p>1278,9392304941</text:p>
          </table:table-cell>
          <table:table-cell table:formula="of:=[.M46]/[counters.D46]" office:value-type="float" office:value="1278.93923049407">
            <text:p>1278,9392304941</text:p>
          </table:table-cell>
          <table:table-cell/>
          <table:table-cell table:formula="of:=IF( ISNUMBER( SEARCH(&quot;scalar&quot;;[.A46]));1;IF( ISNUMBER( SEARCH(&quot;vect2&quot;;[.A46]));2;IF( ISNUMBER( SEARCH(&quot;vect4&quot;;[.A46]));4;IF( ISNUMBER( SEARCH(&quot;vect8&quot;;[.A46]));8;IF( ISNUMBER( SEARCH(&quot;vect16&quot;;[.A46]));16;0)))))" office:value-type="float" office:value="1">
            <text:p>1</text:p>
          </table:table-cell>
          <table:table-cell table:formula="of:=[.D46]*[.E46]*4*[.U46]" office:value-type="float" office:value="1073741824">
            <text:p>1073741824</text:p>
          </table:table-cell>
          <table:table-cell table:formula="of:=[.V46]/[counters.D46]" office:value-type="float" office:value="39.9668509529398">
            <text:p>39,9668509529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7]*[.C47]"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7]*[.E47]*[.F47]*[.G47]*[.H47]" office:value-type="float" office:value="68719476736">
            <text:p>68719476736</text:p>
          </table:table-cell>
          <table:table-cell table:formula="of:=[.D47]*[.E47]*[.I47]*[.J47]*[.K47]" office:value-type="float" office:value="68719476736">
            <text:p>68719476736</text:p>
          </table:table-cell>
          <table:table-cell table:formula="of:=[counters.O47]" office:value-type="float" office:value="2364280">
            <text:p>2364280</text:p>
          </table:table-cell>
          <table:table-cell table:formula="of:=[.L47]/[.N47]" office:value-type="float" office:value="29065.7099565195">
            <text:p>29065,7099565195</text:p>
          </table:table-cell>
          <table:table-cell table:formula="of:=[.M47]/[.N47]" office:value-type="float" office:value="29065.7099565195">
            <text:p>29065,7099565195</text:p>
          </table:table-cell>
          <table:table-cell/>
          <table:table-cell table:formula="of:=[.L47]/[counters.D47]" office:value-type="float" office:value="1281.13676802154">
            <text:p>1281,1367680215</text:p>
          </table:table-cell>
          <table:table-cell table:formula="of:=[.M47]/[counters.D47]" office:value-type="float" office:value="1281.13676802154">
            <text:p>1281,1367680215</text:p>
          </table:table-cell>
          <table:table-cell/>
          <table:table-cell table:formula="of:=IF( ISNUMBER( SEARCH(&quot;scalar&quot;;[.A47]));1;IF( ISNUMBER( SEARCH(&quot;vect2&quot;;[.A47]));2;IF( ISNUMBER( SEARCH(&quot;vect4&quot;;[.A47]));4;IF( ISNUMBER( SEARCH(&quot;vect8&quot;;[.A47]));8;IF( ISNUMBER( SEARCH(&quot;vect16&quot;;[.A47]));16;0)))))" office:value-type="float" office:value="1">
            <text:p>1</text:p>
          </table:table-cell>
          <table:table-cell table:formula="of:=[.D47]*[.E47]*4*[.U47]" office:value-type="float" office:value="2147483648">
            <text:p>2147483648</text:p>
          </table:table-cell>
          <table:table-cell table:formula="of:=[.V47]/[counters.D47]" office:value-type="float" office:value="40.0355240006731">
            <text:p>40,0355240007</text:p>
          </table:table-cell>
          <table:table-cell table:number-columns-repeated="974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48]*[.C48]"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8]*[.E48]*[.F48]*[.G48]*[.H48]" office:value-type="float" office:value="137438953472">
            <text:p>137438953472</text:p>
          </table:table-cell>
          <table:table-cell table:formula="of:=[.D48]*[.E48]*[.I48]*[.J48]*[.K48]" office:value-type="float" office:value="137438953472">
            <text:p>137438953472</text:p>
          </table:table-cell>
          <table:table-cell table:formula="of:=[counters.O48]" office:value-type="float" office:value="4736340">
            <text:p>4736340</text:p>
          </table:table-cell>
          <table:table-cell table:formula="of:=[.L48]/[.N48]" office:value-type="float" office:value="29017.9660818269">
            <text:p>29017,9660818269</text:p>
          </table:table-cell>
          <table:table-cell table:formula="of:=[.M48]/[.N48]" office:value-type="float" office:value="29017.9660818269">
            <text:p>29017,9660818269</text:p>
          </table:table-cell>
          <table:table-cell/>
          <table:table-cell table:formula="of:=[.L48]/[counters.D48]" office:value-type="float" office:value="1279.37978531967">
            <text:p>1279,3797853197</text:p>
          </table:table-cell>
          <table:table-cell table:formula="of:=[.M48]/[counters.D48]" office:value-type="float" office:value="1279.37978531967">
            <text:p>1279,3797853197</text:p>
          </table:table-cell>
          <table:table-cell/>
          <table:table-cell table:formula="of:=IF( ISNUMBER( SEARCH(&quot;scalar&quot;;[.A48]));1;IF( ISNUMBER( SEARCH(&quot;vect2&quot;;[.A48]));2;IF( ISNUMBER( SEARCH(&quot;vect4&quot;;[.A48]));4;IF( ISNUMBER( SEARCH(&quot;vect8&quot;;[.A48]));8;IF( ISNUMBER( SEARCH(&quot;vect16&quot;;[.A48]));16;0)))))" office:value-type="float" office:value="1">
            <text:p>1</text:p>
          </table:table-cell>
          <table:table-cell table:formula="of:=[.D48]*[.E48]*4*[.U48]" office:value-type="float" office:value="4294967296">
            <text:p>4294967296</text:p>
          </table:table-cell>
          <table:table-cell table:formula="of:=[.V48]/[counters.D48]" office:value-type="float" office:value="39.9806182912396">
            <text:p>39,9806182912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49]*[.C49]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49]*[.E49]*[.F49]*[.G49]*[.H49]" office:value-type="float" office:value="131072">
            <text:p>131072</text:p>
          </table:table-cell>
          <table:table-cell table:formula="of:=[.D49]*[.E49]*[.I49]*[.J49]*[.K49]" office:value-type="float" office:value="131072">
            <text:p>131072</text:p>
          </table:table-cell>
          <table:table-cell table:formula="of:=[counters.O49]" office:value-type="float" office:value="80">
            <text:p>80</text:p>
          </table:table-cell>
          <table:table-cell table:formula="of:=[.L49]/[.N49]" office:value-type="float" office:value="1638.4">
            <text:p>1638,4</text:p>
          </table:table-cell>
          <table:table-cell table:formula="of:=[.M49]/[.N49]" office:value-type="float" office:value="1638.4">
            <text:p>1638,4</text:p>
          </table:table-cell>
          <table:table-cell/>
          <table:table-cell table:formula="of:=[.L49]/[counters.D49]" office:value-type="float" office:value="0.928771860208044">
            <text:p>0,9287718602</text:p>
          </table:table-cell>
          <table:table-cell table:formula="of:=[.M49]/[counters.D49]" office:value-type="float" office:value="0.928771860208044">
            <text:p>0,9287718602</text:p>
          </table:table-cell>
          <table:table-cell/>
          <table:table-cell table:formula="of:=IF( ISNUMBER( SEARCH(&quot;scalar&quot;;[.A49]));1;IF( ISNUMBER( SEARCH(&quot;vect2&quot;;[.A49]));2;IF( ISNUMBER( SEARCH(&quot;vect4&quot;;[.A49]));4;IF( ISNUMBER( SEARCH(&quot;vect8&quot;;[.A49]));8;IF( ISNUMBER( SEARCH(&quot;vect16&quot;;[.A49]));16;0)))))" office:value-type="float" office:value="2">
            <text:p>2</text:p>
          </table:table-cell>
          <table:table-cell table:formula="of:=[.D49]*[.E49]*4*[.U49]" office:value-type="float" office:value="8192">
            <text:p>8192</text:p>
          </table:table-cell>
          <table:table-cell table:formula="of:=[.V49]/[counters.D49]" office:value-type="float" office:value="0.0580482412630028">
            <text:p>0,0580482413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0]*[.C50]"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0]*[.E50]*[.F50]*[.G50]*[.H50]" office:value-type="float" office:value="262144">
            <text:p>262144</text:p>
          </table:table-cell>
          <table:table-cell table:formula="of:=[.D50]*[.E50]*[.I50]*[.J50]*[.K50]" office:value-type="float" office:value="262144">
            <text:p>262144</text:p>
          </table:table-cell>
          <table:table-cell table:formula="of:=[counters.O50]" office:value-type="float" office:value="80">
            <text:p>80</text:p>
          </table:table-cell>
          <table:table-cell table:formula="of:=[.L50]/[.N50]" office:value-type="float" office:value="3276.8">
            <text:p>3276,8</text:p>
          </table:table-cell>
          <table:table-cell table:formula="of:=[.M50]/[.N50]" office:value-type="float" office:value="3276.8">
            <text:p>3276,8</text:p>
          </table:table-cell>
          <table:table-cell/>
          <table:table-cell table:formula="of:=[.L50]/[counters.D50]" office:value-type="float" office:value="1.85863685027758">
            <text:p>1,8586368503</text:p>
          </table:table-cell>
          <table:table-cell table:formula="of:=[.M50]/[counters.D50]" office:value-type="float" office:value="1.85863685027758">
            <text:p>1,8586368503</text:p>
          </table:table-cell>
          <table:table-cell/>
          <table:table-cell table:formula="of:=IF( ISNUMBER( SEARCH(&quot;scalar&quot;;[.A50]));1;IF( ISNUMBER( SEARCH(&quot;vect2&quot;;[.A50]));2;IF( ISNUMBER( SEARCH(&quot;vect4&quot;;[.A50]));4;IF( ISNUMBER( SEARCH(&quot;vect8&quot;;[.A50]));8;IF( ISNUMBER( SEARCH(&quot;vect16&quot;;[.A50]));16;0)))))" office:value-type="float" office:value="2">
            <text:p>2</text:p>
          </table:table-cell>
          <table:table-cell table:formula="of:=[.D50]*[.E50]*4*[.U50]" office:value-type="float" office:value="16384">
            <text:p>16384</text:p>
          </table:table-cell>
          <table:table-cell table:formula="of:=[.V50]/[counters.D50]" office:value-type="float" office:value="0.116164803142349">
            <text:p>0,1161648031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51]*[.C51]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1]*[.E51]*[.F51]*[.G51]*[.H51]" office:value-type="float" office:value="524288">
            <text:p>524288</text:p>
          </table:table-cell>
          <table:table-cell table:formula="of:=[.D51]*[.E51]*[.I51]*[.J51]*[.K51]" office:value-type="float" office:value="524288">
            <text:p>524288</text:p>
          </table:table-cell>
          <table:table-cell table:formula="of:=[counters.O51]" office:value-type="float" office:value="80">
            <text:p>80</text:p>
          </table:table-cell>
          <table:table-cell table:formula="of:=[.L51]/[.N51]" office:value-type="float" office:value="6553.6">
            <text:p>6553,6</text:p>
          </table:table-cell>
          <table:table-cell table:formula="of:=[.M51]/[.N51]" office:value-type="float" office:value="6553.6">
            <text:p>6553,6</text:p>
          </table:table-cell>
          <table:table-cell/>
          <table:table-cell table:formula="of:=[.L51]/[counters.D51]" office:value-type="float" office:value="3.72168036685265">
            <text:p>3,7216803669</text:p>
          </table:table-cell>
          <table:table-cell table:formula="of:=[.M51]/[counters.D51]" office:value-type="float" office:value="3.72168036685265">
            <text:p>3,7216803669</text:p>
          </table:table-cell>
          <table:table-cell/>
          <table:table-cell table:formula="of:=IF( ISNUMBER( SEARCH(&quot;scalar&quot;;[.A51]));1;IF( ISNUMBER( SEARCH(&quot;vect2&quot;;[.A51]));2;IF( ISNUMBER( SEARCH(&quot;vect4&quot;;[.A51]));4;IF( ISNUMBER( SEARCH(&quot;vect8&quot;;[.A51]));8;IF( ISNUMBER( SEARCH(&quot;vect16&quot;;[.A51]));16;0)))))" office:value-type="float" office:value="2">
            <text:p>2</text:p>
          </table:table-cell>
          <table:table-cell table:formula="of:=[.D51]*[.E51]*4*[.U51]" office:value-type="float" office:value="32768">
            <text:p>32768</text:p>
          </table:table-cell>
          <table:table-cell table:formula="of:=[.V51]/[counters.D51]" office:value-type="float" office:value="0.23260502292829">
            <text:p>0,2326050229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2]*[.C52]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2]*[.E52]*[.F52]*[.G52]*[.H52]" office:value-type="float" office:value="1048576">
            <text:p>1048576</text:p>
          </table:table-cell>
          <table:table-cell table:formula="of:=[.D52]*[.E52]*[.I52]*[.J52]*[.K52]" office:value-type="float" office:value="1048576">
            <text:p>1048576</text:p>
          </table:table-cell>
          <table:table-cell table:formula="of:=[counters.O52]" office:value-type="float" office:value="80">
            <text:p>80</text:p>
          </table:table-cell>
          <table:table-cell table:formula="of:=[.L52]/[.N52]" office:value-type="float" office:value="13107.2">
            <text:p>13107,2</text:p>
          </table:table-cell>
          <table:table-cell table:formula="of:=[.M52]/[.N52]" office:value-type="float" office:value="13107.2">
            <text:p>13107,2</text:p>
          </table:table-cell>
          <table:table-cell/>
          <table:table-cell table:formula="of:=[.L52]/[counters.D52]" office:value-type="float" office:value="7.4367619628508">
            <text:p>7,4367619629</text:p>
          </table:table-cell>
          <table:table-cell table:formula="of:=[.M52]/[counters.D52]" office:value-type="float" office:value="7.4367619628508">
            <text:p>7,4367619629</text:p>
          </table:table-cell>
          <table:table-cell/>
          <table:table-cell table:formula="of:=IF( ISNUMBER( SEARCH(&quot;scalar&quot;;[.A52]));1;IF( ISNUMBER( SEARCH(&quot;vect2&quot;;[.A52]));2;IF( ISNUMBER( SEARCH(&quot;vect4&quot;;[.A52]));4;IF( ISNUMBER( SEARCH(&quot;vect8&quot;;[.A52]));8;IF( ISNUMBER( SEARCH(&quot;vect16&quot;;[.A52]));16;0)))))" office:value-type="float" office:value="2">
            <text:p>2</text:p>
          </table:table-cell>
          <table:table-cell table:formula="of:=[.D52]*[.E52]*4*[.U52]" office:value-type="float" office:value="65536">
            <text:p>65536</text:p>
          </table:table-cell>
          <table:table-cell table:formula="of:=[.V52]/[counters.D52]" office:value-type="float" office:value="0.464797622678175">
            <text:p>0,464797622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53]*[.C53]"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3]*[.E53]*[.F53]*[.G53]*[.H53]" office:value-type="float" office:value="2097152">
            <text:p>2097152</text:p>
          </table:table-cell>
          <table:table-cell table:formula="of:=[.D53]*[.E53]*[.I53]*[.J53]*[.K53]" office:value-type="float" office:value="2097152">
            <text:p>2097152</text:p>
          </table:table-cell>
          <table:table-cell table:formula="of:=[counters.O53]" office:value-type="float" office:value="108">
            <text:p>108</text:p>
          </table:table-cell>
          <table:table-cell table:formula="of:=[.L53]/[.N53]" office:value-type="float" office:value="19418.0740740741">
            <text:p>19418,0740740741</text:p>
          </table:table-cell>
          <table:table-cell table:formula="of:=[.M53]/[.N53]" office:value-type="float" office:value="19418.0740740741">
            <text:p>19418,0740740741</text:p>
          </table:table-cell>
          <table:table-cell/>
          <table:table-cell table:formula="of:=[.L53]/[counters.D53]" office:value-type="float" office:value="14.7255364565779">
            <text:p>14,7255364566</text:p>
          </table:table-cell>
          <table:table-cell table:formula="of:=[.M53]/[counters.D53]" office:value-type="float" office:value="14.7255364565779">
            <text:p>14,7255364566</text:p>
          </table:table-cell>
          <table:table-cell/>
          <table:table-cell table:formula="of:=IF( ISNUMBER( SEARCH(&quot;scalar&quot;;[.A53]));1;IF( ISNUMBER( SEARCH(&quot;vect2&quot;;[.A53]));2;IF( ISNUMBER( SEARCH(&quot;vect4&quot;;[.A53]));4;IF( ISNUMBER( SEARCH(&quot;vect8&quot;;[.A53]));8;IF( ISNUMBER( SEARCH(&quot;vect16&quot;;[.A53]));16;0)))))" office:value-type="float" office:value="2">
            <text:p>2</text:p>
          </table:table-cell>
          <table:table-cell table:formula="of:=[.D53]*[.E53]*4*[.U53]" office:value-type="float" office:value="131072">
            <text:p>131072</text:p>
          </table:table-cell>
          <table:table-cell table:formula="of:=[.V53]/[counters.D53]" office:value-type="float" office:value="0.92034602853612">
            <text:p>0,920346028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54]*[.C54]"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4]*[.E54]*[.F54]*[.G54]*[.H54]" office:value-type="float" office:value="4194304">
            <text:p>4194304</text:p>
          </table:table-cell>
          <table:table-cell table:formula="of:=[.D54]*[.E54]*[.I54]*[.J54]*[.K54]" office:value-type="float" office:value="4194304">
            <text:p>4194304</text:p>
          </table:table-cell>
          <table:table-cell table:formula="of:=[counters.O54]" office:value-type="float" office:value="164">
            <text:p>164</text:p>
          </table:table-cell>
          <table:table-cell table:formula="of:=[.L54]/[.N54]" office:value-type="float" office:value="25575.0243902439">
            <text:p>25575,0243902439</text:p>
          </table:table-cell>
          <table:table-cell table:formula="of:=[.M54]/[.N54]" office:value-type="float" office:value="25575.0243902439">
            <text:p>25575,0243902439</text:p>
          </table:table-cell>
          <table:table-cell/>
          <table:table-cell table:formula="of:=[.L54]/[counters.D54]" office:value-type="float" office:value="29.4339188345181">
            <text:p>29,4339188345</text:p>
          </table:table-cell>
          <table:table-cell table:formula="of:=[.M54]/[counters.D54]" office:value-type="float" office:value="29.4339188345181">
            <text:p>29,4339188345</text:p>
          </table:table-cell>
          <table:table-cell/>
          <table:table-cell table:formula="of:=IF( ISNUMBER( SEARCH(&quot;scalar&quot;;[.A54]));1;IF( ISNUMBER( SEARCH(&quot;vect2&quot;;[.A54]));2;IF( ISNUMBER( SEARCH(&quot;vect4&quot;;[.A54]));4;IF( ISNUMBER( SEARCH(&quot;vect8&quot;;[.A54]));8;IF( ISNUMBER( SEARCH(&quot;vect16&quot;;[.A54]));16;0)))))" office:value-type="float" office:value="2">
            <text:p>2</text:p>
          </table:table-cell>
          <table:table-cell table:formula="of:=[.D54]*[.E54]*4*[.U54]" office:value-type="float" office:value="262144">
            <text:p>262144</text:p>
          </table:table-cell>
          <table:table-cell table:formula="of:=[.V54]/[counters.D54]" office:value-type="float" office:value="1.83961992715738">
            <text:p>1,8396199272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55]*[.C55]"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5]*[.E55]*[.F55]*[.G55]*[.H55]" office:value-type="float" office:value="8388608">
            <text:p>8388608</text:p>
          </table:table-cell>
          <table:table-cell table:formula="of:=[.D55]*[.E55]*[.I55]*[.J55]*[.K55]" office:value-type="float" office:value="8388608">
            <text:p>8388608</text:p>
          </table:table-cell>
          <table:table-cell table:formula="of:=[counters.O55]" office:value-type="float" office:value="328">
            <text:p>328</text:p>
          </table:table-cell>
          <table:table-cell table:formula="of:=[.L55]/[.N55]" office:value-type="float" office:value="25575.0243902439">
            <text:p>25575,0243902439</text:p>
          </table:table-cell>
          <table:table-cell table:formula="of:=[.M55]/[.N55]" office:value-type="float" office:value="25575.0243902439">
            <text:p>25575,0243902439</text:p>
          </table:table-cell>
          <table:table-cell/>
          <table:table-cell table:formula="of:=[.L55]/[counters.D55]" office:value-type="float" office:value="58.7305925842948">
            <text:p>58,7305925843</text:p>
          </table:table-cell>
          <table:table-cell table:formula="of:=[.M55]/[counters.D55]" office:value-type="float" office:value="58.7305925842948">
            <text:p>58,7305925843</text:p>
          </table:table-cell>
          <table:table-cell/>
          <table:table-cell table:formula="of:=IF( ISNUMBER( SEARCH(&quot;scalar&quot;;[.A55]));1;IF( ISNUMBER( SEARCH(&quot;vect2&quot;;[.A55]));2;IF( ISNUMBER( SEARCH(&quot;vect4&quot;;[.A55]));4;IF( ISNUMBER( SEARCH(&quot;vect8&quot;;[.A55]));8;IF( ISNUMBER( SEARCH(&quot;vect16&quot;;[.A55]));16;0)))))" office:value-type="float" office:value="2">
            <text:p>2</text:p>
          </table:table-cell>
          <table:table-cell table:formula="of:=[.D55]*[.E55]*4*[.U55]" office:value-type="float" office:value="524288">
            <text:p>524288</text:p>
          </table:table-cell>
          <table:table-cell table:formula="of:=[.V55]/[counters.D55]" office:value-type="float" office:value="3.67066203651843">
            <text:p>3,670662036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56]*[.C56]"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6]*[.E56]*[.F56]*[.G56]*[.H56]" office:value-type="float" office:value="16777216">
            <text:p>16777216</text:p>
          </table:table-cell>
          <table:table-cell table:formula="of:=[.D56]*[.E56]*[.I56]*[.J56]*[.K56]" office:value-type="float" office:value="16777216">
            <text:p>16777216</text:p>
          </table:table-cell>
          <table:table-cell table:formula="of:=[counters.O56]" office:value-type="float" office:value="656">
            <text:p>656</text:p>
          </table:table-cell>
          <table:table-cell table:formula="of:=[.L56]/[.N56]" office:value-type="float" office:value="25575.0243902439">
            <text:p>25575,0243902439</text:p>
          </table:table-cell>
          <table:table-cell table:formula="of:=[.M56]/[.N56]" office:value-type="float" office:value="25575.0243902439">
            <text:p>25575,0243902439</text:p>
          </table:table-cell>
          <table:table-cell/>
          <table:table-cell table:formula="of:=[.L56]/[counters.D56]" office:value-type="float" office:value="117.392146435669">
            <text:p>117,3921464357</text:p>
          </table:table-cell>
          <table:table-cell table:formula="of:=[.M56]/[counters.D56]" office:value-type="float" office:value="117.392146435669">
            <text:p>117,3921464357</text:p>
          </table:table-cell>
          <table:table-cell/>
          <table:table-cell table:formula="of:=IF( ISNUMBER( SEARCH(&quot;scalar&quot;;[.A56]));1;IF( ISNUMBER( SEARCH(&quot;vect2&quot;;[.A56]));2;IF( ISNUMBER( SEARCH(&quot;vect4&quot;;[.A56]));4;IF( ISNUMBER( SEARCH(&quot;vect8&quot;;[.A56]));8;IF( ISNUMBER( SEARCH(&quot;vect16&quot;;[.A56]));16;0)))))" office:value-type="float" office:value="2">
            <text:p>2</text:p>
          </table:table-cell>
          <table:table-cell table:formula="of:=[.D56]*[.E56]*4*[.U56]" office:value-type="float" office:value="1048576">
            <text:p>1048576</text:p>
          </table:table-cell>
          <table:table-cell table:formula="of:=[.V56]/[counters.D56]" office:value-type="float" office:value="7.33700915222928">
            <text:p>7,3370091522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7]*[.C57]"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7]*[.E57]*[.F57]*[.G57]*[.H57]" office:value-type="float" office:value="33554432">
            <text:p>33554432</text:p>
          </table:table-cell>
          <table:table-cell table:formula="of:=[.D57]*[.E57]*[.I57]*[.J57]*[.K57]" office:value-type="float" office:value="33554432">
            <text:p>33554432</text:p>
          </table:table-cell>
          <table:table-cell table:formula="of:=[counters.O57]" office:value-type="float" office:value="1312">
            <text:p>1312</text:p>
          </table:table-cell>
          <table:table-cell table:formula="of:=[.L57]/[.N57]" office:value-type="float" office:value="25575.0243902439">
            <text:p>25575,0243902439</text:p>
          </table:table-cell>
          <table:table-cell table:formula="of:=[.M57]/[.N57]" office:value-type="float" office:value="25575.0243902439">
            <text:p>25575,0243902439</text:p>
          </table:table-cell>
          <table:table-cell/>
          <table:table-cell table:formula="of:=[.L57]/[counters.D57]" office:value-type="float" office:value="217.239845135895">
            <text:p>217,2398451359</text:p>
          </table:table-cell>
          <table:table-cell table:formula="of:=[.M57]/[counters.D57]" office:value-type="float" office:value="217.239845135895">
            <text:p>217,2398451359</text:p>
          </table:table-cell>
          <table:table-cell/>
          <table:table-cell table:formula="of:=IF( ISNUMBER( SEARCH(&quot;scalar&quot;;[.A57]));1;IF( ISNUMBER( SEARCH(&quot;vect2&quot;;[.A57]));2;IF( ISNUMBER( SEARCH(&quot;vect4&quot;;[.A57]));4;IF( ISNUMBER( SEARCH(&quot;vect8&quot;;[.A57]));8;IF( ISNUMBER( SEARCH(&quot;vect16&quot;;[.A57]));16;0)))))" office:value-type="float" office:value="2">
            <text:p>2</text:p>
          </table:table-cell>
          <table:table-cell table:formula="of:=[.D57]*[.E57]*4*[.U57]" office:value-type="float" office:value="2097152">
            <text:p>2097152</text:p>
          </table:table-cell>
          <table:table-cell table:formula="of:=[.V57]/[counters.D57]" office:value-type="float" office:value="13.5774903209934">
            <text:p>13,577490321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8]*[.C58]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8]*[.E58]*[.F58]*[.G58]*[.H58]" office:value-type="float" office:value="67108864">
            <text:p>67108864</text:p>
          </table:table-cell>
          <table:table-cell table:formula="of:=[.D58]*[.E58]*[.I58]*[.J58]*[.K58]" office:value-type="float" office:value="67108864">
            <text:p>67108864</text:p>
          </table:table-cell>
          <table:table-cell table:formula="of:=[counters.O58]" office:value-type="float" office:value="2624">
            <text:p>2624</text:p>
          </table:table-cell>
          <table:table-cell table:formula="of:=[.L58]/[.N58]" office:value-type="float" office:value="25575.0243902439">
            <text:p>25575,0243902439</text:p>
          </table:table-cell>
          <table:table-cell table:formula="of:=[.M58]/[.N58]" office:value-type="float" office:value="25575.0243902439">
            <text:p>25575,0243902439</text:p>
          </table:table-cell>
          <table:table-cell/>
          <table:table-cell table:formula="of:=[.L58]/[counters.D58]" office:value-type="float" office:value="412.029323280573">
            <text:p>412,0293232806</text:p>
          </table:table-cell>
          <table:table-cell table:formula="of:=[.M58]/[counters.D58]" office:value-type="float" office:value="412.029323280573">
            <text:p>412,0293232806</text:p>
          </table:table-cell>
          <table:table-cell/>
          <table:table-cell table:formula="of:=IF( ISNUMBER( SEARCH(&quot;scalar&quot;;[.A58]));1;IF( ISNUMBER( SEARCH(&quot;vect2&quot;;[.A58]));2;IF( ISNUMBER( SEARCH(&quot;vect4&quot;;[.A58]));4;IF( ISNUMBER( SEARCH(&quot;vect8&quot;;[.A58]));8;IF( ISNUMBER( SEARCH(&quot;vect16&quot;;[.A58]));16;0)))))" office:value-type="float" office:value="2">
            <text:p>2</text:p>
          </table:table-cell>
          <table:table-cell table:formula="of:=[.D58]*[.E58]*4*[.U58]" office:value-type="float" office:value="4194304">
            <text:p>4194304</text:p>
          </table:table-cell>
          <table:table-cell table:formula="of:=[.V58]/[counters.D58]" office:value-type="float" office:value="25.7518327050358">
            <text:p>25,75183270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9]*[.C59]"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59]*[.E59]*[.F59]*[.G59]*[.H59]" office:value-type="float" office:value="100663296">
            <text:p>100663296</text:p>
          </table:table-cell>
          <table:table-cell table:formula="of:=[.D59]*[.E59]*[.I59]*[.J59]*[.K59]" office:value-type="float" office:value="100663296">
            <text:p>100663296</text:p>
          </table:table-cell>
          <table:table-cell table:formula="of:=[counters.O59]" office:value-type="float" office:value="3936">
            <text:p>3936</text:p>
          </table:table-cell>
          <table:table-cell table:formula="of:=[.L59]/[.N59]" office:value-type="float" office:value="25575.0243902439">
            <text:p>25575,0243902439</text:p>
          </table:table-cell>
          <table:table-cell table:formula="of:=[.M59]/[.N59]" office:value-type="float" office:value="25575.0243902439">
            <text:p>25575,0243902439</text:p>
          </table:table-cell>
          <table:table-cell/>
          <table:table-cell table:formula="of:=[.L59]/[counters.D59]" office:value-type="float" office:value="564.471300720005">
            <text:p>564,47130072</text:p>
          </table:table-cell>
          <table:table-cell table:formula="of:=[.M59]/[counters.D59]" office:value-type="float" office:value="564.471300720005">
            <text:p>564,47130072</text:p>
          </table:table-cell>
          <table:table-cell/>
          <table:table-cell table:formula="of:=IF( ISNUMBER( SEARCH(&quot;scalar&quot;;[.A59]));1;IF( ISNUMBER( SEARCH(&quot;vect2&quot;;[.A59]));2;IF( ISNUMBER( SEARCH(&quot;vect4&quot;;[.A59]));4;IF( ISNUMBER( SEARCH(&quot;vect8&quot;;[.A59]));8;IF( ISNUMBER( SEARCH(&quot;vect16&quot;;[.A59]));16;0)))))" office:value-type="float" office:value="2">
            <text:p>2</text:p>
          </table:table-cell>
          <table:table-cell table:formula="of:=[.D59]*[.E59]*4*[.U59]" office:value-type="float" office:value="6291456">
            <text:p>6291456</text:p>
          </table:table-cell>
          <table:table-cell table:formula="of:=[.V59]/[counters.D59]" office:value-type="float" office:value="35.2794562950003">
            <text:p>35,27945629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60]*[.C60]"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0]*[.E60]*[.F60]*[.G60]*[.H60]" office:value-type="float" office:value="134217728">
            <text:p>134217728</text:p>
          </table:table-cell>
          <table:table-cell table:formula="of:=[.D60]*[.E60]*[.I60]*[.J60]*[.K60]" office:value-type="float" office:value="134217728">
            <text:p>134217728</text:p>
          </table:table-cell>
          <table:table-cell table:formula="of:=[counters.O60]" office:value-type="float" office:value="4272">
            <text:p>4272</text:p>
          </table:table-cell>
          <table:table-cell table:formula="of:=[.L60]/[.N60]" office:value-type="float" office:value="31418.0074906367">
            <text:p>31418,0074906367</text:p>
          </table:table-cell>
          <table:table-cell table:formula="of:=[.M60]/[.N60]" office:value-type="float" office:value="31418.0074906367">
            <text:p>31418,0074906367</text:p>
          </table:table-cell>
          <table:table-cell/>
          <table:table-cell table:formula="of:=[.L60]/[counters.D60]" office:value-type="float" office:value="755.275414024208">
            <text:p>755,2754140242</text:p>
          </table:table-cell>
          <table:table-cell table:formula="of:=[.M60]/[counters.D60]" office:value-type="float" office:value="755.275414024208">
            <text:p>755,2754140242</text:p>
          </table:table-cell>
          <table:table-cell/>
          <table:table-cell table:formula="of:=IF( ISNUMBER( SEARCH(&quot;scalar&quot;;[.A60]));1;IF( ISNUMBER( SEARCH(&quot;vect2&quot;;[.A60]));2;IF( ISNUMBER( SEARCH(&quot;vect4&quot;;[.A60]));4;IF( ISNUMBER( SEARCH(&quot;vect8&quot;;[.A60]));8;IF( ISNUMBER( SEARCH(&quot;vect16&quot;;[.A60]));16;0)))))" office:value-type="float" office:value="2">
            <text:p>2</text:p>
          </table:table-cell>
          <table:table-cell table:formula="of:=[.D60]*[.E60]*4*[.U60]" office:value-type="float" office:value="8388608">
            <text:p>8388608</text:p>
          </table:table-cell>
          <table:table-cell table:formula="of:=[.V60]/[counters.D60]" office:value-type="float" office:value="47.204713376513">
            <text:p>47,204713376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61]*[.C61]"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1]*[.E61]*[.F61]*[.G61]*[.H61]" office:value-type="float" office:value="167772160">
            <text:p>167772160</text:p>
          </table:table-cell>
          <table:table-cell table:formula="of:=[.D61]*[.E61]*[.I61]*[.J61]*[.K61]" office:value-type="float" office:value="167772160">
            <text:p>167772160</text:p>
          </table:table-cell>
          <table:table-cell table:formula="of:=[counters.O61]" office:value-type="float" office:value="4608">
            <text:p>4608</text:p>
          </table:table-cell>
          <table:table-cell table:formula="of:=[.L61]/[.N61]" office:value-type="float" office:value="36408.8888888889">
            <text:p>36408,8888888889</text:p>
          </table:table-cell>
          <table:table-cell table:formula="of:=[.M61]/[.N61]" office:value-type="float" office:value="36408.8888888889">
            <text:p>36408,8888888889</text:p>
          </table:table-cell>
          <table:table-cell/>
          <table:table-cell table:formula="of:=[.L61]/[counters.D61]" office:value-type="float" office:value="913.463351954091">
            <text:p>913,4633519541</text:p>
          </table:table-cell>
          <table:table-cell table:formula="of:=[.M61]/[counters.D61]" office:value-type="float" office:value="913.463351954091">
            <text:p>913,4633519541</text:p>
          </table:table-cell>
          <table:table-cell/>
          <table:table-cell table:formula="of:=IF( ISNUMBER( SEARCH(&quot;scalar&quot;;[.A61]));1;IF( ISNUMBER( SEARCH(&quot;vect2&quot;;[.A61]));2;IF( ISNUMBER( SEARCH(&quot;vect4&quot;;[.A61]));4;IF( ISNUMBER( SEARCH(&quot;vect8&quot;;[.A61]));8;IF( ISNUMBER( SEARCH(&quot;vect16&quot;;[.A61]));16;0)))))" office:value-type="float" office:value="2">
            <text:p>2</text:p>
          </table:table-cell>
          <table:table-cell table:formula="of:=[.D61]*[.E61]*4*[.U61]" office:value-type="float" office:value="10485760">
            <text:p>10485760</text:p>
          </table:table-cell>
          <table:table-cell table:formula="of:=[.V61]/[counters.D61]" office:value-type="float" office:value="57.0914594971307">
            <text:p>57,0914594971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62]*[.C62]" office:value-type="float" office:value="1536">
            <text:p>1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2]*[.E62]*[.F62]*[.G62]*[.H62]" office:value-type="float" office:value="201326592">
            <text:p>201326592</text:p>
          </table:table-cell>
          <table:table-cell table:formula="of:=[.D62]*[.E62]*[.I62]*[.J62]*[.K62]" office:value-type="float" office:value="201326592">
            <text:p>201326592</text:p>
          </table:table-cell>
          <table:table-cell table:formula="of:=[counters.O62]" office:value-type="float" office:value="4944">
            <text:p>4944</text:p>
          </table:table-cell>
          <table:table-cell table:formula="of:=[.L62]/[.N62]" office:value-type="float" office:value="40721.3980582524">
            <text:p>40721,3980582524</text:p>
          </table:table-cell>
          <table:table-cell table:formula="of:=[.M62]/[.N62]" office:value-type="float" office:value="40721.3980582524">
            <text:p>40721,3980582524</text:p>
          </table:table-cell>
          <table:table-cell/>
          <table:table-cell table:formula="of:=[.L62]/[counters.D62]" office:value-type="float" office:value="997.080924740981">
            <text:p>997,080924741</text:p>
          </table:table-cell>
          <table:table-cell table:formula="of:=[.M62]/[counters.D62]" office:value-type="float" office:value="997.080924740981">
            <text:p>997,080924741</text:p>
          </table:table-cell>
          <table:table-cell/>
          <table:table-cell table:formula="of:=IF( ISNUMBER( SEARCH(&quot;scalar&quot;;[.A62]));1;IF( ISNUMBER( SEARCH(&quot;vect2&quot;;[.A62]));2;IF( ISNUMBER( SEARCH(&quot;vect4&quot;;[.A62]));4;IF( ISNUMBER( SEARCH(&quot;vect8&quot;;[.A62]));8;IF( ISNUMBER( SEARCH(&quot;vect16&quot;;[.A62]));16;0)))))" office:value-type="float" office:value="2">
            <text:p>2</text:p>
          </table:table-cell>
          <table:table-cell table:formula="of:=[.D62]*[.E62]*4*[.U62]" office:value-type="float" office:value="12582912">
            <text:p>12582912</text:p>
          </table:table-cell>
          <table:table-cell table:formula="of:=[.V62]/[counters.D62]" office:value-type="float" office:value="62.3175577963113">
            <text:p>62,3175577963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63]*[.C63]" office:value-type="float" office:value="1792">
            <text:p>17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3]*[.E63]*[.F63]*[.G63]*[.H63]" office:value-type="float" office:value="234881024">
            <text:p>234881024</text:p>
          </table:table-cell>
          <table:table-cell table:formula="of:=[.D63]*[.E63]*[.I63]*[.J63]*[.K63]" office:value-type="float" office:value="234881024">
            <text:p>234881024</text:p>
          </table:table-cell>
          <table:table-cell table:formula="of:=[counters.O63]" office:value-type="float" office:value="5760">
            <text:p>5760</text:p>
          </table:table-cell>
          <table:table-cell table:formula="of:=[.L63]/[.N63]" office:value-type="float" office:value="40777.9555555556">
            <text:p>40777,9555555556</text:p>
          </table:table-cell>
          <table:table-cell table:formula="of:=[.M63]/[.N63]" office:value-type="float" office:value="40777.9555555556">
            <text:p>40777,9555555556</text:p>
          </table:table-cell>
          <table:table-cell/>
          <table:table-cell table:formula="of:=[.L63]/[counters.D63]" office:value-type="float" office:value="943.301073498287">
            <text:p>943,3010734983</text:p>
          </table:table-cell>
          <table:table-cell table:formula="of:=[.M63]/[counters.D63]" office:value-type="float" office:value="943.301073498287">
            <text:p>943,3010734983</text:p>
          </table:table-cell>
          <table:table-cell/>
          <table:table-cell table:formula="of:=IF( ISNUMBER( SEARCH(&quot;scalar&quot;;[.A63]));1;IF( ISNUMBER( SEARCH(&quot;vect2&quot;;[.A63]));2;IF( ISNUMBER( SEARCH(&quot;vect4&quot;;[.A63]));4;IF( ISNUMBER( SEARCH(&quot;vect8&quot;;[.A63]));8;IF( ISNUMBER( SEARCH(&quot;vect16&quot;;[.A63]));16;0)))))" office:value-type="float" office:value="2">
            <text:p>2</text:p>
          </table:table-cell>
          <table:table-cell table:formula="of:=[.D63]*[.E63]*4*[.U63]" office:value-type="float" office:value="14680064">
            <text:p>14680064</text:p>
          </table:table-cell>
          <table:table-cell table:formula="of:=[.V63]/[counters.D63]" office:value-type="float" office:value="58.9563170936429">
            <text:p>58,9563170936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64]*[.C64]"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4]*[.E64]*[.F64]*[.G64]*[.H64]" office:value-type="float" office:value="268435456">
            <text:p>268435456</text:p>
          </table:table-cell>
          <table:table-cell table:formula="of:=[.D64]*[.E64]*[.I64]*[.J64]*[.K64]" office:value-type="float" office:value="268435456">
            <text:p>268435456</text:p>
          </table:table-cell>
          <table:table-cell table:formula="of:=[counters.O64]" office:value-type="float" office:value="6576">
            <text:p>6576</text:p>
          </table:table-cell>
          <table:table-cell table:formula="of:=[.L64]/[.N64]" office:value-type="float" office:value="40820.4768856448">
            <text:p>40820,4768856448</text:p>
          </table:table-cell>
          <table:table-cell table:formula="of:=[.M64]/[.N64]" office:value-type="float" office:value="40820.4768856448">
            <text:p>40820,4768856448</text:p>
          </table:table-cell>
          <table:table-cell/>
          <table:table-cell table:formula="of:=[.L64]/[counters.D64]" office:value-type="float" office:value="911.755665452965">
            <text:p>911,755665453</text:p>
          </table:table-cell>
          <table:table-cell table:formula="of:=[.M64]/[counters.D64]" office:value-type="float" office:value="911.755665452965">
            <text:p>911,755665453</text:p>
          </table:table-cell>
          <table:table-cell/>
          <table:table-cell table:formula="of:=IF( ISNUMBER( SEARCH(&quot;scalar&quot;;[.A64]));1;IF( ISNUMBER( SEARCH(&quot;vect2&quot;;[.A64]));2;IF( ISNUMBER( SEARCH(&quot;vect4&quot;;[.A64]));4;IF( ISNUMBER( SEARCH(&quot;vect8&quot;;[.A64]));8;IF( ISNUMBER( SEARCH(&quot;vect16&quot;;[.A64]));16;0)))))" office:value-type="float" office:value="2">
            <text:p>2</text:p>
          </table:table-cell>
          <table:table-cell table:formula="of:=[.D64]*[.E64]*4*[.U64]" office:value-type="float" office:value="16777216">
            <text:p>16777216</text:p>
          </table:table-cell>
          <table:table-cell table:formula="of:=[.V64]/[counters.D64]" office:value-type="float" office:value="56.9847290908103">
            <text:p>56,984729090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65]*[.C65]" office:value-type="float" office:value="2304">
            <text:p>230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5]*[.E65]*[.F65]*[.G65]*[.H65]" office:value-type="float" office:value="301989888">
            <text:p>301989888</text:p>
          </table:table-cell>
          <table:table-cell table:formula="of:=[.D65]*[.E65]*[.I65]*[.J65]*[.K65]" office:value-type="float" office:value="301989888">
            <text:p>301989888</text:p>
          </table:table-cell>
          <table:table-cell table:formula="of:=[counters.O65]" office:value-type="float" office:value="7392">
            <text:p>7392</text:p>
          </table:table-cell>
          <table:table-cell table:formula="of:=[.L65]/[.N65]" office:value-type="float" office:value="40853.6103896104">
            <text:p>40853,6103896104</text:p>
          </table:table-cell>
          <table:table-cell table:formula="of:=[.M65]/[.N65]" office:value-type="float" office:value="40853.6103896104">
            <text:p>40853,6103896104</text:p>
          </table:table-cell>
          <table:table-cell/>
          <table:table-cell table:formula="of:=[.L65]/[counters.D65]" office:value-type="float" office:value="1050.09645215468">
            <text:p>1050,0964521547</text:p>
          </table:table-cell>
          <table:table-cell table:formula="of:=[.M65]/[counters.D65]" office:value-type="float" office:value="1050.09645215468">
            <text:p>1050,0964521547</text:p>
          </table:table-cell>
          <table:table-cell/>
          <table:table-cell table:formula="of:=IF( ISNUMBER( SEARCH(&quot;scalar&quot;;[.A65]));1;IF( ISNUMBER( SEARCH(&quot;vect2&quot;;[.A65]));2;IF( ISNUMBER( SEARCH(&quot;vect4&quot;;[.A65]));4;IF( ISNUMBER( SEARCH(&quot;vect8&quot;;[.A65]));8;IF( ISNUMBER( SEARCH(&quot;vect16&quot;;[.A65]));16;0)))))" office:value-type="float" office:value="2">
            <text:p>2</text:p>
          </table:table-cell>
          <table:table-cell table:formula="of:=[.D65]*[.E65]*4*[.U65]" office:value-type="float" office:value="18874368">
            <text:p>18874368</text:p>
          </table:table-cell>
          <table:table-cell table:formula="of:=[.V65]/[counters.D65]" office:value-type="float" office:value="65.6310282596676">
            <text:p>65,631028259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66]*[.C66]"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6]*[.E66]*[.F66]*[.G66]*[.H66]" office:value-type="float" office:value="335544320">
            <text:p>335544320</text:p>
          </table:table-cell>
          <table:table-cell table:formula="of:=[.D66]*[.E66]*[.I66]*[.J66]*[.K66]" office:value-type="float" office:value="335544320">
            <text:p>335544320</text:p>
          </table:table-cell>
          <table:table-cell table:formula="of:=[counters.O66]" office:value-type="float" office:value="8176">
            <text:p>8176</text:p>
          </table:table-cell>
          <table:table-cell table:formula="of:=[.L66]/[.N66]" office:value-type="float" office:value="41040.156555773">
            <text:p>41040,156555773</text:p>
          </table:table-cell>
          <table:table-cell table:formula="of:=[.M66]/[.N66]" office:value-type="float" office:value="41040.156555773">
            <text:p>41040,156555773</text:p>
          </table:table-cell>
          <table:table-cell/>
          <table:table-cell table:formula="of:=[.L66]/[counters.D66]" office:value-type="float" office:value="984.968576167202">
            <text:p>984,9685761672</text:p>
          </table:table-cell>
          <table:table-cell table:formula="of:=[.M66]/[counters.D66]" office:value-type="float" office:value="984.968576167202">
            <text:p>984,9685761672</text:p>
          </table:table-cell>
          <table:table-cell/>
          <table:table-cell table:formula="of:=IF( ISNUMBER( SEARCH(&quot;scalar&quot;;[.A66]));1;IF( ISNUMBER( SEARCH(&quot;vect2&quot;;[.A66]));2;IF( ISNUMBER( SEARCH(&quot;vect4&quot;;[.A66]));4;IF( ISNUMBER( SEARCH(&quot;vect8&quot;;[.A66]));8;IF( ISNUMBER( SEARCH(&quot;vect16&quot;;[.A66]));16;0)))))" office:value-type="float" office:value="2">
            <text:p>2</text:p>
          </table:table-cell>
          <table:table-cell table:formula="of:=[.D66]*[.E66]*4*[.U66]" office:value-type="float" office:value="20971520">
            <text:p>20971520</text:p>
          </table:table-cell>
          <table:table-cell table:formula="of:=[.V66]/[counters.D66]" office:value-type="float" office:value="61.5605360104501">
            <text:p>61,560536010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7]*[.C67]" office:value-type="float" office:value="2816">
            <text:p>28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7]*[.E67]*[.F67]*[.G67]*[.H67]" office:value-type="float" office:value="369098752">
            <text:p>369098752</text:p>
          </table:table-cell>
          <table:table-cell table:formula="of:=[.D67]*[.E67]*[.I67]*[.J67]*[.K67]" office:value-type="float" office:value="369098752">
            <text:p>369098752</text:p>
          </table:table-cell>
          <table:table-cell table:formula="of:=[counters.O67]" office:value-type="float" office:value="8960">
            <text:p>8960</text:p>
          </table:table-cell>
          <table:table-cell table:formula="of:=[.L67]/[.N67]" office:value-type="float" office:value="41194.0571428571">
            <text:p>41194,0571428571</text:p>
          </table:table-cell>
          <table:table-cell table:formula="of:=[.M67]/[.N67]" office:value-type="float" office:value="41194.0571428571">
            <text:p>41194,0571428571</text:p>
          </table:table-cell>
          <table:table-cell/>
          <table:table-cell table:formula="of:=[.L67]/[counters.D67]" office:value-type="float" office:value="1014.01034618227">
            <text:p>1014,0103461823</text:p>
          </table:table-cell>
          <table:table-cell table:formula="of:=[.M67]/[counters.D67]" office:value-type="float" office:value="1014.01034618227">
            <text:p>1014,0103461823</text:p>
          </table:table-cell>
          <table:table-cell/>
          <table:table-cell table:formula="of:=IF( ISNUMBER( SEARCH(&quot;scalar&quot;;[.A67]));1;IF( ISNUMBER( SEARCH(&quot;vect2&quot;;[.A67]));2;IF( ISNUMBER( SEARCH(&quot;vect4&quot;;[.A67]));4;IF( ISNUMBER( SEARCH(&quot;vect8&quot;;[.A67]));8;IF( ISNUMBER( SEARCH(&quot;vect16&quot;;[.A67]));16;0)))))" office:value-type="float" office:value="2">
            <text:p>2</text:p>
          </table:table-cell>
          <table:table-cell table:formula="of:=[.D67]*[.E67]*4*[.U67]" office:value-type="float" office:value="23068672">
            <text:p>23068672</text:p>
          </table:table-cell>
          <table:table-cell table:formula="of:=[.V67]/[counters.D67]" office:value-type="float" office:value="63.3756466363919">
            <text:p>63,3756466364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8]*[.C68]" office:value-type="float" office:value="3072">
            <text:p>3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8]*[.E68]*[.F68]*[.G68]*[.H68]" office:value-type="float" office:value="402653184">
            <text:p>402653184</text:p>
          </table:table-cell>
          <table:table-cell table:formula="of:=[.D68]*[.E68]*[.I68]*[.J68]*[.K68]" office:value-type="float" office:value="402653184">
            <text:p>402653184</text:p>
          </table:table-cell>
          <table:table-cell table:formula="of:=[counters.O68]" office:value-type="float" office:value="9744">
            <text:p>9744</text:p>
          </table:table-cell>
          <table:table-cell table:formula="of:=[.L68]/[.N68]" office:value-type="float" office:value="41323.1921182266">
            <text:p>41323,1921182266</text:p>
          </table:table-cell>
          <table:table-cell table:formula="of:=[.M68]/[.N68]" office:value-type="float" office:value="41323.1921182266">
            <text:p>41323,1921182266</text:p>
          </table:table-cell>
          <table:table-cell/>
          <table:table-cell table:formula="of:=[.L68]/[counters.D68]" office:value-type="float" office:value="1041.12275403427">
            <text:p>1041,1227540343</text:p>
          </table:table-cell>
          <table:table-cell table:formula="of:=[.M68]/[counters.D68]" office:value-type="float" office:value="1041.12275403427">
            <text:p>1041,1227540343</text:p>
          </table:table-cell>
          <table:table-cell/>
          <table:table-cell table:formula="of:=IF( ISNUMBER( SEARCH(&quot;scalar&quot;;[.A68]));1;IF( ISNUMBER( SEARCH(&quot;vect2&quot;;[.A68]));2;IF( ISNUMBER( SEARCH(&quot;vect4&quot;;[.A68]));4;IF( ISNUMBER( SEARCH(&quot;vect8&quot;;[.A68]));8;IF( ISNUMBER( SEARCH(&quot;vect16&quot;;[.A68]));16;0)))))" office:value-type="float" office:value="2">
            <text:p>2</text:p>
          </table:table-cell>
          <table:table-cell table:formula="of:=[.D68]*[.E68]*4*[.U68]" office:value-type="float" office:value="25165824">
            <text:p>25165824</text:p>
          </table:table-cell>
          <table:table-cell table:formula="of:=[.V68]/[counters.D68]" office:value-type="float" office:value="65.0701721271419">
            <text:p>65,0701721271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9]*[.C69]" office:value-type="float" office:value="3328">
            <text:p>33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69]*[.E69]*[.F69]*[.G69]*[.H69]" office:value-type="float" office:value="436207616">
            <text:p>436207616</text:p>
          </table:table-cell>
          <table:table-cell table:formula="of:=[.D69]*[.E69]*[.I69]*[.J69]*[.K69]" office:value-type="float" office:value="436207616">
            <text:p>436207616</text:p>
          </table:table-cell>
          <table:table-cell table:formula="of:=[counters.O69]" office:value-type="float" office:value="10560">
            <text:p>10560</text:p>
          </table:table-cell>
          <table:table-cell table:formula="of:=[.L69]/[.N69]" office:value-type="float" office:value="41307.5393939394">
            <text:p>41307,5393939394</text:p>
          </table:table-cell>
          <table:table-cell table:formula="of:=[.M69]/[.N69]" office:value-type="float" office:value="41307.5393939394">
            <text:p>41307,5393939394</text:p>
          </table:table-cell>
          <table:table-cell/>
          <table:table-cell table:formula="of:=[.L69]/[counters.D69]" office:value-type="float" office:value="1005.08898868431">
            <text:p>1005,0889886843</text:p>
          </table:table-cell>
          <table:table-cell table:formula="of:=[.M69]/[counters.D69]" office:value-type="float" office:value="1005.08898868431">
            <text:p>1005,0889886843</text:p>
          </table:table-cell>
          <table:table-cell/>
          <table:table-cell table:formula="of:=IF( ISNUMBER( SEARCH(&quot;scalar&quot;;[.A69]));1;IF( ISNUMBER( SEARCH(&quot;vect2&quot;;[.A69]));2;IF( ISNUMBER( SEARCH(&quot;vect4&quot;;[.A69]));4;IF( ISNUMBER( SEARCH(&quot;vect8&quot;;[.A69]));8;IF( ISNUMBER( SEARCH(&quot;vect16&quot;;[.A69]));16;0)))))" office:value-type="float" office:value="2">
            <text:p>2</text:p>
          </table:table-cell>
          <table:table-cell table:formula="of:=[.D69]*[.E69]*4*[.U69]" office:value-type="float" office:value="27262976">
            <text:p>27262976</text:p>
          </table:table-cell>
          <table:table-cell table:formula="of:=[.V69]/[counters.D69]" office:value-type="float" office:value="62.8180617927691">
            <text:p>62,818061792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70]*[.C70]" office:value-type="float" office:value="3584">
            <text:p>35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0]*[.E70]*[.F70]*[.G70]*[.H70]" office:value-type="float" office:value="469762048">
            <text:p>469762048</text:p>
          </table:table-cell>
          <table:table-cell table:formula="of:=[.D70]*[.E70]*[.I70]*[.J70]*[.K70]" office:value-type="float" office:value="469762048">
            <text:p>469762048</text:p>
          </table:table-cell>
          <table:table-cell table:formula="of:=[counters.O70]" office:value-type="float" office:value="11376">
            <text:p>11376</text:p>
          </table:table-cell>
          <table:table-cell table:formula="of:=[.L70]/[.N70]" office:value-type="float" office:value="41294.1322081575">
            <text:p>41294,1322081575</text:p>
          </table:table-cell>
          <table:table-cell table:formula="of:=[.M70]/[.N70]" office:value-type="float" office:value="41294.1322081575">
            <text:p>41294,1322081575</text:p>
          </table:table-cell>
          <table:table-cell/>
          <table:table-cell table:formula="of:=[.L70]/[counters.D70]" office:value-type="float" office:value="1026.4321020834">
            <text:p>1026,4321020834</text:p>
          </table:table-cell>
          <table:table-cell table:formula="of:=[.M70]/[counters.D70]" office:value-type="float" office:value="1026.4321020834">
            <text:p>1026,4321020834</text:p>
          </table:table-cell>
          <table:table-cell/>
          <table:table-cell table:formula="of:=IF( ISNUMBER( SEARCH(&quot;scalar&quot;;[.A70]));1;IF( ISNUMBER( SEARCH(&quot;vect2&quot;;[.A70]));2;IF( ISNUMBER( SEARCH(&quot;vect4&quot;;[.A70]));4;IF( ISNUMBER( SEARCH(&quot;vect8&quot;;[.A70]));8;IF( ISNUMBER( SEARCH(&quot;vect16&quot;;[.A70]));16;0)))))" office:value-type="float" office:value="2">
            <text:p>2</text:p>
          </table:table-cell>
          <table:table-cell table:formula="of:=[.D70]*[.E70]*4*[.U70]" office:value-type="float" office:value="29360128">
            <text:p>29360128</text:p>
          </table:table-cell>
          <table:table-cell table:formula="of:=[.V70]/[counters.D70]" office:value-type="float" office:value="64.1520063802126">
            <text:p>64,1520063802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71]*[.C71]" office:value-type="float" office:value="3840">
            <text:p>384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1]*[.E71]*[.F71]*[.G71]*[.H71]" office:value-type="float" office:value="503316480">
            <text:p>503316480</text:p>
          </table:table-cell>
          <table:table-cell table:formula="of:=[.D71]*[.E71]*[.I71]*[.J71]*[.K71]" office:value-type="float" office:value="503316480">
            <text:p>503316480</text:p>
          </table:table-cell>
          <table:table-cell table:formula="of:=[counters.O71]" office:value-type="float" office:value="12192">
            <text:p>12192</text:p>
          </table:table-cell>
          <table:table-cell table:formula="of:=[.L71]/[.N71]" office:value-type="float" office:value="41282.5196850394">
            <text:p>41282,5196850394</text:p>
          </table:table-cell>
          <table:table-cell table:formula="of:=[.M71]/[.N71]" office:value-type="float" office:value="41282.5196850394">
            <text:p>41282,5196850394</text:p>
          </table:table-cell>
          <table:table-cell/>
          <table:table-cell table:formula="of:=[.L71]/[counters.D71]" office:value-type="float" office:value="1048.76171822093">
            <text:p>1048,7617182209</text:p>
          </table:table-cell>
          <table:table-cell table:formula="of:=[.M71]/[counters.D71]" office:value-type="float" office:value="1048.76171822093">
            <text:p>1048,7617182209</text:p>
          </table:table-cell>
          <table:table-cell/>
          <table:table-cell table:formula="of:=IF( ISNUMBER( SEARCH(&quot;scalar&quot;;[.A71]));1;IF( ISNUMBER( SEARCH(&quot;vect2&quot;;[.A71]));2;IF( ISNUMBER( SEARCH(&quot;vect4&quot;;[.A71]));4;IF( ISNUMBER( SEARCH(&quot;vect8&quot;;[.A71]));8;IF( ISNUMBER( SEARCH(&quot;vect16&quot;;[.A71]));16;0)))))" office:value-type="float" office:value="2">
            <text:p>2</text:p>
          </table:table-cell>
          <table:table-cell table:formula="of:=[.D71]*[.E71]*4*[.U71]" office:value-type="float" office:value="31457280">
            <text:p>31457280</text:p>
          </table:table-cell>
          <table:table-cell table:formula="of:=[.V71]/[counters.D71]" office:value-type="float" office:value="65.5476073888084">
            <text:p>65,547607388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72]*[.C72]"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2]*[.E72]*[.F72]*[.G72]*[.H72]" office:value-type="float" office:value="536870912">
            <text:p>536870912</text:p>
          </table:table-cell>
          <table:table-cell table:formula="of:=[.D72]*[.E72]*[.I72]*[.J72]*[.K72]" office:value-type="float" office:value="536870912">
            <text:p>536870912</text:p>
          </table:table-cell>
          <table:table-cell table:formula="of:=[counters.O72]" office:value-type="float" office:value="12976">
            <text:p>12976</text:p>
          </table:table-cell>
          <table:table-cell table:formula="of:=[.L72]/[.N72]" office:value-type="float" office:value="41374.1454993835">
            <text:p>41374,1454993835</text:p>
          </table:table-cell>
          <table:table-cell table:formula="of:=[.M72]/[.N72]" office:value-type="float" office:value="41374.1454993835">
            <text:p>41374,1454993835</text:p>
          </table:table-cell>
          <table:table-cell/>
          <table:table-cell table:formula="of:=[.L72]/[counters.D72]" office:value-type="float" office:value="1013.28708965689">
            <text:p>1013,2870896569</text:p>
          </table:table-cell>
          <table:table-cell table:formula="of:=[.M72]/[counters.D72]" office:value-type="float" office:value="1013.28708965689">
            <text:p>1013,2870896569</text:p>
          </table:table-cell>
          <table:table-cell/>
          <table:table-cell table:formula="of:=IF( ISNUMBER( SEARCH(&quot;scalar&quot;;[.A72]));1;IF( ISNUMBER( SEARCH(&quot;vect2&quot;;[.A72]));2;IF( ISNUMBER( SEARCH(&quot;vect4&quot;;[.A72]));4;IF( ISNUMBER( SEARCH(&quot;vect8&quot;;[.A72]));8;IF( ISNUMBER( SEARCH(&quot;vect16&quot;;[.A72]));16;0)))))" office:value-type="float" office:value="2">
            <text:p>2</text:p>
          </table:table-cell>
          <table:table-cell table:formula="of:=[.D72]*[.E72]*4*[.U72]" office:value-type="float" office:value="33554432">
            <text:p>33554432</text:p>
          </table:table-cell>
          <table:table-cell table:formula="of:=[.V72]/[counters.D72]" office:value-type="float" office:value="63.3304431035557">
            <text:p>63,3304431036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73]*[.C73]" office:value-type="float" office:value="4352">
            <text:p>435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3]*[.E73]*[.F73]*[.G73]*[.H73]" office:value-type="float" office:value="570425344">
            <text:p>570425344</text:p>
          </table:table-cell>
          <table:table-cell table:formula="of:=[.D73]*[.E73]*[.I73]*[.J73]*[.K73]" office:value-type="float" office:value="570425344">
            <text:p>570425344</text:p>
          </table:table-cell>
          <table:table-cell table:formula="of:=[counters.O73]" office:value-type="float" office:value="13760">
            <text:p>13760</text:p>
          </table:table-cell>
          <table:table-cell table:formula="of:=[.L73]/[.N73]" office:value-type="float" office:value="41455.3302325581">
            <text:p>41455,3302325581</text:p>
          </table:table-cell>
          <table:table-cell table:formula="of:=[.M73]/[.N73]" office:value-type="float" office:value="41455.3302325581">
            <text:p>41455,3302325581</text:p>
          </table:table-cell>
          <table:table-cell/>
          <table:table-cell table:formula="of:=[.L73]/[counters.D73]" office:value-type="float" office:value="1032.75996458645">
            <text:p>1032,7599645865</text:p>
          </table:table-cell>
          <table:table-cell table:formula="of:=[.M73]/[counters.D73]" office:value-type="float" office:value="1032.75996458645">
            <text:p>1032,7599645865</text:p>
          </table:table-cell>
          <table:table-cell/>
          <table:table-cell table:formula="of:=IF( ISNUMBER( SEARCH(&quot;scalar&quot;;[.A73]));1;IF( ISNUMBER( SEARCH(&quot;vect2&quot;;[.A73]));2;IF( ISNUMBER( SEARCH(&quot;vect4&quot;;[.A73]));4;IF( ISNUMBER( SEARCH(&quot;vect8&quot;;[.A73]));8;IF( ISNUMBER( SEARCH(&quot;vect16&quot;;[.A73]));16;0)))))" office:value-type="float" office:value="2">
            <text:p>2</text:p>
          </table:table-cell>
          <table:table-cell table:formula="of:=[.D73]*[.E73]*4*[.U73]" office:value-type="float" office:value="35651584">
            <text:p>35651584</text:p>
          </table:table-cell>
          <table:table-cell table:formula="of:=[.V73]/[counters.D73]" office:value-type="float" office:value="64.5474977866533">
            <text:p>64,547497786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74]*[.C74]" office:value-type="float" office:value="4608">
            <text:p>460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4]*[.E74]*[.F74]*[.G74]*[.H74]" office:value-type="float" office:value="603979776">
            <text:p>603979776</text:p>
          </table:table-cell>
          <table:table-cell table:formula="of:=[.D74]*[.E74]*[.I74]*[.J74]*[.K74]" office:value-type="float" office:value="603979776">
            <text:p>603979776</text:p>
          </table:table-cell>
          <table:table-cell table:formula="of:=[counters.O74]" office:value-type="float" office:value="14544">
            <text:p>14544</text:p>
          </table:table-cell>
          <table:table-cell table:formula="of:=[.L74]/[.N74]" office:value-type="float" office:value="41527.7623762376">
            <text:p>41527,7623762376</text:p>
          </table:table-cell>
          <table:table-cell table:formula="of:=[.M74]/[.N74]" office:value-type="float" office:value="41527.7623762376">
            <text:p>41527,7623762376</text:p>
          </table:table-cell>
          <table:table-cell/>
          <table:table-cell table:formula="of:=[.L74]/[counters.D74]" office:value-type="float" office:value="1050.86198971026">
            <text:p>1050,8619897103</text:p>
          </table:table-cell>
          <table:table-cell table:formula="of:=[.M74]/[counters.D74]" office:value-type="float" office:value="1050.86198971026">
            <text:p>1050,8619897103</text:p>
          </table:table-cell>
          <table:table-cell/>
          <table:table-cell table:formula="of:=IF( ISNUMBER( SEARCH(&quot;scalar&quot;;[.A74]));1;IF( ISNUMBER( SEARCH(&quot;vect2&quot;;[.A74]));2;IF( ISNUMBER( SEARCH(&quot;vect4&quot;;[.A74]));4;IF( ISNUMBER( SEARCH(&quot;vect8&quot;;[.A74]));8;IF( ISNUMBER( SEARCH(&quot;vect16&quot;;[.A74]));16;0)))))" office:value-type="float" office:value="2">
            <text:p>2</text:p>
          </table:table-cell>
          <table:table-cell table:formula="of:=[.D74]*[.E74]*4*[.U74]" office:value-type="float" office:value="37748736">
            <text:p>37748736</text:p>
          </table:table-cell>
          <table:table-cell table:formula="of:=[.V74]/[counters.D74]" office:value-type="float" office:value="65.6788743568909">
            <text:p>65,6788743569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75]*[.C75]" office:value-type="float" office:value="4864">
            <text:p>48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5]*[.E75]*[.F75]*[.G75]*[.H75]" office:value-type="float" office:value="637534208">
            <text:p>637534208</text:p>
          </table:table-cell>
          <table:table-cell table:formula="of:=[.D75]*[.E75]*[.I75]*[.J75]*[.K75]" office:value-type="float" office:value="637534208">
            <text:p>637534208</text:p>
          </table:table-cell>
          <table:table-cell table:formula="of:=[counters.O75]" office:value-type="float" office:value="15368">
            <text:p>15368</text:p>
          </table:table-cell>
          <table:table-cell table:formula="of:=[.L75]/[.N75]" office:value-type="float" office:value="41484.5268089537">
            <text:p>41484,5268089537</text:p>
          </table:table-cell>
          <table:table-cell table:formula="of:=[.M75]/[.N75]" office:value-type="float" office:value="41484.5268089537">
            <text:p>41484,5268089537</text:p>
          </table:table-cell>
          <table:table-cell/>
          <table:table-cell table:formula="of:=[.L75]/[counters.D75]" office:value-type="float" office:value="1022.3759351231">
            <text:p>1022,3759351231</text:p>
          </table:table-cell>
          <table:table-cell table:formula="of:=[.M75]/[counters.D75]" office:value-type="float" office:value="1022.3759351231">
            <text:p>1022,3759351231</text:p>
          </table:table-cell>
          <table:table-cell/>
          <table:table-cell table:formula="of:=IF( ISNUMBER( SEARCH(&quot;scalar&quot;;[.A75]));1;IF( ISNUMBER( SEARCH(&quot;vect2&quot;;[.A75]));2;IF( ISNUMBER( SEARCH(&quot;vect4&quot;;[.A75]));4;IF( ISNUMBER( SEARCH(&quot;vect8&quot;;[.A75]));8;IF( ISNUMBER( SEARCH(&quot;vect16&quot;;[.A75]));16;0)))))" office:value-type="float" office:value="2">
            <text:p>2</text:p>
          </table:table-cell>
          <table:table-cell table:formula="of:=[.D75]*[.E75]*4*[.U75]" office:value-type="float" office:value="39845888">
            <text:p>39845888</text:p>
          </table:table-cell>
          <table:table-cell table:formula="of:=[.V75]/[counters.D75]" office:value-type="float" office:value="63.898495945194">
            <text:p>63,8984959452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76]*[.C76]" office:value-type="float" office:value="5120">
            <text:p>512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6]*[.E76]*[.F76]*[.G76]*[.H76]" office:value-type="float" office:value="671088640">
            <text:p>671088640</text:p>
          </table:table-cell>
          <table:table-cell table:formula="of:=[.D76]*[.E76]*[.I76]*[.J76]*[.K76]" office:value-type="float" office:value="671088640">
            <text:p>671088640</text:p>
          </table:table-cell>
          <table:table-cell table:formula="of:=[counters.O76]" office:value-type="float" office:value="15920">
            <text:p>15920</text:p>
          </table:table-cell>
          <table:table-cell table:formula="of:=[.L76]/[.N76]" office:value-type="float" office:value="42153.8090452261">
            <text:p>42153,8090452261</text:p>
          </table:table-cell>
          <table:table-cell table:formula="of:=[.M76]/[.N76]" office:value-type="float" office:value="42153.8090452261">
            <text:p>42153,8090452261</text:p>
          </table:table-cell>
          <table:table-cell/>
          <table:table-cell table:formula="of:=[.L76]/[counters.D76]" office:value-type="float" office:value="1037.50228421334">
            <text:p>1037,5022842134</text:p>
          </table:table-cell>
          <table:table-cell table:formula="of:=[.M76]/[counters.D76]" office:value-type="float" office:value="1037.50228421334">
            <text:p>1037,5022842134</text:p>
          </table:table-cell>
          <table:table-cell/>
          <table:table-cell table:formula="of:=IF( ISNUMBER( SEARCH(&quot;scalar&quot;;[.A76]));1;IF( ISNUMBER( SEARCH(&quot;vect2&quot;;[.A76]));2;IF( ISNUMBER( SEARCH(&quot;vect4&quot;;[.A76]));4;IF( ISNUMBER( SEARCH(&quot;vect8&quot;;[.A76]));8;IF( ISNUMBER( SEARCH(&quot;vect16&quot;;[.A76]));16;0)))))" office:value-type="float" office:value="2">
            <text:p>2</text:p>
          </table:table-cell>
          <table:table-cell table:formula="of:=[.D76]*[.E76]*4*[.U76]" office:value-type="float" office:value="41943040">
            <text:p>41943040</text:p>
          </table:table-cell>
          <table:table-cell table:formula="of:=[.V76]/[counters.D76]" office:value-type="float" office:value="64.8438927633339">
            <text:p>64,8438927633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7]*[.C77]" office:value-type="float" office:value="5376">
            <text:p>53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7]*[.E77]*[.F77]*[.G77]*[.H77]" office:value-type="float" office:value="704643072">
            <text:p>704643072</text:p>
          </table:table-cell>
          <table:table-cell table:formula="of:=[.D77]*[.E77]*[.I77]*[.J77]*[.K77]" office:value-type="float" office:value="704643072">
            <text:p>704643072</text:p>
          </table:table-cell>
          <table:table-cell table:formula="of:=[counters.O77]" office:value-type="float" office:value="17128">
            <text:p>17128</text:p>
          </table:table-cell>
          <table:table-cell table:formula="of:=[.L77]/[.N77]" office:value-type="float" office:value="41139.8337225596">
            <text:p>41139,8337225596</text:p>
          </table:table-cell>
          <table:table-cell table:formula="of:=[.M77]/[.N77]" office:value-type="float" office:value="41139.8337225596">
            <text:p>41139,8337225596</text:p>
          </table:table-cell>
          <table:table-cell/>
          <table:table-cell table:formula="of:=[.L77]/[counters.D77]" office:value-type="float" office:value="959.354595049401">
            <text:p>959,3545950494</text:p>
          </table:table-cell>
          <table:table-cell table:formula="of:=[.M77]/[counters.D77]" office:value-type="float" office:value="959.354595049401">
            <text:p>959,3545950494</text:p>
          </table:table-cell>
          <table:table-cell/>
          <table:table-cell table:formula="of:=IF( ISNUMBER( SEARCH(&quot;scalar&quot;;[.A77]));1;IF( ISNUMBER( SEARCH(&quot;vect2&quot;;[.A77]));2;IF( ISNUMBER( SEARCH(&quot;vect4&quot;;[.A77]));4;IF( ISNUMBER( SEARCH(&quot;vect8&quot;;[.A77]));8;IF( ISNUMBER( SEARCH(&quot;vect16&quot;;[.A77]));16;0)))))" office:value-type="float" office:value="2">
            <text:p>2</text:p>
          </table:table-cell>
          <table:table-cell table:formula="of:=[.D77]*[.E77]*4*[.U77]" office:value-type="float" office:value="44040192">
            <text:p>44040192</text:p>
          </table:table-cell>
          <table:table-cell table:formula="of:=[.V77]/[counters.D77]" office:value-type="float" office:value="59.9596621905876">
            <text:p>59,9596621906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8]*[.C78]" office:value-type="float" office:value="5632">
            <text:p>56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8]*[.E78]*[.F78]*[.G78]*[.H78]" office:value-type="float" office:value="738197504">
            <text:p>738197504</text:p>
          </table:table-cell>
          <table:table-cell table:formula="of:=[.D78]*[.E78]*[.I78]*[.J78]*[.K78]" office:value-type="float" office:value="738197504">
            <text:p>738197504</text:p>
          </table:table-cell>
          <table:table-cell table:formula="of:=[counters.O78]" office:value-type="float" office:value="18226">
            <text:p>18226</text:p>
          </table:table-cell>
          <table:table-cell table:formula="of:=[.L78]/[.N78]" office:value-type="float" office:value="40502.4417864589">
            <text:p>40502,4417864589</text:p>
          </table:table-cell>
          <table:table-cell table:formula="of:=[.M78]/[.N78]" office:value-type="float" office:value="40502.4417864589">
            <text:p>40502,4417864589</text:p>
          </table:table-cell>
          <table:table-cell/>
          <table:table-cell table:formula="of:=[.L78]/[counters.D78]" office:value-type="float" office:value="989.213362331775">
            <text:p>989,2133623318</text:p>
          </table:table-cell>
          <table:table-cell table:formula="of:=[.M78]/[counters.D78]" office:value-type="float" office:value="989.213362331775">
            <text:p>989,2133623318</text:p>
          </table:table-cell>
          <table:table-cell/>
          <table:table-cell table:formula="of:=IF( ISNUMBER( SEARCH(&quot;scalar&quot;;[.A78]));1;IF( ISNUMBER( SEARCH(&quot;vect2&quot;;[.A78]));2;IF( ISNUMBER( SEARCH(&quot;vect4&quot;;[.A78]));4;IF( ISNUMBER( SEARCH(&quot;vect8&quot;;[.A78]));8;IF( ISNUMBER( SEARCH(&quot;vect16&quot;;[.A78]));16;0)))))" office:value-type="float" office:value="2">
            <text:p>2</text:p>
          </table:table-cell>
          <table:table-cell table:formula="of:=[.D78]*[.E78]*4*[.U78]" office:value-type="float" office:value="46137344">
            <text:p>46137344</text:p>
          </table:table-cell>
          <table:table-cell table:formula="of:=[.V78]/[counters.D78]" office:value-type="float" office:value="61.8258351457359">
            <text:p>61,825835145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9]*[.C79]" office:value-type="float" office:value="5888">
            <text:p>58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79]*[.E79]*[.F79]*[.G79]*[.H79]" office:value-type="float" office:value="771751936">
            <text:p>771751936</text:p>
          </table:table-cell>
          <table:table-cell table:formula="of:=[.D79]*[.E79]*[.I79]*[.J79]*[.K79]" office:value-type="float" office:value="771751936">
            <text:p>771751936</text:p>
          </table:table-cell>
          <table:table-cell table:formula="of:=[counters.O79]" office:value-type="float" office:value="19618">
            <text:p>19618</text:p>
          </table:table-cell>
          <table:table-cell table:formula="of:=[.L79]/[.N79]" office:value-type="float" office:value="39338.9711489448">
            <text:p>39338,9711489448</text:p>
          </table:table-cell>
          <table:table-cell table:formula="of:=[.M79]/[.N79]" office:value-type="float" office:value="39338.9711489448">
            <text:p>39338,9711489448</text:p>
          </table:table-cell>
          <table:table-cell/>
          <table:table-cell table:formula="of:=[.L79]/[counters.D79]" office:value-type="float" office:value="1006.41723665319">
            <text:p>1006,4172366532</text:p>
          </table:table-cell>
          <table:table-cell table:formula="of:=[.M79]/[counters.D79]" office:value-type="float" office:value="1006.41723665319">
            <text:p>1006,4172366532</text:p>
          </table:table-cell>
          <table:table-cell/>
          <table:table-cell table:formula="of:=IF( ISNUMBER( SEARCH(&quot;scalar&quot;;[.A79]));1;IF( ISNUMBER( SEARCH(&quot;vect2&quot;;[.A79]));2;IF( ISNUMBER( SEARCH(&quot;vect4&quot;;[.A79]));4;IF( ISNUMBER( SEARCH(&quot;vect8&quot;;[.A79]));8;IF( ISNUMBER( SEARCH(&quot;vect16&quot;;[.A79]));16;0)))))" office:value-type="float" office:value="2">
            <text:p>2</text:p>
          </table:table-cell>
          <table:table-cell table:formula="of:=[.D79]*[.E79]*4*[.U79]" office:value-type="float" office:value="48234496">
            <text:p>48234496</text:p>
          </table:table-cell>
          <table:table-cell table:formula="of:=[.V79]/[counters.D79]" office:value-type="float" office:value="62.9010772908242">
            <text:p>62,901077290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80]*[.C80]" office:value-type="float" office:value="6144">
            <text:p>6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0]*[.E80]*[.F80]*[.G80]*[.H80]" office:value-type="float" office:value="805306368">
            <text:p>805306368</text:p>
          </table:table-cell>
          <table:table-cell table:formula="of:=[.D80]*[.E80]*[.I80]*[.J80]*[.K80]" office:value-type="float" office:value="805306368">
            <text:p>805306368</text:p>
          </table:table-cell>
          <table:table-cell table:formula="of:=[counters.O80]" office:value-type="float" office:value="20704">
            <text:p>20704</text:p>
          </table:table-cell>
          <table:table-cell table:formula="of:=[.L80]/[.N80]" office:value-type="float" office:value="38896.1731066461">
            <text:p>38896,1731066461</text:p>
          </table:table-cell>
          <table:table-cell table:formula="of:=[.M80]/[.N80]" office:value-type="float" office:value="38896.1731066461">
            <text:p>38896,1731066461</text:p>
          </table:table-cell>
          <table:table-cell/>
          <table:table-cell table:formula="of:=[.L80]/[counters.D80]" office:value-type="float" office:value="1015.84284519525">
            <text:p>1015,8428451953</text:p>
          </table:table-cell>
          <table:table-cell table:formula="of:=[.M80]/[counters.D80]" office:value-type="float" office:value="1015.84284519525">
            <text:p>1015,8428451953</text:p>
          </table:table-cell>
          <table:table-cell/>
          <table:table-cell table:formula="of:=IF( ISNUMBER( SEARCH(&quot;scalar&quot;;[.A80]));1;IF( ISNUMBER( SEARCH(&quot;vect2&quot;;[.A80]));2;IF( ISNUMBER( SEARCH(&quot;vect4&quot;;[.A80]));4;IF( ISNUMBER( SEARCH(&quot;vect8&quot;;[.A80]));8;IF( ISNUMBER( SEARCH(&quot;vect16&quot;;[.A80]));16;0)))))" office:value-type="float" office:value="2">
            <text:p>2</text:p>
          </table:table-cell>
          <table:table-cell table:formula="of:=[.D80]*[.E80]*4*[.U80]" office:value-type="float" office:value="50331648">
            <text:p>50331648</text:p>
          </table:table-cell>
          <table:table-cell table:formula="of:=[.V80]/[counters.D80]" office:value-type="float" office:value="63.4901778247032">
            <text:p>63,490177824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81]*[.C81]" office:value-type="float" office:value="6400">
            <text:p>640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1]*[.E81]*[.F81]*[.G81]*[.H81]" office:value-type="float" office:value="838860800">
            <text:p>838860800</text:p>
          </table:table-cell>
          <table:table-cell table:formula="of:=[.D81]*[.E81]*[.I81]*[.J81]*[.K81]" office:value-type="float" office:value="838860800">
            <text:p>838860800</text:p>
          </table:table-cell>
          <table:table-cell table:formula="of:=[counters.O81]" office:value-type="float" office:value="21724">
            <text:p>21724</text:p>
          </table:table-cell>
          <table:table-cell table:formula="of:=[.L81]/[.N81]" office:value-type="float" office:value="38614.4724728411">
            <text:p>38614,4724728411</text:p>
          </table:table-cell>
          <table:table-cell table:formula="of:=[.M81]/[.N81]" office:value-type="float" office:value="38614.4724728411">
            <text:p>38614,4724728411</text:p>
          </table:table-cell>
          <table:table-cell/>
          <table:table-cell table:formula="of:=[.L81]/[counters.D81]" office:value-type="float" office:value="895.823530856577">
            <text:p>895,8235308566</text:p>
          </table:table-cell>
          <table:table-cell table:formula="of:=[.M81]/[counters.D81]" office:value-type="float" office:value="895.823530856577">
            <text:p>895,8235308566</text:p>
          </table:table-cell>
          <table:table-cell/>
          <table:table-cell table:formula="of:=IF( ISNUMBER( SEARCH(&quot;scalar&quot;;[.A81]));1;IF( ISNUMBER( SEARCH(&quot;vect2&quot;;[.A81]));2;IF( ISNUMBER( SEARCH(&quot;vect4&quot;;[.A81]));4;IF( ISNUMBER( SEARCH(&quot;vect8&quot;;[.A81]));8;IF( ISNUMBER( SEARCH(&quot;vect16&quot;;[.A81]));16;0)))))" office:value-type="float" office:value="2">
            <text:p>2</text:p>
          </table:table-cell>
          <table:table-cell table:formula="of:=[.D81]*[.E81]*4*[.U81]" office:value-type="float" office:value="52428800">
            <text:p>52428800</text:p>
          </table:table-cell>
          <table:table-cell table:formula="of:=[.V81]/[counters.D81]" office:value-type="float" office:value="55.9889706785361">
            <text:p>55,988970678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82]*[.C82]" office:value-type="float" office:value="6656">
            <text:p>66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2]*[.E82]*[.F82]*[.G82]*[.H82]" office:value-type="float" office:value="872415232">
            <text:p>872415232</text:p>
          </table:table-cell>
          <table:table-cell table:formula="of:=[.D82]*[.E82]*[.I82]*[.J82]*[.K82]" office:value-type="float" office:value="872415232">
            <text:p>872415232</text:p>
          </table:table-cell>
          <table:table-cell table:formula="of:=[counters.O82]" office:value-type="float" office:value="22952">
            <text:p>22952</text:p>
          </table:table-cell>
          <table:table-cell table:formula="of:=[.L82]/[.N82]" office:value-type="float" office:value="38010.4231439526">
            <text:p>38010,4231439526</text:p>
          </table:table-cell>
          <table:table-cell table:formula="of:=[.M82]/[.N82]" office:value-type="float" office:value="38010.4231439526">
            <text:p>38010,4231439526</text:p>
          </table:table-cell>
          <table:table-cell/>
          <table:table-cell table:formula="of:=[.L82]/[counters.D82]" office:value-type="float" office:value="960.901795656632">
            <text:p>960,9017956566</text:p>
          </table:table-cell>
          <table:table-cell table:formula="of:=[.M82]/[counters.D82]" office:value-type="float" office:value="960.901795656632">
            <text:p>960,9017956566</text:p>
          </table:table-cell>
          <table:table-cell/>
          <table:table-cell table:formula="of:=IF( ISNUMBER( SEARCH(&quot;scalar&quot;;[.A82]));1;IF( ISNUMBER( SEARCH(&quot;vect2&quot;;[.A82]));2;IF( ISNUMBER( SEARCH(&quot;vect4&quot;;[.A82]));4;IF( ISNUMBER( SEARCH(&quot;vect8&quot;;[.A82]));8;IF( ISNUMBER( SEARCH(&quot;vect16&quot;;[.A82]));16;0)))))" office:value-type="float" office:value="2">
            <text:p>2</text:p>
          </table:table-cell>
          <table:table-cell table:formula="of:=[.D82]*[.E82]*4*[.U82]" office:value-type="float" office:value="54525952">
            <text:p>54525952</text:p>
          </table:table-cell>
          <table:table-cell table:formula="of:=[.V82]/[counters.D82]" office:value-type="float" office:value="60.0563622285395">
            <text:p>60,056362228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83]*[.C83]" office:value-type="float" office:value="6912">
            <text:p>69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3]*[.E83]*[.F83]*[.G83]*[.H83]" office:value-type="float" office:value="905969664">
            <text:p>905969664</text:p>
          </table:table-cell>
          <table:table-cell table:formula="of:=[.D83]*[.E83]*[.I83]*[.J83]*[.K83]" office:value-type="float" office:value="905969664">
            <text:p>905969664</text:p>
          </table:table-cell>
          <table:table-cell table:formula="of:=[counters.O83]" office:value-type="float" office:value="24110">
            <text:p>24110</text:p>
          </table:table-cell>
          <table:table-cell table:formula="of:=[.L83]/[.N83]" office:value-type="float" office:value="37576.5103276649">
            <text:p>37576,5103276649</text:p>
          </table:table-cell>
          <table:table-cell table:formula="of:=[.M83]/[.N83]" office:value-type="float" office:value="37576.5103276649">
            <text:p>37576,5103276649</text:p>
          </table:table-cell>
          <table:table-cell/>
          <table:table-cell table:formula="of:=[.L83]/[counters.D83]" office:value-type="float" office:value="982.52826652785">
            <text:p>982,5282665279</text:p>
          </table:table-cell>
          <table:table-cell table:formula="of:=[.M83]/[counters.D83]" office:value-type="float" office:value="982.52826652785">
            <text:p>982,5282665279</text:p>
          </table:table-cell>
          <table:table-cell/>
          <table:table-cell table:formula="of:=IF( ISNUMBER( SEARCH(&quot;scalar&quot;;[.A83]));1;IF( ISNUMBER( SEARCH(&quot;vect2&quot;;[.A83]));2;IF( ISNUMBER( SEARCH(&quot;vect4&quot;;[.A83]));4;IF( ISNUMBER( SEARCH(&quot;vect8&quot;;[.A83]));8;IF( ISNUMBER( SEARCH(&quot;vect16&quot;;[.A83]));16;0)))))" office:value-type="float" office:value="2">
            <text:p>2</text:p>
          </table:table-cell>
          <table:table-cell table:formula="of:=[.D83]*[.E83]*4*[.U83]" office:value-type="float" office:value="56623104">
            <text:p>56623104</text:p>
          </table:table-cell>
          <table:table-cell table:formula="of:=[.V83]/[counters.D83]" office:value-type="float" office:value="61.4080166579906">
            <text:p>61,40801665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84]*[.C84]" office:value-type="float" office:value="7168">
            <text:p>71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4]*[.E84]*[.F84]*[.G84]*[.H84]" office:value-type="float" office:value="939524096">
            <text:p>939524096</text:p>
          </table:table-cell>
          <table:table-cell table:formula="of:=[.D84]*[.E84]*[.I84]*[.J84]*[.K84]" office:value-type="float" office:value="939524096">
            <text:p>939524096</text:p>
          </table:table-cell>
          <table:table-cell table:formula="of:=[counters.O84]" office:value-type="float" office:value="25118">
            <text:p>25118</text:p>
          </table:table-cell>
          <table:table-cell table:formula="of:=[.L84]/[.N84]" office:value-type="float" office:value="37404.4150011944">
            <text:p>37404,4150011944</text:p>
          </table:table-cell>
          <table:table-cell table:formula="of:=[.M84]/[.N84]" office:value-type="float" office:value="37404.4150011944">
            <text:p>37404,4150011944</text:p>
          </table:table-cell>
          <table:table-cell/>
          <table:table-cell table:formula="of:=[.L84]/[counters.D84]" office:value-type="float" office:value="914.678679041204">
            <text:p>914,6786790412</text:p>
          </table:table-cell>
          <table:table-cell table:formula="of:=[.M84]/[counters.D84]" office:value-type="float" office:value="914.678679041204">
            <text:p>914,6786790412</text:p>
          </table:table-cell>
          <table:table-cell/>
          <table:table-cell table:formula="of:=IF( ISNUMBER( SEARCH(&quot;scalar&quot;;[.A84]));1;IF( ISNUMBER( SEARCH(&quot;vect2&quot;;[.A84]));2;IF( ISNUMBER( SEARCH(&quot;vect4&quot;;[.A84]));4;IF( ISNUMBER( SEARCH(&quot;vect8&quot;;[.A84]));8;IF( ISNUMBER( SEARCH(&quot;vect16&quot;;[.A84]));16;0)))))" office:value-type="float" office:value="2">
            <text:p>2</text:p>
          </table:table-cell>
          <table:table-cell table:formula="of:=[.D84]*[.E84]*4*[.U84]" office:value-type="float" office:value="58720256">
            <text:p>58720256</text:p>
          </table:table-cell>
          <table:table-cell table:formula="of:=[.V84]/[counters.D84]" office:value-type="float" office:value="57.1674174400752">
            <text:p>57,1674174401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85]*[.C85]" office:value-type="float" office:value="7424">
            <text:p>74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5]*[.E85]*[.F85]*[.G85]*[.H85]" office:value-type="float" office:value="973078528">
            <text:p>973078528</text:p>
          </table:table-cell>
          <table:table-cell table:formula="of:=[.D85]*[.E85]*[.I85]*[.J85]*[.K85]" office:value-type="float" office:value="973078528">
            <text:p>973078528</text:p>
          </table:table-cell>
          <table:table-cell table:formula="of:=[counters.O85]" office:value-type="float" office:value="26480">
            <text:p>26480</text:p>
          </table:table-cell>
          <table:table-cell table:formula="of:=[.L85]/[.N85]" office:value-type="float" office:value="36747.6785498489">
            <text:p>36747,6785498489</text:p>
          </table:table-cell>
          <table:table-cell table:formula="of:=[.M85]/[.N85]" office:value-type="float" office:value="36747.6785498489">
            <text:p>36747,6785498489</text:p>
          </table:table-cell>
          <table:table-cell/>
          <table:table-cell table:formula="of:=[.L85]/[counters.D85]" office:value-type="float" office:value="946.962255943339">
            <text:p>946,9622559433</text:p>
          </table:table-cell>
          <table:table-cell table:formula="of:=[.M85]/[counters.D85]" office:value-type="float" office:value="946.962255943339">
            <text:p>946,9622559433</text:p>
          </table:table-cell>
          <table:table-cell/>
          <table:table-cell table:formula="of:=IF( ISNUMBER( SEARCH(&quot;scalar&quot;;[.A85]));1;IF( ISNUMBER( SEARCH(&quot;vect2&quot;;[.A85]));2;IF( ISNUMBER( SEARCH(&quot;vect4&quot;;[.A85]));4;IF( ISNUMBER( SEARCH(&quot;vect8&quot;;[.A85]));8;IF( ISNUMBER( SEARCH(&quot;vect16&quot;;[.A85]));16;0)))))" office:value-type="float" office:value="2">
            <text:p>2</text:p>
          </table:table-cell>
          <table:table-cell table:formula="of:=[.D85]*[.E85]*4*[.U85]" office:value-type="float" office:value="60817408">
            <text:p>60817408</text:p>
          </table:table-cell>
          <table:table-cell table:formula="of:=[.V85]/[counters.D85]" office:value-type="float" office:value="59.1851409964587">
            <text:p>59,1851409965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86]*[.C86]" office:value-type="float" office:value="7680">
            <text:p>76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6]*[.E86]*[.F86]*[.G86]*[.H86]" office:value-type="float" office:value="1006632960">
            <text:p>1006632960</text:p>
          </table:table-cell>
          <table:table-cell table:formula="of:=[.D86]*[.E86]*[.I86]*[.J86]*[.K86]" office:value-type="float" office:value="1006632960">
            <text:p>1006632960</text:p>
          </table:table-cell>
          <table:table-cell table:formula="of:=[counters.O86]" office:value-type="float" office:value="27662">
            <text:p>27662</text:p>
          </table:table-cell>
          <table:table-cell table:formula="of:=[.L86]/[.N86]" office:value-type="float" office:value="36390.4620056395">
            <text:p>36390,4620056395</text:p>
          </table:table-cell>
          <table:table-cell table:formula="of:=[.M86]/[.N86]" office:value-type="float" office:value="36390.4620056395">
            <text:p>36390,4620056395</text:p>
          </table:table-cell>
          <table:table-cell/>
          <table:table-cell table:formula="of:=[.L86]/[counters.D86]" office:value-type="float" office:value="977.396110156877">
            <text:p>977,3961101569</text:p>
          </table:table-cell>
          <table:table-cell table:formula="of:=[.M86]/[counters.D86]" office:value-type="float" office:value="977.396110156877">
            <text:p>977,3961101569</text:p>
          </table:table-cell>
          <table:table-cell/>
          <table:table-cell table:formula="of:=IF( ISNUMBER( SEARCH(&quot;scalar&quot;;[.A86]));1;IF( ISNUMBER( SEARCH(&quot;vect2&quot;;[.A86]));2;IF( ISNUMBER( SEARCH(&quot;vect4&quot;;[.A86]));4;IF( ISNUMBER( SEARCH(&quot;vect8&quot;;[.A86]));8;IF( ISNUMBER( SEARCH(&quot;vect16&quot;;[.A86]));16;0)))))" office:value-type="float" office:value="2">
            <text:p>2</text:p>
          </table:table-cell>
          <table:table-cell table:formula="of:=[.D86]*[.E86]*4*[.U86]" office:value-type="float" office:value="62914560">
            <text:p>62914560</text:p>
          </table:table-cell>
          <table:table-cell table:formula="of:=[.V86]/[counters.D86]" office:value-type="float" office:value="61.0872568848048">
            <text:p>61,087256884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7]*[.C87]" office:value-type="float" office:value="7936">
            <text:p>79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7]*[.E87]*[.F87]*[.G87]*[.H87]" office:value-type="float" office:value="1040187392">
            <text:p>1040187392</text:p>
          </table:table-cell>
          <table:table-cell table:formula="of:=[.D87]*[.E87]*[.I87]*[.J87]*[.K87]" office:value-type="float" office:value="1040187392">
            <text:p>1040187392</text:p>
          </table:table-cell>
          <table:table-cell table:formula="of:=[counters.O87]" office:value-type="float" office:value="29158">
            <text:p>29158</text:p>
          </table:table-cell>
          <table:table-cell table:formula="of:=[.L87]/[.N87]" office:value-type="float" office:value="35674.1680499348">
            <text:p>35674,1680499348</text:p>
          </table:table-cell>
          <table:table-cell table:formula="of:=[.M87]/[.N87]" office:value-type="float" office:value="35674.1680499348">
            <text:p>35674,1680499348</text:p>
          </table:table-cell>
          <table:table-cell/>
          <table:table-cell table:formula="of:=[.L87]/[counters.D87]" office:value-type="float" office:value="993.022781948571">
            <text:p>993,0227819486</text:p>
          </table:table-cell>
          <table:table-cell table:formula="of:=[.M87]/[counters.D87]" office:value-type="float" office:value="993.022781948571">
            <text:p>993,0227819486</text:p>
          </table:table-cell>
          <table:table-cell/>
          <table:table-cell table:formula="of:=IF( ISNUMBER( SEARCH(&quot;scalar&quot;;[.A87]));1;IF( ISNUMBER( SEARCH(&quot;vect2&quot;;[.A87]));2;IF( ISNUMBER( SEARCH(&quot;vect4&quot;;[.A87]));4;IF( ISNUMBER( SEARCH(&quot;vect8&quot;;[.A87]));8;IF( ISNUMBER( SEARCH(&quot;vect16&quot;;[.A87]));16;0)))))" office:value-type="float" office:value="2">
            <text:p>2</text:p>
          </table:table-cell>
          <table:table-cell table:formula="of:=[.D87]*[.E87]*4*[.U87]" office:value-type="float" office:value="65011712">
            <text:p>65011712</text:p>
          </table:table-cell>
          <table:table-cell table:formula="of:=[.V87]/[counters.D87]" office:value-type="float" office:value="62.0639238717857">
            <text:p>62,0639238718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8]*[.C88]"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8]*[.E88]*[.F88]*[.G88]*[.H88]" office:value-type="float" office:value="1073741824">
            <text:p>1073741824</text:p>
          </table:table-cell>
          <table:table-cell table:formula="of:=[.D88]*[.E88]*[.I88]*[.J88]*[.K88]" office:value-type="float" office:value="1073741824">
            <text:p>1073741824</text:p>
          </table:table-cell>
          <table:table-cell table:formula="of:=[counters.O88]" office:value-type="float" office:value="30138">
            <text:p>30138</text:p>
          </table:table-cell>
          <table:table-cell table:formula="of:=[.L88]/[.N88]" office:value-type="float" office:value="35627.5075983808">
            <text:p>35627,5075983808</text:p>
          </table:table-cell>
          <table:table-cell table:formula="of:=[.M88]/[.N88]" office:value-type="float" office:value="35627.5075983808">
            <text:p>35627,5075983808</text:p>
          </table:table-cell>
          <table:table-cell/>
          <table:table-cell table:formula="of:=[.L88]/[counters.D88]" office:value-type="float" office:value="998.911375070703">
            <text:p>998,9113750707</text:p>
          </table:table-cell>
          <table:table-cell table:formula="of:=[.M88]/[counters.D88]" office:value-type="float" office:value="998.911375070703">
            <text:p>998,9113750707</text:p>
          </table:table-cell>
          <table:table-cell/>
          <table:table-cell table:formula="of:=IF( ISNUMBER( SEARCH(&quot;scalar&quot;;[.A88]));1;IF( ISNUMBER( SEARCH(&quot;vect2&quot;;[.A88]));2;IF( ISNUMBER( SEARCH(&quot;vect4&quot;;[.A88]));4;IF( ISNUMBER( SEARCH(&quot;vect8&quot;;[.A88]));8;IF( ISNUMBER( SEARCH(&quot;vect16&quot;;[.A88]));16;0)))))" office:value-type="float" office:value="2">
            <text:p>2</text:p>
          </table:table-cell>
          <table:table-cell table:formula="of:=[.D88]*[.E88]*4*[.U88]" office:value-type="float" office:value="67108864">
            <text:p>67108864</text:p>
          </table:table-cell>
          <table:table-cell table:formula="of:=[.V88]/[counters.D88]" office:value-type="float" office:value="62.431960941919">
            <text:p>62,4319609419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89]*[.C89]"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89]*[.E89]*[.F89]*[.G89]*[.H89]" office:value-type="float" office:value="2147483648">
            <text:p>2147483648</text:p>
          </table:table-cell>
          <table:table-cell table:formula="of:=[.D89]*[.E89]*[.I89]*[.J89]*[.K89]" office:value-type="float" office:value="2147483648">
            <text:p>2147483648</text:p>
          </table:table-cell>
          <table:table-cell table:formula="of:=[counters.O89]" office:value-type="float" office:value="67518">
            <text:p>67518</text:p>
          </table:table-cell>
          <table:table-cell table:formula="of:=[.L89]/[.N89]" office:value-type="float" office:value="31806.0909387126">
            <text:p>31806,0909387126</text:p>
          </table:table-cell>
          <table:table-cell table:formula="of:=[.M89]/[.N89]" office:value-type="float" office:value="31806.0909387126">
            <text:p>31806,0909387126</text:p>
          </table:table-cell>
          <table:table-cell/>
          <table:table-cell table:formula="of:=[.L89]/[counters.D89]" office:value-type="float" office:value="1036.4343337233">
            <text:p>1036,4343337233</text:p>
          </table:table-cell>
          <table:table-cell table:formula="of:=[.M89]/[counters.D89]" office:value-type="float" office:value="1036.4343337233">
            <text:p>1036,4343337233</text:p>
          </table:table-cell>
          <table:table-cell/>
          <table:table-cell table:formula="of:=IF( ISNUMBER( SEARCH(&quot;scalar&quot;;[.A89]));1;IF( ISNUMBER( SEARCH(&quot;vect2&quot;;[.A89]));2;IF( ISNUMBER( SEARCH(&quot;vect4&quot;;[.A89]));4;IF( ISNUMBER( SEARCH(&quot;vect8&quot;;[.A89]));8;IF( ISNUMBER( SEARCH(&quot;vect16&quot;;[.A89]));16;0)))))" office:value-type="float" office:value="2">
            <text:p>2</text:p>
          </table:table-cell>
          <table:table-cell table:formula="of:=[.D89]*[.E89]*4*[.U89]" office:value-type="float" office:value="134217728">
            <text:p>134217728</text:p>
          </table:table-cell>
          <table:table-cell table:formula="of:=[.V89]/[counters.D89]" office:value-type="float" office:value="64.777145857706">
            <text:p>64,777145857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90]*[.C90]"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0]*[.E90]*[.F90]*[.G90]*[.H90]" office:value-type="float" office:value="4294967296">
            <text:p>4294967296</text:p>
          </table:table-cell>
          <table:table-cell table:formula="of:=[.D90]*[.E90]*[.I90]*[.J90]*[.K90]" office:value-type="float" office:value="4294967296">
            <text:p>4294967296</text:p>
          </table:table-cell>
          <table:table-cell table:formula="of:=[counters.O90]" office:value-type="float" office:value="141864">
            <text:p>141864</text:p>
          </table:table-cell>
          <table:table-cell table:formula="of:=[.L90]/[.N90]" office:value-type="float" office:value="30275.2445722664">
            <text:p>30275,2445722664</text:p>
          </table:table-cell>
          <table:table-cell table:formula="of:=[.M90]/[.N90]" office:value-type="float" office:value="30275.2445722664">
            <text:p>30275,2445722664</text:p>
          </table:table-cell>
          <table:table-cell/>
          <table:table-cell table:formula="of:=[.L90]/[counters.D90]" office:value-type="float" office:value="1038.58569811868">
            <text:p>1038,5856981187</text:p>
          </table:table-cell>
          <table:table-cell table:formula="of:=[.M90]/[counters.D90]" office:value-type="float" office:value="1038.58569811868">
            <text:p>1038,5856981187</text:p>
          </table:table-cell>
          <table:table-cell/>
          <table:table-cell table:formula="of:=IF( ISNUMBER( SEARCH(&quot;scalar&quot;;[.A90]));1;IF( ISNUMBER( SEARCH(&quot;vect2&quot;;[.A90]));2;IF( ISNUMBER( SEARCH(&quot;vect4&quot;;[.A90]));4;IF( ISNUMBER( SEARCH(&quot;vect8&quot;;[.A90]));8;IF( ISNUMBER( SEARCH(&quot;vect16&quot;;[.A90]));16;0)))))" office:value-type="float" office:value="2">
            <text:p>2</text:p>
          </table:table-cell>
          <table:table-cell table:formula="of:=[.D90]*[.E90]*4*[.U90]" office:value-type="float" office:value="268435456">
            <text:p>268435456</text:p>
          </table:table-cell>
          <table:table-cell table:formula="of:=[.V90]/[counters.D90]" office:value-type="float" office:value="64.9116061324177">
            <text:p>64,9116061324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91]*[.C91]"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1]*[.E91]*[.F91]*[.G91]*[.H91]" office:value-type="float" office:value="8589934592">
            <text:p>8589934592</text:p>
          </table:table-cell>
          <table:table-cell table:formula="of:=[.D91]*[.E91]*[.I91]*[.J91]*[.K91]" office:value-type="float" office:value="8589934592">
            <text:p>8589934592</text:p>
          </table:table-cell>
          <table:table-cell table:formula="of:=[counters.O91]" office:value-type="float" office:value="291930">
            <text:p>291930</text:p>
          </table:table-cell>
          <table:table-cell table:formula="of:=[.L91]/[.N91]" office:value-type="float" office:value="29424.6380707704">
            <text:p>29424,6380707704</text:p>
          </table:table-cell>
          <table:table-cell table:formula="of:=[.M91]/[.N91]" office:value-type="float" office:value="29424.6380707704">
            <text:p>29424,6380707704</text:p>
          </table:table-cell>
          <table:table-cell/>
          <table:table-cell table:formula="of:=[.L91]/[counters.D91]" office:value-type="float" office:value="1058.18205058272">
            <text:p>1058,1820505827</text:p>
          </table:table-cell>
          <table:table-cell table:formula="of:=[.M91]/[counters.D91]" office:value-type="float" office:value="1058.18205058272">
            <text:p>1058,1820505827</text:p>
          </table:table-cell>
          <table:table-cell/>
          <table:table-cell table:formula="of:=IF( ISNUMBER( SEARCH(&quot;scalar&quot;;[.A91]));1;IF( ISNUMBER( SEARCH(&quot;vect2&quot;;[.A91]));2;IF( ISNUMBER( SEARCH(&quot;vect4&quot;;[.A91]));4;IF( ISNUMBER( SEARCH(&quot;vect8&quot;;[.A91]));8;IF( ISNUMBER( SEARCH(&quot;vect16&quot;;[.A91]));16;0)))))" office:value-type="float" office:value="2">
            <text:p>2</text:p>
          </table:table-cell>
          <table:table-cell table:formula="of:=[.D91]*[.E91]*4*[.U91]" office:value-type="float" office:value="536870912">
            <text:p>536870912</text:p>
          </table:table-cell>
          <table:table-cell table:formula="of:=[.V91]/[counters.D91]" office:value-type="float" office:value="66.1363781614199">
            <text:p>66,1363781614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92]*[.C92]"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2]*[.E92]*[.F92]*[.G92]*[.H92]" office:value-type="float" office:value="17179869184">
            <text:p>17179869184</text:p>
          </table:table-cell>
          <table:table-cell table:formula="of:=[.D92]*[.E92]*[.I92]*[.J92]*[.K92]" office:value-type="float" office:value="17179869184">
            <text:p>17179869184</text:p>
          </table:table-cell>
          <table:table-cell table:formula="of:=[counters.O92]" office:value-type="float" office:value="590620">
            <text:p>590620</text:p>
          </table:table-cell>
          <table:table-cell table:formula="of:=[.L92]/[.N92]" office:value-type="float" office:value="29087.8554468186">
            <text:p>29087,8554468186</text:p>
          </table:table-cell>
          <table:table-cell table:formula="of:=[.M92]/[.N92]" office:value-type="float" office:value="29087.8554468186">
            <text:p>29087,8554468186</text:p>
          </table:table-cell>
          <table:table-cell/>
          <table:table-cell table:formula="of:=[.L92]/[counters.D92]" office:value-type="float" office:value="1062.85730165945">
            <text:p>1062,8573016595</text:p>
          </table:table-cell>
          <table:table-cell table:formula="of:=[.M92]/[counters.D92]" office:value-type="float" office:value="1062.85730165945">
            <text:p>1062,8573016595</text:p>
          </table:table-cell>
          <table:table-cell/>
          <table:table-cell table:formula="of:=IF( ISNUMBER( SEARCH(&quot;scalar&quot;;[.A92]));1;IF( ISNUMBER( SEARCH(&quot;vect2&quot;;[.A92]));2;IF( ISNUMBER( SEARCH(&quot;vect4&quot;;[.A92]));4;IF( ISNUMBER( SEARCH(&quot;vect8&quot;;[.A92]));8;IF( ISNUMBER( SEARCH(&quot;vect16&quot;;[.A92]));16;0)))))" office:value-type="float" office:value="2">
            <text:p>2</text:p>
          </table:table-cell>
          <table:table-cell table:formula="of:=[.D92]*[.E92]*4*[.U92]" office:value-type="float" office:value="1073741824">
            <text:p>1073741824</text:p>
          </table:table-cell>
          <table:table-cell table:formula="of:=[.V92]/[counters.D92]" office:value-type="float" office:value="66.4285813537156">
            <text:p>66,4285813537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93]*[.C93]"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3]*[.E93]*[.F93]*[.G93]*[.H93]" office:value-type="float" office:value="34359738368">
            <text:p>34359738368</text:p>
          </table:table-cell>
          <table:table-cell table:formula="of:=[.D93]*[.E93]*[.I93]*[.J93]*[.K93]" office:value-type="float" office:value="34359738368">
            <text:p>34359738368</text:p>
          </table:table-cell>
          <table:table-cell table:formula="of:=[counters.O93]" office:value-type="float" office:value="1187446">
            <text:p>1187446</text:p>
          </table:table-cell>
          <table:table-cell table:formula="of:=[.L93]/[.N93]" office:value-type="float" office:value="28935.8323393232">
            <text:p>28935,8323393232</text:p>
          </table:table-cell>
          <table:table-cell table:formula="of:=[.M93]/[.N93]" office:value-type="float" office:value="28935.8323393232">
            <text:p>28935,8323393232</text:p>
          </table:table-cell>
          <table:table-cell/>
          <table:table-cell table:formula="of:=[.L93]/[counters.D93]" office:value-type="float" office:value="1062.23030144446">
            <text:p>1062,2303014445</text:p>
          </table:table-cell>
          <table:table-cell table:formula="of:=[.M93]/[counters.D93]" office:value-type="float" office:value="1062.23030144446">
            <text:p>1062,2303014445</text:p>
          </table:table-cell>
          <table:table-cell/>
          <table:table-cell table:formula="of:=IF( ISNUMBER( SEARCH(&quot;scalar&quot;;[.A93]));1;IF( ISNUMBER( SEARCH(&quot;vect2&quot;;[.A93]));2;IF( ISNUMBER( SEARCH(&quot;vect4&quot;;[.A93]));4;IF( ISNUMBER( SEARCH(&quot;vect8&quot;;[.A93]));8;IF( ISNUMBER( SEARCH(&quot;vect16&quot;;[.A93]));16;0)))))" office:value-type="float" office:value="2">
            <text:p>2</text:p>
          </table:table-cell>
          <table:table-cell table:formula="of:=[.D93]*[.E93]*4*[.U93]" office:value-type="float" office:value="2147483648">
            <text:p>2147483648</text:p>
          </table:table-cell>
          <table:table-cell table:formula="of:=[.V93]/[counters.D93]" office:value-type="float" office:value="66.3893938402787">
            <text:p>66,3893938403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94]*[.C94]"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4]*[.E94]*[.F94]*[.G94]*[.H94]" office:value-type="float" office:value="68719476736">
            <text:p>68719476736</text:p>
          </table:table-cell>
          <table:table-cell table:formula="of:=[.D94]*[.E94]*[.I94]*[.J94]*[.K94]" office:value-type="float" office:value="68719476736">
            <text:p>68719476736</text:p>
          </table:table-cell>
          <table:table-cell table:formula="of:=[counters.O94]" office:value-type="float" office:value="2382078">
            <text:p>2382078</text:p>
          </table:table-cell>
          <table:table-cell table:formula="of:=[.L94]/[.N94]" office:value-type="float" office:value="28848.5417925022">
            <text:p>28848,5417925022</text:p>
          </table:table-cell>
          <table:table-cell table:formula="of:=[.M94]/[.N94]" office:value-type="float" office:value="28848.5417925022">
            <text:p>28848,5417925022</text:p>
          </table:table-cell>
          <table:table-cell/>
          <table:table-cell table:formula="of:=[.L94]/[counters.D94]" office:value-type="float" office:value="1066.74971299837">
            <text:p>1066,7497129984</text:p>
          </table:table-cell>
          <table:table-cell table:formula="of:=[.M94]/[counters.D94]" office:value-type="float" office:value="1066.74971299837">
            <text:p>1066,7497129984</text:p>
          </table:table-cell>
          <table:table-cell/>
          <table:table-cell table:formula="of:=IF( ISNUMBER( SEARCH(&quot;scalar&quot;;[.A94]));1;IF( ISNUMBER( SEARCH(&quot;vect2&quot;;[.A94]));2;IF( ISNUMBER( SEARCH(&quot;vect4&quot;;[.A94]));4;IF( ISNUMBER( SEARCH(&quot;vect8&quot;;[.A94]));8;IF( ISNUMBER( SEARCH(&quot;vect16&quot;;[.A94]));16;0)))))" office:value-type="float" office:value="2">
            <text:p>2</text:p>
          </table:table-cell>
          <table:table-cell table:formula="of:=[.D94]*[.E94]*4*[.U94]" office:value-type="float" office:value="4294967296">
            <text:p>4294967296</text:p>
          </table:table-cell>
          <table:table-cell table:formula="of:=[.V94]/[counters.D94]" office:value-type="float" office:value="66.6718570623979">
            <text:p>66,6718570624</text:p>
          </table:table-cell>
          <table:table-cell table:number-columns-repeated="974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95]*[.C95]"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5]*[.E95]*[.F95]*[.G95]*[.H95]" office:value-type="float" office:value="137438953472">
            <text:p>137438953472</text:p>
          </table:table-cell>
          <table:table-cell table:formula="of:=[.D95]*[.E95]*[.I95]*[.J95]*[.K95]" office:value-type="float" office:value="137438953472">
            <text:p>137438953472</text:p>
          </table:table-cell>
          <table:table-cell table:formula="of:=[counters.O95]" office:value-type="float" office:value="4767132">
            <text:p>4767132</text:p>
          </table:table-cell>
          <table:table-cell table:formula="of:=[.L95]/[.N95]" office:value-type="float" office:value="28830.532377119">
            <text:p>28830,532377119</text:p>
          </table:table-cell>
          <table:table-cell table:formula="of:=[.M95]/[.N95]" office:value-type="float" office:value="28830.532377119">
            <text:p>28830,532377119</text:p>
          </table:table-cell>
          <table:table-cell/>
          <table:table-cell table:formula="of:=[.L95]/[counters.D95]" office:value-type="float" office:value="1065.83077005053">
            <text:p>1065,8307700505</text:p>
          </table:table-cell>
          <table:table-cell table:formula="of:=[.M95]/[counters.D95]" office:value-type="float" office:value="1065.83077005053">
            <text:p>1065,8307700505</text:p>
          </table:table-cell>
          <table:table-cell/>
          <table:table-cell table:formula="of:=IF( ISNUMBER( SEARCH(&quot;scalar&quot;;[.A95]));1;IF( ISNUMBER( SEARCH(&quot;vect2&quot;;[.A95]));2;IF( ISNUMBER( SEARCH(&quot;vect4&quot;;[.A95]));4;IF( ISNUMBER( SEARCH(&quot;vect8&quot;;[.A95]));8;IF( ISNUMBER( SEARCH(&quot;vect16&quot;;[.A95]));16;0)))))" office:value-type="float" office:value="2">
            <text:p>2</text:p>
          </table:table-cell>
          <table:table-cell table:formula="of:=[.D95]*[.E95]*4*[.U95]" office:value-type="float" office:value="8589934592">
            <text:p>8589934592</text:p>
          </table:table-cell>
          <table:table-cell table:formula="of:=[.V95]/[counters.D95]" office:value-type="float" office:value="66.6144231281579">
            <text:p>66,614423128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96]*[.C96]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96]*[.E96]*[.F96]*[.G96]*[.H96]" office:value-type="float" office:value="65536">
            <text:p>65536</text:p>
          </table:table-cell>
          <table:table-cell table:formula="of:=[.D96]*[.E96]*[.I96]*[.J96]*[.K96]" office:value-type="float" office:value="1048576">
            <text:p>1048576</text:p>
          </table:table-cell>
          <table:table-cell table:formula="of:=[counters.O96]" office:value-type="float" office:value="80">
            <text:p>80</text:p>
          </table:table-cell>
          <table:table-cell table:formula="of:=[.L96]/[.N96]" office:value-type="float" office:value="819.2">
            <text:p>819,2</text:p>
          </table:table-cell>
          <table:table-cell table:formula="of:=[.M96]/[.N96]" office:value-type="float" office:value="13107.2">
            <text:p>13107,2</text:p>
          </table:table-cell>
          <table:table-cell/>
          <table:table-cell table:formula="of:=[.L96]/[counters.D96]" office:value-type="float" office:value="0.432343996358431">
            <text:p>0,4323439964</text:p>
          </table:table-cell>
          <table:table-cell table:formula="of:=[.M96]/[counters.D96]" office:value-type="float" office:value="6.91750394173489">
            <text:p>6,9175039417</text:p>
          </table:table-cell>
          <table:table-cell/>
          <table:table-cell table:formula="of:=IF( ISNUMBER( SEARCH(&quot;scalar&quot;;[.A96]));1;IF( ISNUMBER( SEARCH(&quot;vect2&quot;;[.A96]));2;IF( ISNUMBER( SEARCH(&quot;vect4&quot;;[.A96]));4;IF( ISNUMBER( SEARCH(&quot;vect8&quot;;[.A96]));8;IF( ISNUMBER( SEARCH(&quot;vect16&quot;;[.A96]));16;0)))))" office:value-type="float" office:value="4">
            <text:p>4</text:p>
          </table:table-cell>
          <table:table-cell table:formula="of:=[.D96]*[.E96]*4*[.U96]" office:value-type="float" office:value="16384">
            <text:p>16384</text:p>
          </table:table-cell>
          <table:table-cell table:formula="of:=[.V96]/[counters.D96]" office:value-type="float" office:value="0.108085999089608">
            <text:p>0,108085999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97]*[.C97]"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97]*[.E97]*[.F97]*[.G97]*[.H97]" office:value-type="float" office:value="131072">
            <text:p>131072</text:p>
          </table:table-cell>
          <table:table-cell table:formula="of:=[.D97]*[.E97]*[.I97]*[.J97]*[.K97]" office:value-type="float" office:value="2097152">
            <text:p>2097152</text:p>
          </table:table-cell>
          <table:table-cell table:formula="of:=[counters.O97]" office:value-type="float" office:value="80">
            <text:p>80</text:p>
          </table:table-cell>
          <table:table-cell table:formula="of:=[.L97]/[.N97]" office:value-type="float" office:value="1638.4">
            <text:p>1638,4</text:p>
          </table:table-cell>
          <table:table-cell table:formula="of:=[.M97]/[.N97]" office:value-type="float" office:value="26214.4">
            <text:p>26214,4</text:p>
          </table:table-cell>
          <table:table-cell/>
          <table:table-cell table:formula="of:=[.L97]/[counters.D97]" office:value-type="float" office:value="0.865641675912717">
            <text:p>0,8656416759</text:p>
          </table:table-cell>
          <table:table-cell table:formula="of:=[.M97]/[counters.D97]" office:value-type="float" office:value="13.8502668146035">
            <text:p>13,8502668146</text:p>
          </table:table-cell>
          <table:table-cell/>
          <table:table-cell table:formula="of:=IF( ISNUMBER( SEARCH(&quot;scalar&quot;;[.A97]));1;IF( ISNUMBER( SEARCH(&quot;vect2&quot;;[.A97]));2;IF( ISNUMBER( SEARCH(&quot;vect4&quot;;[.A97]));4;IF( ISNUMBER( SEARCH(&quot;vect8&quot;;[.A97]));8;IF( ISNUMBER( SEARCH(&quot;vect16&quot;;[.A97]));16;0)))))" office:value-type="float" office:value="4">
            <text:p>4</text:p>
          </table:table-cell>
          <table:table-cell table:formula="of:=[.D97]*[.E97]*4*[.U97]" office:value-type="float" office:value="32768">
            <text:p>32768</text:p>
          </table:table-cell>
          <table:table-cell table:formula="of:=[.V97]/[counters.D97]" office:value-type="float" office:value="0.216410418978179">
            <text:p>0,21641041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98]*[.C98]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98]*[.E98]*[.F98]*[.G98]*[.H98]" office:value-type="float" office:value="262144">
            <text:p>262144</text:p>
          </table:table-cell>
          <table:table-cell table:formula="of:=[.D98]*[.E98]*[.I98]*[.J98]*[.K98]" office:value-type="float" office:value="4194304">
            <text:p>4194304</text:p>
          </table:table-cell>
          <table:table-cell table:formula="of:=[counters.O98]" office:value-type="float" office:value="80">
            <text:p>80</text:p>
          </table:table-cell>
          <table:table-cell table:formula="of:=[.L98]/[.N98]" office:value-type="float" office:value="3276.8">
            <text:p>3276,8</text:p>
          </table:table-cell>
          <table:table-cell table:formula="of:=[.M98]/[.N98]" office:value-type="float" office:value="52428.8">
            <text:p>52428,8</text:p>
          </table:table-cell>
          <table:table-cell/>
          <table:table-cell table:formula="of:=[.L98]/[counters.D98]" office:value-type="float" office:value="1.72652848853675">
            <text:p>1,7265284885</text:p>
          </table:table-cell>
          <table:table-cell table:formula="of:=[.M98]/[counters.D98]" office:value-type="float" office:value="27.624455816588">
            <text:p>27,6244558166</text:p>
          </table:table-cell>
          <table:table-cell/>
          <table:table-cell table:formula="of:=IF( ISNUMBER( SEARCH(&quot;scalar&quot;;[.A98]));1;IF( ISNUMBER( SEARCH(&quot;vect2&quot;;[.A98]));2;IF( ISNUMBER( SEARCH(&quot;vect4&quot;;[.A98]));4;IF( ISNUMBER( SEARCH(&quot;vect8&quot;;[.A98]));8;IF( ISNUMBER( SEARCH(&quot;vect16&quot;;[.A98]));16;0)))))" office:value-type="float" office:value="4">
            <text:p>4</text:p>
          </table:table-cell>
          <table:table-cell table:formula="of:=[.D98]*[.E98]*4*[.U98]" office:value-type="float" office:value="65536">
            <text:p>65536</text:p>
          </table:table-cell>
          <table:table-cell table:formula="of:=[.V98]/[counters.D98]" office:value-type="float" office:value="0.431632122134187">
            <text:p>0,431632122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99]*[.C99]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99]*[.E99]*[.F99]*[.G99]*[.H99]" office:value-type="float" office:value="524288">
            <text:p>524288</text:p>
          </table:table-cell>
          <table:table-cell table:formula="of:=[.D99]*[.E99]*[.I99]*[.J99]*[.K99]" office:value-type="float" office:value="8388608">
            <text:p>8388608</text:p>
          </table:table-cell>
          <table:table-cell table:formula="of:=[counters.O99]" office:value-type="float" office:value="80">
            <text:p>80</text:p>
          </table:table-cell>
          <table:table-cell table:formula="of:=[.L99]/[.N99]" office:value-type="float" office:value="6553.6">
            <text:p>6553,6</text:p>
          </table:table-cell>
          <table:table-cell table:formula="of:=[.M99]/[.N99]" office:value-type="float" office:value="104857.6">
            <text:p>104857,6</text:p>
          </table:table-cell>
          <table:table-cell/>
          <table:table-cell table:formula="of:=[.L99]/[counters.D99]" office:value-type="float" office:value="3.4342158699383">
            <text:p>3,4342158699</text:p>
          </table:table-cell>
          <table:table-cell table:formula="of:=[.M99]/[counters.D99]" office:value-type="float" office:value="54.9474539190127">
            <text:p>54,947453919</text:p>
          </table:table-cell>
          <table:table-cell/>
          <table:table-cell table:formula="of:=IF( ISNUMBER( SEARCH(&quot;scalar&quot;;[.A99]));1;IF( ISNUMBER( SEARCH(&quot;vect2&quot;;[.A99]));2;IF( ISNUMBER( SEARCH(&quot;vect4&quot;;[.A99]));4;IF( ISNUMBER( SEARCH(&quot;vect8&quot;;[.A99]));8;IF( ISNUMBER( SEARCH(&quot;vect16&quot;;[.A99]));16;0)))))" office:value-type="float" office:value="4">
            <text:p>4</text:p>
          </table:table-cell>
          <table:table-cell table:formula="of:=[.D99]*[.E99]*4*[.U99]" office:value-type="float" office:value="131072">
            <text:p>131072</text:p>
          </table:table-cell>
          <table:table-cell table:formula="of:=[.V99]/[counters.D99]" office:value-type="float" office:value="0.858553967484574">
            <text:p>0,8585539675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00]*[.C100]"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100]*[.E100]*[.F100]*[.G100]*[.H100]" office:value-type="float" office:value="1048576">
            <text:p>1048576</text:p>
          </table:table-cell>
          <table:table-cell table:formula="of:=[.D100]*[.E100]*[.I100]*[.J100]*[.K100]" office:value-type="float" office:value="16777216">
            <text:p>16777216</text:p>
          </table:table-cell>
          <table:table-cell table:formula="of:=[counters.O100]" office:value-type="float" office:value="108">
            <text:p>108</text:p>
          </table:table-cell>
          <table:table-cell table:formula="of:=[.L100]/[.N100]" office:value-type="float" office:value="9709.03703703704">
            <text:p>9709,037037037</text:p>
          </table:table-cell>
          <table:table-cell table:formula="of:=[.M100]/[.N100]" office:value-type="float" office:value="155344.592592593">
            <text:p>155344,592592593</text:p>
          </table:table-cell>
          <table:table-cell/>
          <table:table-cell table:formula="of:=[.L100]/[counters.D100]" office:value-type="float" office:value="6.78329947859389">
            <text:p>6,7832994786</text:p>
          </table:table-cell>
          <table:table-cell table:formula="of:=[.M100]/[counters.D100]" office:value-type="float" office:value="108.532791657502">
            <text:p>108,5327916575</text:p>
          </table:table-cell>
          <table:table-cell/>
          <table:table-cell table:formula="of:=IF( ISNUMBER( SEARCH(&quot;scalar&quot;;[.A100]));1;IF( ISNUMBER( SEARCH(&quot;vect2&quot;;[.A100]));2;IF( ISNUMBER( SEARCH(&quot;vect4&quot;;[.A100]));4;IF( ISNUMBER( SEARCH(&quot;vect8&quot;;[.A100]));8;IF( ISNUMBER( SEARCH(&quot;vect16&quot;;[.A100]));16;0)))))" office:value-type="float" office:value="4">
            <text:p>4</text:p>
          </table:table-cell>
          <table:table-cell table:formula="of:=[.D100]*[.E100]*4*[.U100]" office:value-type="float" office:value="262144">
            <text:p>262144</text:p>
          </table:table-cell>
          <table:table-cell table:formula="of:=[.V100]/[counters.D100]" office:value-type="float" office:value="1.69582486964847">
            <text:p>1,695824869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01]*[.C101]"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D101]*[.E101]*[.F101]*[.G101]*[.H101]" office:value-type="float" office:value="2097152">
            <text:p>2097152</text:p>
          </table:table-cell>
          <table:table-cell table:formula="of:=[.D101]*[.E101]*[.I101]*[.J101]*[.K101]" office:value-type="float" office:value="33554432">
            <text:p>33554432</text:p>
          </table:table-cell>
          <table:table-cell table:formula="of:=[counters.O101]" office:value-type="float" office:value="164">
            <text:p>164</text:p>
          </table:table-cell>
          <table:table-cell table:formula="of:=[.L101]/[.N101]" office:value-type="float" office:value="12787.512195122">
            <text:p>12787,512195122</text:p>
          </table:table-cell>
          <table:table-cell table:formula="of:=[.M101]/[.N101]" office:value-type="float" office:value="204600.195121951">
            <text:p>204600,195121951</text:p>
          </table:table-cell>
          <table:table-cell/>
          <table:table-cell table:formula="of:=[.L101]/[counters.D101]" office:value-type="float" office:value="13.573887209626">
            <text:p>13,5738872096</text:p>
          </table:table-cell>
          <table:table-cell table:formula="of:=[.M101]/[counters.D101]" office:value-type="float" office:value="217.182195354015">
            <text:p>217,182195354</text:p>
          </table:table-cell>
          <table:table-cell/>
          <table:table-cell table:formula="of:=IF( ISNUMBER( SEARCH(&quot;scalar&quot;;[.A101]));1;IF( ISNUMBER( SEARCH(&quot;vect2&quot;;[.A101]));2;IF( ISNUMBER( SEARCH(&quot;vect4&quot;;[.A101]));4;IF( ISNUMBER( SEARCH(&quot;vect8&quot;;[.A101]));8;IF( ISNUMBER( SEARCH(&quot;vect16&quot;;[.A101]));16;0)))))" office:value-type="float" office:value="4">
            <text:p>4</text:p>
          </table:table-cell>
          <table:table-cell table:formula="of:=[.D101]*[.E101]*4*[.U101]" office:value-type="float" office:value="524288">
            <text:p>524288</text:p>
          </table:table-cell>
          <table:table-cell table:formula="of:=[.V101]/[counters.D101]" office:value-type="float" office:value="3.39347180240649">
            <text:p>3,3934718024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02]*[.C102]"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2]*[.E102]*[.F102]*[.G102]*[.H102]" office:value-type="float" office:value="16777216">
            <text:p>16777216</text:p>
          </table:table-cell>
          <table:table-cell table:formula="of:=[.D102]*[.E102]*[.I102]*[.J102]*[.K102]" office:value-type="float" office:value="33554432">
            <text:p>33554432</text:p>
          </table:table-cell>
          <table:table-cell table:formula="of:=[counters.O102]" office:value-type="float" office:value="328">
            <text:p>328</text:p>
          </table:table-cell>
          <table:table-cell table:formula="of:=[.L102]/[.N102]" office:value-type="float" office:value="51150.0487804878">
            <text:p>51150,0487804878</text:p>
          </table:table-cell>
          <table:table-cell table:formula="of:=[.M102]/[.N102]" office:value-type="float" office:value="102300.097560976">
            <text:p>102300,097560976</text:p>
          </table:table-cell>
          <table:table-cell/>
          <table:table-cell table:formula="of:=[.L102]/[counters.D102]" office:value-type="float" office:value="108.415666660205">
            <text:p>108,4156666602</text:p>
          </table:table-cell>
          <table:table-cell table:formula="of:=[.M102]/[counters.D102]" office:value-type="float" office:value="216.831333320409">
            <text:p>216,8313333204</text:p>
          </table:table-cell>
          <table:table-cell/>
          <table:table-cell table:formula="of:=IF( ISNUMBER( SEARCH(&quot;scalar&quot;;[.A102]));1;IF( ISNUMBER( SEARCH(&quot;vect2&quot;;[.A102]));2;IF( ISNUMBER( SEARCH(&quot;vect4&quot;;[.A102]));4;IF( ISNUMBER( SEARCH(&quot;vect8&quot;;[.A102]));8;IF( ISNUMBER( SEARCH(&quot;vect16&quot;;[.A102]));16;0)))))" office:value-type="float" office:value="4">
            <text:p>4</text:p>
          </table:table-cell>
          <table:table-cell table:formula="of:=[.D102]*[.E102]*4*[.U102]" office:value-type="float" office:value="1048576">
            <text:p>1048576</text:p>
          </table:table-cell>
          <table:table-cell table:formula="of:=[.V102]/[counters.D102]" office:value-type="float" office:value="6.77597916626279">
            <text:p>6,775979166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03]*[.C103]"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3]*[.E103]*[.F103]*[.G103]*[.H103]" office:value-type="float" office:value="33554432">
            <text:p>33554432</text:p>
          </table:table-cell>
          <table:table-cell table:formula="of:=[.D103]*[.E103]*[.I103]*[.J103]*[.K103]" office:value-type="float" office:value="67108864">
            <text:p>67108864</text:p>
          </table:table-cell>
          <table:table-cell table:formula="of:=[counters.O103]" office:value-type="float" office:value="656">
            <text:p>656</text:p>
          </table:table-cell>
          <table:table-cell table:formula="of:=[.L103]/[.N103]" office:value-type="float" office:value="51150.0487804878">
            <text:p>51150,0487804878</text:p>
          </table:table-cell>
          <table:table-cell table:formula="of:=[.M103]/[.N103]" office:value-type="float" office:value="102300.097560976">
            <text:p>102300,097560976</text:p>
          </table:table-cell>
          <table:table-cell/>
          <table:table-cell table:formula="of:=[.L103]/[counters.D103]" office:value-type="float" office:value="216.016120206267">
            <text:p>216,0161202063</text:p>
          </table:table-cell>
          <table:table-cell table:formula="of:=[.M103]/[counters.D103]" office:value-type="float" office:value="432.032240412533">
            <text:p>432,0322404125</text:p>
          </table:table-cell>
          <table:table-cell/>
          <table:table-cell table:formula="of:=IF( ISNUMBER( SEARCH(&quot;scalar&quot;;[.A103]));1;IF( ISNUMBER( SEARCH(&quot;vect2&quot;;[.A103]));2;IF( ISNUMBER( SEARCH(&quot;vect4&quot;;[.A103]));4;IF( ISNUMBER( SEARCH(&quot;vect8&quot;;[.A103]));8;IF( ISNUMBER( SEARCH(&quot;vect16&quot;;[.A103]));16;0)))))" office:value-type="float" office:value="4">
            <text:p>4</text:p>
          </table:table-cell>
          <table:table-cell table:formula="of:=[.D103]*[.E103]*4*[.U103]" office:value-type="float" office:value="2097152">
            <text:p>2097152</text:p>
          </table:table-cell>
          <table:table-cell table:formula="of:=[.V103]/[counters.D103]" office:value-type="float" office:value="13.5010075128917">
            <text:p>13,501007512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4]*[.C104]"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4]*[.E104]*[.F104]*[.G104]*[.H104]" office:value-type="float" office:value="67108864">
            <text:p>67108864</text:p>
          </table:table-cell>
          <table:table-cell table:formula="of:=[.D104]*[.E104]*[.I104]*[.J104]*[.K104]" office:value-type="float" office:value="134217728">
            <text:p>134217728</text:p>
          </table:table-cell>
          <table:table-cell table:formula="of:=[counters.O104]" office:value-type="float" office:value="1312">
            <text:p>1312</text:p>
          </table:table-cell>
          <table:table-cell table:formula="of:=[.L104]/[.N104]" office:value-type="float" office:value="51150.0487804878">
            <text:p>51150,0487804878</text:p>
          </table:table-cell>
          <table:table-cell table:formula="of:=[.M104]/[.N104]" office:value-type="float" office:value="102300.097560976">
            <text:p>102300,097560976</text:p>
          </table:table-cell>
          <table:table-cell/>
          <table:table-cell table:formula="of:=[.L104]/[counters.D104]" office:value-type="float" office:value="403.46091274732">
            <text:p>403,4609127473</text:p>
          </table:table-cell>
          <table:table-cell table:formula="of:=[.M104]/[counters.D104]" office:value-type="float" office:value="806.92182549464">
            <text:p>806,9218254946</text:p>
          </table:table-cell>
          <table:table-cell/>
          <table:table-cell table:formula="of:=IF( ISNUMBER( SEARCH(&quot;scalar&quot;;[.A104]));1;IF( ISNUMBER( SEARCH(&quot;vect2&quot;;[.A104]));2;IF( ISNUMBER( SEARCH(&quot;vect4&quot;;[.A104]));4;IF( ISNUMBER( SEARCH(&quot;vect8&quot;;[.A104]));8;IF( ISNUMBER( SEARCH(&quot;vect16&quot;;[.A104]));16;0)))))" office:value-type="float" office:value="4">
            <text:p>4</text:p>
          </table:table-cell>
          <table:table-cell table:formula="of:=[.D104]*[.E104]*4*[.U104]" office:value-type="float" office:value="4194304">
            <text:p>4194304</text:p>
          </table:table-cell>
          <table:table-cell table:formula="of:=[.V104]/[counters.D104]" office:value-type="float" office:value="25.2163070467075">
            <text:p>25,216307046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05]*[.C105]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5]*[.E105]*[.F105]*[.G105]*[.H105]" office:value-type="float" office:value="134217728">
            <text:p>134217728</text:p>
          </table:table-cell>
          <table:table-cell table:formula="of:=[.D105]*[.E105]*[.I105]*[.J105]*[.K105]" office:value-type="float" office:value="268435456">
            <text:p>268435456</text:p>
          </table:table-cell>
          <table:table-cell table:formula="of:=[counters.O105]" office:value-type="float" office:value="2624">
            <text:p>2624</text:p>
          </table:table-cell>
          <table:table-cell table:formula="of:=[.L105]/[.N105]" office:value-type="float" office:value="51150.0487804878">
            <text:p>51150,0487804878</text:p>
          </table:table-cell>
          <table:table-cell table:formula="of:=[.M105]/[.N105]" office:value-type="float" office:value="102300.097560976">
            <text:p>102300,097560976</text:p>
          </table:table-cell>
          <table:table-cell/>
          <table:table-cell table:formula="of:=[.L105]/[counters.D105]" office:value-type="float" office:value="703.325567380904">
            <text:p>703,3255673809</text:p>
          </table:table-cell>
          <table:table-cell table:formula="of:=[.M105]/[counters.D105]" office:value-type="float" office:value="1406.65113476181">
            <text:p>1406,6511347618</text:p>
          </table:table-cell>
          <table:table-cell/>
          <table:table-cell table:formula="of:=IF( ISNUMBER( SEARCH(&quot;scalar&quot;;[.A105]));1;IF( ISNUMBER( SEARCH(&quot;vect2&quot;;[.A105]));2;IF( ISNUMBER( SEARCH(&quot;vect4&quot;;[.A105]));4;IF( ISNUMBER( SEARCH(&quot;vect8&quot;;[.A105]));8;IF( ISNUMBER( SEARCH(&quot;vect16&quot;;[.A105]));16;0)))))" office:value-type="float" office:value="4">
            <text:p>4</text:p>
          </table:table-cell>
          <table:table-cell table:formula="of:=[.D105]*[.E105]*4*[.U105]" office:value-type="float" office:value="8388608">
            <text:p>8388608</text:p>
          </table:table-cell>
          <table:table-cell table:formula="of:=[.V105]/[counters.D105]" office:value-type="float" office:value="43.9578479613065">
            <text:p>43,957847961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06]*[.C106]"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6]*[.E106]*[.F106]*[.G106]*[.H106]" office:value-type="float" office:value="201326592">
            <text:p>201326592</text:p>
          </table:table-cell>
          <table:table-cell table:formula="of:=[.D106]*[.E106]*[.I106]*[.J106]*[.K106]" office:value-type="float" office:value="402653184">
            <text:p>402653184</text:p>
          </table:table-cell>
          <table:table-cell table:formula="of:=[counters.O106]" office:value-type="float" office:value="3936">
            <text:p>3936</text:p>
          </table:table-cell>
          <table:table-cell table:formula="of:=[.L106]/[.N106]" office:value-type="float" office:value="51150.0487804878">
            <text:p>51150,0487804878</text:p>
          </table:table-cell>
          <table:table-cell table:formula="of:=[.M106]/[.N106]" office:value-type="float" office:value="102300.097560976">
            <text:p>102300,097560976</text:p>
          </table:table-cell>
          <table:table-cell/>
          <table:table-cell table:formula="of:=[.L106]/[counters.D106]" office:value-type="float" office:value="964.443384159924">
            <text:p>964,4433841599</text:p>
          </table:table-cell>
          <table:table-cell table:formula="of:=[.M106]/[counters.D106]" office:value-type="float" office:value="1928.88676831985">
            <text:p>1928,8867683199</text:p>
          </table:table-cell>
          <table:table-cell/>
          <table:table-cell table:formula="of:=IF( ISNUMBER( SEARCH(&quot;scalar&quot;;[.A106]));1;IF( ISNUMBER( SEARCH(&quot;vect2&quot;;[.A106]));2;IF( ISNUMBER( SEARCH(&quot;vect4&quot;;[.A106]));4;IF( ISNUMBER( SEARCH(&quot;vect8&quot;;[.A106]));8;IF( ISNUMBER( SEARCH(&quot;vect16&quot;;[.A106]));16;0)))))" office:value-type="float" office:value="4">
            <text:p>4</text:p>
          </table:table-cell>
          <table:table-cell table:formula="of:=[.D106]*[.E106]*4*[.U106]" office:value-type="float" office:value="12582912">
            <text:p>12582912</text:p>
          </table:table-cell>
          <table:table-cell table:formula="of:=[.V106]/[counters.D106]" office:value-type="float" office:value="60.2777115099953">
            <text:p>60,2777115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07]*[.C107]"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7]*[.E107]*[.F107]*[.G107]*[.H107]" office:value-type="float" office:value="268435456">
            <text:p>268435456</text:p>
          </table:table-cell>
          <table:table-cell table:formula="of:=[.D107]*[.E107]*[.I107]*[.J107]*[.K107]" office:value-type="float" office:value="536870912">
            <text:p>536870912</text:p>
          </table:table-cell>
          <table:table-cell table:formula="of:=[counters.O107]" office:value-type="float" office:value="4272">
            <text:p>4272</text:p>
          </table:table-cell>
          <table:table-cell table:formula="of:=[.L107]/[.N107]" office:value-type="float" office:value="62836.0149812734">
            <text:p>62836,0149812734</text:p>
          </table:table-cell>
          <table:table-cell table:formula="of:=[.M107]/[.N107]" office:value-type="float" office:value="125672.029962547">
            <text:p>125672,029962547</text:p>
          </table:table-cell>
          <table:table-cell/>
          <table:table-cell table:formula="of:=[.L107]/[counters.D107]" office:value-type="float" office:value="1278.27016319125">
            <text:p>1278,2701631913</text:p>
          </table:table-cell>
          <table:table-cell table:formula="of:=[.M107]/[counters.D107]" office:value-type="float" office:value="2556.54032638251">
            <text:p>2556,5403263825</text:p>
          </table:table-cell>
          <table:table-cell/>
          <table:table-cell table:formula="of:=IF( ISNUMBER( SEARCH(&quot;scalar&quot;;[.A107]));1;IF( ISNUMBER( SEARCH(&quot;vect2&quot;;[.A107]));2;IF( ISNUMBER( SEARCH(&quot;vect4&quot;;[.A107]));4;IF( ISNUMBER( SEARCH(&quot;vect8&quot;;[.A107]));8;IF( ISNUMBER( SEARCH(&quot;vect16&quot;;[.A107]));16;0)))))" office:value-type="float" office:value="4">
            <text:p>4</text:p>
          </table:table-cell>
          <table:table-cell table:formula="of:=[.D107]*[.E107]*4*[.U107]" office:value-type="float" office:value="16777216">
            <text:p>16777216</text:p>
          </table:table-cell>
          <table:table-cell table:formula="of:=[.V107]/[counters.D107]" office:value-type="float" office:value="79.8918851994533">
            <text:p>79,8918851995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08]*[.C108]"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8]*[.E108]*[.F108]*[.G108]*[.H108]" office:value-type="float" office:value="335544320">
            <text:p>335544320</text:p>
          </table:table-cell>
          <table:table-cell table:formula="of:=[.D108]*[.E108]*[.I108]*[.J108]*[.K108]" office:value-type="float" office:value="671088640">
            <text:p>671088640</text:p>
          </table:table-cell>
          <table:table-cell table:formula="of:=[counters.O108]" office:value-type="float" office:value="4608">
            <text:p>4608</text:p>
          </table:table-cell>
          <table:table-cell table:formula="of:=[.L108]/[.N108]" office:value-type="float" office:value="72817.7777777778">
            <text:p>72817,7777777778</text:p>
          </table:table-cell>
          <table:table-cell table:formula="of:=[.M108]/[.N108]" office:value-type="float" office:value="145635.555555556">
            <text:p>145635,555555556</text:p>
          </table:table-cell>
          <table:table-cell/>
          <table:table-cell table:formula="of:=[.L108]/[counters.D108]" office:value-type="float" office:value="1431.40536482151">
            <text:p>1431,4053648215</text:p>
          </table:table-cell>
          <table:table-cell table:formula="of:=[.M108]/[counters.D108]" office:value-type="float" office:value="2862.81072964303">
            <text:p>2862,810729643</text:p>
          </table:table-cell>
          <table:table-cell/>
          <table:table-cell table:formula="of:=IF( ISNUMBER( SEARCH(&quot;scalar&quot;;[.A108]));1;IF( ISNUMBER( SEARCH(&quot;vect2&quot;;[.A108]));2;IF( ISNUMBER( SEARCH(&quot;vect4&quot;;[.A108]));4;IF( ISNUMBER( SEARCH(&quot;vect8&quot;;[.A108]));8;IF( ISNUMBER( SEARCH(&quot;vect16&quot;;[.A108]));16;0)))))" office:value-type="float" office:value="4">
            <text:p>4</text:p>
          </table:table-cell>
          <table:table-cell table:formula="of:=[.D108]*[.E108]*4*[.U108]" office:value-type="float" office:value="20971520">
            <text:p>20971520</text:p>
          </table:table-cell>
          <table:table-cell table:formula="of:=[.V108]/[counters.D108]" office:value-type="float" office:value="89.4628353013446">
            <text:p>89,462835301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09]*[.C109]" office:value-type="float" office:value="1536">
            <text:p>1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09]*[.E109]*[.F109]*[.G109]*[.H109]" office:value-type="float" office:value="402653184">
            <text:p>402653184</text:p>
          </table:table-cell>
          <table:table-cell table:formula="of:=[.D109]*[.E109]*[.I109]*[.J109]*[.K109]" office:value-type="float" office:value="805306368">
            <text:p>805306368</text:p>
          </table:table-cell>
          <table:table-cell table:formula="of:=[counters.O109]" office:value-type="float" office:value="4944">
            <text:p>4944</text:p>
          </table:table-cell>
          <table:table-cell table:formula="of:=[.L109]/[.N109]" office:value-type="float" office:value="81442.7961165048">
            <text:p>81442,7961165048</text:p>
          </table:table-cell>
          <table:table-cell table:formula="of:=[.M109]/[.N109]" office:value-type="float" office:value="162885.59223301">
            <text:p>162885,59223301</text:p>
          </table:table-cell>
          <table:table-cell/>
          <table:table-cell table:formula="of:=[.L109]/[counters.D109]" office:value-type="float" office:value="1506.19149222689">
            <text:p>1506,1914922269</text:p>
          </table:table-cell>
          <table:table-cell table:formula="of:=[.M109]/[counters.D109]" office:value-type="float" office:value="3012.38298445379">
            <text:p>3012,3829844538</text:p>
          </table:table-cell>
          <table:table-cell/>
          <table:table-cell table:formula="of:=IF( ISNUMBER( SEARCH(&quot;scalar&quot;;[.A109]));1;IF( ISNUMBER( SEARCH(&quot;vect2&quot;;[.A109]));2;IF( ISNUMBER( SEARCH(&quot;vect4&quot;;[.A109]));4;IF( ISNUMBER( SEARCH(&quot;vect8&quot;;[.A109]));8;IF( ISNUMBER( SEARCH(&quot;vect16&quot;;[.A109]));16;0)))))" office:value-type="float" office:value="4">
            <text:p>4</text:p>
          </table:table-cell>
          <table:table-cell table:formula="of:=[.D109]*[.E109]*4*[.U109]" office:value-type="float" office:value="25165824">
            <text:p>25165824</text:p>
          </table:table-cell>
          <table:table-cell table:formula="of:=[.V109]/[counters.D109]" office:value-type="float" office:value="94.1369682641809">
            <text:p>94,136968264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10]*[.C110]" office:value-type="float" office:value="1792">
            <text:p>17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0]*[.E110]*[.F110]*[.G110]*[.H110]" office:value-type="float" office:value="469762048">
            <text:p>469762048</text:p>
          </table:table-cell>
          <table:table-cell table:formula="of:=[.D110]*[.E110]*[.I110]*[.J110]*[.K110]" office:value-type="float" office:value="939524096">
            <text:p>939524096</text:p>
          </table:table-cell>
          <table:table-cell table:formula="of:=[counters.O110]" office:value-type="float" office:value="5760">
            <text:p>5760</text:p>
          </table:table-cell>
          <table:table-cell table:formula="of:=[.L110]/[.N110]" office:value-type="float" office:value="81555.9111111111">
            <text:p>81555,9111111111</text:p>
          </table:table-cell>
          <table:table-cell table:formula="of:=[.M110]/[.N110]" office:value-type="float" office:value="163111.822222222">
            <text:p>163111,822222222</text:p>
          </table:table-cell>
          <table:table-cell/>
          <table:table-cell table:formula="of:=[.L110]/[counters.D110]" office:value-type="float" office:value="1370.90758612639">
            <text:p>1370,9075861264</text:p>
          </table:table-cell>
          <table:table-cell table:formula="of:=[.M110]/[counters.D110]" office:value-type="float" office:value="2741.81517225278">
            <text:p>2741,8151722528</text:p>
          </table:table-cell>
          <table:table-cell/>
          <table:table-cell table:formula="of:=IF( ISNUMBER( SEARCH(&quot;scalar&quot;;[.A110]));1;IF( ISNUMBER( SEARCH(&quot;vect2&quot;;[.A110]));2;IF( ISNUMBER( SEARCH(&quot;vect4&quot;;[.A110]));4;IF( ISNUMBER( SEARCH(&quot;vect8&quot;;[.A110]));8;IF( ISNUMBER( SEARCH(&quot;vect16&quot;;[.A110]));16;0)))))" office:value-type="float" office:value="4">
            <text:p>4</text:p>
          </table:table-cell>
          <table:table-cell table:formula="of:=[.D110]*[.E110]*4*[.U110]" office:value-type="float" office:value="29360128">
            <text:p>29360128</text:p>
          </table:table-cell>
          <table:table-cell table:formula="of:=[.V110]/[counters.D110]" office:value-type="float" office:value="85.6817241328995">
            <text:p>85,681724132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11]*[.C111]"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1]*[.E111]*[.F111]*[.G111]*[.H111]" office:value-type="float" office:value="536870912">
            <text:p>536870912</text:p>
          </table:table-cell>
          <table:table-cell table:formula="of:=[.D111]*[.E111]*[.I111]*[.J111]*[.K111]" office:value-type="float" office:value="1073741824">
            <text:p>1073741824</text:p>
          </table:table-cell>
          <table:table-cell table:formula="of:=[counters.O111]" office:value-type="float" office:value="6576">
            <text:p>6576</text:p>
          </table:table-cell>
          <table:table-cell table:formula="of:=[.L111]/[.N111]" office:value-type="float" office:value="81640.9537712895">
            <text:p>81640,9537712895</text:p>
          </table:table-cell>
          <table:table-cell table:formula="of:=[.M111]/[.N111]" office:value-type="float" office:value="163281.907542579">
            <text:p>163281,907542579</text:p>
          </table:table-cell>
          <table:table-cell/>
          <table:table-cell table:formula="of:=[.L111]/[counters.D111]" office:value-type="float" office:value="1374.54436339709">
            <text:p>1374,5443633971</text:p>
          </table:table-cell>
          <table:table-cell table:formula="of:=[.M111]/[counters.D111]" office:value-type="float" office:value="2749.08872679419">
            <text:p>2749,0887267942</text:p>
          </table:table-cell>
          <table:table-cell/>
          <table:table-cell table:formula="of:=IF( ISNUMBER( SEARCH(&quot;scalar&quot;;[.A111]));1;IF( ISNUMBER( SEARCH(&quot;vect2&quot;;[.A111]));2;IF( ISNUMBER( SEARCH(&quot;vect4&quot;;[.A111]));4;IF( ISNUMBER( SEARCH(&quot;vect8&quot;;[.A111]));8;IF( ISNUMBER( SEARCH(&quot;vect16&quot;;[.A111]));16;0)))))" office:value-type="float" office:value="4">
            <text:p>4</text:p>
          </table:table-cell>
          <table:table-cell table:formula="of:=[.D111]*[.E111]*4*[.U111]" office:value-type="float" office:value="33554432">
            <text:p>33554432</text:p>
          </table:table-cell>
          <table:table-cell table:formula="of:=[.V111]/[counters.D111]" office:value-type="float" office:value="85.9090227123183">
            <text:p>85,909022712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12]*[.C112]" office:value-type="float" office:value="2304">
            <text:p>230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2]*[.E112]*[.F112]*[.G112]*[.H112]" office:value-type="float" office:value="603979776">
            <text:p>603979776</text:p>
          </table:table-cell>
          <table:table-cell table:formula="of:=[.D112]*[.E112]*[.I112]*[.J112]*[.K112]" office:value-type="float" office:value="1207959552">
            <text:p>1207959552</text:p>
          </table:table-cell>
          <table:table-cell table:formula="of:=[counters.O112]" office:value-type="float" office:value="7392">
            <text:p>7392</text:p>
          </table:table-cell>
          <table:table-cell table:formula="of:=[.L112]/[.N112]" office:value-type="float" office:value="81707.2207792208">
            <text:p>81707,2207792208</text:p>
          </table:table-cell>
          <table:table-cell table:formula="of:=[.M112]/[.N112]" office:value-type="float" office:value="163414.441558442">
            <text:p>163414,441558442</text:p>
          </table:table-cell>
          <table:table-cell/>
          <table:table-cell table:formula="of:=[.L112]/[counters.D112]" office:value-type="float" office:value="1506.18773612902">
            <text:p>1506,187736129</text:p>
          </table:table-cell>
          <table:table-cell table:formula="of:=[.M112]/[counters.D112]" office:value-type="float" office:value="3012.37547225804">
            <text:p>3012,375472258</text:p>
          </table:table-cell>
          <table:table-cell/>
          <table:table-cell table:formula="of:=IF( ISNUMBER( SEARCH(&quot;scalar&quot;;[.A112]));1;IF( ISNUMBER( SEARCH(&quot;vect2&quot;;[.A112]));2;IF( ISNUMBER( SEARCH(&quot;vect4&quot;;[.A112]));4;IF( ISNUMBER( SEARCH(&quot;vect8&quot;;[.A112]));8;IF( ISNUMBER( SEARCH(&quot;vect16&quot;;[.A112]));16;0)))))" office:value-type="float" office:value="4">
            <text:p>4</text:p>
          </table:table-cell>
          <table:table-cell table:formula="of:=[.D112]*[.E112]*4*[.U112]" office:value-type="float" office:value="37748736">
            <text:p>37748736</text:p>
          </table:table-cell>
          <table:table-cell table:formula="of:=[.V112]/[counters.D112]" office:value-type="float" office:value="94.1367335080636">
            <text:p>94,136733508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13]*[.C113]"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3]*[.E113]*[.F113]*[.G113]*[.H113]" office:value-type="float" office:value="671088640">
            <text:p>671088640</text:p>
          </table:table-cell>
          <table:table-cell table:formula="of:=[.D113]*[.E113]*[.I113]*[.J113]*[.K113]" office:value-type="float" office:value="1342177280">
            <text:p>1342177280</text:p>
          </table:table-cell>
          <table:table-cell table:formula="of:=[counters.O113]" office:value-type="float" office:value="8176">
            <text:p>8176</text:p>
          </table:table-cell>
          <table:table-cell table:formula="of:=[.L113]/[.N113]" office:value-type="float" office:value="82080.313111546">
            <text:p>82080,313111546</text:p>
          </table:table-cell>
          <table:table-cell table:formula="of:=[.M113]/[.N113]" office:value-type="float" office:value="164160.626223092">
            <text:p>164160,626223092</text:p>
          </table:table-cell>
          <table:table-cell/>
          <table:table-cell table:formula="of:=[.L113]/[counters.D113]" office:value-type="float" office:value="1420.29942983886">
            <text:p>1420,2994298389</text:p>
          </table:table-cell>
          <table:table-cell table:formula="of:=[.M113]/[counters.D113]" office:value-type="float" office:value="2840.59885967771">
            <text:p>2840,5988596777</text:p>
          </table:table-cell>
          <table:table-cell/>
          <table:table-cell table:formula="of:=IF( ISNUMBER( SEARCH(&quot;scalar&quot;;[.A113]));1;IF( ISNUMBER( SEARCH(&quot;vect2&quot;;[.A113]));2;IF( ISNUMBER( SEARCH(&quot;vect4&quot;;[.A113]));4;IF( ISNUMBER( SEARCH(&quot;vect8&quot;;[.A113]));8;IF( ISNUMBER( SEARCH(&quot;vect16&quot;;[.A113]));16;0)))))" office:value-type="float" office:value="4">
            <text:p>4</text:p>
          </table:table-cell>
          <table:table-cell table:formula="of:=[.D113]*[.E113]*4*[.U113]" office:value-type="float" office:value="41943040">
            <text:p>41943040</text:p>
          </table:table-cell>
          <table:table-cell table:formula="of:=[.V113]/[counters.D113]" office:value-type="float" office:value="88.7687143649285">
            <text:p>88,768714364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14]*[.C114]" office:value-type="float" office:value="2816">
            <text:p>28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4]*[.E114]*[.F114]*[.G114]*[.H114]" office:value-type="float" office:value="738197504">
            <text:p>738197504</text:p>
          </table:table-cell>
          <table:table-cell table:formula="of:=[.D114]*[.E114]*[.I114]*[.J114]*[.K114]" office:value-type="float" office:value="1476395008">
            <text:p>1476395008</text:p>
          </table:table-cell>
          <table:table-cell table:formula="of:=[counters.O114]" office:value-type="float" office:value="8960">
            <text:p>8960</text:p>
          </table:table-cell>
          <table:table-cell table:formula="of:=[.L114]/[.N114]" office:value-type="float" office:value="82388.1142857143">
            <text:p>82388,1142857143</text:p>
          </table:table-cell>
          <table:table-cell table:formula="of:=[.M114]/[.N114]" office:value-type="float" office:value="164776.228571429">
            <text:p>164776,228571429</text:p>
          </table:table-cell>
          <table:table-cell/>
          <table:table-cell table:formula="of:=[.L114]/[counters.D114]" office:value-type="float" office:value="1462.99108369122">
            <text:p>1462,9910836912</text:p>
          </table:table-cell>
          <table:table-cell table:formula="of:=[.M114]/[counters.D114]" office:value-type="float" office:value="2925.98216738244">
            <text:p>2925,9821673825</text:p>
          </table:table-cell>
          <table:table-cell/>
          <table:table-cell table:formula="of:=IF( ISNUMBER( SEARCH(&quot;scalar&quot;;[.A114]));1;IF( ISNUMBER( SEARCH(&quot;vect2&quot;;[.A114]));2;IF( ISNUMBER( SEARCH(&quot;vect4&quot;;[.A114]));4;IF( ISNUMBER( SEARCH(&quot;vect8&quot;;[.A114]));8;IF( ISNUMBER( SEARCH(&quot;vect16&quot;;[.A114]));16;0)))))" office:value-type="float" office:value="4">
            <text:p>4</text:p>
          </table:table-cell>
          <table:table-cell table:formula="of:=[.D114]*[.E114]*4*[.U114]" office:value-type="float" office:value="46137344">
            <text:p>46137344</text:p>
          </table:table-cell>
          <table:table-cell table:formula="of:=[.V114]/[counters.D114]" office:value-type="float" office:value="91.4369427307013">
            <text:p>91,436942730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15]*[.C115]" office:value-type="float" office:value="3072">
            <text:p>3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5]*[.E115]*[.F115]*[.G115]*[.H115]" office:value-type="float" office:value="805306368">
            <text:p>805306368</text:p>
          </table:table-cell>
          <table:table-cell table:formula="of:=[.D115]*[.E115]*[.I115]*[.J115]*[.K115]" office:value-type="float" office:value="1610612736">
            <text:p>1610612736</text:p>
          </table:table-cell>
          <table:table-cell table:formula="of:=[counters.O115]" office:value-type="float" office:value="9744">
            <text:p>9744</text:p>
          </table:table-cell>
          <table:table-cell table:formula="of:=[.L115]/[.N115]" office:value-type="float" office:value="82646.3842364532">
            <text:p>82646,3842364532</text:p>
          </table:table-cell>
          <table:table-cell table:formula="of:=[.M115]/[.N115]" office:value-type="float" office:value="165292.768472906">
            <text:p>165292,768472906</text:p>
          </table:table-cell>
          <table:table-cell/>
          <table:table-cell table:formula="of:=[.L115]/[counters.D115]" office:value-type="float" office:value="1500.57832833952">
            <text:p>1500,5783283395</text:p>
          </table:table-cell>
          <table:table-cell table:formula="of:=[.M115]/[counters.D115]" office:value-type="float" office:value="3001.15665667904">
            <text:p>3001,156656679</text:p>
          </table:table-cell>
          <table:table-cell/>
          <table:table-cell table:formula="of:=IF( ISNUMBER( SEARCH(&quot;scalar&quot;;[.A115]));1;IF( ISNUMBER( SEARCH(&quot;vect2&quot;;[.A115]));2;IF( ISNUMBER( SEARCH(&quot;vect4&quot;;[.A115]));4;IF( ISNUMBER( SEARCH(&quot;vect8&quot;;[.A115]));8;IF( ISNUMBER( SEARCH(&quot;vect16&quot;;[.A115]));16;0)))))" office:value-type="float" office:value="4">
            <text:p>4</text:p>
          </table:table-cell>
          <table:table-cell table:formula="of:=[.D115]*[.E115]*4*[.U115]" office:value-type="float" office:value="50331648">
            <text:p>50331648</text:p>
          </table:table-cell>
          <table:table-cell table:formula="of:=[.V115]/[counters.D115]" office:value-type="float" office:value="93.78614552122">
            <text:p>93,786145521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16]*[.C116]" office:value-type="float" office:value="3328">
            <text:p>33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6]*[.E116]*[.F116]*[.G116]*[.H116]" office:value-type="float" office:value="872415232">
            <text:p>872415232</text:p>
          </table:table-cell>
          <table:table-cell table:formula="of:=[.D116]*[.E116]*[.I116]*[.J116]*[.K116]" office:value-type="float" office:value="1744830464">
            <text:p>1744830464</text:p>
          </table:table-cell>
          <table:table-cell table:formula="of:=[counters.O116]" office:value-type="float" office:value="10560">
            <text:p>10560</text:p>
          </table:table-cell>
          <table:table-cell table:formula="of:=[.L116]/[.N116]" office:value-type="float" office:value="82615.0787878788">
            <text:p>82615,0787878788</text:p>
          </table:table-cell>
          <table:table-cell table:formula="of:=[.M116]/[.N116]" office:value-type="float" office:value="165230.157575758">
            <text:p>165230,157575758</text:p>
          </table:table-cell>
          <table:table-cell/>
          <table:table-cell table:formula="of:=[.L116]/[counters.D116]" office:value-type="float" office:value="1443.40672452988">
            <text:p>1443,4067245299</text:p>
          </table:table-cell>
          <table:table-cell table:formula="of:=[.M116]/[counters.D116]" office:value-type="float" office:value="2886.81344905975">
            <text:p>2886,8134490598</text:p>
          </table:table-cell>
          <table:table-cell/>
          <table:table-cell table:formula="of:=IF( ISNUMBER( SEARCH(&quot;scalar&quot;;[.A116]));1;IF( ISNUMBER( SEARCH(&quot;vect2&quot;;[.A116]));2;IF( ISNUMBER( SEARCH(&quot;vect4&quot;;[.A116]));4;IF( ISNUMBER( SEARCH(&quot;vect8&quot;;[.A116]));8;IF( ISNUMBER( SEARCH(&quot;vect16&quot;;[.A116]));16;0)))))" office:value-type="float" office:value="4">
            <text:p>4</text:p>
          </table:table-cell>
          <table:table-cell table:formula="of:=[.D116]*[.E116]*4*[.U116]" office:value-type="float" office:value="54525952">
            <text:p>54525952</text:p>
          </table:table-cell>
          <table:table-cell table:formula="of:=[.V116]/[counters.D116]" office:value-type="float" office:value="90.2129202831172">
            <text:p>90,212920283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17]*[.C117]" office:value-type="float" office:value="3584">
            <text:p>35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7]*[.E117]*[.F117]*[.G117]*[.H117]" office:value-type="float" office:value="939524096">
            <text:p>939524096</text:p>
          </table:table-cell>
          <table:table-cell table:formula="of:=[.D117]*[.E117]*[.I117]*[.J117]*[.K117]" office:value-type="float" office:value="1879048192">
            <text:p>1879048192</text:p>
          </table:table-cell>
          <table:table-cell table:formula="of:=[counters.O117]" office:value-type="float" office:value="11376">
            <text:p>11376</text:p>
          </table:table-cell>
          <table:table-cell table:formula="of:=[.L117]/[.N117]" office:value-type="float" office:value="82588.2644163151">
            <text:p>82588,2644163151</text:p>
          </table:table-cell>
          <table:table-cell table:formula="of:=[.M117]/[.N117]" office:value-type="float" office:value="165176.52883263">
            <text:p>165176,52883263</text:p>
          </table:table-cell>
          <table:table-cell/>
          <table:table-cell table:formula="of:=[.L117]/[counters.D117]" office:value-type="float" office:value="1477.24379007481">
            <text:p>1477,2437900748</text:p>
          </table:table-cell>
          <table:table-cell table:formula="of:=[.M117]/[counters.D117]" office:value-type="float" office:value="2954.48758014962">
            <text:p>2954,4875801496</text:p>
          </table:table-cell>
          <table:table-cell/>
          <table:table-cell table:formula="of:=IF( ISNUMBER( SEARCH(&quot;scalar&quot;;[.A117]));1;IF( ISNUMBER( SEARCH(&quot;vect2&quot;;[.A117]));2;IF( ISNUMBER( SEARCH(&quot;vect4&quot;;[.A117]));4;IF( ISNUMBER( SEARCH(&quot;vect8&quot;;[.A117]));8;IF( ISNUMBER( SEARCH(&quot;vect16&quot;;[.A117]));16;0)))))" office:value-type="float" office:value="4">
            <text:p>4</text:p>
          </table:table-cell>
          <table:table-cell table:formula="of:=[.D117]*[.E117]*4*[.U117]" office:value-type="float" office:value="58720256">
            <text:p>58720256</text:p>
          </table:table-cell>
          <table:table-cell table:formula="of:=[.V117]/[counters.D117]" office:value-type="float" office:value="92.3277368796757">
            <text:p>92,327736879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18]*[.C118]" office:value-type="float" office:value="3840">
            <text:p>384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8]*[.E118]*[.F118]*[.G118]*[.H118]" office:value-type="float" office:value="1006632960">
            <text:p>1006632960</text:p>
          </table:table-cell>
          <table:table-cell table:formula="of:=[.D118]*[.E118]*[.I118]*[.J118]*[.K118]" office:value-type="float" office:value="2013265920">
            <text:p>2013265920</text:p>
          </table:table-cell>
          <table:table-cell table:formula="of:=[counters.O118]" office:value-type="float" office:value="12216">
            <text:p>12216</text:p>
          </table:table-cell>
          <table:table-cell table:formula="of:=[.L118]/[.N118]" office:value-type="float" office:value="82402.8290766208">
            <text:p>82402,8290766208</text:p>
          </table:table-cell>
          <table:table-cell table:formula="of:=[.M118]/[.N118]" office:value-type="float" office:value="164805.658153242">
            <text:p>164805,658153242</text:p>
          </table:table-cell>
          <table:table-cell/>
          <table:table-cell table:formula="of:=[.L118]/[counters.D118]" office:value-type="float" office:value="1504.50313863813">
            <text:p>1504,5031386381</text:p>
          </table:table-cell>
          <table:table-cell table:formula="of:=[.M118]/[counters.D118]" office:value-type="float" office:value="3009.00627727626">
            <text:p>3009,0062772763</text:p>
          </table:table-cell>
          <table:table-cell/>
          <table:table-cell table:formula="of:=IF( ISNUMBER( SEARCH(&quot;scalar&quot;;[.A118]));1;IF( ISNUMBER( SEARCH(&quot;vect2&quot;;[.A118]));2;IF( ISNUMBER( SEARCH(&quot;vect4&quot;;[.A118]));4;IF( ISNUMBER( SEARCH(&quot;vect8&quot;;[.A118]));8;IF( ISNUMBER( SEARCH(&quot;vect16&quot;;[.A118]));16;0)))))" office:value-type="float" office:value="4">
            <text:p>4</text:p>
          </table:table-cell>
          <table:table-cell table:formula="of:=[.D118]*[.E118]*4*[.U118]" office:value-type="float" office:value="62914560">
            <text:p>62914560</text:p>
          </table:table-cell>
          <table:table-cell table:formula="of:=[.V118]/[counters.D118]" office:value-type="float" office:value="94.0314461648831">
            <text:p>94,031446164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19]*[.C119]"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19]*[.E119]*[.F119]*[.G119]*[.H119]" office:value-type="float" office:value="1073741824">
            <text:p>1073741824</text:p>
          </table:table-cell>
          <table:table-cell table:formula="of:=[.D119]*[.E119]*[.I119]*[.J119]*[.K119]" office:value-type="float" office:value="2147483648">
            <text:p>2147483648</text:p>
          </table:table-cell>
          <table:table-cell table:formula="of:=[counters.O119]" office:value-type="float" office:value="13024">
            <text:p>13024</text:p>
          </table:table-cell>
          <table:table-cell table:formula="of:=[.L119]/[.N119]" office:value-type="float" office:value="82443.3218673219">
            <text:p>82443,3218673219</text:p>
          </table:table-cell>
          <table:table-cell table:formula="of:=[.M119]/[.N119]" office:value-type="float" office:value="164886.643734644">
            <text:p>164886,643734644</text:p>
          </table:table-cell>
          <table:table-cell/>
          <table:table-cell table:formula="of:=[.L119]/[counters.D119]" office:value-type="float" office:value="1458.56334186404">
            <text:p>1458,5633418641</text:p>
          </table:table-cell>
          <table:table-cell table:formula="of:=[.M119]/[counters.D119]" office:value-type="float" office:value="2917.12668372808">
            <text:p>2917,1266837281</text:p>
          </table:table-cell>
          <table:table-cell/>
          <table:table-cell table:formula="of:=IF( ISNUMBER( SEARCH(&quot;scalar&quot;;[.A119]));1;IF( ISNUMBER( SEARCH(&quot;vect2&quot;;[.A119]));2;IF( ISNUMBER( SEARCH(&quot;vect4&quot;;[.A119]));4;IF( ISNUMBER( SEARCH(&quot;vect8&quot;;[.A119]));8;IF( ISNUMBER( SEARCH(&quot;vect16&quot;;[.A119]));16;0)))))" office:value-type="float" office:value="4">
            <text:p>4</text:p>
          </table:table-cell>
          <table:table-cell table:formula="of:=[.D119]*[.E119]*4*[.U119]" office:value-type="float" office:value="67108864">
            <text:p>67108864</text:p>
          </table:table-cell>
          <table:table-cell table:formula="of:=[.V119]/[counters.D119]" office:value-type="float" office:value="91.1602088665026">
            <text:p>91,1602088665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20]*[.C120]" office:value-type="float" office:value="4352">
            <text:p>435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0]*[.E120]*[.F120]*[.G120]*[.H120]" office:value-type="float" office:value="1140850688">
            <text:p>1140850688</text:p>
          </table:table-cell>
          <table:table-cell table:formula="of:=[.D120]*[.E120]*[.I120]*[.J120]*[.K120]" office:value-type="float" office:value="2281701376">
            <text:p>2281701376</text:p>
          </table:table-cell>
          <table:table-cell table:formula="of:=[counters.O120]" office:value-type="float" office:value="13808">
            <text:p>13808</text:p>
          </table:table-cell>
          <table:table-cell table:formula="of:=[.L120]/[.N120]" office:value-type="float" office:value="82622.4426419467">
            <text:p>82622,4426419467</text:p>
          </table:table-cell>
          <table:table-cell table:formula="of:=[.M120]/[.N120]" office:value-type="float" office:value="165244.885283893">
            <text:p>165244,885283893</text:p>
          </table:table-cell>
          <table:table-cell/>
          <table:table-cell table:formula="of:=[.L120]/[counters.D120]" office:value-type="float" office:value="1483.5567472955">
            <text:p>1483,5567472955</text:p>
          </table:table-cell>
          <table:table-cell table:formula="of:=[.M120]/[counters.D120]" office:value-type="float" office:value="2967.11349459101">
            <text:p>2967,113494591</text:p>
          </table:table-cell>
          <table:table-cell/>
          <table:table-cell table:formula="of:=IF( ISNUMBER( SEARCH(&quot;scalar&quot;;[.A120]));1;IF( ISNUMBER( SEARCH(&quot;vect2&quot;;[.A120]));2;IF( ISNUMBER( SEARCH(&quot;vect4&quot;;[.A120]));4;IF( ISNUMBER( SEARCH(&quot;vect8&quot;;[.A120]));8;IF( ISNUMBER( SEARCH(&quot;vect16&quot;;[.A120]));16;0)))))" office:value-type="float" office:value="4">
            <text:p>4</text:p>
          </table:table-cell>
          <table:table-cell table:formula="of:=[.D120]*[.E120]*4*[.U120]" office:value-type="float" office:value="71303168">
            <text:p>71303168</text:p>
          </table:table-cell>
          <table:table-cell table:formula="of:=[.V120]/[counters.D120]" office:value-type="float" office:value="92.722296705969">
            <text:p>92,72229670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21]*[.C121]" office:value-type="float" office:value="4608">
            <text:p>460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1]*[.E121]*[.F121]*[.G121]*[.H121]" office:value-type="float" office:value="1207959552">
            <text:p>1207959552</text:p>
          </table:table-cell>
          <table:table-cell table:formula="of:=[.D121]*[.E121]*[.I121]*[.J121]*[.K121]" office:value-type="float" office:value="2415919104">
            <text:p>2415919104</text:p>
          </table:table-cell>
          <table:table-cell table:formula="of:=[counters.O121]" office:value-type="float" office:value="14568">
            <text:p>14568</text:p>
          </table:table-cell>
          <table:table-cell table:formula="of:=[.L121]/[.N121]" office:value-type="float" office:value="82918.6952224053">
            <text:p>82918,6952224053</text:p>
          </table:table-cell>
          <table:table-cell table:formula="of:=[.M121]/[.N121]" office:value-type="float" office:value="165837.390444811">
            <text:p>165837,390444811</text:p>
          </table:table-cell>
          <table:table-cell/>
          <table:table-cell table:formula="of:=[.L121]/[counters.D121]" office:value-type="float" office:value="1508.54083999066">
            <text:p>1508,5408399907</text:p>
          </table:table-cell>
          <table:table-cell table:formula="of:=[.M121]/[counters.D121]" office:value-type="float" office:value="3017.08167998132">
            <text:p>3017,0816799813</text:p>
          </table:table-cell>
          <table:table-cell/>
          <table:table-cell table:formula="of:=IF( ISNUMBER( SEARCH(&quot;scalar&quot;;[.A121]));1;IF( ISNUMBER( SEARCH(&quot;vect2&quot;;[.A121]));2;IF( ISNUMBER( SEARCH(&quot;vect4&quot;;[.A121]));4;IF( ISNUMBER( SEARCH(&quot;vect8&quot;;[.A121]));8;IF( ISNUMBER( SEARCH(&quot;vect16&quot;;[.A121]));16;0)))))" office:value-type="float" office:value="4">
            <text:p>4</text:p>
          </table:table-cell>
          <table:table-cell table:formula="of:=[.D121]*[.E121]*4*[.U121]" office:value-type="float" office:value="75497472">
            <text:p>75497472</text:p>
          </table:table-cell>
          <table:table-cell table:formula="of:=[.V121]/[counters.D121]" office:value-type="float" office:value="94.2838024994162">
            <text:p>94,2838024994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22]*[.C122]" office:value-type="float" office:value="4864">
            <text:p>48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2]*[.E122]*[.F122]*[.G122]*[.H122]" office:value-type="float" office:value="1275068416">
            <text:p>1275068416</text:p>
          </table:table-cell>
          <table:table-cell table:formula="of:=[.D122]*[.E122]*[.I122]*[.J122]*[.K122]" office:value-type="float" office:value="2550136832">
            <text:p>2550136832</text:p>
          </table:table-cell>
          <table:table-cell table:formula="of:=[counters.O122]" office:value-type="float" office:value="15304">
            <text:p>15304</text:p>
          </table:table-cell>
          <table:table-cell table:formula="of:=[.L122]/[.N122]" office:value-type="float" office:value="83316.0230005227">
            <text:p>83316,0230005227</text:p>
          </table:table-cell>
          <table:table-cell table:formula="of:=[.M122]/[.N122]" office:value-type="float" office:value="166632.046001045">
            <text:p>166632,046001045</text:p>
          </table:table-cell>
          <table:table-cell/>
          <table:table-cell table:formula="of:=[.L122]/[counters.D122]" office:value-type="float" office:value="1465.8823172344">
            <text:p>1465,8823172344</text:p>
          </table:table-cell>
          <table:table-cell table:formula="of:=[.M122]/[counters.D122]" office:value-type="float" office:value="2931.7646344688">
            <text:p>2931,7646344688</text:p>
          </table:table-cell>
          <table:table-cell/>
          <table:table-cell table:formula="of:=IF( ISNUMBER( SEARCH(&quot;scalar&quot;;[.A122]));1;IF( ISNUMBER( SEARCH(&quot;vect2&quot;;[.A122]));2;IF( ISNUMBER( SEARCH(&quot;vect4&quot;;[.A122]));4;IF( ISNUMBER( SEARCH(&quot;vect8&quot;;[.A122]));8;IF( ISNUMBER( SEARCH(&quot;vect16&quot;;[.A122]));16;0)))))" office:value-type="float" office:value="4">
            <text:p>4</text:p>
          </table:table-cell>
          <table:table-cell table:formula="of:=[.D122]*[.E122]*4*[.U122]" office:value-type="float" office:value="79691776">
            <text:p>79691776</text:p>
          </table:table-cell>
          <table:table-cell table:formula="of:=[.V122]/[counters.D122]" office:value-type="float" office:value="91.6176448271501">
            <text:p>91,617644827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23]*[.C123]" office:value-type="float" office:value="5120">
            <text:p>512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3]*[.E123]*[.F123]*[.G123]*[.H123]" office:value-type="float" office:value="1342177280">
            <text:p>1342177280</text:p>
          </table:table-cell>
          <table:table-cell table:formula="of:=[.D123]*[.E123]*[.I123]*[.J123]*[.K123]" office:value-type="float" office:value="2684354560">
            <text:p>2684354560</text:p>
          </table:table-cell>
          <table:table-cell table:formula="of:=[counters.O123]" office:value-type="float" office:value="16208">
            <text:p>16208</text:p>
          </table:table-cell>
          <table:table-cell table:formula="of:=[.L123]/[.N123]" office:value-type="float" office:value="82809.555774926">
            <text:p>82809,555774926</text:p>
          </table:table-cell>
          <table:table-cell table:formula="of:=[.M123]/[.N123]" office:value-type="float" office:value="165619.111549852">
            <text:p>165619,111549852</text:p>
          </table:table-cell>
          <table:table-cell/>
          <table:table-cell table:formula="of:=[.L123]/[counters.D123]" office:value-type="float" office:value="1489.24631010845">
            <text:p>1489,2463101085</text:p>
          </table:table-cell>
          <table:table-cell table:formula="of:=[.M123]/[counters.D123]" office:value-type="float" office:value="2978.4926202169">
            <text:p>2978,4926202169</text:p>
          </table:table-cell>
          <table:table-cell/>
          <table:table-cell table:formula="of:=IF( ISNUMBER( SEARCH(&quot;scalar&quot;;[.A123]));1;IF( ISNUMBER( SEARCH(&quot;vect2&quot;;[.A123]));2;IF( ISNUMBER( SEARCH(&quot;vect4&quot;;[.A123]));4;IF( ISNUMBER( SEARCH(&quot;vect8&quot;;[.A123]));8;IF( ISNUMBER( SEARCH(&quot;vect16&quot;;[.A123]));16;0)))))" office:value-type="float" office:value="4">
            <text:p>4</text:p>
          </table:table-cell>
          <table:table-cell table:formula="of:=[.D123]*[.E123]*4*[.U123]" office:value-type="float" office:value="83886080">
            <text:p>83886080</text:p>
          </table:table-cell>
          <table:table-cell table:formula="of:=[.V123]/[counters.D123]" office:value-type="float" office:value="93.0778943817781">
            <text:p>93,0778943818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24]*[.C124]" office:value-type="float" office:value="5376">
            <text:p>53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4]*[.E124]*[.F124]*[.G124]*[.H124]" office:value-type="float" office:value="1409286144">
            <text:p>1409286144</text:p>
          </table:table-cell>
          <table:table-cell table:formula="of:=[.D124]*[.E124]*[.I124]*[.J124]*[.K124]" office:value-type="float" office:value="2818572288">
            <text:p>2818572288</text:p>
          </table:table-cell>
          <table:table-cell table:formula="of:=[counters.O124]" office:value-type="float" office:value="17116">
            <text:p>17116</text:p>
          </table:table-cell>
          <table:table-cell table:formula="of:=[.L124]/[.N124]" office:value-type="float" office:value="82337.3535872867">
            <text:p>82337,3535872867</text:p>
          </table:table-cell>
          <table:table-cell table:formula="of:=[.M124]/[.N124]" office:value-type="float" office:value="164674.707174574">
            <text:p>164674,707174574</text:p>
          </table:table-cell>
          <table:table-cell/>
          <table:table-cell table:formula="of:=[.L124]/[counters.D124]" office:value-type="float" office:value="1400.19050646997">
            <text:p>1400,19050647</text:p>
          </table:table-cell>
          <table:table-cell table:formula="of:=[.M124]/[counters.D124]" office:value-type="float" office:value="2800.38101293994">
            <text:p>2800,38101294</text:p>
          </table:table-cell>
          <table:table-cell/>
          <table:table-cell table:formula="of:=IF( ISNUMBER( SEARCH(&quot;scalar&quot;;[.A124]));1;IF( ISNUMBER( SEARCH(&quot;vect2&quot;;[.A124]));2;IF( ISNUMBER( SEARCH(&quot;vect4&quot;;[.A124]));4;IF( ISNUMBER( SEARCH(&quot;vect8&quot;;[.A124]));8;IF( ISNUMBER( SEARCH(&quot;vect16&quot;;[.A124]));16;0)))))" office:value-type="float" office:value="4">
            <text:p>4</text:p>
          </table:table-cell>
          <table:table-cell table:formula="of:=[.D124]*[.E124]*4*[.U124]" office:value-type="float" office:value="88080384">
            <text:p>88080384</text:p>
          </table:table-cell>
          <table:table-cell table:formula="of:=[.V124]/[counters.D124]" office:value-type="float" office:value="87.5119066543732">
            <text:p>87,5119066544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25]*[.C125]" office:value-type="float" office:value="5632">
            <text:p>56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5]*[.E125]*[.F125]*[.G125]*[.H125]" office:value-type="float" office:value="1476395008">
            <text:p>1476395008</text:p>
          </table:table-cell>
          <table:table-cell table:formula="of:=[.D125]*[.E125]*[.I125]*[.J125]*[.K125]" office:value-type="float" office:value="2952790016">
            <text:p>2952790016</text:p>
          </table:table-cell>
          <table:table-cell table:formula="of:=[counters.O125]" office:value-type="float" office:value="18452">
            <text:p>18452</text:p>
          </table:table-cell>
          <table:table-cell table:formula="of:=[.L125]/[.N125]" office:value-type="float" office:value="80012.7361803598">
            <text:p>80012,7361803598</text:p>
          </table:table-cell>
          <table:table-cell table:formula="of:=[.M125]/[.N125]" office:value-type="float" office:value="160025.47236072">
            <text:p>160025,47236072</text:p>
          </table:table-cell>
          <table:table-cell/>
          <table:table-cell table:formula="of:=[.L125]/[counters.D125]" office:value-type="float" office:value="1434.09494354519">
            <text:p>1434,0949435452</text:p>
          </table:table-cell>
          <table:table-cell table:formula="of:=[.M125]/[counters.D125]" office:value-type="float" office:value="2868.18988709038">
            <text:p>2868,1898870904</text:p>
          </table:table-cell>
          <table:table-cell/>
          <table:table-cell table:formula="of:=IF( ISNUMBER( SEARCH(&quot;scalar&quot;;[.A125]));1;IF( ISNUMBER( SEARCH(&quot;vect2&quot;;[.A125]));2;IF( ISNUMBER( SEARCH(&quot;vect4&quot;;[.A125]));4;IF( ISNUMBER( SEARCH(&quot;vect8&quot;;[.A125]));8;IF( ISNUMBER( SEARCH(&quot;vect16&quot;;[.A125]));16;0)))))" office:value-type="float" office:value="4">
            <text:p>4</text:p>
          </table:table-cell>
          <table:table-cell table:formula="of:=[.D125]*[.E125]*4*[.U125]" office:value-type="float" office:value="92274688">
            <text:p>92274688</text:p>
          </table:table-cell>
          <table:table-cell table:formula="of:=[.V125]/[counters.D125]" office:value-type="float" office:value="89.6309339715744">
            <text:p>89,630933971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26]*[.C126]" office:value-type="float" office:value="5888">
            <text:p>58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6]*[.E126]*[.F126]*[.G126]*[.H126]" office:value-type="float" office:value="1543503872">
            <text:p>1543503872</text:p>
          </table:table-cell>
          <table:table-cell table:formula="of:=[.D126]*[.E126]*[.I126]*[.J126]*[.K126]" office:value-type="float" office:value="3087007744">
            <text:p>3087007744</text:p>
          </table:table-cell>
          <table:table-cell table:formula="of:=[counters.O126]" office:value-type="float" office:value="19676">
            <text:p>19676</text:p>
          </table:table-cell>
          <table:table-cell table:formula="of:=[.L126]/[.N126]" office:value-type="float" office:value="78446.0191095751">
            <text:p>78446,0191095751</text:p>
          </table:table-cell>
          <table:table-cell table:formula="of:=[.M126]/[.N126]" office:value-type="float" office:value="156892.03821915">
            <text:p>156892,03821915</text:p>
          </table:table-cell>
          <table:table-cell/>
          <table:table-cell table:formula="of:=[.L126]/[counters.D126]" office:value-type="float" office:value="1372.51706816506">
            <text:p>1372,5170681651</text:p>
          </table:table-cell>
          <table:table-cell table:formula="of:=[.M126]/[counters.D126]" office:value-type="float" office:value="2745.03413633013">
            <text:p>2745,0341363301</text:p>
          </table:table-cell>
          <table:table-cell/>
          <table:table-cell table:formula="of:=IF( ISNUMBER( SEARCH(&quot;scalar&quot;;[.A126]));1;IF( ISNUMBER( SEARCH(&quot;vect2&quot;;[.A126]));2;IF( ISNUMBER( SEARCH(&quot;vect4&quot;;[.A126]));4;IF( ISNUMBER( SEARCH(&quot;vect8&quot;;[.A126]));8;IF( ISNUMBER( SEARCH(&quot;vect16&quot;;[.A126]));16;0)))))" office:value-type="float" office:value="4">
            <text:p>4</text:p>
          </table:table-cell>
          <table:table-cell table:formula="of:=[.D126]*[.E126]*4*[.U126]" office:value-type="float" office:value="96468992">
            <text:p>96468992</text:p>
          </table:table-cell>
          <table:table-cell table:formula="of:=[.V126]/[counters.D126]" office:value-type="float" office:value="85.7823167603165">
            <text:p>85,782316760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27]*[.C127]" office:value-type="float" office:value="6144">
            <text:p>6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7]*[.E127]*[.F127]*[.G127]*[.H127]" office:value-type="float" office:value="1610612736">
            <text:p>1610612736</text:p>
          </table:table-cell>
          <table:table-cell table:formula="of:=[.D127]*[.E127]*[.I127]*[.J127]*[.K127]" office:value-type="float" office:value="3221225472">
            <text:p>3221225472</text:p>
          </table:table-cell>
          <table:table-cell table:formula="of:=[counters.O127]" office:value-type="float" office:value="20762">
            <text:p>20762</text:p>
          </table:table-cell>
          <table:table-cell table:formula="of:=[.L127]/[.N127]" office:value-type="float" office:value="77575.0282246412">
            <text:p>77575,0282246412</text:p>
          </table:table-cell>
          <table:table-cell table:formula="of:=[.M127]/[.N127]" office:value-type="float" office:value="155150.056449282">
            <text:p>155150,056449282</text:p>
          </table:table-cell>
          <table:table-cell/>
          <table:table-cell table:formula="of:=[.L127]/[counters.D127]" office:value-type="float" office:value="1296.70820673098">
            <text:p>1296,708206731</text:p>
          </table:table-cell>
          <table:table-cell table:formula="of:=[.M127]/[counters.D127]" office:value-type="float" office:value="2593.41641346196">
            <text:p>2593,416413462</text:p>
          </table:table-cell>
          <table:table-cell/>
          <table:table-cell table:formula="of:=IF( ISNUMBER( SEARCH(&quot;scalar&quot;;[.A127]));1;IF( ISNUMBER( SEARCH(&quot;vect2&quot;;[.A127]));2;IF( ISNUMBER( SEARCH(&quot;vect4&quot;;[.A127]));4;IF( ISNUMBER( SEARCH(&quot;vect8&quot;;[.A127]));8;IF( ISNUMBER( SEARCH(&quot;vect16&quot;;[.A127]));16;0)))))" office:value-type="float" office:value="4">
            <text:p>4</text:p>
          </table:table-cell>
          <table:table-cell table:formula="of:=[.D127]*[.E127]*4*[.U127]" office:value-type="float" office:value="100663296">
            <text:p>100663296</text:p>
          </table:table-cell>
          <table:table-cell table:formula="of:=[.V127]/[counters.D127]" office:value-type="float" office:value="81.0442629206861">
            <text:p>81,044262920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28]*[.C128]" office:value-type="float" office:value="6400">
            <text:p>640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8]*[.E128]*[.F128]*[.G128]*[.H128]" office:value-type="float" office:value="1677721600">
            <text:p>1677721600</text:p>
          </table:table-cell>
          <table:table-cell table:formula="of:=[.D128]*[.E128]*[.I128]*[.J128]*[.K128]" office:value-type="float" office:value="3355443200">
            <text:p>3355443200</text:p>
          </table:table-cell>
          <table:table-cell table:formula="of:=[counters.O128]" office:value-type="float" office:value="21946">
            <text:p>21946</text:p>
          </table:table-cell>
          <table:table-cell table:formula="of:=[.L128]/[.N128]" office:value-type="float" office:value="76447.7171238495">
            <text:p>76447,7171238495</text:p>
          </table:table-cell>
          <table:table-cell table:formula="of:=[.M128]/[.N128]" office:value-type="float" office:value="152895.434247699">
            <text:p>152895,434247699</text:p>
          </table:table-cell>
          <table:table-cell/>
          <table:table-cell table:formula="of:=[.L128]/[counters.D128]" office:value-type="float" office:value="1370.50619117404">
            <text:p>1370,5061911741</text:p>
          </table:table-cell>
          <table:table-cell table:formula="of:=[.M128]/[counters.D128]" office:value-type="float" office:value="2741.01238234809">
            <text:p>2741,0123823481</text:p>
          </table:table-cell>
          <table:table-cell/>
          <table:table-cell table:formula="of:=IF( ISNUMBER( SEARCH(&quot;scalar&quot;;[.A128]));1;IF( ISNUMBER( SEARCH(&quot;vect2&quot;;[.A128]));2;IF( ISNUMBER( SEARCH(&quot;vect4&quot;;[.A128]));4;IF( ISNUMBER( SEARCH(&quot;vect8&quot;;[.A128]));8;IF( ISNUMBER( SEARCH(&quot;vect16&quot;;[.A128]));16;0)))))" office:value-type="float" office:value="4">
            <text:p>4</text:p>
          </table:table-cell>
          <table:table-cell table:formula="of:=[.D128]*[.E128]*4*[.U128]" office:value-type="float" office:value="104857600">
            <text:p>104857600</text:p>
          </table:table-cell>
          <table:table-cell table:formula="of:=[.V128]/[counters.D128]" office:value-type="float" office:value="85.6566369483778">
            <text:p>85,6566369484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29]*[.C129]" office:value-type="float" office:value="6656">
            <text:p>66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29]*[.E129]*[.F129]*[.G129]*[.H129]" office:value-type="float" office:value="1744830464">
            <text:p>1744830464</text:p>
          </table:table-cell>
          <table:table-cell table:formula="of:=[.D129]*[.E129]*[.I129]*[.J129]*[.K129]" office:value-type="float" office:value="3489660928">
            <text:p>3489660928</text:p>
          </table:table-cell>
          <table:table-cell table:formula="of:=[counters.O129]" office:value-type="float" office:value="22910">
            <text:p>22910</text:p>
          </table:table-cell>
          <table:table-cell table:formula="of:=[.L129]/[.N129]" office:value-type="float" office:value="76160.2123090354">
            <text:p>76160,2123090354</text:p>
          </table:table-cell>
          <table:table-cell table:formula="of:=[.M129]/[.N129]" office:value-type="float" office:value="152320.424618071">
            <text:p>152320,424618071</text:p>
          </table:table-cell>
          <table:table-cell/>
          <table:table-cell table:formula="of:=[.L129]/[counters.D129]" office:value-type="float" office:value="1414.1590641815">
            <text:p>1414,1590641815</text:p>
          </table:table-cell>
          <table:table-cell table:formula="of:=[.M129]/[counters.D129]" office:value-type="float" office:value="2828.31812836301">
            <text:p>2828,318128363</text:p>
          </table:table-cell>
          <table:table-cell/>
          <table:table-cell table:formula="of:=IF( ISNUMBER( SEARCH(&quot;scalar&quot;;[.A129]));1;IF( ISNUMBER( SEARCH(&quot;vect2&quot;;[.A129]));2;IF( ISNUMBER( SEARCH(&quot;vect4&quot;;[.A129]));4;IF( ISNUMBER( SEARCH(&quot;vect8&quot;;[.A129]));8;IF( ISNUMBER( SEARCH(&quot;vect16&quot;;[.A129]));16;0)))))" office:value-type="float" office:value="4">
            <text:p>4</text:p>
          </table:table-cell>
          <table:table-cell table:formula="of:=[.D129]*[.E129]*4*[.U129]" office:value-type="float" office:value="109051904">
            <text:p>109051904</text:p>
          </table:table-cell>
          <table:table-cell table:formula="of:=[.V129]/[counters.D129]" office:value-type="float" office:value="88.3849415113439">
            <text:p>88,3849415113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30]*[.C130]" office:value-type="float" office:value="6912">
            <text:p>69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0]*[.E130]*[.F130]*[.G130]*[.H130]" office:value-type="float" office:value="1811939328">
            <text:p>1811939328</text:p>
          </table:table-cell>
          <table:table-cell table:formula="of:=[.D130]*[.E130]*[.I130]*[.J130]*[.K130]" office:value-type="float" office:value="3623878656">
            <text:p>3623878656</text:p>
          </table:table-cell>
          <table:table-cell table:formula="of:=[counters.O130]" office:value-type="float" office:value="24440">
            <text:p>24440</text:p>
          </table:table-cell>
          <table:table-cell table:formula="of:=[.L130]/[.N130]" office:value-type="float" office:value="74138.2703764321">
            <text:p>74138,2703764321</text:p>
          </table:table-cell>
          <table:table-cell table:formula="of:=[.M130]/[.N130]" office:value-type="float" office:value="148276.540752864">
            <text:p>148276,540752864</text:p>
          </table:table-cell>
          <table:table-cell/>
          <table:table-cell table:formula="of:=[.L130]/[counters.D130]" office:value-type="float" office:value="1394.51926956144">
            <text:p>1394,5192695615</text:p>
          </table:table-cell>
          <table:table-cell table:formula="of:=[.M130]/[counters.D130]" office:value-type="float" office:value="2789.03853912289">
            <text:p>2789,0385391229</text:p>
          </table:table-cell>
          <table:table-cell/>
          <table:table-cell table:formula="of:=IF( ISNUMBER( SEARCH(&quot;scalar&quot;;[.A130]));1;IF( ISNUMBER( SEARCH(&quot;vect2&quot;;[.A130]));2;IF( ISNUMBER( SEARCH(&quot;vect4&quot;;[.A130]));4;IF( ISNUMBER( SEARCH(&quot;vect8&quot;;[.A130]));8;IF( ISNUMBER( SEARCH(&quot;vect16&quot;;[.A130]));16;0)))))" office:value-type="float" office:value="4">
            <text:p>4</text:p>
          </table:table-cell>
          <table:table-cell table:formula="of:=[.D130]*[.E130]*4*[.U130]" office:value-type="float" office:value="113246208">
            <text:p>113246208</text:p>
          </table:table-cell>
          <table:table-cell table:formula="of:=[.V130]/[counters.D130]" office:value-type="float" office:value="87.1574543475902">
            <text:p>87,157454347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31]*[.C131]" office:value-type="float" office:value="7168">
            <text:p>71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1]*[.E131]*[.F131]*[.G131]*[.H131]" office:value-type="float" office:value="1879048192">
            <text:p>1879048192</text:p>
          </table:table-cell>
          <table:table-cell table:formula="of:=[.D131]*[.E131]*[.I131]*[.J131]*[.K131]" office:value-type="float" office:value="3758096384">
            <text:p>3758096384</text:p>
          </table:table-cell>
          <table:table-cell table:formula="of:=[counters.O131]" office:value-type="float" office:value="25340">
            <text:p>25340</text:p>
          </table:table-cell>
          <table:table-cell table:formula="of:=[.L131]/[.N131]" office:value-type="float" office:value="74153.4408839779">
            <text:p>74153,4408839779</text:p>
          </table:table-cell>
          <table:table-cell table:formula="of:=[.M131]/[.N131]" office:value-type="float" office:value="148306.881767956">
            <text:p>148306,881767956</text:p>
          </table:table-cell>
          <table:table-cell/>
          <table:table-cell table:formula="of:=[.L131]/[counters.D131]" office:value-type="float" office:value="1334.47734571522">
            <text:p>1334,4773457152</text:p>
          </table:table-cell>
          <table:table-cell table:formula="of:=[.M131]/[counters.D131]" office:value-type="float" office:value="2668.95469143045">
            <text:p>2668,9546914305</text:p>
          </table:table-cell>
          <table:table-cell/>
          <table:table-cell table:formula="of:=IF( ISNUMBER( SEARCH(&quot;scalar&quot;;[.A131]));1;IF( ISNUMBER( SEARCH(&quot;vect2&quot;;[.A131]));2;IF( ISNUMBER( SEARCH(&quot;vect4&quot;;[.A131]));4;IF( ISNUMBER( SEARCH(&quot;vect8&quot;;[.A131]));8;IF( ISNUMBER( SEARCH(&quot;vect16&quot;;[.A131]));16;0)))))" office:value-type="float" office:value="4">
            <text:p>4</text:p>
          </table:table-cell>
          <table:table-cell table:formula="of:=[.D131]*[.E131]*4*[.U131]" office:value-type="float" office:value="117440512">
            <text:p>117440512</text:p>
          </table:table-cell>
          <table:table-cell table:formula="of:=[.V131]/[counters.D131]" office:value-type="float" office:value="83.4048341072015">
            <text:p>83,404834107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32]*[.C132]" office:value-type="float" office:value="7424">
            <text:p>74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2]*[.E132]*[.F132]*[.G132]*[.H132]" office:value-type="float" office:value="1946157056">
            <text:p>1946157056</text:p>
          </table:table-cell>
          <table:table-cell table:formula="of:=[.D132]*[.E132]*[.I132]*[.J132]*[.K132]" office:value-type="float" office:value="3892314112">
            <text:p>3892314112</text:p>
          </table:table-cell>
          <table:table-cell table:formula="of:=[counters.O132]" office:value-type="float" office:value="26368">
            <text:p>26368</text:p>
          </table:table-cell>
          <table:table-cell table:formula="of:=[.L132]/[.N132]" office:value-type="float" office:value="73807.5339805825">
            <text:p>73807,5339805825</text:p>
          </table:table-cell>
          <table:table-cell table:formula="of:=[.M132]/[.N132]" office:value-type="float" office:value="147615.067961165">
            <text:p>147615,067961165</text:p>
          </table:table-cell>
          <table:table-cell/>
          <table:table-cell table:formula="of:=[.L132]/[counters.D132]" office:value-type="float" office:value="1339.18028687523">
            <text:p>1339,1802868752</text:p>
          </table:table-cell>
          <table:table-cell table:formula="of:=[.M132]/[counters.D132]" office:value-type="float" office:value="2678.36057375047">
            <text:p>2678,3605737505</text:p>
          </table:table-cell>
          <table:table-cell/>
          <table:table-cell table:formula="of:=IF( ISNUMBER( SEARCH(&quot;scalar&quot;;[.A132]));1;IF( ISNUMBER( SEARCH(&quot;vect2&quot;;[.A132]));2;IF( ISNUMBER( SEARCH(&quot;vect4&quot;;[.A132]));4;IF( ISNUMBER( SEARCH(&quot;vect8&quot;;[.A132]));8;IF( ISNUMBER( SEARCH(&quot;vect16&quot;;[.A132]));16;0)))))" office:value-type="float" office:value="4">
            <text:p>4</text:p>
          </table:table-cell>
          <table:table-cell table:formula="of:=[.D132]*[.E132]*4*[.U132]" office:value-type="float" office:value="121634816">
            <text:p>121634816</text:p>
          </table:table-cell>
          <table:table-cell table:formula="of:=[.V132]/[counters.D132]" office:value-type="float" office:value="83.6987679297021">
            <text:p>83,698767929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33]*[.C133]" office:value-type="float" office:value="7680">
            <text:p>76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3]*[.E133]*[.F133]*[.G133]*[.H133]" office:value-type="float" office:value="2013265920">
            <text:p>2013265920</text:p>
          </table:table-cell>
          <table:table-cell table:formula="of:=[.D133]*[.E133]*[.I133]*[.J133]*[.K133]" office:value-type="float" office:value="4026531840">
            <text:p>4026531840</text:p>
          </table:table-cell>
          <table:table-cell table:formula="of:=[counters.O133]" office:value-type="float" office:value="27920">
            <text:p>27920</text:p>
          </table:table-cell>
          <table:table-cell table:formula="of:=[.L133]/[.N133]" office:value-type="float" office:value="72108.3782234957">
            <text:p>72108,3782234957</text:p>
          </table:table-cell>
          <table:table-cell table:formula="of:=[.M133]/[.N133]" office:value-type="float" office:value="144216.756446991">
            <text:p>144216,756446991</text:p>
          </table:table-cell>
          <table:table-cell/>
          <table:table-cell table:formula="of:=[.L133]/[counters.D133]" office:value-type="float" office:value="1475.19567391711">
            <text:p>1475,1956739171</text:p>
          </table:table-cell>
          <table:table-cell table:formula="of:=[.M133]/[counters.D133]" office:value-type="float" office:value="2950.39134783421">
            <text:p>2950,3913478342</text:p>
          </table:table-cell>
          <table:table-cell/>
          <table:table-cell table:formula="of:=IF( ISNUMBER( SEARCH(&quot;scalar&quot;;[.A133]));1;IF( ISNUMBER( SEARCH(&quot;vect2&quot;;[.A133]));2;IF( ISNUMBER( SEARCH(&quot;vect4&quot;;[.A133]));4;IF( ISNUMBER( SEARCH(&quot;vect8&quot;;[.A133]));8;IF( ISNUMBER( SEARCH(&quot;vect16&quot;;[.A133]));16;0)))))" office:value-type="float" office:value="4">
            <text:p>4</text:p>
          </table:table-cell>
          <table:table-cell table:formula="of:=[.D133]*[.E133]*4*[.U133]" office:value-type="float" office:value="125829120">
            <text:p>125829120</text:p>
          </table:table-cell>
          <table:table-cell table:formula="of:=[.V133]/[counters.D133]" office:value-type="float" office:value="92.1997296198191">
            <text:p>92,1997296198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34]*[.C134]" office:value-type="float" office:value="7936">
            <text:p>79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4]*[.E134]*[.F134]*[.G134]*[.H134]" office:value-type="float" office:value="2080374784">
            <text:p>2080374784</text:p>
          </table:table-cell>
          <table:table-cell table:formula="of:=[.D134]*[.E134]*[.I134]*[.J134]*[.K134]" office:value-type="float" office:value="4160749568">
            <text:p>4160749568</text:p>
          </table:table-cell>
          <table:table-cell table:formula="of:=[counters.O134]" office:value-type="float" office:value="28708">
            <text:p>28708</text:p>
          </table:table-cell>
          <table:table-cell table:formula="of:=[.L134]/[.N134]" office:value-type="float" office:value="72466.7264873903">
            <text:p>72466,7264873903</text:p>
          </table:table-cell>
          <table:table-cell table:formula="of:=[.M134]/[.N134]" office:value-type="float" office:value="144933.452974781">
            <text:p>144933,452974781</text:p>
          </table:table-cell>
          <table:table-cell/>
          <table:table-cell table:formula="of:=[.L134]/[counters.D134]" office:value-type="float" office:value="1395.76193127916">
            <text:p>1395,7619312792</text:p>
          </table:table-cell>
          <table:table-cell table:formula="of:=[.M134]/[counters.D134]" office:value-type="float" office:value="2791.52386255832">
            <text:p>2791,5238625583</text:p>
          </table:table-cell>
          <table:table-cell/>
          <table:table-cell table:formula="of:=IF( ISNUMBER( SEARCH(&quot;scalar&quot;;[.A134]));1;IF( ISNUMBER( SEARCH(&quot;vect2&quot;;[.A134]));2;IF( ISNUMBER( SEARCH(&quot;vect4&quot;;[.A134]));4;IF( ISNUMBER( SEARCH(&quot;vect8&quot;;[.A134]));8;IF( ISNUMBER( SEARCH(&quot;vect16&quot;;[.A134]));16;0)))))" office:value-type="float" office:value="4">
            <text:p>4</text:p>
          </table:table-cell>
          <table:table-cell table:formula="of:=[.D134]*[.E134]*4*[.U134]" office:value-type="float" office:value="130023424">
            <text:p>130023424</text:p>
          </table:table-cell>
          <table:table-cell table:formula="of:=[.V134]/[counters.D134]" office:value-type="float" office:value="87.2351207049475">
            <text:p>87,2351207049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35]*[.C135]"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5]*[.E135]*[.F135]*[.G135]*[.H135]" office:value-type="float" office:value="2147483648">
            <text:p>2147483648</text:p>
          </table:table-cell>
          <table:table-cell table:formula="of:=[.D135]*[.E135]*[.I135]*[.J135]*[.K135]" office:value-type="float" office:value="4294967296">
            <text:p>4294967296</text:p>
          </table:table-cell>
          <table:table-cell table:formula="of:=[counters.O135]" office:value-type="float" office:value="29962">
            <text:p>29962</text:p>
          </table:table-cell>
          <table:table-cell table:formula="of:=[.L135]/[.N135]" office:value-type="float" office:value="71673.57479474">
            <text:p>71673,57479474</text:p>
          </table:table-cell>
          <table:table-cell table:formula="of:=[.M135]/[.N135]" office:value-type="float" office:value="143347.14958948">
            <text:p>143347,14958948</text:p>
          </table:table-cell>
          <table:table-cell/>
          <table:table-cell table:formula="of:=[.L135]/[counters.D135]" office:value-type="float" office:value="1412.8237664096">
            <text:p>1412,8237664096</text:p>
          </table:table-cell>
          <table:table-cell table:formula="of:=[.M135]/[counters.D135]" office:value-type="float" office:value="2825.64753281921">
            <text:p>2825,6475328192</text:p>
          </table:table-cell>
          <table:table-cell/>
          <table:table-cell table:formula="of:=IF( ISNUMBER( SEARCH(&quot;scalar&quot;;[.A135]));1;IF( ISNUMBER( SEARCH(&quot;vect2&quot;;[.A135]));2;IF( ISNUMBER( SEARCH(&quot;vect4&quot;;[.A135]));4;IF( ISNUMBER( SEARCH(&quot;vect8&quot;;[.A135]));8;IF( ISNUMBER( SEARCH(&quot;vect16&quot;;[.A135]));16;0)))))" office:value-type="float" office:value="4">
            <text:p>4</text:p>
          </table:table-cell>
          <table:table-cell table:formula="of:=[.D135]*[.E135]*4*[.U135]" office:value-type="float" office:value="134217728">
            <text:p>134217728</text:p>
          </table:table-cell>
          <table:table-cell table:formula="of:=[.V135]/[counters.D135]" office:value-type="float" office:value="88.3014854006003">
            <text:p>88,301485400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36]*[.C136]"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6]*[.E136]*[.F136]*[.G136]*[.H136]" office:value-type="float" office:value="4294967296">
            <text:p>4294967296</text:p>
          </table:table-cell>
          <table:table-cell table:formula="of:=[.D136]*[.E136]*[.I136]*[.J136]*[.K136]" office:value-type="float" office:value="8589934592">
            <text:p>8589934592</text:p>
          </table:table-cell>
          <table:table-cell table:formula="of:=[counters.O136]" office:value-type="float" office:value="67472">
            <text:p>67472</text:p>
          </table:table-cell>
          <table:table-cell table:formula="of:=[.L136]/[.N136]" office:value-type="float" office:value="63655.5503912734">
            <text:p>63655,5503912734</text:p>
          </table:table-cell>
          <table:table-cell table:formula="of:=[.M136]/[.N136]" office:value-type="float" office:value="127311.100782547">
            <text:p>127311,100782547</text:p>
          </table:table-cell>
          <table:table-cell/>
          <table:table-cell table:formula="of:=[.L136]/[counters.D136]" office:value-type="float" office:value="1498.33779035531">
            <text:p>1498,3377903553</text:p>
          </table:table-cell>
          <table:table-cell table:formula="of:=[.M136]/[counters.D136]" office:value-type="float" office:value="2996.67558071061">
            <text:p>2996,6755807106</text:p>
          </table:table-cell>
          <table:table-cell/>
          <table:table-cell table:formula="of:=IF( ISNUMBER( SEARCH(&quot;scalar&quot;;[.A136]));1;IF( ISNUMBER( SEARCH(&quot;vect2&quot;;[.A136]));2;IF( ISNUMBER( SEARCH(&quot;vect4&quot;;[.A136]));4;IF( ISNUMBER( SEARCH(&quot;vect8&quot;;[.A136]));8;IF( ISNUMBER( SEARCH(&quot;vect16&quot;;[.A136]));16;0)))))" office:value-type="float" office:value="4">
            <text:p>4</text:p>
          </table:table-cell>
          <table:table-cell table:formula="of:=[.D136]*[.E136]*4*[.U136]" office:value-type="float" office:value="268435456">
            <text:p>268435456</text:p>
          </table:table-cell>
          <table:table-cell table:formula="of:=[.V136]/[counters.D136]" office:value-type="float" office:value="93.6461118972066">
            <text:p>93,646111897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37]*[.C137]"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7]*[.E137]*[.F137]*[.G137]*[.H137]" office:value-type="float" office:value="8589934592">
            <text:p>8589934592</text:p>
          </table:table-cell>
          <table:table-cell table:formula="of:=[.D137]*[.E137]*[.I137]*[.J137]*[.K137]" office:value-type="float" office:value="17179869184">
            <text:p>17179869184</text:p>
          </table:table-cell>
          <table:table-cell table:formula="of:=[counters.O137]" office:value-type="float" office:value="141912">
            <text:p>141912</text:p>
          </table:table-cell>
          <table:table-cell table:formula="of:=[.L137]/[.N137]" office:value-type="float" office:value="60530.0086814364">
            <text:p>60530,0086814364</text:p>
          </table:table-cell>
          <table:table-cell table:formula="of:=[.M137]/[.N137]" office:value-type="float" office:value="121060.017362873">
            <text:p>121060,017362873</text:p>
          </table:table-cell>
          <table:table-cell/>
          <table:table-cell table:formula="of:=[.L137]/[counters.D137]" office:value-type="float" office:value="1507.01214969815">
            <text:p>1507,0121496982</text:p>
          </table:table-cell>
          <table:table-cell table:formula="of:=[.M137]/[counters.D137]" office:value-type="float" office:value="3014.0242993963">
            <text:p>3014,0242993963</text:p>
          </table:table-cell>
          <table:table-cell/>
          <table:table-cell table:formula="of:=IF( ISNUMBER( SEARCH(&quot;scalar&quot;;[.A137]));1;IF( ISNUMBER( SEARCH(&quot;vect2&quot;;[.A137]));2;IF( ISNUMBER( SEARCH(&quot;vect4&quot;;[.A137]));4;IF( ISNUMBER( SEARCH(&quot;vect8&quot;;[.A137]));8;IF( ISNUMBER( SEARCH(&quot;vect16&quot;;[.A137]));16;0)))))" office:value-type="float" office:value="4">
            <text:p>4</text:p>
          </table:table-cell>
          <table:table-cell table:formula="of:=[.D137]*[.E137]*4*[.U137]" office:value-type="float" office:value="536870912">
            <text:p>536870912</text:p>
          </table:table-cell>
          <table:table-cell table:formula="of:=[.V137]/[counters.D137]" office:value-type="float" office:value="94.1882593561342">
            <text:p>94,1882593561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138]*[.C138]"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8]*[.E138]*[.F138]*[.G138]*[.H138]" office:value-type="float" office:value="17179869184">
            <text:p>17179869184</text:p>
          </table:table-cell>
          <table:table-cell table:formula="of:=[.D138]*[.E138]*[.I138]*[.J138]*[.K138]" office:value-type="float" office:value="34359738368">
            <text:p>34359738368</text:p>
          </table:table-cell>
          <table:table-cell table:formula="of:=[counters.O138]" office:value-type="float" office:value="291682">
            <text:p>291682</text:p>
          </table:table-cell>
          <table:table-cell table:formula="of:=[.L138]/[.N138]" office:value-type="float" office:value="58899.3122098724">
            <text:p>58899,3122098724</text:p>
          </table:table-cell>
          <table:table-cell table:formula="of:=[.M138]/[.N138]" office:value-type="float" office:value="117798.624419745">
            <text:p>117798,624419745</text:p>
          </table:table-cell>
          <table:table-cell/>
          <table:table-cell table:formula="of:=[.L138]/[counters.D138]" office:value-type="float" office:value="1525.74936436247">
            <text:p>1525,7493643625</text:p>
          </table:table-cell>
          <table:table-cell table:formula="of:=[.M138]/[counters.D138]" office:value-type="float" office:value="3051.49872872494">
            <text:p>3051,4987287249</text:p>
          </table:table-cell>
          <table:table-cell/>
          <table:table-cell table:formula="of:=IF( ISNUMBER( SEARCH(&quot;scalar&quot;;[.A138]));1;IF( ISNUMBER( SEARCH(&quot;vect2&quot;;[.A138]));2;IF( ISNUMBER( SEARCH(&quot;vect4&quot;;[.A138]));4;IF( ISNUMBER( SEARCH(&quot;vect8&quot;;[.A138]));8;IF( ISNUMBER( SEARCH(&quot;vect16&quot;;[.A138]));16;0)))))" office:value-type="float" office:value="4">
            <text:p>4</text:p>
          </table:table-cell>
          <table:table-cell table:formula="of:=[.D138]*[.E138]*4*[.U138]" office:value-type="float" office:value="1073741824">
            <text:p>1073741824</text:p>
          </table:table-cell>
          <table:table-cell table:formula="of:=[.V138]/[counters.D138]" office:value-type="float" office:value="95.3593352726543">
            <text:p>95,3593352727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39]*[.C139]"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39]*[.E139]*[.F139]*[.G139]*[.H139]" office:value-type="float" office:value="34359738368">
            <text:p>34359738368</text:p>
          </table:table-cell>
          <table:table-cell table:formula="of:=[.D139]*[.E139]*[.I139]*[.J139]*[.K139]" office:value-type="float" office:value="68719476736">
            <text:p>68719476736</text:p>
          </table:table-cell>
          <table:table-cell table:formula="of:=[counters.O139]" office:value-type="float" office:value="589918">
            <text:p>589918</text:p>
          </table:table-cell>
          <table:table-cell table:formula="of:=[.L139]/[.N139]" office:value-type="float" office:value="58244.9397509484">
            <text:p>58244,9397509484</text:p>
          </table:table-cell>
          <table:table-cell table:formula="of:=[.M139]/[.N139]" office:value-type="float" office:value="116489.879501897">
            <text:p>116489,879501897</text:p>
          </table:table-cell>
          <table:table-cell/>
          <table:table-cell table:formula="of:=[.L139]/[counters.D139]" office:value-type="float" office:value="1525.05516352058">
            <text:p>1525,0551635206</text:p>
          </table:table-cell>
          <table:table-cell table:formula="of:=[.M139]/[counters.D139]" office:value-type="float" office:value="3050.11032704116">
            <text:p>3050,1103270412</text:p>
          </table:table-cell>
          <table:table-cell/>
          <table:table-cell table:formula="of:=IF( ISNUMBER( SEARCH(&quot;scalar&quot;;[.A139]));1;IF( ISNUMBER( SEARCH(&quot;vect2&quot;;[.A139]));2;IF( ISNUMBER( SEARCH(&quot;vect4&quot;;[.A139]));4;IF( ISNUMBER( SEARCH(&quot;vect8&quot;;[.A139]));8;IF( ISNUMBER( SEARCH(&quot;vect16&quot;;[.A139]));16;0)))))" office:value-type="float" office:value="4">
            <text:p>4</text:p>
          </table:table-cell>
          <table:table-cell table:formula="of:=[.D139]*[.E139]*4*[.U139]" office:value-type="float" office:value="2147483648">
            <text:p>2147483648</text:p>
          </table:table-cell>
          <table:table-cell table:formula="of:=[.V139]/[counters.D139]" office:value-type="float" office:value="95.3159477200363">
            <text:p>95,31594772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40]*[.C140]"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40]*[.E140]*[.F140]*[.G140]*[.H140]" office:value-type="float" office:value="68719476736">
            <text:p>68719476736</text:p>
          </table:table-cell>
          <table:table-cell table:formula="of:=[.D140]*[.E140]*[.I140]*[.J140]*[.K140]" office:value-type="float" office:value="137438953472">
            <text:p>137438953472</text:p>
          </table:table-cell>
          <table:table-cell table:formula="of:=[counters.O140]" office:value-type="float" office:value="1184532">
            <text:p>1184532</text:p>
          </table:table-cell>
          <table:table-cell table:formula="of:=[.L140]/[.N140]" office:value-type="float" office:value="58014.0314790989">
            <text:p>58014,0314790989</text:p>
          </table:table-cell>
          <table:table-cell table:formula="of:=[.M140]/[.N140]" office:value-type="float" office:value="116028.062958198">
            <text:p>116028,062958198</text:p>
          </table:table-cell>
          <table:table-cell/>
          <table:table-cell table:formula="of:=[.L140]/[counters.D140]" office:value-type="float" office:value="1519.93935271943">
            <text:p>1519,9393527194</text:p>
          </table:table-cell>
          <table:table-cell table:formula="of:=[.M140]/[counters.D140]" office:value-type="float" office:value="3039.87870543886">
            <text:p>3039,8787054389</text:p>
          </table:table-cell>
          <table:table-cell/>
          <table:table-cell table:formula="of:=IF( ISNUMBER( SEARCH(&quot;scalar&quot;;[.A140]));1;IF( ISNUMBER( SEARCH(&quot;vect2&quot;;[.A140]));2;IF( ISNUMBER( SEARCH(&quot;vect4&quot;;[.A140]));4;IF( ISNUMBER( SEARCH(&quot;vect8&quot;;[.A140]));8;IF( ISNUMBER( SEARCH(&quot;vect16&quot;;[.A140]));16;0)))))" office:value-type="float" office:value="4">
            <text:p>4</text:p>
          </table:table-cell>
          <table:table-cell table:formula="of:=[.D140]*[.E140]*4*[.U140]" office:value-type="float" office:value="4294967296">
            <text:p>4294967296</text:p>
          </table:table-cell>
          <table:table-cell table:formula="of:=[.V140]/[counters.D140]" office:value-type="float" office:value="94.9962095449645">
            <text:p>94,996209545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41]*[.C141]"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41]*[.E141]*[.F141]*[.G141]*[.H141]" office:value-type="float" office:value="137438953472">
            <text:p>137438953472</text:p>
          </table:table-cell>
          <table:table-cell table:formula="of:=[.D141]*[.E141]*[.I141]*[.J141]*[.K141]" office:value-type="float" office:value="274877906944">
            <text:p>274877906944</text:p>
          </table:table-cell>
          <table:table-cell table:formula="of:=[counters.O141]" office:value-type="float" office:value="2377954">
            <text:p>2377954</text:p>
          </table:table-cell>
          <table:table-cell table:formula="of:=[.L141]/[.N141]" office:value-type="float" office:value="57797.1455595861">
            <text:p>57797,1455595861</text:p>
          </table:table-cell>
          <table:table-cell table:formula="of:=[.M141]/[.N141]" office:value-type="float" office:value="115594.291119172">
            <text:p>115594,291119172</text:p>
          </table:table-cell>
          <table:table-cell/>
          <table:table-cell table:formula="of:=[.L141]/[counters.D141]" office:value-type="float" office:value="1525.18209188218">
            <text:p>1525,1820918822</text:p>
          </table:table-cell>
          <table:table-cell table:formula="of:=[.M141]/[counters.D141]" office:value-type="float" office:value="3050.36418376436">
            <text:p>3050,3641837644</text:p>
          </table:table-cell>
          <table:table-cell/>
          <table:table-cell table:formula="of:=IF( ISNUMBER( SEARCH(&quot;scalar&quot;;[.A141]));1;IF( ISNUMBER( SEARCH(&quot;vect2&quot;;[.A141]));2;IF( ISNUMBER( SEARCH(&quot;vect4&quot;;[.A141]));4;IF( ISNUMBER( SEARCH(&quot;vect8&quot;;[.A141]));8;IF( ISNUMBER( SEARCH(&quot;vect16&quot;;[.A141]));16;0)))))" office:value-type="float" office:value="4">
            <text:p>4</text:p>
          </table:table-cell>
          <table:table-cell table:formula="of:=[.D141]*[.E141]*4*[.U141]" office:value-type="float" office:value="8589934592">
            <text:p>8589934592</text:p>
          </table:table-cell>
          <table:table-cell table:formula="of:=[.V141]/[counters.D141]" office:value-type="float" office:value="95.3238807426362">
            <text:p>95,3238807426</text:p>
          </table:table-cell>
          <table:table-cell table:number-columns-repeated="974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142]*[.C142]"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142]*[.E142]*[.F142]*[.G142]*[.H142]" office:value-type="float" office:value="274877906944">
            <text:p>274877906944</text:p>
          </table:table-cell>
          <table:table-cell table:formula="of:=[.D142]*[.E142]*[.I142]*[.J142]*[.K142]" office:value-type="float" office:value="549755813888">
            <text:p>549755813888</text:p>
          </table:table-cell>
          <table:table-cell table:formula="of:=[counters.O142]" office:value-type="float" office:value="4762204">
            <text:p>4762204</text:p>
          </table:table-cell>
          <table:table-cell table:formula="of:=[.L142]/[.N142]" office:value-type="float" office:value="57720.7332873602">
            <text:p>57720,7332873602</text:p>
          </table:table-cell>
          <table:table-cell table:formula="of:=[.M142]/[.N142]" office:value-type="float" office:value="115441.46657472">
            <text:p>115441,46657472</text:p>
          </table:table-cell>
          <table:table-cell/>
          <table:table-cell table:formula="of:=[.L142]/[counters.D142]" office:value-type="float" office:value="1535.25811759389">
            <text:p>1535,2581175939</text:p>
          </table:table-cell>
          <table:table-cell table:formula="of:=[.M142]/[counters.D142]" office:value-type="float" office:value="3070.51623518779">
            <text:p>3070,5162351878</text:p>
          </table:table-cell>
          <table:table-cell/>
          <table:table-cell table:formula="of:=IF( ISNUMBER( SEARCH(&quot;scalar&quot;;[.A142]));1;IF( ISNUMBER( SEARCH(&quot;vect2&quot;;[.A142]));2;IF( ISNUMBER( SEARCH(&quot;vect4&quot;;[.A142]));4;IF( ISNUMBER( SEARCH(&quot;vect8&quot;;[.A142]));8;IF( ISNUMBER( SEARCH(&quot;vect16&quot;;[.A142]));16;0)))))" office:value-type="float" office:value="4">
            <text:p>4</text:p>
          </table:table-cell>
          <table:table-cell table:formula="of:=[.D142]*[.E142]*4*[.U142]" office:value-type="float" office:value="17179869184">
            <text:p>17179869184</text:p>
          </table:table-cell>
          <table:table-cell table:formula="of:=[.V142]/[counters.D142]" office:value-type="float" office:value="95.9536323496183">
            <text:p>95,9536323496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143]*[.C143]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3]*[.E143]*[.F143]*[.G143]*[.H143]" office:value-type="float" office:value="524288">
            <text:p>524288</text:p>
          </table:table-cell>
          <table:table-cell table:formula="of:=[.D143]*[.E143]*[.I143]*[.J143]*[.K143]" office:value-type="float" office:value="1048576">
            <text:p>1048576</text:p>
          </table:table-cell>
          <table:table-cell table:formula="of:=[counters.O143]" office:value-type="float" office:value="16464">
            <text:p>16464</text:p>
          </table:table-cell>
          <table:table-cell table:formula="of:=[.L143]/[.N143]" office:value-type="float" office:value="31.8445092322643">
            <text:p>31,8445092323</text:p>
          </table:table-cell>
          <table:table-cell table:formula="of:=[.M143]/[.N143]" office:value-type="float" office:value="63.6890184645287">
            <text:p>63,6890184645</text:p>
          </table:table-cell>
          <table:table-cell/>
          <table:table-cell table:formula="of:=[.L143]/[counters.D143]" office:value-type="float" office:value="1.36091037461583">
            <text:p>1,3609103746</text:p>
          </table:table-cell>
          <table:table-cell table:formula="of:=[.M143]/[counters.D143]" office:value-type="float" office:value="2.72182074923166">
            <text:p>2,7218207492</text:p>
          </table:table-cell>
          <table:table-cell/>
          <table:table-cell table:formula="of:=IF( ISNUMBER( SEARCH(&quot;scalar&quot;;[.A143]));1;IF( ISNUMBER( SEARCH(&quot;vect2&quot;;[.A143]));2;IF( ISNUMBER( SEARCH(&quot;vect4&quot;;[.A143]));4;IF( ISNUMBER( SEARCH(&quot;vect8&quot;;[.A143]));8;IF( ISNUMBER( SEARCH(&quot;vect16&quot;;[.A143]));16;0)))))" office:value-type="float" office:value="8">
            <text:p>8</text:p>
          </table:table-cell>
          <table:table-cell table:formula="of:=[.D143]*[.E143]*4*[.U143]" office:value-type="float" office:value="32768">
            <text:p>32768</text:p>
          </table:table-cell>
          <table:table-cell table:formula="of:=[.V143]/[counters.D143]" office:value-type="float" office:value="0.0850568984134895">
            <text:p>0,085056898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44]*[.C144]"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4]*[.E144]*[.F144]*[.G144]*[.H144]" office:value-type="float" office:value="1048576">
            <text:p>1048576</text:p>
          </table:table-cell>
          <table:table-cell table:formula="of:=[.D144]*[.E144]*[.I144]*[.J144]*[.K144]" office:value-type="float" office:value="2097152">
            <text:p>2097152</text:p>
          </table:table-cell>
          <table:table-cell table:formula="of:=[counters.O144]" office:value-type="float" office:value="16464">
            <text:p>16464</text:p>
          </table:table-cell>
          <table:table-cell table:formula="of:=[.L144]/[.N144]" office:value-type="float" office:value="63.6890184645287">
            <text:p>63,6890184645</text:p>
          </table:table-cell>
          <table:table-cell table:formula="of:=[.M144]/[.N144]" office:value-type="float" office:value="127.378036929057">
            <text:p>127,3780369291</text:p>
          </table:table-cell>
          <table:table-cell/>
          <table:table-cell table:formula="of:=[.L144]/[counters.D144]" office:value-type="float" office:value="2.72122740909138">
            <text:p>2,7212274091</text:p>
          </table:table-cell>
          <table:table-cell table:formula="of:=[.M144]/[counters.D144]" office:value-type="float" office:value="5.44245481818276">
            <text:p>5,4424548182</text:p>
          </table:table-cell>
          <table:table-cell/>
          <table:table-cell table:formula="of:=IF( ISNUMBER( SEARCH(&quot;scalar&quot;;[.A144]));1;IF( ISNUMBER( SEARCH(&quot;vect2&quot;;[.A144]));2;IF( ISNUMBER( SEARCH(&quot;vect4&quot;;[.A144]));4;IF( ISNUMBER( SEARCH(&quot;vect8&quot;;[.A144]));8;IF( ISNUMBER( SEARCH(&quot;vect16&quot;;[.A144]));16;0)))))" office:value-type="float" office:value="8">
            <text:p>8</text:p>
          </table:table-cell>
          <table:table-cell table:formula="of:=[.D144]*[.E144]*4*[.U144]" office:value-type="float" office:value="65536">
            <text:p>65536</text:p>
          </table:table-cell>
          <table:table-cell table:formula="of:=[.V144]/[counters.D144]" office:value-type="float" office:value="0.170076713068211">
            <text:p>0,1700767131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45]*[.C145]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5]*[.E145]*[.F145]*[.G145]*[.H145]" office:value-type="float" office:value="2097152">
            <text:p>2097152</text:p>
          </table:table-cell>
          <table:table-cell table:formula="of:=[.D145]*[.E145]*[.I145]*[.J145]*[.K145]" office:value-type="float" office:value="4194304">
            <text:p>4194304</text:p>
          </table:table-cell>
          <table:table-cell table:formula="of:=[counters.O145]" office:value-type="float" office:value="16464">
            <text:p>16464</text:p>
          </table:table-cell>
          <table:table-cell table:formula="of:=[.L145]/[.N145]" office:value-type="float" office:value="127.378036929057">
            <text:p>127,3780369291</text:p>
          </table:table-cell>
          <table:table-cell table:formula="of:=[.M145]/[.N145]" office:value-type="float" office:value="254.756073858115">
            <text:p>254,7560738581</text:p>
          </table:table-cell>
          <table:table-cell/>
          <table:table-cell table:formula="of:=[.L145]/[counters.D145]" office:value-type="float" office:value="5.44598812720408">
            <text:p>5,4459881272</text:p>
          </table:table-cell>
          <table:table-cell table:formula="of:=[.M145]/[counters.D145]" office:value-type="float" office:value="10.8919762544082">
            <text:p>10,8919762544</text:p>
          </table:table-cell>
          <table:table-cell/>
          <table:table-cell table:formula="of:=IF( ISNUMBER( SEARCH(&quot;scalar&quot;;[.A145]));1;IF( ISNUMBER( SEARCH(&quot;vect2&quot;;[.A145]));2;IF( ISNUMBER( SEARCH(&quot;vect4&quot;;[.A145]));4;IF( ISNUMBER( SEARCH(&quot;vect8&quot;;[.A145]));8;IF( ISNUMBER( SEARCH(&quot;vect16&quot;;[.A145]));16;0)))))" office:value-type="float" office:value="8">
            <text:p>8</text:p>
          </table:table-cell>
          <table:table-cell table:formula="of:=[.D145]*[.E145]*4*[.U145]" office:value-type="float" office:value="131072">
            <text:p>131072</text:p>
          </table:table-cell>
          <table:table-cell table:formula="of:=[.V145]/[counters.D145]" office:value-type="float" office:value="0.340374257950255">
            <text:p>0,340374258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46]*[.C146]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6]*[.E146]*[.F146]*[.G146]*[.H146]" office:value-type="float" office:value="4194304">
            <text:p>4194304</text:p>
          </table:table-cell>
          <table:table-cell table:formula="of:=[.D146]*[.E146]*[.I146]*[.J146]*[.K146]" office:value-type="float" office:value="8388608">
            <text:p>8388608</text:p>
          </table:table-cell>
          <table:table-cell table:formula="of:=[counters.O146]" office:value-type="float" office:value="16464">
            <text:p>16464</text:p>
          </table:table-cell>
          <table:table-cell table:formula="of:=[.L146]/[.N146]" office:value-type="float" office:value="254.756073858115">
            <text:p>254,7560738581</text:p>
          </table:table-cell>
          <table:table-cell table:formula="of:=[.M146]/[.N146]" office:value-type="float" office:value="509.512147716229">
            <text:p>509,5121477162</text:p>
          </table:table-cell>
          <table:table-cell/>
          <table:table-cell table:formula="of:=[.L146]/[counters.D146]" office:value-type="float" office:value="10.8990803755415">
            <text:p>10,8990803755</text:p>
          </table:table-cell>
          <table:table-cell table:formula="of:=[.M146]/[counters.D146]" office:value-type="float" office:value="21.7981607510829">
            <text:p>21,7981607511</text:p>
          </table:table-cell>
          <table:table-cell/>
          <table:table-cell table:formula="of:=IF( ISNUMBER( SEARCH(&quot;scalar&quot;;[.A146]));1;IF( ISNUMBER( SEARCH(&quot;vect2&quot;;[.A146]));2;IF( ISNUMBER( SEARCH(&quot;vect4&quot;;[.A146]));4;IF( ISNUMBER( SEARCH(&quot;vect8&quot;;[.A146]));8;IF( ISNUMBER( SEARCH(&quot;vect16&quot;;[.A146]));16;0)))))" office:value-type="float" office:value="8">
            <text:p>8</text:p>
          </table:table-cell>
          <table:table-cell table:formula="of:=[.D146]*[.E146]*4*[.U146]" office:value-type="float" office:value="262144">
            <text:p>262144</text:p>
          </table:table-cell>
          <table:table-cell table:formula="of:=[.V146]/[counters.D146]" office:value-type="float" office:value="0.681192523471342">
            <text:p>0,681192523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47]*[.C147]"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7]*[.E147]*[.F147]*[.G147]*[.H147]" office:value-type="float" office:value="8388608">
            <text:p>8388608</text:p>
          </table:table-cell>
          <table:table-cell table:formula="of:=[.D147]*[.E147]*[.I147]*[.J147]*[.K147]" office:value-type="float" office:value="16777216">
            <text:p>16777216</text:p>
          </table:table-cell>
          <table:table-cell table:formula="of:=[counters.O147]" office:value-type="float" office:value="32876">
            <text:p>32876</text:p>
          </table:table-cell>
          <table:table-cell table:formula="of:=[.L147]/[.N147]" office:value-type="float" office:value="255.159021778805">
            <text:p>255,1590217788</text:p>
          </table:table-cell>
          <table:table-cell table:formula="of:=[.M147]/[.N147]" office:value-type="float" office:value="510.31804355761">
            <text:p>510,3180435576</text:p>
          </table:table-cell>
          <table:table-cell/>
          <table:table-cell table:formula="of:=[.L147]/[counters.D147]" office:value-type="float" office:value="21.7041433590859">
            <text:p>21,7041433591</text:p>
          </table:table-cell>
          <table:table-cell table:formula="of:=[.M147]/[counters.D147]" office:value-type="float" office:value="43.4082867181719">
            <text:p>43,4082867182</text:p>
          </table:table-cell>
          <table:table-cell/>
          <table:table-cell table:formula="of:=IF( ISNUMBER( SEARCH(&quot;scalar&quot;;[.A147]));1;IF( ISNUMBER( SEARCH(&quot;vect2&quot;;[.A147]));2;IF( ISNUMBER( SEARCH(&quot;vect4&quot;;[.A147]));4;IF( ISNUMBER( SEARCH(&quot;vect8&quot;;[.A147]));8;IF( ISNUMBER( SEARCH(&quot;vect16&quot;;[.A147]));16;0)))))" office:value-type="float" office:value="8">
            <text:p>8</text:p>
          </table:table-cell>
          <table:table-cell table:formula="of:=[.D147]*[.E147]*4*[.U147]" office:value-type="float" office:value="524288">
            <text:p>524288</text:p>
          </table:table-cell>
          <table:table-cell table:formula="of:=[.V147]/[counters.D147]" office:value-type="float" office:value="1.35650895994287">
            <text:p>1,356508959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48]*[.C148]"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8]*[.E148]*[.F148]*[.G148]*[.H148]" office:value-type="float" office:value="16777216">
            <text:p>16777216</text:p>
          </table:table-cell>
          <table:table-cell table:formula="of:=[.D148]*[.E148]*[.I148]*[.J148]*[.K148]" office:value-type="float" office:value="33554432">
            <text:p>33554432</text:p>
          </table:table-cell>
          <table:table-cell table:formula="of:=[counters.O148]" office:value-type="float" office:value="65700">
            <text:p>65700</text:p>
          </table:table-cell>
          <table:table-cell table:formula="of:=[.L148]/[.N148]" office:value-type="float" office:value="255.36097412481">
            <text:p>255,3609741248</text:p>
          </table:table-cell>
          <table:table-cell table:formula="of:=[.M148]/[.N148]" office:value-type="float" office:value="510.72194824962">
            <text:p>510,7219482496</text:p>
          </table:table-cell>
          <table:table-cell/>
          <table:table-cell table:formula="of:=[.L148]/[counters.D148]" office:value-type="float" office:value="42.9727751239066">
            <text:p>42,9727751239</text:p>
          </table:table-cell>
          <table:table-cell table:formula="of:=[.M148]/[counters.D148]" office:value-type="float" office:value="85.9455502478132">
            <text:p>85,9455502478</text:p>
          </table:table-cell>
          <table:table-cell/>
          <table:table-cell table:formula="of:=IF( ISNUMBER( SEARCH(&quot;scalar&quot;;[.A148]));1;IF( ISNUMBER( SEARCH(&quot;vect2&quot;;[.A148]));2;IF( ISNUMBER( SEARCH(&quot;vect4&quot;;[.A148]));4;IF( ISNUMBER( SEARCH(&quot;vect8&quot;;[.A148]));8;IF( ISNUMBER( SEARCH(&quot;vect16&quot;;[.A148]));16;0)))))" office:value-type="float" office:value="8">
            <text:p>8</text:p>
          </table:table-cell>
          <table:table-cell table:formula="of:=[.D148]*[.E148]*4*[.U148]" office:value-type="float" office:value="1048576">
            <text:p>1048576</text:p>
          </table:table-cell>
          <table:table-cell table:formula="of:=[.V148]/[counters.D148]" office:value-type="float" office:value="2.68579844524416">
            <text:p>2,685798445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49]*[.C149]"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49]*[.E149]*[.F149]*[.G149]*[.H149]" office:value-type="float" office:value="33554432">
            <text:p>33554432</text:p>
          </table:table-cell>
          <table:table-cell table:formula="of:=[.D149]*[.E149]*[.I149]*[.J149]*[.K149]" office:value-type="float" office:value="67108864">
            <text:p>67108864</text:p>
          </table:table-cell>
          <table:table-cell table:formula="of:=[counters.O149]" office:value-type="float" office:value="131400">
            <text:p>131400</text:p>
          </table:table-cell>
          <table:table-cell table:formula="of:=[.L149]/[.N149]" office:value-type="float" office:value="255.36097412481">
            <text:p>255,3609741248</text:p>
          </table:table-cell>
          <table:table-cell table:formula="of:=[.M149]/[.N149]" office:value-type="float" office:value="510.72194824962">
            <text:p>510,7219482496</text:p>
          </table:table-cell>
          <table:table-cell/>
          <table:table-cell table:formula="of:=[.L149]/[counters.D149]" office:value-type="float" office:value="85.7989679913675">
            <text:p>85,7989679914</text:p>
          </table:table-cell>
          <table:table-cell table:formula="of:=[.M149]/[counters.D149]" office:value-type="float" office:value="171.597935982735">
            <text:p>171,5979359827</text:p>
          </table:table-cell>
          <table:table-cell/>
          <table:table-cell table:formula="of:=IF( ISNUMBER( SEARCH(&quot;scalar&quot;;[.A149]));1;IF( ISNUMBER( SEARCH(&quot;vect2&quot;;[.A149]));2;IF( ISNUMBER( SEARCH(&quot;vect4&quot;;[.A149]));4;IF( ISNUMBER( SEARCH(&quot;vect8&quot;;[.A149]));8;IF( ISNUMBER( SEARCH(&quot;vect16&quot;;[.A149]));16;0)))))" office:value-type="float" office:value="8">
            <text:p>8</text:p>
          </table:table-cell>
          <table:table-cell table:formula="of:=[.D149]*[.E149]*4*[.U149]" office:value-type="float" office:value="2097152">
            <text:p>2097152</text:p>
          </table:table-cell>
          <table:table-cell table:formula="of:=[.V149]/[counters.D149]" office:value-type="float" office:value="5.36243549946047">
            <text:p>5,362435499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50]*[.C150]"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0]*[.E150]*[.F150]*[.G150]*[.H150]" office:value-type="float" office:value="67108864">
            <text:p>67108864</text:p>
          </table:table-cell>
          <table:table-cell table:formula="of:=[.D150]*[.E150]*[.I150]*[.J150]*[.K150]" office:value-type="float" office:value="134217728">
            <text:p>134217728</text:p>
          </table:table-cell>
          <table:table-cell table:formula="of:=[counters.O150]" office:value-type="float" office:value="262800">
            <text:p>262800</text:p>
          </table:table-cell>
          <table:table-cell table:formula="of:=[.L150]/[.N150]" office:value-type="float" office:value="255.36097412481">
            <text:p>255,3609741248</text:p>
          </table:table-cell>
          <table:table-cell table:formula="of:=[.M150]/[.N150]" office:value-type="float" office:value="510.72194824962">
            <text:p>510,7219482496</text:p>
          </table:table-cell>
          <table:table-cell/>
          <table:table-cell table:formula="of:=[.L150]/[counters.D150]" office:value-type="float" office:value="173.334015213152">
            <text:p>173,3340152132</text:p>
          </table:table-cell>
          <table:table-cell table:formula="of:=[.M150]/[counters.D150]" office:value-type="float" office:value="346.668030426304">
            <text:p>346,6680304263</text:p>
          </table:table-cell>
          <table:table-cell/>
          <table:table-cell table:formula="of:=IF( ISNUMBER( SEARCH(&quot;scalar&quot;;[.A150]));1;IF( ISNUMBER( SEARCH(&quot;vect2&quot;;[.A150]));2;IF( ISNUMBER( SEARCH(&quot;vect4&quot;;[.A150]));4;IF( ISNUMBER( SEARCH(&quot;vect8&quot;;[.A150]));8;IF( ISNUMBER( SEARCH(&quot;vect16&quot;;[.A150]));16;0)))))" office:value-type="float" office:value="8">
            <text:p>8</text:p>
          </table:table-cell>
          <table:table-cell table:formula="of:=[.D150]*[.E150]*4*[.U150]" office:value-type="float" office:value="4194304">
            <text:p>4194304</text:p>
          </table:table-cell>
          <table:table-cell table:formula="of:=[.V150]/[counters.D150]" office:value-type="float" office:value="10.833375950822">
            <text:p>10,8333759508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51]*[.C151]"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1]*[.E151]*[.F151]*[.G151]*[.H151]" office:value-type="float" office:value="134217728">
            <text:p>134217728</text:p>
          </table:table-cell>
          <table:table-cell table:formula="of:=[.D151]*[.E151]*[.I151]*[.J151]*[.K151]" office:value-type="float" office:value="268435456">
            <text:p>268435456</text:p>
          </table:table-cell>
          <table:table-cell table:formula="of:=[counters.O151]" office:value-type="float" office:value="525600">
            <text:p>525600</text:p>
          </table:table-cell>
          <table:table-cell table:formula="of:=[.L151]/[.N151]" office:value-type="float" office:value="255.36097412481">
            <text:p>255,3609741248</text:p>
          </table:table-cell>
          <table:table-cell table:formula="of:=[.M151]/[.N151]" office:value-type="float" office:value="510.72194824962">
            <text:p>510,7219482496</text:p>
          </table:table-cell>
          <table:table-cell/>
          <table:table-cell table:formula="of:=[.L151]/[counters.D151]" office:value-type="float" office:value="331.130352402475">
            <text:p>331,1303524025</text:p>
          </table:table-cell>
          <table:table-cell table:formula="of:=[.M151]/[counters.D151]" office:value-type="float" office:value="662.26070480495">
            <text:p>662,260704805</text:p>
          </table:table-cell>
          <table:table-cell/>
          <table:table-cell table:formula="of:=IF( ISNUMBER( SEARCH(&quot;scalar&quot;;[.A151]));1;IF( ISNUMBER( SEARCH(&quot;vect2&quot;;[.A151]));2;IF( ISNUMBER( SEARCH(&quot;vect4&quot;;[.A151]));4;IF( ISNUMBER( SEARCH(&quot;vect8&quot;;[.A151]));8;IF( ISNUMBER( SEARCH(&quot;vect16&quot;;[.A151]));16;0)))))" office:value-type="float" office:value="8">
            <text:p>8</text:p>
          </table:table-cell>
          <table:table-cell table:formula="of:=[.D151]*[.E151]*4*[.U151]" office:value-type="float" office:value="8388608">
            <text:p>8388608</text:p>
          </table:table-cell>
          <table:table-cell table:formula="of:=[.V151]/[counters.D151]" office:value-type="float" office:value="20.6956470251547">
            <text:p>20,695647025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52]*[.C152]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2]*[.E152]*[.F152]*[.G152]*[.H152]" office:value-type="float" office:value="268435456">
            <text:p>268435456</text:p>
          </table:table-cell>
          <table:table-cell table:formula="of:=[.D152]*[.E152]*[.I152]*[.J152]*[.K152]" office:value-type="float" office:value="536870912">
            <text:p>536870912</text:p>
          </table:table-cell>
          <table:table-cell table:formula="of:=[counters.O152]" office:value-type="float" office:value="1051200">
            <text:p>1051200</text:p>
          </table:table-cell>
          <table:table-cell table:formula="of:=[.L152]/[.N152]" office:value-type="float" office:value="255.36097412481">
            <text:p>255,3609741248</text:p>
          </table:table-cell>
          <table:table-cell table:formula="of:=[.M152]/[.N152]" office:value-type="float" office:value="510.72194824962">
            <text:p>510,7219482496</text:p>
          </table:table-cell>
          <table:table-cell/>
          <table:table-cell table:formula="of:=[.L152]/[counters.D152]" office:value-type="float" office:value="515.810374412728">
            <text:p>515,8103744127</text:p>
          </table:table-cell>
          <table:table-cell table:formula="of:=[.M152]/[counters.D152]" office:value-type="float" office:value="1031.62074882546">
            <text:p>1031,6207488255</text:p>
          </table:table-cell>
          <table:table-cell/>
          <table:table-cell table:formula="of:=IF( ISNUMBER( SEARCH(&quot;scalar&quot;;[.A152]));1;IF( ISNUMBER( SEARCH(&quot;vect2&quot;;[.A152]));2;IF( ISNUMBER( SEARCH(&quot;vect4&quot;;[.A152]));4;IF( ISNUMBER( SEARCH(&quot;vect8&quot;;[.A152]));8;IF( ISNUMBER( SEARCH(&quot;vect16&quot;;[.A152]));16;0)))))" office:value-type="float" office:value="8">
            <text:p>8</text:p>
          </table:table-cell>
          <table:table-cell table:formula="of:=[.D152]*[.E152]*4*[.U152]" office:value-type="float" office:value="16777216">
            <text:p>16777216</text:p>
          </table:table-cell>
          <table:table-cell table:formula="of:=[.V152]/[counters.D152]" office:value-type="float" office:value="32.2381484007955">
            <text:p>32,2381484008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53]*[.C153]"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3]*[.E153]*[.F153]*[.G153]*[.H153]" office:value-type="float" office:value="402653184">
            <text:p>402653184</text:p>
          </table:table-cell>
          <table:table-cell table:formula="of:=[.D153]*[.E153]*[.I153]*[.J153]*[.K153]" office:value-type="float" office:value="805306368">
            <text:p>805306368</text:p>
          </table:table-cell>
          <table:table-cell table:formula="of:=[counters.O153]" office:value-type="float" office:value="1576800">
            <text:p>1576800</text:p>
          </table:table-cell>
          <table:table-cell table:formula="of:=[.L153]/[.N153]" office:value-type="float" office:value="255.36097412481">
            <text:p>255,3609741248</text:p>
          </table:table-cell>
          <table:table-cell table:formula="of:=[.M153]/[.N153]" office:value-type="float" office:value="510.72194824962">
            <text:p>510,7219482496</text:p>
          </table:table-cell>
          <table:table-cell/>
          <table:table-cell table:formula="of:=[.L153]/[counters.D153]" office:value-type="float" office:value="647.788758021883">
            <text:p>647,7887580219</text:p>
          </table:table-cell>
          <table:table-cell table:formula="of:=[.M153]/[counters.D153]" office:value-type="float" office:value="1295.57751604377">
            <text:p>1295,5775160438</text:p>
          </table:table-cell>
          <table:table-cell/>
          <table:table-cell table:formula="of:=IF( ISNUMBER( SEARCH(&quot;scalar&quot;;[.A153]));1;IF( ISNUMBER( SEARCH(&quot;vect2&quot;;[.A153]));2;IF( ISNUMBER( SEARCH(&quot;vect4&quot;;[.A153]));4;IF( ISNUMBER( SEARCH(&quot;vect8&quot;;[.A153]));8;IF( ISNUMBER( SEARCH(&quot;vect16&quot;;[.A153]));16;0)))))" office:value-type="float" office:value="8">
            <text:p>8</text:p>
          </table:table-cell>
          <table:table-cell table:formula="of:=[.D153]*[.E153]*4*[.U153]" office:value-type="float" office:value="25165824">
            <text:p>25165824</text:p>
          </table:table-cell>
          <table:table-cell table:formula="of:=[.V153]/[counters.D153]" office:value-type="float" office:value="40.4867973763677">
            <text:p>40,486797376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54]*[.C154]"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4]*[.E154]*[.F154]*[.G154]*[.H154]" office:value-type="float" office:value="536870912">
            <text:p>536870912</text:p>
          </table:table-cell>
          <table:table-cell table:formula="of:=[.D154]*[.E154]*[.I154]*[.J154]*[.K154]" office:value-type="float" office:value="1073741824">
            <text:p>1073741824</text:p>
          </table:table-cell>
          <table:table-cell table:formula="of:=[counters.O154]" office:value-type="float" office:value="1577136">
            <text:p>1577136</text:p>
          </table:table-cell>
          <table:table-cell table:formula="of:=[.L154]/[.N154]" office:value-type="float" office:value="340.408761197512">
            <text:p>340,4087611975</text:p>
          </table:table-cell>
          <table:table-cell table:formula="of:=[.M154]/[.N154]" office:value-type="float" office:value="680.817522395025">
            <text:p>680,817522395</text:p>
          </table:table-cell>
          <table:table-cell/>
          <table:table-cell table:formula="of:=[.L154]/[counters.D154]" office:value-type="float" office:value="696.032712328057">
            <text:p>696,0327123281</text:p>
          </table:table-cell>
          <table:table-cell table:formula="of:=[.M154]/[counters.D154]" office:value-type="float" office:value="1392.06542465611">
            <text:p>1392,0654246561</text:p>
          </table:table-cell>
          <table:table-cell/>
          <table:table-cell table:formula="of:=IF( ISNUMBER( SEARCH(&quot;scalar&quot;;[.A154]));1;IF( ISNUMBER( SEARCH(&quot;vect2&quot;;[.A154]));2;IF( ISNUMBER( SEARCH(&quot;vect4&quot;;[.A154]));4;IF( ISNUMBER( SEARCH(&quot;vect8&quot;;[.A154]));8;IF( ISNUMBER( SEARCH(&quot;vect16&quot;;[.A154]));16;0)))))" office:value-type="float" office:value="8">
            <text:p>8</text:p>
          </table:table-cell>
          <table:table-cell table:formula="of:=[.D154]*[.E154]*4*[.U154]" office:value-type="float" office:value="33554432">
            <text:p>33554432</text:p>
          </table:table-cell>
          <table:table-cell table:formula="of:=[.V154]/[counters.D154]" office:value-type="float" office:value="43.5020445205035">
            <text:p>43,502044520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55]*[.C155]"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5]*[.E155]*[.F155]*[.G155]*[.H155]" office:value-type="float" office:value="671088640">
            <text:p>671088640</text:p>
          </table:table-cell>
          <table:table-cell table:formula="of:=[.D155]*[.E155]*[.I155]*[.J155]*[.K155]" office:value-type="float" office:value="1342177280">
            <text:p>1342177280</text:p>
          </table:table-cell>
          <table:table-cell table:formula="of:=[counters.O155]" office:value-type="float" office:value="1577472">
            <text:p>1577472</text:p>
          </table:table-cell>
          <table:table-cell table:formula="of:=[.L155]/[.N155]" office:value-type="float" office:value="425.420318078546">
            <text:p>425,4203180785</text:p>
          </table:table-cell>
          <table:table-cell table:formula="of:=[.M155]/[.N155]" office:value-type="float" office:value="850.840636157092">
            <text:p>850,8406361571</text:p>
          </table:table-cell>
          <table:table-cell/>
          <table:table-cell table:formula="of:=[.L155]/[counters.D155]" office:value-type="float" office:value="727.930553099913">
            <text:p>727,9305530999</text:p>
          </table:table-cell>
          <table:table-cell table:formula="of:=[.M155]/[counters.D155]" office:value-type="float" office:value="1455.86110619983">
            <text:p>1455,8611061998</text:p>
          </table:table-cell>
          <table:table-cell/>
          <table:table-cell table:formula="of:=IF( ISNUMBER( SEARCH(&quot;scalar&quot;;[.A155]));1;IF( ISNUMBER( SEARCH(&quot;vect2&quot;;[.A155]));2;IF( ISNUMBER( SEARCH(&quot;vect4&quot;;[.A155]));4;IF( ISNUMBER( SEARCH(&quot;vect8&quot;;[.A155]));8;IF( ISNUMBER( SEARCH(&quot;vect16&quot;;[.A155]));16;0)))))" office:value-type="float" office:value="8">
            <text:p>8</text:p>
          </table:table-cell>
          <table:table-cell table:formula="of:=[.D155]*[.E155]*4*[.U155]" office:value-type="float" office:value="41943040">
            <text:p>41943040</text:p>
          </table:table-cell>
          <table:table-cell table:formula="of:=[.V155]/[counters.D155]" office:value-type="float" office:value="45.4956595687446">
            <text:p>45,4956595687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6]*[.C156]" office:value-type="float" office:value="1536">
            <text:p>1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6]*[.E156]*[.F156]*[.G156]*[.H156]" office:value-type="float" office:value="805306368">
            <text:p>805306368</text:p>
          </table:table-cell>
          <table:table-cell table:formula="of:=[.D156]*[.E156]*[.I156]*[.J156]*[.K156]" office:value-type="float" office:value="1610612736">
            <text:p>1610612736</text:p>
          </table:table-cell>
          <table:table-cell table:formula="of:=[counters.O156]" office:value-type="float" office:value="1577808">
            <text:p>1577808</text:p>
          </table:table-cell>
          <table:table-cell table:formula="of:=[.L156]/[.N156]" office:value-type="float" office:value="510.395667913967">
            <text:p>510,395667914</text:p>
          </table:table-cell>
          <table:table-cell table:formula="of:=[.M156]/[.N156]" office:value-type="float" office:value="1020.79133582793">
            <text:p>1020,7913358279</text:p>
          </table:table-cell>
          <table:table-cell/>
          <table:table-cell table:formula="of:=[.L156]/[counters.D156]" office:value-type="float" office:value="762.784199987497">
            <text:p>762,7841999875</text:p>
          </table:table-cell>
          <table:table-cell table:formula="of:=[.M156]/[counters.D156]" office:value-type="float" office:value="1525.56839997499">
            <text:p>1525,568399975</text:p>
          </table:table-cell>
          <table:table-cell/>
          <table:table-cell table:formula="of:=IF( ISNUMBER( SEARCH(&quot;scalar&quot;;[.A156]));1;IF( ISNUMBER( SEARCH(&quot;vect2&quot;;[.A156]));2;IF( ISNUMBER( SEARCH(&quot;vect4&quot;;[.A156]));4;IF( ISNUMBER( SEARCH(&quot;vect8&quot;;[.A156]));8;IF( ISNUMBER( SEARCH(&quot;vect16&quot;;[.A156]));16;0)))))" office:value-type="float" office:value="8">
            <text:p>8</text:p>
          </table:table-cell>
          <table:table-cell table:formula="of:=[.D156]*[.E156]*4*[.U156]" office:value-type="float" office:value="50331648">
            <text:p>50331648</text:p>
          </table:table-cell>
          <table:table-cell table:formula="of:=[.V156]/[counters.D156]" office:value-type="float" office:value="47.6740124992186">
            <text:p>47,674012499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57]*[.C157]" office:value-type="float" office:value="1792">
            <text:p>17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7]*[.E157]*[.F157]*[.G157]*[.H157]" office:value-type="float" office:value="939524096">
            <text:p>939524096</text:p>
          </table:table-cell>
          <table:table-cell table:formula="of:=[.D157]*[.E157]*[.I157]*[.J157]*[.K157]" office:value-type="float" office:value="1879048192">
            <text:p>1879048192</text:p>
          </table:table-cell>
          <table:table-cell table:formula="of:=[counters.O157]" office:value-type="float" office:value="1840854">
            <text:p>1840854</text:p>
          </table:table-cell>
          <table:table-cell table:formula="of:=[.L157]/[.N157]" office:value-type="float" office:value="510.374041613295">
            <text:p>510,3740416133</text:p>
          </table:table-cell>
          <table:table-cell table:formula="of:=[.M157]/[.N157]" office:value-type="float" office:value="1020.74808322659">
            <text:p>1020,7480832266</text:p>
          </table:table-cell>
          <table:table-cell/>
          <table:table-cell table:formula="of:=[.L157]/[counters.D157]" office:value-type="float" office:value="735.394704667738">
            <text:p>735,3947046677</text:p>
          </table:table-cell>
          <table:table-cell table:formula="of:=[.M157]/[counters.D157]" office:value-type="float" office:value="1470.78940933548">
            <text:p>1470,7894093355</text:p>
          </table:table-cell>
          <table:table-cell/>
          <table:table-cell table:formula="of:=IF( ISNUMBER( SEARCH(&quot;scalar&quot;;[.A157]));1;IF( ISNUMBER( SEARCH(&quot;vect2&quot;;[.A157]));2;IF( ISNUMBER( SEARCH(&quot;vect4&quot;;[.A157]));4;IF( ISNUMBER( SEARCH(&quot;vect8&quot;;[.A157]));8;IF( ISNUMBER( SEARCH(&quot;vect16&quot;;[.A157]));16;0)))))" office:value-type="float" office:value="8">
            <text:p>8</text:p>
          </table:table-cell>
          <table:table-cell table:formula="of:=[.D157]*[.E157]*4*[.U157]" office:value-type="float" office:value="58720256">
            <text:p>58720256</text:p>
          </table:table-cell>
          <table:table-cell table:formula="of:=[.V157]/[counters.D157]" office:value-type="float" office:value="45.9621690417337">
            <text:p>45,9621690417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58]*[.C158]"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8]*[.E158]*[.F158]*[.G158]*[.H158]" office:value-type="float" office:value="1073741824">
            <text:p>1073741824</text:p>
          </table:table-cell>
          <table:table-cell table:formula="of:=[.D158]*[.E158]*[.I158]*[.J158]*[.K158]" office:value-type="float" office:value="2147483648">
            <text:p>2147483648</text:p>
          </table:table-cell>
          <table:table-cell table:formula="of:=[counters.O158]" office:value-type="float" office:value="2103350">
            <text:p>2103350</text:p>
          </table:table-cell>
          <table:table-cell table:formula="of:=[.L158]/[.N158]" office:value-type="float" office:value="510.491275346471">
            <text:p>510,4912753465</text:p>
          </table:table-cell>
          <table:table-cell table:formula="of:=[.M158]/[.N158]" office:value-type="float" office:value="1020.98255069294">
            <text:p>1020,982550693</text:p>
          </table:table-cell>
          <table:table-cell/>
          <table:table-cell table:formula="of:=[.L158]/[counters.D158]" office:value-type="float" office:value="742.391645601828">
            <text:p>742,3916456018</text:p>
          </table:table-cell>
          <table:table-cell table:formula="of:=[.M158]/[counters.D158]" office:value-type="float" office:value="1484.78329120366">
            <text:p>1484,7832912037</text:p>
          </table:table-cell>
          <table:table-cell/>
          <table:table-cell table:formula="of:=IF( ISNUMBER( SEARCH(&quot;scalar&quot;;[.A158]));1;IF( ISNUMBER( SEARCH(&quot;vect2&quot;;[.A158]));2;IF( ISNUMBER( SEARCH(&quot;vect4&quot;;[.A158]));4;IF( ISNUMBER( SEARCH(&quot;vect8&quot;;[.A158]));8;IF( ISNUMBER( SEARCH(&quot;vect16&quot;;[.A158]));16;0)))))" office:value-type="float" office:value="8">
            <text:p>8</text:p>
          </table:table-cell>
          <table:table-cell table:formula="of:=[.D158]*[.E158]*4*[.U158]" office:value-type="float" office:value="67108864">
            <text:p>67108864</text:p>
          </table:table-cell>
          <table:table-cell table:formula="of:=[.V158]/[counters.D158]" office:value-type="float" office:value="46.3994778501142">
            <text:p>46,3994778501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59]*[.C159]" office:value-type="float" office:value="2304">
            <text:p>230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59]*[.E159]*[.F159]*[.G159]*[.H159]" office:value-type="float" office:value="1207959552">
            <text:p>1207959552</text:p>
          </table:table-cell>
          <table:table-cell table:formula="of:=[.D159]*[.E159]*[.I159]*[.J159]*[.K159]" office:value-type="float" office:value="2415919104">
            <text:p>2415919104</text:p>
          </table:table-cell>
          <table:table-cell table:formula="of:=[counters.O159]" office:value-type="float" office:value="2366504">
            <text:p>2366504</text:p>
          </table:table-cell>
          <table:table-cell table:formula="of:=[.L159]/[.N159]" office:value-type="float" office:value="510.440528306734">
            <text:p>510,4405283067</text:p>
          </table:table-cell>
          <table:table-cell table:formula="of:=[.M159]/[.N159]" office:value-type="float" office:value="1020.88105661347">
            <text:p>1020,8810566135</text:p>
          </table:table-cell>
          <table:table-cell/>
          <table:table-cell table:formula="of:=[.L159]/[counters.D159]" office:value-type="float" office:value="763.608265956976">
            <text:p>763,608265957</text:p>
          </table:table-cell>
          <table:table-cell table:formula="of:=[.M159]/[counters.D159]" office:value-type="float" office:value="1527.21653191395">
            <text:p>1527,216531914</text:p>
          </table:table-cell>
          <table:table-cell/>
          <table:table-cell table:formula="of:=IF( ISNUMBER( SEARCH(&quot;scalar&quot;;[.A159]));1;IF( ISNUMBER( SEARCH(&quot;vect2&quot;;[.A159]));2;IF( ISNUMBER( SEARCH(&quot;vect4&quot;;[.A159]));4;IF( ISNUMBER( SEARCH(&quot;vect8&quot;;[.A159]));8;IF( ISNUMBER( SEARCH(&quot;vect16&quot;;[.A159]));16;0)))))" office:value-type="float" office:value="8">
            <text:p>8</text:p>
          </table:table-cell>
          <table:table-cell table:formula="of:=[.D159]*[.E159]*4*[.U159]" office:value-type="float" office:value="75497472">
            <text:p>75497472</text:p>
          </table:table-cell>
          <table:table-cell table:formula="of:=[.V159]/[counters.D159]" office:value-type="float" office:value="47.725516622311">
            <text:p>47,725516622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60]*[.C160]"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0]*[.E160]*[.F160]*[.G160]*[.H160]" office:value-type="float" office:value="1342177280">
            <text:p>1342177280</text:p>
          </table:table-cell>
          <table:table-cell table:formula="of:=[.D160]*[.E160]*[.I160]*[.J160]*[.K160]" office:value-type="float" office:value="2684354560">
            <text:p>2684354560</text:p>
          </table:table-cell>
          <table:table-cell table:formula="of:=[counters.O160]" office:value-type="float" office:value="2628652">
            <text:p>2628652</text:p>
          </table:table-cell>
          <table:table-cell table:formula="of:=[.L160]/[.N160]" office:value-type="float" office:value="510.595270884088">
            <text:p>510,5952708841</text:p>
          </table:table-cell>
          <table:table-cell table:formula="of:=[.M160]/[.N160]" office:value-type="float" office:value="1021.19054176818">
            <text:p>1021,1905417682</text:p>
          </table:table-cell>
          <table:table-cell/>
          <table:table-cell table:formula="of:=[.L160]/[counters.D160]" office:value-type="float" office:value="754.105472048688">
            <text:p>754,1054720487</text:p>
          </table:table-cell>
          <table:table-cell table:formula="of:=[.M160]/[counters.D160]" office:value-type="float" office:value="1508.21094409738">
            <text:p>1508,2109440974</text:p>
          </table:table-cell>
          <table:table-cell/>
          <table:table-cell table:formula="of:=IF( ISNUMBER( SEARCH(&quot;scalar&quot;;[.A160]));1;IF( ISNUMBER( SEARCH(&quot;vect2&quot;;[.A160]));2;IF( ISNUMBER( SEARCH(&quot;vect4&quot;;[.A160]));4;IF( ISNUMBER( SEARCH(&quot;vect8&quot;;[.A160]));8;IF( ISNUMBER( SEARCH(&quot;vect16&quot;;[.A160]));16;0)))))" office:value-type="float" office:value="8">
            <text:p>8</text:p>
          </table:table-cell>
          <table:table-cell table:formula="of:=[.D160]*[.E160]*4*[.U160]" office:value-type="float" office:value="83886080">
            <text:p>83886080</text:p>
          </table:table-cell>
          <table:table-cell table:formula="of:=[.V160]/[counters.D160]" office:value-type="float" office:value="47.131592003043">
            <text:p>47,13159200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61]*[.C161]" office:value-type="float" office:value="2816">
            <text:p>28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1]*[.E161]*[.F161]*[.G161]*[.H161]" office:value-type="float" office:value="1476395008">
            <text:p>1476395008</text:p>
          </table:table-cell>
          <table:table-cell table:formula="of:=[.D161]*[.E161]*[.I161]*[.J161]*[.K161]" office:value-type="float" office:value="2952790016">
            <text:p>2952790016</text:p>
          </table:table-cell>
          <table:table-cell table:formula="of:=[counters.O161]" office:value-type="float" office:value="2890126">
            <text:p>2890126</text:p>
          </table:table-cell>
          <table:table-cell table:formula="of:=[.L161]/[.N161]" office:value-type="float" office:value="510.841052604627">
            <text:p>510,8410526046</text:p>
          </table:table-cell>
          <table:table-cell table:formula="of:=[.M161]/[.N161]" office:value-type="float" office:value="1021.68210520925">
            <text:p>1021,6821052093</text:p>
          </table:table-cell>
          <table:table-cell/>
          <table:table-cell table:formula="of:=[.L161]/[counters.D161]" office:value-type="float" office:value="750.362378886508">
            <text:p>750,3623788865</text:p>
          </table:table-cell>
          <table:table-cell table:formula="of:=[.M161]/[counters.D161]" office:value-type="float" office:value="1500.72475777302">
            <text:p>1500,724757773</text:p>
          </table:table-cell>
          <table:table-cell/>
          <table:table-cell table:formula="of:=IF( ISNUMBER( SEARCH(&quot;scalar&quot;;[.A161]));1;IF( ISNUMBER( SEARCH(&quot;vect2&quot;;[.A161]));2;IF( ISNUMBER( SEARCH(&quot;vect4&quot;;[.A161]));4;IF( ISNUMBER( SEARCH(&quot;vect8&quot;;[.A161]));8;IF( ISNUMBER( SEARCH(&quot;vect16&quot;;[.A161]));16;0)))))" office:value-type="float" office:value="8">
            <text:p>8</text:p>
          </table:table-cell>
          <table:table-cell table:formula="of:=[.D161]*[.E161]*4*[.U161]" office:value-type="float" office:value="92274688">
            <text:p>92274688</text:p>
          </table:table-cell>
          <table:table-cell table:formula="of:=[.V161]/[counters.D161]" office:value-type="float" office:value="46.8976486804068">
            <text:p>46,897648680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62]*[.C162]" office:value-type="float" office:value="3072">
            <text:p>3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2]*[.E162]*[.F162]*[.G162]*[.H162]" office:value-type="float" office:value="1610612736">
            <text:p>1610612736</text:p>
          </table:table-cell>
          <table:table-cell table:formula="of:=[.D162]*[.E162]*[.I162]*[.J162]*[.K162]" office:value-type="float" office:value="3221225472">
            <text:p>3221225472</text:p>
          </table:table-cell>
          <table:table-cell table:formula="of:=[counters.O162]" office:value-type="float" office:value="3153820">
            <text:p>3153820</text:p>
          </table:table-cell>
          <table:table-cell table:formula="of:=[.L162]/[.N162]" office:value-type="float" office:value="510.686321984134">
            <text:p>510,6863219841</text:p>
          </table:table-cell>
          <table:table-cell table:formula="of:=[.M162]/[.N162]" office:value-type="float" office:value="1021.37264396827">
            <text:p>1021,3726439683</text:p>
          </table:table-cell>
          <table:table-cell/>
          <table:table-cell table:formula="of:=[.L162]/[counters.D162]" office:value-type="float" office:value="759.278166281829">
            <text:p>759,2781662818</text:p>
          </table:table-cell>
          <table:table-cell table:formula="of:=[.M162]/[counters.D162]" office:value-type="float" office:value="1518.55633256366">
            <text:p>1518,5563325637</text:p>
          </table:table-cell>
          <table:table-cell/>
          <table:table-cell table:formula="of:=IF( ISNUMBER( SEARCH(&quot;scalar&quot;;[.A162]));1;IF( ISNUMBER( SEARCH(&quot;vect2&quot;;[.A162]));2;IF( ISNUMBER( SEARCH(&quot;vect4&quot;;[.A162]));4;IF( ISNUMBER( SEARCH(&quot;vect8&quot;;[.A162]));8;IF( ISNUMBER( SEARCH(&quot;vect16&quot;;[.A162]));16;0)))))" office:value-type="float" office:value="8">
            <text:p>8</text:p>
          </table:table-cell>
          <table:table-cell table:formula="of:=[.D162]*[.E162]*4*[.U162]" office:value-type="float" office:value="100663296">
            <text:p>100663296</text:p>
          </table:table-cell>
          <table:table-cell table:formula="of:=[.V162]/[counters.D162]" office:value-type="float" office:value="47.4548853926143">
            <text:p>47,4548853926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63]*[.C163]" office:value-type="float" office:value="3328">
            <text:p>33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3]*[.E163]*[.F163]*[.G163]*[.H163]" office:value-type="float" office:value="1744830464">
            <text:p>1744830464</text:p>
          </table:table-cell>
          <table:table-cell table:formula="of:=[.D163]*[.E163]*[.I163]*[.J163]*[.K163]" office:value-type="float" office:value="3489660928">
            <text:p>3489660928</text:p>
          </table:table-cell>
          <table:table-cell table:formula="of:=[counters.O163]" office:value-type="float" office:value="3417546">
            <text:p>3417546</text:p>
          </table:table-cell>
          <table:table-cell table:formula="of:=[.L163]/[.N163]" office:value-type="float" office:value="510.550688710554">
            <text:p>510,5506887106</text:p>
          </table:table-cell>
          <table:table-cell table:formula="of:=[.M163]/[.N163]" office:value-type="float" office:value="1021.10137742111">
            <text:p>1021,1013774211</text:p>
          </table:table-cell>
          <table:table-cell/>
          <table:table-cell table:formula="of:=[.L163]/[counters.D163]" office:value-type="float" office:value="751.599064566694">
            <text:p>751,5990645667</text:p>
          </table:table-cell>
          <table:table-cell table:formula="of:=[.M163]/[counters.D163]" office:value-type="float" office:value="1503.19812913339">
            <text:p>1503,1981291334</text:p>
          </table:table-cell>
          <table:table-cell/>
          <table:table-cell table:formula="of:=IF( ISNUMBER( SEARCH(&quot;scalar&quot;;[.A163]));1;IF( ISNUMBER( SEARCH(&quot;vect2&quot;;[.A163]));2;IF( ISNUMBER( SEARCH(&quot;vect4&quot;;[.A163]));4;IF( ISNUMBER( SEARCH(&quot;vect8&quot;;[.A163]));8;IF( ISNUMBER( SEARCH(&quot;vect16&quot;;[.A163]));16;0)))))" office:value-type="float" office:value="8">
            <text:p>8</text:p>
          </table:table-cell>
          <table:table-cell table:formula="of:=[.D163]*[.E163]*4*[.U163]" office:value-type="float" office:value="109051904">
            <text:p>109051904</text:p>
          </table:table-cell>
          <table:table-cell table:formula="of:=[.V163]/[counters.D163]" office:value-type="float" office:value="46.9749415354184">
            <text:p>46,974941535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64]*[.C164]" office:value-type="float" office:value="3584">
            <text:p>35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4]*[.E164]*[.F164]*[.G164]*[.H164]" office:value-type="float" office:value="1879048192">
            <text:p>1879048192</text:p>
          </table:table-cell>
          <table:table-cell table:formula="of:=[.D164]*[.E164]*[.I164]*[.J164]*[.K164]" office:value-type="float" office:value="3758096384">
            <text:p>3758096384</text:p>
          </table:table-cell>
          <table:table-cell table:formula="of:=[counters.O164]" office:value-type="float" office:value="3681168">
            <text:p>3681168</text:p>
          </table:table-cell>
          <table:table-cell table:formula="of:=[.L164]/[.N164]" office:value-type="float" office:value="510.44890969388">
            <text:p>510,4489096939</text:p>
          </table:table-cell>
          <table:table-cell table:formula="of:=[.M164]/[.N164]" office:value-type="float" office:value="1020.89781938776">
            <text:p>1020,8978193878</text:p>
          </table:table-cell>
          <table:table-cell/>
          <table:table-cell table:formula="of:=[.L164]/[counters.D164]" office:value-type="float" office:value="738.525805096287">
            <text:p>738,5258050963</text:p>
          </table:table-cell>
          <table:table-cell table:formula="of:=[.M164]/[counters.D164]" office:value-type="float" office:value="1477.05161019257">
            <text:p>1477,0516101926</text:p>
          </table:table-cell>
          <table:table-cell/>
          <table:table-cell table:formula="of:=IF( ISNUMBER( SEARCH(&quot;scalar&quot;;[.A164]));1;IF( ISNUMBER( SEARCH(&quot;vect2&quot;;[.A164]));2;IF( ISNUMBER( SEARCH(&quot;vect4&quot;;[.A164]));4;IF( ISNUMBER( SEARCH(&quot;vect8&quot;;[.A164]));8;IF( ISNUMBER( SEARCH(&quot;vect16&quot;;[.A164]));16;0)))))" office:value-type="float" office:value="8">
            <text:p>8</text:p>
          </table:table-cell>
          <table:table-cell table:formula="of:=[.D164]*[.E164]*4*[.U164]" office:value-type="float" office:value="117440512">
            <text:p>117440512</text:p>
          </table:table-cell>
          <table:table-cell table:formula="of:=[.V164]/[counters.D164]" office:value-type="float" office:value="46.1578628185179">
            <text:p>46,157862818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65]*[.C165]" office:value-type="float" office:value="3840">
            <text:p>384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5]*[.E165]*[.F165]*[.G165]*[.H165]" office:value-type="float" office:value="2013265920">
            <text:p>2013265920</text:p>
          </table:table-cell>
          <table:table-cell table:formula="of:=[.D165]*[.E165]*[.I165]*[.J165]*[.K165]" office:value-type="float" office:value="4026531840">
            <text:p>4026531840</text:p>
          </table:table-cell>
          <table:table-cell table:formula="of:=[counters.O165]" office:value-type="float" office:value="3943388">
            <text:p>3943388</text:p>
          </table:table-cell>
          <table:table-cell table:formula="of:=[.L165]/[.N165]" office:value-type="float" office:value="510.542183523407">
            <text:p>510,5421835234</text:p>
          </table:table-cell>
          <table:table-cell table:formula="of:=[.M165]/[.N165]" office:value-type="float" office:value="1021.08436704681">
            <text:p>1021,0843670468</text:p>
          </table:table-cell>
          <table:table-cell/>
          <table:table-cell table:formula="of:=[.L165]/[counters.D165]" office:value-type="float" office:value="759.22476533324">
            <text:p>759,2247653332</text:p>
          </table:table-cell>
          <table:table-cell table:formula="of:=[.M165]/[counters.D165]" office:value-type="float" office:value="1518.44953066648">
            <text:p>1518,4495306665</text:p>
          </table:table-cell>
          <table:table-cell/>
          <table:table-cell table:formula="of:=IF( ISNUMBER( SEARCH(&quot;scalar&quot;;[.A165]));1;IF( ISNUMBER( SEARCH(&quot;vect2&quot;;[.A165]));2;IF( ISNUMBER( SEARCH(&quot;vect4&quot;;[.A165]));4;IF( ISNUMBER( SEARCH(&quot;vect8&quot;;[.A165]));8;IF( ISNUMBER( SEARCH(&quot;vect16&quot;;[.A165]));16;0)))))" office:value-type="float" office:value="8">
            <text:p>8</text:p>
          </table:table-cell>
          <table:table-cell table:formula="of:=[.D165]*[.E165]*4*[.U165]" office:value-type="float" office:value="125829120">
            <text:p>125829120</text:p>
          </table:table-cell>
          <table:table-cell table:formula="of:=[.V165]/[counters.D165]" office:value-type="float" office:value="47.4515478333275">
            <text:p>47,451547833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66]*[.C166]"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6]*[.E166]*[.F166]*[.G166]*[.H166]" office:value-type="float" office:value="2147483648">
            <text:p>2147483648</text:p>
          </table:table-cell>
          <table:table-cell table:formula="of:=[.D166]*[.E166]*[.I166]*[.J166]*[.K166]" office:value-type="float" office:value="4294967296">
            <text:p>4294967296</text:p>
          </table:table-cell>
          <table:table-cell table:formula="of:=[counters.O166]" office:value-type="float" office:value="4206504">
            <text:p>4206504</text:p>
          </table:table-cell>
          <table:table-cell table:formula="of:=[.L166]/[.N166]" office:value-type="float" office:value="510.515061438192">
            <text:p>510,5150614382</text:p>
          </table:table-cell>
          <table:table-cell table:formula="of:=[.M166]/[.N166]" office:value-type="float" office:value="1021.03012287638">
            <text:p>1021,0301228764</text:p>
          </table:table-cell>
          <table:table-cell/>
          <table:table-cell table:formula="of:=[.L166]/[counters.D166]" office:value-type="float" office:value="755.627274992013">
            <text:p>755,627274992</text:p>
          </table:table-cell>
          <table:table-cell table:formula="of:=[.M166]/[counters.D166]" office:value-type="float" office:value="1511.25454998403">
            <text:p>1511,254549984</text:p>
          </table:table-cell>
          <table:table-cell/>
          <table:table-cell table:formula="of:=IF( ISNUMBER( SEARCH(&quot;scalar&quot;;[.A166]));1;IF( ISNUMBER( SEARCH(&quot;vect2&quot;;[.A166]));2;IF( ISNUMBER( SEARCH(&quot;vect4&quot;;[.A166]));4;IF( ISNUMBER( SEARCH(&quot;vect8&quot;;[.A166]));8;IF( ISNUMBER( SEARCH(&quot;vect16&quot;;[.A166]));16;0)))))" office:value-type="float" office:value="8">
            <text:p>8</text:p>
          </table:table-cell>
          <table:table-cell table:formula="of:=[.D166]*[.E166]*4*[.U166]" office:value-type="float" office:value="134217728">
            <text:p>134217728</text:p>
          </table:table-cell>
          <table:table-cell table:formula="of:=[.V166]/[counters.D166]" office:value-type="float" office:value="47.2267046870008">
            <text:p>47,226704687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67]*[.C167]" office:value-type="float" office:value="4352">
            <text:p>435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7]*[.E167]*[.F167]*[.G167]*[.H167]" office:value-type="float" office:value="2281701376">
            <text:p>2281701376</text:p>
          </table:table-cell>
          <table:table-cell table:formula="of:=[.D167]*[.E167]*[.I167]*[.J167]*[.K167]" office:value-type="float" office:value="4563402752">
            <text:p>4563402752</text:p>
          </table:table-cell>
          <table:table-cell table:formula="of:=[counters.O167]" office:value-type="float" office:value="4469976">
            <text:p>4469976</text:p>
          </table:table-cell>
          <table:table-cell table:formula="of:=[.L167]/[.N167]" office:value-type="float" office:value="510.450475796738">
            <text:p>510,4504757967</text:p>
          </table:table-cell>
          <table:table-cell table:formula="of:=[.M167]/[.N167]" office:value-type="float" office:value="1020.90095159348">
            <text:p>1020,9009515935</text:p>
          </table:table-cell>
          <table:table-cell/>
          <table:table-cell table:formula="of:=[.L167]/[counters.D167]" office:value-type="float" office:value="745.55536799868">
            <text:p>745,5553679987</text:p>
          </table:table-cell>
          <table:table-cell table:formula="of:=[.M167]/[counters.D167]" office:value-type="float" office:value="1491.11073599736">
            <text:p>1491,1107359974</text:p>
          </table:table-cell>
          <table:table-cell/>
          <table:table-cell table:formula="of:=IF( ISNUMBER( SEARCH(&quot;scalar&quot;;[.A167]));1;IF( ISNUMBER( SEARCH(&quot;vect2&quot;;[.A167]));2;IF( ISNUMBER( SEARCH(&quot;vect4&quot;;[.A167]));4;IF( ISNUMBER( SEARCH(&quot;vect8&quot;;[.A167]));8;IF( ISNUMBER( SEARCH(&quot;vect16&quot;;[.A167]));16;0)))))" office:value-type="float" office:value="8">
            <text:p>8</text:p>
          </table:table-cell>
          <table:table-cell table:formula="of:=[.D167]*[.E167]*4*[.U167]" office:value-type="float" office:value="142606336">
            <text:p>142606336</text:p>
          </table:table-cell>
          <table:table-cell table:formula="of:=[.V167]/[counters.D167]" office:value-type="float" office:value="46.5972104999175">
            <text:p>46,597210499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68]*[.C168]" office:value-type="float" office:value="4608">
            <text:p>460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8]*[.E168]*[.F168]*[.G168]*[.H168]" office:value-type="float" office:value="2415919104">
            <text:p>2415919104</text:p>
          </table:table-cell>
          <table:table-cell table:formula="of:=[.D168]*[.E168]*[.I168]*[.J168]*[.K168]" office:value-type="float" office:value="4831838208">
            <text:p>4831838208</text:p>
          </table:table-cell>
          <table:table-cell table:formula="of:=[counters.O168]" office:value-type="float" office:value="4731720">
            <text:p>4731720</text:p>
          </table:table-cell>
          <table:table-cell table:formula="of:=[.L168]/[.N168]" office:value-type="float" office:value="510.579473003474">
            <text:p>510,5794730035</text:p>
          </table:table-cell>
          <table:table-cell table:formula="of:=[.M168]/[.N168]" office:value-type="float" office:value="1021.15894600695">
            <text:p>1021,158946007</text:p>
          </table:table-cell>
          <table:table-cell/>
          <table:table-cell table:formula="of:=[.L168]/[counters.D168]" office:value-type="float" office:value="754.624055634147">
            <text:p>754,6240556341</text:p>
          </table:table-cell>
          <table:table-cell table:formula="of:=[.M168]/[counters.D168]" office:value-type="float" office:value="1509.2481112683">
            <text:p>1509,2481112683</text:p>
          </table:table-cell>
          <table:table-cell/>
          <table:table-cell table:formula="of:=IF( ISNUMBER( SEARCH(&quot;scalar&quot;;[.A168]));1;IF( ISNUMBER( SEARCH(&quot;vect2&quot;;[.A168]));2;IF( ISNUMBER( SEARCH(&quot;vect4&quot;;[.A168]));4;IF( ISNUMBER( SEARCH(&quot;vect8&quot;;[.A168]));8;IF( ISNUMBER( SEARCH(&quot;vect16&quot;;[.A168]));16;0)))))" office:value-type="float" office:value="8">
            <text:p>8</text:p>
          </table:table-cell>
          <table:table-cell table:formula="of:=[.D168]*[.E168]*4*[.U168]" office:value-type="float" office:value="150994944">
            <text:p>150994944</text:p>
          </table:table-cell>
          <table:table-cell table:formula="of:=[.V168]/[counters.D168]" office:value-type="float" office:value="47.1640034771342">
            <text:p>47,1640034771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69]*[.C169]" office:value-type="float" office:value="4864">
            <text:p>48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69]*[.E169]*[.F169]*[.G169]*[.H169]" office:value-type="float" office:value="2550136832">
            <text:p>2550136832</text:p>
          </table:table-cell>
          <table:table-cell table:formula="of:=[.D169]*[.E169]*[.I169]*[.J169]*[.K169]" office:value-type="float" office:value="5100273664">
            <text:p>5100273664</text:p>
          </table:table-cell>
          <table:table-cell table:formula="of:=[counters.O169]" office:value-type="float" office:value="4994420">
            <text:p>4994420</text:p>
          </table:table-cell>
          <table:table-cell table:formula="of:=[.L169]/[.N169]" office:value-type="float" office:value="510.59719286724">
            <text:p>510,5971928672</text:p>
          </table:table-cell>
          <table:table-cell table:formula="of:=[.M169]/[.N169]" office:value-type="float" office:value="1021.19438573448">
            <text:p>1021,1943857345</text:p>
          </table:table-cell>
          <table:table-cell/>
          <table:table-cell table:formula="of:=[.L169]/[counters.D169]" office:value-type="float" office:value="751.018777996036">
            <text:p>751,018777996</text:p>
          </table:table-cell>
          <table:table-cell table:formula="of:=[.M169]/[counters.D169]" office:value-type="float" office:value="1502.03755599207">
            <text:p>1502,0375559921</text:p>
          </table:table-cell>
          <table:table-cell/>
          <table:table-cell table:formula="of:=IF( ISNUMBER( SEARCH(&quot;scalar&quot;;[.A169]));1;IF( ISNUMBER( SEARCH(&quot;vect2&quot;;[.A169]));2;IF( ISNUMBER( SEARCH(&quot;vect4&quot;;[.A169]));4;IF( ISNUMBER( SEARCH(&quot;vect8&quot;;[.A169]));8;IF( ISNUMBER( SEARCH(&quot;vect16&quot;;[.A169]));16;0)))))" office:value-type="float" office:value="8">
            <text:p>8</text:p>
          </table:table-cell>
          <table:table-cell table:formula="of:=[.D169]*[.E169]*4*[.U169]" office:value-type="float" office:value="159383552">
            <text:p>159383552</text:p>
          </table:table-cell>
          <table:table-cell table:formula="of:=[.V169]/[counters.D169]" office:value-type="float" office:value="46.9386736247523">
            <text:p>46,9386736248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70]*[.C170]" office:value-type="float" office:value="5120">
            <text:p>512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0]*[.E170]*[.F170]*[.G170]*[.H170]" office:value-type="float" office:value="2684354560">
            <text:p>2684354560</text:p>
          </table:table-cell>
          <table:table-cell table:formula="of:=[.D170]*[.E170]*[.I170]*[.J170]*[.K170]" office:value-type="float" office:value="5368709120">
            <text:p>5368709120</text:p>
          </table:table-cell>
          <table:table-cell table:formula="of:=[counters.O170]" office:value-type="float" office:value="5257848">
            <text:p>5257848</text:p>
          </table:table-cell>
          <table:table-cell table:formula="of:=[.L170]/[.N170]" office:value-type="float" office:value="510.542442459348">
            <text:p>510,5424424593</text:p>
          </table:table-cell>
          <table:table-cell table:formula="of:=[.M170]/[.N170]" office:value-type="float" office:value="1021.0848849187">
            <text:p>1021,0848849187</text:p>
          </table:table-cell>
          <table:table-cell/>
          <table:table-cell table:formula="of:=[.L170]/[counters.D170]" office:value-type="float" office:value="748.829079742553">
            <text:p>748,8290797426</text:p>
          </table:table-cell>
          <table:table-cell table:formula="of:=[.M170]/[counters.D170]" office:value-type="float" office:value="1497.65815948511">
            <text:p>1497,6581594851</text:p>
          </table:table-cell>
          <table:table-cell/>
          <table:table-cell table:formula="of:=IF( ISNUMBER( SEARCH(&quot;scalar&quot;;[.A170]));1;IF( ISNUMBER( SEARCH(&quot;vect2&quot;;[.A170]));2;IF( ISNUMBER( SEARCH(&quot;vect4&quot;;[.A170]));4;IF( ISNUMBER( SEARCH(&quot;vect8&quot;;[.A170]));8;IF( ISNUMBER( SEARCH(&quot;vect16&quot;;[.A170]));16;0)))))" office:value-type="float" office:value="8">
            <text:p>8</text:p>
          </table:table-cell>
          <table:table-cell table:formula="of:=[.D170]*[.E170]*4*[.U170]" office:value-type="float" office:value="167772160">
            <text:p>167772160</text:p>
          </table:table-cell>
          <table:table-cell table:formula="of:=[.V170]/[counters.D170]" office:value-type="float" office:value="46.8018174839096">
            <text:p>46,801817483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71]*[.C171]" office:value-type="float" office:value="5376">
            <text:p>53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1]*[.E171]*[.F171]*[.G171]*[.H171]" office:value-type="float" office:value="2818572288">
            <text:p>2818572288</text:p>
          </table:table-cell>
          <table:table-cell table:formula="of:=[.D171]*[.E171]*[.I171]*[.J171]*[.K171]" office:value-type="float" office:value="5637144576">
            <text:p>5637144576</text:p>
          </table:table-cell>
          <table:table-cell table:formula="of:=[counters.O171]" office:value-type="float" office:value="5520498">
            <text:p>5520498</text:p>
          </table:table-cell>
          <table:table-cell table:formula="of:=[.L171]/[.N171]" office:value-type="float" office:value="510.564859909378">
            <text:p>510,5648599094</text:p>
          </table:table-cell>
          <table:table-cell table:formula="of:=[.M171]/[.N171]" office:value-type="float" office:value="1021.12971981876">
            <text:p>1021,1297198188</text:p>
          </table:table-cell>
          <table:table-cell/>
          <table:table-cell table:formula="of:=[.L171]/[counters.D171]" office:value-type="float" office:value="710.791238515348">
            <text:p>710,7912385153</text:p>
          </table:table-cell>
          <table:table-cell table:formula="of:=[.M171]/[counters.D171]" office:value-type="float" office:value="1421.5824770307">
            <text:p>1421,5824770307</text:p>
          </table:table-cell>
          <table:table-cell/>
          <table:table-cell table:formula="of:=IF( ISNUMBER( SEARCH(&quot;scalar&quot;;[.A171]));1;IF( ISNUMBER( SEARCH(&quot;vect2&quot;;[.A171]));2;IF( ISNUMBER( SEARCH(&quot;vect4&quot;;[.A171]));4;IF( ISNUMBER( SEARCH(&quot;vect8&quot;;[.A171]));8;IF( ISNUMBER( SEARCH(&quot;vect16&quot;;[.A171]));16;0)))))" office:value-type="float" office:value="8">
            <text:p>8</text:p>
          </table:table-cell>
          <table:table-cell table:formula="of:=[.D171]*[.E171]*4*[.U171]" office:value-type="float" office:value="176160768">
            <text:p>176160768</text:p>
          </table:table-cell>
          <table:table-cell table:formula="of:=[.V171]/[counters.D171]" office:value-type="float" office:value="44.4244524072093">
            <text:p>44,424452407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72]*[.C172]" office:value-type="float" office:value="5632">
            <text:p>56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2]*[.E172]*[.F172]*[.G172]*[.H172]" office:value-type="float" office:value="2952790016">
            <text:p>2952790016</text:p>
          </table:table-cell>
          <table:table-cell table:formula="of:=[.D172]*[.E172]*[.I172]*[.J172]*[.K172]" office:value-type="float" office:value="5905580032">
            <text:p>5905580032</text:p>
          </table:table-cell>
          <table:table-cell table:formula="of:=[counters.O172]" office:value-type="float" office:value="5750732">
            <text:p>5750732</text:p>
          </table:table-cell>
          <table:table-cell table:formula="of:=[.L172]/[.N172]" office:value-type="float" office:value="513.463332320129">
            <text:p>513,4633323201</text:p>
          </table:table-cell>
          <table:table-cell table:formula="of:=[.M172]/[.N172]" office:value-type="float" office:value="1026.92666464026">
            <text:p>1026,9266646403</text:p>
          </table:table-cell>
          <table:table-cell/>
          <table:table-cell table:formula="of:=[.L172]/[counters.D172]" office:value-type="float" office:value="743.263962802443">
            <text:p>743,2639628024</text:p>
          </table:table-cell>
          <table:table-cell table:formula="of:=[.M172]/[counters.D172]" office:value-type="float" office:value="1486.52792560489">
            <text:p>1486,5279256049</text:p>
          </table:table-cell>
          <table:table-cell/>
          <table:table-cell table:formula="of:=IF( ISNUMBER( SEARCH(&quot;scalar&quot;;[.A172]));1;IF( ISNUMBER( SEARCH(&quot;vect2&quot;;[.A172]));2;IF( ISNUMBER( SEARCH(&quot;vect4&quot;;[.A172]));4;IF( ISNUMBER( SEARCH(&quot;vect8&quot;;[.A172]));8;IF( ISNUMBER( SEARCH(&quot;vect16&quot;;[.A172]));16;0)))))" office:value-type="float" office:value="8">
            <text:p>8</text:p>
          </table:table-cell>
          <table:table-cell table:formula="of:=[.D172]*[.E172]*4*[.U172]" office:value-type="float" office:value="184549376">
            <text:p>184549376</text:p>
          </table:table-cell>
          <table:table-cell table:formula="of:=[.V172]/[counters.D172]" office:value-type="float" office:value="46.4539976751527">
            <text:p>46,453997675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73]*[.C173]" office:value-type="float" office:value="5888">
            <text:p>58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3]*[.E173]*[.F173]*[.G173]*[.H173]" office:value-type="float" office:value="3087007744">
            <text:p>3087007744</text:p>
          </table:table-cell>
          <table:table-cell table:formula="of:=[.D173]*[.E173]*[.I173]*[.J173]*[.K173]" office:value-type="float" office:value="6174015488">
            <text:p>6174015488</text:p>
          </table:table-cell>
          <table:table-cell table:formula="of:=[counters.O173]" office:value-type="float" office:value="6079632">
            <text:p>6079632</text:p>
          </table:table-cell>
          <table:table-cell table:formula="of:=[.L173]/[.N173]" office:value-type="float" office:value="507.762269821594">
            <text:p>507,7622698216</text:p>
          </table:table-cell>
          <table:table-cell table:formula="of:=[.M173]/[.N173]" office:value-type="float" office:value="1015.52453964319">
            <text:p>1015,5245396432</text:p>
          </table:table-cell>
          <table:table-cell/>
          <table:table-cell table:formula="of:=[.L173]/[counters.D173]" office:value-type="float" office:value="711.103680821902">
            <text:p>711,1036808219</text:p>
          </table:table-cell>
          <table:table-cell table:formula="of:=[.M173]/[counters.D173]" office:value-type="float" office:value="1422.2073616438">
            <text:p>1422,2073616438</text:p>
          </table:table-cell>
          <table:table-cell/>
          <table:table-cell table:formula="of:=IF( ISNUMBER( SEARCH(&quot;scalar&quot;;[.A173]));1;IF( ISNUMBER( SEARCH(&quot;vect2&quot;;[.A173]));2;IF( ISNUMBER( SEARCH(&quot;vect4&quot;;[.A173]));4;IF( ISNUMBER( SEARCH(&quot;vect8&quot;;[.A173]));8;IF( ISNUMBER( SEARCH(&quot;vect16&quot;;[.A173]));16;0)))))" office:value-type="float" office:value="8">
            <text:p>8</text:p>
          </table:table-cell>
          <table:table-cell table:formula="of:=[.D173]*[.E173]*4*[.U173]" office:value-type="float" office:value="192937984">
            <text:p>192937984</text:p>
          </table:table-cell>
          <table:table-cell table:formula="of:=[.V173]/[counters.D173]" office:value-type="float" office:value="44.4439800513689">
            <text:p>44,443980051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74]*[.C174]" office:value-type="float" office:value="6144">
            <text:p>6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4]*[.E174]*[.F174]*[.G174]*[.H174]" office:value-type="float" office:value="3221225472">
            <text:p>3221225472</text:p>
          </table:table-cell>
          <table:table-cell table:formula="of:=[.D174]*[.E174]*[.I174]*[.J174]*[.K174]" office:value-type="float" office:value="6442450944">
            <text:p>6442450944</text:p>
          </table:table-cell>
          <table:table-cell table:formula="of:=[counters.O174]" office:value-type="float" office:value="6342064">
            <text:p>6342064</text:p>
          </table:table-cell>
          <table:table-cell table:formula="of:=[.L174]/[.N174]" office:value-type="float" office:value="507.914374878588">
            <text:p>507,9143748786</text:p>
          </table:table-cell>
          <table:table-cell table:formula="of:=[.M174]/[.N174]" office:value-type="float" office:value="1015.82874975718">
            <text:p>1015,8287497572</text:p>
          </table:table-cell>
          <table:table-cell/>
          <table:table-cell table:formula="of:=[.L174]/[counters.D174]" office:value-type="float" office:value="738.674934232492">
            <text:p>738,6749342325</text:p>
          </table:table-cell>
          <table:table-cell table:formula="of:=[.M174]/[counters.D174]" office:value-type="float" office:value="1477.34986846498">
            <text:p>1477,349868465</text:p>
          </table:table-cell>
          <table:table-cell/>
          <table:table-cell table:formula="of:=IF( ISNUMBER( SEARCH(&quot;scalar&quot;;[.A174]));1;IF( ISNUMBER( SEARCH(&quot;vect2&quot;;[.A174]));2;IF( ISNUMBER( SEARCH(&quot;vect4&quot;;[.A174]));4;IF( ISNUMBER( SEARCH(&quot;vect8&quot;;[.A174]));8;IF( ISNUMBER( SEARCH(&quot;vect16&quot;;[.A174]));16;0)))))" office:value-type="float" office:value="8">
            <text:p>8</text:p>
          </table:table-cell>
          <table:table-cell table:formula="of:=[.D174]*[.E174]*4*[.U174]" office:value-type="float" office:value="201326592">
            <text:p>201326592</text:p>
          </table:table-cell>
          <table:table-cell table:formula="of:=[.V174]/[counters.D174]" office:value-type="float" office:value="46.1671833895308">
            <text:p>46,167183389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75]*[.C175]" office:value-type="float" office:value="6400">
            <text:p>640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5]*[.E175]*[.F175]*[.G175]*[.H175]" office:value-type="float" office:value="3355443200">
            <text:p>3355443200</text:p>
          </table:table-cell>
          <table:table-cell table:formula="of:=[.D175]*[.E175]*[.I175]*[.J175]*[.K175]" office:value-type="float" office:value="6710886400">
            <text:p>6710886400</text:p>
          </table:table-cell>
          <table:table-cell table:formula="of:=[counters.O175]" office:value-type="float" office:value="6575018">
            <text:p>6575018</text:p>
          </table:table-cell>
          <table:table-cell table:formula="of:=[.L175]/[.N175]" office:value-type="float" office:value="510.332169432844">
            <text:p>510,3321694328</text:p>
          </table:table-cell>
          <table:table-cell table:formula="of:=[.M175]/[.N175]" office:value-type="float" office:value="1020.66433886569">
            <text:p>1020,6643388657</text:p>
          </table:table-cell>
          <table:table-cell/>
          <table:table-cell table:formula="of:=[.L175]/[counters.D175]" office:value-type="float" office:value="717.424966298309">
            <text:p>717,4249662983</text:p>
          </table:table-cell>
          <table:table-cell table:formula="of:=[.M175]/[counters.D175]" office:value-type="float" office:value="1434.84993259662">
            <text:p>1434,8499325966</text:p>
          </table:table-cell>
          <table:table-cell/>
          <table:table-cell table:formula="of:=IF( ISNUMBER( SEARCH(&quot;scalar&quot;;[.A175]));1;IF( ISNUMBER( SEARCH(&quot;vect2&quot;;[.A175]));2;IF( ISNUMBER( SEARCH(&quot;vect4&quot;;[.A175]));4;IF( ISNUMBER( SEARCH(&quot;vect8&quot;;[.A175]));8;IF( ISNUMBER( SEARCH(&quot;vect16&quot;;[.A175]));16;0)))))" office:value-type="float" office:value="8">
            <text:p>8</text:p>
          </table:table-cell>
          <table:table-cell table:formula="of:=[.D175]*[.E175]*4*[.U175]" office:value-type="float" office:value="209715200">
            <text:p>209715200</text:p>
          </table:table-cell>
          <table:table-cell table:formula="of:=[.V175]/[counters.D175]" office:value-type="float" office:value="44.8390603936443">
            <text:p>44,8390603936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76]*[.C176]" office:value-type="float" office:value="6656">
            <text:p>66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6]*[.E176]*[.F176]*[.G176]*[.H176]" office:value-type="float" office:value="3489660928">
            <text:p>3489660928</text:p>
          </table:table-cell>
          <table:table-cell table:formula="of:=[.D176]*[.E176]*[.I176]*[.J176]*[.K176]" office:value-type="float" office:value="6979321856">
            <text:p>6979321856</text:p>
          </table:table-cell>
          <table:table-cell table:formula="of:=[counters.O176]" office:value-type="float" office:value="6804248">
            <text:p>6804248</text:p>
          </table:table-cell>
          <table:table-cell table:formula="of:=[.L176]/[.N176]" office:value-type="float" office:value="512.865040780407">
            <text:p>512,8650407804</text:p>
          </table:table-cell>
          <table:table-cell table:formula="of:=[.M176]/[.N176]" office:value-type="float" office:value="1025.73008156081">
            <text:p>1025,7300815608</text:p>
          </table:table-cell>
          <table:table-cell/>
          <table:table-cell table:formula="of:=[.L176]/[counters.D176]" office:value-type="float" office:value="733.201987359546">
            <text:p>733,2019873595</text:p>
          </table:table-cell>
          <table:table-cell table:formula="of:=[.M176]/[counters.D176]" office:value-type="float" office:value="1466.40397471909">
            <text:p>1466,4039747191</text:p>
          </table:table-cell>
          <table:table-cell/>
          <table:table-cell table:formula="of:=IF( ISNUMBER( SEARCH(&quot;scalar&quot;;[.A176]));1;IF( ISNUMBER( SEARCH(&quot;vect2&quot;;[.A176]));2;IF( ISNUMBER( SEARCH(&quot;vect4&quot;;[.A176]));4;IF( ISNUMBER( SEARCH(&quot;vect8&quot;;[.A176]));8;IF( ISNUMBER( SEARCH(&quot;vect16&quot;;[.A176]));16;0)))))" office:value-type="float" office:value="8">
            <text:p>8</text:p>
          </table:table-cell>
          <table:table-cell table:formula="of:=[.D176]*[.E176]*4*[.U176]" office:value-type="float" office:value="218103808">
            <text:p>218103808</text:p>
          </table:table-cell>
          <table:table-cell table:formula="of:=[.V176]/[counters.D176]" office:value-type="float" office:value="45.8251242099716">
            <text:p>45,82512421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77]*[.C177]" office:value-type="float" office:value="6912">
            <text:p>69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7]*[.E177]*[.F177]*[.G177]*[.H177]" office:value-type="float" office:value="3623878656">
            <text:p>3623878656</text:p>
          </table:table-cell>
          <table:table-cell table:formula="of:=[.D177]*[.E177]*[.I177]*[.J177]*[.K177]" office:value-type="float" office:value="7247757312">
            <text:p>7247757312</text:p>
          </table:table-cell>
          <table:table-cell table:formula="of:=[counters.O177]" office:value-type="float" office:value="7074042">
            <text:p>7074042</text:p>
          </table:table-cell>
          <table:table-cell table:formula="of:=[.L177]/[.N177]" office:value-type="float" office:value="512.278363063154">
            <text:p>512,2783630632</text:p>
          </table:table-cell>
          <table:table-cell table:formula="of:=[.M177]/[.N177]" office:value-type="float" office:value="1024.55672612631">
            <text:p>1024,5567261263</text:p>
          </table:table-cell>
          <table:table-cell/>
          <table:table-cell table:formula="of:=[.L177]/[counters.D177]" office:value-type="float" office:value="697.159433427413">
            <text:p>697,1594334274</text:p>
          </table:table-cell>
          <table:table-cell table:formula="of:=[.M177]/[counters.D177]" office:value-type="float" office:value="1394.31886685483">
            <text:p>1394,3188668548</text:p>
          </table:table-cell>
          <table:table-cell/>
          <table:table-cell table:formula="of:=IF( ISNUMBER( SEARCH(&quot;scalar&quot;;[.A177]));1;IF( ISNUMBER( SEARCH(&quot;vect2&quot;;[.A177]));2;IF( ISNUMBER( SEARCH(&quot;vect4&quot;;[.A177]));4;IF( ISNUMBER( SEARCH(&quot;vect8&quot;;[.A177]));8;IF( ISNUMBER( SEARCH(&quot;vect16&quot;;[.A177]));16;0)))))" office:value-type="float" office:value="8">
            <text:p>8</text:p>
          </table:table-cell>
          <table:table-cell table:formula="of:=[.D177]*[.E177]*4*[.U177]" office:value-type="float" office:value="226492416">
            <text:p>226492416</text:p>
          </table:table-cell>
          <table:table-cell table:formula="of:=[.V177]/[counters.D177]" office:value-type="float" office:value="43.5724645892133">
            <text:p>43,572464589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78]*[.C178]" office:value-type="float" office:value="7168">
            <text:p>71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8]*[.E178]*[.F178]*[.G178]*[.H178]" office:value-type="float" office:value="3758096384">
            <text:p>3758096384</text:p>
          </table:table-cell>
          <table:table-cell table:formula="of:=[.D178]*[.E178]*[.I178]*[.J178]*[.K178]" office:value-type="float" office:value="7516192768">
            <text:p>7516192768</text:p>
          </table:table-cell>
          <table:table-cell table:formula="of:=[counters.O178]" office:value-type="float" office:value="7430428">
            <text:p>7430428</text:p>
          </table:table-cell>
          <table:table-cell table:formula="of:=[.L178]/[.N178]" office:value-type="float" office:value="505.771186262756">
            <text:p>505,7711862628</text:p>
          </table:table-cell>
          <table:table-cell table:formula="of:=[.M178]/[.N178]" office:value-type="float" office:value="1011.54237252551">
            <text:p>1011,5423725255</text:p>
          </table:table-cell>
          <table:table-cell/>
          <table:table-cell table:formula="of:=[.L178]/[counters.D178]" office:value-type="float" office:value="670.094148487842">
            <text:p>670,0941484878</text:p>
          </table:table-cell>
          <table:table-cell table:formula="of:=[.M178]/[counters.D178]" office:value-type="float" office:value="1340.18829697568">
            <text:p>1340,1882969757</text:p>
          </table:table-cell>
          <table:table-cell/>
          <table:table-cell table:formula="of:=IF( ISNUMBER( SEARCH(&quot;scalar&quot;;[.A178]));1;IF( ISNUMBER( SEARCH(&quot;vect2&quot;;[.A178]));2;IF( ISNUMBER( SEARCH(&quot;vect4&quot;;[.A178]));4;IF( ISNUMBER( SEARCH(&quot;vect8&quot;;[.A178]));8;IF( ISNUMBER( SEARCH(&quot;vect16&quot;;[.A178]));16;0)))))" office:value-type="float" office:value="8">
            <text:p>8</text:p>
          </table:table-cell>
          <table:table-cell table:formula="of:=[.D178]*[.E178]*4*[.U178]" office:value-type="float" office:value="234881024">
            <text:p>234881024</text:p>
          </table:table-cell>
          <table:table-cell table:formula="of:=[.V178]/[counters.D178]" office:value-type="float" office:value="41.8808842804902">
            <text:p>41,8808842805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79]*[.C179]" office:value-type="float" office:value="7424">
            <text:p>74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79]*[.E179]*[.F179]*[.G179]*[.H179]" office:value-type="float" office:value="3892314112">
            <text:p>3892314112</text:p>
          </table:table-cell>
          <table:table-cell table:formula="of:=[.D179]*[.E179]*[.I179]*[.J179]*[.K179]" office:value-type="float" office:value="7784628224">
            <text:p>7784628224</text:p>
          </table:table-cell>
          <table:table-cell table:formula="of:=[counters.O179]" office:value-type="float" office:value="7617462">
            <text:p>7617462</text:p>
          </table:table-cell>
          <table:table-cell table:formula="of:=[.L179]/[.N179]" office:value-type="float" office:value="510.972566978345">
            <text:p>510,9725669783</text:p>
          </table:table-cell>
          <table:table-cell table:formula="of:=[.M179]/[.N179]" office:value-type="float" office:value="1021.94513395669">
            <text:p>1021,9451339567</text:p>
          </table:table-cell>
          <table:table-cell/>
          <table:table-cell table:formula="of:=[.L179]/[counters.D179]" office:value-type="float" office:value="645.886805026625">
            <text:p>645,8868050266</text:p>
          </table:table-cell>
          <table:table-cell table:formula="of:=[.M179]/[counters.D179]" office:value-type="float" office:value="1291.77361005325">
            <text:p>1291,7736100533</text:p>
          </table:table-cell>
          <table:table-cell/>
          <table:table-cell table:formula="of:=IF( ISNUMBER( SEARCH(&quot;scalar&quot;;[.A179]));1;IF( ISNUMBER( SEARCH(&quot;vect2&quot;;[.A179]));2;IF( ISNUMBER( SEARCH(&quot;vect4&quot;;[.A179]));4;IF( ISNUMBER( SEARCH(&quot;vect8&quot;;[.A179]));8;IF( ISNUMBER( SEARCH(&quot;vect16&quot;;[.A179]));16;0)))))" office:value-type="float" office:value="8">
            <text:p>8</text:p>
          </table:table-cell>
          <table:table-cell table:formula="of:=[.D179]*[.E179]*4*[.U179]" office:value-type="float" office:value="243269632">
            <text:p>243269632</text:p>
          </table:table-cell>
          <table:table-cell table:formula="of:=[.V179]/[counters.D179]" office:value-type="float" office:value="40.3679253141641">
            <text:p>40,367925314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80]*[.C180]" office:value-type="float" office:value="7680">
            <text:p>768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0]*[.E180]*[.F180]*[.G180]*[.H180]" office:value-type="float" office:value="4026531840">
            <text:p>4026531840</text:p>
          </table:table-cell>
          <table:table-cell table:formula="of:=[.D180]*[.E180]*[.I180]*[.J180]*[.K180]" office:value-type="float" office:value="8053063680">
            <text:p>8053063680</text:p>
          </table:table-cell>
          <table:table-cell table:formula="of:=[counters.O180]" office:value-type="float" office:value="7862420">
            <text:p>7862420</text:p>
          </table:table-cell>
          <table:table-cell table:formula="of:=[.L180]/[.N180]" office:value-type="float" office:value="512.123727808995">
            <text:p>512,123727809</text:p>
          </table:table-cell>
          <table:table-cell table:formula="of:=[.M180]/[.N180]" office:value-type="float" office:value="1024.24745561799">
            <text:p>1024,247455618</text:p>
          </table:table-cell>
          <table:table-cell/>
          <table:table-cell table:formula="of:=[.L180]/[counters.D180]" office:value-type="float" office:value="660.45065128465">
            <text:p>660,4506512847</text:p>
          </table:table-cell>
          <table:table-cell table:formula="of:=[.M180]/[counters.D180]" office:value-type="float" office:value="1320.9013025693">
            <text:p>1320,9013025693</text:p>
          </table:table-cell>
          <table:table-cell/>
          <table:table-cell table:formula="of:=IF( ISNUMBER( SEARCH(&quot;scalar&quot;;[.A180]));1;IF( ISNUMBER( SEARCH(&quot;vect2&quot;;[.A180]));2;IF( ISNUMBER( SEARCH(&quot;vect4&quot;;[.A180]));4;IF( ISNUMBER( SEARCH(&quot;vect8&quot;;[.A180]));8;IF( ISNUMBER( SEARCH(&quot;vect16&quot;;[.A180]));16;0)))))" office:value-type="float" office:value="8">
            <text:p>8</text:p>
          </table:table-cell>
          <table:table-cell table:formula="of:=[.D180]*[.E180]*4*[.U180]" office:value-type="float" office:value="251658240">
            <text:p>251658240</text:p>
          </table:table-cell>
          <table:table-cell table:formula="of:=[.V180]/[counters.D180]" office:value-type="float" office:value="41.2781657052906">
            <text:p>41,278165705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81]*[.C181]" office:value-type="float" office:value="7936">
            <text:p>79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1]*[.E181]*[.F181]*[.G181]*[.H181]" office:value-type="float" office:value="4160749568">
            <text:p>4160749568</text:p>
          </table:table-cell>
          <table:table-cell table:formula="of:=[.D181]*[.E181]*[.I181]*[.J181]*[.K181]" office:value-type="float" office:value="8321499136">
            <text:p>8321499136</text:p>
          </table:table-cell>
          <table:table-cell table:formula="of:=[counters.O181]" office:value-type="float" office:value="8135862">
            <text:p>8135862</text:p>
          </table:table-cell>
          <table:table-cell table:formula="of:=[.L181]/[.N181]" office:value-type="float" office:value="511.408572072634">
            <text:p>511,4085720726</text:p>
          </table:table-cell>
          <table:table-cell table:formula="of:=[.M181]/[.N181]" office:value-type="float" office:value="1022.81714414527">
            <text:p>1022,8171441453</text:p>
          </table:table-cell>
          <table:table-cell/>
          <table:table-cell table:formula="of:=[.L181]/[counters.D181]" office:value-type="float" office:value="724.777465989935">
            <text:p>724,7774659899</text:p>
          </table:table-cell>
          <table:table-cell table:formula="of:=[.M181]/[counters.D181]" office:value-type="float" office:value="1449.55493197987">
            <text:p>1449,5549319799</text:p>
          </table:table-cell>
          <table:table-cell/>
          <table:table-cell table:formula="of:=IF( ISNUMBER( SEARCH(&quot;scalar&quot;;[.A181]));1;IF( ISNUMBER( SEARCH(&quot;vect2&quot;;[.A181]));2;IF( ISNUMBER( SEARCH(&quot;vect4&quot;;[.A181]));4;IF( ISNUMBER( SEARCH(&quot;vect8&quot;;[.A181]));8;IF( ISNUMBER( SEARCH(&quot;vect16&quot;;[.A181]));16;0)))))" office:value-type="float" office:value="8">
            <text:p>8</text:p>
          </table:table-cell>
          <table:table-cell table:formula="of:=[.D181]*[.E181]*4*[.U181]" office:value-type="float" office:value="260046848">
            <text:p>260046848</text:p>
          </table:table-cell>
          <table:table-cell table:formula="of:=[.V181]/[counters.D181]" office:value-type="float" office:value="45.2985916243709">
            <text:p>45,2985916244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82]*[.C182]"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2]*[.E182]*[.F182]*[.G182]*[.H182]" office:value-type="float" office:value="4294967296">
            <text:p>4294967296</text:p>
          </table:table-cell>
          <table:table-cell table:formula="of:=[.D182]*[.E182]*[.I182]*[.J182]*[.K182]" office:value-type="float" office:value="8589934592">
            <text:p>8589934592</text:p>
          </table:table-cell>
          <table:table-cell table:formula="of:=[counters.O182]" office:value-type="float" office:value="8447980">
            <text:p>8447980</text:p>
          </table:table-cell>
          <table:table-cell table:formula="of:=[.L182]/[.N182]" office:value-type="float" office:value="508.401688450967">
            <text:p>508,401688451</text:p>
          </table:table-cell>
          <table:table-cell table:formula="of:=[.M182]/[.N182]" office:value-type="float" office:value="1016.80337690193">
            <text:p>1016,8033769019</text:p>
          </table:table-cell>
          <table:table-cell/>
          <table:table-cell table:formula="of:=[.L182]/[counters.D182]" office:value-type="float" office:value="747.365329397469">
            <text:p>747,3653293975</text:p>
          </table:table-cell>
          <table:table-cell table:formula="of:=[.M182]/[counters.D182]" office:value-type="float" office:value="1494.73065879494">
            <text:p>1494,7306587949</text:p>
          </table:table-cell>
          <table:table-cell/>
          <table:table-cell table:formula="of:=IF( ISNUMBER( SEARCH(&quot;scalar&quot;;[.A182]));1;IF( ISNUMBER( SEARCH(&quot;vect2&quot;;[.A182]));2;IF( ISNUMBER( SEARCH(&quot;vect4&quot;;[.A182]));4;IF( ISNUMBER( SEARCH(&quot;vect8&quot;;[.A182]));8;IF( ISNUMBER( SEARCH(&quot;vect16&quot;;[.A182]));16;0)))))" office:value-type="float" office:value="8">
            <text:p>8</text:p>
          </table:table-cell>
          <table:table-cell table:formula="of:=[.D182]*[.E182]*4*[.U182]" office:value-type="float" office:value="268435456">
            <text:p>268435456</text:p>
          </table:table-cell>
          <table:table-cell table:formula="of:=[.V182]/[counters.D182]" office:value-type="float" office:value="46.7103330873418">
            <text:p>46,710333087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83]*[.C183]"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3]*[.E183]*[.F183]*[.G183]*[.H183]" office:value-type="float" office:value="8589934592">
            <text:p>8589934592</text:p>
          </table:table-cell>
          <table:table-cell table:formula="of:=[.D183]*[.E183]*[.I183]*[.J183]*[.K183]" office:value-type="float" office:value="17179869184">
            <text:p>17179869184</text:p>
          </table:table-cell>
          <table:table-cell table:formula="of:=[counters.O183]" office:value-type="float" office:value="16877690">
            <text:p>16877690</text:p>
          </table:table-cell>
          <table:table-cell table:formula="of:=[.L183]/[.N183]" office:value-type="float" office:value="508.952030283765">
            <text:p>508,9520302838</text:p>
          </table:table-cell>
          <table:table-cell table:formula="of:=[.M183]/[.N183]" office:value-type="float" office:value="1017.90406056753">
            <text:p>1017,9040605675</text:p>
          </table:table-cell>
          <table:table-cell/>
          <table:table-cell table:formula="of:=[.L183]/[counters.D183]" office:value-type="float" office:value="755.58832560528">
            <text:p>755,5883256053</text:p>
          </table:table-cell>
          <table:table-cell table:formula="of:=[.M183]/[counters.D183]" office:value-type="float" office:value="1511.17665121056">
            <text:p>1511,1766512106</text:p>
          </table:table-cell>
          <table:table-cell/>
          <table:table-cell table:formula="of:=IF( ISNUMBER( SEARCH(&quot;scalar&quot;;[.A183]));1;IF( ISNUMBER( SEARCH(&quot;vect2&quot;;[.A183]));2;IF( ISNUMBER( SEARCH(&quot;vect4&quot;;[.A183]));4;IF( ISNUMBER( SEARCH(&quot;vect8&quot;;[.A183]));8;IF( ISNUMBER( SEARCH(&quot;vect16&quot;;[.A183]));16;0)))))" office:value-type="float" office:value="8">
            <text:p>8</text:p>
          </table:table-cell>
          <table:table-cell table:formula="of:=[.D183]*[.E183]*4*[.U183]" office:value-type="float" office:value="536870912">
            <text:p>536870912</text:p>
          </table:table-cell>
          <table:table-cell table:formula="of:=[.V183]/[counters.D183]" office:value-type="float" office:value="47.22427035033">
            <text:p>47,2242703503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84]*[.C184]"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4]*[.E184]*[.F184]*[.G184]*[.H184]" office:value-type="float" office:value="17179869184">
            <text:p>17179869184</text:p>
          </table:table-cell>
          <table:table-cell table:formula="of:=[.D184]*[.E184]*[.I184]*[.J184]*[.K184]" office:value-type="float" office:value="34359738368">
            <text:p>34359738368</text:p>
          </table:table-cell>
          <table:table-cell table:formula="of:=[counters.O184]" office:value-type="float" office:value="33724048">
            <text:p>33724048</text:p>
          </table:table-cell>
          <table:table-cell table:formula="of:=[.L184]/[.N184]" office:value-type="float" office:value="509.424882327294">
            <text:p>509,4248823273</text:p>
          </table:table-cell>
          <table:table-cell table:formula="of:=[.M184]/[.N184]" office:value-type="float" office:value="1018.84976465459">
            <text:p>1018,8497646546</text:p>
          </table:table-cell>
          <table:table-cell/>
          <table:table-cell table:formula="of:=[.L184]/[counters.D184]" office:value-type="float" office:value="758.353871534141">
            <text:p>758,3538715341</text:p>
          </table:table-cell>
          <table:table-cell table:formula="of:=[.M184]/[counters.D184]" office:value-type="float" office:value="1516.70774306828">
            <text:p>1516,7077430683</text:p>
          </table:table-cell>
          <table:table-cell/>
          <table:table-cell table:formula="of:=IF( ISNUMBER( SEARCH(&quot;scalar&quot;;[.A184]));1;IF( ISNUMBER( SEARCH(&quot;vect2&quot;;[.A184]));2;IF( ISNUMBER( SEARCH(&quot;vect4&quot;;[.A184]));4;IF( ISNUMBER( SEARCH(&quot;vect8&quot;;[.A184]));8;IF( ISNUMBER( SEARCH(&quot;vect16&quot;;[.A184]));16;0)))))" office:value-type="float" office:value="8">
            <text:p>8</text:p>
          </table:table-cell>
          <table:table-cell table:formula="of:=[.D184]*[.E184]*4*[.U184]" office:value-type="float" office:value="1073741824">
            <text:p>1073741824</text:p>
          </table:table-cell>
          <table:table-cell table:formula="of:=[.V184]/[counters.D184]" office:value-type="float" office:value="47.3971169708838">
            <text:p>47,397116970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185]*[.C185]"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5]*[.E185]*[.F185]*[.G185]*[.H185]" office:value-type="float" office:value="34359738368">
            <text:p>34359738368</text:p>
          </table:table-cell>
          <table:table-cell table:formula="of:=[.D185]*[.E185]*[.I185]*[.J185]*[.K185]" office:value-type="float" office:value="68719476736">
            <text:p>68719476736</text:p>
          </table:table-cell>
          <table:table-cell table:formula="of:=[counters.O185]" office:value-type="float" office:value="67408168">
            <text:p>67408168</text:p>
          </table:table-cell>
          <table:table-cell table:formula="of:=[.L185]/[.N185]" office:value-type="float" office:value="509.726630873576">
            <text:p>509,7266308736</text:p>
          </table:table-cell>
          <table:table-cell table:formula="of:=[.M185]/[.N185]" office:value-type="float" office:value="1019.45326174715">
            <text:p>1019,4532617472</text:p>
          </table:table-cell>
          <table:table-cell/>
          <table:table-cell table:formula="of:=[.L185]/[counters.D185]" office:value-type="float" office:value="765.389755491975">
            <text:p>765,389755492</text:p>
          </table:table-cell>
          <table:table-cell table:formula="of:=[.M185]/[counters.D185]" office:value-type="float" office:value="1530.77951098395">
            <text:p>1530,779510984</text:p>
          </table:table-cell>
          <table:table-cell/>
          <table:table-cell table:formula="of:=IF( ISNUMBER( SEARCH(&quot;scalar&quot;;[.A185]));1;IF( ISNUMBER( SEARCH(&quot;vect2&quot;;[.A185]));2;IF( ISNUMBER( SEARCH(&quot;vect4&quot;;[.A185]));4;IF( ISNUMBER( SEARCH(&quot;vect8&quot;;[.A185]));8;IF( ISNUMBER( SEARCH(&quot;vect16&quot;;[.A185]));16;0)))))" office:value-type="float" office:value="8">
            <text:p>8</text:p>
          </table:table-cell>
          <table:table-cell table:formula="of:=[.D185]*[.E185]*4*[.U185]" office:value-type="float" office:value="2147483648">
            <text:p>2147483648</text:p>
          </table:table-cell>
          <table:table-cell table:formula="of:=[.V185]/[counters.D185]" office:value-type="float" office:value="47.8368597182484">
            <text:p>47,8368597182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86]*[.C186]"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6]*[.E186]*[.F186]*[.G186]*[.H186]" office:value-type="float" office:value="68719476736">
            <text:p>68719476736</text:p>
          </table:table-cell>
          <table:table-cell table:formula="of:=[.D186]*[.E186]*[.I186]*[.J186]*[.K186]" office:value-type="float" office:value="137438953472">
            <text:p>137438953472</text:p>
          </table:table-cell>
          <table:table-cell table:formula="of:=[counters.O186]" office:value-type="float" office:value="134764872">
            <text:p>134764872</text:p>
          </table:table-cell>
          <table:table-cell table:formula="of:=[.L186]/[.N186]" office:value-type="float" office:value="509.921285244125">
            <text:p>509,9212852441</text:p>
          </table:table-cell>
          <table:table-cell table:formula="of:=[.M186]/[.N186]" office:value-type="float" office:value="1019.84257048825">
            <text:p>1019,8425704883</text:p>
          </table:table-cell>
          <table:table-cell/>
          <table:table-cell table:formula="of:=[.L186]/[counters.D186]" office:value-type="float" office:value="768.268369006713">
            <text:p>768,2683690067</text:p>
          </table:table-cell>
          <table:table-cell table:formula="of:=[.M186]/[counters.D186]" office:value-type="float" office:value="1536.53673801343">
            <text:p>1536,5367380134</text:p>
          </table:table-cell>
          <table:table-cell/>
          <table:table-cell table:formula="of:=IF( ISNUMBER( SEARCH(&quot;scalar&quot;;[.A186]));1;IF( ISNUMBER( SEARCH(&quot;vect2&quot;;[.A186]));2;IF( ISNUMBER( SEARCH(&quot;vect4&quot;;[.A186]));4;IF( ISNUMBER( SEARCH(&quot;vect8&quot;;[.A186]));8;IF( ISNUMBER( SEARCH(&quot;vect16&quot;;[.A186]));16;0)))))" office:value-type="float" office:value="8">
            <text:p>8</text:p>
          </table:table-cell>
          <table:table-cell table:formula="of:=[.D186]*[.E186]*4*[.U186]" office:value-type="float" office:value="4294967296">
            <text:p>4294967296</text:p>
          </table:table-cell>
          <table:table-cell table:formula="of:=[.V186]/[counters.D186]" office:value-type="float" office:value="48.0167730629196">
            <text:p>48,016773062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87]*[.C187]"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7]*[.E187]*[.F187]*[.G187]*[.H187]" office:value-type="float" office:value="137438953472">
            <text:p>137438953472</text:p>
          </table:table-cell>
          <table:table-cell table:formula="of:=[.D187]*[.E187]*[.I187]*[.J187]*[.K187]" office:value-type="float" office:value="274877906944">
            <text:p>274877906944</text:p>
          </table:table-cell>
          <table:table-cell table:formula="of:=[counters.O187]" office:value-type="float" office:value="269545132">
            <text:p>269545132</text:p>
          </table:table-cell>
          <table:table-cell table:formula="of:=[.L187]/[.N187]" office:value-type="float" office:value="509.89217446524">
            <text:p>509,8921744652</text:p>
          </table:table-cell>
          <table:table-cell table:formula="of:=[.M187]/[.N187]" office:value-type="float" office:value="1019.78434893048">
            <text:p>1019,7843489305</text:p>
          </table:table-cell>
          <table:table-cell/>
          <table:table-cell table:formula="of:=[.L187]/[counters.D187]" office:value-type="float" office:value="766.097219057068">
            <text:p>766,0972190571</text:p>
          </table:table-cell>
          <table:table-cell table:formula="of:=[.M187]/[counters.D187]" office:value-type="float" office:value="1532.19443811414">
            <text:p>1532,1944381141</text:p>
          </table:table-cell>
          <table:table-cell/>
          <table:table-cell table:formula="of:=IF( ISNUMBER( SEARCH(&quot;scalar&quot;;[.A187]));1;IF( ISNUMBER( SEARCH(&quot;vect2&quot;;[.A187]));2;IF( ISNUMBER( SEARCH(&quot;vect4&quot;;[.A187]));4;IF( ISNUMBER( SEARCH(&quot;vect8&quot;;[.A187]));8;IF( ISNUMBER( SEARCH(&quot;vect16&quot;;[.A187]));16;0)))))" office:value-type="float" office:value="8">
            <text:p>8</text:p>
          </table:table-cell>
          <table:table-cell table:formula="of:=[.D187]*[.E187]*4*[.U187]" office:value-type="float" office:value="8589934592">
            <text:p>8589934592</text:p>
          </table:table-cell>
          <table:table-cell table:formula="of:=[.V187]/[counters.D187]" office:value-type="float" office:value="47.8810761910667">
            <text:p>47,8810761911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88]*[.C188]"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8]*[.E188]*[.F188]*[.G188]*[.H188]" office:value-type="float" office:value="274877906944">
            <text:p>274877906944</text:p>
          </table:table-cell>
          <table:table-cell table:formula="of:=[.D188]*[.E188]*[.I188]*[.J188]*[.K188]" office:value-type="float" office:value="549755813888">
            <text:p>549755813888</text:p>
          </table:table-cell>
          <table:table-cell table:formula="of:=[counters.O188]" office:value-type="float" office:value="539052260">
            <text:p>539052260</text:p>
          </table:table-cell>
          <table:table-cell table:formula="of:=[.L188]/[.N188]" office:value-type="float" office:value="509.928122635086">
            <text:p>509,9281226351</text:p>
          </table:table-cell>
          <table:table-cell table:formula="of:=[.M188]/[.N188]" office:value-type="float" office:value="1019.85624527017">
            <text:p>1019,8562452702</text:p>
          </table:table-cell>
          <table:table-cell/>
          <table:table-cell table:formula="of:=[.L188]/[counters.D188]" office:value-type="float" office:value="768.33819374206">
            <text:p>768,3381937421</text:p>
          </table:table-cell>
          <table:table-cell table:formula="of:=[.M188]/[counters.D188]" office:value-type="float" office:value="1536.67638748412">
            <text:p>1536,6763874841</text:p>
          </table:table-cell>
          <table:table-cell/>
          <table:table-cell table:formula="of:=IF( ISNUMBER( SEARCH(&quot;scalar&quot;;[.A188]));1;IF( ISNUMBER( SEARCH(&quot;vect2&quot;;[.A188]));2;IF( ISNUMBER( SEARCH(&quot;vect4&quot;;[.A188]));4;IF( ISNUMBER( SEARCH(&quot;vect8&quot;;[.A188]));8;IF( ISNUMBER( SEARCH(&quot;vect16&quot;;[.A188]));16;0)))))" office:value-type="float" office:value="8">
            <text:p>8</text:p>
          </table:table-cell>
          <table:table-cell table:formula="of:=[.D188]*[.E188]*4*[.U188]" office:value-type="float" office:value="17179869184">
            <text:p>17179869184</text:p>
          </table:table-cell>
          <table:table-cell table:formula="of:=[.V188]/[counters.D188]" office:value-type="float" office:value="48.0211371088787">
            <text:p>48,0211371089</text:p>
          </table:table-cell>
          <table:table-cell table:number-columns-repeated="974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189]*[.C189]"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89]*[.E189]*[.F189]*[.G189]*[.H189]" office:value-type="float" office:value="549755813888">
            <text:p>549755813888</text:p>
          </table:table-cell>
          <table:table-cell table:formula="of:=[.D189]*[.E189]*[.I189]*[.J189]*[.K189]" office:value-type="float" office:value="1099511627776">
            <text:p>1099511627776</text:p>
          </table:table-cell>
          <table:table-cell table:formula="of:=[counters.O189]" office:value-type="float" office:value="1078058574">
            <text:p>1078058574</text:p>
          </table:table-cell>
          <table:table-cell table:formula="of:=[.L189]/[.N189]" office:value-type="float" office:value="509.949855366579">
            <text:p>509,9498553666</text:p>
          </table:table-cell>
          <table:table-cell table:formula="of:=[.M189]/[.N189]" office:value-type="float" office:value="1019.89971073316">
            <text:p>1019,8997107332</text:p>
          </table:table-cell>
          <table:table-cell/>
          <table:table-cell table:formula="of:=[.L189]/[counters.D189]" office:value-type="float" office:value="768.319397904021">
            <text:p>768,319397904</text:p>
          </table:table-cell>
          <table:table-cell table:formula="of:=[.M189]/[counters.D189]" office:value-type="float" office:value="1536.63879580804">
            <text:p>1536,6387958081</text:p>
          </table:table-cell>
          <table:table-cell/>
          <table:table-cell table:formula="of:=IF( ISNUMBER( SEARCH(&quot;scalar&quot;;[.A189]));1;IF( ISNUMBER( SEARCH(&quot;vect2&quot;;[.A189]));2;IF( ISNUMBER( SEARCH(&quot;vect4&quot;;[.A189]));4;IF( ISNUMBER( SEARCH(&quot;vect8&quot;;[.A189]));8;IF( ISNUMBER( SEARCH(&quot;vect16&quot;;[.A189]));16;0)))))" office:value-type="float" office:value="8">
            <text:p>8</text:p>
          </table:table-cell>
          <table:table-cell table:formula="of:=[.D189]*[.E189]*4*[.U189]" office:value-type="float" office:value="34359738368">
            <text:p>34359738368</text:p>
          </table:table-cell>
          <table:table-cell table:formula="of:=[.V189]/[counters.D189]" office:value-type="float" office:value="48.0199623690013">
            <text:p>48,019962369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190]*[.C190]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0]*[.E190]*[.F190]*[.G190]*[.H190]" office:value-type="float" office:value="524288">
            <text:p>524288</text:p>
          </table:table-cell>
          <table:table-cell table:formula="of:=[.D190]*[.E190]*[.I190]*[.J190]*[.K190]" office:value-type="float" office:value="2097152">
            <text:p>2097152</text:p>
          </table:table-cell>
          <table:table-cell table:formula="of:=[counters.O190]" office:value-type="float" office:value="32880">
            <text:p>32880</text:p>
          </table:table-cell>
          <table:table-cell table:formula="of:=[.L190]/[.N190]" office:value-type="float" office:value="15.945498783455">
            <text:p>15,9454987835</text:p>
          </table:table-cell>
          <table:table-cell table:formula="of:=[.M190]/[.N190]" office:value-type="float" office:value="63.78199513382">
            <text:p>63,7819951338</text:p>
          </table:table-cell>
          <table:table-cell/>
          <table:table-cell table:formula="of:=[.L190]/[counters.D190]" office:value-type="float" office:value="0.686993473216076">
            <text:p>0,6869934732</text:p>
          </table:table-cell>
          <table:table-cell table:formula="of:=[.M190]/[counters.D190]" office:value-type="float" office:value="2.7479738928643">
            <text:p>2,7479738929</text:p>
          </table:table-cell>
          <table:table-cell/>
          <table:table-cell table:formula="of:=IF( ISNUMBER( SEARCH(&quot;scalar&quot;;[.A190]));1;IF( ISNUMBER( SEARCH(&quot;vect2&quot;;[.A190]));2;IF( ISNUMBER( SEARCH(&quot;vect4&quot;;[.A190]));4;IF( ISNUMBER( SEARCH(&quot;vect8&quot;;[.A190]));8;IF( ISNUMBER( SEARCH(&quot;vect16&quot;;[.A190]));16;0)))))" office:value-type="float" office:value="16">
            <text:p>16</text:p>
          </table:table-cell>
          <table:table-cell table:formula="of:=[.D190]*[.E190]*4*[.U190]" office:value-type="float" office:value="65536">
            <text:p>65536</text:p>
          </table:table-cell>
          <table:table-cell table:formula="of:=[.V190]/[counters.D190]" office:value-type="float" office:value="0.0858741841520095">
            <text:p>0,0858741842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91]*[.C191]"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1]*[.E191]*[.F191]*[.G191]*[.H191]" office:value-type="float" office:value="1048576">
            <text:p>1048576</text:p>
          </table:table-cell>
          <table:table-cell table:formula="of:=[.D191]*[.E191]*[.I191]*[.J191]*[.K191]" office:value-type="float" office:value="4194304">
            <text:p>4194304</text:p>
          </table:table-cell>
          <table:table-cell table:formula="of:=[counters.O191]" office:value-type="float" office:value="32880">
            <text:p>32880</text:p>
          </table:table-cell>
          <table:table-cell table:formula="of:=[.L191]/[.N191]" office:value-type="float" office:value="31.89099756691">
            <text:p>31,8909975669</text:p>
          </table:table-cell>
          <table:table-cell table:formula="of:=[.M191]/[.N191]" office:value-type="float" office:value="127.56399026764">
            <text:p>127,5639902676</text:p>
          </table:table-cell>
          <table:table-cell/>
          <table:table-cell table:formula="of:=[.L191]/[counters.D191]" office:value-type="float" office:value="1.37473631492487">
            <text:p>1,3747363149</text:p>
          </table:table-cell>
          <table:table-cell table:formula="of:=[.M191]/[counters.D191]" office:value-type="float" office:value="5.49894525969948">
            <text:p>5,4989452597</text:p>
          </table:table-cell>
          <table:table-cell/>
          <table:table-cell table:formula="of:=IF( ISNUMBER( SEARCH(&quot;scalar&quot;;[.A191]));1;IF( ISNUMBER( SEARCH(&quot;vect2&quot;;[.A191]));2;IF( ISNUMBER( SEARCH(&quot;vect4&quot;;[.A191]));4;IF( ISNUMBER( SEARCH(&quot;vect8&quot;;[.A191]));8;IF( ISNUMBER( SEARCH(&quot;vect16&quot;;[.A191]));16;0)))))" office:value-type="float" office:value="16">
            <text:p>16</text:p>
          </table:table-cell>
          <table:table-cell table:formula="of:=[.D191]*[.E191]*4*[.U191]" office:value-type="float" office:value="131072">
            <text:p>131072</text:p>
          </table:table-cell>
          <table:table-cell table:formula="of:=[.V191]/[counters.D191]" office:value-type="float" office:value="0.171842039365609">
            <text:p>0,171842039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92]*[.C192]"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2]*[.E192]*[.F192]*[.G192]*[.H192]" office:value-type="float" office:value="2097152">
            <text:p>2097152</text:p>
          </table:table-cell>
          <table:table-cell table:formula="of:=[.D192]*[.E192]*[.I192]*[.J192]*[.K192]" office:value-type="float" office:value="8388608">
            <text:p>8388608</text:p>
          </table:table-cell>
          <table:table-cell table:formula="of:=[counters.O192]" office:value-type="float" office:value="32880">
            <text:p>32880</text:p>
          </table:table-cell>
          <table:table-cell table:formula="of:=[.L192]/[.N192]" office:value-type="float" office:value="63.78199513382">
            <text:p>63,7819951338</text:p>
          </table:table-cell>
          <table:table-cell table:formula="of:=[.M192]/[.N192]" office:value-type="float" office:value="255.12798053528">
            <text:p>255,1279805353</text:p>
          </table:table-cell>
          <table:table-cell/>
          <table:table-cell table:formula="of:=[.L192]/[counters.D192]" office:value-type="float" office:value="2.74887077704695">
            <text:p>2,748870777</text:p>
          </table:table-cell>
          <table:table-cell table:formula="of:=[.M192]/[counters.D192]" office:value-type="float" office:value="10.9954831081878">
            <text:p>10,9954831082</text:p>
          </table:table-cell>
          <table:table-cell/>
          <table:table-cell table:formula="of:=IF( ISNUMBER( SEARCH(&quot;scalar&quot;;[.A192]));1;IF( ISNUMBER( SEARCH(&quot;vect2&quot;;[.A192]));2;IF( ISNUMBER( SEARCH(&quot;vect4&quot;;[.A192]));4;IF( ISNUMBER( SEARCH(&quot;vect8&quot;;[.A192]));8;IF( ISNUMBER( SEARCH(&quot;vect16&quot;;[.A192]));16;0)))))" office:value-type="float" office:value="16">
            <text:p>16</text:p>
          </table:table-cell>
          <table:table-cell table:formula="of:=[.D192]*[.E192]*4*[.U192]" office:value-type="float" office:value="262144">
            <text:p>262144</text:p>
          </table:table-cell>
          <table:table-cell table:formula="of:=[.V192]/[counters.D192]" office:value-type="float" office:value="0.343608847130869">
            <text:p>0,3436088471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93]*[.C193]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3]*[.E193]*[.F193]*[.G193]*[.H193]" office:value-type="float" office:value="4194304">
            <text:p>4194304</text:p>
          </table:table-cell>
          <table:table-cell table:formula="of:=[.D193]*[.E193]*[.I193]*[.J193]*[.K193]" office:value-type="float" office:value="16777216">
            <text:p>16777216</text:p>
          </table:table-cell>
          <table:table-cell table:formula="of:=[counters.O193]" office:value-type="float" office:value="32880">
            <text:p>32880</text:p>
          </table:table-cell>
          <table:table-cell table:formula="of:=[.L193]/[.N193]" office:value-type="float" office:value="127.56399026764">
            <text:p>127,5639902676</text:p>
          </table:table-cell>
          <table:table-cell table:formula="of:=[.M193]/[.N193]" office:value-type="float" office:value="510.25596107056">
            <text:p>510,2559610706</text:p>
          </table:table-cell>
          <table:table-cell/>
          <table:table-cell table:formula="of:=[.L193]/[counters.D193]" office:value-type="float" office:value="5.48038623861602">
            <text:p>5,4803862386</text:p>
          </table:table-cell>
          <table:table-cell table:formula="of:=[.M193]/[counters.D193]" office:value-type="float" office:value="21.9215449544641">
            <text:p>21,9215449545</text:p>
          </table:table-cell>
          <table:table-cell/>
          <table:table-cell table:formula="of:=IF( ISNUMBER( SEARCH(&quot;scalar&quot;;[.A193]));1;IF( ISNUMBER( SEARCH(&quot;vect2&quot;;[.A193]));2;IF( ISNUMBER( SEARCH(&quot;vect4&quot;;[.A193]));4;IF( ISNUMBER( SEARCH(&quot;vect8&quot;;[.A193]));8;IF( ISNUMBER( SEARCH(&quot;vect16&quot;;[.A193]));16;0)))))" office:value-type="float" office:value="16">
            <text:p>16</text:p>
          </table:table-cell>
          <table:table-cell table:formula="of:=[.D193]*[.E193]*4*[.U193]" office:value-type="float" office:value="524288">
            <text:p>524288</text:p>
          </table:table-cell>
          <table:table-cell table:formula="of:=[.V193]/[counters.D193]" office:value-type="float" office:value="0.685048279827003">
            <text:p>0,685048279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94]*[.C194]"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4]*[.E194]*[.F194]*[.G194]*[.H194]" office:value-type="float" office:value="8388608">
            <text:p>8388608</text:p>
          </table:table-cell>
          <table:table-cell table:formula="of:=[.D194]*[.E194]*[.I194]*[.J194]*[.K194]" office:value-type="float" office:value="33554432">
            <text:p>33554432</text:p>
          </table:table-cell>
          <table:table-cell table:formula="of:=[counters.O194]" office:value-type="float" office:value="65708">
            <text:p>65708</text:p>
          </table:table-cell>
          <table:table-cell table:formula="of:=[.L194]/[.N194]" office:value-type="float" office:value="127.664941864004">
            <text:p>127,664941864</text:p>
          </table:table-cell>
          <table:table-cell table:formula="of:=[.M194]/[.N194]" office:value-type="float" office:value="510.659767456017">
            <text:p>510,659767456</text:p>
          </table:table-cell>
          <table:table-cell/>
          <table:table-cell table:formula="of:=[.L194]/[counters.D194]" office:value-type="float" office:value="10.9536163378295">
            <text:p>10,9536163378</text:p>
          </table:table-cell>
          <table:table-cell table:formula="of:=[.M194]/[counters.D194]" office:value-type="float" office:value="43.8144653513182">
            <text:p>43,8144653513</text:p>
          </table:table-cell>
          <table:table-cell/>
          <table:table-cell table:formula="of:=IF( ISNUMBER( SEARCH(&quot;scalar&quot;;[.A194]));1;IF( ISNUMBER( SEARCH(&quot;vect2&quot;;[.A194]));2;IF( ISNUMBER( SEARCH(&quot;vect4&quot;;[.A194]));4;IF( ISNUMBER( SEARCH(&quot;vect8&quot;;[.A194]));8;IF( ISNUMBER( SEARCH(&quot;vect16&quot;;[.A194]));16;0)))))" office:value-type="float" office:value="16">
            <text:p>16</text:p>
          </table:table-cell>
          <table:table-cell table:formula="of:=[.D194]*[.E194]*4*[.U194]" office:value-type="float" office:value="1048576">
            <text:p>1048576</text:p>
          </table:table-cell>
          <table:table-cell table:formula="of:=[.V194]/[counters.D194]" office:value-type="float" office:value="1.36920204222869">
            <text:p>1,3692020422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95]*[.C195]"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5]*[.E195]*[.F195]*[.G195]*[.H195]" office:value-type="float" office:value="16777216">
            <text:p>16777216</text:p>
          </table:table-cell>
          <table:table-cell table:formula="of:=[.D195]*[.E195]*[.I195]*[.J195]*[.K195]" office:value-type="float" office:value="67108864">
            <text:p>67108864</text:p>
          </table:table-cell>
          <table:table-cell table:formula="of:=[counters.O195]" office:value-type="float" office:value="131364">
            <text:p>131364</text:p>
          </table:table-cell>
          <table:table-cell table:formula="of:=[.L195]/[.N195]" office:value-type="float" office:value="127.715477604214">
            <text:p>127,7154776042</text:p>
          </table:table-cell>
          <table:table-cell table:formula="of:=[.M195]/[.N195]" office:value-type="float" office:value="510.861910416857">
            <text:p>510,8619104169</text:p>
          </table:table-cell>
          <table:table-cell/>
          <table:table-cell table:formula="of:=[.L195]/[counters.D195]" office:value-type="float" office:value="21.8430580147901">
            <text:p>21,8430580148</text:p>
          </table:table-cell>
          <table:table-cell table:formula="of:=[.M195]/[counters.D195]" office:value-type="float" office:value="87.3722320591605">
            <text:p>87,3722320592</text:p>
          </table:table-cell>
          <table:table-cell/>
          <table:table-cell table:formula="of:=IF( ISNUMBER( SEARCH(&quot;scalar&quot;;[.A195]));1;IF( ISNUMBER( SEARCH(&quot;vect2&quot;;[.A195]));2;IF( ISNUMBER( SEARCH(&quot;vect4&quot;;[.A195]));4;IF( ISNUMBER( SEARCH(&quot;vect8&quot;;[.A195]));8;IF( ISNUMBER( SEARCH(&quot;vect16&quot;;[.A195]));16;0)))))" office:value-type="float" office:value="16">
            <text:p>16</text:p>
          </table:table-cell>
          <table:table-cell table:formula="of:=[.D195]*[.E195]*4*[.U195]" office:value-type="float" office:value="2097152">
            <text:p>2097152</text:p>
          </table:table-cell>
          <table:table-cell table:formula="of:=[.V195]/[counters.D195]" office:value-type="float" office:value="2.73038225184877">
            <text:p>2,730382251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96]*[.C196]"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6]*[.E196]*[.F196]*[.G196]*[.H196]" office:value-type="float" office:value="33554432">
            <text:p>33554432</text:p>
          </table:table-cell>
          <table:table-cell table:formula="of:=[.D196]*[.E196]*[.I196]*[.J196]*[.K196]" office:value-type="float" office:value="134217728">
            <text:p>134217728</text:p>
          </table:table-cell>
          <table:table-cell table:formula="of:=[counters.O196]" office:value-type="float" office:value="262728">
            <text:p>262728</text:p>
          </table:table-cell>
          <table:table-cell table:formula="of:=[.L196]/[.N196]" office:value-type="float" office:value="127.715477604214">
            <text:p>127,7154776042</text:p>
          </table:table-cell>
          <table:table-cell table:formula="of:=[.M196]/[.N196]" office:value-type="float" office:value="510.861910416857">
            <text:p>510,8619104169</text:p>
          </table:table-cell>
          <table:table-cell/>
          <table:table-cell table:formula="of:=[.L196]/[counters.D196]" office:value-type="float" office:value="43.54438474915">
            <text:p>43,5443847492</text:p>
          </table:table-cell>
          <table:table-cell table:formula="of:=[.M196]/[counters.D196]" office:value-type="float" office:value="174.1775389966">
            <text:p>174,1775389966</text:p>
          </table:table-cell>
          <table:table-cell/>
          <table:table-cell table:formula="of:=IF( ISNUMBER( SEARCH(&quot;scalar&quot;;[.A196]));1;IF( ISNUMBER( SEARCH(&quot;vect2&quot;;[.A196]));2;IF( ISNUMBER( SEARCH(&quot;vect4&quot;;[.A196]));4;IF( ISNUMBER( SEARCH(&quot;vect8&quot;;[.A196]));8;IF( ISNUMBER( SEARCH(&quot;vect16&quot;;[.A196]));16;0)))))" office:value-type="float" office:value="16">
            <text:p>16</text:p>
          </table:table-cell>
          <table:table-cell table:formula="of:=[.D196]*[.E196]*4*[.U196]" office:value-type="float" office:value="4194304">
            <text:p>4194304</text:p>
          </table:table-cell>
          <table:table-cell table:formula="of:=[.V196]/[counters.D196]" office:value-type="float" office:value="5.44304809364375">
            <text:p>5,4430480936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97]*[.C197]"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7]*[.E197]*[.F197]*[.G197]*[.H197]" office:value-type="float" office:value="67108864">
            <text:p>67108864</text:p>
          </table:table-cell>
          <table:table-cell table:formula="of:=[.D197]*[.E197]*[.I197]*[.J197]*[.K197]" office:value-type="float" office:value="268435456">
            <text:p>268435456</text:p>
          </table:table-cell>
          <table:table-cell table:formula="of:=[counters.O197]" office:value-type="float" office:value="525456">
            <text:p>525456</text:p>
          </table:table-cell>
          <table:table-cell table:formula="of:=[.L197]/[.N197]" office:value-type="float" office:value="127.715477604214">
            <text:p>127,7154776042</text:p>
          </table:table-cell>
          <table:table-cell table:formula="of:=[.M197]/[.N197]" office:value-type="float" office:value="510.861910416857">
            <text:p>510,8619104169</text:p>
          </table:table-cell>
          <table:table-cell/>
          <table:table-cell table:formula="of:=[.L197]/[counters.D197]" office:value-type="float" office:value="80.6761766226272">
            <text:p>80,6761766226</text:p>
          </table:table-cell>
          <table:table-cell table:formula="of:=[.M197]/[counters.D197]" office:value-type="float" office:value="322.704706490509">
            <text:p>322,7047064905</text:p>
          </table:table-cell>
          <table:table-cell/>
          <table:table-cell table:formula="of:=IF( ISNUMBER( SEARCH(&quot;scalar&quot;;[.A197]));1;IF( ISNUMBER( SEARCH(&quot;vect2&quot;;[.A197]));2;IF( ISNUMBER( SEARCH(&quot;vect4&quot;;[.A197]));4;IF( ISNUMBER( SEARCH(&quot;vect8&quot;;[.A197]));8;IF( ISNUMBER( SEARCH(&quot;vect16&quot;;[.A197]));16;0)))))" office:value-type="float" office:value="16">
            <text:p>16</text:p>
          </table:table-cell>
          <table:table-cell table:formula="of:=[.D197]*[.E197]*4*[.U197]" office:value-type="float" office:value="8388608">
            <text:p>8388608</text:p>
          </table:table-cell>
          <table:table-cell table:formula="of:=[.V197]/[counters.D197]" office:value-type="float" office:value="10.0845220778284">
            <text:p>10,084522077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98]*[.C198]"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8]*[.E198]*[.F198]*[.G198]*[.H198]" office:value-type="float" office:value="134217728">
            <text:p>134217728</text:p>
          </table:table-cell>
          <table:table-cell table:formula="of:=[.D198]*[.E198]*[.I198]*[.J198]*[.K198]" office:value-type="float" office:value="536870912">
            <text:p>536870912</text:p>
          </table:table-cell>
          <table:table-cell table:formula="of:=[counters.O198]" office:value-type="float" office:value="1050912">
            <text:p>1050912</text:p>
          </table:table-cell>
          <table:table-cell table:formula="of:=[.L198]/[.N198]" office:value-type="float" office:value="127.715477604214">
            <text:p>127,7154776042</text:p>
          </table:table-cell>
          <table:table-cell table:formula="of:=[.M198]/[.N198]" office:value-type="float" office:value="510.861910416857">
            <text:p>510,8619104169</text:p>
          </table:table-cell>
          <table:table-cell/>
          <table:table-cell table:formula="of:=[.L198]/[counters.D198]" office:value-type="float" office:value="129.98301146934">
            <text:p>129,9830114693</text:p>
          </table:table-cell>
          <table:table-cell table:formula="of:=[.M198]/[counters.D198]" office:value-type="float" office:value="519.932045877362">
            <text:p>519,9320458774</text:p>
          </table:table-cell>
          <table:table-cell/>
          <table:table-cell table:formula="of:=IF( ISNUMBER( SEARCH(&quot;scalar&quot;;[.A198]));1;IF( ISNUMBER( SEARCH(&quot;vect2&quot;;[.A198]));2;IF( ISNUMBER( SEARCH(&quot;vect4&quot;;[.A198]));4;IF( ISNUMBER( SEARCH(&quot;vect8&quot;;[.A198]));8;IF( ISNUMBER( SEARCH(&quot;vect16&quot;;[.A198]));16;0)))))" office:value-type="float" office:value="16">
            <text:p>16</text:p>
          </table:table-cell>
          <table:table-cell table:formula="of:=[.D198]*[.E198]*4*[.U198]" office:value-type="float" office:value="16777216">
            <text:p>16777216</text:p>
          </table:table-cell>
          <table:table-cell table:formula="of:=[.V198]/[counters.D198]" office:value-type="float" office:value="16.2478764336675">
            <text:p>16,247876433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99]*[.C199]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199]*[.E199]*[.F199]*[.G199]*[.H199]" office:value-type="float" office:value="268435456">
            <text:p>268435456</text:p>
          </table:table-cell>
          <table:table-cell table:formula="of:=[.D199]*[.E199]*[.I199]*[.J199]*[.K199]" office:value-type="float" office:value="1073741824">
            <text:p>1073741824</text:p>
          </table:table-cell>
          <table:table-cell table:formula="of:=[counters.O199]" office:value-type="float" office:value="2101824">
            <text:p>2101824</text:p>
          </table:table-cell>
          <table:table-cell table:formula="of:=[.L199]/[.N199]" office:value-type="float" office:value="127.715477604214">
            <text:p>127,7154776042</text:p>
          </table:table-cell>
          <table:table-cell table:formula="of:=[.M199]/[.N199]" office:value-type="float" office:value="510.861910416857">
            <text:p>510,8619104169</text:p>
          </table:table-cell>
          <table:table-cell/>
          <table:table-cell table:formula="of:=[.L199]/[counters.D199]" office:value-type="float" office:value="165.565278318316">
            <text:p>165,5652783183</text:p>
          </table:table-cell>
          <table:table-cell table:formula="of:=[.M199]/[counters.D199]" office:value-type="float" office:value="662.261113273263">
            <text:p>662,2611132733</text:p>
          </table:table-cell>
          <table:table-cell/>
          <table:table-cell table:formula="of:=IF( ISNUMBER( SEARCH(&quot;scalar&quot;;[.A199]));1;IF( ISNUMBER( SEARCH(&quot;vect2&quot;;[.A199]));2;IF( ISNUMBER( SEARCH(&quot;vect4&quot;;[.A199]));4;IF( ISNUMBER( SEARCH(&quot;vect8&quot;;[.A199]));8;IF( ISNUMBER( SEARCH(&quot;vect16&quot;;[.A199]));16;0)))))" office:value-type="float" office:value="16">
            <text:p>16</text:p>
          </table:table-cell>
          <table:table-cell table:formula="of:=[.D199]*[.E199]*4*[.U199]" office:value-type="float" office:value="33554432">
            <text:p>33554432</text:p>
          </table:table-cell>
          <table:table-cell table:formula="of:=[.V199]/[counters.D199]" office:value-type="float" office:value="20.6956597897895">
            <text:p>20,695659789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200]*[.C200]"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0]*[.E200]*[.F200]*[.G200]*[.H200]" office:value-type="float" office:value="402653184">
            <text:p>402653184</text:p>
          </table:table-cell>
          <table:table-cell table:formula="of:=[.D200]*[.E200]*[.I200]*[.J200]*[.K200]" office:value-type="float" office:value="1610612736">
            <text:p>1610612736</text:p>
          </table:table-cell>
          <table:table-cell table:formula="of:=[counters.O200]" office:value-type="float" office:value="3152736">
            <text:p>3152736</text:p>
          </table:table-cell>
          <table:table-cell table:formula="of:=[.L200]/[.N200]" office:value-type="float" office:value="127.715477604214">
            <text:p>127,7154776042</text:p>
          </table:table-cell>
          <table:table-cell table:formula="of:=[.M200]/[.N200]" office:value-type="float" office:value="510.861910416857">
            <text:p>510,8619104169</text:p>
          </table:table-cell>
          <table:table-cell/>
          <table:table-cell table:formula="of:=[.L200]/[counters.D200]" office:value-type="float" office:value="189.499457131764">
            <text:p>189,4994571318</text:p>
          </table:table-cell>
          <table:table-cell table:formula="of:=[.M200]/[counters.D200]" office:value-type="float" office:value="757.997828527055">
            <text:p>757,9978285271</text:p>
          </table:table-cell>
          <table:table-cell/>
          <table:table-cell table:formula="of:=IF( ISNUMBER( SEARCH(&quot;scalar&quot;;[.A200]));1;IF( ISNUMBER( SEARCH(&quot;vect2&quot;;[.A200]));2;IF( ISNUMBER( SEARCH(&quot;vect4&quot;;[.A200]));4;IF( ISNUMBER( SEARCH(&quot;vect8&quot;;[.A200]));8;IF( ISNUMBER( SEARCH(&quot;vect16&quot;;[.A200]));16;0)))))" office:value-type="float" office:value="16">
            <text:p>16</text:p>
          </table:table-cell>
          <table:table-cell table:formula="of:=[.D200]*[.E200]*4*[.U200]" office:value-type="float" office:value="50331648">
            <text:p>50331648</text:p>
          </table:table-cell>
          <table:table-cell table:formula="of:=[.V200]/[counters.D200]" office:value-type="float" office:value="23.6874321414705">
            <text:p>23,6874321415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201]*[.C201]"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1]*[.E201]*[.F201]*[.G201]*[.H201]" office:value-type="float" office:value="536870912">
            <text:p>536870912</text:p>
          </table:table-cell>
          <table:table-cell table:formula="of:=[.D201]*[.E201]*[.I201]*[.J201]*[.K201]" office:value-type="float" office:value="2147483648">
            <text:p>2147483648</text:p>
          </table:table-cell>
          <table:table-cell table:formula="of:=[counters.O201]" office:value-type="float" office:value="3153072">
            <text:p>3153072</text:p>
          </table:table-cell>
          <table:table-cell table:formula="of:=[.L201]/[.N201]" office:value-type="float" office:value="170.269157190194">
            <text:p>170,2691571902</text:p>
          </table:table-cell>
          <table:table-cell table:formula="of:=[.M201]/[.N201]" office:value-type="float" office:value="681.076628760777">
            <text:p>681,0766287608</text:p>
          </table:table-cell>
          <table:table-cell/>
          <table:table-cell table:formula="of:=[.L201]/[counters.D201]" office:value-type="float" office:value="185.44834263619">
            <text:p>185,4483426362</text:p>
          </table:table-cell>
          <table:table-cell table:formula="of:=[.M201]/[counters.D201]" office:value-type="float" office:value="741.793370544759">
            <text:p>741,7933705448</text:p>
          </table:table-cell>
          <table:table-cell/>
          <table:table-cell table:formula="of:=IF( ISNUMBER( SEARCH(&quot;scalar&quot;;[.A201]));1;IF( ISNUMBER( SEARCH(&quot;vect2&quot;;[.A201]));2;IF( ISNUMBER( SEARCH(&quot;vect4&quot;;[.A201]));4;IF( ISNUMBER( SEARCH(&quot;vect8&quot;;[.A201]));8;IF( ISNUMBER( SEARCH(&quot;vect16&quot;;[.A201]));16;0)))))" office:value-type="float" office:value="16">
            <text:p>16</text:p>
          </table:table-cell>
          <table:table-cell table:formula="of:=[.D201]*[.E201]*4*[.U201]" office:value-type="float" office:value="67108864">
            <text:p>67108864</text:p>
          </table:table-cell>
          <table:table-cell table:formula="of:=[.V201]/[counters.D201]" office:value-type="float" office:value="23.1810428295237">
            <text:p>23,1810428295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202]*[.C202]" office:value-type="float" office:value="1280">
            <text:p>128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2]*[.E202]*[.F202]*[.G202]*[.H202]" office:value-type="float" office:value="1342177280">
            <text:p>1342177280</text:p>
          </table:table-cell>
          <table:table-cell table:formula="of:=[.D202]*[.E202]*[.I202]*[.J202]*[.K202]" office:value-type="float" office:value="2684354560">
            <text:p>2684354560</text:p>
          </table:table-cell>
          <table:table-cell table:formula="of:=[counters.O202]" office:value-type="float" office:value="3153408">
            <text:p>3153408</text:p>
          </table:table-cell>
          <table:table-cell table:formula="of:=[.L202]/[.N202]" office:value-type="float" office:value="425.627536937815">
            <text:p>425,6275369378</text:p>
          </table:table-cell>
          <table:table-cell table:formula="of:=[.M202]/[.N202]" office:value-type="float" office:value="851.255073875629">
            <text:p>851,2550738756</text:p>
          </table:table-cell>
          <table:table-cell/>
          <table:table-cell table:formula="of:=[.L202]/[counters.D202]" office:value-type="float" office:value="362.940129819138">
            <text:p>362,9401298191</text:p>
          </table:table-cell>
          <table:table-cell table:formula="of:=[.M202]/[counters.D202]" office:value-type="float" office:value="725.880259638276">
            <text:p>725,8802596383</text:p>
          </table:table-cell>
          <table:table-cell/>
          <table:table-cell table:formula="of:=IF( ISNUMBER( SEARCH(&quot;scalar&quot;;[.A202]));1;IF( ISNUMBER( SEARCH(&quot;vect2&quot;;[.A202]));2;IF( ISNUMBER( SEARCH(&quot;vect4&quot;;[.A202]));4;IF( ISNUMBER( SEARCH(&quot;vect8&quot;;[.A202]));8;IF( ISNUMBER( SEARCH(&quot;vect16&quot;;[.A202]));16;0)))))" office:value-type="float" office:value="16">
            <text:p>16</text:p>
          </table:table-cell>
          <table:table-cell table:formula="of:=[.D202]*[.E202]*4*[.U202]" office:value-type="float" office:value="83886080">
            <text:p>83886080</text:p>
          </table:table-cell>
          <table:table-cell table:formula="of:=[.V202]/[counters.D202]" office:value-type="float" office:value="22.6837581136961">
            <text:p>22,683758113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203]*[.C203]" office:value-type="float" office:value="1536">
            <text:p>153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3]*[.E203]*[.F203]*[.G203]*[.H203]" office:value-type="float" office:value="1610612736">
            <text:p>1610612736</text:p>
          </table:table-cell>
          <table:table-cell table:formula="of:=[.D203]*[.E203]*[.I203]*[.J203]*[.K203]" office:value-type="float" office:value="3221225472">
            <text:p>3221225472</text:p>
          </table:table-cell>
          <table:table-cell table:formula="of:=[counters.O203]" office:value-type="float" office:value="3153744">
            <text:p>3153744</text:p>
          </table:table-cell>
          <table:table-cell table:formula="of:=[.L203]/[.N203]" office:value-type="float" office:value="510.698628677534">
            <text:p>510,6986286775</text:p>
          </table:table-cell>
          <table:table-cell table:formula="of:=[.M203]/[.N203]" office:value-type="float" office:value="1021.39725735507">
            <text:p>1021,3972573551</text:p>
          </table:table-cell>
          <table:table-cell/>
          <table:table-cell table:formula="of:=[.L203]/[counters.D203]" office:value-type="float" office:value="379.960068885796">
            <text:p>379,9600688858</text:p>
          </table:table-cell>
          <table:table-cell table:formula="of:=[.M203]/[counters.D203]" office:value-type="float" office:value="759.920137771592">
            <text:p>759,9201377716</text:p>
          </table:table-cell>
          <table:table-cell/>
          <table:table-cell table:formula="of:=IF( ISNUMBER( SEARCH(&quot;scalar&quot;;[.A203]));1;IF( ISNUMBER( SEARCH(&quot;vect2&quot;;[.A203]));2;IF( ISNUMBER( SEARCH(&quot;vect4&quot;;[.A203]));4;IF( ISNUMBER( SEARCH(&quot;vect8&quot;;[.A203]));8;IF( ISNUMBER( SEARCH(&quot;vect16&quot;;[.A203]));16;0)))))" office:value-type="float" office:value="16">
            <text:p>16</text:p>
          </table:table-cell>
          <table:table-cell table:formula="of:=[.D203]*[.E203]*4*[.U203]" office:value-type="float" office:value="100663296">
            <text:p>100663296</text:p>
          </table:table-cell>
          <table:table-cell table:formula="of:=[.V203]/[counters.D203]" office:value-type="float" office:value="23.7475043053622">
            <text:p>23,747504305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04]*[.C204]" office:value-type="float" office:value="1792">
            <text:p>179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4]*[.E204]*[.F204]*[.G204]*[.H204]" office:value-type="float" office:value="1879048192">
            <text:p>1879048192</text:p>
          </table:table-cell>
          <table:table-cell table:formula="of:=[.D204]*[.E204]*[.I204]*[.J204]*[.K204]" office:value-type="float" office:value="3758096384">
            <text:p>3758096384</text:p>
          </table:table-cell>
          <table:table-cell table:formula="of:=[counters.O204]" office:value-type="float" office:value="3701098">
            <text:p>3701098</text:p>
          </table:table-cell>
          <table:table-cell table:formula="of:=[.L204]/[.N204]" office:value-type="float" office:value="507.700199238172">
            <text:p>507,7001992382</text:p>
          </table:table-cell>
          <table:table-cell table:formula="of:=[.M204]/[.N204]" office:value-type="float" office:value="1015.40039847634">
            <text:p>1015,4003984764</text:p>
          </table:table-cell>
          <table:table-cell/>
          <table:table-cell table:formula="of:=[.L204]/[counters.D204]" office:value-type="float" office:value="374.848975445728">
            <text:p>374,8489754457</text:p>
          </table:table-cell>
          <table:table-cell table:formula="of:=[.M204]/[counters.D204]" office:value-type="float" office:value="749.697950891455">
            <text:p>749,6979508915</text:p>
          </table:table-cell>
          <table:table-cell/>
          <table:table-cell table:formula="of:=IF( ISNUMBER( SEARCH(&quot;scalar&quot;;[.A204]));1;IF( ISNUMBER( SEARCH(&quot;vect2&quot;;[.A204]));2;IF( ISNUMBER( SEARCH(&quot;vect4&quot;;[.A204]));4;IF( ISNUMBER( SEARCH(&quot;vect8&quot;;[.A204]));8;IF( ISNUMBER( SEARCH(&quot;vect16&quot;;[.A204]));16;0)))))" office:value-type="float" office:value="16">
            <text:p>16</text:p>
          </table:table-cell>
          <table:table-cell table:formula="of:=[.D204]*[.E204]*4*[.U204]" office:value-type="float" office:value="117440512">
            <text:p>117440512</text:p>
          </table:table-cell>
          <table:table-cell table:formula="of:=[.V204]/[counters.D204]" office:value-type="float" office:value="23.428060965358">
            <text:p>23,428060965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05]*[.C205]"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5]*[.E205]*[.F205]*[.G205]*[.H205]" office:value-type="float" office:value="2147483648">
            <text:p>2147483648</text:p>
          </table:table-cell>
          <table:table-cell table:formula="of:=[.D205]*[.E205]*[.I205]*[.J205]*[.K205]" office:value-type="float" office:value="4294967296">
            <text:p>4294967296</text:p>
          </table:table-cell>
          <table:table-cell table:formula="of:=[counters.O205]" office:value-type="float" office:value="4212964">
            <text:p>4212964</text:p>
          </table:table-cell>
          <table:table-cell table:formula="of:=[.L205]/[.N205]" office:value-type="float" office:value="509.732256909862">
            <text:p>509,7322569099</text:p>
          </table:table-cell>
          <table:table-cell table:formula="of:=[.M205]/[.N205]" office:value-type="float" office:value="1019.46451381972">
            <text:p>1019,4645138197</text:p>
          </table:table-cell>
          <table:table-cell/>
          <table:table-cell table:formula="of:=[.L205]/[counters.D205]" office:value-type="float" office:value="370.661995800916">
            <text:p>370,6619958009</text:p>
          </table:table-cell>
          <table:table-cell table:formula="of:=[.M205]/[counters.D205]" office:value-type="float" office:value="741.323991601831">
            <text:p>741,3239916018</text:p>
          </table:table-cell>
          <table:table-cell/>
          <table:table-cell table:formula="of:=IF( ISNUMBER( SEARCH(&quot;scalar&quot;;[.A205]));1;IF( ISNUMBER( SEARCH(&quot;vect2&quot;;[.A205]));2;IF( ISNUMBER( SEARCH(&quot;vect4&quot;;[.A205]));4;IF( ISNUMBER( SEARCH(&quot;vect8&quot;;[.A205]));8;IF( ISNUMBER( SEARCH(&quot;vect16&quot;;[.A205]));16;0)))))" office:value-type="float" office:value="16">
            <text:p>16</text:p>
          </table:table-cell>
          <table:table-cell table:formula="of:=[.D205]*[.E205]*4*[.U205]" office:value-type="float" office:value="134217728">
            <text:p>134217728</text:p>
          </table:table-cell>
          <table:table-cell table:formula="of:=[.V205]/[counters.D205]" office:value-type="float" office:value="23.1663747375572">
            <text:p>23,1663747376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06]*[.C206]" office:value-type="float" office:value="2304">
            <text:p>230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6]*[.E206]*[.F206]*[.G206]*[.H206]" office:value-type="float" office:value="2415919104">
            <text:p>2415919104</text:p>
          </table:table-cell>
          <table:table-cell table:formula="of:=[.D206]*[.E206]*[.I206]*[.J206]*[.K206]" office:value-type="float" office:value="4831838208">
            <text:p>4831838208</text:p>
          </table:table-cell>
          <table:table-cell table:formula="of:=[counters.O206]" office:value-type="float" office:value="4733750">
            <text:p>4733750</text:p>
          </table:table-cell>
          <table:table-cell table:formula="of:=[.L206]/[.N206]" office:value-type="float" office:value="510.36051840507">
            <text:p>510,3605184051</text:p>
          </table:table-cell>
          <table:table-cell table:formula="of:=[.M206]/[.N206]" office:value-type="float" office:value="1020.72103681014">
            <text:p>1020,7210368101</text:p>
          </table:table-cell>
          <table:table-cell/>
          <table:table-cell table:formula="of:=[.L206]/[counters.D206]" office:value-type="float" office:value="382.025403958744">
            <text:p>382,0254039587</text:p>
          </table:table-cell>
          <table:table-cell table:formula="of:=[.M206]/[counters.D206]" office:value-type="float" office:value="764.050807917489">
            <text:p>764,0508079175</text:p>
          </table:table-cell>
          <table:table-cell/>
          <table:table-cell table:formula="of:=IF( ISNUMBER( SEARCH(&quot;scalar&quot;;[.A206]));1;IF( ISNUMBER( SEARCH(&quot;vect2&quot;;[.A206]));2;IF( ISNUMBER( SEARCH(&quot;vect4&quot;;[.A206]));4;IF( ISNUMBER( SEARCH(&quot;vect8&quot;;[.A206]));8;IF( ISNUMBER( SEARCH(&quot;vect16&quot;;[.A206]));16;0)))))" office:value-type="float" office:value="16">
            <text:p>16</text:p>
          </table:table-cell>
          <table:table-cell table:formula="of:=[.D206]*[.E206]*4*[.U206]" office:value-type="float" office:value="150994944">
            <text:p>150994944</text:p>
          </table:table-cell>
          <table:table-cell table:formula="of:=[.V206]/[counters.D206]" office:value-type="float" office:value="23.8765877474215">
            <text:p>23,876587747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07]*[.C207]" office:value-type="float" office:value="2560">
            <text:p>256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7]*[.E207]*[.F207]*[.G207]*[.H207]" office:value-type="float" office:value="2684354560">
            <text:p>2684354560</text:p>
          </table:table-cell>
          <table:table-cell table:formula="of:=[.D207]*[.E207]*[.I207]*[.J207]*[.K207]" office:value-type="float" office:value="5368709120">
            <text:p>5368709120</text:p>
          </table:table-cell>
          <table:table-cell table:formula="of:=[counters.O207]" office:value-type="float" office:value="5258550">
            <text:p>5258550</text:p>
          </table:table-cell>
          <table:table-cell table:formula="of:=[.L207]/[.N207]" office:value-type="float" office:value="510.474286637952">
            <text:p>510,474286638</text:p>
          </table:table-cell>
          <table:table-cell table:formula="of:=[.M207]/[.N207]" office:value-type="float" office:value="1020.9485732759">
            <text:p>1020,9485732759</text:p>
          </table:table-cell>
          <table:table-cell/>
          <table:table-cell table:formula="of:=[.L207]/[counters.D207]" office:value-type="float" office:value="377.512476376944">
            <text:p>377,5124763769</text:p>
          </table:table-cell>
          <table:table-cell table:formula="of:=[.M207]/[counters.D207]" office:value-type="float" office:value="755.024952753888">
            <text:p>755,0249527539</text:p>
          </table:table-cell>
          <table:table-cell/>
          <table:table-cell table:formula="of:=IF( ISNUMBER( SEARCH(&quot;scalar&quot;;[.A207]));1;IF( ISNUMBER( SEARCH(&quot;vect2&quot;;[.A207]));2;IF( ISNUMBER( SEARCH(&quot;vect4&quot;;[.A207]));4;IF( ISNUMBER( SEARCH(&quot;vect8&quot;;[.A207]));8;IF( ISNUMBER( SEARCH(&quot;vect16&quot;;[.A207]));16;0)))))" office:value-type="float" office:value="16">
            <text:p>16</text:p>
          </table:table-cell>
          <table:table-cell table:formula="of:=[.D207]*[.E207]*4*[.U207]" office:value-type="float" office:value="167772160">
            <text:p>167772160</text:p>
          </table:table-cell>
          <table:table-cell table:formula="of:=[.V207]/[counters.D207]" office:value-type="float" office:value="23.594529773559">
            <text:p>23,5945297736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8]*[.C208]" office:value-type="float" office:value="2816">
            <text:p>281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8]*[.E208]*[.F208]*[.G208]*[.H208]" office:value-type="float" office:value="2952790016">
            <text:p>2952790016</text:p>
          </table:table-cell>
          <table:table-cell table:formula="of:=[.D208]*[.E208]*[.I208]*[.J208]*[.K208]" office:value-type="float" office:value="5905580032">
            <text:p>5905580032</text:p>
          </table:table-cell>
          <table:table-cell table:formula="of:=[counters.O208]" office:value-type="float" office:value="5785924">
            <text:p>5785924</text:p>
          </table:table-cell>
          <table:table-cell table:formula="of:=[.L208]/[.N208]" office:value-type="float" office:value="510.34026993787">
            <text:p>510,3402699379</text:p>
          </table:table-cell>
          <table:table-cell table:formula="of:=[.M208]/[.N208]" office:value-type="float" office:value="1020.68053987574">
            <text:p>1020,6805398757</text:p>
          </table:table-cell>
          <table:table-cell/>
          <table:table-cell table:formula="of:=[.L208]/[counters.D208]" office:value-type="float" office:value="372.859882853312">
            <text:p>372,8598828533</text:p>
          </table:table-cell>
          <table:table-cell table:formula="of:=[.M208]/[counters.D208]" office:value-type="float" office:value="745.719765706624">
            <text:p>745,7197657066</text:p>
          </table:table-cell>
          <table:table-cell/>
          <table:table-cell table:formula="of:=IF( ISNUMBER( SEARCH(&quot;scalar&quot;;[.A208]));1;IF( ISNUMBER( SEARCH(&quot;vect2&quot;;[.A208]));2;IF( ISNUMBER( SEARCH(&quot;vect4&quot;;[.A208]));4;IF( ISNUMBER( SEARCH(&quot;vect8&quot;;[.A208]));8;IF( ISNUMBER( SEARCH(&quot;vect16&quot;;[.A208]));16;0)))))" office:value-type="float" office:value="16">
            <text:p>16</text:p>
          </table:table-cell>
          <table:table-cell table:formula="of:=[.D208]*[.E208]*4*[.U208]" office:value-type="float" office:value="184549376">
            <text:p>184549376</text:p>
          </table:table-cell>
          <table:table-cell table:formula="of:=[.V208]/[counters.D208]" office:value-type="float" office:value="23.303742678332">
            <text:p>23,3037426783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09]*[.C209]" office:value-type="float" office:value="3072">
            <text:p>307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09]*[.E209]*[.F209]*[.G209]*[.H209]" office:value-type="float" office:value="3221225472">
            <text:p>3221225472</text:p>
          </table:table-cell>
          <table:table-cell table:formula="of:=[.D209]*[.E209]*[.I209]*[.J209]*[.K209]" office:value-type="float" office:value="6442450944">
            <text:p>6442450944</text:p>
          </table:table-cell>
          <table:table-cell table:formula="of:=[counters.O209]" office:value-type="float" office:value="6291964">
            <text:p>6291964</text:p>
          </table:table-cell>
          <table:table-cell table:formula="of:=[.L209]/[.N209]" office:value-type="float" office:value="511.958662191964">
            <text:p>511,958662192</text:p>
          </table:table-cell>
          <table:table-cell table:formula="of:=[.M209]/[.N209]" office:value-type="float" office:value="1023.91732438393">
            <text:p>1023,9173243839</text:p>
          </table:table-cell>
          <table:table-cell/>
          <table:table-cell table:formula="of:=[.L209]/[counters.D209]" office:value-type="float" office:value="379.665214587176">
            <text:p>379,6652145872</text:p>
          </table:table-cell>
          <table:table-cell table:formula="of:=[.M209]/[counters.D209]" office:value-type="float" office:value="759.330429174351">
            <text:p>759,3304291744</text:p>
          </table:table-cell>
          <table:table-cell/>
          <table:table-cell table:formula="of:=IF( ISNUMBER( SEARCH(&quot;scalar&quot;;[.A209]));1;IF( ISNUMBER( SEARCH(&quot;vect2&quot;;[.A209]));2;IF( ISNUMBER( SEARCH(&quot;vect4&quot;;[.A209]));4;IF( ISNUMBER( SEARCH(&quot;vect8&quot;;[.A209]));8;IF( ISNUMBER( SEARCH(&quot;vect16&quot;;[.A209]));16;0)))))" office:value-type="float" office:value="16">
            <text:p>16</text:p>
          </table:table-cell>
          <table:table-cell table:formula="of:=[.D209]*[.E209]*4*[.U209]" office:value-type="float" office:value="201326592">
            <text:p>201326592</text:p>
          </table:table-cell>
          <table:table-cell table:formula="of:=[.V209]/[counters.D209]" office:value-type="float" office:value="23.7290759116985">
            <text:p>23,729075911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10]*[.C210]" office:value-type="float" office:value="3328">
            <text:p>332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0]*[.E210]*[.F210]*[.G210]*[.H210]" office:value-type="float" office:value="3489660928">
            <text:p>3489660928</text:p>
          </table:table-cell>
          <table:table-cell table:formula="of:=[.D210]*[.E210]*[.I210]*[.J210]*[.K210]" office:value-type="float" office:value="6979321856">
            <text:p>6979321856</text:p>
          </table:table-cell>
          <table:table-cell table:formula="of:=[counters.O210]" office:value-type="float" office:value="6784912">
            <text:p>6784912</text:p>
          </table:table-cell>
          <table:table-cell table:formula="of:=[.L210]/[.N210]" office:value-type="float" office:value="514.326630618054">
            <text:p>514,3266306181</text:p>
          </table:table-cell>
          <table:table-cell table:formula="of:=[.M210]/[.N210]" office:value-type="float" office:value="1028.65326123611">
            <text:p>1028,6532612361</text:p>
          </table:table-cell>
          <table:table-cell/>
          <table:table-cell table:formula="of:=[.L210]/[counters.D210]" office:value-type="float" office:value="377.799894054183">
            <text:p>377,7998940542</text:p>
          </table:table-cell>
          <table:table-cell table:formula="of:=[.M210]/[counters.D210]" office:value-type="float" office:value="755.599788108367">
            <text:p>755,5997881084</text:p>
          </table:table-cell>
          <table:table-cell/>
          <table:table-cell table:formula="of:=IF( ISNUMBER( SEARCH(&quot;scalar&quot;;[.A210]));1;IF( ISNUMBER( SEARCH(&quot;vect2&quot;;[.A210]));2;IF( ISNUMBER( SEARCH(&quot;vect4&quot;;[.A210]));4;IF( ISNUMBER( SEARCH(&quot;vect8&quot;;[.A210]));8;IF( ISNUMBER( SEARCH(&quot;vect16&quot;;[.A210]));16;0)))))" office:value-type="float" office:value="16">
            <text:p>16</text:p>
          </table:table-cell>
          <table:table-cell table:formula="of:=[.D210]*[.E210]*4*[.U210]" office:value-type="float" office:value="218103808">
            <text:p>218103808</text:p>
          </table:table-cell>
          <table:table-cell table:formula="of:=[.V210]/[counters.D210]" office:value-type="float" office:value="23.6124933783865">
            <text:p>23,612493378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11]*[.C211]" office:value-type="float" office:value="3584">
            <text:p>358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1]*[.E211]*[.F211]*[.G211]*[.H211]" office:value-type="float" office:value="3758096384">
            <text:p>3758096384</text:p>
          </table:table-cell>
          <table:table-cell table:formula="of:=[.D211]*[.E211]*[.I211]*[.J211]*[.K211]" office:value-type="float" office:value="7516192768">
            <text:p>7516192768</text:p>
          </table:table-cell>
          <table:table-cell table:formula="of:=[counters.O211]" office:value-type="float" office:value="7292326">
            <text:p>7292326</text:p>
          </table:table-cell>
          <table:table-cell table:formula="of:=[.L211]/[.N211]" office:value-type="float" office:value="515.34947614794">
            <text:p>515,3494761479</text:p>
          </table:table-cell>
          <table:table-cell table:formula="of:=[.M211]/[.N211]" office:value-type="float" office:value="1030.69895229588">
            <text:p>1030,6989522959</text:p>
          </table:table-cell>
          <table:table-cell/>
          <table:table-cell table:formula="of:=[.L211]/[counters.D211]" office:value-type="float" office:value="375.470063274774">
            <text:p>375,4700632748</text:p>
          </table:table-cell>
          <table:table-cell table:formula="of:=[.M211]/[counters.D211]" office:value-type="float" office:value="750.940126549549">
            <text:p>750,9401265495</text:p>
          </table:table-cell>
          <table:table-cell/>
          <table:table-cell table:formula="of:=IF( ISNUMBER( SEARCH(&quot;scalar&quot;;[.A211]));1;IF( ISNUMBER( SEARCH(&quot;vect2&quot;;[.A211]));2;IF( ISNUMBER( SEARCH(&quot;vect4&quot;;[.A211]));4;IF( ISNUMBER( SEARCH(&quot;vect8&quot;;[.A211]));8;IF( ISNUMBER( SEARCH(&quot;vect16&quot;;[.A211]));16;0)))))" office:value-type="float" office:value="16">
            <text:p>16</text:p>
          </table:table-cell>
          <table:table-cell table:formula="of:=[.D211]*[.E211]*4*[.U211]" office:value-type="float" office:value="234881024">
            <text:p>234881024</text:p>
          </table:table-cell>
          <table:table-cell table:formula="of:=[.V211]/[counters.D211]" office:value-type="float" office:value="23.4668789546734">
            <text:p>23,466878954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12]*[.C212]" office:value-type="float" office:value="3840">
            <text:p>384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2]*[.E212]*[.F212]*[.G212]*[.H212]" office:value-type="float" office:value="4026531840">
            <text:p>4026531840</text:p>
          </table:table-cell>
          <table:table-cell table:formula="of:=[.D212]*[.E212]*[.I212]*[.J212]*[.K212]" office:value-type="float" office:value="8053063680">
            <text:p>8053063680</text:p>
          </table:table-cell>
          <table:table-cell table:formula="of:=[counters.O212]" office:value-type="float" office:value="7809926">
            <text:p>7809926</text:p>
          </table:table-cell>
          <table:table-cell table:formula="of:=[.L212]/[.N212]" office:value-type="float" office:value="515.565940061404">
            <text:p>515,5659400614</text:p>
          </table:table-cell>
          <table:table-cell table:formula="of:=[.M212]/[.N212]" office:value-type="float" office:value="1031.13188012281">
            <text:p>1031,1318801228</text:p>
          </table:table-cell>
          <table:table-cell/>
          <table:table-cell table:formula="of:=[.L212]/[counters.D212]" office:value-type="float" office:value="381.615051502697">
            <text:p>381,6150515027</text:p>
          </table:table-cell>
          <table:table-cell table:formula="of:=[.M212]/[counters.D212]" office:value-type="float" office:value="763.230103005395">
            <text:p>763,2301030054</text:p>
          </table:table-cell>
          <table:table-cell/>
          <table:table-cell table:formula="of:=IF( ISNUMBER( SEARCH(&quot;scalar&quot;;[.A212]));1;IF( ISNUMBER( SEARCH(&quot;vect2&quot;;[.A212]));2;IF( ISNUMBER( SEARCH(&quot;vect4&quot;;[.A212]));4;IF( ISNUMBER( SEARCH(&quot;vect8&quot;;[.A212]));8;IF( ISNUMBER( SEARCH(&quot;vect16&quot;;[.A212]));16;0)))))" office:value-type="float" office:value="16">
            <text:p>16</text:p>
          </table:table-cell>
          <table:table-cell table:formula="of:=[.D212]*[.E212]*4*[.U212]" office:value-type="float" office:value="251658240">
            <text:p>251658240</text:p>
          </table:table-cell>
          <table:table-cell table:formula="of:=[.V212]/[counters.D212]" office:value-type="float" office:value="23.8509407189186">
            <text:p>23,8509407189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13]*[.C213]"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3]*[.E213]*[.F213]*[.G213]*[.H213]" office:value-type="float" office:value="4294967296">
            <text:p>4294967296</text:p>
          </table:table-cell>
          <table:table-cell table:formula="of:=[.D213]*[.E213]*[.I213]*[.J213]*[.K213]" office:value-type="float" office:value="8589934592">
            <text:p>8589934592</text:p>
          </table:table-cell>
          <table:table-cell table:formula="of:=[counters.O213]" office:value-type="float" office:value="8325594">
            <text:p>8325594</text:p>
          </table:table-cell>
          <table:table-cell table:formula="of:=[.L213]/[.N213]" office:value-type="float" office:value="515.875179116349">
            <text:p>515,8751791163</text:p>
          </table:table-cell>
          <table:table-cell table:formula="of:=[.M213]/[.N213]" office:value-type="float" office:value="1031.7503582327">
            <text:p>1031,7503582327</text:p>
          </table:table-cell>
          <table:table-cell/>
          <table:table-cell table:formula="of:=[.L213]/[counters.D213]" office:value-type="float" office:value="378.893963136645">
            <text:p>378,8939631366</text:p>
          </table:table-cell>
          <table:table-cell table:formula="of:=[.M213]/[counters.D213]" office:value-type="float" office:value="757.78792627329">
            <text:p>757,7879262733</text:p>
          </table:table-cell>
          <table:table-cell/>
          <table:table-cell table:formula="of:=IF( ISNUMBER( SEARCH(&quot;scalar&quot;;[.A213]));1;IF( ISNUMBER( SEARCH(&quot;vect2&quot;;[.A213]));2;IF( ISNUMBER( SEARCH(&quot;vect4&quot;;[.A213]));4;IF( ISNUMBER( SEARCH(&quot;vect8&quot;;[.A213]));8;IF( ISNUMBER( SEARCH(&quot;vect16&quot;;[.A213]));16;0)))))" office:value-type="float" office:value="16">
            <text:p>16</text:p>
          </table:table-cell>
          <table:table-cell table:formula="of:=[.D213]*[.E213]*4*[.U213]" office:value-type="float" office:value="268435456">
            <text:p>268435456</text:p>
          </table:table-cell>
          <table:table-cell table:formula="of:=[.V213]/[counters.D213]" office:value-type="float" office:value="23.6808726960403">
            <text:p>23,680872696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14]*[.C214]" office:value-type="float" office:value="4352">
            <text:p>435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4]*[.E214]*[.F214]*[.G214]*[.H214]" office:value-type="float" office:value="4563402752">
            <text:p>4563402752</text:p>
          </table:table-cell>
          <table:table-cell table:formula="of:=[.D214]*[.E214]*[.I214]*[.J214]*[.K214]" office:value-type="float" office:value="9126805504">
            <text:p>9126805504</text:p>
          </table:table-cell>
          <table:table-cell table:formula="of:=[counters.O214]" office:value-type="float" office:value="8868280">
            <text:p>8868280</text:p>
          </table:table-cell>
          <table:table-cell table:formula="of:=[.L214]/[.N214]" office:value-type="float" office:value="514.575853716843">
            <text:p>514,5758537168</text:p>
          </table:table-cell>
          <table:table-cell table:formula="of:=[.M214]/[.N214]" office:value-type="float" office:value="1029.15170743369">
            <text:p>1029,1517074337</text:p>
          </table:table-cell>
          <table:table-cell/>
          <table:table-cell table:formula="of:=[.L214]/[counters.D214]" office:value-type="float" office:value="373.018956322461">
            <text:p>373,0189563225</text:p>
          </table:table-cell>
          <table:table-cell table:formula="of:=[.M214]/[counters.D214]" office:value-type="float" office:value="746.037912644921">
            <text:p>746,0379126449</text:p>
          </table:table-cell>
          <table:table-cell/>
          <table:table-cell table:formula="of:=IF( ISNUMBER( SEARCH(&quot;scalar&quot;;[.A214]));1;IF( ISNUMBER( SEARCH(&quot;vect2&quot;;[.A214]));2;IF( ISNUMBER( SEARCH(&quot;vect4&quot;;[.A214]));4;IF( ISNUMBER( SEARCH(&quot;vect8&quot;;[.A214]));8;IF( ISNUMBER( SEARCH(&quot;vect16&quot;;[.A214]));16;0)))))" office:value-type="float" office:value="16">
            <text:p>16</text:p>
          </table:table-cell>
          <table:table-cell table:formula="of:=[.D214]*[.E214]*4*[.U214]" office:value-type="float" office:value="285212672">
            <text:p>285212672</text:p>
          </table:table-cell>
          <table:table-cell table:formula="of:=[.V214]/[counters.D214]" office:value-type="float" office:value="23.3136847701538">
            <text:p>23,3136847702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15]*[.C215]" office:value-type="float" office:value="4608">
            <text:p>460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5]*[.E215]*[.F215]*[.G215]*[.H215]" office:value-type="float" office:value="4831838208">
            <text:p>4831838208</text:p>
          </table:table-cell>
          <table:table-cell table:formula="of:=[.D215]*[.E215]*[.I215]*[.J215]*[.K215]" office:value-type="float" office:value="9663676416">
            <text:p>9663676416</text:p>
          </table:table-cell>
          <table:table-cell table:formula="of:=[counters.O215]" office:value-type="float" office:value="9365182">
            <text:p>9365182</text:p>
          </table:table-cell>
          <table:table-cell table:formula="of:=[.L215]/[.N215]" office:value-type="float" office:value="515.936391625918">
            <text:p>515,9363916259</text:p>
          </table:table-cell>
          <table:table-cell table:formula="of:=[.M215]/[.N215]" office:value-type="float" office:value="1031.87278325184">
            <text:p>1031,8727832518</text:p>
          </table:table-cell>
          <table:table-cell/>
          <table:table-cell table:formula="of:=[.L215]/[counters.D215]" office:value-type="float" office:value="347.667760384134">
            <text:p>347,6677603841</text:p>
          </table:table-cell>
          <table:table-cell table:formula="of:=[.M215]/[counters.D215]" office:value-type="float" office:value="695.335520768268">
            <text:p>695,3355207683</text:p>
          </table:table-cell>
          <table:table-cell/>
          <table:table-cell table:formula="of:=IF( ISNUMBER( SEARCH(&quot;scalar&quot;;[.A215]));1;IF( ISNUMBER( SEARCH(&quot;vect2&quot;;[.A215]));2;IF( ISNUMBER( SEARCH(&quot;vect4&quot;;[.A215]));4;IF( ISNUMBER( SEARCH(&quot;vect8&quot;;[.A215]));8;IF( ISNUMBER( SEARCH(&quot;vect16&quot;;[.A215]));16;0)))))" office:value-type="float" office:value="16">
            <text:p>16</text:p>
          </table:table-cell>
          <table:table-cell table:formula="of:=[.D215]*[.E215]*4*[.U215]" office:value-type="float" office:value="301989888">
            <text:p>301989888</text:p>
          </table:table-cell>
          <table:table-cell table:formula="of:=[.V215]/[counters.D215]" office:value-type="float" office:value="21.7292350240084">
            <text:p>21,72923502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16]*[.C216]" office:value-type="float" office:value="4864">
            <text:p>486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6]*[.E216]*[.F216]*[.G216]*[.H216]" office:value-type="float" office:value="5100273664">
            <text:p>5100273664</text:p>
          </table:table-cell>
          <table:table-cell table:formula="of:=[.D216]*[.E216]*[.I216]*[.J216]*[.K216]" office:value-type="float" office:value="10200547328">
            <text:p>10200547328</text:p>
          </table:table-cell>
          <table:table-cell table:formula="of:=[counters.O216]" office:value-type="float" office:value="9905330">
            <text:p>9905330</text:p>
          </table:table-cell>
          <table:table-cell table:formula="of:=[.L216]/[.N216]" office:value-type="float" office:value="514.901943095283">
            <text:p>514,9019430953</text:p>
          </table:table-cell>
          <table:table-cell table:formula="of:=[.M216]/[.N216]" office:value-type="float" office:value="1029.80388619057">
            <text:p>1029,8038861906</text:p>
          </table:table-cell>
          <table:table-cell/>
          <table:table-cell table:formula="of:=[.L216]/[counters.D216]" office:value-type="float" office:value="333.850774092947">
            <text:p>333,8507740929</text:p>
          </table:table-cell>
          <table:table-cell table:formula="of:=[.M216]/[counters.D216]" office:value-type="float" office:value="667.701548185893">
            <text:p>667,7015481859</text:p>
          </table:table-cell>
          <table:table-cell/>
          <table:table-cell table:formula="of:=IF( ISNUMBER( SEARCH(&quot;scalar&quot;;[.A216]));1;IF( ISNUMBER( SEARCH(&quot;vect2&quot;;[.A216]));2;IF( ISNUMBER( SEARCH(&quot;vect4&quot;;[.A216]));4;IF( ISNUMBER( SEARCH(&quot;vect8&quot;;[.A216]));8;IF( ISNUMBER( SEARCH(&quot;vect16&quot;;[.A216]));16;0)))))" office:value-type="float" office:value="16">
            <text:p>16</text:p>
          </table:table-cell>
          <table:table-cell table:formula="of:=[.D216]*[.E216]*4*[.U216]" office:value-type="float" office:value="318767104">
            <text:p>318767104</text:p>
          </table:table-cell>
          <table:table-cell table:formula="of:=[.V216]/[counters.D216]" office:value-type="float" office:value="20.8656733808092">
            <text:p>20,865673380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17]*[.C217]" office:value-type="float" office:value="5120">
            <text:p>512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7]*[.E217]*[.F217]*[.G217]*[.H217]" office:value-type="float" office:value="5368709120">
            <text:p>5368709120</text:p>
          </table:table-cell>
          <table:table-cell table:formula="of:=[.D217]*[.E217]*[.I217]*[.J217]*[.K217]" office:value-type="float" office:value="10737418240">
            <text:p>10737418240</text:p>
          </table:table-cell>
          <table:table-cell table:formula="of:=[counters.O217]" office:value-type="float" office:value="10437260">
            <text:p>10437260</text:p>
          </table:table-cell>
          <table:table-cell table:formula="of:=[.L217]/[.N217]" office:value-type="float" office:value="514.379168479084">
            <text:p>514,3791684791</text:p>
          </table:table-cell>
          <table:table-cell table:formula="of:=[.M217]/[.N217]" office:value-type="float" office:value="1028.75833695817">
            <text:p>1028,7583369582</text:p>
          </table:table-cell>
          <table:table-cell/>
          <table:table-cell table:formula="of:=[.L217]/[counters.D217]" office:value-type="float" office:value="325.027959125505">
            <text:p>325,0279591255</text:p>
          </table:table-cell>
          <table:table-cell table:formula="of:=[.M217]/[counters.D217]" office:value-type="float" office:value="650.055918251009">
            <text:p>650,055918251</text:p>
          </table:table-cell>
          <table:table-cell/>
          <table:table-cell table:formula="of:=IF( ISNUMBER( SEARCH(&quot;scalar&quot;;[.A217]));1;IF( ISNUMBER( SEARCH(&quot;vect2&quot;;[.A217]));2;IF( ISNUMBER( SEARCH(&quot;vect4&quot;;[.A217]));4;IF( ISNUMBER( SEARCH(&quot;vect8&quot;;[.A217]));8;IF( ISNUMBER( SEARCH(&quot;vect16&quot;;[.A217]));16;0)))))" office:value-type="float" office:value="16">
            <text:p>16</text:p>
          </table:table-cell>
          <table:table-cell table:formula="of:=[.D217]*[.E217]*4*[.U217]" office:value-type="float" office:value="335544320">
            <text:p>335544320</text:p>
          </table:table-cell>
          <table:table-cell table:formula="of:=[.V217]/[counters.D217]" office:value-type="float" office:value="20.314247445344">
            <text:p>20,3142474453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218]*[.C218]" office:value-type="float" office:value="5376">
            <text:p>53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8]*[.E218]*[.F218]*[.G218]*[.H218]" office:value-type="float" office:value="5637144576">
            <text:p>5637144576</text:p>
          </table:table-cell>
          <table:table-cell table:formula="of:=[.D218]*[.E218]*[.I218]*[.J218]*[.K218]" office:value-type="float" office:value="11274289152">
            <text:p>11274289152</text:p>
          </table:table-cell>
          <table:table-cell table:formula="of:=[counters.O218]" office:value-type="float" office:value="10969776">
            <text:p>10969776</text:p>
          </table:table-cell>
          <table:table-cell table:formula="of:=[.L218]/[.N218]" office:value-type="float" office:value="513.879643121245">
            <text:p>513,8796431212</text:p>
          </table:table-cell>
          <table:table-cell table:formula="of:=[.M218]/[.N218]" office:value-type="float" office:value="1027.75928624249">
            <text:p>1027,7592862425</text:p>
          </table:table-cell>
          <table:table-cell/>
          <table:table-cell table:formula="of:=[.L218]/[counters.D218]" office:value-type="float" office:value="311.209273787466">
            <text:p>311,2092737875</text:p>
          </table:table-cell>
          <table:table-cell table:formula="of:=[.M218]/[counters.D218]" office:value-type="float" office:value="622.418547574932">
            <text:p>622,4185475749</text:p>
          </table:table-cell>
          <table:table-cell/>
          <table:table-cell table:formula="of:=IF( ISNUMBER( SEARCH(&quot;scalar&quot;;[.A218]));1;IF( ISNUMBER( SEARCH(&quot;vect2&quot;;[.A218]));2;IF( ISNUMBER( SEARCH(&quot;vect4&quot;;[.A218]));4;IF( ISNUMBER( SEARCH(&quot;vect8&quot;;[.A218]));8;IF( ISNUMBER( SEARCH(&quot;vect16&quot;;[.A218]));16;0)))))" office:value-type="float" office:value="16">
            <text:p>16</text:p>
          </table:table-cell>
          <table:table-cell table:formula="of:=[.D218]*[.E218]*4*[.U218]" office:value-type="float" office:value="352321536">
            <text:p>352321536</text:p>
          </table:table-cell>
          <table:table-cell table:formula="of:=[.V218]/[counters.D218]" office:value-type="float" office:value="19.4505796117166">
            <text:p>19,450579611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219]*[.C219]" office:value-type="float" office:value="5632">
            <text:p>56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19]*[.E219]*[.F219]*[.G219]*[.H219]" office:value-type="float" office:value="5905580032">
            <text:p>5905580032</text:p>
          </table:table-cell>
          <table:table-cell table:formula="of:=[.D219]*[.E219]*[.I219]*[.J219]*[.K219]" office:value-type="float" office:value="11811160064">
            <text:p>11811160064</text:p>
          </table:table-cell>
          <table:table-cell table:formula="of:=[counters.O219]" office:value-type="float" office:value="11627552">
            <text:p>11627552</text:p>
          </table:table-cell>
          <table:table-cell table:formula="of:=[.L219]/[.N219]" office:value-type="float" office:value="507.895387782398">
            <text:p>507,8953877824</text:p>
          </table:table-cell>
          <table:table-cell table:formula="of:=[.M219]/[.N219]" office:value-type="float" office:value="1015.7907755648">
            <text:p>1015,7907755648</text:p>
          </table:table-cell>
          <table:table-cell/>
          <table:table-cell table:formula="of:=[.L219]/[counters.D219]" office:value-type="float" office:value="330.0894788318">
            <text:p>330,0894788318</text:p>
          </table:table-cell>
          <table:table-cell table:formula="of:=[.M219]/[counters.D219]" office:value-type="float" office:value="660.178957663601">
            <text:p>660,1789576636</text:p>
          </table:table-cell>
          <table:table-cell/>
          <table:table-cell table:formula="of:=IF( ISNUMBER( SEARCH(&quot;scalar&quot;;[.A219]));1;IF( ISNUMBER( SEARCH(&quot;vect2&quot;;[.A219]));2;IF( ISNUMBER( SEARCH(&quot;vect4&quot;;[.A219]));4;IF( ISNUMBER( SEARCH(&quot;vect8&quot;;[.A219]));8;IF( ISNUMBER( SEARCH(&quot;vect16&quot;;[.A219]));16;0)))))" office:value-type="float" office:value="16">
            <text:p>16</text:p>
          </table:table-cell>
          <table:table-cell table:formula="of:=[.D219]*[.E219]*4*[.U219]" office:value-type="float" office:value="369098752">
            <text:p>369098752</text:p>
          </table:table-cell>
          <table:table-cell table:formula="of:=[.V219]/[counters.D219]" office:value-type="float" office:value="20.6305924269875">
            <text:p>20,63059242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220]*[.C220]" office:value-type="float" office:value="5888">
            <text:p>588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0]*[.E220]*[.F220]*[.G220]*[.H220]" office:value-type="float" office:value="6174015488">
            <text:p>6174015488</text:p>
          </table:table-cell>
          <table:table-cell table:formula="of:=[.D220]*[.E220]*[.I220]*[.J220]*[.K220]" office:value-type="float" office:value="12348030976">
            <text:p>12348030976</text:p>
          </table:table-cell>
          <table:table-cell table:formula="of:=[counters.O220]" office:value-type="float" office:value="11923722">
            <text:p>11923722</text:p>
          </table:table-cell>
          <table:table-cell table:formula="of:=[.L220]/[.N220]" office:value-type="float" office:value="517.792639580158">
            <text:p>517,7926395802</text:p>
          </table:table-cell>
          <table:table-cell table:formula="of:=[.M220]/[.N220]" office:value-type="float" office:value="1035.58527916032">
            <text:p>1035,5852791603</text:p>
          </table:table-cell>
          <table:table-cell/>
          <table:table-cell table:formula="of:=[.L220]/[counters.D220]" office:value-type="float" office:value="310.394956632544">
            <text:p>310,3949566325</text:p>
          </table:table-cell>
          <table:table-cell table:formula="of:=[.M220]/[counters.D220]" office:value-type="float" office:value="620.789913265088">
            <text:p>620,7899132651</text:p>
          </table:table-cell>
          <table:table-cell/>
          <table:table-cell table:formula="of:=IF( ISNUMBER( SEARCH(&quot;scalar&quot;;[.A220]));1;IF( ISNUMBER( SEARCH(&quot;vect2&quot;;[.A220]));2;IF( ISNUMBER( SEARCH(&quot;vect4&quot;;[.A220]));4;IF( ISNUMBER( SEARCH(&quot;vect8&quot;;[.A220]));8;IF( ISNUMBER( SEARCH(&quot;vect16&quot;;[.A220]));16;0)))))" office:value-type="float" office:value="16">
            <text:p>16</text:p>
          </table:table-cell>
          <table:table-cell table:formula="of:=[.D220]*[.E220]*4*[.U220]" office:value-type="float" office:value="385875968">
            <text:p>385875968</text:p>
          </table:table-cell>
          <table:table-cell table:formula="of:=[.V220]/[counters.D220]" office:value-type="float" office:value="19.399684789534">
            <text:p>19,3996847895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221]*[.C221]" office:value-type="float" office:value="6144">
            <text:p>614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1]*[.E221]*[.F221]*[.G221]*[.H221]" office:value-type="float" office:value="6442450944">
            <text:p>6442450944</text:p>
          </table:table-cell>
          <table:table-cell table:formula="of:=[.D221]*[.E221]*[.I221]*[.J221]*[.K221]" office:value-type="float" office:value="12884901888">
            <text:p>12884901888</text:p>
          </table:table-cell>
          <table:table-cell table:formula="of:=[counters.O221]" office:value-type="float" office:value="12521096">
            <text:p>12521096</text:p>
          </table:table-cell>
          <table:table-cell table:formula="of:=[.L221]/[.N221]" office:value-type="float" office:value="514.527717381929">
            <text:p>514,5277173819</text:p>
          </table:table-cell>
          <table:table-cell table:formula="of:=[.M221]/[.N221]" office:value-type="float" office:value="1029.05543476386">
            <text:p>1029,0554347639</text:p>
          </table:table-cell>
          <table:table-cell/>
          <table:table-cell table:formula="of:=[.L221]/[counters.D221]" office:value-type="float" office:value="305.217322736909">
            <text:p>305,2173227369</text:p>
          </table:table-cell>
          <table:table-cell table:formula="of:=[.M221]/[counters.D221]" office:value-type="float" office:value="610.434645473819">
            <text:p>610,4346454738</text:p>
          </table:table-cell>
          <table:table-cell/>
          <table:table-cell table:formula="of:=IF( ISNUMBER( SEARCH(&quot;scalar&quot;;[.A221]));1;IF( ISNUMBER( SEARCH(&quot;vect2&quot;;[.A221]));2;IF( ISNUMBER( SEARCH(&quot;vect4&quot;;[.A221]));4;IF( ISNUMBER( SEARCH(&quot;vect8&quot;;[.A221]));8;IF( ISNUMBER( SEARCH(&quot;vect16&quot;;[.A221]));16;0)))))" office:value-type="float" office:value="16">
            <text:p>16</text:p>
          </table:table-cell>
          <table:table-cell table:formula="of:=[.D221]*[.E221]*4*[.U221]" office:value-type="float" office:value="402653184">
            <text:p>402653184</text:p>
          </table:table-cell>
          <table:table-cell table:formula="of:=[.V221]/[counters.D221]" office:value-type="float" office:value="19.0760826710568">
            <text:p>19,0760826711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222]*[.C222]" office:value-type="float" office:value="6400">
            <text:p>640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2]*[.E222]*[.F222]*[.G222]*[.H222]" office:value-type="float" office:value="6710886400">
            <text:p>6710886400</text:p>
          </table:table-cell>
          <table:table-cell table:formula="of:=[.D222]*[.E222]*[.I222]*[.J222]*[.K222]" office:value-type="float" office:value="13421772800">
            <text:p>13421772800</text:p>
          </table:table-cell>
          <table:table-cell table:formula="of:=[counters.O222]" office:value-type="float" office:value="13046090">
            <text:p>13046090</text:p>
          </table:table-cell>
          <table:table-cell table:formula="of:=[.L222]/[.N222]" office:value-type="float" office:value="514.398290982202">
            <text:p>514,3982909822</text:p>
          </table:table-cell>
          <table:table-cell table:formula="of:=[.M222]/[.N222]" office:value-type="float" office:value="1028.7965819644">
            <text:p>1028,7965819644</text:p>
          </table:table-cell>
          <table:table-cell/>
          <table:table-cell table:formula="of:=[.L222]/[counters.D222]" office:value-type="float" office:value="319.648457907049">
            <text:p>319,648457907</text:p>
          </table:table-cell>
          <table:table-cell table:formula="of:=[.M222]/[counters.D222]" office:value-type="float" office:value="639.296915814098">
            <text:p>639,2969158141</text:p>
          </table:table-cell>
          <table:table-cell/>
          <table:table-cell table:formula="of:=IF( ISNUMBER( SEARCH(&quot;scalar&quot;;[.A222]));1;IF( ISNUMBER( SEARCH(&quot;vect2&quot;;[.A222]));2;IF( ISNUMBER( SEARCH(&quot;vect4&quot;;[.A222]));4;IF( ISNUMBER( SEARCH(&quot;vect8&quot;;[.A222]));8;IF( ISNUMBER( SEARCH(&quot;vect16&quot;;[.A222]));16;0)))))" office:value-type="float" office:value="16">
            <text:p>16</text:p>
          </table:table-cell>
          <table:table-cell table:formula="of:=[.D222]*[.E222]*4*[.U222]" office:value-type="float" office:value="419430400">
            <text:p>419430400</text:p>
          </table:table-cell>
          <table:table-cell table:formula="of:=[.V222]/[counters.D222]" office:value-type="float" office:value="19.9780286191905">
            <text:p>19,9780286192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223]*[.C223]" office:value-type="float" office:value="6656">
            <text:p>665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3]*[.E223]*[.F223]*[.G223]*[.H223]" office:value-type="float" office:value="6979321856">
            <text:p>6979321856</text:p>
          </table:table-cell>
          <table:table-cell table:formula="of:=[.D223]*[.E223]*[.I223]*[.J223]*[.K223]" office:value-type="float" office:value="13958643712">
            <text:p>13958643712</text:p>
          </table:table-cell>
          <table:table-cell table:formula="of:=[counters.O223]" office:value-type="float" office:value="13632150">
            <text:p>13632150</text:p>
          </table:table-cell>
          <table:table-cell table:formula="of:=[.L223]/[.N223]" office:value-type="float" office:value="511.975136423822">
            <text:p>511,9751364238</text:p>
          </table:table-cell>
          <table:table-cell table:formula="of:=[.M223]/[.N223]" office:value-type="float" office:value="1023.95027284764">
            <text:p>1023,9502728477</text:p>
          </table:table-cell>
          <table:table-cell/>
          <table:table-cell table:formula="of:=[.L223]/[counters.D223]" office:value-type="float" office:value="307.445650001053">
            <text:p>307,4456500011</text:p>
          </table:table-cell>
          <table:table-cell table:formula="of:=[.M223]/[counters.D223]" office:value-type="float" office:value="614.891300002106">
            <text:p>614,8913000021</text:p>
          </table:table-cell>
          <table:table-cell/>
          <table:table-cell table:formula="of:=IF( ISNUMBER( SEARCH(&quot;scalar&quot;;[.A223]));1;IF( ISNUMBER( SEARCH(&quot;vect2&quot;;[.A223]));2;IF( ISNUMBER( SEARCH(&quot;vect4&quot;;[.A223]));4;IF( ISNUMBER( SEARCH(&quot;vect8&quot;;[.A223]));8;IF( ISNUMBER( SEARCH(&quot;vect16&quot;;[.A223]));16;0)))))" office:value-type="float" office:value="16">
            <text:p>16</text:p>
          </table:table-cell>
          <table:table-cell table:formula="of:=[.D223]*[.E223]*4*[.U223]" office:value-type="float" office:value="436207616">
            <text:p>436207616</text:p>
          </table:table-cell>
          <table:table-cell table:formula="of:=[.V223]/[counters.D223]" office:value-type="float" office:value="19.2153531250658">
            <text:p>19,2153531251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224]*[.C224]" office:value-type="float" office:value="6912">
            <text:p>691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4]*[.E224]*[.F224]*[.G224]*[.H224]" office:value-type="float" office:value="7247757312">
            <text:p>7247757312</text:p>
          </table:table-cell>
          <table:table-cell table:formula="of:=[.D224]*[.E224]*[.I224]*[.J224]*[.K224]" office:value-type="float" office:value="14495514624">
            <text:p>14495514624</text:p>
          </table:table-cell>
          <table:table-cell table:formula="of:=[counters.O224]" office:value-type="float" office:value="14030904">
            <text:p>14030904</text:p>
          </table:table-cell>
          <table:table-cell table:formula="of:=[.L224]/[.N224]" office:value-type="float" office:value="516.556688863383">
            <text:p>516,5566888634</text:p>
          </table:table-cell>
          <table:table-cell table:formula="of:=[.M224]/[.N224]" office:value-type="float" office:value="1033.11337772677">
            <text:p>1033,1133777268</text:p>
          </table:table-cell>
          <table:table-cell/>
          <table:table-cell table:formula="of:=[.L224]/[counters.D224]" office:value-type="float" office:value="303.664407416648">
            <text:p>303,6644074166</text:p>
          </table:table-cell>
          <table:table-cell table:formula="of:=[.M224]/[counters.D224]" office:value-type="float" office:value="607.328814833296">
            <text:p>607,3288148333</text:p>
          </table:table-cell>
          <table:table-cell/>
          <table:table-cell table:formula="of:=IF( ISNUMBER( SEARCH(&quot;scalar&quot;;[.A224]));1;IF( ISNUMBER( SEARCH(&quot;vect2&quot;;[.A224]));2;IF( ISNUMBER( SEARCH(&quot;vect4&quot;;[.A224]));4;IF( ISNUMBER( SEARCH(&quot;vect8&quot;;[.A224]));8;IF( ISNUMBER( SEARCH(&quot;vect16&quot;;[.A224]));16;0)))))" office:value-type="float" office:value="16">
            <text:p>16</text:p>
          </table:table-cell>
          <table:table-cell table:formula="of:=[.D224]*[.E224]*4*[.U224]" office:value-type="float" office:value="452984832">
            <text:p>452984832</text:p>
          </table:table-cell>
          <table:table-cell table:formula="of:=[.V224]/[counters.D224]" office:value-type="float" office:value="18.9790254635405">
            <text:p>18,9790254635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225]*[.C225]" office:value-type="float" office:value="7168">
            <text:p>716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5]*[.E225]*[.F225]*[.G225]*[.H225]" office:value-type="float" office:value="7516192768">
            <text:p>7516192768</text:p>
          </table:table-cell>
          <table:table-cell table:formula="of:=[.D225]*[.E225]*[.I225]*[.J225]*[.K225]" office:value-type="float" office:value="15032385536">
            <text:p>15032385536</text:p>
          </table:table-cell>
          <table:table-cell table:formula="of:=[counters.O225]" office:value-type="float" office:value="14698264">
            <text:p>14698264</text:p>
          </table:table-cell>
          <table:table-cell table:formula="of:=[.L225]/[.N225]" office:value-type="float" office:value="511.36602036812">
            <text:p>511,3660203681</text:p>
          </table:table-cell>
          <table:table-cell table:formula="of:=[.M225]/[.N225]" office:value-type="float" office:value="1022.73204073624">
            <text:p>1022,7320407362</text:p>
          </table:table-cell>
          <table:table-cell/>
          <table:table-cell table:formula="of:=[.L225]/[counters.D225]" office:value-type="float" office:value="287.566549920039">
            <text:p>287,56654992</text:p>
          </table:table-cell>
          <table:table-cell table:formula="of:=[.M225]/[counters.D225]" office:value-type="float" office:value="575.133099840079">
            <text:p>575,1330998401</text:p>
          </table:table-cell>
          <table:table-cell/>
          <table:table-cell table:formula="of:=IF( ISNUMBER( SEARCH(&quot;scalar&quot;;[.A225]));1;IF( ISNUMBER( SEARCH(&quot;vect2&quot;;[.A225]));2;IF( ISNUMBER( SEARCH(&quot;vect4&quot;;[.A225]));4;IF( ISNUMBER( SEARCH(&quot;vect8&quot;;[.A225]));8;IF( ISNUMBER( SEARCH(&quot;vect16&quot;;[.A225]));16;0)))))" office:value-type="float" office:value="16">
            <text:p>16</text:p>
          </table:table-cell>
          <table:table-cell table:formula="of:=[.D225]*[.E225]*4*[.U225]" office:value-type="float" office:value="469762048">
            <text:p>469762048</text:p>
          </table:table-cell>
          <table:table-cell table:formula="of:=[.V225]/[counters.D225]" office:value-type="float" office:value="17.9729093700025">
            <text:p>17,9729093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226]*[.C226]" office:value-type="float" office:value="7424">
            <text:p>742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6]*[.E226]*[.F226]*[.G226]*[.H226]" office:value-type="float" office:value="7784628224">
            <text:p>7784628224</text:p>
          </table:table-cell>
          <table:table-cell table:formula="of:=[.D226]*[.E226]*[.I226]*[.J226]*[.K226]" office:value-type="float" office:value="15569256448">
            <text:p>15569256448</text:p>
          </table:table-cell>
          <table:table-cell table:formula="of:=[counters.O226]" office:value-type="float" office:value="15120528">
            <text:p>15120528</text:p>
          </table:table-cell>
          <table:table-cell table:formula="of:=[.L226]/[.N226]" office:value-type="float" office:value="514.838385537859">
            <text:p>514,8383855379</text:p>
          </table:table-cell>
          <table:table-cell table:formula="of:=[.M226]/[.N226]" office:value-type="float" office:value="1029.67677107572">
            <text:p>1029,6767710757</text:p>
          </table:table-cell>
          <table:table-cell/>
          <table:table-cell table:formula="of:=[.L226]/[counters.D226]" office:value-type="float" office:value="307.246724508641">
            <text:p>307,2467245086</text:p>
          </table:table-cell>
          <table:table-cell table:formula="of:=[.M226]/[counters.D226]" office:value-type="float" office:value="614.493449017283">
            <text:p>614,4934490173</text:p>
          </table:table-cell>
          <table:table-cell/>
          <table:table-cell table:formula="of:=IF( ISNUMBER( SEARCH(&quot;scalar&quot;;[.A226]));1;IF( ISNUMBER( SEARCH(&quot;vect2&quot;;[.A226]));2;IF( ISNUMBER( SEARCH(&quot;vect4&quot;;[.A226]));4;IF( ISNUMBER( SEARCH(&quot;vect8&quot;;[.A226]));8;IF( ISNUMBER( SEARCH(&quot;vect16&quot;;[.A226]));16;0)))))" office:value-type="float" office:value="16">
            <text:p>16</text:p>
          </table:table-cell>
          <table:table-cell table:formula="of:=[.D226]*[.E226]*4*[.U226]" office:value-type="float" office:value="486539264">
            <text:p>486539264</text:p>
          </table:table-cell>
          <table:table-cell table:formula="of:=[.V226]/[counters.D226]" office:value-type="float" office:value="19.2029202817901">
            <text:p>19,2029202818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227]*[.C227]" office:value-type="float" office:value="7680">
            <text:p>768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7]*[.E227]*[.F227]*[.G227]*[.H227]" office:value-type="float" office:value="8053063680">
            <text:p>8053063680</text:p>
          </table:table-cell>
          <table:table-cell table:formula="of:=[.D227]*[.E227]*[.I227]*[.J227]*[.K227]" office:value-type="float" office:value="16106127360">
            <text:p>16106127360</text:p>
          </table:table-cell>
          <table:table-cell table:formula="of:=[counters.O227]" office:value-type="float" office:value="15724972">
            <text:p>15724972</text:p>
          </table:table-cell>
          <table:table-cell table:formula="of:=[.L227]/[.N227]" office:value-type="float" office:value="512.119428893101">
            <text:p>512,1194288931</text:p>
          </table:table-cell>
          <table:table-cell table:formula="of:=[.M227]/[.N227]" office:value-type="float" office:value="1024.2388577862">
            <text:p>1024,2388577862</text:p>
          </table:table-cell>
          <table:table-cell/>
          <table:table-cell table:formula="of:=[.L227]/[counters.D227]" office:value-type="float" office:value="293.862131618834">
            <text:p>293,8621316188</text:p>
          </table:table-cell>
          <table:table-cell table:formula="of:=[.M227]/[counters.D227]" office:value-type="float" office:value="587.724263237667">
            <text:p>587,7242632377</text:p>
          </table:table-cell>
          <table:table-cell/>
          <table:table-cell table:formula="of:=IF( ISNUMBER( SEARCH(&quot;scalar&quot;;[.A227]));1;IF( ISNUMBER( SEARCH(&quot;vect2&quot;;[.A227]));2;IF( ISNUMBER( SEARCH(&quot;vect4&quot;;[.A227]));4;IF( ISNUMBER( SEARCH(&quot;vect8&quot;;[.A227]));8;IF( ISNUMBER( SEARCH(&quot;vect16&quot;;[.A227]));16;0)))))" office:value-type="float" office:value="16">
            <text:p>16</text:p>
          </table:table-cell>
          <table:table-cell table:formula="of:=[.D227]*[.E227]*4*[.U227]" office:value-type="float" office:value="503316480">
            <text:p>503316480</text:p>
          </table:table-cell>
          <table:table-cell table:formula="of:=[.V227]/[counters.D227]" office:value-type="float" office:value="18.3663832261771">
            <text:p>18,3663832262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28]*[.C228]" office:value-type="float" office:value="7936">
            <text:p>793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8]*[.E228]*[.F228]*[.G228]*[.H228]" office:value-type="float" office:value="8321499136">
            <text:p>8321499136</text:p>
          </table:table-cell>
          <table:table-cell table:formula="of:=[.D228]*[.E228]*[.I228]*[.J228]*[.K228]" office:value-type="float" office:value="16642998272">
            <text:p>16642998272</text:p>
          </table:table-cell>
          <table:table-cell table:formula="of:=[counters.O228]" office:value-type="float" office:value="16329370">
            <text:p>16329370</text:p>
          </table:table-cell>
          <table:table-cell table:formula="of:=[.L228]/[.N228]" office:value-type="float" office:value="509.603195714225">
            <text:p>509,6031957142</text:p>
          </table:table-cell>
          <table:table-cell table:formula="of:=[.M228]/[.N228]" office:value-type="float" office:value="1019.20639142845">
            <text:p>1019,2063914285</text:p>
          </table:table-cell>
          <table:table-cell/>
          <table:table-cell table:formula="of:=[.L228]/[counters.D228]" office:value-type="float" office:value="280.118682138999">
            <text:p>280,118682139</text:p>
          </table:table-cell>
          <table:table-cell table:formula="of:=[.M228]/[counters.D228]" office:value-type="float" office:value="560.237364277999">
            <text:p>560,237364278</text:p>
          </table:table-cell>
          <table:table-cell/>
          <table:table-cell table:formula="of:=IF( ISNUMBER( SEARCH(&quot;scalar&quot;;[.A228]));1;IF( ISNUMBER( SEARCH(&quot;vect2&quot;;[.A228]));2;IF( ISNUMBER( SEARCH(&quot;vect4&quot;;[.A228]));4;IF( ISNUMBER( SEARCH(&quot;vect8&quot;;[.A228]));8;IF( ISNUMBER( SEARCH(&quot;vect16&quot;;[.A228]));16;0)))))" office:value-type="float" office:value="16">
            <text:p>16</text:p>
          </table:table-cell>
          <table:table-cell table:formula="of:=[.D228]*[.E228]*4*[.U228]" office:value-type="float" office:value="520093696">
            <text:p>520093696</text:p>
          </table:table-cell>
          <table:table-cell table:formula="of:=[.V228]/[counters.D228]" office:value-type="float" office:value="17.5074176336875">
            <text:p>17,507417633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29]*[.C229]"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9]*[.E229]*[.F229]*[.G229]*[.H229]" office:value-type="float" office:value="8589934592">
            <text:p>8589934592</text:p>
          </table:table-cell>
          <table:table-cell table:formula="of:=[.D229]*[.E229]*[.I229]*[.J229]*[.K229]" office:value-type="float" office:value="17179869184">
            <text:p>17179869184</text:p>
          </table:table-cell>
          <table:table-cell table:formula="of:=[counters.O229]" office:value-type="float" office:value="16450916">
            <text:p>16450916</text:p>
          </table:table-cell>
          <table:table-cell table:formula="of:=[.L229]/[.N229]" office:value-type="float" office:value="522.155398033763">
            <text:p>522,1553980338</text:p>
          </table:table-cell>
          <table:table-cell table:formula="of:=[.M229]/[.N229]" office:value-type="float" office:value="1044.31079606753">
            <text:p>1044,3107960675</text:p>
          </table:table-cell>
          <table:table-cell/>
          <table:table-cell table:formula="of:=[.L229]/[counters.D229]" office:value-type="float" office:value="293.656572894355">
            <text:p>293,6565728944</text:p>
          </table:table-cell>
          <table:table-cell table:formula="of:=[.M229]/[counters.D229]" office:value-type="float" office:value="587.313145788711">
            <text:p>587,3131457887</text:p>
          </table:table-cell>
          <table:table-cell/>
          <table:table-cell table:formula="of:=IF( ISNUMBER( SEARCH(&quot;scalar&quot;;[.A229]));1;IF( ISNUMBER( SEARCH(&quot;vect2&quot;;[.A229]));2;IF( ISNUMBER( SEARCH(&quot;vect4&quot;;[.A229]));4;IF( ISNUMBER( SEARCH(&quot;vect8&quot;;[.A229]));8;IF( ISNUMBER( SEARCH(&quot;vect16&quot;;[.A229]));16;0)))))" office:value-type="float" office:value="16">
            <text:p>16</text:p>
          </table:table-cell>
          <table:table-cell table:formula="of:=[.D229]*[.E229]*4*[.U229]" office:value-type="float" office:value="536870912">
            <text:p>536870912</text:p>
          </table:table-cell>
          <table:table-cell table:formula="of:=[.V229]/[counters.D229]" office:value-type="float" office:value="18.3535358058972">
            <text:p>18,3535358059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230]*[.C230]"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0]*[.E230]*[.F230]*[.G230]*[.H230]" office:value-type="float" office:value="17179869184">
            <text:p>17179869184</text:p>
          </table:table-cell>
          <table:table-cell table:formula="of:=[.D230]*[.E230]*[.I230]*[.J230]*[.K230]" office:value-type="float" office:value="34359738368">
            <text:p>34359738368</text:p>
          </table:table-cell>
          <table:table-cell table:formula="of:=[counters.O230]" office:value-type="float" office:value="33415856">
            <text:p>33415856</text:p>
          </table:table-cell>
          <table:table-cell table:formula="of:=[.L230]/[.N230]" office:value-type="float" office:value="514.123270820894">
            <text:p>514,1232708209</text:p>
          </table:table-cell>
          <table:table-cell table:formula="of:=[.M230]/[.N230]" office:value-type="float" office:value="1028.24654164179">
            <text:p>1028,2465416418</text:p>
          </table:table-cell>
          <table:table-cell/>
          <table:table-cell table:formula="of:=[.L230]/[counters.D230]" office:value-type="float" office:value="313.430546144662">
            <text:p>313,4305461447</text:p>
          </table:table-cell>
          <table:table-cell table:formula="of:=[.M230]/[counters.D230]" office:value-type="float" office:value="626.861092289324">
            <text:p>626,8610922893</text:p>
          </table:table-cell>
          <table:table-cell/>
          <table:table-cell table:formula="of:=IF( ISNUMBER( SEARCH(&quot;scalar&quot;;[.A230]));1;IF( ISNUMBER( SEARCH(&quot;vect2&quot;;[.A230]));2;IF( ISNUMBER( SEARCH(&quot;vect4&quot;;[.A230]));4;IF( ISNUMBER( SEARCH(&quot;vect8&quot;;[.A230]));8;IF( ISNUMBER( SEARCH(&quot;vect16&quot;;[.A230]));16;0)))))" office:value-type="float" office:value="16">
            <text:p>16</text:p>
          </table:table-cell>
          <table:table-cell table:formula="of:=[.D230]*[.E230]*4*[.U230]" office:value-type="float" office:value="1073741824">
            <text:p>1073741824</text:p>
          </table:table-cell>
          <table:table-cell table:formula="of:=[.V230]/[counters.D230]" office:value-type="float" office:value="19.5894091340414">
            <text:p>19,58940913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231]*[.C231]"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1]*[.E231]*[.F231]*[.G231]*[.H231]" office:value-type="float" office:value="34359738368">
            <text:p>34359738368</text:p>
          </table:table-cell>
          <table:table-cell table:formula="of:=[.D231]*[.E231]*[.I231]*[.J231]*[.K231]" office:value-type="float" office:value="68719476736">
            <text:p>68719476736</text:p>
          </table:table-cell>
          <table:table-cell table:formula="of:=[counters.O231]" office:value-type="float" office:value="66879164">
            <text:p>66879164</text:p>
          </table:table-cell>
          <table:table-cell table:formula="of:=[.L231]/[.N231]" office:value-type="float" office:value="513.758490880658">
            <text:p>513,7584908807</text:p>
          </table:table-cell>
          <table:table-cell table:formula="of:=[.M231]/[.N231]" office:value-type="float" office:value="1027.51698176132">
            <text:p>1027,5169817613</text:p>
          </table:table-cell>
          <table:table-cell/>
          <table:table-cell table:formula="of:=[.L231]/[counters.D231]" office:value-type="float" office:value="313.507272324627">
            <text:p>313,5072723246</text:p>
          </table:table-cell>
          <table:table-cell table:formula="of:=[.M231]/[counters.D231]" office:value-type="float" office:value="627.014544649255">
            <text:p>627,0145446493</text:p>
          </table:table-cell>
          <table:table-cell/>
          <table:table-cell table:formula="of:=IF( ISNUMBER( SEARCH(&quot;scalar&quot;;[.A231]));1;IF( ISNUMBER( SEARCH(&quot;vect2&quot;;[.A231]));2;IF( ISNUMBER( SEARCH(&quot;vect4&quot;;[.A231]));4;IF( ISNUMBER( SEARCH(&quot;vect8&quot;;[.A231]));8;IF( ISNUMBER( SEARCH(&quot;vect16&quot;;[.A231]));16;0)))))" office:value-type="float" office:value="16">
            <text:p>16</text:p>
          </table:table-cell>
          <table:table-cell table:formula="of:=[.D231]*[.E231]*4*[.U231]" office:value-type="float" office:value="2147483648">
            <text:p>2147483648</text:p>
          </table:table-cell>
          <table:table-cell table:formula="of:=[.V231]/[counters.D231]" office:value-type="float" office:value="19.5942045202892">
            <text:p>19,5942045203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232]*[.C232]"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2]*[.E232]*[.F232]*[.G232]*[.H232]" office:value-type="float" office:value="68719476736">
            <text:p>68719476736</text:p>
          </table:table-cell>
          <table:table-cell table:formula="of:=[.D232]*[.E232]*[.I232]*[.J232]*[.K232]" office:value-type="float" office:value="137438953472">
            <text:p>137438953472</text:p>
          </table:table-cell>
          <table:table-cell table:formula="of:=[counters.O232]" office:value-type="float" office:value="133549644">
            <text:p>133549644</text:p>
          </table:table-cell>
          <table:table-cell table:formula="of:=[.L232]/[.N232]" office:value-type="float" office:value="514.561287306764">
            <text:p>514,5612873068</text:p>
          </table:table-cell>
          <table:table-cell table:formula="of:=[.M232]/[.N232]" office:value-type="float" office:value="1029.12257461353">
            <text:p>1029,1225746135</text:p>
          </table:table-cell>
          <table:table-cell/>
          <table:table-cell table:formula="of:=[.L232]/[counters.D232]" office:value-type="float" office:value="316.227917503386">
            <text:p>316,2279175034</text:p>
          </table:table-cell>
          <table:table-cell table:formula="of:=[.M232]/[counters.D232]" office:value-type="float" office:value="632.455835006773">
            <text:p>632,4558350068</text:p>
          </table:table-cell>
          <table:table-cell/>
          <table:table-cell table:formula="of:=IF( ISNUMBER( SEARCH(&quot;scalar&quot;;[.A232]));1;IF( ISNUMBER( SEARCH(&quot;vect2&quot;;[.A232]));2;IF( ISNUMBER( SEARCH(&quot;vect4&quot;;[.A232]));4;IF( ISNUMBER( SEARCH(&quot;vect8&quot;;[.A232]));8;IF( ISNUMBER( SEARCH(&quot;vect16&quot;;[.A232]));16;0)))))" office:value-type="float" office:value="16">
            <text:p>16</text:p>
          </table:table-cell>
          <table:table-cell table:formula="of:=[.D232]*[.E232]*4*[.U232]" office:value-type="float" office:value="4294967296">
            <text:p>4294967296</text:p>
          </table:table-cell>
          <table:table-cell table:formula="of:=[.V232]/[counters.D232]" office:value-type="float" office:value="19.7642448439616">
            <text:p>19,764244844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233]*[.C233]"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3]*[.E233]*[.F233]*[.G233]*[.H233]" office:value-type="float" office:value="137438953472">
            <text:p>137438953472</text:p>
          </table:table-cell>
          <table:table-cell table:formula="of:=[.D233]*[.E233]*[.I233]*[.J233]*[.K233]" office:value-type="float" office:value="274877906944">
            <text:p>274877906944</text:p>
          </table:table-cell>
          <table:table-cell table:formula="of:=[counters.O233]" office:value-type="float" office:value="267233060">
            <text:p>267233060</text:p>
          </table:table-cell>
          <table:table-cell table:formula="of:=[.L233]/[.N233]" office:value-type="float" office:value="514.30370730328">
            <text:p>514,3037073033</text:p>
          </table:table-cell>
          <table:table-cell table:formula="of:=[.M233]/[.N233]" office:value-type="float" office:value="1028.60741460656">
            <text:p>1028,6074146066</text:p>
          </table:table-cell>
          <table:table-cell/>
          <table:table-cell table:formula="of:=[.L233]/[counters.D233]" office:value-type="float" office:value="312.685733297651">
            <text:p>312,6857332977</text:p>
          </table:table-cell>
          <table:table-cell table:formula="of:=[.M233]/[counters.D233]" office:value-type="float" office:value="625.371466595302">
            <text:p>625,3714665953</text:p>
          </table:table-cell>
          <table:table-cell/>
          <table:table-cell table:formula="of:=IF( ISNUMBER( SEARCH(&quot;scalar&quot;;[.A233]));1;IF( ISNUMBER( SEARCH(&quot;vect2&quot;;[.A233]));2;IF( ISNUMBER( SEARCH(&quot;vect4&quot;;[.A233]));4;IF( ISNUMBER( SEARCH(&quot;vect8&quot;;[.A233]));8;IF( ISNUMBER( SEARCH(&quot;vect16&quot;;[.A233]));16;0)))))" office:value-type="float" office:value="16">
            <text:p>16</text:p>
          </table:table-cell>
          <table:table-cell table:formula="of:=[.D233]*[.E233]*4*[.U233]" office:value-type="float" office:value="8589934592">
            <text:p>8589934592</text:p>
          </table:table-cell>
          <table:table-cell table:formula="of:=[.V233]/[counters.D233]" office:value-type="float" office:value="19.5428583311032">
            <text:p>19,5428583311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234]*[.C234]"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4]*[.E234]*[.F234]*[.G234]*[.H234]" office:value-type="float" office:value="274877906944">
            <text:p>274877906944</text:p>
          </table:table-cell>
          <table:table-cell table:formula="of:=[.D234]*[.E234]*[.I234]*[.J234]*[.K234]" office:value-type="float" office:value="549755813888">
            <text:p>549755813888</text:p>
          </table:table-cell>
          <table:table-cell table:formula="of:=[counters.O234]" office:value-type="float" office:value="534271118">
            <text:p>534271118</text:p>
          </table:table-cell>
          <table:table-cell table:formula="of:=[.L234]/[.N234]" office:value-type="float" office:value="514.491421458421">
            <text:p>514,4914214584</text:p>
          </table:table-cell>
          <table:table-cell table:formula="of:=[.M234]/[.N234]" office:value-type="float" office:value="1028.98284291684">
            <text:p>1028,9828429169</text:p>
          </table:table-cell>
          <table:table-cell/>
          <table:table-cell table:formula="of:=[.L234]/[counters.D234]" office:value-type="float" office:value="311.975555067308">
            <text:p>311,9755550673</text:p>
          </table:table-cell>
          <table:table-cell table:formula="of:=[.M234]/[counters.D234]" office:value-type="float" office:value="623.951110134616">
            <text:p>623,9511101346</text:p>
          </table:table-cell>
          <table:table-cell/>
          <table:table-cell table:formula="of:=IF( ISNUMBER( SEARCH(&quot;scalar&quot;;[.A234]));1;IF( ISNUMBER( SEARCH(&quot;vect2&quot;;[.A234]));2;IF( ISNUMBER( SEARCH(&quot;vect4&quot;;[.A234]));4;IF( ISNUMBER( SEARCH(&quot;vect8&quot;;[.A234]));8;IF( ISNUMBER( SEARCH(&quot;vect16&quot;;[.A234]));16;0)))))" office:value-type="float" office:value="16">
            <text:p>16</text:p>
          </table:table-cell>
          <table:table-cell table:formula="of:=[.D234]*[.E234]*4*[.U234]" office:value-type="float" office:value="17179869184">
            <text:p>17179869184</text:p>
          </table:table-cell>
          <table:table-cell table:formula="of:=[.V234]/[counters.D234]" office:value-type="float" office:value="19.4984721917068">
            <text:p>19,4984721917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235]*[.C235]"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5]*[.E235]*[.F235]*[.G235]*[.H235]" office:value-type="float" office:value="549755813888">
            <text:p>549755813888</text:p>
          </table:table-cell>
          <table:table-cell table:formula="of:=[.D235]*[.E235]*[.I235]*[.J235]*[.K235]" office:value-type="float" office:value="1099511627776">
            <text:p>1099511627776</text:p>
          </table:table-cell>
          <table:table-cell table:formula="of:=[counters.O235]" office:value-type="float" office:value="1068539120">
            <text:p>1068539120</text:p>
          </table:table-cell>
          <table:table-cell table:formula="of:=[.L235]/[.N235]" office:value-type="float" office:value="514.49292178278">
            <text:p>514,4929217828</text:p>
          </table:table-cell>
          <table:table-cell table:formula="of:=[.M235]/[.N235]" office:value-type="float" office:value="1028.98584356556">
            <text:p>1028,9858435656</text:p>
          </table:table-cell>
          <table:table-cell/>
          <table:table-cell table:formula="of:=[.L235]/[counters.D235]" office:value-type="float" office:value="310.405186696963">
            <text:p>310,405186697</text:p>
          </table:table-cell>
          <table:table-cell table:formula="of:=[.M235]/[counters.D235]" office:value-type="float" office:value="620.810373393926">
            <text:p>620,8103733939</text:p>
          </table:table-cell>
          <table:table-cell/>
          <table:table-cell table:formula="of:=IF( ISNUMBER( SEARCH(&quot;scalar&quot;;[.A235]));1;IF( ISNUMBER( SEARCH(&quot;vect2&quot;;[.A235]));2;IF( ISNUMBER( SEARCH(&quot;vect4&quot;;[.A235]));4;IF( ISNUMBER( SEARCH(&quot;vect8&quot;;[.A235]));8;IF( ISNUMBER( SEARCH(&quot;vect16&quot;;[.A235]));16;0)))))" office:value-type="float" office:value="16">
            <text:p>16</text:p>
          </table:table-cell>
          <table:table-cell table:formula="of:=[.D235]*[.E235]*4*[.U235]" office:value-type="float" office:value="34359738368">
            <text:p>34359738368</text:p>
          </table:table-cell>
          <table:table-cell table:formula="of:=[.V235]/[counters.D235]" office:value-type="float" office:value="19.4003241685602">
            <text:p>19,4003241686</text:p>
          </table:table-cell>
          <table:table-cell table:number-columns-repeated="974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236]*[.C236]"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36]*[.E236]*[.F236]*[.G236]*[.H236]" office:value-type="float" office:value="1099511627776">
            <text:p>1099511627776</text:p>
          </table:table-cell>
          <table:table-cell table:formula="of:=[.D236]*[.E236]*[.I236]*[.J236]*[.K236]" office:value-type="float" office:value="2199023255552">
            <text:p>2199023255552</text:p>
          </table:table-cell>
          <table:table-cell table:formula="of:=[counters.O236]" office:value-type="float" office:value="2137001014">
            <text:p>2137001014</text:p>
          </table:table-cell>
          <table:table-cell table:formula="of:=[.L236]/[.N236]" office:value-type="float" office:value="514.511514301041">
            <text:p>514,511514301</text:p>
          </table:table-cell>
          <table:table-cell table:formula="of:=[.M236]/[.N236]" office:value-type="float" office:value="1029.02302860208">
            <text:p>1029,0230286021</text:p>
          </table:table-cell>
          <table:table-cell/>
          <table:table-cell table:formula="of:=[.L236]/[counters.D236]" office:value-type="float" office:value="310.378189386927">
            <text:p>310,3781893869</text:p>
          </table:table-cell>
          <table:table-cell table:formula="of:=[.M236]/[counters.D236]" office:value-type="float" office:value="620.756378773854">
            <text:p>620,7563787739</text:p>
          </table:table-cell>
          <table:table-cell/>
          <table:table-cell table:formula="of:=IF( ISNUMBER( SEARCH(&quot;scalar&quot;;[.A236]));1;IF( ISNUMBER( SEARCH(&quot;vect2&quot;;[.A236]));2;IF( ISNUMBER( SEARCH(&quot;vect4&quot;;[.A236]));4;IF( ISNUMBER( SEARCH(&quot;vect8&quot;;[.A236]));8;IF( ISNUMBER( SEARCH(&quot;vect16&quot;;[.A236]));16;0)))))" office:value-type="float" office:value="16">
            <text:p>16</text:p>
          </table:table-cell>
          <table:table-cell table:formula="of:=[.D236]*[.E236]*4*[.U236]" office:value-type="float" office:value="68719476736">
            <text:p>68719476736</text:p>
          </table:table-cell>
          <table:table-cell table:formula="of:=[.V236]/[counters.D236]" office:value-type="float" office:value="19.3986368366829">
            <text:p>19,3986368367</text:p>
          </table:table-cell>
          <table:table-cell table:number-columns-repeated="974"/>
        </table:table-row>
        <table:table-row table:style-name="ro2" table:number-rows-repeated="14">
          <table:table-cell table:number-columns-repeated="5"/>
          <table:table-cell table:style-name="Default" table:number-columns-repeated="5"/>
          <table:table-cell table:number-columns-repeated="10"/>
          <table:table-cell table:style-name="Default"/>
          <table:table-cell table:number-columns-repeated="976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"/>
          <table:table-cell table:style-name="Default"/>
          <table:table-cell table:number-columns-repeated="97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99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420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30-04-2018</text:date>, <text:time>18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8:42:54</dc:date>
    <dc:creator>Helder Duarte</dc:creator>
    <meta:generator>OpenOffice/4.1.4$Unix OpenOffice.org_project/414m5$Build-9788</meta:generator>
    <meta:editing-duration>P1DT9H2M2S</meta:editing-duration>
    <meta:editing-cycles>95</meta:editing-cycles>
    <meta:document-statistic meta:table-count="2" meta:cell-count="20057" meta:object-count="0"/>
  </office:meta>
</office:document-meta>
</file>